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1.9437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2.0291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6327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922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2.0083in"/>
    </style:style>
    <style:style style:name="co11" style:family="table-column">
      <style:table-column-properties fo:break-before="auto" style:column-width="1.1929in"/>
    </style:style>
    <style:style style:name="co12" style:family="table-column">
      <style:table-column-properties fo:break-before="auto" style:column-width="1.4291in"/>
    </style:style>
    <style:style style:name="co13" style:family="table-column">
      <style:table-column-properties fo:break-before="auto" style:column-width="1.8472in"/>
    </style:style>
    <style:style style:name="co14" style:family="table-column">
      <style:table-column-properties fo:break-before="auto" style:column-width="1.5146in"/>
    </style:style>
    <style:style style:name="co15" style:family="table-column">
      <style:table-column-properties fo:break-before="auto" style:column-width="1.9335in"/>
    </style:style>
    <style:style style:name="co16" style:family="table-column">
      <style:table-column-properties fo:break-before="auto" style:column-width="1.1181in"/>
    </style:style>
    <style:style style:name="co17" style:family="table-column">
      <style:table-column-properties fo:break-before="auto" style:column-width="1.5362in"/>
    </style:style>
    <style:style style:name="co18" style:family="table-column">
      <style:table-column-properties fo:break-before="auto" style:column-width="1.5575in"/>
    </style:style>
    <style:style style:name="co19" style:family="table-column">
      <style:table-column-properties fo:break-before="auto" style:column-width="1.9756in"/>
    </style:style>
    <style:style style:name="co20" style:family="table-column">
      <style:table-column-properties fo:break-before="auto" style:column-width="1.6437in"/>
    </style:style>
    <style:style style:name="co21" style:family="table-column">
      <style:table-column-properties fo:break-before="auto" style:column-width="2.0618in"/>
    </style:style>
    <style:style style:name="co22" style:family="table-column">
      <style:table-column-properties fo:break-before="auto" style:column-width="1.2465in"/>
    </style:style>
    <style:style style:name="co23" style:family="table-column">
      <style:table-column-properties fo:break-before="auto" style:column-width="1.6654in"/>
    </style:style>
    <style:style style:name="co24" style:family="table-column">
      <style:table-column-properties fo:break-before="auto" style:column-width="1.5791in"/>
    </style:style>
    <style:style style:name="co25" style:family="table-column">
      <style:table-column-properties fo:break-before="auto" style:column-width="1.9972in"/>
    </style:style>
    <style:style style:name="co26" style:family="table-column">
      <style:table-column-properties fo:break-before="auto" style:column-width="2.0835in"/>
    </style:style>
    <style:style style:name="co27" style:family="table-column">
      <style:table-column-properties fo:break-before="auto" style:column-width="1.2681in"/>
    </style:style>
    <style:style style:name="co2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[OpenEXI netconf gr] </text:p>
          </table:table-cell>
          <table:table-cell office:value-type="string" calcext:value-type="string">
            <text:p><text:s/>[OpenEXI netconf 01/02/03] </text:p>
          </table:table-cell>
          <table:table-cell office:value-type="string" calcext:value-type="string">
            <text:p><text:s/>[EXIFicient netconf gr] </text:p>
          </table:table-cell>
          <table:table-cell office:value-type="string" calcext:value-type="string">
            <text:p><text:s/>[EXIFicient netconf 01/02/03] </text:p>
          </table:table-cell>
          <table:table-cell office:value-type="string" calcext:value-type="string">
            <text:p><text:s/>[exip netconf gr] </text:p>
          </table:table-cell>
          <table:table-cell office:value-type="string" calcext:value-type="string">
            <text:p><text:s/>[exip netconf 01/02/03] </text:p>
          </table:table-cell>
          <table:table-cell office:value-type="string" calcext:value-type="string">
            <text:p><text:s/>[OpenEXI SenML gr] </text:p>
          </table:table-cell>
          <table:table-cell office:value-type="string" calcext:value-type="string">
            <text:p><text:s/>[OpenEXI SenML 01/02/03] </text:p>
          </table:table-cell>
          <table:table-cell office:value-type="string" calcext:value-type="string">
            <text:p><text:s/>[EXIFicient SenML gr] </text:p>
          </table:table-cell>
          <table:table-cell office:value-type="string" calcext:value-type="string">
            <text:p><text:s/>[EXIFicient SenML 01/02/03] </text:p>
          </table:table-cell>
          <table:table-cell office:value-type="string" calcext:value-type="string">
            <text:p><text:s/>[exip SenML gr] </text:p>
          </table:table-cell>
          <table:table-cell office:value-type="string" calcext:value-type="string">
            <text:p><text:s/>[exip SenML 01/02/03] </text:p>
          </table:table-cell>
          <table:table-cell office:value-type="string" calcext:value-type="string">
            <text:p><text:s/>[OpenEXI SEP2 gr] </text:p>
          </table:table-cell>
          <table:table-cell office:value-type="string" calcext:value-type="string">
            <text:p><text:s/>[OpenEXI SEP2 01/02/03] </text:p>
          </table:table-cell>
          <table:table-cell office:value-type="string" calcext:value-type="string">
            <text:p><text:s/>[EXIFicient SEP2 gr] </text:p>
          </table:table-cell>
          <table:table-cell office:value-type="string" calcext:value-type="string">
            <text:p><text:s/>[EXIFicient SEP2 01/02/03] </text:p>
          </table:table-cell>
          <table:table-cell office:value-type="string" calcext:value-type="string">
            <text:p><text:s/>[exip SEP2 gr] </text:p>
          </table:table-cell>
          <table:table-cell office:value-type="string" calcext:value-type="string">
            <text:p><text:s/>[exip SEP2 01/02/03] </text:p>
          </table:table-cell>
          <table:table-cell office:value-type="string" calcext:value-type="string">
            <text:p><text:s/>[OpenEXI OPCUA gr] </text:p>
          </table:table-cell>
          <table:table-cell office:value-type="string" calcext:value-type="string">
            <text:p><text:s/>[OpenEXI OPCUA 01/02/03] </text:p>
          </table:table-cell>
          <table:table-cell office:value-type="string" calcext:value-type="string">
            <text:p><text:s/>[EXIFicient OPCUA gr] </text:p>
          </table:table-cell>
          <table:table-cell office:value-type="string" calcext:value-type="string">
            <text:p><text:s/>[EXIFicient OPCUA 01/02/03] </text:p>
          </table:table-cell>
          <table:table-cell office:value-type="string" calcext:value-type="string">
            <text:p><text:s/>[exip OPCUA gr] </text:p>
          </table:table-cell>
          <table:table-cell office:value-type="string" calcext:value-type="string">
            <text:p><text:s/>[exip OPCUA 01/02/03] </text:p>
          </table:table-cell>
          <table:table-cell office:value-type="string" calcext:value-type="string">
            <text:p><text:s/>[OpenEXI Schema gr] </text:p>
          </table:table-cell>
          <table:table-cell office:value-type="string" calcext:value-type="string">
            <text:p><text:s/>[OpenEXI Schema 01/02/03] </text:p>
          </table:table-cell>
          <table:table-cell office:value-type="string" calcext:value-type="string">
            <text:p><text:s/>[EXIFicient Schema gr] </text:p>
          </table:table-cell>
          <table:table-cell office:value-type="string" calcext:value-type="string">
            <text:p><text:s/>[EXIFicient Schema 01/02/03] </text:p>
          </table:table-cell>
          <table:table-cell office:value-type="string" calcext:value-type="string">
            <text:p><text:s/>[exip Schema gr] </text:p>
          </table:table-cell>
          <table:table-cell office:value-type="string" calcext:value-type="string">
            <text:p><text:s/>[exip Schema 01/02/03]</text:p>
          </table:table-cell>
        </table:table-row>
        <table:table-row table:style-name="ro1">
          <table:table-cell office:value-type="float" office:value="318979530" calcext:value-type="float">
            <text:p>318979530</text:p>
          </table:table-cell>
          <table:table-cell office:value-type="float" office:value="362871285" calcext:value-type="float">
            <text:p>362871285</text:p>
          </table:table-cell>
          <table:table-cell office:value-type="float" office:value="345645490" calcext:value-type="float">
            <text:p>345645490</text:p>
          </table:table-cell>
          <table:table-cell office:value-type="float" office:value="396184040" calcext:value-type="float">
            <text:p>396184040</text:p>
          </table:table-cell>
          <table:table-cell office:value-type="float" office:value="1658241" calcext:value-type="float">
            <text:p>1658241</text:p>
          </table:table-cell>
          <table:table-cell office:value-type="float" office:value="1810076" calcext:value-type="float">
            <text:p>1810076</text:p>
          </table:table-cell>
          <table:table-cell office:value-type="float" office:value="229576261" calcext:value-type="float">
            <text:p>229576261</text:p>
          </table:table-cell>
          <table:table-cell office:value-type="float" office:value="241725781" calcext:value-type="float">
            <text:p>241725781</text:p>
          </table:table-cell>
          <table:table-cell office:value-type="float" office:value="269149799" calcext:value-type="float">
            <text:p>269149799</text:p>
          </table:table-cell>
          <table:table-cell office:value-type="float" office:value="320763625" calcext:value-type="float">
            <text:p>320763625</text:p>
          </table:table-cell>
          <table:table-cell office:value-type="float" office:value="510261" calcext:value-type="float">
            <text:p>510261</text:p>
          </table:table-cell>
          <table:table-cell office:value-type="float" office:value="619981" calcext:value-type="float">
            <text:p>619981</text:p>
          </table:table-cell>
          <table:table-cell office:value-type="float" office:value="983367577" calcext:value-type="float">
            <text:p>983367577</text:p>
          </table:table-cell>
          <table:table-cell office:value-type="float" office:value="997143561" calcext:value-type="float">
            <text:p>997143561</text:p>
          </table:table-cell>
          <table:table-cell office:value-type="float" office:value="936460216" calcext:value-type="float">
            <text:p>936460216</text:p>
          </table:table-cell>
          <table:table-cell office:value-type="float" office:value="978201627" calcext:value-type="float">
            <text:p>978201627</text:p>
          </table:table-cell>
          <table:table-cell office:value-type="float" office:value="33262191" calcext:value-type="float">
            <text:p>33262191</text:p>
          </table:table-cell>
          <table:table-cell office:value-type="float" office:value="33524235" calcext:value-type="float">
            <text:p>33524235</text:p>
          </table:table-cell>
          <table:table-cell office:value-type="float" office:value="1310065966" calcext:value-type="float">
            <text:p>1310065966</text:p>
          </table:table-cell>
          <table:table-cell office:value-type="float" office:value="1336084149" calcext:value-type="float">
            <text:p>1336084149</text:p>
          </table:table-cell>
          <table:table-cell office:value-type="float" office:value="981727774" calcext:value-type="float">
            <text:p>981727774</text:p>
          </table:table-cell>
          <table:table-cell office:value-type="float" office:value="1059616100" calcext:value-type="float">
            <text:p>1059616100</text:p>
          </table:table-cell>
          <table:table-cell office:value-type="float" office:value="32235454" calcext:value-type="float">
            <text:p>32235454</text:p>
          </table:table-cell>
          <table:table-cell office:value-type="float" office:value="32627194" calcext:value-type="float">
            <text:p>32627194</text:p>
          </table:table-cell>
          <table:table-cell office:value-type="float" office:value="471743579" calcext:value-type="float">
            <text:p>471743579</text:p>
          </table:table-cell>
          <table:table-cell office:value-type="float" office:value="557667424" calcext:value-type="float">
            <text:p>557667424</text:p>
          </table:table-cell>
          <table:table-cell office:value-type="float" office:value="431879501" calcext:value-type="float">
            <text:p>431879501</text:p>
          </table:table-cell>
          <table:table-cell office:value-type="float" office:value="488601798" calcext:value-type="float">
            <text:p>488601798</text:p>
          </table:table-cell>
          <table:table-cell office:value-type="float" office:value="6433569" calcext:value-type="float">
            <text:p>6433569</text:p>
          </table:table-cell>
          <table:table-cell office:value-type="float" office:value="6906674" calcext:value-type="float">
            <text:p>6906674</text:p>
          </table:table-cell>
        </table:table-row>
        <table:table-row table:style-name="ro1">
          <table:table-cell office:value-type="float" office:value="248538170" calcext:value-type="float">
            <text:p>248538170</text:p>
          </table:table-cell>
          <table:table-cell office:value-type="float" office:value="260438706" calcext:value-type="float">
            <text:p>260438706</text:p>
          </table:table-cell>
          <table:table-cell office:value-type="float" office:value="282150684" calcext:value-type="float">
            <text:p>282150684</text:p>
          </table:table-cell>
          <table:table-cell office:value-type="float" office:value="332420764" calcext:value-type="float">
            <text:p>332420764</text:p>
          </table:table-cell>
          <table:table-cell office:value-type="float" office:value="1635404" calcext:value-type="float">
            <text:p>1635404</text:p>
          </table:table-cell>
          <table:table-cell office:value-type="float" office:value="1810636" calcext:value-type="float">
            <text:p>1810636</text:p>
          </table:table-cell>
          <table:table-cell office:value-type="float" office:value="226961474" calcext:value-type="float">
            <text:p>226961474</text:p>
          </table:table-cell>
          <table:table-cell office:value-type="float" office:value="239013216" calcext:value-type="float">
            <text:p>239013216</text:p>
          </table:table-cell>
          <table:table-cell office:value-type="float" office:value="260730432" calcext:value-type="float">
            <text:p>260730432</text:p>
          </table:table-cell>
          <table:table-cell office:value-type="float" office:value="311601775" calcext:value-type="float">
            <text:p>311601775</text:p>
          </table:table-cell>
          <table:table-cell office:value-type="float" office:value="465143" calcext:value-type="float">
            <text:p>465143</text:p>
          </table:table-cell>
          <table:table-cell office:value-type="float" office:value="566901" calcext:value-type="float">
            <text:p>566901</text:p>
          </table:table-cell>
          <table:table-cell office:value-type="float" office:value="1028588761" calcext:value-type="float">
            <text:p>1028588761</text:p>
          </table:table-cell>
          <table:table-cell office:value-type="float" office:value="1041831646" calcext:value-type="float">
            <text:p>1041831646</text:p>
          </table:table-cell>
          <table:table-cell office:value-type="float" office:value="973731995" calcext:value-type="float">
            <text:p>973731995</text:p>
          </table:table-cell>
          <table:table-cell office:value-type="float" office:value="1033289987" calcext:value-type="float">
            <text:p>1033289987</text:p>
          </table:table-cell>
          <table:table-cell office:value-type="float" office:value="31733784" calcext:value-type="float">
            <text:p>31733784</text:p>
          </table:table-cell>
          <table:table-cell office:value-type="float" office:value="31979974" calcext:value-type="float">
            <text:p>31979974</text:p>
          </table:table-cell>
          <table:table-cell office:value-type="float" office:value="1063859448" calcext:value-type="float">
            <text:p>1063859448</text:p>
          </table:table-cell>
          <table:table-cell office:value-type="float" office:value="1090559561" calcext:value-type="float">
            <text:p>1090559561</text:p>
          </table:table-cell>
          <table:table-cell office:value-type="float" office:value="1070675887" calcext:value-type="float">
            <text:p>1070675887</text:p>
          </table:table-cell>
          <table:table-cell office:value-type="float" office:value="1127948672" calcext:value-type="float">
            <text:p>1127948672</text:p>
          </table:table-cell>
          <table:table-cell office:value-type="float" office:value="32336235" calcext:value-type="float">
            <text:p>32336235</text:p>
          </table:table-cell>
          <table:table-cell office:value-type="float" office:value="32701226" calcext:value-type="float">
            <text:p>32701226</text:p>
          </table:table-cell>
          <table:table-cell office:value-type="float" office:value="437134499" calcext:value-type="float">
            <text:p>437134499</text:p>
          </table:table-cell>
          <table:table-cell office:value-type="float" office:value="516119263" calcext:value-type="float">
            <text:p>516119263</text:p>
          </table:table-cell>
          <table:table-cell office:value-type="float" office:value="433013654" calcext:value-type="float">
            <text:p>433013654</text:p>
          </table:table-cell>
          <table:table-cell office:value-type="float" office:value="488744973" calcext:value-type="float">
            <text:p>488744973</text:p>
          </table:table-cell>
          <table:table-cell office:value-type="float" office:value="6482668" calcext:value-type="float">
            <text:p>6482668</text:p>
          </table:table-cell>
          <table:table-cell office:value-type="float" office:value="6704135" calcext:value-type="float">
            <text:p>6704135</text:p>
          </table:table-cell>
        </table:table-row>
        <table:table-row table:style-name="ro1">
          <table:table-cell office:value-type="float" office:value="248607521" calcext:value-type="float">
            <text:p>248607521</text:p>
          </table:table-cell>
          <table:table-cell office:value-type="float" office:value="260366000" calcext:value-type="float">
            <text:p>260366000</text:p>
          </table:table-cell>
          <table:table-cell office:value-type="float" office:value="284742494" calcext:value-type="float">
            <text:p>284742494</text:p>
          </table:table-cell>
          <table:table-cell office:value-type="float" office:value="334945316" calcext:value-type="float">
            <text:p>334945316</text:p>
          </table:table-cell>
          <table:table-cell office:value-type="float" office:value="1114876" calcext:value-type="float">
            <text:p>1114876</text:p>
          </table:table-cell>
          <table:table-cell office:value-type="float" office:value="1227810" calcext:value-type="float">
            <text:p>1227810</text:p>
          </table:table-cell>
          <table:table-cell office:value-type="float" office:value="226721010" calcext:value-type="float">
            <text:p>226721010</text:p>
          </table:table-cell>
          <table:table-cell office:value-type="float" office:value="238588650" calcext:value-type="float">
            <text:p>238588650</text:p>
          </table:table-cell>
          <table:table-cell office:value-type="float" office:value="261780216" calcext:value-type="float">
            <text:p>261780216</text:p>
          </table:table-cell>
          <table:table-cell office:value-type="float" office:value="313159026" calcext:value-type="float">
            <text:p>313159026</text:p>
          </table:table-cell>
          <table:table-cell office:value-type="float" office:value="465771" calcext:value-type="float">
            <text:p>465771</text:p>
          </table:table-cell>
          <table:table-cell office:value-type="float" office:value="559009" calcext:value-type="float">
            <text:p>559009</text:p>
          </table:table-cell>
          <table:table-cell office:value-type="float" office:value="1173739412" calcext:value-type="float">
            <text:p>1173739412</text:p>
          </table:table-cell>
          <table:table-cell office:value-type="float" office:value="1199118897" calcext:value-type="float">
            <text:p>1199118897</text:p>
          </table:table-cell>
          <table:table-cell office:value-type="float" office:value="906214261" calcext:value-type="float">
            <text:p>906214261</text:p>
          </table:table-cell>
          <table:table-cell office:value-type="float" office:value="984152035" calcext:value-type="float">
            <text:p>984152035</text:p>
          </table:table-cell>
          <table:table-cell office:value-type="float" office:value="30527136" calcext:value-type="float">
            <text:p>30527136</text:p>
          </table:table-cell>
          <table:table-cell office:value-type="float" office:value="30783314" calcext:value-type="float">
            <text:p>30783314</text:p>
          </table:table-cell>
          <table:table-cell office:value-type="float" office:value="1201772865" calcext:value-type="float">
            <text:p>1201772865</text:p>
          </table:table-cell>
          <table:table-cell office:value-type="float" office:value="1229782153" calcext:value-type="float">
            <text:p>1229782153</text:p>
          </table:table-cell>
          <table:table-cell office:value-type="float" office:value="991483903" calcext:value-type="float">
            <text:p>991483903</text:p>
          </table:table-cell>
          <table:table-cell office:value-type="float" office:value="1039347601" calcext:value-type="float">
            <text:p>1039347601</text:p>
          </table:table-cell>
          <table:table-cell office:value-type="float" office:value="31454838" calcext:value-type="float">
            <text:p>31454838</text:p>
          </table:table-cell>
          <table:table-cell office:value-type="float" office:value="31835543" calcext:value-type="float">
            <text:p>31835543</text:p>
          </table:table-cell>
          <table:table-cell office:value-type="float" office:value="452000566" calcext:value-type="float">
            <text:p>452000566</text:p>
          </table:table-cell>
          <table:table-cell office:value-type="float" office:value="739811117" calcext:value-type="float">
            <text:p>739811117</text:p>
          </table:table-cell>
          <table:table-cell office:value-type="float" office:value="444256843" calcext:value-type="float">
            <text:p>444256843</text:p>
          </table:table-cell>
          <table:table-cell office:value-type="float" office:value="621198897" calcext:value-type="float">
            <text:p>621198897</text:p>
          </table:table-cell>
          <table:table-cell office:value-type="float" office:value="6486858" calcext:value-type="float">
            <text:p>6486858</text:p>
          </table:table-cell>
          <table:table-cell office:value-type="float" office:value="19943737" calcext:value-type="float">
            <text:p>19943737</text:p>
          </table:table-cell>
        </table:table-row>
        <table:table-row table:style-name="ro1">
          <table:table-cell office:value-type="float" office:value="248317331" calcext:value-type="float">
            <text:p>248317331</text:p>
          </table:table-cell>
          <table:table-cell office:value-type="float" office:value="259985086" calcext:value-type="float">
            <text:p>259985086</text:p>
          </table:table-cell>
          <table:table-cell office:value-type="float" office:value="282570849" calcext:value-type="float">
            <text:p>282570849</text:p>
          </table:table-cell>
          <table:table-cell office:value-type="float" office:value="337275082" calcext:value-type="float">
            <text:p>337275082</text:p>
          </table:table-cell>
          <table:table-cell office:value-type="float" office:value="1117321" calcext:value-type="float">
            <text:p>1117321</text:p>
          </table:table-cell>
          <table:table-cell office:value-type="float" office:value="1287664" calcext:value-type="float">
            <text:p>1287664</text:p>
          </table:table-cell>
          <table:table-cell office:value-type="float" office:value="226765778" calcext:value-type="float">
            <text:p>226765778</text:p>
          </table:table-cell>
          <table:table-cell office:value-type="float" office:value="239210587" calcext:value-type="float">
            <text:p>239210587</text:p>
          </table:table-cell>
          <table:table-cell office:value-type="float" office:value="264709080" calcext:value-type="float">
            <text:p>264709080</text:p>
          </table:table-cell>
          <table:table-cell office:value-type="float" office:value="315977122" calcext:value-type="float">
            <text:p>315977122</text:p>
          </table:table-cell>
          <table:table-cell office:value-type="float" office:value="466958" calcext:value-type="float">
            <text:p>466958</text:p>
          </table:table-cell>
          <table:table-cell office:value-type="float" office:value="585689" calcext:value-type="float">
            <text:p>585689</text:p>
          </table:table-cell>
          <table:table-cell office:value-type="float" office:value="1084138493" calcext:value-type="float">
            <text:p>1084138493</text:p>
          </table:table-cell>
          <table:table-cell office:value-type="float" office:value="1097489004" calcext:value-type="float">
            <text:p>1097489004</text:p>
          </table:table-cell>
          <table:table-cell office:value-type="float" office:value="934039587" calcext:value-type="float">
            <text:p>934039587</text:p>
          </table:table-cell>
          <table:table-cell office:value-type="float" office:value="994844037" calcext:value-type="float">
            <text:p>994844037</text:p>
          </table:table-cell>
          <table:table-cell office:value-type="float" office:value="34219925" calcext:value-type="float">
            <text:p>34219925</text:p>
          </table:table-cell>
          <table:table-cell office:value-type="float" office:value="34478826" calcext:value-type="float">
            <text:p>34478826</text:p>
          </table:table-cell>
          <table:table-cell office:value-type="float" office:value="1247961281" calcext:value-type="float">
            <text:p>1247961281</text:p>
          </table:table-cell>
          <table:table-cell office:value-type="float" office:value="1277923541" calcext:value-type="float">
            <text:p>1277923541</text:p>
          </table:table-cell>
          <table:table-cell office:value-type="float" office:value="1051092182" calcext:value-type="float">
            <text:p>1051092182</text:p>
          </table:table-cell>
          <table:table-cell office:value-type="float" office:value="1113058581" calcext:value-type="float">
            <text:p>1113058581</text:p>
          </table:table-cell>
          <table:table-cell office:value-type="float" office:value="31530685" calcext:value-type="float">
            <text:p>31530685</text:p>
          </table:table-cell>
          <table:table-cell office:value-type="float" office:value="31942889" calcext:value-type="float">
            <text:p>31942889</text:p>
          </table:table-cell>
          <table:table-cell office:value-type="float" office:value="491957252" calcext:value-type="float">
            <text:p>491957252</text:p>
          </table:table-cell>
          <table:table-cell office:value-type="float" office:value="567336530" calcext:value-type="float">
            <text:p>567336530</text:p>
          </table:table-cell>
          <table:table-cell office:value-type="float" office:value="453921480" calcext:value-type="float">
            <text:p>453921480</text:p>
          </table:table-cell>
          <table:table-cell office:value-type="float" office:value="509841161" calcext:value-type="float">
            <text:p>509841161</text:p>
          </table:table-cell>
          <table:table-cell office:value-type="float" office:value="6491258" calcext:value-type="float">
            <text:p>6491258</text:p>
          </table:table-cell>
          <table:table-cell office:value-type="float" office:value="6964922" calcext:value-type="float">
            <text:p>6964922</text:p>
          </table:table-cell>
        </table:table-row>
        <table:table-row table:style-name="ro1">
          <table:table-cell office:value-type="float" office:value="247921471" calcext:value-type="float">
            <text:p>247921471</text:p>
          </table:table-cell>
          <table:table-cell office:value-type="float" office:value="259795956" calcext:value-type="float">
            <text:p>259795956</text:p>
          </table:table-cell>
          <table:table-cell office:value-type="float" office:value="282298678" calcext:value-type="float">
            <text:p>282298678</text:p>
          </table:table-cell>
          <table:table-cell office:value-type="float" office:value="332792180" calcext:value-type="float">
            <text:p>332792180</text:p>
          </table:table-cell>
          <table:table-cell office:value-type="float" office:value="1111524" calcext:value-type="float">
            <text:p>1111524</text:p>
          </table:table-cell>
          <table:table-cell office:value-type="float" office:value="1236959" calcext:value-type="float">
            <text:p>1236959</text:p>
          </table:table-cell>
          <table:table-cell office:value-type="float" office:value="227843289" calcext:value-type="float">
            <text:p>227843289</text:p>
          </table:table-cell>
          <table:table-cell office:value-type="float" office:value="239775323" calcext:value-type="float">
            <text:p>239775323</text:p>
          </table:table-cell>
          <table:table-cell office:value-type="float" office:value="263385797" calcext:value-type="float">
            <text:p>263385797</text:p>
          </table:table-cell>
          <table:table-cell office:value-type="float" office:value="314191839" calcext:value-type="float">
            <text:p>314191839</text:p>
          </table:table-cell>
          <table:table-cell office:value-type="float" office:value="464375" calcext:value-type="float">
            <text:p>464375</text:p>
          </table:table-cell>
          <table:table-cell office:value-type="float" office:value="564108" calcext:value-type="float">
            <text:p>564108</text:p>
          </table:table-cell>
          <table:table-cell office:value-type="float" office:value="1177864378" calcext:value-type="float">
            <text:p>1177864378</text:p>
          </table:table-cell>
          <table:table-cell office:value-type="float" office:value="1202218312" calcext:value-type="float">
            <text:p>1202218312</text:p>
          </table:table-cell>
          <table:table-cell office:value-type="float" office:value="890675064" calcext:value-type="float">
            <text:p>890675064</text:p>
          </table:table-cell>
          <table:table-cell office:value-type="float" office:value="931919205" calcext:value-type="float">
            <text:p>931919205</text:p>
          </table:table-cell>
          <table:table-cell office:value-type="float" office:value="30588945" calcext:value-type="float">
            <text:p>30588945</text:p>
          </table:table-cell>
          <table:table-cell office:value-type="float" office:value="30831295" calcext:value-type="float">
            <text:p>30831295</text:p>
          </table:table-cell>
          <table:table-cell office:value-type="float" office:value="1084938665" calcext:value-type="float">
            <text:p>1084938665</text:p>
          </table:table-cell>
          <table:table-cell office:value-type="float" office:value="1098244267" calcext:value-type="float">
            <text:p>1098244267</text:p>
          </table:table-cell>
          <table:table-cell office:value-type="float" office:value="994717345" calcext:value-type="float">
            <text:p>994717345</text:p>
          </table:table-cell>
          <table:table-cell office:value-type="float" office:value="1060321358" calcext:value-type="float">
            <text:p>1060321358</text:p>
          </table:table-cell>
          <table:table-cell office:value-type="float" office:value="33003708" calcext:value-type="float">
            <text:p>33003708</text:p>
          </table:table-cell>
          <table:table-cell office:value-type="float" office:value="33394051" calcext:value-type="float">
            <text:p>33394051</text:p>
          </table:table-cell>
          <table:table-cell office:value-type="float" office:value="450640546" calcext:value-type="float">
            <text:p>450640546</text:p>
          </table:table-cell>
          <table:table-cell office:value-type="float" office:value="496432752" calcext:value-type="float">
            <text:p>496432752</text:p>
          </table:table-cell>
          <table:table-cell office:value-type="float" office:value="441908569" calcext:value-type="float">
            <text:p>441908569</text:p>
          </table:table-cell>
          <table:table-cell office:value-type="float" office:value="496576625" calcext:value-type="float">
            <text:p>496576625</text:p>
          </table:table-cell>
          <table:table-cell office:value-type="float" office:value="6436014" calcext:value-type="float">
            <text:p>6436014</text:p>
          </table:table-cell>
          <table:table-cell office:value-type="float" office:value="6658738" calcext:value-type="float">
            <text:p>6658738</text:p>
          </table:table-cell>
        </table:table-row>
        <table:table-row table:style-name="ro1">
          <table:table-cell office:value-type="float" office:value="248350506" calcext:value-type="float">
            <text:p>248350506</text:p>
          </table:table-cell>
          <table:table-cell office:value-type="float" office:value="260102768" calcext:value-type="float">
            <text:p>260102768</text:p>
          </table:table-cell>
          <table:table-cell office:value-type="float" office:value="284154710" calcext:value-type="float">
            <text:p>284154710</text:p>
          </table:table-cell>
          <table:table-cell office:value-type="float" office:value="334663577" calcext:value-type="float">
            <text:p>334663577</text:p>
          </table:table-cell>
          <table:table-cell office:value-type="float" office:value="1117041" calcext:value-type="float">
            <text:p>1117041</text:p>
          </table:table-cell>
          <table:table-cell office:value-type="float" office:value="1229346" calcext:value-type="float">
            <text:p>1229346</text:p>
          </table:table-cell>
          <table:table-cell office:value-type="float" office:value="226333112" calcext:value-type="float">
            <text:p>226333112</text:p>
          </table:table-cell>
          <table:table-cell office:value-type="float" office:value="238016161" calcext:value-type="float">
            <text:p>238016161</text:p>
          </table:table-cell>
          <table:table-cell office:value-type="float" office:value="262669506" calcext:value-type="float">
            <text:p>262669506</text:p>
          </table:table-cell>
          <table:table-cell office:value-type="float" office:value="313708329" calcext:value-type="float">
            <text:p>313708329</text:p>
          </table:table-cell>
          <table:table-cell office:value-type="float" office:value="469124" calcext:value-type="float">
            <text:p>469124</text:p>
          </table:table-cell>
          <table:table-cell office:value-type="float" office:value="560686" calcext:value-type="float">
            <text:p>560686</text:p>
          </table:table-cell>
          <table:table-cell office:value-type="float" office:value="1096013187" calcext:value-type="float">
            <text:p>1096013187</text:p>
          </table:table-cell>
          <table:table-cell office:value-type="float" office:value="1124859243" calcext:value-type="float">
            <text:p>1124859243</text:p>
          </table:table-cell>
          <table:table-cell office:value-type="float" office:value="923382506" calcext:value-type="float">
            <text:p>923382506</text:p>
          </table:table-cell>
          <table:table-cell office:value-type="float" office:value="987811509" calcext:value-type="float">
            <text:p>987811509</text:p>
          </table:table-cell>
          <table:table-cell office:value-type="float" office:value="34312255" calcext:value-type="float">
            <text:p>34312255</text:p>
          </table:table-cell>
          <table:table-cell office:value-type="float" office:value="34571436" calcext:value-type="float">
            <text:p>34571436</text:p>
          </table:table-cell>
          <table:table-cell office:value-type="float" office:value="1120211865" calcext:value-type="float">
            <text:p>1120211865</text:p>
          </table:table-cell>
          <table:table-cell office:value-type="float" office:value="1152066195" calcext:value-type="float">
            <text:p>1152066195</text:p>
          </table:table-cell>
          <table:table-cell office:value-type="float" office:value="1076287914" calcext:value-type="float">
            <text:p>1076287914</text:p>
          </table:table-cell>
          <table:table-cell office:value-type="float" office:value="1121704373" calcext:value-type="float">
            <text:p>1121704373</text:p>
          </table:table-cell>
          <table:table-cell office:value-type="float" office:value="32413130" calcext:value-type="float">
            <text:p>32413130</text:p>
          </table:table-cell>
          <table:table-cell office:value-type="float" office:value="32782591" calcext:value-type="float">
            <text:p>32782591</text:p>
          </table:table-cell>
          <table:table-cell office:value-type="float" office:value="453119772" calcext:value-type="float">
            <text:p>453119772</text:p>
          </table:table-cell>
          <table:table-cell office:value-type="float" office:value="711067238" calcext:value-type="float">
            <text:p>711067238</text:p>
          </table:table-cell>
          <table:table-cell office:value-type="float" office:value="434122733" calcext:value-type="float">
            <text:p>434122733</text:p>
          </table:table-cell>
          <table:table-cell office:value-type="float" office:value="611655994" calcext:value-type="float">
            <text:p>611655994</text:p>
          </table:table-cell>
          <table:table-cell office:value-type="float" office:value="8143843" calcext:value-type="float">
            <text:p>8143843</text:p>
          </table:table-cell>
          <table:table-cell office:value-type="float" office:value="22557896" calcext:value-type="float">
            <text:p>22557896</text:p>
          </table:table-cell>
        </table:table-row>
        <table:table-row table:style-name="ro1">
          <table:table-cell office:value-type="float" office:value="247876354" calcext:value-type="float">
            <text:p>247876354</text:p>
          </table:table-cell>
          <table:table-cell office:value-type="float" office:value="259574978" calcext:value-type="float">
            <text:p>259574978</text:p>
          </table:table-cell>
          <table:table-cell office:value-type="float" office:value="283808716" calcext:value-type="float">
            <text:p>283808716</text:p>
          </table:table-cell>
          <table:table-cell office:value-type="float" office:value="333855234" calcext:value-type="float">
            <text:p>333855234</text:p>
          </table:table-cell>
          <table:table-cell office:value-type="float" office:value="1116134" calcext:value-type="float">
            <text:p>1116134</text:p>
          </table:table-cell>
          <table:table-cell office:value-type="float" office:value="1289829" calcext:value-type="float">
            <text:p>1289829</text:p>
          </table:table-cell>
          <table:table-cell office:value-type="float" office:value="226909860" calcext:value-type="float">
            <text:p>226909860</text:p>
          </table:table-cell>
          <table:table-cell office:value-type="float" office:value="239242714" calcext:value-type="float">
            <text:p>239242714</text:p>
          </table:table-cell>
          <table:table-cell office:value-type="float" office:value="261290699" calcext:value-type="float">
            <text:p>261290699</text:p>
          </table:table-cell>
          <table:table-cell office:value-type="float" office:value="312762538" calcext:value-type="float">
            <text:p>312762538</text:p>
          </table:table-cell>
          <table:table-cell office:value-type="float" office:value="465632" calcext:value-type="float">
            <text:p>465632</text:p>
          </table:table-cell>
          <table:table-cell office:value-type="float" office:value="580242" calcext:value-type="float">
            <text:p>580242</text:p>
          </table:table-cell>
          <table:table-cell office:value-type="float" office:value="1153607243" calcext:value-type="float">
            <text:p>1153607243</text:p>
          </table:table-cell>
          <table:table-cell office:value-type="float" office:value="1178025711" calcext:value-type="float">
            <text:p>1178025711</text:p>
          </table:table-cell>
          <table:table-cell office:value-type="float" office:value="840329765" calcext:value-type="float">
            <text:p>840329765</text:p>
          </table:table-cell>
          <table:table-cell office:value-type="float" office:value="883898155" calcext:value-type="float">
            <text:p>883898155</text:p>
          </table:table-cell>
          <table:table-cell office:value-type="float" office:value="33131308" calcext:value-type="float">
            <text:p>33131308</text:p>
          </table:table-cell>
          <table:table-cell office:value-type="float" office:value="33391327" calcext:value-type="float">
            <text:p>33391327</text:p>
          </table:table-cell>
          <table:table-cell office:value-type="float" office:value="1151528767" calcext:value-type="float">
            <text:p>1151528767</text:p>
          </table:table-cell>
          <table:table-cell office:value-type="float" office:value="1166350484" calcext:value-type="float">
            <text:p>1166350484</text:p>
          </table:table-cell>
          <table:table-cell office:value-type="float" office:value="1065463493" calcext:value-type="float">
            <text:p>1065463493</text:p>
          </table:table-cell>
          <table:table-cell office:value-type="float" office:value="1108198885" calcext:value-type="float">
            <text:p>1108198885</text:p>
          </table:table-cell>
          <table:table-cell office:value-type="float" office:value="33061677" calcext:value-type="float">
            <text:p>33061677</text:p>
          </table:table-cell>
          <table:table-cell office:value-type="float" office:value="33469759" calcext:value-type="float">
            <text:p>33469759</text:p>
          </table:table-cell>
          <table:table-cell office:value-type="float" office:value="448746590" calcext:value-type="float">
            <text:p>448746590</text:p>
          </table:table-cell>
          <table:table-cell office:value-type="float" office:value="497400054" calcext:value-type="float">
            <text:p>497400054</text:p>
          </table:table-cell>
          <table:table-cell office:value-type="float" office:value="446469974" calcext:value-type="float">
            <text:p>446469974</text:p>
          </table:table-cell>
          <table:table-cell office:value-type="float" office:value="503438601" calcext:value-type="float">
            <text:p>503438601</text:p>
          </table:table-cell>
          <table:table-cell office:value-type="float" office:value="6455780" calcext:value-type="float">
            <text:p>6455780</text:p>
          </table:table-cell>
          <table:table-cell office:value-type="float" office:value="6927488" calcext:value-type="float">
            <text:p>6927488</text:p>
          </table:table-cell>
        </table:table-row>
        <table:table-row table:style-name="ro1">
          <table:table-cell office:value-type="float" office:value="248179046" calcext:value-type="float">
            <text:p>248179046</text:p>
          </table:table-cell>
          <table:table-cell office:value-type="float" office:value="260288337" calcext:value-type="float">
            <text:p>260288337</text:p>
          </table:table-cell>
          <table:table-cell office:value-type="float" office:value="281288563" calcext:value-type="float">
            <text:p>281288563</text:p>
          </table:table-cell>
          <table:table-cell office:value-type="float" office:value="331867062" calcext:value-type="float">
            <text:p>331867062</text:p>
          </table:table-cell>
          <table:table-cell office:value-type="float" office:value="1113479" calcext:value-type="float">
            <text:p>1113479</text:p>
          </table:table-cell>
          <table:table-cell office:value-type="float" office:value="1237587" calcext:value-type="float">
            <text:p>1237587</text:p>
          </table:table-cell>
          <table:table-cell office:value-type="float" office:value="226543962" calcext:value-type="float">
            <text:p>226543962</text:p>
          </table:table-cell>
          <table:table-cell office:value-type="float" office:value="238358384" calcext:value-type="float">
            <text:p>238358384</text:p>
          </table:table-cell>
          <table:table-cell office:value-type="float" office:value="266603805" calcext:value-type="float">
            <text:p>266603805</text:p>
          </table:table-cell>
          <table:table-cell office:value-type="float" office:value="317595275" calcext:value-type="float">
            <text:p>317595275</text:p>
          </table:table-cell>
          <table:table-cell office:value-type="float" office:value="466469" calcext:value-type="float">
            <text:p>466469</text:p>
          </table:table-cell>
          <table:table-cell office:value-type="float" office:value="565574" calcext:value-type="float">
            <text:p>565574</text:p>
          </table:table-cell>
          <table:table-cell office:value-type="float" office:value="984987686" calcext:value-type="float">
            <text:p>984987686</text:p>
          </table:table-cell>
          <table:table-cell office:value-type="float" office:value="997918171" calcext:value-type="float">
            <text:p>997918171</text:p>
          </table:table-cell>
          <table:table-cell office:value-type="float" office:value="915461806" calcext:value-type="float">
            <text:p>915461806</text:p>
          </table:table-cell>
          <table:table-cell office:value-type="float" office:value="987718061" calcext:value-type="float">
            <text:p>987718061</text:p>
          </table:table-cell>
          <table:table-cell office:value-type="float" office:value="30636857" calcext:value-type="float">
            <text:p>30636857</text:p>
          </table:table-cell>
          <table:table-cell office:value-type="float" office:value="30918666" calcext:value-type="float">
            <text:p>30918666</text:p>
          </table:table-cell>
          <table:table-cell office:value-type="float" office:value="1147008499" calcext:value-type="float">
            <text:p>1147008499</text:p>
          </table:table-cell>
          <table:table-cell office:value-type="float" office:value="1160255086" calcext:value-type="float">
            <text:p>1160255086</text:p>
          </table:table-cell>
          <table:table-cell office:value-type="float" office:value="1047234359" calcext:value-type="float">
            <text:p>1047234359</text:p>
          </table:table-cell>
          <table:table-cell office:value-type="float" office:value="1138851666" calcext:value-type="float">
            <text:p>1138851666</text:p>
          </table:table-cell>
          <table:table-cell office:value-type="float" office:value="31504984" calcext:value-type="float">
            <text:p>31504984</text:p>
          </table:table-cell>
          <table:table-cell office:value-type="float" office:value="31872838" calcext:value-type="float">
            <text:p>31872838</text:p>
          </table:table-cell>
          <table:table-cell office:value-type="float" office:value="437840384" calcext:value-type="float">
            <text:p>437840384</text:p>
          </table:table-cell>
          <table:table-cell office:value-type="float" office:value="482725422" calcext:value-type="float">
            <text:p>482725422</text:p>
          </table:table-cell>
          <table:table-cell office:value-type="float" office:value="435342092" calcext:value-type="float">
            <text:p>435342092</text:p>
          </table:table-cell>
          <table:table-cell office:value-type="float" office:value="488312166" calcext:value-type="float">
            <text:p>488312166</text:p>
          </table:table-cell>
          <table:table-cell office:value-type="float" office:value="6457246" calcext:value-type="float">
            <text:p>6457246</text:p>
          </table:table-cell>
          <table:table-cell office:value-type="float" office:value="6676897" calcext:value-type="float">
            <text:p>6676897</text:p>
          </table:table-cell>
        </table:table-row>
        <table:table-row table:style-name="ro1">
          <table:table-cell office:value-type="float" office:value="252621860" calcext:value-type="float">
            <text:p>252621860</text:p>
          </table:table-cell>
          <table:table-cell office:value-type="float" office:value="264402268" calcext:value-type="float">
            <text:p>264402268</text:p>
          </table:table-cell>
          <table:table-cell office:value-type="float" office:value="285029333" calcext:value-type="float">
            <text:p>285029333</text:p>
          </table:table-cell>
          <table:table-cell office:value-type="float" office:value="335261489" calcext:value-type="float">
            <text:p>335261489</text:p>
          </table:table-cell>
          <table:table-cell office:value-type="float" office:value="1117391" calcext:value-type="float">
            <text:p>1117391</text:p>
          </table:table-cell>
          <table:table-cell office:value-type="float" office:value="1231232" calcext:value-type="float">
            <text:p>1231232</text:p>
          </table:table-cell>
          <table:table-cell office:value-type="float" office:value="227039905" calcext:value-type="float">
            <text:p>227039905</text:p>
          </table:table-cell>
          <table:table-cell office:value-type="float" office:value="239033399" calcext:value-type="float">
            <text:p>239033399</text:p>
          </table:table-cell>
          <table:table-cell office:value-type="float" office:value="263928255" calcext:value-type="float">
            <text:p>263928255</text:p>
          </table:table-cell>
          <table:table-cell office:value-type="float" office:value="315210544" calcext:value-type="float">
            <text:p>315210544</text:p>
          </table:table-cell>
          <table:table-cell office:value-type="float" office:value="467238" calcext:value-type="float">
            <text:p>467238</text:p>
          </table:table-cell>
          <table:table-cell office:value-type="float" office:value="559010" calcext:value-type="float">
            <text:p>559010</text:p>
          </table:table-cell>
          <table:table-cell office:value-type="float" office:value="1105870376" calcext:value-type="float">
            <text:p>1105870376</text:p>
          </table:table-cell>
          <table:table-cell office:value-type="float" office:value="1119177515" calcext:value-type="float">
            <text:p>1119177515</text:p>
          </table:table-cell>
          <table:table-cell office:value-type="float" office:value="894095611" calcext:value-type="float">
            <text:p>894095611</text:p>
          </table:table-cell>
          <table:table-cell office:value-type="float" office:value="976484579" calcext:value-type="float">
            <text:p>976484579</text:p>
          </table:table-cell>
          <table:table-cell office:value-type="float" office:value="30567644" calcext:value-type="float">
            <text:p>30567644</text:p>
          </table:table-cell>
          <table:table-cell office:value-type="float" office:value="30829479" calcext:value-type="float">
            <text:p>30829479</text:p>
          </table:table-cell>
          <table:table-cell office:value-type="float" office:value="1315547878" calcext:value-type="float">
            <text:p>1315547878</text:p>
          </table:table-cell>
          <table:table-cell office:value-type="float" office:value="1345060150" calcext:value-type="float">
            <text:p>1345060150</text:p>
          </table:table-cell>
          <table:table-cell office:value-type="float" office:value="1004536959" calcext:value-type="float">
            <text:p>1004536959</text:p>
          </table:table-cell>
          <table:table-cell office:value-type="float" office:value="1073779005" calcext:value-type="float">
            <text:p>1073779005</text:p>
          </table:table-cell>
          <table:table-cell office:value-type="float" office:value="31407626" calcext:value-type="float">
            <text:p>31407626</text:p>
          </table:table-cell>
          <table:table-cell office:value-type="float" office:value="31778972" calcext:value-type="float">
            <text:p>31778972</text:p>
          </table:table-cell>
          <table:table-cell office:value-type="float" office:value="474996296" calcext:value-type="float">
            <text:p>474996296</text:p>
          </table:table-cell>
          <table:table-cell office:value-type="float" office:value="704082481" calcext:value-type="float">
            <text:p>704082481</text:p>
          </table:table-cell>
          <table:table-cell office:value-type="float" office:value="438644327" calcext:value-type="float">
            <text:p>438644327</text:p>
          </table:table-cell>
          <table:table-cell office:value-type="float" office:value="630722873" calcext:value-type="float">
            <text:p>630722873</text:p>
          </table:table-cell>
          <table:table-cell office:value-type="float" office:value="6424420" calcext:value-type="float">
            <text:p>6424420</text:p>
          </table:table-cell>
          <table:table-cell office:value-type="float" office:value="19859718" calcext:value-type="float">
            <text:p>19859718</text:p>
          </table:table-cell>
        </table:table-row>
        <table:table-row table:style-name="ro1">
          <table:table-cell office:value-type="float" office:value="249984373" calcext:value-type="float">
            <text:p>249984373</text:p>
          </table:table-cell>
          <table:table-cell office:value-type="float" office:value="261734471" calcext:value-type="float">
            <text:p>261734471</text:p>
          </table:table-cell>
          <table:table-cell office:value-type="float" office:value="279809883" calcext:value-type="float">
            <text:p>279809883</text:p>
          </table:table-cell>
          <table:table-cell office:value-type="float" office:value="335248777" calcext:value-type="float">
            <text:p>335248777</text:p>
          </table:table-cell>
          <table:table-cell office:value-type="float" office:value="1130311" calcext:value-type="float">
            <text:p>1130311</text:p>
          </table:table-cell>
          <table:table-cell office:value-type="float" office:value="1303587" calcext:value-type="float">
            <text:p>1303587</text:p>
          </table:table-cell>
          <table:table-cell office:value-type="float" office:value="226478101" calcext:value-type="float">
            <text:p>226478101</text:p>
          </table:table-cell>
          <table:table-cell office:value-type="float" office:value="238678885" calcext:value-type="float">
            <text:p>238678885</text:p>
          </table:table-cell>
          <table:table-cell office:value-type="float" office:value="266634744" calcext:value-type="float">
            <text:p>266634744</text:p>
          </table:table-cell>
          <table:table-cell office:value-type="float" office:value="317962780" calcext:value-type="float">
            <text:p>317962780</text:p>
          </table:table-cell>
          <table:table-cell office:value-type="float" office:value="466191" calcext:value-type="float">
            <text:p>466191</text:p>
          </table:table-cell>
          <table:table-cell office:value-type="float" office:value="582127" calcext:value-type="float">
            <text:p>582127</text:p>
          </table:table-cell>
          <table:table-cell office:value-type="float" office:value="1148718074" calcext:value-type="float">
            <text:p>1148718074</text:p>
          </table:table-cell>
          <table:table-cell office:value-type="float" office:value="1186475319" calcext:value-type="float">
            <text:p>1186475319</text:p>
          </table:table-cell>
          <table:table-cell office:value-type="float" office:value="930407141" calcext:value-type="float">
            <text:p>930407141</text:p>
          </table:table-cell>
          <table:table-cell office:value-type="float" office:value="972928959" calcext:value-type="float">
            <text:p>972928959</text:p>
          </table:table-cell>
          <table:table-cell office:value-type="float" office:value="30499549" calcext:value-type="float">
            <text:p>30499549</text:p>
          </table:table-cell>
          <table:table-cell office:value-type="float" office:value="30759289" calcext:value-type="float">
            <text:p>30759289</text:p>
          </table:table-cell>
          <table:table-cell office:value-type="float" office:value="1114578118" calcext:value-type="float">
            <text:p>1114578118</text:p>
          </table:table-cell>
          <table:table-cell office:value-type="float" office:value="1140419323" calcext:value-type="float">
            <text:p>1140419323</text:p>
          </table:table-cell>
          <table:table-cell office:value-type="float" office:value="1068747290" calcext:value-type="float">
            <text:p>1068747290</text:p>
          </table:table-cell>
          <table:table-cell office:value-type="float" office:value="1141973571" calcext:value-type="float">
            <text:p>1141973571</text:p>
          </table:table-cell>
          <table:table-cell office:value-type="float" office:value="33108889" calcext:value-type="float">
            <text:p>33108889</text:p>
          </table:table-cell>
          <table:table-cell office:value-type="float" office:value="33517810" calcext:value-type="float">
            <text:p>33517810</text:p>
          </table:table-cell>
          <table:table-cell office:value-type="float" office:value="467115476" calcext:value-type="float">
            <text:p>467115476</text:p>
          </table:table-cell>
          <table:table-cell office:value-type="float" office:value="539389890" calcext:value-type="float">
            <text:p>539389890</text:p>
          </table:table-cell>
          <table:table-cell office:value-type="float" office:value="449795466" calcext:value-type="float">
            <text:p>449795466</text:p>
          </table:table-cell>
          <table:table-cell office:value-type="float" office:value="507491420" calcext:value-type="float">
            <text:p>507491420</text:p>
          </table:table-cell>
          <table:table-cell office:value-type="float" office:value="6448655" calcext:value-type="float">
            <text:p>6448655</text:p>
          </table:table-cell>
          <table:table-cell office:value-type="float" office:value="6918198" calcext:value-type="float">
            <text:p>6918198</text:p>
          </table:table-cell>
        </table:table-row>
        <table:table-row table:style-name="ro1">
          <table:table-cell office:value-type="float" office:value="248234989" calcext:value-type="float">
            <text:p>248234989</text:p>
          </table:table-cell>
          <table:table-cell office:value-type="float" office:value="260293156" calcext:value-type="float">
            <text:p>260293156</text:p>
          </table:table-cell>
          <table:table-cell office:value-type="float" office:value="282758163" calcext:value-type="float">
            <text:p>282758163</text:p>
          </table:table-cell>
          <table:table-cell office:value-type="float" office:value="338777997" calcext:value-type="float">
            <text:p>338777997</text:p>
          </table:table-cell>
          <table:table-cell office:value-type="float" office:value="1639036" calcext:value-type="float">
            <text:p>1639036</text:p>
          </table:table-cell>
          <table:table-cell office:value-type="float" office:value="1818737" calcext:value-type="float">
            <text:p>1818737</text:p>
          </table:table-cell>
          <table:table-cell office:value-type="float" office:value="226086712" calcext:value-type="float">
            <text:p>226086712</text:p>
          </table:table-cell>
          <table:table-cell office:value-type="float" office:value="238050593" calcext:value-type="float">
            <text:p>238050593</text:p>
          </table:table-cell>
          <table:table-cell office:value-type="float" office:value="266671062" calcext:value-type="float">
            <text:p>266671062</text:p>
          </table:table-cell>
          <table:table-cell office:value-type="float" office:value="317714494" calcext:value-type="float">
            <text:p>317714494</text:p>
          </table:table-cell>
          <table:table-cell office:value-type="float" office:value="465423" calcext:value-type="float">
            <text:p>465423</text:p>
          </table:table-cell>
          <table:table-cell office:value-type="float" office:value="566483" calcext:value-type="float">
            <text:p>566483</text:p>
          </table:table-cell>
          <table:table-cell office:value-type="float" office:value="1256381765" calcext:value-type="float">
            <text:p>1256381765</text:p>
          </table:table-cell>
          <table:table-cell office:value-type="float" office:value="1269354294" calcext:value-type="float">
            <text:p>1269354294</text:p>
          </table:table-cell>
          <table:table-cell office:value-type="float" office:value="920660651" calcext:value-type="float">
            <text:p>920660651</text:p>
          </table:table-cell>
          <table:table-cell office:value-type="float" office:value="961896062" calcext:value-type="float">
            <text:p>961896062</text:p>
          </table:table-cell>
          <table:table-cell office:value-type="float" office:value="32448610" calcext:value-type="float">
            <text:p>32448610</text:p>
          </table:table-cell>
          <table:table-cell office:value-type="float" office:value="32691168" calcext:value-type="float">
            <text:p>32691168</text:p>
          </table:table-cell>
          <table:table-cell office:value-type="float" office:value="958728061" calcext:value-type="float">
            <text:p>958728061</text:p>
          </table:table-cell>
          <table:table-cell office:value-type="float" office:value="971722381" calcext:value-type="float">
            <text:p>971722381</text:p>
          </table:table-cell>
          <table:table-cell office:value-type="float" office:value="1043091095" calcext:value-type="float">
            <text:p>1043091095</text:p>
          </table:table-cell>
          <table:table-cell office:value-type="float" office:value="1085298976" calcext:value-type="float">
            <text:p>1085298976</text:p>
          </table:table-cell>
          <table:table-cell office:value-type="float" office:value="33616425" calcext:value-type="float">
            <text:p>33616425</text:p>
          </table:table-cell>
          <table:table-cell office:value-type="float" office:value="33986445" calcext:value-type="float">
            <text:p>33986445</text:p>
          </table:table-cell>
          <table:table-cell office:value-type="float" office:value="487575760" calcext:value-type="float">
            <text:p>487575760</text:p>
          </table:table-cell>
          <table:table-cell office:value-type="float" office:value="524255913" calcext:value-type="float">
            <text:p>524255913</text:p>
          </table:table-cell>
          <table:table-cell office:value-type="float" office:value="425578490" calcext:value-type="float">
            <text:p>425578490</text:p>
          </table:table-cell>
          <table:table-cell office:value-type="float" office:value="478530196" calcext:value-type="float">
            <text:p>478530196</text:p>
          </table:table-cell>
          <table:table-cell office:value-type="float" office:value="6429169" calcext:value-type="float">
            <text:p>6429169</text:p>
          </table:table-cell>
          <table:table-cell office:value-type="float" office:value="6650496" calcext:value-type="float">
            <text:p>6650496</text:p>
          </table:table-cell>
        </table:table-row>
        <table:table-row table:style-name="ro1">
          <table:table-cell office:value-type="float" office:value="248019807" calcext:value-type="float">
            <text:p>248019807</text:p>
          </table:table-cell>
          <table:table-cell office:value-type="float" office:value="259765994" calcext:value-type="float">
            <text:p>259765994</text:p>
          </table:table-cell>
          <table:table-cell office:value-type="float" office:value="293459175" calcext:value-type="float">
            <text:p>293459175</text:p>
          </table:table-cell>
          <table:table-cell office:value-type="float" office:value="343759776" calcext:value-type="float">
            <text:p>343759776</text:p>
          </table:table-cell>
          <table:table-cell office:value-type="float" office:value="1115225" calcext:value-type="float">
            <text:p>1115225</text:p>
          </table:table-cell>
          <table:table-cell office:value-type="float" office:value="1227181" calcext:value-type="float">
            <text:p>1227181</text:p>
          </table:table-cell>
          <table:table-cell office:value-type="float" office:value="227181474" calcext:value-type="float">
            <text:p>227181474</text:p>
          </table:table-cell>
          <table:table-cell office:value-type="float" office:value="238875838" calcext:value-type="float">
            <text:p>238875838</text:p>
          </table:table-cell>
          <table:table-cell office:value-type="float" office:value="267353621" calcext:value-type="float">
            <text:p>267353621</text:p>
          </table:table-cell>
          <table:table-cell office:value-type="float" office:value="321049904" calcext:value-type="float">
            <text:p>321049904</text:p>
          </table:table-cell>
          <table:table-cell office:value-type="float" office:value="465213" calcext:value-type="float">
            <text:p>465213</text:p>
          </table:table-cell>
          <table:table-cell office:value-type="float" office:value="560127" calcext:value-type="float">
            <text:p>560127</text:p>
          </table:table-cell>
          <table:table-cell office:value-type="float" office:value="1074803786" calcext:value-type="float">
            <text:p>1074803786</text:p>
          </table:table-cell>
          <table:table-cell office:value-type="float" office:value="1087960767" calcext:value-type="float">
            <text:p>1087960767</text:p>
          </table:table-cell>
          <table:table-cell office:value-type="float" office:value="929696576" calcext:value-type="float">
            <text:p>929696576</text:p>
          </table:table-cell>
          <table:table-cell office:value-type="float" office:value="982324428" calcext:value-type="float">
            <text:p>982324428</text:p>
          </table:table-cell>
          <table:table-cell office:value-type="float" office:value="33043797" calcext:value-type="float">
            <text:p>33043797</text:p>
          </table:table-cell>
          <table:table-cell office:value-type="float" office:value="33306400" calcext:value-type="float">
            <text:p>33306400</text:p>
          </table:table-cell>
          <table:table-cell office:value-type="float" office:value="1278588290" calcext:value-type="float">
            <text:p>1278588290</text:p>
          </table:table-cell>
          <table:table-cell office:value-type="float" office:value="1304030911" calcext:value-type="float">
            <text:p>1304030911</text:p>
          </table:table-cell>
          <table:table-cell office:value-type="float" office:value="998745302" calcext:value-type="float">
            <text:p>998745302</text:p>
          </table:table-cell>
          <table:table-cell office:value-type="float" office:value="1070469646" calcext:value-type="float">
            <text:p>1070469646</text:p>
          </table:table-cell>
          <table:table-cell office:value-type="float" office:value="33489454" calcext:value-type="float">
            <text:p>33489454</text:p>
          </table:table-cell>
          <table:table-cell office:value-type="float" office:value="33866877" calcext:value-type="float">
            <text:p>33866877</text:p>
          </table:table-cell>
          <table:table-cell office:value-type="float" office:value="481850660" calcext:value-type="float">
            <text:p>481850660</text:p>
          </table:table-cell>
          <table:table-cell office:value-type="float" office:value="700539922" calcext:value-type="float">
            <text:p>700539922</text:p>
          </table:table-cell>
          <table:table-cell office:value-type="float" office:value="426054598" calcext:value-type="float">
            <text:p>426054598</text:p>
          </table:table-cell>
          <table:table-cell office:value-type="float" office:value="613468305" calcext:value-type="float">
            <text:p>613468305</text:p>
          </table:table-cell>
          <table:table-cell office:value-type="float" office:value="6439576" calcext:value-type="float">
            <text:p>6439576</text:p>
          </table:table-cell>
          <table:table-cell office:value-type="float" office:value="19811737" calcext:value-type="float">
            <text:p>19811737</text:p>
          </table:table-cell>
        </table:table-row>
        <table:table-row table:style-name="ro1">
          <table:table-cell office:value-type="float" office:value="248348970" calcext:value-type="float">
            <text:p>248348970</text:p>
          </table:table-cell>
          <table:table-cell office:value-type="float" office:value="260319417" calcext:value-type="float">
            <text:p>260319417</text:p>
          </table:table-cell>
          <table:table-cell office:value-type="float" office:value="281622893" calcext:value-type="float">
            <text:p>281622893</text:p>
          </table:table-cell>
          <table:table-cell office:value-type="float" office:value="340177895" calcext:value-type="float">
            <text:p>340177895</text:p>
          </table:table-cell>
          <table:table-cell office:value-type="float" office:value="1113060" calcext:value-type="float">
            <text:p>1113060</text:p>
          </table:table-cell>
          <table:table-cell office:value-type="float" office:value="1285359" calcext:value-type="float">
            <text:p>1285359</text:p>
          </table:table-cell>
          <table:table-cell office:value-type="float" office:value="226313486" calcext:value-type="float">
            <text:p>226313486</text:p>
          </table:table-cell>
          <table:table-cell office:value-type="float" office:value="238640123" calcext:value-type="float">
            <text:p>238640123</text:p>
          </table:table-cell>
          <table:table-cell office:value-type="float" office:value="263615366" calcext:value-type="float">
            <text:p>263615366</text:p>
          </table:table-cell>
          <table:table-cell office:value-type="float" office:value="314659497" calcext:value-type="float">
            <text:p>314659497</text:p>
          </table:table-cell>
          <table:table-cell office:value-type="float" office:value="466121" calcext:value-type="float">
            <text:p>466121</text:p>
          </table:table-cell>
          <table:table-cell office:value-type="float" office:value="583035" calcext:value-type="float">
            <text:p>583035</text:p>
          </table:table-cell>
          <table:table-cell office:value-type="float" office:value="1160867803" calcext:value-type="float">
            <text:p>1160867803</text:p>
          </table:table-cell>
          <table:table-cell office:value-type="float" office:value="1182663312" calcext:value-type="float">
            <text:p>1182663312</text:p>
          </table:table-cell>
          <table:table-cell office:value-type="float" office:value="857152575" calcext:value-type="float">
            <text:p>857152575</text:p>
          </table:table-cell>
          <table:table-cell office:value-type="float" office:value="937544083" calcext:value-type="float">
            <text:p>937544083</text:p>
          </table:table-cell>
          <table:table-cell office:value-type="float" office:value="32393086" calcext:value-type="float">
            <text:p>32393086</text:p>
          </table:table-cell>
          <table:table-cell office:value-type="float" office:value="32655410" calcext:value-type="float">
            <text:p>32655410</text:p>
          </table:table-cell>
          <table:table-cell office:value-type="float" office:value="1174437755" calcext:value-type="float">
            <text:p>1174437755</text:p>
          </table:table-cell>
          <table:table-cell office:value-type="float" office:value="1196596438" calcext:value-type="float">
            <text:p>1196596438</text:p>
          </table:table-cell>
          <table:table-cell office:value-type="float" office:value="1008443462" calcext:value-type="float">
            <text:p>1008443462</text:p>
          </table:table-cell>
          <table:table-cell office:value-type="float" office:value="1051508714" calcext:value-type="float">
            <text:p>1051508714</text:p>
          </table:table-cell>
          <table:table-cell office:value-type="float" office:value="31353219" calcext:value-type="float">
            <text:p>31353219</text:p>
          </table:table-cell>
          <table:table-cell office:value-type="float" office:value="31747264" calcext:value-type="float">
            <text:p>31747264</text:p>
          </table:table-cell>
          <table:table-cell office:value-type="float" office:value="461356294" calcext:value-type="float">
            <text:p>461356294</text:p>
          </table:table-cell>
          <table:table-cell office:value-type="float" office:value="547408926" calcext:value-type="float">
            <text:p>547408926</text:p>
          </table:table-cell>
          <table:table-cell office:value-type="float" office:value="443293104" calcext:value-type="float">
            <text:p>443293104</text:p>
          </table:table-cell>
          <table:table-cell office:value-type="float" office:value="501491217" calcext:value-type="float">
            <text:p>501491217</text:p>
          </table:table-cell>
          <table:table-cell office:value-type="float" office:value="6450541" calcext:value-type="float">
            <text:p>6450541</text:p>
          </table:table-cell>
          <table:table-cell office:value-type="float" office:value="6922249" calcext:value-type="float">
            <text:p>6922249</text:p>
          </table:table-cell>
        </table:table-row>
        <table:table-row table:style-name="ro1">
          <table:table-cell office:value-type="float" office:value="247629744" calcext:value-type="float">
            <text:p>247629744</text:p>
          </table:table-cell>
          <table:table-cell office:value-type="float" office:value="259502343" calcext:value-type="float">
            <text:p>259502343</text:p>
          </table:table-cell>
          <table:table-cell office:value-type="float" office:value="287642234" calcext:value-type="float">
            <text:p>287642234</text:p>
          </table:table-cell>
          <table:table-cell office:value-type="float" office:value="338068130" calcext:value-type="float">
            <text:p>338068130</text:p>
          </table:table-cell>
          <table:table-cell office:value-type="float" office:value="1114877" calcext:value-type="float">
            <text:p>1114877</text:p>
          </table:table-cell>
          <table:table-cell office:value-type="float" office:value="1238845" calcext:value-type="float">
            <text:p>1238845</text:p>
          </table:table-cell>
          <table:table-cell office:value-type="float" office:value="226888909" calcext:value-type="float">
            <text:p>226888909</text:p>
          </table:table-cell>
          <table:table-cell office:value-type="float" office:value="238663451" calcext:value-type="float">
            <text:p>238663451</text:p>
          </table:table-cell>
          <table:table-cell office:value-type="float" office:value="266858027" calcext:value-type="float">
            <text:p>266858027</text:p>
          </table:table-cell>
          <table:table-cell office:value-type="float" office:value="317875408" calcext:value-type="float">
            <text:p>317875408</text:p>
          </table:table-cell>
          <table:table-cell office:value-type="float" office:value="465562" calcext:value-type="float">
            <text:p>465562</text:p>
          </table:table-cell>
          <table:table-cell office:value-type="float" office:value="566902" calcext:value-type="float">
            <text:p>566902</text:p>
          </table:table-cell>
          <table:table-cell office:value-type="float" office:value="1208406949" calcext:value-type="float">
            <text:p>1208406949</text:p>
          </table:table-cell>
          <table:table-cell office:value-type="float" office:value="1234335526" calcext:value-type="float">
            <text:p>1234335526</text:p>
          </table:table-cell>
          <table:table-cell office:value-type="float" office:value="936762908" calcext:value-type="float">
            <text:p>936762908</text:p>
          </table:table-cell>
          <table:table-cell office:value-type="float" office:value="999811219" calcext:value-type="float">
            <text:p>999811219</text:p>
          </table:table-cell>
          <table:table-cell office:value-type="float" office:value="35306026" calcext:value-type="float">
            <text:p>35306026</text:p>
          </table:table-cell>
          <table:table-cell office:value-type="float" office:value="35546908" calcext:value-type="float">
            <text:p>35546908</text:p>
          </table:table-cell>
          <table:table-cell office:value-type="float" office:value="1133380579" calcext:value-type="float">
            <text:p>1133380579</text:p>
          </table:table-cell>
          <table:table-cell office:value-type="float" office:value="1158571911" calcext:value-type="float">
            <text:p>1158571911</text:p>
          </table:table-cell>
          <table:table-cell office:value-type="float" office:value="978175018" calcext:value-type="float">
            <text:p>978175018</text:p>
          </table:table-cell>
          <table:table-cell office:value-type="float" office:value="1063111727" calcext:value-type="float">
            <text:p>1063111727</text:p>
          </table:table-cell>
          <table:table-cell office:value-type="float" office:value="33585486" calcext:value-type="float">
            <text:p>33585486</text:p>
          </table:table-cell>
          <table:table-cell office:value-type="float" office:value="33944890" calcext:value-type="float">
            <text:p>33944890</text:p>
          </table:table-cell>
          <table:table-cell office:value-type="float" office:value="443479440" calcext:value-type="float">
            <text:p>443479440</text:p>
          </table:table-cell>
          <table:table-cell office:value-type="float" office:value="487451442" calcext:value-type="float">
            <text:p>487451442</text:p>
          </table:table-cell>
          <table:table-cell office:value-type="float" office:value="427765221" calcext:value-type="float">
            <text:p>427765221</text:p>
          </table:table-cell>
          <table:table-cell office:value-type="float" office:value="481564381" calcext:value-type="float">
            <text:p>481564381</text:p>
          </table:table-cell>
          <table:table-cell office:value-type="float" office:value="6430217" calcext:value-type="float">
            <text:p>6430217</text:p>
          </table:table-cell>
          <table:table-cell office:value-type="float" office:value="6651474" calcext:value-type="float">
            <text:p>6651474</text:p>
          </table:table-cell>
        </table:table-row>
        <table:table-row table:style-name="ro1">
          <table:table-cell office:value-type="float" office:value="247729407" calcext:value-type="float">
            <text:p>247729407</text:p>
          </table:table-cell>
          <table:table-cell office:value-type="float" office:value="259476572" calcext:value-type="float">
            <text:p>259476572</text:p>
          </table:table-cell>
          <table:table-cell office:value-type="float" office:value="282946386" calcext:value-type="float">
            <text:p>282946386</text:p>
          </table:table-cell>
          <table:table-cell office:value-type="float" office:value="333063583" calcext:value-type="float">
            <text:p>333063583</text:p>
          </table:table-cell>
          <table:table-cell office:value-type="float" office:value="1113899" calcext:value-type="float">
            <text:p>1113899</text:p>
          </table:table-cell>
          <table:table-cell office:value-type="float" office:value="1225296" calcext:value-type="float">
            <text:p>1225296</text:p>
          </table:table-cell>
          <table:table-cell office:value-type="float" office:value="226957981" calcext:value-type="float">
            <text:p>226957981</text:p>
          </table:table-cell>
          <table:table-cell office:value-type="float" office:value="238763184" calcext:value-type="float">
            <text:p>238763184</text:p>
          </table:table-cell>
          <table:table-cell office:value-type="float" office:value="264258744" calcext:value-type="float">
            <text:p>264258744</text:p>
          </table:table-cell>
          <table:table-cell office:value-type="float" office:value="315357770" calcext:value-type="float">
            <text:p>315357770</text:p>
          </table:table-cell>
          <table:table-cell office:value-type="float" office:value="466680" calcext:value-type="float">
            <text:p>466680</text:p>
          </table:table-cell>
          <table:table-cell office:value-type="float" office:value="559010" calcext:value-type="float">
            <text:p>559010</text:p>
          </table:table-cell>
          <table:table-cell office:value-type="float" office:value="1003875423" calcext:value-type="float">
            <text:p>1003875423</text:p>
          </table:table-cell>
          <table:table-cell office:value-type="float" office:value="1040927761" calcext:value-type="float">
            <text:p>1040927761</text:p>
          </table:table-cell>
          <table:table-cell office:value-type="float" office:value="947263405" calcext:value-type="float">
            <text:p>947263405</text:p>
          </table:table-cell>
          <table:table-cell office:value-type="float" office:value="1013020440" calcext:value-type="float">
            <text:p>1013020440</text:p>
          </table:table-cell>
          <table:table-cell office:value-type="float" office:value="32950210" calcext:value-type="float">
            <text:p>32950210</text:p>
          </table:table-cell>
          <table:table-cell office:value-type="float" office:value="33246616" calcext:value-type="float">
            <text:p>33246616</text:p>
          </table:table-cell>
          <table:table-cell office:value-type="float" office:value="1029814616" calcext:value-type="float">
            <text:p>1029814616</text:p>
          </table:table-cell>
          <table:table-cell office:value-type="float" office:value="1063932292" calcext:value-type="float">
            <text:p>1063932292</text:p>
          </table:table-cell>
          <table:table-cell office:value-type="float" office:value="979129818" calcext:value-type="float">
            <text:p>979129818</text:p>
          </table:table-cell>
          <table:table-cell office:value-type="float" office:value="1027127961" calcext:value-type="float">
            <text:p>1027127961</text:p>
          </table:table-cell>
          <table:table-cell office:value-type="float" office:value="31443454" calcext:value-type="float">
            <text:p>31443454</text:p>
          </table:table-cell>
          <table:table-cell office:value-type="float" office:value="31832959" calcext:value-type="float">
            <text:p>31832959</text:p>
          </table:table-cell>
          <table:table-cell office:value-type="float" office:value="460809297" calcext:value-type="float">
            <text:p>460809297</text:p>
          </table:table-cell>
          <table:table-cell office:value-type="float" office:value="731319255" calcext:value-type="float">
            <text:p>731319255</text:p>
          </table:table-cell>
          <table:table-cell office:value-type="float" office:value="462301316" calcext:value-type="float">
            <text:p>462301316</text:p>
          </table:table-cell>
          <table:table-cell office:value-type="float" office:value="642882310" calcext:value-type="float">
            <text:p>642882310</text:p>
          </table:table-cell>
          <table:table-cell office:value-type="float" office:value="6430985" calcext:value-type="float">
            <text:p>6430985</text:p>
          </table:table-cell>
          <table:table-cell office:value-type="float" office:value="19877318" calcext:value-type="float">
            <text:p>19877318</text:p>
          </table:table-cell>
        </table:table-row>
        <table:table-row table:style-name="ro1">
          <table:table-cell office:value-type="float" office:value="249341274" calcext:value-type="float">
            <text:p>249341274</text:p>
          </table:table-cell>
          <table:table-cell office:value-type="float" office:value="260998413" calcext:value-type="float">
            <text:p>260998413</text:p>
          </table:table-cell>
          <table:table-cell office:value-type="float" office:value="282879617" calcext:value-type="float">
            <text:p>282879617</text:p>
          </table:table-cell>
          <table:table-cell office:value-type="float" office:value="333046122" calcext:value-type="float">
            <text:p>333046122</text:p>
          </table:table-cell>
          <table:table-cell office:value-type="float" office:value="1112921" calcext:value-type="float">
            <text:p>1112921</text:p>
          </table:table-cell>
          <table:table-cell office:value-type="float" office:value="1286197" calcext:value-type="float">
            <text:p>1286197</text:p>
          </table:table-cell>
          <table:table-cell office:value-type="float" office:value="227251384" calcext:value-type="float">
            <text:p>227251384</text:p>
          </table:table-cell>
          <table:table-cell office:value-type="float" office:value="239448256" calcext:value-type="float">
            <text:p>239448256</text:p>
          </table:table-cell>
          <table:table-cell office:value-type="float" office:value="262289988" calcext:value-type="float">
            <text:p>262289988</text:p>
          </table:table-cell>
          <table:table-cell office:value-type="float" office:value="316361249" calcext:value-type="float">
            <text:p>316361249</text:p>
          </table:table-cell>
          <table:table-cell office:value-type="float" office:value="465702" calcext:value-type="float">
            <text:p>465702</text:p>
          </table:table-cell>
          <table:table-cell office:value-type="float" office:value="583175" calcext:value-type="float">
            <text:p>583175</text:p>
          </table:table-cell>
          <table:table-cell office:value-type="float" office:value="1065854534" calcext:value-type="float">
            <text:p>1065854534</text:p>
          </table:table-cell>
          <table:table-cell office:value-type="float" office:value="1095318825" calcext:value-type="float">
            <text:p>1095318825</text:p>
          </table:table-cell>
          <table:table-cell office:value-type="float" office:value="927164062" calcext:value-type="float">
            <text:p>927164062</text:p>
          </table:table-cell>
          <table:table-cell office:value-type="float" office:value="976021811" calcext:value-type="float">
            <text:p>976021811</text:p>
          </table:table-cell>
          <table:table-cell office:value-type="float" office:value="32003581" calcext:value-type="float">
            <text:p>32003581</text:p>
          </table:table-cell>
          <table:table-cell office:value-type="float" office:value="32262343" calcext:value-type="float">
            <text:p>32262343</text:p>
          </table:table-cell>
          <table:table-cell office:value-type="float" office:value="1216309281" calcext:value-type="float">
            <text:p>1216309281</text:p>
          </table:table-cell>
          <table:table-cell office:value-type="float" office:value="1238920117" calcext:value-type="float">
            <text:p>1238920117</text:p>
          </table:table-cell>
          <table:table-cell office:value-type="float" office:value="1000862051" calcext:value-type="float">
            <text:p>1000862051</text:p>
          </table:table-cell>
          <table:table-cell office:value-type="float" office:value="1058335281" calcext:value-type="float">
            <text:p>1058335281</text:p>
          </table:table-cell>
          <table:table-cell office:value-type="float" office:value="36493118" calcext:value-type="float">
            <text:p>36493118</text:p>
          </table:table-cell>
          <table:table-cell office:value-type="float" office:value="36886045" calcext:value-type="float">
            <text:p>36886045</text:p>
          </table:table-cell>
          <table:table-cell office:value-type="float" office:value="442303313" calcext:value-type="float">
            <text:p>442303313</text:p>
          </table:table-cell>
          <table:table-cell office:value-type="float" office:value="492737380" calcext:value-type="float">
            <text:p>492737380</text:p>
          </table:table-cell>
          <table:table-cell office:value-type="float" office:value="456869061" calcext:value-type="float">
            <text:p>456869061</text:p>
          </table:table-cell>
          <table:table-cell office:value-type="float" office:value="513697517" calcext:value-type="float">
            <text:p>513697517</text:p>
          </table:table-cell>
          <table:table-cell office:value-type="float" office:value="6478338" calcext:value-type="float">
            <text:p>6478338</text:p>
          </table:table-cell>
          <table:table-cell office:value-type="float" office:value="6948929" calcext:value-type="float">
            <text:p>6948929</text:p>
          </table:table-cell>
        </table:table-row>
        <table:table-row table:style-name="ro1">
          <table:table-cell office:value-type="float" office:value="249699002" calcext:value-type="float">
            <text:p>249699002</text:p>
          </table:table-cell>
          <table:table-cell office:value-type="float" office:value="261566502" calcext:value-type="float">
            <text:p>261566502</text:p>
          </table:table-cell>
          <table:table-cell office:value-type="float" office:value="285275173" calcext:value-type="float">
            <text:p>285275173</text:p>
          </table:table-cell>
          <table:table-cell office:value-type="float" office:value="337636580" calcext:value-type="float">
            <text:p>337636580</text:p>
          </table:table-cell>
          <table:table-cell office:value-type="float" office:value="1636242" calcext:value-type="float">
            <text:p>1636242</text:p>
          </table:table-cell>
          <table:table-cell office:value-type="float" office:value="1815734" calcext:value-type="float">
            <text:p>1815734</text:p>
          </table:table-cell>
          <table:table-cell office:value-type="float" office:value="226518959" calcext:value-type="float">
            <text:p>226518959</text:p>
          </table:table-cell>
          <table:table-cell office:value-type="float" office:value="238586275" calcext:value-type="float">
            <text:p>238586275</text:p>
          </table:table-cell>
          <table:table-cell office:value-type="float" office:value="265891633" calcext:value-type="float">
            <text:p>265891633</text:p>
          </table:table-cell>
          <table:table-cell office:value-type="float" office:value="317083338" calcext:value-type="float">
            <text:p>317083338</text:p>
          </table:table-cell>
          <table:table-cell office:value-type="float" office:value="464584" calcext:value-type="float">
            <text:p>464584</text:p>
          </table:table-cell>
          <table:table-cell office:value-type="float" office:value="564806" calcext:value-type="float">
            <text:p>564806</text:p>
          </table:table-cell>
          <table:table-cell office:value-type="float" office:value="1106136402" calcext:value-type="float">
            <text:p>1106136402</text:p>
          </table:table-cell>
          <table:table-cell office:value-type="float" office:value="1119274665" calcext:value-type="float">
            <text:p>1119274665</text:p>
          </table:table-cell>
          <table:table-cell office:value-type="float" office:value="861289065" calcext:value-type="float">
            <text:p>861289065</text:p>
          </table:table-cell>
          <table:table-cell office:value-type="float" office:value="903602197" calcext:value-type="float">
            <text:p>903602197</text:p>
          </table:table-cell>
          <table:table-cell office:value-type="float" office:value="33168045" calcext:value-type="float">
            <text:p>33168045</text:p>
          </table:table-cell>
          <table:table-cell office:value-type="float" office:value="33414445" calcext:value-type="float">
            <text:p>33414445</text:p>
          </table:table-cell>
          <table:table-cell office:value-type="float" office:value="1169642243" calcext:value-type="float">
            <text:p>1169642243</text:p>
          </table:table-cell>
          <table:table-cell office:value-type="float" office:value="1183737751" calcext:value-type="float">
            <text:p>1183737751</text:p>
          </table:table-cell>
          <table:table-cell office:value-type="float" office:value="1030413714" calcext:value-type="float">
            <text:p>1030413714</text:p>
          </table:table-cell>
          <table:table-cell office:value-type="float" office:value="1073161189" calcext:value-type="float">
            <text:p>1073161189</text:p>
          </table:table-cell>
          <table:table-cell office:value-type="float" office:value="31351962" calcext:value-type="float">
            <text:p>31351962</text:p>
          </table:table-cell>
          <table:table-cell office:value-type="float" office:value="31715835" calcext:value-type="float">
            <text:p>31715835</text:p>
          </table:table-cell>
          <table:table-cell office:value-type="float" office:value="435125934" calcext:value-type="float">
            <text:p>435125934</text:p>
          </table:table-cell>
          <table:table-cell office:value-type="float" office:value="481517867" calcext:value-type="float">
            <text:p>481517867</text:p>
          </table:table-cell>
          <table:table-cell office:value-type="float" office:value="446476888" calcext:value-type="float">
            <text:p>446476888</text:p>
          </table:table-cell>
          <table:table-cell office:value-type="float" office:value="499376073" calcext:value-type="float">
            <text:p>499376073</text:p>
          </table:table-cell>
          <table:table-cell office:value-type="float" office:value="6476871" calcext:value-type="float">
            <text:p>6476871</text:p>
          </table:table-cell>
          <table:table-cell office:value-type="float" office:value="6698966" calcext:value-type="float">
            <text:p>6698966</text:p>
          </table:table-cell>
        </table:table-row>
        <table:table-row table:style-name="ro1">
          <table:table-cell office:value-type="float" office:value="247459960" calcext:value-type="float">
            <text:p>247459960</text:p>
          </table:table-cell>
          <table:table-cell office:value-type="float" office:value="259216693" calcext:value-type="float">
            <text:p>259216693</text:p>
          </table:table-cell>
          <table:table-cell office:value-type="float" office:value="285442373" calcext:value-type="float">
            <text:p>285442373</text:p>
          </table:table-cell>
          <table:table-cell office:value-type="float" office:value="338871514" calcext:value-type="float">
            <text:p>338871514</text:p>
          </table:table-cell>
          <table:table-cell office:value-type="float" office:value="1663759" calcext:value-type="float">
            <text:p>1663759</text:p>
          </table:table-cell>
          <table:table-cell office:value-type="float" office:value="1819925" calcext:value-type="float">
            <text:p>1819925</text:p>
          </table:table-cell>
          <table:table-cell office:value-type="float" office:value="226698870" calcext:value-type="float">
            <text:p>226698870</text:p>
          </table:table-cell>
          <table:table-cell office:value-type="float" office:value="238360269" calcext:value-type="float">
            <text:p>238360269</text:p>
          </table:table-cell>
          <table:table-cell office:value-type="float" office:value="267216662" calcext:value-type="float">
            <text:p>267216662</text:p>
          </table:table-cell>
          <table:table-cell office:value-type="float" office:value="318498882" calcext:value-type="float">
            <text:p>318498882</text:p>
          </table:table-cell>
          <table:table-cell office:value-type="float" office:value="465981" calcext:value-type="float">
            <text:p>465981</text:p>
          </table:table-cell>
          <table:table-cell office:value-type="float" office:value="561594" calcext:value-type="float">
            <text:p>561594</text:p>
          </table:table-cell>
          <table:table-cell office:value-type="float" office:value="952300010" calcext:value-type="float">
            <text:p>952300010</text:p>
          </table:table-cell>
          <table:table-cell office:value-type="float" office:value="965552533" calcext:value-type="float">
            <text:p>965552533</text:p>
          </table:table-cell>
          <table:table-cell office:value-type="float" office:value="937942598" calcext:value-type="float">
            <text:p>937942598</text:p>
          </table:table-cell>
          <table:table-cell office:value-type="float" office:value="1006369037" calcext:value-type="float">
            <text:p>1006369037</text:p>
          </table:table-cell>
          <table:table-cell office:value-type="float" office:value="33072432" calcext:value-type="float">
            <text:p>33072432</text:p>
          </table:table-cell>
          <table:table-cell office:value-type="float" office:value="33336572" calcext:value-type="float">
            <text:p>33336572</text:p>
          </table:table-cell>
          <table:table-cell office:value-type="float" office:value="1226513721" calcext:value-type="float">
            <text:p>1226513721</text:p>
          </table:table-cell>
          <table:table-cell office:value-type="float" office:value="1251740253" calcext:value-type="float">
            <text:p>1251740253</text:p>
          </table:table-cell>
          <table:table-cell office:value-type="float" office:value="1067532610" calcext:value-type="float">
            <text:p>1067532610</text:p>
          </table:table-cell>
          <table:table-cell office:value-type="float" office:value="1126090685" calcext:value-type="float">
            <text:p>1126090685</text:p>
          </table:table-cell>
          <table:table-cell office:value-type="float" office:value="34981753" calcext:value-type="float">
            <text:p>34981753</text:p>
          </table:table-cell>
          <table:table-cell office:value-type="float" office:value="35346604" calcext:value-type="float">
            <text:p>35346604</text:p>
          </table:table-cell>
          <table:table-cell office:value-type="float" office:value="451174203" calcext:value-type="float">
            <text:p>451174203</text:p>
          </table:table-cell>
          <table:table-cell office:value-type="float" office:value="655863920" calcext:value-type="float">
            <text:p>655863920</text:p>
          </table:table-cell>
          <table:table-cell office:value-type="float" office:value="453138698" calcext:value-type="float">
            <text:p>453138698</text:p>
          </table:table-cell>
          <table:table-cell office:value-type="float" office:value="636232303" calcext:value-type="float">
            <text:p>636232303</text:p>
          </table:table-cell>
          <table:table-cell office:value-type="float" office:value="6475684" calcext:value-type="float">
            <text:p>6475684</text:p>
          </table:table-cell>
          <table:table-cell office:value-type="float" office:value="19889261" calcext:value-type="float">
            <text:p>19889261</text:p>
          </table:table-cell>
        </table:table-row>
        <table:table-row table:style-name="ro1">
          <table:table-cell office:value-type="float" office:value="247662639" calcext:value-type="float">
            <text:p>247662639</text:p>
          </table:table-cell>
          <table:table-cell office:value-type="float" office:value="259525460" calcext:value-type="float">
            <text:p>259525460</text:p>
          </table:table-cell>
          <table:table-cell office:value-type="float" office:value="282090062" calcext:value-type="float">
            <text:p>282090062</text:p>
          </table:table-cell>
          <table:table-cell office:value-type="float" office:value="332322287" calcext:value-type="float">
            <text:p>332322287</text:p>
          </table:table-cell>
          <table:table-cell office:value-type="float" office:value="1113689" calcext:value-type="float">
            <text:p>1113689</text:p>
          </table:table-cell>
          <table:table-cell office:value-type="float" office:value="1286406" calcext:value-type="float">
            <text:p>1286406</text:p>
          </table:table-cell>
          <table:table-cell office:value-type="float" office:value="226714375" calcext:value-type="float">
            <text:p>226714375</text:p>
          </table:table-cell>
          <table:table-cell office:value-type="float" office:value="238896930" calcext:value-type="float">
            <text:p>238896930</text:p>
          </table:table-cell>
          <table:table-cell office:value-type="float" office:value="261831061" calcext:value-type="float">
            <text:p>261831061</text:p>
          </table:table-cell>
          <table:table-cell office:value-type="float" office:value="313227611" calcext:value-type="float">
            <text:p>313227611</text:p>
          </table:table-cell>
          <table:table-cell office:value-type="float" office:value="463258" calcext:value-type="float">
            <text:p>463258</text:p>
          </table:table-cell>
          <table:table-cell office:value-type="float" office:value="579543" calcext:value-type="float">
            <text:p>579543</text:p>
          </table:table-cell>
          <table:table-cell office:value-type="float" office:value="1156776431" calcext:value-type="float">
            <text:p>1156776431</text:p>
          </table:table-cell>
          <table:table-cell office:value-type="float" office:value="1170223881" calcext:value-type="float">
            <text:p>1170223881</text:p>
          </table:table-cell>
          <table:table-cell office:value-type="float" office:value="864792443" calcext:value-type="float">
            <text:p>864792443</text:p>
          </table:table-cell>
          <table:table-cell office:value-type="float" office:value="932178247" calcext:value-type="float">
            <text:p>932178247</text:p>
          </table:table-cell>
          <table:table-cell office:value-type="float" office:value="30724298" calcext:value-type="float">
            <text:p>30724298</text:p>
          </table:table-cell>
          <table:table-cell office:value-type="float" office:value="30997307" calcext:value-type="float">
            <text:p>30997307</text:p>
          </table:table-cell>
          <table:table-cell office:value-type="float" office:value="1157674729" calcext:value-type="float">
            <text:p>1157674729</text:p>
          </table:table-cell>
          <table:table-cell office:value-type="float" office:value="1171467196" calcext:value-type="float">
            <text:p>1171467196</text:p>
          </table:table-cell>
          <table:table-cell office:value-type="float" office:value="992358875" calcext:value-type="float">
            <text:p>992358875</text:p>
          </table:table-cell>
          <table:table-cell office:value-type="float" office:value="1063669060" calcext:value-type="float">
            <text:p>1063669060</text:p>
          </table:table-cell>
          <table:table-cell office:value-type="float" office:value="31511619" calcext:value-type="float">
            <text:p>31511619</text:p>
          </table:table-cell>
          <table:table-cell office:value-type="float" office:value="31930737" calcext:value-type="float">
            <text:p>31930737</text:p>
          </table:table-cell>
          <table:table-cell office:value-type="float" office:value="448097765" calcext:value-type="float">
            <text:p>448097765</text:p>
          </table:table-cell>
          <table:table-cell office:value-type="float" office:value="499516803" calcext:value-type="float">
            <text:p>499516803</text:p>
          </table:table-cell>
          <table:table-cell office:value-type="float" office:value="452146533" calcext:value-type="float">
            <text:p>452146533</text:p>
          </table:table-cell>
          <table:table-cell office:value-type="float" office:value="508617122" calcext:value-type="float">
            <text:p>508617122</text:p>
          </table:table-cell>
          <table:table-cell office:value-type="float" office:value="6445582" calcext:value-type="float">
            <text:p>6445582</text:p>
          </table:table-cell>
          <table:table-cell office:value-type="float" office:value="6916731" calcext:value-type="float">
            <text:p>6916731</text:p>
          </table:table-cell>
        </table:table-row>
        <table:table-row table:style-name="ro1">
          <table:table-cell office:value-type="float" office:value="248105642" calcext:value-type="float">
            <text:p>248105642</text:p>
          </table:table-cell>
          <table:table-cell office:value-type="float" office:value="260041797" calcext:value-type="float">
            <text:p>260041797</text:p>
          </table:table-cell>
          <table:table-cell office:value-type="float" office:value="283143408" calcext:value-type="float">
            <text:p>283143408</text:p>
          </table:table-cell>
          <table:table-cell office:value-type="float" office:value="333557151" calcext:value-type="float">
            <text:p>333557151</text:p>
          </table:table-cell>
          <table:table-cell office:value-type="float" office:value="1115574" calcext:value-type="float">
            <text:p>1115574</text:p>
          </table:table-cell>
          <table:table-cell office:value-type="float" office:value="1238495" calcext:value-type="float">
            <text:p>1238495</text:p>
          </table:table-cell>
          <table:table-cell office:value-type="float" office:value="226590127" calcext:value-type="float">
            <text:p>226590127</text:p>
          </table:table-cell>
          <table:table-cell office:value-type="float" office:value="238378497" calcext:value-type="float">
            <text:p>238378497</text:p>
          </table:table-cell>
          <table:table-cell office:value-type="float" office:value="260829467" calcext:value-type="float">
            <text:p>260829467</text:p>
          </table:table-cell>
          <table:table-cell office:value-type="float" office:value="311854042" calcext:value-type="float">
            <text:p>311854042</text:p>
          </table:table-cell>
          <table:table-cell office:value-type="float" office:value="465283" calcext:value-type="float">
            <text:p>465283</text:p>
          </table:table-cell>
          <table:table-cell office:value-type="float" office:value="567251" calcext:value-type="float">
            <text:p>567251</text:p>
          </table:table-cell>
          <table:table-cell office:value-type="float" office:value="1110593533" calcext:value-type="float">
            <text:p>1110593533</text:p>
          </table:table-cell>
          <table:table-cell office:value-type="float" office:value="1135653494" calcext:value-type="float">
            <text:p>1135653494</text:p>
          </table:table-cell>
          <table:table-cell office:value-type="float" office:value="873881588" calcext:value-type="float">
            <text:p>873881588</text:p>
          </table:table-cell>
          <table:table-cell office:value-type="float" office:value="934626883" calcext:value-type="float">
            <text:p>934626883</text:p>
          </table:table-cell>
          <table:table-cell office:value-type="float" office:value="30407498" calcext:value-type="float">
            <text:p>30407498</text:p>
          </table:table-cell>
          <table:table-cell office:value-type="float" office:value="30650057" calcext:value-type="float">
            <text:p>30650057</text:p>
          </table:table-cell>
          <table:table-cell office:value-type="float" office:value="972385734" calcext:value-type="float">
            <text:p>972385734</text:p>
          </table:table-cell>
          <table:table-cell office:value-type="float" office:value="1009724700" calcext:value-type="float">
            <text:p>1009724700</text:p>
          </table:table-cell>
          <table:table-cell office:value-type="float" office:value="1008581468" calcext:value-type="float">
            <text:p>1008581468</text:p>
          </table:table-cell>
          <table:table-cell office:value-type="float" office:value="1064044247" calcext:value-type="float">
            <text:p>1064044247</text:p>
          </table:table-cell>
          <table:table-cell office:value-type="float" office:value="32779238" calcext:value-type="float">
            <text:p>32779238</text:p>
          </table:table-cell>
          <table:table-cell office:value-type="float" office:value="33141715" calcext:value-type="float">
            <text:p>33141715</text:p>
          </table:table-cell>
          <table:table-cell office:value-type="float" office:value="447973238" calcext:value-type="float">
            <text:p>447973238</text:p>
          </table:table-cell>
          <table:table-cell office:value-type="float" office:value="489957697" calcext:value-type="float">
            <text:p>489957697</text:p>
          </table:table-cell>
          <table:table-cell office:value-type="float" office:value="441282232" calcext:value-type="float">
            <text:p>441282232</text:p>
          </table:table-cell>
          <table:table-cell office:value-type="float" office:value="494220808" calcext:value-type="float">
            <text:p>494220808</text:p>
          </table:table-cell>
          <table:table-cell office:value-type="float" office:value="6452497" calcext:value-type="float">
            <text:p>6452497</text:p>
          </table:table-cell>
          <table:table-cell office:value-type="float" office:value="6675570" calcext:value-type="float">
            <text:p>6675570</text:p>
          </table:table-cell>
        </table:table-row>
        <table:table-row table:style-name="ro1">
          <table:table-cell office:value-type="float" office:value="248032588" calcext:value-type="float">
            <text:p>248032588</text:p>
          </table:table-cell>
          <table:table-cell office:value-type="float" office:value="259791067" calcext:value-type="float">
            <text:p>259791067</text:p>
          </table:table-cell>
          <table:table-cell office:value-type="float" office:value="283257739" calcext:value-type="float">
            <text:p>283257739</text:p>
          </table:table-cell>
          <table:table-cell office:value-type="float" office:value="333521323" calcext:value-type="float">
            <text:p>333521323</text:p>
          </table:table-cell>
          <table:table-cell office:value-type="float" office:value="1116692" calcext:value-type="float">
            <text:p>1116692</text:p>
          </table:table-cell>
          <table:table-cell office:value-type="float" office:value="1226762" calcext:value-type="float">
            <text:p>1226762</text:p>
          </table:table-cell>
          <table:table-cell office:value-type="float" office:value="227005473" calcext:value-type="float">
            <text:p>227005473</text:p>
          </table:table-cell>
          <table:table-cell office:value-type="float" office:value="238917393" calcext:value-type="float">
            <text:p>238917393</text:p>
          </table:table-cell>
          <table:table-cell office:value-type="float" office:value="269277539" calcext:value-type="float">
            <text:p>269277539</text:p>
          </table:table-cell>
          <table:table-cell office:value-type="float" office:value="320318247" calcext:value-type="float">
            <text:p>320318247</text:p>
          </table:table-cell>
          <table:table-cell office:value-type="float" office:value="467587" calcext:value-type="float">
            <text:p>467587</text:p>
          </table:table-cell>
          <table:table-cell office:value-type="float" office:value="560197" calcext:value-type="float">
            <text:p>560197</text:p>
          </table:table-cell>
          <table:table-cell office:value-type="float" office:value="1237347431" calcext:value-type="float">
            <text:p>1237347431</text:p>
          </table:table-cell>
          <table:table-cell office:value-type="float" office:value="1250492748" calcext:value-type="float">
            <text:p>1250492748</text:p>
          </table:table-cell>
          <table:table-cell office:value-type="float" office:value="897557643" calcext:value-type="float">
            <text:p>897557643</text:p>
          </table:table-cell>
          <table:table-cell office:value-type="float" office:value="960433166" calcext:value-type="float">
            <text:p>960433166</text:p>
          </table:table-cell>
          <table:table-cell office:value-type="float" office:value="31879333" calcext:value-type="float">
            <text:p>31879333</text:p>
          </table:table-cell>
          <table:table-cell office:value-type="float" office:value="32138444" calcext:value-type="float">
            <text:p>32138444</text:p>
          </table:table-cell>
          <table:table-cell office:value-type="float" office:value="1016290619" calcext:value-type="float">
            <text:p>1016290619</text:p>
          </table:table-cell>
          <table:table-cell office:value-type="float" office:value="1029395777" calcext:value-type="float">
            <text:p>1029395777</text:p>
          </table:table-cell>
          <table:table-cell office:value-type="float" office:value="1055650024" calcext:value-type="float">
            <text:p>1055650024</text:p>
          </table:table-cell>
          <table:table-cell office:value-type="float" office:value="1097495220" calcext:value-type="float">
            <text:p>1097495220</text:p>
          </table:table-cell>
          <table:table-cell office:value-type="float" office:value="31332895" calcext:value-type="float">
            <text:p>31332895</text:p>
          </table:table-cell>
          <table:table-cell office:value-type="float" office:value="31702285" calcext:value-type="float">
            <text:p>31702285</text:p>
          </table:table-cell>
          <table:table-cell office:value-type="float" office:value="430856116" calcext:value-type="float">
            <text:p>430856116</text:p>
          </table:table-cell>
          <table:table-cell office:value-type="float" office:value="626159444" calcext:value-type="float">
            <text:p>626159444</text:p>
          </table:table-cell>
          <table:table-cell office:value-type="float" office:value="446388958" calcext:value-type="float">
            <text:p>446388958</text:p>
          </table:table-cell>
          <table:table-cell office:value-type="float" office:value="624041018" calcext:value-type="float">
            <text:p>624041018</text:p>
          </table:table-cell>
          <table:table-cell office:value-type="float" office:value="6439506" calcext:value-type="float">
            <text:p>6439506</text:p>
          </table:table-cell>
          <table:table-cell office:value-type="float" office:value="19846937" calcext:value-type="float">
            <text:p>19846937</text:p>
          </table:table-cell>
        </table:table-row>
        <table:table-row table:style-name="ro1">
          <table:table-cell office:value-type="float" office:value="248073585" calcext:value-type="float">
            <text:p>248073585</text:p>
          </table:table-cell>
          <table:table-cell office:value-type="float" office:value="259766413" calcext:value-type="float">
            <text:p>259766413</text:p>
          </table:table-cell>
          <table:table-cell office:value-type="float" office:value="282420830" calcext:value-type="float">
            <text:p>282420830</text:p>
          </table:table-cell>
          <table:table-cell office:value-type="float" office:value="332550668" calcext:value-type="float">
            <text:p>332550668</text:p>
          </table:table-cell>
          <table:table-cell office:value-type="float" office:value="1113270" calcext:value-type="float">
            <text:p>1113270</text:p>
          </table:table-cell>
          <table:table-cell office:value-type="float" office:value="1281098" calcext:value-type="float">
            <text:p>1281098</text:p>
          </table:table-cell>
          <table:table-cell office:value-type="float" office:value="226899804" calcext:value-type="float">
            <text:p>226899804</text:p>
          </table:table-cell>
          <table:table-cell office:value-type="float" office:value="239169101" calcext:value-type="float">
            <text:p>239169101</text:p>
          </table:table-cell>
          <table:table-cell office:value-type="float" office:value="263836973" calcext:value-type="float">
            <text:p>263836973</text:p>
          </table:table-cell>
          <table:table-cell office:value-type="float" office:value="315268653" calcext:value-type="float">
            <text:p>315268653</text:p>
          </table:table-cell>
          <table:table-cell office:value-type="float" office:value="466120" calcext:value-type="float">
            <text:p>466120</text:p>
          </table:table-cell>
          <table:table-cell office:value-type="float" office:value="583524" calcext:value-type="float">
            <text:p>583524</text:p>
          </table:table-cell>
          <table:table-cell office:value-type="float" office:value="1114753349" calcext:value-type="float">
            <text:p>1114753349</text:p>
          </table:table-cell>
          <table:table-cell office:value-type="float" office:value="1140492097" calcext:value-type="float">
            <text:p>1140492097</text:p>
          </table:table-cell>
          <table:table-cell office:value-type="float" office:value="865675027" calcext:value-type="float">
            <text:p>865675027</text:p>
          </table:table-cell>
          <table:table-cell office:value-type="float" office:value="908884433" calcext:value-type="float">
            <text:p>908884433</text:p>
          </table:table-cell>
          <table:table-cell office:value-type="float" office:value="31997225" calcext:value-type="float">
            <text:p>31997225</text:p>
          </table:table-cell>
          <table:table-cell office:value-type="float" office:value="32277009" calcext:value-type="float">
            <text:p>32277009</text:p>
          </table:table-cell>
          <table:table-cell office:value-type="float" office:value="1206964867" calcext:value-type="float">
            <text:p>1206964867</text:p>
          </table:table-cell>
          <table:table-cell office:value-type="float" office:value="1220666749" calcext:value-type="float">
            <text:p>1220666749</text:p>
          </table:table-cell>
          <table:table-cell office:value-type="float" office:value="1022684938" calcext:value-type="float">
            <text:p>1022684938</text:p>
          </table:table-cell>
          <table:table-cell office:value-type="float" office:value="1091642380" calcext:value-type="float">
            <text:p>1091642380</text:p>
          </table:table-cell>
          <table:table-cell office:value-type="float" office:value="32625727" calcext:value-type="float">
            <text:p>32625727</text:p>
          </table:table-cell>
          <table:table-cell office:value-type="float" office:value="33030737" calcext:value-type="float">
            <text:p>33030737</text:p>
          </table:table-cell>
          <table:table-cell office:value-type="float" office:value="477767948" calcext:value-type="float">
            <text:p>477767948</text:p>
          </table:table-cell>
          <table:table-cell office:value-type="float" office:value="531413248" calcext:value-type="float">
            <text:p>531413248</text:p>
          </table:table-cell>
          <table:table-cell office:value-type="float" office:value="443186874" calcext:value-type="float">
            <text:p>443186874</text:p>
          </table:table-cell>
          <table:table-cell office:value-type="float" office:value="501145921" calcext:value-type="float">
            <text:p>501145921</text:p>
          </table:table-cell>
          <table:table-cell office:value-type="float" office:value="6440833" calcext:value-type="float">
            <text:p>6440833</text:p>
          </table:table-cell>
          <table:table-cell office:value-type="float" office:value="6911074" calcext:value-type="float">
            <text:p>6911074</text:p>
          </table:table-cell>
        </table:table-row>
        <table:table-row table:style-name="ro1">
          <table:table-cell office:value-type="float" office:value="249219262" calcext:value-type="float">
            <text:p>249219262</text:p>
          </table:table-cell>
          <table:table-cell office:value-type="float" office:value="261108204" calcext:value-type="float">
            <text:p>261108204</text:p>
          </table:table-cell>
          <table:table-cell office:value-type="float" office:value="281831020" calcext:value-type="float">
            <text:p>281831020</text:p>
          </table:table-cell>
          <table:table-cell office:value-type="float" office:value="336957234" calcext:value-type="float">
            <text:p>336957234</text:p>
          </table:table-cell>
          <table:table-cell office:value-type="float" office:value="1467435" calcext:value-type="float">
            <text:p>1467435</text:p>
          </table:table-cell>
          <table:table-cell office:value-type="float" office:value="1644273" calcext:value-type="float">
            <text:p>1644273</text:p>
          </table:table-cell>
          <table:table-cell office:value-type="float" office:value="226536280" calcext:value-type="float">
            <text:p>226536280</text:p>
          </table:table-cell>
          <table:table-cell office:value-type="float" office:value="238641381" calcext:value-type="float">
            <text:p>238641381</text:p>
          </table:table-cell>
          <table:table-cell office:value-type="float" office:value="264062699" calcext:value-type="float">
            <text:p>264062699</text:p>
          </table:table-cell>
          <table:table-cell office:value-type="float" office:value="315175624" calcext:value-type="float">
            <text:p>315175624</text:p>
          </table:table-cell>
          <table:table-cell office:value-type="float" office:value="466540" calcext:value-type="float">
            <text:p>466540</text:p>
          </table:table-cell>
          <table:table-cell office:value-type="float" office:value="567041" calcext:value-type="float">
            <text:p>567041</text:p>
          </table:table-cell>
          <table:table-cell office:value-type="float" office:value="884381037" calcext:value-type="float">
            <text:p>884381037</text:p>
          </table:table-cell>
          <table:table-cell office:value-type="float" office:value="900993904" calcext:value-type="float">
            <text:p>900993904</text:p>
          </table:table-cell>
          <table:table-cell office:value-type="float" office:value="871587930" calcext:value-type="float">
            <text:p>871587930</text:p>
          </table:table-cell>
          <table:table-cell office:value-type="float" office:value="945190167" calcext:value-type="float">
            <text:p>945190167</text:p>
          </table:table-cell>
          <table:table-cell office:value-type="float" office:value="30569250" calcext:value-type="float">
            <text:p>30569250</text:p>
          </table:table-cell>
          <table:table-cell office:value-type="float" office:value="30812507" calcext:value-type="float">
            <text:p>30812507</text:p>
          </table:table-cell>
          <table:table-cell office:value-type="float" office:value="1268809183" calcext:value-type="float">
            <text:p>1268809183</text:p>
          </table:table-cell>
          <table:table-cell office:value-type="float" office:value="1282093764" calcext:value-type="float">
            <text:p>1282093764</text:p>
          </table:table-cell>
          <table:table-cell office:value-type="float" office:value="1029533015" calcext:value-type="float">
            <text:p>1029533015</text:p>
          </table:table-cell>
          <table:table-cell office:value-type="float" office:value="1080504301" calcext:value-type="float">
            <text:p>1080504301</text:p>
          </table:table-cell>
          <table:table-cell office:value-type="float" office:value="33034089" calcext:value-type="float">
            <text:p>33034089</text:p>
          </table:table-cell>
          <table:table-cell office:value-type="float" office:value="33398381" calcext:value-type="float">
            <text:p>33398381</text:p>
          </table:table-cell>
          <table:table-cell office:value-type="float" office:value="477934241" calcext:value-type="float">
            <text:p>477934241</text:p>
          </table:table-cell>
          <table:table-cell office:value-type="float" office:value="535931630" calcext:value-type="float">
            <text:p>535931630</text:p>
          </table:table-cell>
          <table:table-cell office:value-type="float" office:value="440240061" calcext:value-type="float">
            <text:p>440240061</text:p>
          </table:table-cell>
          <table:table-cell office:value-type="float" office:value="493045379" calcext:value-type="float">
            <text:p>493045379</text:p>
          </table:table-cell>
          <table:table-cell office:value-type="float" office:value="6459760" calcext:value-type="float">
            <text:p>6459760</text:p>
          </table:table-cell>
          <table:table-cell office:value-type="float" office:value="6679900" calcext:value-type="float">
            <text:p>6679900</text:p>
          </table:table-cell>
        </table:table-row>
        <table:table-row table:style-name="ro1">
          <table:table-cell office:value-type="float" office:value="247669484" calcext:value-type="float">
            <text:p>247669484</text:p>
          </table:table-cell>
          <table:table-cell office:value-type="float" office:value="259379423" calcext:value-type="float">
            <text:p>259379423</text:p>
          </table:table-cell>
          <table:table-cell office:value-type="float" office:value="289207168" calcext:value-type="float">
            <text:p>289207168</text:p>
          </table:table-cell>
          <table:table-cell office:value-type="float" office:value="339462232" calcext:value-type="float">
            <text:p>339462232</text:p>
          </table:table-cell>
          <table:table-cell office:value-type="float" office:value="1117042" calcext:value-type="float">
            <text:p>1117042</text:p>
          </table:table-cell>
          <table:table-cell office:value-type="float" office:value="1227182" calcext:value-type="float">
            <text:p>1227182</text:p>
          </table:table-cell>
          <table:table-cell office:value-type="float" office:value="226824584" calcext:value-type="float">
            <text:p>226824584</text:p>
          </table:table-cell>
          <table:table-cell office:value-type="float" office:value="238484726" calcext:value-type="float">
            <text:p>238484726</text:p>
          </table:table-cell>
          <table:table-cell office:value-type="float" office:value="267581024" calcext:value-type="float">
            <text:p>267581024</text:p>
          </table:table-cell>
          <table:table-cell office:value-type="float" office:value="318433650" calcext:value-type="float">
            <text:p>318433650</text:p>
          </table:table-cell>
          <table:table-cell office:value-type="float" office:value="474152" calcext:value-type="float">
            <text:p>474152</text:p>
          </table:table-cell>
          <table:table-cell office:value-type="float" office:value="569137" calcext:value-type="float">
            <text:p>569137</text:p>
          </table:table-cell>
          <table:table-cell office:value-type="float" office:value="993580398" calcext:value-type="float">
            <text:p>993580398</text:p>
          </table:table-cell>
          <table:table-cell office:value-type="float" office:value="1006572623" calcext:value-type="float">
            <text:p>1006572623</text:p>
          </table:table-cell>
          <table:table-cell office:value-type="float" office:value="968912458" calcext:value-type="float">
            <text:p>968912458</text:p>
          </table:table-cell>
          <table:table-cell office:value-type="float" office:value="1036673309" calcext:value-type="float">
            <text:p>1036673309</text:p>
          </table:table-cell>
          <table:table-cell office:value-type="float" office:value="33176426" calcext:value-type="float">
            <text:p>33176426</text:p>
          </table:table-cell>
          <table:table-cell office:value-type="float" office:value="33461798" calcext:value-type="float">
            <text:p>33461798</text:p>
          </table:table-cell>
          <table:table-cell office:value-type="float" office:value="1195888737" calcext:value-type="float">
            <text:p>1195888737</text:p>
          </table:table-cell>
          <table:table-cell office:value-type="float" office:value="1227700604" calcext:value-type="float">
            <text:p>1227700604</text:p>
          </table:table-cell>
          <table:table-cell office:value-type="float" office:value="965406565" calcext:value-type="float">
            <text:p>965406565</text:p>
          </table:table-cell>
          <table:table-cell office:value-type="float" office:value="1013398072" calcext:value-type="float">
            <text:p>1013398072</text:p>
          </table:table-cell>
          <table:table-cell office:value-type="float" office:value="31312571" calcext:value-type="float">
            <text:p>31312571</text:p>
          </table:table-cell>
          <table:table-cell office:value-type="float" office:value="31685175" calcext:value-type="float">
            <text:p>31685175</text:p>
          </table:table-cell>
          <table:table-cell office:value-type="float" office:value="462461113" calcext:value-type="float">
            <text:p>462461113</text:p>
          </table:table-cell>
          <table:table-cell office:value-type="float" office:value="677056489" calcext:value-type="float">
            <text:p>677056489</text:p>
          </table:table-cell>
          <table:table-cell office:value-type="float" office:value="429441831" calcext:value-type="float">
            <text:p>429441831</text:p>
          </table:table-cell>
          <table:table-cell office:value-type="float" office:value="613090115" calcext:value-type="float">
            <text:p>613090115</text:p>
          </table:table-cell>
          <table:table-cell office:value-type="float" office:value="6475614" calcext:value-type="float">
            <text:p>6475614</text:p>
          </table:table-cell>
          <table:table-cell office:value-type="float" office:value="19894639" calcext:value-type="float">
            <text:p>19894639</text:p>
          </table:table-cell>
        </table:table-row>
        <table:table-row table:style-name="ro1">
          <table:table-cell office:value-type="float" office:value="247906664" calcext:value-type="float">
            <text:p>247906664</text:p>
          </table:table-cell>
          <table:table-cell office:value-type="float" office:value="259579797" calcext:value-type="float">
            <text:p>259579797</text:p>
          </table:table-cell>
          <table:table-cell office:value-type="float" office:value="280265389" calcext:value-type="float">
            <text:p>280265389</text:p>
          </table:table-cell>
          <table:table-cell office:value-type="float" office:value="330971208" calcext:value-type="float">
            <text:p>330971208</text:p>
          </table:table-cell>
          <table:table-cell office:value-type="float" office:value="1114457" calcext:value-type="float">
            <text:p>1114457</text:p>
          </table:table-cell>
          <table:table-cell office:value-type="float" office:value="1283752" calcext:value-type="float">
            <text:p>1283752</text:p>
          </table:table-cell>
          <table:table-cell office:value-type="float" office:value="226794622" calcext:value-type="float">
            <text:p>226794622</text:p>
          </table:table-cell>
          <table:table-cell office:value-type="float" office:value="238956295" calcext:value-type="float">
            <text:p>238956295</text:p>
          </table:table-cell>
          <table:table-cell office:value-type="float" office:value="262441195" calcext:value-type="float">
            <text:p>262441195</text:p>
          </table:table-cell>
          <table:table-cell office:value-type="float" office:value="314308335" calcext:value-type="float">
            <text:p>314308335</text:p>
          </table:table-cell>
          <table:table-cell office:value-type="float" office:value="463327" calcext:value-type="float">
            <text:p>463327</text:p>
          </table:table-cell>
          <table:table-cell office:value-type="float" office:value="577867" calcext:value-type="float">
            <text:p>577867</text:p>
          </table:table-cell>
          <table:table-cell office:value-type="float" office:value="1042161996" calcext:value-type="float">
            <text:p>1042161996</text:p>
          </table:table-cell>
          <table:table-cell office:value-type="float" office:value="1055797599" calcext:value-type="float">
            <text:p>1055797599</text:p>
          </table:table-cell>
          <table:table-cell office:value-type="float" office:value="958013795" calcext:value-type="float">
            <text:p>958013795</text:p>
          </table:table-cell>
          <table:table-cell office:value-type="float" office:value="1025870539" calcext:value-type="float">
            <text:p>1025870539</text:p>
          </table:table-cell>
          <table:table-cell office:value-type="float" office:value="30597745" calcext:value-type="float">
            <text:p>30597745</text:p>
          </table:table-cell>
          <table:table-cell office:value-type="float" office:value="30859441" calcext:value-type="float">
            <text:p>30859441</text:p>
          </table:table-cell>
          <table:table-cell office:value-type="float" office:value="1040034351" calcext:value-type="float">
            <text:p>1040034351</text:p>
          </table:table-cell>
          <table:table-cell office:value-type="float" office:value="1077981635" calcext:value-type="float">
            <text:p>1077981635</text:p>
          </table:table-cell>
          <table:table-cell office:value-type="float" office:value="1029172914" calcext:value-type="float">
            <text:p>1029172914</text:p>
          </table:table-cell>
          <table:table-cell office:value-type="float" office:value="1071969627" calcext:value-type="float">
            <text:p>1071969627</text:p>
          </table:table-cell>
          <table:table-cell office:value-type="float" office:value="31821295" calcext:value-type="float">
            <text:p>31821295</text:p>
          </table:table-cell>
          <table:table-cell office:value-type="float" office:value="32212895" calcext:value-type="float">
            <text:p>32212895</text:p>
          </table:table-cell>
          <table:table-cell office:value-type="float" office:value="435506918" calcext:value-type="float">
            <text:p>435506918</text:p>
          </table:table-cell>
          <table:table-cell office:value-type="float" office:value="485444064" calcext:value-type="float">
            <text:p>485444064</text:p>
          </table:table-cell>
          <table:table-cell office:value-type="float" office:value="434075310" calcext:value-type="float">
            <text:p>434075310</text:p>
          </table:table-cell>
          <table:table-cell office:value-type="float" office:value="492060547" calcext:value-type="float">
            <text:p>492060547</text:p>
          </table:table-cell>
          <table:table-cell office:value-type="float" office:value="6449004" calcext:value-type="float">
            <text:p>6449004</text:p>
          </table:table-cell>
          <table:table-cell office:value-type="float" office:value="6921620" calcext:value-type="float">
            <text:p>6921620</text:p>
          </table:table-cell>
        </table:table-row>
        <table:table-row table:style-name="ro1">
          <table:table-cell office:value-type="float" office:value="248958405" calcext:value-type="float">
            <text:p>248958405</text:p>
          </table:table-cell>
          <table:table-cell office:value-type="float" office:value="260902941" calcext:value-type="float">
            <text:p>260902941</text:p>
          </table:table-cell>
          <table:table-cell office:value-type="float" office:value="282086849" calcext:value-type="float">
            <text:p>282086849</text:p>
          </table:table-cell>
          <table:table-cell office:value-type="float" office:value="332711164" calcext:value-type="float">
            <text:p>332711164</text:p>
          </table:table-cell>
          <table:table-cell office:value-type="float" office:value="1114806" calcext:value-type="float">
            <text:p>1114806</text:p>
          </table:table-cell>
          <table:table-cell office:value-type="float" office:value="1240311" calcext:value-type="float">
            <text:p>1240311</text:p>
          </table:table-cell>
          <table:table-cell office:value-type="float" office:value="226527340" calcext:value-type="float">
            <text:p>226527340</text:p>
          </table:table-cell>
          <table:table-cell office:value-type="float" office:value="238348885" calcext:value-type="float">
            <text:p>238348885</text:p>
          </table:table-cell>
          <table:table-cell office:value-type="float" office:value="261905163" calcext:value-type="float">
            <text:p>261905163</text:p>
          </table:table-cell>
          <table:table-cell office:value-type="float" office:value="312844811" calcext:value-type="float">
            <text:p>312844811</text:p>
          </table:table-cell>
          <table:table-cell office:value-type="float" office:value="465073" calcext:value-type="float">
            <text:p>465073</text:p>
          </table:table-cell>
          <table:table-cell office:value-type="float" office:value="566273" calcext:value-type="float">
            <text:p>566273</text:p>
          </table:table-cell>
          <table:table-cell office:value-type="float" office:value="1116524874" calcext:value-type="float">
            <text:p>1116524874</text:p>
          </table:table-cell>
          <table:table-cell office:value-type="float" office:value="1129432661" calcext:value-type="float">
            <text:p>1129432661</text:p>
          </table:table-cell>
          <table:table-cell office:value-type="float" office:value="925889528" calcext:value-type="float">
            <text:p>925889528</text:p>
          </table:table-cell>
          <table:table-cell office:value-type="float" office:value="986850422" calcext:value-type="float">
            <text:p>986850422</text:p>
          </table:table-cell>
          <table:table-cell office:value-type="float" office:value="35762509" calcext:value-type="float">
            <text:p>35762509</text:p>
          </table:table-cell>
          <table:table-cell office:value-type="float" office:value="36008490" calcext:value-type="float">
            <text:p>36008490</text:p>
          </table:table-cell>
          <table:table-cell office:value-type="float" office:value="1082397420" calcext:value-type="float">
            <text:p>1082397420</text:p>
          </table:table-cell>
          <table:table-cell office:value-type="float" office:value="1095445517" calcext:value-type="float">
            <text:p>1095445517</text:p>
          </table:table-cell>
          <table:table-cell office:value-type="float" office:value="968349048" calcext:value-type="float">
            <text:p>968349048</text:p>
          </table:table-cell>
          <table:table-cell office:value-type="float" office:value="1011362200" calcext:value-type="float">
            <text:p>1011362200</text:p>
          </table:table-cell>
          <table:table-cell office:value-type="float" office:value="32867657" calcext:value-type="float">
            <text:p>32867657</text:p>
          </table:table-cell>
          <table:table-cell office:value-type="float" office:value="33262051" calcext:value-type="float">
            <text:p>33262051</text:p>
          </table:table-cell>
          <table:table-cell office:value-type="float" office:value="450985771" calcext:value-type="float">
            <text:p>450985771</text:p>
          </table:table-cell>
          <table:table-cell office:value-type="float" office:value="497035063" calcext:value-type="float">
            <text:p>497035063</text:p>
          </table:table-cell>
          <table:table-cell office:value-type="float" office:value="445071542" calcext:value-type="float">
            <text:p>445071542</text:p>
          </table:table-cell>
          <table:table-cell office:value-type="float" office:value="497923095" calcext:value-type="float">
            <text:p>497923095</text:p>
          </table:table-cell>
          <table:table-cell office:value-type="float" office:value="6452497" calcext:value-type="float">
            <text:p>6452497</text:p>
          </table:table-cell>
          <table:table-cell office:value-type="float" office:value="6672637" calcext:value-type="float">
            <text:p>6672637</text:p>
          </table:table-cell>
        </table:table-row>
        <table:table-row table:style-name="ro1">
          <table:table-cell office:value-type="float" office:value="248065065" calcext:value-type="float">
            <text:p>248065065</text:p>
          </table:table-cell>
          <table:table-cell office:value-type="float" office:value="259785340" calcext:value-type="float">
            <text:p>259785340</text:p>
          </table:table-cell>
          <table:table-cell office:value-type="float" office:value="285841936" calcext:value-type="float">
            <text:p>285841936</text:p>
          </table:table-cell>
          <table:table-cell office:value-type="float" office:value="336261476" calcext:value-type="float">
            <text:p>336261476</text:p>
          </table:table-cell>
          <table:table-cell office:value-type="float" office:value="1112711" calcext:value-type="float">
            <text:p>1112711</text:p>
          </table:table-cell>
          <table:table-cell office:value-type="float" office:value="1222222" calcext:value-type="float">
            <text:p>1222222</text:p>
          </table:table-cell>
          <table:table-cell office:value-type="float" office:value="226382978" calcext:value-type="float">
            <text:p>226382978</text:p>
          </table:table-cell>
          <table:table-cell office:value-type="float" office:value="238140478" calcext:value-type="float">
            <text:p>238140478</text:p>
          </table:table-cell>
          <table:table-cell office:value-type="float" office:value="261411176" calcext:value-type="float">
            <text:p>261411176</text:p>
          </table:table-cell>
          <table:table-cell office:value-type="float" office:value="312248367" calcext:value-type="float">
            <text:p>312248367</text:p>
          </table:table-cell>
          <table:table-cell office:value-type="float" office:value="466470" calcext:value-type="float">
            <text:p>466470</text:p>
          </table:table-cell>
          <table:table-cell office:value-type="float" office:value="559289" calcext:value-type="float">
            <text:p>559289</text:p>
          </table:table-cell>
          <table:table-cell office:value-type="float" office:value="1169346884" calcext:value-type="float">
            <text:p>1169346884</text:p>
          </table:table-cell>
          <table:table-cell office:value-type="float" office:value="1182811306" calcext:value-type="float">
            <text:p>1182811306</text:p>
          </table:table-cell>
          <table:table-cell office:value-type="float" office:value="921270506" calcext:value-type="float">
            <text:p>921270506</text:p>
          </table:table-cell>
          <table:table-cell office:value-type="float" office:value="981738251" calcext:value-type="float">
            <text:p>981738251</text:p>
          </table:table-cell>
          <table:table-cell office:value-type="float" office:value="30490120" calcext:value-type="float">
            <text:p>30490120</text:p>
          </table:table-cell>
          <table:table-cell office:value-type="float" office:value="30748603" calcext:value-type="float">
            <text:p>30748603</text:p>
          </table:table-cell>
          <table:table-cell office:value-type="float" office:value="1073684440" calcext:value-type="float">
            <text:p>1073684440</text:p>
          </table:table-cell>
          <table:table-cell office:value-type="float" office:value="1098755506" calcext:value-type="float">
            <text:p>1098755506</text:p>
          </table:table-cell>
          <table:table-cell office:value-type="float" office:value="1010021037" calcext:value-type="float">
            <text:p>1010021037</text:p>
          </table:table-cell>
          <table:table-cell office:value-type="float" office:value="1090482246" calcext:value-type="float">
            <text:p>1090482246</text:p>
          </table:table-cell>
          <table:table-cell office:value-type="float" office:value="31447365" calcext:value-type="float">
            <text:p>31447365</text:p>
          </table:table-cell>
          <table:table-cell office:value-type="float" office:value="31856635" calcext:value-type="float">
            <text:p>31856635</text:p>
          </table:table-cell>
          <table:table-cell office:value-type="float" office:value="454874883" calcext:value-type="float">
            <text:p>454874883</text:p>
          </table:table-cell>
          <table:table-cell office:value-type="float" office:value="734015338" calcext:value-type="float">
            <text:p>734015338</text:p>
          </table:table-cell>
          <table:table-cell office:value-type="float" office:value="445740063" calcext:value-type="float">
            <text:p>445740063</text:p>
          </table:table-cell>
          <table:table-cell office:value-type="float" office:value="630273026" calcext:value-type="float">
            <text:p>630273026</text:p>
          </table:table-cell>
          <table:table-cell office:value-type="float" office:value="6451728" calcext:value-type="float">
            <text:p>6451728</text:p>
          </table:table-cell>
          <table:table-cell office:value-type="float" office:value="19844004" calcext:value-type="float">
            <text:p>19844004</text:p>
          </table:table-cell>
        </table:table-row>
        <table:table-row table:style-name="ro1">
          <table:table-cell office:value-type="float" office:value="247697630" calcext:value-type="float">
            <text:p>247697630</text:p>
          </table:table-cell>
          <table:table-cell office:value-type="float" office:value="259442280" calcext:value-type="float">
            <text:p>259442280</text:p>
          </table:table-cell>
          <table:table-cell office:value-type="float" office:value="287868590" calcext:value-type="float">
            <text:p>287868590</text:p>
          </table:table-cell>
          <table:table-cell office:value-type="float" office:value="338177711" calcext:value-type="float">
            <text:p>338177711</text:p>
          </table:table-cell>
          <table:table-cell office:value-type="float" office:value="1641270" calcext:value-type="float">
            <text:p>1641270</text:p>
          </table:table-cell>
          <table:table-cell office:value-type="float" office:value="1879918" calcext:value-type="float">
            <text:p>1879918</text:p>
          </table:table-cell>
          <table:table-cell office:value-type="float" office:value="226691048" calcext:value-type="float">
            <text:p>226691048</text:p>
          </table:table-cell>
          <table:table-cell office:value-type="float" office:value="238861939" calcext:value-type="float">
            <text:p>238861939</text:p>
          </table:table-cell>
          <table:table-cell office:value-type="float" office:value="262369537" calcext:value-type="float">
            <text:p>262369537</text:p>
          </table:table-cell>
          <table:table-cell office:value-type="float" office:value="313922043" calcext:value-type="float">
            <text:p>313922043</text:p>
          </table:table-cell>
          <table:table-cell office:value-type="float" office:value="464934" calcext:value-type="float">
            <text:p>464934</text:p>
          </table:table-cell>
          <table:table-cell office:value-type="float" office:value="598400" calcext:value-type="float">
            <text:p>598400</text:p>
          </table:table-cell>
          <table:table-cell office:value-type="float" office:value="916506282" calcext:value-type="float">
            <text:p>916506282</text:p>
          </table:table-cell>
          <table:table-cell office:value-type="float" office:value="953579502" calcext:value-type="float">
            <text:p>953579502</text:p>
          </table:table-cell>
          <table:table-cell office:value-type="float" office:value="874299378" calcext:value-type="float">
            <text:p>874299378</text:p>
          </table:table-cell>
          <table:table-cell office:value-type="float" office:value="916113634" calcext:value-type="float">
            <text:p>916113634</text:p>
          </table:table-cell>
          <table:table-cell office:value-type="float" office:value="33175169" calcext:value-type="float">
            <text:p>33175169</text:p>
          </table:table-cell>
          <table:table-cell office:value-type="float" office:value="33437562" calcext:value-type="float">
            <text:p>33437562</text:p>
          </table:table-cell>
          <table:table-cell office:value-type="float" office:value="1046865597" calcext:value-type="float">
            <text:p>1046865597</text:p>
          </table:table-cell>
          <table:table-cell office:value-type="float" office:value="1068671791" calcext:value-type="float">
            <text:p>1068671791</text:p>
          </table:table-cell>
          <table:table-cell office:value-type="float" office:value="1045001044" calcext:value-type="float">
            <text:p>1045001044</text:p>
          </table:table-cell>
          <table:table-cell office:value-type="float" office:value="1087389745" calcext:value-type="float">
            <text:p>1087389745</text:p>
          </table:table-cell>
          <table:table-cell office:value-type="float" office:value="33554057" calcext:value-type="float">
            <text:p>33554057</text:p>
          </table:table-cell>
          <table:table-cell office:value-type="float" office:value="33947403" calcext:value-type="float">
            <text:p>33947403</text:p>
          </table:table-cell>
          <table:table-cell office:value-type="float" office:value="457831684" calcext:value-type="float">
            <text:p>457831684</text:p>
          </table:table-cell>
          <table:table-cell office:value-type="float" office:value="537963312" calcext:value-type="float">
            <text:p>537963312</text:p>
          </table:table-cell>
          <table:table-cell office:value-type="float" office:value="444049624" calcext:value-type="float">
            <text:p>444049624</text:p>
          </table:table-cell>
          <table:table-cell office:value-type="float" office:value="502711972" calcext:value-type="float">
            <text:p>502711972</text:p>
          </table:table-cell>
          <table:table-cell office:value-type="float" office:value="6420369" calcext:value-type="float">
            <text:p>6420369</text:p>
          </table:table-cell>
          <table:table-cell office:value-type="float" office:value="6892077" calcext:value-type="float">
            <text:p>6892077</text:p>
          </table:table-cell>
        </table:table-row>
        <table:table-row table:style-name="ro1">
          <table:table-cell office:value-type="float" office:value="247270760" calcext:value-type="float">
            <text:p>247270760</text:p>
          </table:table-cell>
          <table:table-cell office:value-type="float" office:value="259129670" calcext:value-type="float">
            <text:p>259129670</text:p>
          </table:table-cell>
          <table:table-cell office:value-type="float" office:value="288902939" calcext:value-type="float">
            <text:p>288902939</text:p>
          </table:table-cell>
          <table:table-cell office:value-type="float" office:value="339327927" calcext:value-type="float">
            <text:p>339327927</text:p>
          </table:table-cell>
          <table:table-cell office:value-type="float" office:value="1637638" calcext:value-type="float">
            <text:p>1637638</text:p>
          </table:table-cell>
          <table:table-cell office:value-type="float" office:value="1813848" calcext:value-type="float">
            <text:p>1813848</text:p>
          </table:table-cell>
          <table:table-cell office:value-type="float" office:value="226898965" calcext:value-type="float">
            <text:p>226898965</text:p>
          </table:table-cell>
          <table:table-cell office:value-type="float" office:value="238837006" calcext:value-type="float">
            <text:p>238837006</text:p>
          </table:table-cell>
          <table:table-cell office:value-type="float" office:value="265838694" calcext:value-type="float">
            <text:p>265838694</text:p>
          </table:table-cell>
          <table:table-cell office:value-type="float" office:value="316787631" calcext:value-type="float">
            <text:p>316787631</text:p>
          </table:table-cell>
          <table:table-cell office:value-type="float" office:value="466400" calcext:value-type="float">
            <text:p>466400</text:p>
          </table:table-cell>
          <table:table-cell office:value-type="float" office:value="566622" calcext:value-type="float">
            <text:p>566622</text:p>
          </table:table-cell>
          <table:table-cell office:value-type="float" office:value="1078214136" calcext:value-type="float">
            <text:p>1078214136</text:p>
          </table:table-cell>
          <table:table-cell office:value-type="float" office:value="1103178414" calcext:value-type="float">
            <text:p>1103178414</text:p>
          </table:table-cell>
          <table:table-cell office:value-type="float" office:value="929864824" calcext:value-type="float">
            <text:p>929864824</text:p>
          </table:table-cell>
          <table:table-cell office:value-type="float" office:value="971410470" calcext:value-type="float">
            <text:p>971410470</text:p>
          </table:table-cell>
          <table:table-cell office:value-type="float" office:value="33627600" calcext:value-type="float">
            <text:p>33627600</text:p>
          </table:table-cell>
          <table:table-cell office:value-type="float" office:value="33891810" calcext:value-type="float">
            <text:p>33891810</text:p>
          </table:table-cell>
          <table:table-cell office:value-type="float" office:value="1185151339" calcext:value-type="float">
            <text:p>1185151339</text:p>
          </table:table-cell>
          <table:table-cell office:value-type="float" office:value="1200058332" calcext:value-type="float">
            <text:p>1200058332</text:p>
          </table:table-cell>
          <table:table-cell office:value-type="float" office:value="1023601604" calcext:value-type="float">
            <text:p>1023601604</text:p>
          </table:table-cell>
          <table:table-cell office:value-type="float" office:value="1126474463" calcext:value-type="float">
            <text:p>1126474463</text:p>
          </table:table-cell>
          <table:table-cell office:value-type="float" office:value="33447759" calcext:value-type="float">
            <text:p>33447759</text:p>
          </table:table-cell>
          <table:table-cell office:value-type="float" office:value="33819035" calcext:value-type="float">
            <text:p>33819035</text:p>
          </table:table-cell>
          <table:table-cell office:value-type="float" office:value="467092568" calcext:value-type="float">
            <text:p>467092568</text:p>
          </table:table-cell>
          <table:table-cell office:value-type="float" office:value="512977942" calcext:value-type="float">
            <text:p>512977942</text:p>
          </table:table-cell>
          <table:table-cell office:value-type="float" office:value="458528420" calcext:value-type="float">
            <text:p>458528420</text:p>
          </table:table-cell>
          <table:table-cell office:value-type="float" office:value="511279891" calcext:value-type="float">
            <text:p>511279891</text:p>
          </table:table-cell>
          <table:table-cell office:value-type="float" office:value="6459620" calcext:value-type="float">
            <text:p>6459620</text:p>
          </table:table-cell>
          <table:table-cell office:value-type="float" office:value="6680388" calcext:value-type="float">
            <text:p>6680388</text:p>
          </table:table-cell>
        </table:table-row>
        <table:table-row table:style-name="ro1">
          <table:table-cell office:value-type="float" office:value="248069674" calcext:value-type="float">
            <text:p>248069674</text:p>
          </table:table-cell>
          <table:table-cell office:value-type="float" office:value="259841283" calcext:value-type="float">
            <text:p>259841283</text:p>
          </table:table-cell>
          <table:table-cell office:value-type="float" office:value="288542279" calcext:value-type="float">
            <text:p>288542279</text:p>
          </table:table-cell>
          <table:table-cell office:value-type="float" office:value="338754600" calcext:value-type="float">
            <text:p>338754600</text:p>
          </table:table-cell>
          <table:table-cell office:value-type="float" office:value="1637010" calcext:value-type="float">
            <text:p>1637010</text:p>
          </table:table-cell>
          <table:table-cell office:value-type="float" office:value="1794502" calcext:value-type="float">
            <text:p>1794502</text:p>
          </table:table-cell>
          <table:table-cell office:value-type="float" office:value="229589531" calcext:value-type="float">
            <text:p>229589531</text:p>
          </table:table-cell>
          <table:table-cell office:value-type="float" office:value="241285152" calcext:value-type="float">
            <text:p>241285152</text:p>
          </table:table-cell>
          <table:table-cell office:value-type="float" office:value="265012750" calcext:value-type="float">
            <text:p>265012750</text:p>
          </table:table-cell>
          <table:table-cell office:value-type="float" office:value="316175891" calcext:value-type="float">
            <text:p>316175891</text:p>
          </table:table-cell>
          <table:table-cell office:value-type="float" office:value="674387" calcext:value-type="float">
            <text:p>674387</text:p>
          </table:table-cell>
          <table:table-cell office:value-type="float" office:value="804711" calcext:value-type="float">
            <text:p>804711</text:p>
          </table:table-cell>
          <table:table-cell office:value-type="float" office:value="1127938686" calcext:value-type="float">
            <text:p>1127938686</text:p>
          </table:table-cell>
          <table:table-cell office:value-type="float" office:value="1148357972" calcext:value-type="float">
            <text:p>1148357972</text:p>
          </table:table-cell>
          <table:table-cell office:value-type="float" office:value="934545657" calcext:value-type="float">
            <text:p>934545657</text:p>
          </table:table-cell>
          <table:table-cell office:value-type="float" office:value="1003252788" calcext:value-type="float">
            <text:p>1003252788</text:p>
          </table:table-cell>
          <table:table-cell office:value-type="float" office:value="36133436" calcext:value-type="float">
            <text:p>36133436</text:p>
          </table:table-cell>
          <table:table-cell office:value-type="float" office:value="36403024" calcext:value-type="float">
            <text:p>36403024</text:p>
          </table:table-cell>
          <table:table-cell office:value-type="float" office:value="1278720359" calcext:value-type="float">
            <text:p>1278720359</text:p>
          </table:table-cell>
          <table:table-cell office:value-type="float" office:value="1310082378" calcext:value-type="float">
            <text:p>1310082378</text:p>
          </table:table-cell>
          <table:table-cell office:value-type="float" office:value="1003884153" calcext:value-type="float">
            <text:p>1003884153</text:p>
          </table:table-cell>
          <table:table-cell office:value-type="float" office:value="1070656890" calcext:value-type="float">
            <text:p>1070656890</text:p>
          </table:table-cell>
          <table:table-cell office:value-type="float" office:value="31535085" calcext:value-type="float">
            <text:p>31535085</text:p>
          </table:table-cell>
          <table:table-cell office:value-type="float" office:value="31900844" calcext:value-type="float">
            <text:p>31900844</text:p>
          </table:table-cell>
          <table:table-cell office:value-type="float" office:value="435853609" calcext:value-type="float">
            <text:p>435853609</text:p>
          </table:table-cell>
          <table:table-cell office:value-type="float" office:value="660903247" calcext:value-type="float">
            <text:p>660903247</text:p>
          </table:table-cell>
          <table:table-cell office:value-type="float" office:value="433811939" calcext:value-type="float">
            <text:p>433811939</text:p>
          </table:table-cell>
          <table:table-cell office:value-type="float" office:value="611033987" calcext:value-type="float">
            <text:p>611033987</text:p>
          </table:table-cell>
          <table:table-cell office:value-type="float" office:value="6444395" calcext:value-type="float">
            <text:p>6444395</text:p>
          </table:table-cell>
          <table:table-cell office:value-type="float" office:value="19932283" calcext:value-type="float">
            <text:p>19932283</text:p>
          </table:table-cell>
        </table:table-row>
        <table:table-row table:style-name="ro1">
          <table:table-cell office:value-type="float" office:value="248160468" calcext:value-type="float">
            <text:p>248160468</text:p>
          </table:table-cell>
          <table:table-cell office:value-type="float" office:value="259908400" calcext:value-type="float">
            <text:p>259908400</text:p>
          </table:table-cell>
          <table:table-cell office:value-type="float" office:value="282557300" calcext:value-type="float">
            <text:p>282557300</text:p>
          </table:table-cell>
          <table:table-cell office:value-type="float" office:value="333833234" calcext:value-type="float">
            <text:p>333833234</text:p>
          </table:table-cell>
          <table:table-cell office:value-type="float" office:value="1115435" calcext:value-type="float">
            <text:p>1115435</text:p>
          </table:table-cell>
          <table:table-cell office:value-type="float" office:value="1285568" calcext:value-type="float">
            <text:p>1285568</text:p>
          </table:table-cell>
          <table:table-cell office:value-type="float" office:value="226746991" calcext:value-type="float">
            <text:p>226746991</text:p>
          </table:table-cell>
          <table:table-cell office:value-type="float" office:value="239147940" calcext:value-type="float">
            <text:p>239147940</text:p>
          </table:table-cell>
          <table:table-cell office:value-type="float" office:value="263509137" calcext:value-type="float">
            <text:p>263509137</text:p>
          </table:table-cell>
          <table:table-cell office:value-type="float" office:value="315182887" calcext:value-type="float">
            <text:p>315182887</text:p>
          </table:table-cell>
          <table:table-cell office:value-type="float" office:value="464584" calcext:value-type="float">
            <text:p>464584</text:p>
          </table:table-cell>
          <table:table-cell office:value-type="float" office:value="581429" calcext:value-type="float">
            <text:p>581429</text:p>
          </table:table-cell>
          <table:table-cell office:value-type="float" office:value="971502033" calcext:value-type="float">
            <text:p>971502033</text:p>
          </table:table-cell>
          <table:table-cell office:value-type="float" office:value="996730590" calcext:value-type="float">
            <text:p>996730590</text:p>
          </table:table-cell>
          <table:table-cell office:value-type="float" office:value="904756115" calcext:value-type="float">
            <text:p>904756115</text:p>
          </table:table-cell>
          <table:table-cell office:value-type="float" office:value="974280459" calcext:value-type="float">
            <text:p>974280459</text:p>
          </table:table-cell>
          <table:table-cell office:value-type="float" office:value="30466933" calcext:value-type="float">
            <text:p>30466933</text:p>
          </table:table-cell>
          <table:table-cell office:value-type="float" office:value="30726673" calcext:value-type="float">
            <text:p>30726673</text:p>
          </table:table-cell>
          <table:table-cell office:value-type="float" office:value="1128905638" calcext:value-type="float">
            <text:p>1128905638</text:p>
          </table:table-cell>
          <table:table-cell office:value-type="float" office:value="1155109040" calcext:value-type="float">
            <text:p>1155109040</text:p>
          </table:table-cell>
          <table:table-cell office:value-type="float" office:value="1007544186" calcext:value-type="float">
            <text:p>1007544186</text:p>
          </table:table-cell>
          <table:table-cell office:value-type="float" office:value="1099792997" calcext:value-type="float">
            <text:p>1099792997</text:p>
          </table:table-cell>
          <table:table-cell office:value-type="float" office:value="34224045" calcext:value-type="float">
            <text:p>34224045</text:p>
          </table:table-cell>
          <table:table-cell office:value-type="float" office:value="34622001" calcext:value-type="float">
            <text:p>34622001</text:p>
          </table:table-cell>
          <table:table-cell office:value-type="float" office:value="448287244" calcext:value-type="float">
            <text:p>448287244</text:p>
          </table:table-cell>
          <table:table-cell office:value-type="float" office:value="498523660" calcext:value-type="float">
            <text:p>498523660</text:p>
          </table:table-cell>
          <table:table-cell office:value-type="float" office:value="433911254" calcext:value-type="float">
            <text:p>433911254</text:p>
          </table:table-cell>
          <table:table-cell office:value-type="float" office:value="492532256" calcext:value-type="float">
            <text:p>492532256</text:p>
          </table:table-cell>
          <table:table-cell office:value-type="float" office:value="6454172" calcext:value-type="float">
            <text:p>6454172</text:p>
          </table:table-cell>
          <table:table-cell office:value-type="float" office:value="6926020" calcext:value-type="float">
            <text:p>6926020</text:p>
          </table:table-cell>
        </table:table-row>
        <table:table-row table:style-name="ro1">
          <table:table-cell office:value-type="float" office:value="247387535" calcext:value-type="float">
            <text:p>247387535</text:p>
          </table:table-cell>
          <table:table-cell office:value-type="float" office:value="259283111" calcext:value-type="float">
            <text:p>259283111</text:p>
          </table:table-cell>
          <table:table-cell office:value-type="float" office:value="282295116" calcext:value-type="float">
            <text:p>282295116</text:p>
          </table:table-cell>
          <table:table-cell office:value-type="float" office:value="332712631" calcext:value-type="float">
            <text:p>332712631</text:p>
          </table:table-cell>
          <table:table-cell office:value-type="float" office:value="1114038" calcext:value-type="float">
            <text:p>1114038</text:p>
          </table:table-cell>
          <table:table-cell office:value-type="float" office:value="1237797" calcext:value-type="float">
            <text:p>1237797</text:p>
          </table:table-cell>
          <table:table-cell office:value-type="float" office:value="226993670" calcext:value-type="float">
            <text:p>226993670</text:p>
          </table:table-cell>
          <table:table-cell office:value-type="float" office:value="238787558" calcext:value-type="float">
            <text:p>238787558</text:p>
          </table:table-cell>
          <table:table-cell office:value-type="float" office:value="266713595" calcext:value-type="float">
            <text:p>266713595</text:p>
          </table:table-cell>
          <table:table-cell office:value-type="float" office:value="317946437" calcext:value-type="float">
            <text:p>317946437</text:p>
          </table:table-cell>
          <table:table-cell office:value-type="float" office:value="465911" calcext:value-type="float">
            <text:p>465911</text:p>
          </table:table-cell>
          <table:table-cell office:value-type="float" office:value="565086" calcext:value-type="float">
            <text:p>565086</text:p>
          </table:table-cell>
          <table:table-cell office:value-type="float" office:value="1140813647" calcext:value-type="float">
            <text:p>1140813647</text:p>
          </table:table-cell>
          <table:table-cell office:value-type="float" office:value="1164509817" calcext:value-type="float">
            <text:p>1164509817</text:p>
          </table:table-cell>
          <table:table-cell office:value-type="float" office:value="913212358" calcext:value-type="float">
            <text:p>913212358</text:p>
          </table:table-cell>
          <table:table-cell office:value-type="float" office:value="954108829" calcext:value-type="float">
            <text:p>954108829</text:p>
          </table:table-cell>
          <table:table-cell office:value-type="float" office:value="33225594" calcext:value-type="float">
            <text:p>33225594</text:p>
          </table:table-cell>
          <table:table-cell office:value-type="float" office:value="33482540" calcext:value-type="float">
            <text:p>33482540</text:p>
          </table:table-cell>
          <table:table-cell office:value-type="float" office:value="1239487437" calcext:value-type="float">
            <text:p>1239487437</text:p>
          </table:table-cell>
          <table:table-cell office:value-type="float" office:value="1260668483" calcext:value-type="float">
            <text:p>1260668483</text:p>
          </table:table-cell>
          <table:table-cell office:value-type="float" office:value="1095444958" calcext:value-type="float">
            <text:p>1095444958</text:p>
          </table:table-cell>
          <table:table-cell office:value-type="float" office:value="1176403926" calcext:value-type="float">
            <text:p>1176403926</text:p>
          </table:table-cell>
          <table:table-cell office:value-type="float" office:value="33175937" calcext:value-type="float">
            <text:p>33175937</text:p>
          </table:table-cell>
          <table:table-cell office:value-type="float" office:value="33553429" calcext:value-type="float">
            <text:p>33553429</text:p>
          </table:table-cell>
          <table:table-cell office:value-type="float" office:value="455420064" calcext:value-type="float">
            <text:p>455420064</text:p>
          </table:table-cell>
          <table:table-cell office:value-type="float" office:value="500442689" calcext:value-type="float">
            <text:p>500442689</text:p>
          </table:table-cell>
          <table:table-cell office:value-type="float" office:value="465458701" calcext:value-type="float">
            <text:p>465458701</text:p>
          </table:table-cell>
          <table:table-cell office:value-type="float" office:value="519845226" calcext:value-type="float">
            <text:p>519845226</text:p>
          </table:table-cell>
          <table:table-cell office:value-type="float" office:value="6425887" calcext:value-type="float">
            <text:p>6425887</text:p>
          </table:table-cell>
          <table:table-cell office:value-type="float" office:value="6648122" calcext:value-type="float">
            <text:p>6648122</text:p>
          </table:table-cell>
        </table:table-row>
        <table:table-row table:style-name="ro1">
          <table:table-cell office:value-type="float" office:value="247846391" calcext:value-type="float">
            <text:p>247846391</text:p>
          </table:table-cell>
          <table:table-cell office:value-type="float" office:value="259623867" calcext:value-type="float">
            <text:p>259623867</text:p>
          </table:table-cell>
          <table:table-cell office:value-type="float" office:value="287244977" calcext:value-type="float">
            <text:p>287244977</text:p>
          </table:table-cell>
          <table:table-cell office:value-type="float" office:value="337898276" calcext:value-type="float">
            <text:p>337898276</text:p>
          </table:table-cell>
          <table:table-cell office:value-type="float" office:value="1149099" calcext:value-type="float">
            <text:p>1149099</text:p>
          </table:table-cell>
          <table:table-cell office:value-type="float" office:value="1257353" calcext:value-type="float">
            <text:p>1257353</text:p>
          </table:table-cell>
          <table:table-cell office:value-type="float" office:value="233937989" calcext:value-type="float">
            <text:p>233937989</text:p>
          </table:table-cell>
          <table:table-cell office:value-type="float" office:value="245688296" calcext:value-type="float">
            <text:p>245688296</text:p>
          </table:table-cell>
          <table:table-cell office:value-type="float" office:value="270830180" calcext:value-type="float">
            <text:p>270830180</text:p>
          </table:table-cell>
          <table:table-cell office:value-type="float" office:value="322854044" calcext:value-type="float">
            <text:p>322854044</text:p>
          </table:table-cell>
          <table:table-cell office:value-type="float" office:value="469194" calcext:value-type="float">
            <text:p>469194</text:p>
          </table:table-cell>
          <table:table-cell office:value-type="float" office:value="592813" calcext:value-type="float">
            <text:p>592813</text:p>
          </table:table-cell>
          <table:table-cell office:value-type="float" office:value="922984690" calcext:value-type="float">
            <text:p>922984690</text:p>
          </table:table-cell>
          <table:table-cell office:value-type="float" office:value="936440451" calcext:value-type="float">
            <text:p>936440451</text:p>
          </table:table-cell>
          <table:table-cell office:value-type="float" office:value="918074568" calcext:value-type="float">
            <text:p>918074568</text:p>
          </table:table-cell>
          <table:table-cell office:value-type="float" office:value="961035059" calcext:value-type="float">
            <text:p>961035059</text:p>
          </table:table-cell>
          <table:table-cell office:value-type="float" office:value="33276928" calcext:value-type="float">
            <text:p>33276928</text:p>
          </table:table-cell>
          <table:table-cell office:value-type="float" office:value="33534712" calcext:value-type="float">
            <text:p>33534712</text:p>
          </table:table-cell>
          <table:table-cell office:value-type="float" office:value="1274018086" calcext:value-type="float">
            <text:p>1274018086</text:p>
          </table:table-cell>
          <table:table-cell office:value-type="float" office:value="1299398548" calcext:value-type="float">
            <text:p>1299398548</text:p>
          </table:table-cell>
          <table:table-cell office:value-type="float" office:value="1020342880" calcext:value-type="float">
            <text:p>1020342880</text:p>
          </table:table-cell>
          <table:table-cell office:value-type="float" office:value="1082011267" calcext:value-type="float">
            <text:p>1082011267</text:p>
          </table:table-cell>
          <table:table-cell office:value-type="float" office:value="31372006" calcext:value-type="float">
            <text:p>31372006</text:p>
          </table:table-cell>
          <table:table-cell office:value-type="float" office:value="31767727" calcext:value-type="float">
            <text:p>31767727</text:p>
          </table:table-cell>
          <table:table-cell office:value-type="float" office:value="466176809" calcext:value-type="float">
            <text:p>466176809</text:p>
          </table:table-cell>
          <table:table-cell office:value-type="float" office:value="719815208" calcext:value-type="float">
            <text:p>719815208</text:p>
          </table:table-cell>
          <table:table-cell office:value-type="float" office:value="432381101" calcext:value-type="float">
            <text:p>432381101</text:p>
          </table:table-cell>
          <table:table-cell office:value-type="float" office:value="617323264" calcext:value-type="float">
            <text:p>617323264</text:p>
          </table:table-cell>
          <table:table-cell office:value-type="float" office:value="6501874" calcext:value-type="float">
            <text:p>6501874</text:p>
          </table:table-cell>
          <table:table-cell office:value-type="float" office:value="19959242" calcext:value-type="float">
            <text:p>19959242</text:p>
          </table:table-cell>
        </table:table-row>
        <table:table-row table:style-name="ro1">
          <table:table-cell office:value-type="float" office:value="247606836" calcext:value-type="float">
            <text:p>247606836</text:p>
          </table:table-cell>
          <table:table-cell office:value-type="float" office:value="259593067" calcext:value-type="float">
            <text:p>259593067</text:p>
          </table:table-cell>
          <table:table-cell office:value-type="float" office:value="284797808" calcext:value-type="float">
            <text:p>284797808</text:p>
          </table:table-cell>
          <table:table-cell office:value-type="float" office:value="334975907" calcext:value-type="float">
            <text:p>334975907</text:p>
          </table:table-cell>
          <table:table-cell office:value-type="float" office:value="1148609" calcext:value-type="float">
            <text:p>1148609</text:p>
          </table:table-cell>
          <table:table-cell office:value-type="float" office:value="1319092" calcext:value-type="float">
            <text:p>1319092</text:p>
          </table:table-cell>
          <table:table-cell office:value-type="float" office:value="226843930" calcext:value-type="float">
            <text:p>226843930</text:p>
          </table:table-cell>
          <table:table-cell office:value-type="float" office:value="239008256" calcext:value-type="float">
            <text:p>239008256</text:p>
          </table:table-cell>
          <table:table-cell office:value-type="float" office:value="267958237" calcext:value-type="float">
            <text:p>267958237</text:p>
          </table:table-cell>
          <table:table-cell office:value-type="float" office:value="319200577" calcext:value-type="float">
            <text:p>319200577</text:p>
          </table:table-cell>
          <table:table-cell office:value-type="float" office:value="466051" calcext:value-type="float">
            <text:p>466051</text:p>
          </table:table-cell>
          <table:table-cell office:value-type="float" office:value="580171" calcext:value-type="float">
            <text:p>580171</text:p>
          </table:table-cell>
          <table:table-cell office:value-type="float" office:value="1170427538" calcext:value-type="float">
            <text:p>1170427538</text:p>
          </table:table-cell>
          <table:table-cell office:value-type="float" office:value="1202743030" calcext:value-type="float">
            <text:p>1202743030</text:p>
          </table:table-cell>
          <table:table-cell office:value-type="float" office:value="906900242" calcext:value-type="float">
            <text:p>906900242</text:p>
          </table:table-cell>
          <table:table-cell office:value-type="float" office:value="954837274" calcext:value-type="float">
            <text:p>954837274</text:p>
          </table:table-cell>
          <table:table-cell office:value-type="float" office:value="31414889" calcext:value-type="float">
            <text:p>31414889</text:p>
          </table:table-cell>
          <table:table-cell office:value-type="float" office:value="31671067" calcext:value-type="float">
            <text:p>31671067</text:p>
          </table:table-cell>
          <table:table-cell office:value-type="float" office:value="1039003912" calcext:value-type="float">
            <text:p>1039003912</text:p>
          </table:table-cell>
          <table:table-cell office:value-type="float" office:value="1052591185" calcext:value-type="float">
            <text:p>1052591185</text:p>
          </table:table-cell>
          <table:table-cell office:value-type="float" office:value="1008049068" calcext:value-type="float">
            <text:p>1008049068</text:p>
          </table:table-cell>
          <table:table-cell office:value-type="float" office:value="1062668514" calcext:value-type="float">
            <text:p>1062668514</text:p>
          </table:table-cell>
          <table:table-cell office:value-type="float" office:value="31348819" calcext:value-type="float">
            <text:p>31348819</text:p>
          </table:table-cell>
          <table:table-cell office:value-type="float" office:value="31751803" calcext:value-type="float">
            <text:p>31751803</text:p>
          </table:table-cell>
          <table:table-cell office:value-type="float" office:value="457960401" calcext:value-type="float">
            <text:p>457960401</text:p>
          </table:table-cell>
          <table:table-cell office:value-type="float" office:value="541998741" calcext:value-type="float">
            <text:p>541998741</text:p>
          </table:table-cell>
          <table:table-cell office:value-type="float" office:value="428277856" calcext:value-type="float">
            <text:p>428277856</text:p>
          </table:table-cell>
          <table:table-cell office:value-type="float" office:value="483825283" calcext:value-type="float">
            <text:p>483825283</text:p>
          </table:table-cell>
          <table:table-cell office:value-type="float" office:value="6447329" calcext:value-type="float">
            <text:p>6447329</text:p>
          </table:table-cell>
          <table:table-cell office:value-type="float" office:value="6918827" calcext:value-type="float">
            <text:p>6918827</text:p>
          </table:table-cell>
        </table:table-row>
        <table:table-row table:style-name="ro1">
          <table:table-cell office:value-type="float" office:value="252272303" calcext:value-type="float">
            <text:p>252272303</text:p>
          </table:table-cell>
          <table:table-cell office:value-type="float" office:value="264159080" calcext:value-type="float">
            <text:p>264159080</text:p>
          </table:table-cell>
          <table:table-cell office:value-type="float" office:value="289233358" calcext:value-type="float">
            <text:p>289233358</text:p>
          </table:table-cell>
          <table:table-cell office:value-type="float" office:value="339754448" calcext:value-type="float">
            <text:p>339754448</text:p>
          </table:table-cell>
          <table:table-cell office:value-type="float" office:value="1496000" calcext:value-type="float">
            <text:p>1496000</text:p>
          </table:table-cell>
          <table:table-cell office:value-type="float" office:value="1673536" calcext:value-type="float">
            <text:p>1673536</text:p>
          </table:table-cell>
          <table:table-cell office:value-type="float" office:value="226709067" calcext:value-type="float">
            <text:p>226709067</text:p>
          </table:table-cell>
          <table:table-cell office:value-type="float" office:value="238751730" calcext:value-type="float">
            <text:p>238751730</text:p>
          </table:table-cell>
          <table:table-cell office:value-type="float" office:value="261812414" calcext:value-type="float">
            <text:p>261812414</text:p>
          </table:table-cell>
          <table:table-cell office:value-type="float" office:value="313361427" calcext:value-type="float">
            <text:p>313361427</text:p>
          </table:table-cell>
          <table:table-cell office:value-type="float" office:value="464444" calcext:value-type="float">
            <text:p>464444</text:p>
          </table:table-cell>
          <table:table-cell office:value-type="float" office:value="564597" calcext:value-type="float">
            <text:p>564597</text:p>
          </table:table-cell>
          <table:table-cell office:value-type="float" office:value="965614133" calcext:value-type="float">
            <text:p>965614133</text:p>
          </table:table-cell>
          <table:table-cell office:value-type="float" office:value="990682544" calcext:value-type="float">
            <text:p>990682544</text:p>
          </table:table-cell>
          <table:table-cell office:value-type="float" office:value="943864929" calcext:value-type="float">
            <text:p>943864929</text:p>
          </table:table-cell>
          <table:table-cell office:value-type="float" office:value="985344994" calcext:value-type="float">
            <text:p>985344994</text:p>
          </table:table-cell>
          <table:table-cell office:value-type="float" office:value="34521917" calcext:value-type="float">
            <text:p>34521917</text:p>
          </table:table-cell>
          <table:table-cell office:value-type="float" office:value="34763708" calcext:value-type="float">
            <text:p>34763708</text:p>
          </table:table-cell>
          <table:table-cell office:value-type="float" office:value="1128344185" calcext:value-type="float">
            <text:p>1128344185</text:p>
          </table:table-cell>
          <table:table-cell office:value-type="float" office:value="1154370539" calcext:value-type="float">
            <text:p>1154370539</text:p>
          </table:table-cell>
          <table:table-cell office:value-type="float" office:value="1021395807" calcext:value-type="float">
            <text:p>1021395807</text:p>
          </table:table-cell>
          <table:table-cell office:value-type="float" office:value="1063859657" calcext:value-type="float">
            <text:p>1063859657</text:p>
          </table:table-cell>
          <table:table-cell office:value-type="float" office:value="35344439" calcext:value-type="float">
            <text:p>35344439</text:p>
          </table:table-cell>
          <table:table-cell office:value-type="float" office:value="35711525" calcext:value-type="float">
            <text:p>35711525</text:p>
          </table:table-cell>
          <table:table-cell office:value-type="float" office:value="436318473" calcext:value-type="float">
            <text:p>436318473</text:p>
          </table:table-cell>
          <table:table-cell office:value-type="float" office:value="512975638" calcext:value-type="float">
            <text:p>512975638</text:p>
          </table:table-cell>
          <table:table-cell office:value-type="float" office:value="430240885" calcext:value-type="float">
            <text:p>430240885</text:p>
          </table:table-cell>
          <table:table-cell office:value-type="float" office:value="483174502" calcext:value-type="float">
            <text:p>483174502</text:p>
          </table:table-cell>
          <table:table-cell office:value-type="float" office:value="6459550" calcext:value-type="float">
            <text:p>6459550</text:p>
          </table:table-cell>
          <table:table-cell office:value-type="float" office:value="6682134" calcext:value-type="float">
            <text:p>6682134</text:p>
          </table:table-cell>
        </table:table-row>
        <table:table-row table:style-name="ro1">
          <table:table-cell office:value-type="float" office:value="248028677" calcext:value-type="float">
            <text:p>248028677</text:p>
          </table:table-cell>
          <table:table-cell office:value-type="float" office:value="259734286" calcext:value-type="float">
            <text:p>259734286</text:p>
          </table:table-cell>
          <table:table-cell office:value-type="float" office:value="288169955" calcext:value-type="float">
            <text:p>288169955</text:p>
          </table:table-cell>
          <table:table-cell office:value-type="float" office:value="338433540" calcext:value-type="float">
            <text:p>338433540</text:p>
          </table:table-cell>
          <table:table-cell office:value-type="float" office:value="1145676" calcext:value-type="float">
            <text:p>1145676</text:p>
          </table:table-cell>
          <table:table-cell office:value-type="float" office:value="1254838" calcext:value-type="float">
            <text:p>1254838</text:p>
          </table:table-cell>
          <table:table-cell office:value-type="float" office:value="235429100" calcext:value-type="float">
            <text:p>235429100</text:p>
          </table:table-cell>
          <table:table-cell office:value-type="float" office:value="247131356" calcext:value-type="float">
            <text:p>247131356</text:p>
          </table:table-cell>
          <table:table-cell office:value-type="float" office:value="267212192" calcext:value-type="float">
            <text:p>267212192</text:p>
          </table:table-cell>
          <table:table-cell office:value-type="float" office:value="318597777" calcext:value-type="float">
            <text:p>318597777</text:p>
          </table:table-cell>
          <table:table-cell office:value-type="float" office:value="473874" calcext:value-type="float">
            <text:p>473874</text:p>
          </table:table-cell>
          <table:table-cell office:value-type="float" office:value="567112" calcext:value-type="float">
            <text:p>567112</text:p>
          </table:table-cell>
          <table:table-cell office:value-type="float" office:value="1115810747" calcext:value-type="float">
            <text:p>1115810747</text:p>
          </table:table-cell>
          <table:table-cell office:value-type="float" office:value="1128844597" calcext:value-type="float">
            <text:p>1128844597</text:p>
          </table:table-cell>
          <table:table-cell office:value-type="float" office:value="920537591" calcext:value-type="float">
            <text:p>920537591</text:p>
          </table:table-cell>
          <table:table-cell office:value-type="float" office:value="1011337266" calcext:value-type="float">
            <text:p>1011337266</text:p>
          </table:table-cell>
          <table:table-cell office:value-type="float" office:value="32428566" calcext:value-type="float">
            <text:p>32428566</text:p>
          </table:table-cell>
          <table:table-cell office:value-type="float" office:value="32687258" calcext:value-type="float">
            <text:p>32687258</text:p>
          </table:table-cell>
          <table:table-cell office:value-type="float" office:value="1331011576" calcext:value-type="float">
            <text:p>1331011576</text:p>
          </table:table-cell>
          <table:table-cell office:value-type="float" office:value="1352344038" calcext:value-type="float">
            <text:p>1352344038</text:p>
          </table:table-cell>
          <table:table-cell office:value-type="float" office:value="1002176394" calcext:value-type="float">
            <text:p>1002176394</text:p>
          </table:table-cell>
          <table:table-cell office:value-type="float" office:value="1067153791" calcext:value-type="float">
            <text:p>1067153791</text:p>
          </table:table-cell>
          <table:table-cell office:value-type="float" office:value="35756292" calcext:value-type="float">
            <text:p>35756292</text:p>
          </table:table-cell>
          <table:table-cell office:value-type="float" office:value="36122889" calcext:value-type="float">
            <text:p>36122889</text:p>
          </table:table-cell>
          <table:table-cell office:value-type="float" office:value="479249980" calcext:value-type="float">
            <text:p>479249980</text:p>
          </table:table-cell>
          <table:table-cell office:value-type="float" office:value="747732166" calcext:value-type="float">
            <text:p>747732166</text:p>
          </table:table-cell>
          <table:table-cell office:value-type="float" office:value="443460442" calcext:value-type="float">
            <text:p>443460442</text:p>
          </table:table-cell>
          <table:table-cell office:value-type="float" office:value="622584548" calcext:value-type="float">
            <text:p>622584548</text:p>
          </table:table-cell>
          <table:table-cell office:value-type="float" office:value="6461018" calcext:value-type="float">
            <text:p>6461018</text:p>
          </table:table-cell>
          <table:table-cell office:value-type="float" office:value="19845262" calcext:value-type="float">
            <text:p>19845262</text:p>
          </table:table-cell>
        </table:table-row>
        <table:table-row table:style-name="ro1">
          <table:table-cell office:value-type="float" office:value="247985934" calcext:value-type="float">
            <text:p>247985934</text:p>
          </table:table-cell>
          <table:table-cell office:value-type="float" office:value="259671149" calcext:value-type="float">
            <text:p>259671149</text:p>
          </table:table-cell>
          <table:table-cell office:value-type="float" office:value="281745395" calcext:value-type="float">
            <text:p>281745395</text:p>
          </table:table-cell>
          <table:table-cell office:value-type="float" office:value="332897920" calcext:value-type="float">
            <text:p>332897920</text:p>
          </table:table-cell>
          <table:table-cell office:value-type="float" office:value="1635683" calcext:value-type="float">
            <text:p>1635683</text:p>
          </table:table-cell>
          <table:table-cell office:value-type="float" office:value="1877054" calcext:value-type="float">
            <text:p>1877054</text:p>
          </table:table-cell>
          <table:table-cell office:value-type="float" office:value="227007778" calcext:value-type="float">
            <text:p>227007778</text:p>
          </table:table-cell>
          <table:table-cell office:value-type="float" office:value="239586962" calcext:value-type="float">
            <text:p>239586962</text:p>
          </table:table-cell>
          <table:table-cell office:value-type="float" office:value="272530955" calcext:value-type="float">
            <text:p>272530955</text:p>
          </table:table-cell>
          <table:table-cell office:value-type="float" office:value="323780838" calcext:value-type="float">
            <text:p>323780838</text:p>
          </table:table-cell>
          <table:table-cell office:value-type="float" office:value="482743" calcext:value-type="float">
            <text:p>482743</text:p>
          </table:table-cell>
          <table:table-cell office:value-type="float" office:value="597701" calcext:value-type="float">
            <text:p>597701</text:p>
          </table:table-cell>
          <table:table-cell office:value-type="float" office:value="1088637529" calcext:value-type="float">
            <text:p>1088637529</text:p>
          </table:table-cell>
          <table:table-cell office:value-type="float" office:value="1102114731" calcext:value-type="float">
            <text:p>1102114731</text:p>
          </table:table-cell>
          <table:table-cell office:value-type="float" office:value="928929510" calcext:value-type="float">
            <text:p>928929510</text:p>
          </table:table-cell>
          <table:table-cell office:value-type="float" office:value="995968831" calcext:value-type="float">
            <text:p>995968831</text:p>
          </table:table-cell>
          <table:table-cell office:value-type="float" office:value="34556350" calcext:value-type="float">
            <text:p>34556350</text:p>
          </table:table-cell>
          <table:table-cell office:value-type="float" office:value="34816369" calcext:value-type="float">
            <text:p>34816369</text:p>
          </table:table-cell>
          <table:table-cell office:value-type="float" office:value="1177616022" calcext:value-type="float">
            <text:p>1177616022</text:p>
          </table:table-cell>
          <table:table-cell office:value-type="float" office:value="1203668497" calcext:value-type="float">
            <text:p>1203668497</text:p>
          </table:table-cell>
          <table:table-cell office:value-type="float" office:value="1052715782" calcext:value-type="float">
            <text:p>1052715782</text:p>
          </table:table-cell>
          <table:table-cell office:value-type="float" office:value="1097246514" calcext:value-type="float">
            <text:p>1097246514</text:p>
          </table:table-cell>
          <table:table-cell office:value-type="float" office:value="35783042" calcext:value-type="float">
            <text:p>35783042</text:p>
          </table:table-cell>
          <table:table-cell office:value-type="float" office:value="36171569" calcext:value-type="float">
            <text:p>36171569</text:p>
          </table:table-cell>
          <table:table-cell office:value-type="float" office:value="444842812" calcext:value-type="float">
            <text:p>444842812</text:p>
          </table:table-cell>
          <table:table-cell office:value-type="float" office:value="494050326" calcext:value-type="float">
            <text:p>494050326</text:p>
          </table:table-cell>
          <table:table-cell office:value-type="float" office:value="428727424" calcext:value-type="float">
            <text:p>428727424</text:p>
          </table:table-cell>
          <table:table-cell office:value-type="float" office:value="484207524" calcext:value-type="float">
            <text:p>484207524</text:p>
          </table:table-cell>
          <table:table-cell office:value-type="float" office:value="6441741" calcext:value-type="float">
            <text:p>6441741</text:p>
          </table:table-cell>
          <table:table-cell office:value-type="float" office:value="6934192" calcext:value-type="float">
            <text:p>6934192</text:p>
          </table:table-cell>
        </table:table-row>
        <table:table-row table:style-name="ro1">
          <table:table-cell office:value-type="float" office:value="248579585" calcext:value-type="float">
            <text:p>248579585</text:p>
          </table:table-cell>
          <table:table-cell office:value-type="float" office:value="260487245" calcext:value-type="float">
            <text:p>260487245</text:p>
          </table:table-cell>
          <table:table-cell office:value-type="float" office:value="282398132" calcext:value-type="float">
            <text:p>282398132</text:p>
          </table:table-cell>
          <table:table-cell office:value-type="float" office:value="333118269" calcext:value-type="float">
            <text:p>333118269</text:p>
          </table:table-cell>
          <table:table-cell office:value-type="float" office:value="1646718" calcext:value-type="float">
            <text:p>1646718</text:p>
          </table:table-cell>
          <table:table-cell office:value-type="float" office:value="1823765" calcext:value-type="float">
            <text:p>1823765</text:p>
          </table:table-cell>
          <table:table-cell office:value-type="float" office:value="226063524" calcext:value-type="float">
            <text:p>226063524</text:p>
          </table:table-cell>
          <table:table-cell office:value-type="float" office:value="237913495" calcext:value-type="float">
            <text:p>237913495</text:p>
          </table:table-cell>
          <table:table-cell office:value-type="float" office:value="265083780" calcext:value-type="float">
            <text:p>265083780</text:p>
          </table:table-cell>
          <table:table-cell office:value-type="float" office:value="315883815" calcext:value-type="float">
            <text:p>315883815</text:p>
          </table:table-cell>
          <table:table-cell office:value-type="float" office:value="464305" calcext:value-type="float">
            <text:p>464305</text:p>
          </table:table-cell>
          <table:table-cell office:value-type="float" office:value="565994" calcext:value-type="float">
            <text:p>565994</text:p>
          </table:table-cell>
          <table:table-cell office:value-type="float" office:value="1084488468" calcext:value-type="float">
            <text:p>1084488468</text:p>
          </table:table-cell>
          <table:table-cell office:value-type="float" office:value="1097437321" calcext:value-type="float">
            <text:p>1097437321</text:p>
          </table:table-cell>
          <table:table-cell office:value-type="float" office:value="920150600" calcext:value-type="float">
            <text:p>920150600</text:p>
          </table:table-cell>
          <table:table-cell office:value-type="float" office:value="980133298" calcext:value-type="float">
            <text:p>980133298</text:p>
          </table:table-cell>
          <table:table-cell office:value-type="float" office:value="32926883" calcext:value-type="float">
            <text:p>32926883</text:p>
          </table:table-cell>
          <table:table-cell office:value-type="float" office:value="33174121" calcext:value-type="float">
            <text:p>33174121</text:p>
          </table:table-cell>
          <table:table-cell office:value-type="float" office:value="1273571590" calcext:value-type="float">
            <text:p>1273571590</text:p>
          </table:table-cell>
          <table:table-cell office:value-type="float" office:value="1310862017" calcext:value-type="float">
            <text:p>1310862017</text:p>
          </table:table-cell>
          <table:table-cell office:value-type="float" office:value="1034245835" calcext:value-type="float">
            <text:p>1034245835</text:p>
          </table:table-cell>
          <table:table-cell office:value-type="float" office:value="1082395534" calcext:value-type="float">
            <text:p>1082395534</text:p>
          </table:table-cell>
          <table:table-cell office:value-type="float" office:value="31620083" calcext:value-type="float">
            <text:p>31620083</text:p>
          </table:table-cell>
          <table:table-cell office:value-type="float" office:value="31994572" calcext:value-type="float">
            <text:p>31994572</text:p>
          </table:table-cell>
          <table:table-cell office:value-type="float" office:value="448775295" calcext:value-type="float">
            <text:p>448775295</text:p>
          </table:table-cell>
          <table:table-cell office:value-type="float" office:value="494648656" calcext:value-type="float">
            <text:p>494648656</text:p>
          </table:table-cell>
          <table:table-cell office:value-type="float" office:value="445141592" calcext:value-type="float">
            <text:p>445141592</text:p>
          </table:table-cell>
          <table:table-cell office:value-type="float" office:value="498283894" calcext:value-type="float">
            <text:p>498283894</text:p>
          </table:table-cell>
          <table:table-cell office:value-type="float" office:value="6461995" calcext:value-type="float">
            <text:p>6461995</text:p>
          </table:table-cell>
          <table:table-cell office:value-type="float" office:value="6684090" calcext:value-type="float">
            <text:p>6684090</text:p>
          </table:table-cell>
        </table:table-row>
        <table:table-row table:style-name="ro1">
          <table:table-cell office:value-type="float" office:value="248738056" calcext:value-type="float">
            <text:p>248738056</text:p>
          </table:table-cell>
          <table:table-cell office:value-type="float" office:value="260460845" calcext:value-type="float">
            <text:p>260460845</text:p>
          </table:table-cell>
          <table:table-cell office:value-type="float" office:value="281891712" calcext:value-type="float">
            <text:p>281891712</text:p>
          </table:table-cell>
          <table:table-cell office:value-type="float" office:value="332272630" calcext:value-type="float">
            <text:p>332272630</text:p>
          </table:table-cell>
          <table:table-cell office:value-type="float" office:value="1686528" calcext:value-type="float">
            <text:p>1686528</text:p>
          </table:table-cell>
          <table:table-cell office:value-type="float" office:value="1845626" calcext:value-type="float">
            <text:p>1845626</text:p>
          </table:table-cell>
          <table:table-cell office:value-type="float" office:value="226090902" calcext:value-type="float">
            <text:p>226090902</text:p>
          </table:table-cell>
          <table:table-cell office:value-type="float" office:value="237951558" calcext:value-type="float">
            <text:p>237951558</text:p>
          </table:table-cell>
          <table:table-cell office:value-type="float" office:value="267956701" calcext:value-type="float">
            <text:p>267956701</text:p>
          </table:table-cell>
          <table:table-cell office:value-type="float" office:value="318830558" calcext:value-type="float">
            <text:p>318830558</text:p>
          </table:table-cell>
          <table:table-cell office:value-type="float" office:value="501111" calcext:value-type="float">
            <text:p>501111</text:p>
          </table:table-cell>
          <table:table-cell office:value-type="float" office:value="594558" calcext:value-type="float">
            <text:p>594558</text:p>
          </table:table-cell>
          <table:table-cell office:value-type="float" office:value="1032536470" calcext:value-type="float">
            <text:p>1032536470</text:p>
          </table:table-cell>
          <table:table-cell office:value-type="float" office:value="1045964155" calcext:value-type="float">
            <text:p>1045964155</text:p>
          </table:table-cell>
          <table:table-cell office:value-type="float" office:value="873770750" calcext:value-type="float">
            <text:p>873770750</text:p>
          </table:table-cell>
          <table:table-cell office:value-type="float" office:value="915295443" calcext:value-type="float">
            <text:p>915295443</text:p>
          </table:table-cell>
          <table:table-cell office:value-type="float" office:value="30662279" calcext:value-type="float">
            <text:p>30662279</text:p>
          </table:table-cell>
          <table:table-cell office:value-type="float" office:value="30943949" calcext:value-type="float">
            <text:p>30943949</text:p>
          </table:table-cell>
          <table:table-cell office:value-type="float" office:value="1084084086" calcext:value-type="float">
            <text:p>1084084086</text:p>
          </table:table-cell>
          <table:table-cell office:value-type="float" office:value="1097422514" calcext:value-type="float">
            <text:p>1097422514</text:p>
          </table:table-cell>
          <table:table-cell office:value-type="float" office:value="994297179" calcext:value-type="float">
            <text:p>994297179</text:p>
          </table:table-cell>
          <table:table-cell office:value-type="float" office:value="1066050578" calcext:value-type="float">
            <text:p>1066050578</text:p>
          </table:table-cell>
          <table:table-cell office:value-type="float" office:value="31376127" calcext:value-type="float">
            <text:p>31376127</text:p>
          </table:table-cell>
          <table:table-cell office:value-type="float" office:value="31742026" calcext:value-type="float">
            <text:p>31742026</text:p>
          </table:table-cell>
          <table:table-cell office:value-type="float" office:value="456312705" calcext:value-type="float">
            <text:p>456312705</text:p>
          </table:table-cell>
          <table:table-cell office:value-type="float" office:value="661573304" calcext:value-type="float">
            <text:p>661573304</text:p>
          </table:table-cell>
          <table:table-cell office:value-type="float" office:value="435212955" calcext:value-type="float">
            <text:p>435212955</text:p>
          </table:table-cell>
          <table:table-cell office:value-type="float" office:value="621872237" calcext:value-type="float">
            <text:p>621872237</text:p>
          </table:table-cell>
          <table:table-cell office:value-type="float" office:value="6452706" calcext:value-type="float">
            <text:p>6452706</text:p>
          </table:table-cell>
          <table:table-cell office:value-type="float" office:value="19926626" calcext:value-type="float">
            <text:p>19926626</text:p>
          </table:table-cell>
        </table:table-row>
        <table:table-row table:style-name="ro1">
          <table:table-cell office:value-type="float" office:value="247864481" calcext:value-type="float">
            <text:p>247864481</text:p>
          </table:table-cell>
          <table:table-cell office:value-type="float" office:value="259548229" calcext:value-type="float">
            <text:p>259548229</text:p>
          </table:table-cell>
          <table:table-cell office:value-type="float" office:value="289198438" calcext:value-type="float">
            <text:p>289198438</text:p>
          </table:table-cell>
          <table:table-cell office:value-type="float" office:value="339724696" calcext:value-type="float">
            <text:p>339724696</text:p>
          </table:table-cell>
          <table:table-cell office:value-type="float" office:value="1150217" calcext:value-type="float">
            <text:p>1150217</text:p>
          </table:table-cell>
          <table:table-cell office:value-type="float" office:value="1321258" calcext:value-type="float">
            <text:p>1321258</text:p>
          </table:table-cell>
          <table:table-cell office:value-type="float" office:value="226844070" calcext:value-type="float">
            <text:p>226844070</text:p>
          </table:table-cell>
          <table:table-cell office:value-type="float" office:value="239009793" calcext:value-type="float">
            <text:p>239009793</text:p>
          </table:table-cell>
          <table:table-cell office:value-type="float" office:value="266710034" calcext:value-type="float">
            <text:p>266710034</text:p>
          </table:table-cell>
          <table:table-cell office:value-type="float" office:value="318033949" calcext:value-type="float">
            <text:p>318033949</text:p>
          </table:table-cell>
          <table:table-cell office:value-type="float" office:value="467308" calcext:value-type="float">
            <text:p>467308</text:p>
          </table:table-cell>
          <table:table-cell office:value-type="float" office:value="582058" calcext:value-type="float">
            <text:p>582058</text:p>
          </table:table-cell>
          <table:table-cell office:value-type="float" office:value="1054587318" calcext:value-type="float">
            <text:p>1054587318</text:p>
          </table:table-cell>
          <table:table-cell office:value-type="float" office:value="1068340464" calcext:value-type="float">
            <text:p>1068340464</text:p>
          </table:table-cell>
          <table:table-cell office:value-type="float" office:value="968281791" calcext:value-type="float">
            <text:p>968281791</text:p>
          </table:table-cell>
          <table:table-cell office:value-type="float" office:value="1032176159" calcext:value-type="float">
            <text:p>1032176159</text:p>
          </table:table-cell>
          <table:table-cell office:value-type="float" office:value="30442908" calcext:value-type="float">
            <text:p>30442908</text:p>
          </table:table-cell>
          <table:table-cell office:value-type="float" office:value="30704324" calcext:value-type="float">
            <text:p>30704324</text:p>
          </table:table-cell>
          <table:table-cell office:value-type="float" office:value="1154428367" calcext:value-type="float">
            <text:p>1154428367</text:p>
          </table:table-cell>
          <table:table-cell office:value-type="float" office:value="1173621311" calcext:value-type="float">
            <text:p>1173621311</text:p>
          </table:table-cell>
          <table:table-cell office:value-type="float" office:value="1018669483" calcext:value-type="float">
            <text:p>1018669483</text:p>
          </table:table-cell>
          <table:table-cell office:value-type="float" office:value="1115041864" calcext:value-type="float">
            <text:p>1115041864</text:p>
          </table:table-cell>
          <table:table-cell office:value-type="float" office:value="33260095" calcext:value-type="float">
            <text:p>33260095</text:p>
          </table:table-cell>
          <table:table-cell office:value-type="float" office:value="33664825" calcext:value-type="float">
            <text:p>33664825</text:p>
          </table:table-cell>
          <table:table-cell office:value-type="float" office:value="461574967" calcext:value-type="float">
            <text:p>461574967</text:p>
          </table:table-cell>
          <table:table-cell office:value-type="float" office:value="504595941" calcext:value-type="float">
            <text:p>504595941</text:p>
          </table:table-cell>
          <table:table-cell office:value-type="float" office:value="444526709" calcext:value-type="float">
            <text:p>444526709</text:p>
          </table:table-cell>
          <table:table-cell office:value-type="float" office:value="500466365" calcext:value-type="float">
            <text:p>500466365</text:p>
          </table:table-cell>
          <table:table-cell office:value-type="float" office:value="8396389" calcext:value-type="float">
            <text:p>8396389</text:p>
          </table:table-cell>
          <table:table-cell office:value-type="float" office:value="9087818" calcext:value-type="float">
            <text:p>9087818</text:p>
          </table:table-cell>
        </table:table-row>
        <table:table-row table:style-name="ro1">
          <table:table-cell office:value-type="float" office:value="247057744" calcext:value-type="float">
            <text:p>247057744</text:p>
          </table:table-cell>
          <table:table-cell office:value-type="float" office:value="258939353" calcext:value-type="float">
            <text:p>258939353</text:p>
          </table:table-cell>
          <table:table-cell office:value-type="float" office:value="285869034" calcext:value-type="float">
            <text:p>285869034</text:p>
          </table:table-cell>
          <table:table-cell office:value-type="float" office:value="336349476" calcext:value-type="float">
            <text:p>336349476</text:p>
          </table:table-cell>
          <table:table-cell office:value-type="float" office:value="1126959" calcext:value-type="float">
            <text:p>1126959</text:p>
          </table:table-cell>
          <table:table-cell office:value-type="float" office:value="1253232" calcext:value-type="float">
            <text:p>1253232</text:p>
          </table:table-cell>
          <table:table-cell office:value-type="float" office:value="229779290" calcext:value-type="float">
            <text:p>229779290</text:p>
          </table:table-cell>
          <table:table-cell office:value-type="float" office:value="241702943" calcext:value-type="float">
            <text:p>241702943</text:p>
          </table:table-cell>
          <table:table-cell office:value-type="float" office:value="268558593" calcext:value-type="float">
            <text:p>268558593</text:p>
          </table:table-cell>
          <table:table-cell office:value-type="float" office:value="319557047" calcext:value-type="float">
            <text:p>319557047</text:p>
          </table:table-cell>
          <table:table-cell office:value-type="float" office:value="493569" calcext:value-type="float">
            <text:p>493569</text:p>
          </table:table-cell>
          <table:table-cell office:value-type="float" office:value="596096" calcext:value-type="float">
            <text:p>596096</text:p>
          </table:table-cell>
          <table:table-cell office:value-type="float" office:value="1048099762" calcext:value-type="float">
            <text:p>1048099762</text:p>
          </table:table-cell>
          <table:table-cell office:value-type="float" office:value="1060625098" calcext:value-type="float">
            <text:p>1060625098</text:p>
          </table:table-cell>
          <table:table-cell office:value-type="float" office:value="852941355" calcext:value-type="float">
            <text:p>852941355</text:p>
          </table:table-cell>
          <table:table-cell office:value-type="float" office:value="895428322" calcext:value-type="float">
            <text:p>895428322</text:p>
          </table:table-cell>
          <table:table-cell office:value-type="float" office:value="30553187" calcext:value-type="float">
            <text:p>30553187</text:p>
          </table:table-cell>
          <table:table-cell office:value-type="float" office:value="30800495" calcext:value-type="float">
            <text:p>30800495</text:p>
          </table:table-cell>
          <table:table-cell office:value-type="float" office:value="1124098742" calcext:value-type="float">
            <text:p>1124098742</text:p>
          </table:table-cell>
          <table:table-cell office:value-type="float" office:value="1136904071" calcext:value-type="float">
            <text:p>1136904071</text:p>
          </table:table-cell>
          <table:table-cell office:value-type="float" office:value="1018244918" calcext:value-type="float">
            <text:p>1018244918</text:p>
          </table:table-cell>
          <table:table-cell office:value-type="float" office:value="1073384611" calcext:value-type="float">
            <text:p>1073384611</text:p>
          </table:table-cell>
          <table:table-cell office:value-type="float" office:value="31839315" calcext:value-type="float">
            <text:p>31839315</text:p>
          </table:table-cell>
          <table:table-cell office:value-type="float" office:value="32205492" calcext:value-type="float">
            <text:p>32205492</text:p>
          </table:table-cell>
          <table:table-cell office:value-type="float" office:value="443892132" calcext:value-type="float">
            <text:p>443892132</text:p>
          </table:table-cell>
          <table:table-cell office:value-type="float" office:value="519994477" calcext:value-type="float">
            <text:p>519994477</text:p>
          </table:table-cell>
          <table:table-cell office:value-type="float" office:value="438793439" calcext:value-type="float">
            <text:p>438793439</text:p>
          </table:table-cell>
          <table:table-cell office:value-type="float" office:value="491274065" calcext:value-type="float">
            <text:p>491274065</text:p>
          </table:table-cell>
          <table:table-cell office:value-type="float" office:value="6451938" calcext:value-type="float">
            <text:p>6451938</text:p>
          </table:table-cell>
          <table:table-cell office:value-type="float" office:value="6674732" calcext:value-type="float">
            <text:p>6674732</text:p>
          </table:table-cell>
        </table:table-row>
        <table:table-row table:style-name="ro1">
          <table:table-cell office:value-type="float" office:value="252191916" calcext:value-type="float">
            <text:p>252191916</text:p>
          </table:table-cell>
          <table:table-cell office:value-type="float" office:value="264100484" calcext:value-type="float">
            <text:p>264100484</text:p>
          </table:table-cell>
          <table:table-cell office:value-type="float" office:value="279265051" calcext:value-type="float">
            <text:p>279265051</text:p>
          </table:table-cell>
          <table:table-cell office:value-type="float" office:value="331740090" calcext:value-type="float">
            <text:p>331740090</text:p>
          </table:table-cell>
          <table:table-cell office:value-type="float" office:value="1411702" calcext:value-type="float">
            <text:p>1411702</text:p>
          </table:table-cell>
          <table:table-cell office:value-type="float" office:value="1569753" calcext:value-type="float">
            <text:p>1569753</text:p>
          </table:table-cell>
          <table:table-cell office:value-type="float" office:value="226478590" calcext:value-type="float">
            <text:p>226478590</text:p>
          </table:table-cell>
          <table:table-cell office:value-type="float" office:value="238167507" calcext:value-type="float">
            <text:p>238167507</text:p>
          </table:table-cell>
          <table:table-cell office:value-type="float" office:value="266598846" calcext:value-type="float">
            <text:p>266598846</text:p>
          </table:table-cell>
          <table:table-cell office:value-type="float" office:value="317593669" calcext:value-type="float">
            <text:p>317593669</text:p>
          </table:table-cell>
          <table:table-cell office:value-type="float" office:value="466330" calcext:value-type="float">
            <text:p>466330</text:p>
          </table:table-cell>
          <table:table-cell office:value-type="float" office:value="559848" calcext:value-type="float">
            <text:p>559848</text:p>
          </table:table-cell>
          <table:table-cell office:value-type="float" office:value="1151488957" calcext:value-type="float">
            <text:p>1151488957</text:p>
          </table:table-cell>
          <table:table-cell office:value-type="float" office:value="1164701391" calcext:value-type="float">
            <text:p>1164701391</text:p>
          </table:table-cell>
          <table:table-cell office:value-type="float" office:value="914256345" calcext:value-type="float">
            <text:p>914256345</text:p>
          </table:table-cell>
          <table:table-cell office:value-type="float" office:value="966797734" calcext:value-type="float">
            <text:p>966797734</text:p>
          </table:table-cell>
          <table:table-cell office:value-type="float" office:value="30534469" calcext:value-type="float">
            <text:p>30534469</text:p>
          </table:table-cell>
          <table:table-cell office:value-type="float" office:value="30792602" calcext:value-type="float">
            <text:p>30792602</text:p>
          </table:table-cell>
          <table:table-cell office:value-type="float" office:value="1318401383" calcext:value-type="float">
            <text:p>1318401383</text:p>
          </table:table-cell>
          <table:table-cell office:value-type="float" office:value="1339887705" calcext:value-type="float">
            <text:p>1339887705</text:p>
          </table:table-cell>
          <table:table-cell office:value-type="float" office:value="1040796808" calcext:value-type="float">
            <text:p>1040796808</text:p>
          </table:table-cell>
          <table:table-cell office:value-type="float" office:value="1082542200" calcext:value-type="float">
            <text:p>1082542200</text:p>
          </table:table-cell>
          <table:table-cell office:value-type="float" office:value="31248737" calcext:value-type="float">
            <text:p>31248737</text:p>
          </table:table-cell>
          <table:table-cell office:value-type="float" office:value="31629023" calcext:value-type="float">
            <text:p>31629023</text:p>
          </table:table-cell>
          <table:table-cell office:value-type="float" office:value="460146503" calcext:value-type="float">
            <text:p>460146503</text:p>
          </table:table-cell>
          <table:table-cell office:value-type="float" office:value="719358376" calcext:value-type="float">
            <text:p>719358376</text:p>
          </table:table-cell>
          <table:table-cell office:value-type="float" office:value="430793399" calcext:value-type="float">
            <text:p>430793399</text:p>
          </table:table-cell>
          <table:table-cell office:value-type="float" office:value="615653569" calcext:value-type="float">
            <text:p>615653569</text:p>
          </table:table-cell>
          <table:table-cell office:value-type="float" office:value="6424420" calcext:value-type="float">
            <text:p>6424420</text:p>
          </table:table-cell>
          <table:table-cell office:value-type="float" office:value="19788061" calcext:value-type="float">
            <text:p>19788061</text:p>
          </table:table-cell>
        </table:table-row>
        <table:table-row table:style-name="ro1">
          <table:table-cell office:value-type="float" office:value="247315947" calcext:value-type="float">
            <text:p>247315947</text:p>
          </table:table-cell>
          <table:table-cell office:value-type="float" office:value="259012477" calcext:value-type="float">
            <text:p>259012477</text:p>
          </table:table-cell>
          <table:table-cell office:value-type="float" office:value="282562119" calcext:value-type="float">
            <text:p>282562119</text:p>
          </table:table-cell>
          <table:table-cell office:value-type="float" office:value="334993577" calcext:value-type="float">
            <text:p>334993577</text:p>
          </table:table-cell>
          <table:table-cell office:value-type="float" office:value="1134223" calcext:value-type="float">
            <text:p>1134223</text:p>
          </table:table-cell>
          <table:table-cell office:value-type="float" office:value="1305194" calcext:value-type="float">
            <text:p>1305194</text:p>
          </table:table-cell>
          <table:table-cell office:value-type="float" office:value="226639924" calcext:value-type="float">
            <text:p>226639924</text:p>
          </table:table-cell>
          <table:table-cell office:value-type="float" office:value="238995546" calcext:value-type="float">
            <text:p>238995546</text:p>
          </table:table-cell>
          <table:table-cell office:value-type="float" office:value="270659278" calcext:value-type="float">
            <text:p>270659278</text:p>
          </table:table-cell>
          <table:table-cell office:value-type="float" office:value="322251593" calcext:value-type="float">
            <text:p>322251593</text:p>
          </table:table-cell>
          <table:table-cell office:value-type="float" office:value="465911" calcext:value-type="float">
            <text:p>465911</text:p>
          </table:table-cell>
          <table:table-cell office:value-type="float" office:value="581847" calcext:value-type="float">
            <text:p>581847</text:p>
          </table:table-cell>
          <table:table-cell office:value-type="float" office:value="1147599915" calcext:value-type="float">
            <text:p>1147599915</text:p>
          </table:table-cell>
          <table:table-cell office:value-type="float" office:value="1160804876" calcext:value-type="float">
            <text:p>1160804876</text:p>
          </table:table-cell>
          <table:table-cell office:value-type="float" office:value="902244413" calcext:value-type="float">
            <text:p>902244413</text:p>
          </table:table-cell>
          <table:table-cell office:value-type="float" office:value="943813456" calcext:value-type="float">
            <text:p>943813456</text:p>
          </table:table-cell>
          <table:table-cell office:value-type="float" office:value="30595790" calcext:value-type="float">
            <text:p>30595790</text:p>
          </table:table-cell>
          <table:table-cell office:value-type="float" office:value="30857416" calcext:value-type="float">
            <text:p>30857416</text:p>
          </table:table-cell>
          <table:table-cell office:value-type="float" office:value="1283267586" calcext:value-type="float">
            <text:p>1283267586</text:p>
          </table:table-cell>
          <table:table-cell office:value-type="float" office:value="1297181437" calcext:value-type="float">
            <text:p>1297181437</text:p>
          </table:table-cell>
          <table:table-cell office:value-type="float" office:value="1019678550" calcext:value-type="float">
            <text:p>1019678550</text:p>
          </table:table-cell>
          <table:table-cell office:value-type="float" office:value="1110239857" calcext:value-type="float">
            <text:p>1110239857</text:p>
          </table:table-cell>
          <table:table-cell office:value-type="float" office:value="31335968" calcext:value-type="float">
            <text:p>31335968</text:p>
          </table:table-cell>
          <table:table-cell office:value-type="float" office:value="31730571" calcext:value-type="float">
            <text:p>31730571</text:p>
          </table:table-cell>
          <table:table-cell office:value-type="float" office:value="459544611" calcext:value-type="float">
            <text:p>459544611</text:p>
          </table:table-cell>
          <table:table-cell office:value-type="float" office:value="532922517" calcext:value-type="float">
            <text:p>532922517</text:p>
          </table:table-cell>
          <table:table-cell office:value-type="float" office:value="447425961" calcext:value-type="float">
            <text:p>447425961</text:p>
          </table:table-cell>
          <table:table-cell office:value-type="float" office:value="503988392" calcext:value-type="float">
            <text:p>503988392</text:p>
          </table:table-cell>
          <table:table-cell office:value-type="float" office:value="6448446" calcext:value-type="float">
            <text:p>6448446</text:p>
          </table:table-cell>
          <table:table-cell office:value-type="float" office:value="6917779" calcext:value-type="float">
            <text:p>6917779</text:p>
          </table:table-cell>
        </table:table-row>
        <table:table-row table:style-name="ro1">
          <table:table-cell office:value-type="float" office:value="247543071" calcext:value-type="float">
            <text:p>247543071</text:p>
          </table:table-cell>
          <table:table-cell office:value-type="float" office:value="259418324" calcext:value-type="float">
            <text:p>259418324</text:p>
          </table:table-cell>
          <table:table-cell office:value-type="float" office:value="284695281" calcext:value-type="float">
            <text:p>284695281</text:p>
          </table:table-cell>
          <table:table-cell office:value-type="float" office:value="335219443" calcext:value-type="float">
            <text:p>335219443</text:p>
          </table:table-cell>
          <table:table-cell office:value-type="float" office:value="1114527" calcext:value-type="float">
            <text:p>1114527</text:p>
          </table:table-cell>
          <table:table-cell office:value-type="float" office:value="1239892" calcext:value-type="float">
            <text:p>1239892</text:p>
          </table:table-cell>
          <table:table-cell office:value-type="float" office:value="227017556" calcext:value-type="float">
            <text:p>227017556</text:p>
          </table:table-cell>
          <table:table-cell office:value-type="float" office:value="238822129" calcext:value-type="float">
            <text:p>238822129</text:p>
          </table:table-cell>
          <table:table-cell office:value-type="float" office:value="269992224" calcext:value-type="float">
            <text:p>269992224</text:p>
          </table:table-cell>
          <table:table-cell office:value-type="float" office:value="321522590" calcext:value-type="float">
            <text:p>321522590</text:p>
          </table:table-cell>
          <table:table-cell office:value-type="float" office:value="501950" calcext:value-type="float">
            <text:p>501950</text:p>
          </table:table-cell>
          <table:table-cell office:value-type="float" office:value="604337" calcext:value-type="float">
            <text:p>604337</text:p>
          </table:table-cell>
          <table:table-cell office:value-type="float" office:value="1098869905" calcext:value-type="float">
            <text:p>1098869905</text:p>
          </table:table-cell>
          <table:table-cell office:value-type="float" office:value="1111978276" calcext:value-type="float">
            <text:p>1111978276</text:p>
          </table:table-cell>
          <table:table-cell office:value-type="float" office:value="927240887" calcext:value-type="float">
            <text:p>927240887</text:p>
          </table:table-cell>
          <table:table-cell office:value-type="float" office:value="999554412" calcext:value-type="float">
            <text:p>999554412</text:p>
          </table:table-cell>
          <table:table-cell office:value-type="float" office:value="33358781" calcext:value-type="float">
            <text:p>33358781</text:p>
          </table:table-cell>
          <table:table-cell office:value-type="float" office:value="33639334" calcext:value-type="float">
            <text:p>33639334</text:p>
          </table:table-cell>
          <table:table-cell office:value-type="float" office:value="1308640924" calcext:value-type="float">
            <text:p>1308640924</text:p>
          </table:table-cell>
          <table:table-cell office:value-type="float" office:value="1333790142" calcext:value-type="float">
            <text:p>1333790142</text:p>
          </table:table-cell>
          <table:table-cell office:value-type="float" office:value="1025326055" calcext:value-type="float">
            <text:p>1025326055</text:p>
          </table:table-cell>
          <table:table-cell office:value-type="float" office:value="1073643652" calcext:value-type="float">
            <text:p>1073643652</text:p>
          </table:table-cell>
          <table:table-cell office:value-type="float" office:value="32794115" calcext:value-type="float">
            <text:p>32794115</text:p>
          </table:table-cell>
          <table:table-cell office:value-type="float" office:value="33157569" calcext:value-type="float">
            <text:p>33157569</text:p>
          </table:table-cell>
          <table:table-cell office:value-type="float" office:value="466683647" calcext:value-type="float">
            <text:p>466683647</text:p>
          </table:table-cell>
          <table:table-cell office:value-type="float" office:value="511030418" calcext:value-type="float">
            <text:p>511030418</text:p>
          </table:table-cell>
          <table:table-cell office:value-type="float" office:value="446295510" calcext:value-type="float">
            <text:p>446295510</text:p>
          </table:table-cell>
          <table:table-cell office:value-type="float" office:value="501879534" calcext:value-type="float">
            <text:p>501879534</text:p>
          </table:table-cell>
          <table:table-cell office:value-type="float" office:value="6435386" calcext:value-type="float">
            <text:p>6435386</text:p>
          </table:table-cell>
          <table:table-cell office:value-type="float" office:value="6655246" calcext:value-type="float">
            <text:p>6655246</text:p>
          </table:table-cell>
        </table:table-row>
        <table:table-row table:style-name="ro1">
          <table:table-cell office:value-type="float" office:value="247607604" calcext:value-type="float">
            <text:p>247607604</text:p>
          </table:table-cell>
          <table:table-cell office:value-type="float" office:value="259310838" calcext:value-type="float">
            <text:p>259310838</text:p>
          </table:table-cell>
          <table:table-cell office:value-type="float" office:value="282920824" calcext:value-type="float">
            <text:p>282920824</text:p>
          </table:table-cell>
          <table:table-cell office:value-type="float" office:value="332922085" calcext:value-type="float">
            <text:p>332922085</text:p>
          </table:table-cell>
          <table:table-cell office:value-type="float" office:value="1147073" calcext:value-type="float">
            <text:p>1147073</text:p>
          </table:table-cell>
          <table:table-cell office:value-type="float" office:value="1258749" calcext:value-type="float">
            <text:p>1258749</text:p>
          </table:table-cell>
          <table:table-cell office:value-type="float" office:value="227159613" calcext:value-type="float">
            <text:p>227159613</text:p>
          </table:table-cell>
          <table:table-cell office:value-type="float" office:value="238856701" calcext:value-type="float">
            <text:p>238856701</text:p>
          </table:table-cell>
          <table:table-cell office:value-type="float" office:value="264388509" calcext:value-type="float">
            <text:p>264388509</text:p>
          </table:table-cell>
          <table:table-cell office:value-type="float" office:value="315842189" calcext:value-type="float">
            <text:p>315842189</text:p>
          </table:table-cell>
          <table:table-cell office:value-type="float" office:value="464514" calcext:value-type="float">
            <text:p>464514</text:p>
          </table:table-cell>
          <table:table-cell office:value-type="float" office:value="559359" calcext:value-type="float">
            <text:p>559359</text:p>
          </table:table-cell>
          <table:table-cell office:value-type="float" office:value="1111874701" calcext:value-type="float">
            <text:p>1111874701</text:p>
          </table:table-cell>
          <table:table-cell office:value-type="float" office:value="1142682320" calcext:value-type="float">
            <text:p>1142682320</text:p>
          </table:table-cell>
          <table:table-cell office:value-type="float" office:value="903541994" calcext:value-type="float">
            <text:p>903541994</text:p>
          </table:table-cell>
          <table:table-cell office:value-type="float" office:value="989605103" calcext:value-type="float">
            <text:p>989605103</text:p>
          </table:table-cell>
          <table:table-cell office:value-type="float" office:value="30764037" calcext:value-type="float">
            <text:p>30764037</text:p>
          </table:table-cell>
          <table:table-cell office:value-type="float" office:value="31044171" calcext:value-type="float">
            <text:p>31044171</text:p>
          </table:table-cell>
          <table:table-cell office:value-type="float" office:value="1154340018" calcext:value-type="float">
            <text:p>1154340018</text:p>
          </table:table-cell>
          <table:table-cell office:value-type="float" office:value="1178741026" calcext:value-type="float">
            <text:p>1178741026</text:p>
          </table:table-cell>
          <table:table-cell office:value-type="float" office:value="1038752694" calcext:value-type="float">
            <text:p>1038752694</text:p>
          </table:table-cell>
          <table:table-cell office:value-type="float" office:value="1129397601" calcext:value-type="float">
            <text:p>1129397601</text:p>
          </table:table-cell>
          <table:table-cell office:value-type="float" office:value="35572471" calcext:value-type="float">
            <text:p>35572471</text:p>
          </table:table-cell>
          <table:table-cell office:value-type="float" office:value="35941372" calcext:value-type="float">
            <text:p>35941372</text:p>
          </table:table-cell>
          <table:table-cell office:value-type="float" office:value="457171963" calcext:value-type="float">
            <text:p>457171963</text:p>
          </table:table-cell>
          <table:table-cell office:value-type="float" office:value="673435846" calcext:value-type="float">
            <text:p>673435846</text:p>
          </table:table-cell>
          <table:table-cell office:value-type="float" office:value="443573446" calcext:value-type="float">
            <text:p>443573446</text:p>
          </table:table-cell>
          <table:table-cell office:value-type="float" office:value="621065779" calcext:value-type="float">
            <text:p>621065779</text:p>
          </table:table-cell>
          <table:table-cell office:value-type="float" office:value="6434897" calcext:value-type="float">
            <text:p>6434897</text:p>
          </table:table-cell>
          <table:table-cell office:value-type="float" office:value="19863700" calcext:value-type="float">
            <text:p>19863700</text:p>
          </table:table-cell>
        </table:table-row>
        <table:table-row table:style-name="ro1">
          <table:table-cell office:value-type="float" office:value="250000227" calcext:value-type="float">
            <text:p>250000227</text:p>
          </table:table-cell>
          <table:table-cell office:value-type="float" office:value="261673499" calcext:value-type="float">
            <text:p>261673499</text:p>
          </table:table-cell>
          <table:table-cell office:value-type="float" office:value="282127985" calcext:value-type="float">
            <text:p>282127985</text:p>
          </table:table-cell>
          <table:table-cell office:value-type="float" office:value="334463970" calcext:value-type="float">
            <text:p>334463970</text:p>
          </table:table-cell>
          <table:table-cell office:value-type="float" office:value="1119417" calcext:value-type="float">
            <text:p>1119417</text:p>
          </table:table-cell>
          <table:table-cell office:value-type="float" office:value="1293880" calcext:value-type="float">
            <text:p>1293880</text:p>
          </table:table-cell>
          <table:table-cell office:value-type="float" office:value="226111504" calcext:value-type="float">
            <text:p>226111504</text:p>
          </table:table-cell>
          <table:table-cell office:value-type="float" office:value="238340434" calcext:value-type="float">
            <text:p>238340434</text:p>
          </table:table-cell>
          <table:table-cell office:value-type="float" office:value="265869633" calcext:value-type="float">
            <text:p>265869633</text:p>
          </table:table-cell>
          <table:table-cell office:value-type="float" office:value="317241040" calcext:value-type="float">
            <text:p>317241040</text:p>
          </table:table-cell>
          <table:table-cell office:value-type="float" office:value="464724" calcext:value-type="float">
            <text:p>464724</text:p>
          </table:table-cell>
          <table:table-cell office:value-type="float" office:value="579893" calcext:value-type="float">
            <text:p>579893</text:p>
          </table:table-cell>
          <table:table-cell office:value-type="float" office:value="1148390728" calcext:value-type="float">
            <text:p>1148390728</text:p>
          </table:table-cell>
          <table:table-cell office:value-type="float" office:value="1165883944" calcext:value-type="float">
            <text:p>1165883944</text:p>
          </table:table-cell>
          <table:table-cell office:value-type="float" office:value="905768743" calcext:value-type="float">
            <text:p>905768743</text:p>
          </table:table-cell>
          <table:table-cell office:value-type="float" office:value="957364970" calcext:value-type="float">
            <text:p>957364970</text:p>
          </table:table-cell>
          <table:table-cell office:value-type="float" office:value="33983232" calcext:value-type="float">
            <text:p>33983232</text:p>
          </table:table-cell>
          <table:table-cell office:value-type="float" office:value="34261270" calcext:value-type="float">
            <text:p>34261270</text:p>
          </table:table-cell>
          <table:table-cell office:value-type="float" office:value="1220897783" calcext:value-type="float">
            <text:p>1220897783</text:p>
          </table:table-cell>
          <table:table-cell office:value-type="float" office:value="1234887761" calcext:value-type="float">
            <text:p>1234887761</text:p>
          </table:table-cell>
          <table:table-cell office:value-type="float" office:value="1082809483" calcext:value-type="float">
            <text:p>1082809483</text:p>
          </table:table-cell>
          <table:table-cell office:value-type="float" office:value="1126079860" calcext:value-type="float">
            <text:p>1126079860</text:p>
          </table:table-cell>
          <table:table-cell office:value-type="float" office:value="33138362" calcext:value-type="float">
            <text:p>33138362</text:p>
          </table:table-cell>
          <table:table-cell office:value-type="float" office:value="33530381" calcext:value-type="float">
            <text:p>33530381</text:p>
          </table:table-cell>
          <table:table-cell office:value-type="float" office:value="454441867" calcext:value-type="float">
            <text:p>454441867</text:p>
          </table:table-cell>
          <table:table-cell office:value-type="float" office:value="505616252" calcext:value-type="float">
            <text:p>505616252</text:p>
          </table:table-cell>
          <table:table-cell office:value-type="float" office:value="436891311" calcext:value-type="float">
            <text:p>436891311</text:p>
          </table:table-cell>
          <table:table-cell office:value-type="float" office:value="495357056" calcext:value-type="float">
            <text:p>495357056</text:p>
          </table:table-cell>
          <table:table-cell office:value-type="float" office:value="6428471" calcext:value-type="float">
            <text:p>6428471</text:p>
          </table:table-cell>
          <table:table-cell office:value-type="float" office:value="6921830" calcext:value-type="float">
            <text:p>6921830</text:p>
          </table:table-cell>
        </table:table-row>
        <table:table-row table:style-name="ro1">
          <table:table-cell office:value-type="float" office:value="248516170" calcext:value-type="float">
            <text:p>248516170</text:p>
          </table:table-cell>
          <table:table-cell office:value-type="float" office:value="260479143" calcext:value-type="float">
            <text:p>260479143</text:p>
          </table:table-cell>
          <table:table-cell office:value-type="float" office:value="281861472" calcext:value-type="float">
            <text:p>281861472</text:p>
          </table:table-cell>
          <table:table-cell office:value-type="float" office:value="332778002" calcext:value-type="float">
            <text:p>332778002</text:p>
          </table:table-cell>
          <table:table-cell office:value-type="float" office:value="1636661" calcext:value-type="float">
            <text:p>1636661</text:p>
          </table:table-cell>
          <table:table-cell office:value-type="float" office:value="1814617" calcext:value-type="float">
            <text:p>1814617</text:p>
          </table:table-cell>
          <table:table-cell office:value-type="float" office:value="225917066" calcext:value-type="float">
            <text:p>225917066</text:p>
          </table:table-cell>
          <table:table-cell office:value-type="float" office:value="237820256" calcext:value-type="float">
            <text:p>237820256</text:p>
          </table:table-cell>
          <table:table-cell office:value-type="float" office:value="264736668" calcext:value-type="float">
            <text:p>264736668</text:p>
          </table:table-cell>
          <table:table-cell office:value-type="float" office:value="315785687" calcext:value-type="float">
            <text:p>315785687</text:p>
          </table:table-cell>
          <table:table-cell office:value-type="float" office:value="465841" calcext:value-type="float">
            <text:p>465841</text:p>
          </table:table-cell>
          <table:table-cell office:value-type="float" office:value="568857" calcext:value-type="float">
            <text:p>568857</text:p>
          </table:table-cell>
          <table:table-cell office:value-type="float" office:value="1068149029" calcext:value-type="float">
            <text:p>1068149029</text:p>
          </table:table-cell>
          <table:table-cell office:value-type="float" office:value="1093264584" calcext:value-type="float">
            <text:p>1093264584</text:p>
          </table:table-cell>
          <table:table-cell office:value-type="float" office:value="901427340" calcext:value-type="float">
            <text:p>901427340</text:p>
          </table:table-cell>
          <table:table-cell office:value-type="float" office:value="946469241" calcext:value-type="float">
            <text:p>946469241</text:p>
          </table:table-cell>
          <table:table-cell office:value-type="float" office:value="33187111" calcext:value-type="float">
            <text:p>33187111</text:p>
          </table:table-cell>
          <table:table-cell office:value-type="float" office:value="33440216" calcext:value-type="float">
            <text:p>33440216</text:p>
          </table:table-cell>
          <table:table-cell office:value-type="float" office:value="1181966505" calcext:value-type="float">
            <text:p>1181966505</text:p>
          </table:table-cell>
          <table:table-cell office:value-type="float" office:value="1221740069" calcext:value-type="float">
            <text:p>1221740069</text:p>
          </table:table-cell>
          <table:table-cell office:value-type="float" office:value="1012128498" calcext:value-type="float">
            <text:p>1012128498</text:p>
          </table:table-cell>
          <table:table-cell office:value-type="float" office:value="1114717521" calcext:value-type="float">
            <text:p>1114717521</text:p>
          </table:table-cell>
          <table:table-cell office:value-type="float" office:value="34818883" calcext:value-type="float">
            <text:p>34818883</text:p>
          </table:table-cell>
          <table:table-cell office:value-type="float" office:value="35183944" calcext:value-type="float">
            <text:p>35183944</text:p>
          </table:table-cell>
          <table:table-cell office:value-type="float" office:value="477720316" calcext:value-type="float">
            <text:p>477720316</text:p>
          </table:table-cell>
          <table:table-cell office:value-type="float" office:value="556062821" calcext:value-type="float">
            <text:p>556062821</text:p>
          </table:table-cell>
          <table:table-cell office:value-type="float" office:value="440348385" calcext:value-type="float">
            <text:p>440348385</text:p>
          </table:table-cell>
          <table:table-cell office:value-type="float" office:value="499522180" calcext:value-type="float">
            <text:p>499522180</text:p>
          </table:table-cell>
          <table:table-cell office:value-type="float" office:value="8808103" calcext:value-type="float">
            <text:p>8808103</text:p>
          </table:table-cell>
          <table:table-cell office:value-type="float" office:value="9130770" calcext:value-type="float">
            <text:p>9130770</text:p>
          </table:table-cell>
        </table:table-row>
        <table:table-row table:style-name="ro1">
          <table:table-cell office:value-type="float" office:value="247932017" calcext:value-type="float">
            <text:p>247932017</text:p>
          </table:table-cell>
          <table:table-cell office:value-type="float" office:value="259673803" calcext:value-type="float">
            <text:p>259673803</text:p>
          </table:table-cell>
          <table:table-cell office:value-type="float" office:value="282184767" calcext:value-type="float">
            <text:p>282184767</text:p>
          </table:table-cell>
          <table:table-cell office:value-type="float" office:value="332462948" calcext:value-type="float">
            <text:p>332462948</text:p>
          </table:table-cell>
          <table:table-cell office:value-type="float" office:value="1111594" calcext:value-type="float">
            <text:p>1111594</text:p>
          </table:table-cell>
          <table:table-cell office:value-type="float" office:value="1222362" calcext:value-type="float">
            <text:p>1222362</text:p>
          </table:table-cell>
          <table:table-cell office:value-type="float" office:value="226152083" calcext:value-type="float">
            <text:p>226152083</text:p>
          </table:table-cell>
          <table:table-cell office:value-type="float" office:value="237810548" calcext:value-type="float">
            <text:p>237810548</text:p>
          </table:table-cell>
          <table:table-cell office:value-type="float" office:value="269154059" calcext:value-type="float">
            <text:p>269154059</text:p>
          </table:table-cell>
          <table:table-cell office:value-type="float" office:value="320006825" calcext:value-type="float">
            <text:p>320006825</text:p>
          </table:table-cell>
          <table:table-cell office:value-type="float" office:value="466121" calcext:value-type="float">
            <text:p>466121</text:p>
          </table:table-cell>
          <table:table-cell office:value-type="float" office:value="560267" calcext:value-type="float">
            <text:p>560267</text:p>
          </table:table-cell>
          <table:table-cell office:value-type="float" office:value="1025311739" calcext:value-type="float">
            <text:p>1025311739</text:p>
          </table:table-cell>
          <table:table-cell office:value-type="float" office:value="1038056237" calcext:value-type="float">
            <text:p>1038056237</text:p>
          </table:table-cell>
          <table:table-cell office:value-type="float" office:value="886896232" calcext:value-type="float">
            <text:p>886896232</text:p>
          </table:table-cell>
          <table:table-cell office:value-type="float" office:value="976425284" calcext:value-type="float">
            <text:p>976425284</text:p>
          </table:table-cell>
          <table:table-cell office:value-type="float" office:value="34116839" calcext:value-type="float">
            <text:p>34116839</text:p>
          </table:table-cell>
          <table:table-cell office:value-type="float" office:value="34407518" calcext:value-type="float">
            <text:p>34407518</text:p>
          </table:table-cell>
          <table:table-cell office:value-type="float" office:value="1236449970" calcext:value-type="float">
            <text:p>1236449970</text:p>
          </table:table-cell>
          <table:table-cell office:value-type="float" office:value="1255721136" calcext:value-type="float">
            <text:p>1255721136</text:p>
          </table:table-cell>
          <table:table-cell office:value-type="float" office:value="1068759442" calcext:value-type="float">
            <text:p>1068759442</text:p>
          </table:table-cell>
          <table:table-cell office:value-type="float" office:value="1150424855" calcext:value-type="float">
            <text:p>1150424855</text:p>
          </table:table-cell>
          <table:table-cell office:value-type="float" office:value="33501607" calcext:value-type="float">
            <text:p>33501607</text:p>
          </table:table-cell>
          <table:table-cell office:value-type="float" office:value="33867156" calcext:value-type="float">
            <text:p>33867156</text:p>
          </table:table-cell>
          <table:table-cell office:value-type="float" office:value="459249043" calcext:value-type="float">
            <text:p>459249043</text:p>
          </table:table-cell>
          <table:table-cell office:value-type="float" office:value="744939004" calcext:value-type="float">
            <text:p>744939004</text:p>
          </table:table-cell>
          <table:table-cell office:value-type="float" office:value="451821981" calcext:value-type="float">
            <text:p>451821981</text:p>
          </table:table-cell>
          <table:table-cell office:value-type="float" office:value="624436949" calcext:value-type="float">
            <text:p>624436949</text:p>
          </table:table-cell>
          <table:table-cell office:value-type="float" office:value="6433569" calcext:value-type="float">
            <text:p>6433569</text:p>
          </table:table-cell>
          <table:table-cell office:value-type="float" office:value="19800562" calcext:value-type="float">
            <text:p>19800562</text:p>
          </table:table-cell>
        </table:table-row>
        <table:table-row table:style-name="ro1">
          <table:table-cell office:value-type="float" office:value="247916023" calcext:value-type="float">
            <text:p>247916023</text:p>
          </table:table-cell>
          <table:table-cell office:value-type="float" office:value="259617511" calcext:value-type="float">
            <text:p>259617511</text:p>
          </table:table-cell>
          <table:table-cell office:value-type="float" office:value="281483839" calcext:value-type="float">
            <text:p>281483839</text:p>
          </table:table-cell>
          <table:table-cell office:value-type="float" office:value="331766490" calcext:value-type="float">
            <text:p>331766490</text:p>
          </table:table-cell>
          <table:table-cell office:value-type="float" office:value="1636312" calcext:value-type="float">
            <text:p>1636312</text:p>
          </table:table-cell>
          <table:table-cell office:value-type="float" office:value="1876915" calcext:value-type="float">
            <text:p>1876915</text:p>
          </table:table-cell>
          <table:table-cell office:value-type="float" office:value="226712280" calcext:value-type="float">
            <text:p>226712280</text:p>
          </table:table-cell>
          <table:table-cell office:value-type="float" office:value="239028091" calcext:value-type="float">
            <text:p>239028091</text:p>
          </table:table-cell>
          <table:table-cell office:value-type="float" office:value="266727564" calcext:value-type="float">
            <text:p>266727564</text:p>
          </table:table-cell>
          <table:table-cell office:value-type="float" office:value="321542076" calcext:value-type="float">
            <text:p>321542076</text:p>
          </table:table-cell>
          <table:table-cell office:value-type="float" office:value="465422" calcext:value-type="float">
            <text:p>465422</text:p>
          </table:table-cell>
          <table:table-cell office:value-type="float" office:value="582406" calcext:value-type="float">
            <text:p>582406</text:p>
          </table:table-cell>
          <table:table-cell office:value-type="float" office:value="1094561885" calcext:value-type="float">
            <text:p>1094561885</text:p>
          </table:table-cell>
          <table:table-cell office:value-type="float" office:value="1120895331" calcext:value-type="float">
            <text:p>1120895331</text:p>
          </table:table-cell>
          <table:table-cell office:value-type="float" office:value="926452100" calcext:value-type="float">
            <text:p>926452100</text:p>
          </table:table-cell>
          <table:table-cell office:value-type="float" office:value="993492678" calcext:value-type="float">
            <text:p>993492678</text:p>
          </table:table-cell>
          <table:table-cell office:value-type="float" office:value="30471612" calcext:value-type="float">
            <text:p>30471612</text:p>
          </table:table-cell>
          <table:table-cell office:value-type="float" office:value="30732050" calcext:value-type="float">
            <text:p>30732050</text:p>
          </table:table-cell>
          <table:table-cell office:value-type="float" office:value="1068546357" calcext:value-type="float">
            <text:p>1068546357</text:p>
          </table:table-cell>
          <table:table-cell office:value-type="float" office:value="1087586627" calcext:value-type="float">
            <text:p>1087586627</text:p>
          </table:table-cell>
          <table:table-cell office:value-type="float" office:value="1050389368" calcext:value-type="float">
            <text:p>1050389368</text:p>
          </table:table-cell>
          <table:table-cell office:value-type="float" office:value="1093145224" calcext:value-type="float">
            <text:p>1093145224</text:p>
          </table:table-cell>
          <table:table-cell office:value-type="float" office:value="33549727" calcext:value-type="float">
            <text:p>33549727</text:p>
          </table:table-cell>
          <table:table-cell office:value-type="float" office:value="33945518" calcext:value-type="float">
            <text:p>33945518</text:p>
          </table:table-cell>
          <table:table-cell office:value-type="float" office:value="473083833" calcext:value-type="float">
            <text:p>473083833</text:p>
          </table:table-cell>
          <table:table-cell office:value-type="float" office:value="522559887" calcext:value-type="float">
            <text:p>522559887</text:p>
          </table:table-cell>
          <table:table-cell office:value-type="float" office:value="451690610" calcext:value-type="float">
            <text:p>451690610</text:p>
          </table:table-cell>
          <table:table-cell office:value-type="float" office:value="508055878" calcext:value-type="float">
            <text:p>508055878</text:p>
          </table:table-cell>
          <table:table-cell office:value-type="float" office:value="6453405" calcext:value-type="float">
            <text:p>6453405</text:p>
          </table:table-cell>
          <table:table-cell office:value-type="float" office:value="6925602" calcext:value-type="float">
            <text:p>6925602</text:p>
          </table:table-cell>
        </table:table-row>
        <table:table-row table:style-name="ro1">
          <table:table-cell office:value-type="float" office:value="248536912" calcext:value-type="float">
            <text:p>248536912</text:p>
          </table:table-cell>
          <table:table-cell office:value-type="float" office:value="260417473" calcext:value-type="float">
            <text:p>260417473</text:p>
          </table:table-cell>
          <table:table-cell office:value-type="float" office:value="281892341" calcext:value-type="float">
            <text:p>281892341</text:p>
          </table:table-cell>
          <table:table-cell office:value-type="float" office:value="332951628" calcext:value-type="float">
            <text:p>332951628</text:p>
          </table:table-cell>
          <table:table-cell office:value-type="float" office:value="1128985" calcext:value-type="float">
            <text:p>1128985</text:p>
          </table:table-cell>
          <table:table-cell office:value-type="float" office:value="1253442" calcext:value-type="float">
            <text:p>1253442</text:p>
          </table:table-cell>
          <table:table-cell office:value-type="float" office:value="226184279" calcext:value-type="float">
            <text:p>226184279</text:p>
          </table:table-cell>
          <table:table-cell office:value-type="float" office:value="238189228" calcext:value-type="float">
            <text:p>238189228</text:p>
          </table:table-cell>
          <table:table-cell office:value-type="float" office:value="268477647" calcext:value-type="float">
            <text:p>268477647</text:p>
          </table:table-cell>
          <table:table-cell office:value-type="float" office:value="319440552" calcext:value-type="float">
            <text:p>319440552</text:p>
          </table:table-cell>
          <table:table-cell office:value-type="float" office:value="467797" calcext:value-type="float">
            <text:p>467797</text:p>
          </table:table-cell>
          <table:table-cell office:value-type="float" office:value="565784" calcext:value-type="float">
            <text:p>565784</text:p>
          </table:table-cell>
          <table:table-cell office:value-type="float" office:value="954099401" calcext:value-type="float">
            <text:p>954099401</text:p>
          </table:table-cell>
          <table:table-cell office:value-type="float" office:value="966937137" calcext:value-type="float">
            <text:p>966937137</text:p>
          </table:table-cell>
          <table:table-cell office:value-type="float" office:value="908900147" calcext:value-type="float">
            <text:p>908900147</text:p>
          </table:table-cell>
          <table:table-cell office:value-type="float" office:value="984234657" calcext:value-type="float">
            <text:p>984234657</text:p>
          </table:table-cell>
          <table:table-cell office:value-type="float" office:value="31864527" calcext:value-type="float">
            <text:p>31864527</text:p>
          </table:table-cell>
          <table:table-cell office:value-type="float" office:value="32110647" calcext:value-type="float">
            <text:p>32110647</text:p>
          </table:table-cell>
          <table:table-cell office:value-type="float" office:value="1085297159" calcext:value-type="float">
            <text:p>1085297159</text:p>
          </table:table-cell>
          <table:table-cell office:value-type="float" office:value="1118083731" calcext:value-type="float">
            <text:p>1118083731</text:p>
          </table:table-cell>
          <table:table-cell office:value-type="float" office:value="1068982725" calcext:value-type="float">
            <text:p>1068982725</text:p>
          </table:table-cell>
          <table:table-cell office:value-type="float" office:value="1111192143" calcext:value-type="float">
            <text:p>1111192143</text:p>
          </table:table-cell>
          <table:table-cell office:value-type="float" office:value="31738184" calcext:value-type="float">
            <text:p>31738184</text:p>
          </table:table-cell>
          <table:table-cell office:value-type="float" office:value="32104711" calcext:value-type="float">
            <text:p>32104711</text:p>
          </table:table-cell>
          <table:table-cell office:value-type="float" office:value="472051299" calcext:value-type="float">
            <text:p>472051299</text:p>
          </table:table-cell>
          <table:table-cell office:value-type="float" office:value="539578532" calcext:value-type="float">
            <text:p>539578532</text:p>
          </table:table-cell>
          <table:table-cell office:value-type="float" office:value="436243463" calcext:value-type="float">
            <text:p>436243463</text:p>
          </table:table-cell>
          <table:table-cell office:value-type="float" office:value="489521188" calcext:value-type="float">
            <text:p>489521188</text:p>
          </table:table-cell>
          <table:table-cell office:value-type="float" office:value="6438179" calcext:value-type="float">
            <text:p>6438179</text:p>
          </table:table-cell>
          <table:table-cell office:value-type="float" office:value="6659925" calcext:value-type="float">
            <text:p>6659925</text:p>
          </table:table-cell>
        </table:table-row>
        <table:table-row table:style-name="ro1">
          <table:table-cell office:value-type="float" office:value="248144055" calcext:value-type="float">
            <text:p>248144055</text:p>
          </table:table-cell>
          <table:table-cell office:value-type="float" office:value="259905816" calcext:value-type="float">
            <text:p>259905816</text:p>
          </table:table-cell>
          <table:table-cell office:value-type="float" office:value="281383407" calcext:value-type="float">
            <text:p>281383407</text:p>
          </table:table-cell>
          <table:table-cell office:value-type="float" office:value="331584344" calcext:value-type="float">
            <text:p>331584344</text:p>
          </table:table-cell>
          <table:table-cell office:value-type="float" office:value="1637289" calcext:value-type="float">
            <text:p>1637289</text:p>
          </table:table-cell>
          <table:table-cell office:value-type="float" office:value="1792547" calcext:value-type="float">
            <text:p>1792547</text:p>
          </table:table-cell>
          <table:table-cell office:value-type="float" office:value="231647194" calcext:value-type="float">
            <text:p>231647194</text:p>
          </table:table-cell>
          <table:table-cell office:value-type="float" office:value="243571127" calcext:value-type="float">
            <text:p>243571127</text:p>
          </table:table-cell>
          <table:table-cell office:value-type="float" office:value="268778593" calcext:value-type="float">
            <text:p>268778593</text:p>
          </table:table-cell>
          <table:table-cell office:value-type="float" office:value="319889632" calcext:value-type="float">
            <text:p>319889632</text:p>
          </table:table-cell>
          <table:table-cell office:value-type="float" office:value="470870" calcext:value-type="float">
            <text:p>470870</text:p>
          </table:table-cell>
          <table:table-cell office:value-type="float" office:value="564177" calcext:value-type="float">
            <text:p>564177</text:p>
          </table:table-cell>
          <table:table-cell office:value-type="float" office:value="1181112068" calcext:value-type="float">
            <text:p>1181112068</text:p>
          </table:table-cell>
          <table:table-cell office:value-type="float" office:value="1194673010" calcext:value-type="float">
            <text:p>1194673010</text:p>
          </table:table-cell>
          <table:table-cell office:value-type="float" office:value="950539242" calcext:value-type="float">
            <text:p>950539242</text:p>
          </table:table-cell>
          <table:table-cell office:value-type="float" office:value="1012044968" calcext:value-type="float">
            <text:p>1012044968</text:p>
          </table:table-cell>
          <table:table-cell office:value-type="float" office:value="30677085" calcext:value-type="float">
            <text:p>30677085</text:p>
          </table:table-cell>
          <table:table-cell office:value-type="float" office:value="30951561" calcext:value-type="float">
            <text:p>30951561</text:p>
          </table:table-cell>
          <table:table-cell office:value-type="float" office:value="1203700344" calcext:value-type="float">
            <text:p>1203700344</text:p>
          </table:table-cell>
          <table:table-cell office:value-type="float" office:value="1228768895" calcext:value-type="float">
            <text:p>1228768895</text:p>
          </table:table-cell>
          <table:table-cell office:value-type="float" office:value="1182451553" calcext:value-type="float">
            <text:p>1182451553</text:p>
          </table:table-cell>
          <table:table-cell office:value-type="float" office:value="1233776725" calcext:value-type="float">
            <text:p>1233776725</text:p>
          </table:table-cell>
          <table:table-cell office:value-type="float" office:value="34007607" calcext:value-type="float">
            <text:p>34007607</text:p>
          </table:table-cell>
          <table:table-cell office:value-type="float" office:value="34373715" calcext:value-type="float">
            <text:p>34373715</text:p>
          </table:table-cell>
          <table:table-cell office:value-type="float" office:value="457817645" calcext:value-type="float">
            <text:p>457817645</text:p>
          </table:table-cell>
          <table:table-cell office:value-type="float" office:value="740049485" calcext:value-type="float">
            <text:p>740049485</text:p>
          </table:table-cell>
          <table:table-cell office:value-type="float" office:value="446771967" calcext:value-type="float">
            <text:p>446771967</text:p>
          </table:table-cell>
          <table:table-cell office:value-type="float" office:value="623618758" calcext:value-type="float">
            <text:p>623618758</text:p>
          </table:table-cell>
          <table:table-cell office:value-type="float" office:value="6470097" calcext:value-type="float">
            <text:p>6470097</text:p>
          </table:table-cell>
          <table:table-cell office:value-type="float" office:value="19891846" calcext:value-type="float">
            <text:p>19891846</text:p>
          </table:table-cell>
        </table:table-row>
        <table:table-row table:style-name="ro1">
          <table:table-cell office:value-type="float" office:value="248015268" calcext:value-type="float">
            <text:p>248015268</text:p>
          </table:table-cell>
          <table:table-cell office:value-type="float" office:value="259743854" calcext:value-type="float">
            <text:p>259743854</text:p>
          </table:table-cell>
          <table:table-cell office:value-type="float" office:value="282789382" calcext:value-type="float">
            <text:p>282789382</text:p>
          </table:table-cell>
          <table:table-cell office:value-type="float" office:value="333012389" calcext:value-type="float">
            <text:p>333012389</text:p>
          </table:table-cell>
          <table:table-cell office:value-type="float" office:value="1115295" calcext:value-type="float">
            <text:p>1115295</text:p>
          </table:table-cell>
          <table:table-cell office:value-type="float" office:value="1284591" calcext:value-type="float">
            <text:p>1284591</text:p>
          </table:table-cell>
          <table:table-cell office:value-type="float" office:value="226561841" calcext:value-type="float">
            <text:p>226561841</text:p>
          </table:table-cell>
          <table:table-cell office:value-type="float" office:value="238737971" calcext:value-type="float">
            <text:p>238737971</text:p>
          </table:table-cell>
          <table:table-cell office:value-type="float" office:value="264142459" calcext:value-type="float">
            <text:p>264142459</text:p>
          </table:table-cell>
          <table:table-cell office:value-type="float" office:value="315330812" calcext:value-type="float">
            <text:p>315330812</text:p>
          </table:table-cell>
          <table:table-cell office:value-type="float" office:value="479321" calcext:value-type="float">
            <text:p>479321</text:p>
          </table:table-cell>
          <table:table-cell office:value-type="float" office:value="594070" calcext:value-type="float">
            <text:p>594070</text:p>
          </table:table-cell>
          <table:table-cell office:value-type="float" office:value="902393803" calcext:value-type="float">
            <text:p>902393803</text:p>
          </table:table-cell>
          <table:table-cell office:value-type="float" office:value="935662279" calcext:value-type="float">
            <text:p>935662279</text:p>
          </table:table-cell>
          <table:table-cell office:value-type="float" office:value="885581260" calcext:value-type="float">
            <text:p>885581260</text:p>
          </table:table-cell>
          <table:table-cell office:value-type="float" office:value="929212018" calcext:value-type="float">
            <text:p>929212018</text:p>
          </table:table-cell>
          <table:table-cell office:value-type="float" office:value="32083340" calcext:value-type="float">
            <text:p>32083340</text:p>
          </table:table-cell>
          <table:table-cell office:value-type="float" office:value="32367385" calcext:value-type="float">
            <text:p>32367385</text:p>
          </table:table-cell>
          <table:table-cell office:value-type="float" office:value="1199191252" calcext:value-type="float">
            <text:p>1199191252</text:p>
          </table:table-cell>
          <table:table-cell office:value-type="float" office:value="1213755185" calcext:value-type="float">
            <text:p>1213755185</text:p>
          </table:table-cell>
          <table:table-cell office:value-type="float" office:value="1052524486" calcext:value-type="float">
            <text:p>1052524486</text:p>
          </table:table-cell>
          <table:table-cell office:value-type="float" office:value="1120550455" calcext:value-type="float">
            <text:p>1120550455</text:p>
          </table:table-cell>
          <table:table-cell office:value-type="float" office:value="31289594" calcext:value-type="float">
            <text:p>31289594</text:p>
          </table:table-cell>
          <table:table-cell office:value-type="float" office:value="31676794" calcext:value-type="float">
            <text:p>31676794</text:p>
          </table:table-cell>
          <table:table-cell office:value-type="float" office:value="445088094" calcext:value-type="float">
            <text:p>445088094</text:p>
          </table:table-cell>
          <table:table-cell office:value-type="float" office:value="521531474" calcext:value-type="float">
            <text:p>521531474</text:p>
          </table:table-cell>
          <table:table-cell office:value-type="float" office:value="431473024" calcext:value-type="float">
            <text:p>431473024</text:p>
          </table:table-cell>
          <table:table-cell office:value-type="float" office:value="488430896" calcext:value-type="float">
            <text:p>488430896</text:p>
          </table:table-cell>
          <table:table-cell office:value-type="float" office:value="6448725" calcext:value-type="float">
            <text:p>6448725</text:p>
          </table:table-cell>
          <table:table-cell office:value-type="float" office:value="6932795" calcext:value-type="float">
            <text:p>6932795</text:p>
          </table:table-cell>
        </table:table-row>
        <table:table-row table:style-name="ro1">
          <table:table-cell office:value-type="float" office:value="247335503" calcext:value-type="float">
            <text:p>247335503</text:p>
          </table:table-cell>
          <table:table-cell office:value-type="float" office:value="259202514" calcext:value-type="float">
            <text:p>259202514</text:p>
          </table:table-cell>
          <table:table-cell office:value-type="float" office:value="282488576" calcext:value-type="float">
            <text:p>282488576</text:p>
          </table:table-cell>
          <table:table-cell office:value-type="float" office:value="332908396" calcext:value-type="float">
            <text:p>332908396</text:p>
          </table:table-cell>
          <table:table-cell office:value-type="float" office:value="1116622" calcext:value-type="float">
            <text:p>1116622</text:p>
          </table:table-cell>
          <table:table-cell office:value-type="float" office:value="1289200" calcext:value-type="float">
            <text:p>1289200</text:p>
          </table:table-cell>
          <table:table-cell office:value-type="float" office:value="233400560" calcext:value-type="float">
            <text:p>233400560</text:p>
          </table:table-cell>
          <table:table-cell office:value-type="float" office:value="245449648" calcext:value-type="float">
            <text:p>245449648</text:p>
          </table:table-cell>
          <table:table-cell office:value-type="float" office:value="265753766" calcext:value-type="float">
            <text:p>265753766</text:p>
          </table:table-cell>
          <table:table-cell office:value-type="float" office:value="316989611" calcext:value-type="float">
            <text:p>316989611</text:p>
          </table:table-cell>
          <table:table-cell office:value-type="float" office:value="470311" calcext:value-type="float">
            <text:p>470311</text:p>
          </table:table-cell>
          <table:table-cell office:value-type="float" office:value="573886" calcext:value-type="float">
            <text:p>573886</text:p>
          </table:table-cell>
          <table:table-cell office:value-type="float" office:value="1150838106" calcext:value-type="float">
            <text:p>1150838106</text:p>
          </table:table-cell>
          <table:table-cell office:value-type="float" office:value="1165304681" calcext:value-type="float">
            <text:p>1165304681</text:p>
          </table:table-cell>
          <table:table-cell office:value-type="float" office:value="972871690" calcext:value-type="float">
            <text:p>972871690</text:p>
          </table:table-cell>
          <table:table-cell office:value-type="float" office:value="1039998732" calcext:value-type="float">
            <text:p>1039998732</text:p>
          </table:table-cell>
          <table:table-cell office:value-type="float" office:value="30581891" calcext:value-type="float">
            <text:p>30581891</text:p>
          </table:table-cell>
          <table:table-cell office:value-type="float" office:value="30827244" calcext:value-type="float">
            <text:p>30827244</text:p>
          </table:table-cell>
          <table:table-cell office:value-type="float" office:value="1170365939" calcext:value-type="float">
            <text:p>1170365939</text:p>
          </table:table-cell>
          <table:table-cell office:value-type="float" office:value="1207448797" calcext:value-type="float">
            <text:p>1207448797</text:p>
          </table:table-cell>
          <table:table-cell office:value-type="float" office:value="955065236" calcext:value-type="float">
            <text:p>955065236</text:p>
          </table:table-cell>
          <table:table-cell office:value-type="float" office:value="1036056052" calcext:value-type="float">
            <text:p>1036056052</text:p>
          </table:table-cell>
          <table:table-cell office:value-type="float" office:value="31327238" calcext:value-type="float">
            <text:p>31327238</text:p>
          </table:table-cell>
          <table:table-cell office:value-type="float" office:value="31693555" calcext:value-type="float">
            <text:p>31693555</text:p>
          </table:table-cell>
          <table:table-cell office:value-type="float" office:value="462967044" calcext:value-type="float">
            <text:p>462967044</text:p>
          </table:table-cell>
          <table:table-cell office:value-type="float" office:value="542063834" calcext:value-type="float">
            <text:p>542063834</text:p>
          </table:table-cell>
          <table:table-cell office:value-type="float" office:value="434378981" calcext:value-type="float">
            <text:p>434378981</text:p>
          </table:table-cell>
          <table:table-cell office:value-type="float" office:value="487455772" calcext:value-type="float">
            <text:p>487455772</text:p>
          </table:table-cell>
          <table:table-cell office:value-type="float" office:value="9659958" calcext:value-type="float">
            <text:p>9659958</text:p>
          </table:table-cell>
          <table:table-cell office:value-type="float" office:value="9993031" calcext:value-type="float">
            <text:p>9993031</text:p>
          </table:table-cell>
        </table:table-row>
        <table:table-row table:style-name="ro1">
          <table:table-cell office:value-type="float" office:value="247471763" calcext:value-type="float">
            <text:p>247471763</text:p>
          </table:table-cell>
          <table:table-cell office:value-type="float" office:value="259247841" calcext:value-type="float">
            <text:p>259247841</text:p>
          </table:table-cell>
          <table:table-cell office:value-type="float" office:value="288494368" calcext:value-type="float">
            <text:p>288494368</text:p>
          </table:table-cell>
          <table:table-cell office:value-type="float" office:value="338710950" calcext:value-type="float">
            <text:p>338710950</text:p>
          </table:table-cell>
          <table:table-cell office:value-type="float" office:value="1639175" calcext:value-type="float">
            <text:p>1639175</text:p>
          </table:table-cell>
          <table:table-cell office:value-type="float" office:value="1798483" calcext:value-type="float">
            <text:p>1798483</text:p>
          </table:table-cell>
          <table:table-cell office:value-type="float" office:value="227047308" calcext:value-type="float">
            <text:p>227047308</text:p>
          </table:table-cell>
          <table:table-cell office:value-type="float" office:value="238761996" calcext:value-type="float">
            <text:p>238761996</text:p>
          </table:table-cell>
          <table:table-cell office:value-type="float" office:value="262328051" calcext:value-type="float">
            <text:p>262328051</text:p>
          </table:table-cell>
          <table:table-cell office:value-type="float" office:value="314326074" calcext:value-type="float">
            <text:p>314326074</text:p>
          </table:table-cell>
          <table:table-cell office:value-type="float" office:value="472266" calcext:value-type="float">
            <text:p>472266</text:p>
          </table:table-cell>
          <table:table-cell office:value-type="float" office:value="564178" calcext:value-type="float">
            <text:p>564178</text:p>
          </table:table-cell>
          <table:table-cell office:value-type="float" office:value="1191232558" calcext:value-type="float">
            <text:p>1191232558</text:p>
          </table:table-cell>
          <table:table-cell office:value-type="float" office:value="1204531596" calcext:value-type="float">
            <text:p>1204531596</text:p>
          </table:table-cell>
          <table:table-cell office:value-type="float" office:value="962004595" calcext:value-type="float">
            <text:p>962004595</text:p>
          </table:table-cell>
          <table:table-cell office:value-type="float" office:value="1024951846" calcext:value-type="float">
            <text:p>1024951846</text:p>
          </table:table-cell>
          <table:table-cell office:value-type="float" office:value="30506394" calcext:value-type="float">
            <text:p>30506394</text:p>
          </table:table-cell>
          <table:table-cell office:value-type="float" office:value="30765365" calcext:value-type="float">
            <text:p>30765365</text:p>
          </table:table-cell>
          <table:table-cell office:value-type="float" office:value="1316734412" calcext:value-type="float">
            <text:p>1316734412</text:p>
          </table:table-cell>
          <table:table-cell office:value-type="float" office:value="1354101873" calcext:value-type="float">
            <text:p>1354101873</text:p>
          </table:table-cell>
          <table:table-cell office:value-type="float" office:value="1082921299" calcext:value-type="float">
            <text:p>1082921299</text:p>
          </table:table-cell>
          <table:table-cell office:value-type="float" office:value="1125446120" calcext:value-type="float">
            <text:p>1125446120</text:p>
          </table:table-cell>
          <table:table-cell office:value-type="float" office:value="31358038" calcext:value-type="float">
            <text:p>31358038</text:p>
          </table:table-cell>
          <table:table-cell office:value-type="float" office:value="31727987" calcext:value-type="float">
            <text:p>31727987</text:p>
          </table:table-cell>
          <table:table-cell office:value-type="float" office:value="470173407" calcext:value-type="float">
            <text:p>470173407</text:p>
          </table:table-cell>
          <table:table-cell office:value-type="float" office:value="761695953" calcext:value-type="float">
            <text:p>761695953</text:p>
          </table:table-cell>
          <table:table-cell office:value-type="float" office:value="442175433" calcext:value-type="float">
            <text:p>442175433</text:p>
          </table:table-cell>
          <table:table-cell office:value-type="float" office:value="625446783" calcext:value-type="float">
            <text:p>625446783</text:p>
          </table:table-cell>
          <table:table-cell office:value-type="float" office:value="6536655" calcext:value-type="float">
            <text:p>6536655</text:p>
          </table:table-cell>
          <table:table-cell office:value-type="float" office:value="19966087" calcext:value-type="float">
            <text:p>19966087</text:p>
          </table:table-cell>
        </table:table-row>
        <table:table-row table:style-name="ro1">
          <table:table-cell office:value-type="float" office:value="247439217" calcext:value-type="float">
            <text:p>247439217</text:p>
          </table:table-cell>
          <table:table-cell office:value-type="float" office:value="259435016" calcext:value-type="float">
            <text:p>259435016</text:p>
          </table:table-cell>
          <table:table-cell office:value-type="float" office:value="281147205" calcext:value-type="float">
            <text:p>281147205</text:p>
          </table:table-cell>
          <table:table-cell office:value-type="float" office:value="332087272" calcext:value-type="float">
            <text:p>332087272</text:p>
          </table:table-cell>
          <table:table-cell office:value-type="float" office:value="1317556" calcext:value-type="float">
            <text:p>1317556</text:p>
          </table:table-cell>
          <table:table-cell office:value-type="float" office:value="1557041" calcext:value-type="float">
            <text:p>1557041</text:p>
          </table:table-cell>
          <table:table-cell office:value-type="float" office:value="226586566" calcext:value-type="float">
            <text:p>226586566</text:p>
          </table:table-cell>
          <table:table-cell office:value-type="float" office:value="238857051" calcext:value-type="float">
            <text:p>238857051</text:p>
          </table:table-cell>
          <table:table-cell office:value-type="float" office:value="263223417" calcext:value-type="float">
            <text:p>263223417</text:p>
          </table:table-cell>
          <table:table-cell office:value-type="float" office:value="314491529" calcext:value-type="float">
            <text:p>314491529</text:p>
          </table:table-cell>
          <table:table-cell office:value-type="float" office:value="466749" calcext:value-type="float">
            <text:p>466749</text:p>
          </table:table-cell>
          <table:table-cell office:value-type="float" office:value="582476" calcext:value-type="float">
            <text:p>582476</text:p>
          </table:table-cell>
          <table:table-cell office:value-type="float" office:value="1205058618" calcext:value-type="float">
            <text:p>1205058618</text:p>
          </table:table-cell>
          <table:table-cell office:value-type="float" office:value="1218443910" calcext:value-type="float">
            <text:p>1218443910</text:p>
          </table:table-cell>
          <table:table-cell office:value-type="float" office:value="892345179" calcext:value-type="float">
            <text:p>892345179</text:p>
          </table:table-cell>
          <table:table-cell office:value-type="float" office:value="942448548" calcext:value-type="float">
            <text:p>942448548</text:p>
          </table:table-cell>
          <table:table-cell office:value-type="float" office:value="30624216" calcext:value-type="float">
            <text:p>30624216</text:p>
          </table:table-cell>
          <table:table-cell office:value-type="float" office:value="30884724" calcext:value-type="float">
            <text:p>30884724</text:p>
          </table:table-cell>
          <table:table-cell office:value-type="float" office:value="1289559587" calcext:value-type="float">
            <text:p>1289559587</text:p>
          </table:table-cell>
          <table:table-cell office:value-type="float" office:value="1326614578" calcext:value-type="float">
            <text:p>1326614578</text:p>
          </table:table-cell>
          <table:table-cell office:value-type="float" office:value="1093580126" calcext:value-type="float">
            <text:p>1093580126</text:p>
          </table:table-cell>
          <table:table-cell office:value-type="float" office:value="1140358491" calcext:value-type="float">
            <text:p>1140358491</text:p>
          </table:table-cell>
          <table:table-cell office:value-type="float" office:value="35725074" calcext:value-type="float">
            <text:p>35725074</text:p>
          </table:table-cell>
          <table:table-cell office:value-type="float" office:value="36119747" calcext:value-type="float">
            <text:p>36119747</text:p>
          </table:table-cell>
          <table:table-cell office:value-type="float" office:value="472657312" calcext:value-type="float">
            <text:p>472657312</text:p>
          </table:table-cell>
          <table:table-cell office:value-type="float" office:value="562029850" calcext:value-type="float">
            <text:p>562029850</text:p>
          </table:table-cell>
          <table:table-cell office:value-type="float" office:value="445040392" calcext:value-type="float">
            <text:p>445040392</text:p>
          </table:table-cell>
          <table:table-cell office:value-type="float" office:value="501167222" calcext:value-type="float">
            <text:p>501167222</text:p>
          </table:table-cell>
          <table:table-cell office:value-type="float" office:value="6424909" calcext:value-type="float">
            <text:p>6424909</text:p>
          </table:table-cell>
          <table:table-cell office:value-type="float" office:value="6907722" calcext:value-type="float">
            <text:p>6907722</text:p>
          </table:table-cell>
        </table:table-row>
        <table:table-row table:style-name="ro1">
          <table:table-cell office:value-type="float" office:value="248615554" calcext:value-type="float">
            <text:p>248615554</text:p>
          </table:table-cell>
          <table:table-cell office:value-type="float" office:value="260468667" calcext:value-type="float">
            <text:p>260468667</text:p>
          </table:table-cell>
          <table:table-cell office:value-type="float" office:value="280039522" calcext:value-type="float">
            <text:p>280039522</text:p>
          </table:table-cell>
          <table:table-cell office:value-type="float" office:value="330538193" calcext:value-type="float">
            <text:p>330538193</text:p>
          </table:table-cell>
          <table:table-cell office:value-type="float" office:value="1117740" calcext:value-type="float">
            <text:p>1117740</text:p>
          </table:table-cell>
          <table:table-cell office:value-type="float" office:value="1240870" calcext:value-type="float">
            <text:p>1240870</text:p>
          </table:table-cell>
          <table:table-cell office:value-type="float" office:value="226254191" calcext:value-type="float">
            <text:p>226254191</text:p>
          </table:table-cell>
          <table:table-cell office:value-type="float" office:value="238060161" calcext:value-type="float">
            <text:p>238060161</text:p>
          </table:table-cell>
          <table:table-cell office:value-type="float" office:value="265357557" calcext:value-type="float">
            <text:p>265357557</text:p>
          </table:table-cell>
          <table:table-cell office:value-type="float" office:value="316286520" calcext:value-type="float">
            <text:p>316286520</text:p>
          </table:table-cell>
          <table:table-cell office:value-type="float" office:value="478762" calcext:value-type="float">
            <text:p>478762</text:p>
          </table:table-cell>
          <table:table-cell office:value-type="float" office:value="577727" calcext:value-type="float">
            <text:p>577727</text:p>
          </table:table-cell>
          <table:table-cell office:value-type="float" office:value="1029475745" calcext:value-type="float">
            <text:p>1029475745</text:p>
          </table:table-cell>
          <table:table-cell office:value-type="float" office:value="1042115970" calcext:value-type="float">
            <text:p>1042115970</text:p>
          </table:table-cell>
          <table:table-cell office:value-type="float" office:value="926581725" calcext:value-type="float">
            <text:p>926581725</text:p>
          </table:table-cell>
          <table:table-cell office:value-type="float" office:value="1021838461" calcext:value-type="float">
            <text:p>1021838461</text:p>
          </table:table-cell>
          <table:table-cell office:value-type="float" office:value="32684673" calcext:value-type="float">
            <text:p>32684673</text:p>
          </table:table-cell>
          <table:table-cell office:value-type="float" office:value="32927930" calcext:value-type="float">
            <text:p>32927930</text:p>
          </table:table-cell>
          <table:table-cell office:value-type="float" office:value="1096870140" calcext:value-type="float">
            <text:p>1096870140</text:p>
          </table:table-cell>
          <table:table-cell office:value-type="float" office:value="1110189221" calcext:value-type="float">
            <text:p>1110189221</text:p>
          </table:table-cell>
          <table:table-cell office:value-type="float" office:value="987437928" calcext:value-type="float">
            <text:p>987437928</text:p>
          </table:table-cell>
          <table:table-cell office:value-type="float" office:value="1035424128" calcext:value-type="float">
            <text:p>1035424128</text:p>
          </table:table-cell>
          <table:table-cell office:value-type="float" office:value="31399593" calcext:value-type="float">
            <text:p>31399593</text:p>
          </table:table-cell>
          <table:table-cell office:value-type="float" office:value="31786724" calcext:value-type="float">
            <text:p>31786724</text:p>
          </table:table-cell>
          <table:table-cell office:value-type="float" office:value="467426410" calcext:value-type="float">
            <text:p>467426410</text:p>
          </table:table-cell>
          <table:table-cell office:value-type="float" office:value="513866533" calcext:value-type="float">
            <text:p>513866533</text:p>
          </table:table-cell>
          <table:table-cell office:value-type="float" office:value="442677871" calcext:value-type="float">
            <text:p>442677871</text:p>
          </table:table-cell>
          <table:table-cell office:value-type="float" office:value="495799221" calcext:value-type="float">
            <text:p>495799221</text:p>
          </table:table-cell>
          <table:table-cell office:value-type="float" office:value="6437830" calcext:value-type="float">
            <text:p>6437830</text:p>
          </table:table-cell>
          <table:table-cell office:value-type="float" office:value="6658808" calcext:value-type="float">
            <text:p>6658808</text:p>
          </table:table-cell>
        </table:table-row>
        <table:table-row table:style-name="ro1">
          <table:table-cell office:value-type="float" office:value="247653140" calcext:value-type="float">
            <text:p>247653140</text:p>
          </table:table-cell>
          <table:table-cell office:value-type="float" office:value="259388432" calcext:value-type="float">
            <text:p>259388432</text:p>
          </table:table-cell>
          <table:table-cell office:value-type="float" office:value="284218545" calcext:value-type="float">
            <text:p>284218545</text:p>
          </table:table-cell>
          <table:table-cell office:value-type="float" office:value="334375691" calcext:value-type="float">
            <text:p>334375691</text:p>
          </table:table-cell>
          <table:table-cell office:value-type="float" office:value="1576946" calcext:value-type="float">
            <text:p>1576946</text:p>
          </table:table-cell>
          <table:table-cell office:value-type="float" office:value="1736743" calcext:value-type="float">
            <text:p>1736743</text:p>
          </table:table-cell>
          <table:table-cell office:value-type="float" office:value="228031931" calcext:value-type="float">
            <text:p>228031931</text:p>
          </table:table-cell>
          <table:table-cell office:value-type="float" office:value="240151279" calcext:value-type="float">
            <text:p>240151279</text:p>
          </table:table-cell>
          <table:table-cell office:value-type="float" office:value="261536331" calcext:value-type="float">
            <text:p>261536331</text:p>
          </table:table-cell>
          <table:table-cell office:value-type="float" office:value="312609795" calcext:value-type="float">
            <text:p>312609795</text:p>
          </table:table-cell>
          <table:table-cell office:value-type="float" office:value="467099" calcext:value-type="float">
            <text:p>467099</text:p>
          </table:table-cell>
          <table:table-cell office:value-type="float" office:value="561454" calcext:value-type="float">
            <text:p>561454</text:p>
          </table:table-cell>
          <table:table-cell office:value-type="float" office:value="1223686057" calcext:value-type="float">
            <text:p>1223686057</text:p>
          </table:table-cell>
          <table:table-cell office:value-type="float" office:value="1236910504" calcext:value-type="float">
            <text:p>1236910504</text:p>
          </table:table-cell>
          <table:table-cell office:value-type="float" office:value="874380045" calcext:value-type="float">
            <text:p>874380045</text:p>
          </table:table-cell>
          <table:table-cell office:value-type="float" office:value="930368799" calcext:value-type="float">
            <text:p>930368799</text:p>
          </table:table-cell>
          <table:table-cell office:value-type="float" office:value="30515053" calcext:value-type="float">
            <text:p>30515053</text:p>
          </table:table-cell>
          <table:table-cell office:value-type="float" office:value="30775282" calcext:value-type="float">
            <text:p>30775282</text:p>
          </table:table-cell>
          <table:table-cell office:value-type="float" office:value="1247790798" calcext:value-type="float">
            <text:p>1247790798</text:p>
          </table:table-cell>
          <table:table-cell office:value-type="float" office:value="1273368771" calcext:value-type="float">
            <text:p>1273368771</text:p>
          </table:table-cell>
          <table:table-cell office:value-type="float" office:value="1084311350" calcext:value-type="float">
            <text:p>1084311350</text:p>
          </table:table-cell>
          <table:table-cell office:value-type="float" office:value="1128857169" calcext:value-type="float">
            <text:p>1128857169</text:p>
          </table:table-cell>
          <table:table-cell office:value-type="float" office:value="31393657" calcext:value-type="float">
            <text:p>31393657</text:p>
          </table:table-cell>
          <table:table-cell office:value-type="float" office:value="31795174" calcext:value-type="float">
            <text:p>31795174</text:p>
          </table:table-cell>
          <table:table-cell office:value-type="float" office:value="467206759" calcext:value-type="float">
            <text:p>467206759</text:p>
          </table:table-cell>
          <table:table-cell office:value-type="float" office:value="722546073" calcext:value-type="float">
            <text:p>722546073</text:p>
          </table:table-cell>
          <table:table-cell office:value-type="float" office:value="456795658" calcext:value-type="float">
            <text:p>456795658</text:p>
          </table:table-cell>
          <table:table-cell office:value-type="float" office:value="636377014" calcext:value-type="float">
            <text:p>636377014</text:p>
          </table:table-cell>
          <table:table-cell office:value-type="float" office:value="6467931" calcext:value-type="float">
            <text:p>6467931</text:p>
          </table:table-cell>
          <table:table-cell office:value-type="float" office:value="19858531" calcext:value-type="float">
            <text:p>19858531</text:p>
          </table:table-cell>
        </table:table-row>
        <table:table-row table:style-name="ro1">
          <table:table-cell office:value-type="float" office:value="248493471" calcext:value-type="float">
            <text:p>248493471</text:p>
          </table:table-cell>
          <table:table-cell office:value-type="float" office:value="260217588" calcext:value-type="float">
            <text:p>260217588</text:p>
          </table:table-cell>
          <table:table-cell office:value-type="float" office:value="280287738" calcext:value-type="float">
            <text:p>280287738</text:p>
          </table:table-cell>
          <table:table-cell office:value-type="float" office:value="333185316" calcext:value-type="float">
            <text:p>333185316</text:p>
          </table:table-cell>
          <table:table-cell office:value-type="float" office:value="1149448" calcext:value-type="float">
            <text:p>1149448</text:p>
          </table:table-cell>
          <table:table-cell office:value-type="float" office:value="1318604" calcext:value-type="float">
            <text:p>1318604</text:p>
          </table:table-cell>
          <table:table-cell office:value-type="float" office:value="226104800" calcext:value-type="float">
            <text:p>226104800</text:p>
          </table:table-cell>
          <table:table-cell office:value-type="float" office:value="238336733" calcext:value-type="float">
            <text:p>238336733</text:p>
          </table:table-cell>
          <table:table-cell office:value-type="float" office:value="261561963" calcext:value-type="float">
            <text:p>261561963</text:p>
          </table:table-cell>
          <table:table-cell office:value-type="float" office:value="312922056" calcext:value-type="float">
            <text:p>312922056</text:p>
          </table:table-cell>
          <table:table-cell office:value-type="float" office:value="469263" calcext:value-type="float">
            <text:p>469263</text:p>
          </table:table-cell>
          <table:table-cell office:value-type="float" office:value="584781" calcext:value-type="float">
            <text:p>584781</text:p>
          </table:table-cell>
          <table:table-cell office:value-type="float" office:value="964720793" calcext:value-type="float">
            <text:p>964720793</text:p>
          </table:table-cell>
          <table:table-cell office:value-type="float" office:value="978204142" calcext:value-type="float">
            <text:p>978204142</text:p>
          </table:table-cell>
          <table:table-cell office:value-type="float" office:value="894352696" calcext:value-type="float">
            <text:p>894352696</text:p>
          </table:table-cell>
          <table:table-cell office:value-type="float" office:value="955122994" calcext:value-type="float">
            <text:p>955122994</text:p>
          </table:table-cell>
          <table:table-cell office:value-type="float" office:value="30540266" calcext:value-type="float">
            <text:p>30540266</text:p>
          </table:table-cell>
          <table:table-cell office:value-type="float" office:value="30813345" calcext:value-type="float">
            <text:p>30813345</text:p>
          </table:table-cell>
          <table:table-cell office:value-type="float" office:value="1211779236" calcext:value-type="float">
            <text:p>1211779236</text:p>
          </table:table-cell>
          <table:table-cell office:value-type="float" office:value="1225990051" calcext:value-type="float">
            <text:p>1225990051</text:p>
          </table:table-cell>
          <table:table-cell office:value-type="float" office:value="1110794746" calcext:value-type="float">
            <text:p>1110794746</text:p>
          </table:table-cell>
          <table:table-cell office:value-type="float" office:value="1153561078" calcext:value-type="float">
            <text:p>1153561078</text:p>
          </table:table-cell>
          <table:table-cell office:value-type="float" office:value="31325352" calcext:value-type="float">
            <text:p>31325352</text:p>
          </table:table-cell>
          <table:table-cell office:value-type="float" office:value="31717441" calcext:value-type="float">
            <text:p>31717441</text:p>
          </table:table-cell>
          <table:table-cell office:value-type="float" office:value="458863030" calcext:value-type="float">
            <text:p>458863030</text:p>
          </table:table-cell>
          <table:table-cell office:value-type="float" office:value="498582117" calcext:value-type="float">
            <text:p>498582117</text:p>
          </table:table-cell>
          <table:table-cell office:value-type="float" office:value="441770842" calcext:value-type="float">
            <text:p>441770842</text:p>
          </table:table-cell>
          <table:table-cell office:value-type="float" office:value="501271425" calcext:value-type="float">
            <text:p>501271425</text:p>
          </table:table-cell>
          <table:table-cell office:value-type="float" office:value="6458503" calcext:value-type="float">
            <text:p>6458503</text:p>
          </table:table-cell>
          <table:table-cell office:value-type="float" office:value="6927906" calcext:value-type="float">
            <text:p>6927906</text:p>
          </table:table-cell>
        </table:table-row>
        <table:table-row table:style-name="ro1">
          <table:table-cell office:value-type="float" office:value="247508639" calcext:value-type="float">
            <text:p>247508639</text:p>
          </table:table-cell>
          <table:table-cell office:value-type="float" office:value="259466724" calcext:value-type="float">
            <text:p>259466724</text:p>
          </table:table-cell>
          <table:table-cell office:value-type="float" office:value="289337003" calcext:value-type="float">
            <text:p>289337003</text:p>
          </table:table-cell>
          <table:table-cell office:value-type="float" office:value="339644029" calcext:value-type="float">
            <text:p>339644029</text:p>
          </table:table-cell>
          <table:table-cell office:value-type="float" office:value="1653353" calcext:value-type="float">
            <text:p>1653353</text:p>
          </table:table-cell>
          <table:table-cell office:value-type="float" office:value="1832007" calcext:value-type="float">
            <text:p>1832007</text:p>
          </table:table-cell>
          <table:table-cell office:value-type="float" office:value="226221086" calcext:value-type="float">
            <text:p>226221086</text:p>
          </table:table-cell>
          <table:table-cell office:value-type="float" office:value="238215977" calcext:value-type="float">
            <text:p>238215977</text:p>
          </table:table-cell>
          <table:table-cell office:value-type="float" office:value="262154985" calcext:value-type="float">
            <text:p>262154985</text:p>
          </table:table-cell>
          <table:table-cell office:value-type="float" office:value="313972329" calcext:value-type="float">
            <text:p>313972329</text:p>
          </table:table-cell>
          <table:table-cell office:value-type="float" office:value="467028" calcext:value-type="float">
            <text:p>467028</text:p>
          </table:table-cell>
          <table:table-cell office:value-type="float" office:value="565854" calcext:value-type="float">
            <text:p>565854</text:p>
          </table:table-cell>
          <table:table-cell office:value-type="float" office:value="1155077821" calcext:value-type="float">
            <text:p>1155077821</text:p>
          </table:table-cell>
          <table:table-cell office:value-type="float" office:value="1168316445" calcext:value-type="float">
            <text:p>1168316445</text:p>
          </table:table-cell>
          <table:table-cell office:value-type="float" office:value="915284897" calcext:value-type="float">
            <text:p>915284897</text:p>
          </table:table-cell>
          <table:table-cell office:value-type="float" office:value="956801560" calcext:value-type="float">
            <text:p>956801560</text:p>
          </table:table-cell>
          <table:table-cell office:value-type="float" office:value="32931842" calcext:value-type="float">
            <text:p>32931842</text:p>
          </table:table-cell>
          <table:table-cell office:value-type="float" office:value="33174051" calcext:value-type="float">
            <text:p>33174051</text:p>
          </table:table-cell>
          <table:table-cell office:value-type="float" office:value="1183165541" calcext:value-type="float">
            <text:p>1183165541</text:p>
          </table:table-cell>
          <table:table-cell office:value-type="float" office:value="1201362827" calcext:value-type="float">
            <text:p>1201362827</text:p>
          </table:table-cell>
          <table:table-cell office:value-type="float" office:value="980077076" calcext:value-type="float">
            <text:p>980077076</text:p>
          </table:table-cell>
          <table:table-cell office:value-type="float" office:value="1050980087" calcext:value-type="float">
            <text:p>1050980087</text:p>
          </table:table-cell>
          <table:table-cell office:value-type="float" office:value="31428647" calcext:value-type="float">
            <text:p>31428647</text:p>
          </table:table-cell>
          <table:table-cell office:value-type="float" office:value="31842806" calcext:value-type="float">
            <text:p>31842806</text:p>
          </table:table-cell>
          <table:table-cell office:value-type="float" office:value="449678273" calcext:value-type="float">
            <text:p>449678273</text:p>
          </table:table-cell>
          <table:table-cell office:value-type="float" office:value="494737355" calcext:value-type="float">
            <text:p>494737355</text:p>
          </table:table-cell>
          <table:table-cell office:value-type="float" office:value="435037514" calcext:value-type="float">
            <text:p>435037514</text:p>
          </table:table-cell>
          <table:table-cell office:value-type="float" office:value="487495721" calcext:value-type="float">
            <text:p>487495721</text:p>
          </table:table-cell>
          <table:table-cell office:value-type="float" office:value="6453823" calcext:value-type="float">
            <text:p>6453823</text:p>
          </table:table-cell>
          <table:table-cell office:value-type="float" office:value="6677595" calcext:value-type="float">
            <text:p>6677595</text:p>
          </table:table-cell>
        </table:table-row>
        <table:table-row table:style-name="ro1">
          <table:table-cell office:value-type="float" office:value="248456805" calcext:value-type="float">
            <text:p>248456805</text:p>
          </table:table-cell>
          <table:table-cell office:value-type="float" office:value="260211093" calcext:value-type="float">
            <text:p>260211093</text:p>
          </table:table-cell>
          <table:table-cell office:value-type="float" office:value="285605523" calcext:value-type="float">
            <text:p>285605523</text:p>
          </table:table-cell>
          <table:table-cell office:value-type="float" office:value="336311552" calcext:value-type="float">
            <text:p>336311552</text:p>
          </table:table-cell>
          <table:table-cell office:value-type="float" office:value="1113270" calcext:value-type="float">
            <text:p>1113270</text:p>
          </table:table-cell>
          <table:table-cell office:value-type="float" office:value="1225505" calcext:value-type="float">
            <text:p>1225505</text:p>
          </table:table-cell>
          <table:table-cell office:value-type="float" office:value="226627911" calcext:value-type="float">
            <text:p>226627911</text:p>
          </table:table-cell>
          <table:table-cell office:value-type="float" office:value="238414186" calcext:value-type="float">
            <text:p>238414186</text:p>
          </table:table-cell>
          <table:table-cell office:value-type="float" office:value="272912499" calcext:value-type="float">
            <text:p>272912499</text:p>
          </table:table-cell>
          <table:table-cell office:value-type="float" office:value="323751994" calcext:value-type="float">
            <text:p>323751994</text:p>
          </table:table-cell>
          <table:table-cell office:value-type="float" office:value="485676" calcext:value-type="float">
            <text:p>485676</text:p>
          </table:table-cell>
          <table:table-cell office:value-type="float" office:value="581708" calcext:value-type="float">
            <text:p>581708</text:p>
          </table:table-cell>
          <table:table-cell office:value-type="float" office:value="924869497" calcext:value-type="float">
            <text:p>924869497</text:p>
          </table:table-cell>
          <table:table-cell office:value-type="float" office:value="949899146" calcext:value-type="float">
            <text:p>949899146</text:p>
          </table:table-cell>
          <table:table-cell office:value-type="float" office:value="892679579" calcext:value-type="float">
            <text:p>892679579</text:p>
          </table:table-cell>
          <table:table-cell office:value-type="float" office:value="934578622" calcext:value-type="float">
            <text:p>934578622</text:p>
          </table:table-cell>
          <table:table-cell office:value-type="float" office:value="32878203" calcext:value-type="float">
            <text:p>32878203</text:p>
          </table:table-cell>
          <table:table-cell office:value-type="float" office:value="33173212" calcext:value-type="float">
            <text:p>33173212</text:p>
          </table:table-cell>
          <table:table-cell office:value-type="float" office:value="1206383298" calcext:value-type="float">
            <text:p>1206383298</text:p>
          </table:table-cell>
          <table:table-cell office:value-type="float" office:value="1226145448" calcext:value-type="float">
            <text:p>1226145448</text:p>
          </table:table-cell>
          <table:table-cell office:value-type="float" office:value="1053778067" calcext:value-type="float">
            <text:p>1053778067</text:p>
          </table:table-cell>
          <table:table-cell office:value-type="float" office:value="1096685758" calcext:value-type="float">
            <text:p>1096685758</text:p>
          </table:table-cell>
          <table:table-cell office:value-type="float" office:value="35661239" calcext:value-type="float">
            <text:p>35661239</text:p>
          </table:table-cell>
          <table:table-cell office:value-type="float" office:value="36028884" calcext:value-type="float">
            <text:p>36028884</text:p>
          </table:table-cell>
          <table:table-cell office:value-type="float" office:value="459680523" calcext:value-type="float">
            <text:p>459680523</text:p>
          </table:table-cell>
          <table:table-cell office:value-type="float" office:value="726160639" calcext:value-type="float">
            <text:p>726160639</text:p>
          </table:table-cell>
          <table:table-cell office:value-type="float" office:value="433720587" calcext:value-type="float">
            <text:p>433720587</text:p>
          </table:table-cell>
          <table:table-cell office:value-type="float" office:value="613609105" calcext:value-type="float">
            <text:p>613609105</text:p>
          </table:table-cell>
          <table:table-cell office:value-type="float" office:value="6464230" calcext:value-type="float">
            <text:p>6464230</text:p>
          </table:table-cell>
          <table:table-cell office:value-type="float" office:value="19856715" calcext:value-type="float">
            <text:p>19856715</text:p>
          </table:table-cell>
        </table:table-row>
        <table:table-row table:style-name="ro1">
          <table:table-cell office:value-type="float" office:value="248430824" calcext:value-type="float">
            <text:p>248430824</text:p>
          </table:table-cell>
          <table:table-cell office:value-type="float" office:value="260127982" calcext:value-type="float">
            <text:p>260127982</text:p>
          </table:table-cell>
          <table:table-cell office:value-type="float" office:value="282164932" calcext:value-type="float">
            <text:p>282164932</text:p>
          </table:table-cell>
          <table:table-cell office:value-type="float" office:value="333809209" calcext:value-type="float">
            <text:p>333809209</text:p>
          </table:table-cell>
          <table:table-cell office:value-type="float" office:value="1146445" calcext:value-type="float">
            <text:p>1146445</text:p>
          </table:table-cell>
          <table:table-cell office:value-type="float" office:value="1318743" calcext:value-type="float">
            <text:p>1318743</text:p>
          </table:table-cell>
          <table:table-cell office:value-type="float" office:value="227123016" calcext:value-type="float">
            <text:p>227123016</text:p>
          </table:table-cell>
          <table:table-cell office:value-type="float" office:value="239519355" calcext:value-type="float">
            <text:p>239519355</text:p>
          </table:table-cell>
          <table:table-cell office:value-type="float" office:value="265696776" calcext:value-type="float">
            <text:p>265696776</text:p>
          </table:table-cell>
          <table:table-cell office:value-type="float" office:value="317083129" calcext:value-type="float">
            <text:p>317083129</text:p>
          </table:table-cell>
          <table:table-cell office:value-type="float" office:value="465562" calcext:value-type="float">
            <text:p>465562</text:p>
          </table:table-cell>
          <table:table-cell office:value-type="float" office:value="583314" calcext:value-type="float">
            <text:p>583314</text:p>
          </table:table-cell>
          <table:table-cell office:value-type="float" office:value="1057301840" calcext:value-type="float">
            <text:p>1057301840</text:p>
          </table:table-cell>
          <table:table-cell office:value-type="float" office:value="1070872211" calcext:value-type="float">
            <text:p>1070872211</text:p>
          </table:table-cell>
          <table:table-cell office:value-type="float" office:value="940716274" calcext:value-type="float">
            <text:p>940716274</text:p>
          </table:table-cell>
          <table:table-cell office:value-type="float" office:value="1000760851" calcext:value-type="float">
            <text:p>1000760851</text:p>
          </table:table-cell>
          <table:table-cell office:value-type="float" office:value="31669530" calcext:value-type="float">
            <text:p>31669530</text:p>
          </table:table-cell>
          <table:table-cell office:value-type="float" office:value="31930736" calcext:value-type="float">
            <text:p>31930736</text:p>
          </table:table-cell>
          <table:table-cell office:value-type="float" office:value="1134409970" calcext:value-type="float">
            <text:p>1134409970</text:p>
          </table:table-cell>
          <table:table-cell office:value-type="float" office:value="1158409530" calcext:value-type="float">
            <text:p>1158409530</text:p>
          </table:table-cell>
          <table:table-cell office:value-type="float" office:value="1051335299" calcext:value-type="float">
            <text:p>1051335299</text:p>
          </table:table-cell>
          <table:table-cell office:value-type="float" office:value="1094876940" calcext:value-type="float">
            <text:p>1094876940</text:p>
          </table:table-cell>
          <table:table-cell office:value-type="float" office:value="33674464" calcext:value-type="float">
            <text:p>33674464</text:p>
          </table:table-cell>
          <table:table-cell office:value-type="float" office:value="34077728" calcext:value-type="float">
            <text:p>34077728</text:p>
          </table:table-cell>
          <table:table-cell office:value-type="float" office:value="433949597" calcext:value-type="float">
            <text:p>433949597</text:p>
          </table:table-cell>
          <table:table-cell office:value-type="float" office:value="488327601" calcext:value-type="float">
            <text:p>488327601</text:p>
          </table:table-cell>
          <table:table-cell office:value-type="float" office:value="442872519" calcext:value-type="float">
            <text:p>442872519</text:p>
          </table:table-cell>
          <table:table-cell office:value-type="float" office:value="500648861" calcext:value-type="float">
            <text:p>500648861</text:p>
          </table:table-cell>
          <table:table-cell office:value-type="float" office:value="6494122" calcext:value-type="float">
            <text:p>6494122</text:p>
          </table:table-cell>
          <table:table-cell office:value-type="float" office:value="6982033" calcext:value-type="float">
            <text:p>6982033</text:p>
          </table:table-cell>
        </table:table-row>
        <table:table-row table:style-name="ro1">
          <table:table-cell office:value-type="float" office:value="247563604" calcext:value-type="float">
            <text:p>247563604</text:p>
          </table:table-cell>
          <table:table-cell office:value-type="float" office:value="259579658" calcext:value-type="float">
            <text:p>259579658</text:p>
          </table:table-cell>
          <table:table-cell office:value-type="float" office:value="279844804" calcext:value-type="float">
            <text:p>279844804</text:p>
          </table:table-cell>
          <table:table-cell office:value-type="float" office:value="330414224" calcext:value-type="float">
            <text:p>330414224</text:p>
          </table:table-cell>
          <table:table-cell office:value-type="float" office:value="1114807" calcext:value-type="float">
            <text:p>1114807</text:p>
          </table:table-cell>
          <table:table-cell office:value-type="float" office:value="1238077" calcext:value-type="float">
            <text:p>1238077</text:p>
          </table:table-cell>
          <table:table-cell office:value-type="float" office:value="226878781" calcext:value-type="float">
            <text:p>226878781</text:p>
          </table:table-cell>
          <table:table-cell office:value-type="float" office:value="238787139" calcext:value-type="float">
            <text:p>238787139</text:p>
          </table:table-cell>
          <table:table-cell office:value-type="float" office:value="273678377" calcext:value-type="float">
            <text:p>273678377</text:p>
          </table:table-cell>
          <table:table-cell office:value-type="float" office:value="324721391" calcext:value-type="float">
            <text:p>324721391</text:p>
          </table:table-cell>
          <table:table-cell office:value-type="float" office:value="467308" calcext:value-type="float">
            <text:p>467308</text:p>
          </table:table-cell>
          <table:table-cell office:value-type="float" office:value="565645" calcext:value-type="float">
            <text:p>565645</text:p>
          </table:table-cell>
          <table:table-cell office:value-type="float" office:value="1070812078" calcext:value-type="float">
            <text:p>1070812078</text:p>
          </table:table-cell>
          <table:table-cell office:value-type="float" office:value="1083965286" calcext:value-type="float">
            <text:p>1083965286</text:p>
          </table:table-cell>
          <table:table-cell office:value-type="float" office:value="896362449" calcext:value-type="float">
            <text:p>896362449</text:p>
          </table:table-cell>
          <table:table-cell office:value-type="float" office:value="984373222" calcext:value-type="float">
            <text:p>984373222</text:p>
          </table:table-cell>
          <table:table-cell office:value-type="float" office:value="33316388" calcext:value-type="float">
            <text:p>33316388</text:p>
          </table:table-cell>
          <table:table-cell office:value-type="float" office:value="33598547" calcext:value-type="float">
            <text:p>33598547</text:p>
          </table:table-cell>
          <table:table-cell office:value-type="float" office:value="1088311928" calcext:value-type="float">
            <text:p>1088311928</text:p>
          </table:table-cell>
          <table:table-cell office:value-type="float" office:value="1101419042" calcext:value-type="float">
            <text:p>1101419042</text:p>
          </table:table-cell>
          <table:table-cell office:value-type="float" office:value="1026513777" calcext:value-type="float">
            <text:p>1026513777</text:p>
          </table:table-cell>
          <table:table-cell office:value-type="float" office:value="1118298842" calcext:value-type="float">
            <text:p>1118298842</text:p>
          </table:table-cell>
          <table:table-cell office:value-type="float" office:value="33050571" calcext:value-type="float">
            <text:p>33050571</text:p>
          </table:table-cell>
          <table:table-cell office:value-type="float" office:value="33466476" calcext:value-type="float">
            <text:p>33466476</text:p>
          </table:table-cell>
          <table:table-cell office:value-type="float" office:value="452588490" calcext:value-type="float">
            <text:p>452588490</text:p>
          </table:table-cell>
          <table:table-cell office:value-type="float" office:value="497709241" calcext:value-type="float">
            <text:p>497709241</text:p>
          </table:table-cell>
          <table:table-cell office:value-type="float" office:value="443314893" calcext:value-type="float">
            <text:p>443314893</text:p>
          </table:table-cell>
          <table:table-cell office:value-type="float" office:value="496392523" calcext:value-type="float">
            <text:p>496392523</text:p>
          </table:table-cell>
          <table:table-cell office:value-type="float" office:value="6413525" calcext:value-type="float">
            <text:p>6413525</text:p>
          </table:table-cell>
          <table:table-cell office:value-type="float" office:value="6635481" calcext:value-type="float">
            <text:p>6635481</text:p>
          </table:table-cell>
        </table:table-row>
        <table:table-row table:style-name="ro1">
          <table:table-cell office:value-type="float" office:value="250665815" calcext:value-type="float">
            <text:p>250665815</text:p>
          </table:table-cell>
          <table:table-cell office:value-type="float" office:value="262424014" calcext:value-type="float">
            <text:p>262424014</text:p>
          </table:table-cell>
          <table:table-cell office:value-type="float" office:value="286986076" calcext:value-type="float">
            <text:p>286986076</text:p>
          </table:table-cell>
          <table:table-cell office:value-type="float" office:value="342921820" calcext:value-type="float">
            <text:p>342921820</text:p>
          </table:table-cell>
          <table:table-cell office:value-type="float" office:value="1637778" calcext:value-type="float">
            <text:p>1637778</text:p>
          </table:table-cell>
          <table:table-cell office:value-type="float" office:value="1795061" calcext:value-type="float">
            <text:p>1795061</text:p>
          </table:table-cell>
          <table:table-cell office:value-type="float" office:value="230550198" calcext:value-type="float">
            <text:p>230550198</text:p>
          </table:table-cell>
          <table:table-cell office:value-type="float" office:value="242302181" calcext:value-type="float">
            <text:p>242302181</text:p>
          </table:table-cell>
          <table:table-cell office:value-type="float" office:value="269405278" calcext:value-type="float">
            <text:p>269405278</text:p>
          </table:table-cell>
          <table:table-cell office:value-type="float" office:value="320292476" calcext:value-type="float">
            <text:p>320292476</text:p>
          </table:table-cell>
          <table:table-cell office:value-type="float" office:value="484280" calcext:value-type="float">
            <text:p>484280</text:p>
          </table:table-cell>
          <table:table-cell office:value-type="float" office:value="578286" calcext:value-type="float">
            <text:p>578286</text:p>
          </table:table-cell>
          <table:table-cell office:value-type="float" office:value="1106170764" calcext:value-type="float">
            <text:p>1106170764</text:p>
          </table:table-cell>
          <table:table-cell office:value-type="float" office:value="1131602350" calcext:value-type="float">
            <text:p>1131602350</text:p>
          </table:table-cell>
          <table:table-cell office:value-type="float" office:value="942775195" calcext:value-type="float">
            <text:p>942775195</text:p>
          </table:table-cell>
          <table:table-cell office:value-type="float" office:value="1019307204" calcext:value-type="float">
            <text:p>1019307204</text:p>
          </table:table-cell>
          <table:table-cell office:value-type="float" office:value="30764108" calcext:value-type="float">
            <text:p>30764108</text:p>
          </table:table-cell>
          <table:table-cell office:value-type="float" office:value="31022800" calcext:value-type="float">
            <text:p>31022800</text:p>
          </table:table-cell>
          <table:table-cell office:value-type="float" office:value="1306354321" calcext:value-type="float">
            <text:p>1306354321</text:p>
          </table:table-cell>
          <table:table-cell office:value-type="float" office:value="1339593045" calcext:value-type="float">
            <text:p>1339593045</text:p>
          </table:table-cell>
          <table:table-cell office:value-type="float" office:value="964821644" calcext:value-type="float">
            <text:p>964821644</text:p>
          </table:table-cell>
          <table:table-cell office:value-type="float" office:value="1040686948" calcext:value-type="float">
            <text:p>1040686948</text:p>
          </table:table-cell>
          <table:table-cell office:value-type="float" office:value="36542077" calcext:value-type="float">
            <text:p>36542077</text:p>
          </table:table-cell>
          <table:table-cell office:value-type="float" office:value="36916566" calcext:value-type="float">
            <text:p>36916566</text:p>
          </table:table-cell>
          <table:table-cell office:value-type="float" office:value="464999215" calcext:value-type="float">
            <text:p>464999215</text:p>
          </table:table-cell>
          <table:table-cell office:value-type="float" office:value="716143652" calcext:value-type="float">
            <text:p>716143652</text:p>
          </table:table-cell>
          <table:table-cell office:value-type="float" office:value="435972689" calcext:value-type="float">
            <text:p>435972689</text:p>
          </table:table-cell>
          <table:table-cell office:value-type="float" office:value="613630057" calcext:value-type="float">
            <text:p>613630057</text:p>
          </table:table-cell>
          <table:table-cell office:value-type="float" office:value="6440344" calcext:value-type="float">
            <text:p>6440344</text:p>
          </table:table-cell>
          <table:table-cell office:value-type="float" office:value="19825286" calcext:value-type="float">
            <text:p>19825286</text:p>
          </table:table-cell>
        </table:table-row>
        <table:table-row table:style-name="ro1">
          <table:table-cell office:value-type="float" office:value="248426634" calcext:value-type="float">
            <text:p>248426634</text:p>
          </table:table-cell>
          <table:table-cell office:value-type="float" office:value="260192585" calcext:value-type="float">
            <text:p>260192585</text:p>
          </table:table-cell>
          <table:table-cell office:value-type="float" office:value="281624849" calcext:value-type="float">
            <text:p>281624849</text:p>
          </table:table-cell>
          <table:table-cell office:value-type="float" office:value="332231563" calcext:value-type="float">
            <text:p>332231563</text:p>
          </table:table-cell>
          <table:table-cell office:value-type="float" office:value="1159854" calcext:value-type="float">
            <text:p>1159854</text:p>
          </table:table-cell>
          <table:table-cell office:value-type="float" office:value="1397454" calcext:value-type="float">
            <text:p>1397454</text:p>
          </table:table-cell>
          <table:table-cell office:value-type="float" office:value="226477333" calcext:value-type="float">
            <text:p>226477333</text:p>
          </table:table-cell>
          <table:table-cell office:value-type="float" office:value="238693761" calcext:value-type="float">
            <text:p>238693761</text:p>
          </table:table-cell>
          <table:table-cell office:value-type="float" office:value="264537550" calcext:value-type="float">
            <text:p>264537550</text:p>
          </table:table-cell>
          <table:table-cell office:value-type="float" office:value="315909935" calcext:value-type="float">
            <text:p>315909935</text:p>
          </table:table-cell>
          <table:table-cell office:value-type="float" office:value="463188" calcext:value-type="float">
            <text:p>463188</text:p>
          </table:table-cell>
          <table:table-cell office:value-type="float" office:value="579962" calcext:value-type="float">
            <text:p>579962</text:p>
          </table:table-cell>
          <table:table-cell office:value-type="float" office:value="1101656154" calcext:value-type="float">
            <text:p>1101656154</text:p>
          </table:table-cell>
          <table:table-cell office:value-type="float" office:value="1127459505" calcext:value-type="float">
            <text:p>1127459505</text:p>
          </table:table-cell>
          <table:table-cell office:value-type="float" office:value="919999953" calcext:value-type="float">
            <text:p>919999953</text:p>
          </table:table-cell>
          <table:table-cell office:value-type="float" office:value="962277117" calcext:value-type="float">
            <text:p>962277117</text:p>
          </table:table-cell>
          <table:table-cell office:value-type="float" office:value="31948476" calcext:value-type="float">
            <text:p>31948476</text:p>
          </table:table-cell>
          <table:table-cell office:value-type="float" office:value="32209194" calcext:value-type="float">
            <text:p>32209194</text:p>
          </table:table-cell>
          <table:table-cell office:value-type="float" office:value="1045340123" calcext:value-type="float">
            <text:p>1045340123</text:p>
          </table:table-cell>
          <table:table-cell office:value-type="float" office:value="1058885770" calcext:value-type="float">
            <text:p>1058885770</text:p>
          </table:table-cell>
          <table:table-cell office:value-type="float" office:value="1051341515" calcext:value-type="float">
            <text:p>1051341515</text:p>
          </table:table-cell>
          <table:table-cell office:value-type="float" office:value="1127091720" calcext:value-type="float">
            <text:p>1127091720</text:p>
          </table:table-cell>
          <table:table-cell office:value-type="float" office:value="31516438" calcext:value-type="float">
            <text:p>31516438</text:p>
          </table:table-cell>
          <table:table-cell office:value-type="float" office:value="31910064" calcext:value-type="float">
            <text:p>31910064</text:p>
          </table:table-cell>
          <table:table-cell office:value-type="float" office:value="474837338" calcext:value-type="float">
            <text:p>474837338</text:p>
          </table:table-cell>
          <table:table-cell office:value-type="float" office:value="546686348" calcext:value-type="float">
            <text:p>546686348</text:p>
          </table:table-cell>
          <table:table-cell office:value-type="float" office:value="451361727" calcext:value-type="float">
            <text:p>451361727</text:p>
          </table:table-cell>
          <table:table-cell office:value-type="float" office:value="507949370" calcext:value-type="float">
            <text:p>507949370</text:p>
          </table:table-cell>
          <table:table-cell office:value-type="float" office:value="6435595" calcext:value-type="float">
            <text:p>6435595</text:p>
          </table:table-cell>
          <table:table-cell office:value-type="float" office:value="6905277" calcext:value-type="float">
            <text:p>6905277</text:p>
          </table:table-cell>
        </table:table-row>
        <table:table-row table:style-name="ro1">
          <table:table-cell office:value-type="float" office:value="247689249" calcext:value-type="float">
            <text:p>247689249</text:p>
          </table:table-cell>
          <table:table-cell office:value-type="float" office:value="259587549" calcext:value-type="float">
            <text:p>259587549</text:p>
          </table:table-cell>
          <table:table-cell office:value-type="float" office:value="281479020" calcext:value-type="float">
            <text:p>281479020</text:p>
          </table:table-cell>
          <table:table-cell office:value-type="float" office:value="331783741" calcext:value-type="float">
            <text:p>331783741</text:p>
          </table:table-cell>
          <table:table-cell office:value-type="float" office:value="1137086" calcext:value-type="float">
            <text:p>1137086</text:p>
          </table:table-cell>
          <table:table-cell office:value-type="float" office:value="1262870" calcext:value-type="float">
            <text:p>1262870</text:p>
          </table:table-cell>
          <table:table-cell office:value-type="float" office:value="226901968" calcext:value-type="float">
            <text:p>226901968</text:p>
          </table:table-cell>
          <table:table-cell office:value-type="float" office:value="238688034" calcext:value-type="float">
            <text:p>238688034</text:p>
          </table:table-cell>
          <table:table-cell office:value-type="float" office:value="265524757" calcext:value-type="float">
            <text:p>265524757</text:p>
          </table:table-cell>
          <table:table-cell office:value-type="float" office:value="316850767" calcext:value-type="float">
            <text:p>316850767</text:p>
          </table:table-cell>
          <table:table-cell office:value-type="float" office:value="465422" calcext:value-type="float">
            <text:p>465422</text:p>
          </table:table-cell>
          <table:table-cell office:value-type="float" office:value="567251" calcext:value-type="float">
            <text:p>567251</text:p>
          </table:table-cell>
          <table:table-cell office:value-type="float" office:value="1068621087" calcext:value-type="float">
            <text:p>1068621087</text:p>
          </table:table-cell>
          <table:table-cell office:value-type="float" office:value="1103726668" calcext:value-type="float">
            <text:p>1103726668</text:p>
          </table:table-cell>
          <table:table-cell office:value-type="float" office:value="934305891" calcext:value-type="float">
            <text:p>934305891</text:p>
          </table:table-cell>
          <table:table-cell office:value-type="float" office:value="1004493727" calcext:value-type="float">
            <text:p>1004493727</text:p>
          </table:table-cell>
          <table:table-cell office:value-type="float" office:value="30583708" calcext:value-type="float">
            <text:p>30583708</text:p>
          </table:table-cell>
          <table:table-cell office:value-type="float" office:value="30827873" calcext:value-type="float">
            <text:p>30827873</text:p>
          </table:table-cell>
          <table:table-cell office:value-type="float" office:value="1241952485" calcext:value-type="float">
            <text:p>1241952485</text:p>
          </table:table-cell>
          <table:table-cell office:value-type="float" office:value="1263508998" calcext:value-type="float">
            <text:p>1263508998</text:p>
          </table:table-cell>
          <table:table-cell office:value-type="float" office:value="995324545" calcext:value-type="float">
            <text:p>995324545</text:p>
          </table:table-cell>
          <table:table-cell office:value-type="float" office:value="1046802041" calcext:value-type="float">
            <text:p>1046802041</text:p>
          </table:table-cell>
          <table:table-cell office:value-type="float" office:value="31721561" calcext:value-type="float">
            <text:p>31721561</text:p>
          </table:table-cell>
          <table:table-cell office:value-type="float" office:value="32138374" calcext:value-type="float">
            <text:p>32138374</text:p>
          </table:table-cell>
          <table:table-cell office:value-type="float" office:value="443594538" calcext:value-type="float">
            <text:p>443594538</text:p>
          </table:table-cell>
          <table:table-cell office:value-type="float" office:value="490333233" calcext:value-type="float">
            <text:p>490333233</text:p>
          </table:table-cell>
          <table:table-cell office:value-type="float" office:value="437721864" calcext:value-type="float">
            <text:p>437721864</text:p>
          </table:table-cell>
          <table:table-cell office:value-type="float" office:value="492001602" calcext:value-type="float">
            <text:p>492001602</text:p>
          </table:table-cell>
          <table:table-cell office:value-type="float" office:value="6416947" calcext:value-type="float">
            <text:p>6416947</text:p>
          </table:table-cell>
          <table:table-cell office:value-type="float" office:value="6637646" calcext:value-type="float">
            <text:p>6637646</text:p>
          </table:table-cell>
        </table:table-row>
        <table:table-row table:style-name="ro1">
          <table:table-cell office:value-type="float" office:value="248339960" calcext:value-type="float">
            <text:p>248339960</text:p>
          </table:table-cell>
          <table:table-cell office:value-type="float" office:value="260161715" calcext:value-type="float">
            <text:p>260161715</text:p>
          </table:table-cell>
          <table:table-cell office:value-type="float" office:value="281319573" calcext:value-type="float">
            <text:p>281319573</text:p>
          </table:table-cell>
          <table:table-cell office:value-type="float" office:value="332143214" calcext:value-type="float">
            <text:p>332143214</text:p>
          </table:table-cell>
          <table:table-cell office:value-type="float" office:value="1419454" calcext:value-type="float">
            <text:p>1419454</text:p>
          </table:table-cell>
          <table:table-cell office:value-type="float" office:value="1576737" calcext:value-type="float">
            <text:p>1576737</text:p>
          </table:table-cell>
          <table:table-cell office:value-type="float" office:value="228391125" calcext:value-type="float">
            <text:p>228391125</text:p>
          </table:table-cell>
          <table:table-cell office:value-type="float" office:value="240205127" calcext:value-type="float">
            <text:p>240205127</text:p>
          </table:table-cell>
          <table:table-cell office:value-type="float" office:value="263935309" calcext:value-type="float">
            <text:p>263935309</text:p>
          </table:table-cell>
          <table:table-cell office:value-type="float" office:value="314893325" calcext:value-type="float">
            <text:p>314893325</text:p>
          </table:table-cell>
          <table:table-cell office:value-type="float" office:value="482673" calcext:value-type="float">
            <text:p>482673</text:p>
          </table:table-cell>
          <table:table-cell office:value-type="float" office:value="576889" calcext:value-type="float">
            <text:p>576889</text:p>
          </table:table-cell>
          <table:table-cell office:value-type="float" office:value="1087382411" calcext:value-type="float">
            <text:p>1087382411</text:p>
          </table:table-cell>
          <table:table-cell office:value-type="float" office:value="1100641918" calcext:value-type="float">
            <text:p>1100641918</text:p>
          </table:table-cell>
          <table:table-cell office:value-type="float" office:value="875396864" calcext:value-type="float">
            <text:p>875396864</text:p>
          </table:table-cell>
          <table:table-cell office:value-type="float" office:value="919048714" calcext:value-type="float">
            <text:p>919048714</text:p>
          </table:table-cell>
          <table:table-cell office:value-type="float" office:value="30441860" calcext:value-type="float">
            <text:p>30441860</text:p>
          </table:table-cell>
          <table:table-cell office:value-type="float" office:value="30720247" calcext:value-type="float">
            <text:p>30720247</text:p>
          </table:table-cell>
          <table:table-cell office:value-type="float" office:value="1268070263" calcext:value-type="float">
            <text:p>1268070263</text:p>
          </table:table-cell>
          <table:table-cell office:value-type="float" office:value="1293377601" calcext:value-type="float">
            <text:p>1293377601</text:p>
          </table:table-cell>
          <table:table-cell office:value-type="float" office:value="1012625069" calcext:value-type="float">
            <text:p>1012625069</text:p>
          </table:table-cell>
          <table:table-cell office:value-type="float" office:value="1099642280" calcext:value-type="float">
            <text:p>1099642280</text:p>
          </table:table-cell>
          <table:table-cell office:value-type="float" office:value="31425644" calcext:value-type="float">
            <text:p>31425644</text:p>
          </table:table-cell>
          <table:table-cell office:value-type="float" office:value="31820038" calcext:value-type="float">
            <text:p>31820038</text:p>
          </table:table-cell>
          <table:table-cell office:value-type="float" office:value="464112510" calcext:value-type="float">
            <text:p>464112510</text:p>
          </table:table-cell>
          <table:table-cell office:value-type="float" office:value="695338003" calcext:value-type="float">
            <text:p>695338003</text:p>
          </table:table-cell>
          <table:table-cell office:value-type="float" office:value="429126776" calcext:value-type="float">
            <text:p>429126776</text:p>
          </table:table-cell>
          <table:table-cell office:value-type="float" office:value="614074876" calcext:value-type="float">
            <text:p>614074876</text:p>
          </table:table-cell>
          <table:table-cell office:value-type="float" office:value="6445303" calcext:value-type="float">
            <text:p>6445303</text:p>
          </table:table-cell>
          <table:table-cell office:value-type="float" office:value="19865026" calcext:value-type="float">
            <text:p>19865026</text:p>
          </table:table-cell>
        </table:table-row>
        <table:table-row table:style-name="ro1">
          <table:table-cell office:value-type="float" office:value="247815731" calcext:value-type="float">
            <text:p>247815731</text:p>
          </table:table-cell>
          <table:table-cell office:value-type="float" office:value="259591949" calcext:value-type="float">
            <text:p>259591949</text:p>
          </table:table-cell>
          <table:table-cell office:value-type="float" office:value="286524425" calcext:value-type="float">
            <text:p>286524425</text:p>
          </table:table-cell>
          <table:table-cell office:value-type="float" office:value="336707063" calcext:value-type="float">
            <text:p>336707063</text:p>
          </table:table-cell>
          <table:table-cell office:value-type="float" office:value="1115715" calcext:value-type="float">
            <text:p>1115715</text:p>
          </table:table-cell>
          <table:table-cell office:value-type="float" office:value="1288083" calcext:value-type="float">
            <text:p>1288083</text:p>
          </table:table-cell>
          <table:table-cell office:value-type="float" office:value="226803003" calcext:value-type="float">
            <text:p>226803003</text:p>
          </table:table-cell>
          <table:table-cell office:value-type="float" office:value="239204510" calcext:value-type="float">
            <text:p>239204510</text:p>
          </table:table-cell>
          <table:table-cell office:value-type="float" office:value="265943037" calcext:value-type="float">
            <text:p>265943037</text:p>
          </table:table-cell>
          <table:table-cell office:value-type="float" office:value="317270444" calcext:value-type="float">
            <text:p>317270444</text:p>
          </table:table-cell>
          <table:table-cell office:value-type="float" office:value="465213" calcext:value-type="float">
            <text:p>465213</text:p>
          </table:table-cell>
          <table:table-cell office:value-type="float" office:value="580312" calcext:value-type="float">
            <text:p>580312</text:p>
          </table:table-cell>
          <table:table-cell office:value-type="float" office:value="1102714458" calcext:value-type="float">
            <text:p>1102714458</text:p>
          </table:table-cell>
          <table:table-cell office:value-type="float" office:value="1116005184" calcext:value-type="float">
            <text:p>1116005184</text:p>
          </table:table-cell>
          <table:table-cell office:value-type="float" office:value="970226172" calcext:value-type="float">
            <text:p>970226172</text:p>
          </table:table-cell>
          <table:table-cell office:value-type="float" office:value="1043419628" calcext:value-type="float">
            <text:p>1043419628</text:p>
          </table:table-cell>
          <table:table-cell office:value-type="float" office:value="33101695" calcext:value-type="float">
            <text:p>33101695</text:p>
          </table:table-cell>
          <table:table-cell office:value-type="float" office:value="33362203" calcext:value-type="float">
            <text:p>33362203</text:p>
          </table:table-cell>
          <table:table-cell office:value-type="float" office:value="1222887701" calcext:value-type="float">
            <text:p>1222887701</text:p>
          </table:table-cell>
          <table:table-cell office:value-type="float" office:value="1251619288" calcext:value-type="float">
            <text:p>1251619288</text:p>
          </table:table-cell>
          <table:table-cell office:value-type="float" office:value="988470531" calcext:value-type="float">
            <text:p>988470531</text:p>
          </table:table-cell>
          <table:table-cell office:value-type="float" office:value="1085587559" calcext:value-type="float">
            <text:p>1085587559</text:p>
          </table:table-cell>
          <table:table-cell office:value-type="float" office:value="31388628" calcext:value-type="float">
            <text:p>31388628</text:p>
          </table:table-cell>
          <table:table-cell office:value-type="float" office:value="31784489" calcext:value-type="float">
            <text:p>31784489</text:p>
          </table:table-cell>
          <table:table-cell office:value-type="float" office:value="449018761" calcext:value-type="float">
            <text:p>449018761</text:p>
          </table:table-cell>
          <table:table-cell office:value-type="float" office:value="533566175" calcext:value-type="float">
            <text:p>533566175</text:p>
          </table:table-cell>
          <table:table-cell office:value-type="float" office:value="478919910" calcext:value-type="float">
            <text:p>478919910</text:p>
          </table:table-cell>
          <table:table-cell office:value-type="float" office:value="535719312" calcext:value-type="float">
            <text:p>535719312</text:p>
          </table:table-cell>
          <table:table-cell office:value-type="float" office:value="6459760" calcext:value-type="float">
            <text:p>6459760</text:p>
          </table:table-cell>
          <table:table-cell office:value-type="float" office:value="6934820" calcext:value-type="float">
            <text:p>6934820</text:p>
          </table:table-cell>
        </table:table-row>
        <table:table-row table:style-name="ro1">
          <table:table-cell office:value-type="float" office:value="247883687" calcext:value-type="float">
            <text:p>247883687</text:p>
          </table:table-cell>
          <table:table-cell office:value-type="float" office:value="261070071" calcext:value-type="float">
            <text:p>261070071</text:p>
          </table:table-cell>
          <table:table-cell office:value-type="float" office:value="284970107" calcext:value-type="float">
            <text:p>284970107</text:p>
          </table:table-cell>
          <table:table-cell office:value-type="float" office:value="335226289" calcext:value-type="float">
            <text:p>335226289</text:p>
          </table:table-cell>
          <table:table-cell office:value-type="float" office:value="1115365" calcext:value-type="float">
            <text:p>1115365</text:p>
          </table:table-cell>
          <table:table-cell office:value-type="float" office:value="1239543" calcext:value-type="float">
            <text:p>1239543</text:p>
          </table:table-cell>
          <table:table-cell office:value-type="float" office:value="226823397" calcext:value-type="float">
            <text:p>226823397</text:p>
          </table:table-cell>
          <table:table-cell office:value-type="float" office:value="238632720" calcext:value-type="float">
            <text:p>238632720</text:p>
          </table:table-cell>
          <table:table-cell office:value-type="float" office:value="264389068" calcext:value-type="float">
            <text:p>264389068</text:p>
          </table:table-cell>
          <table:table-cell office:value-type="float" office:value="315624564" calcext:value-type="float">
            <text:p>315624564</text:p>
          </table:table-cell>
          <table:table-cell office:value-type="float" office:value="463257" calcext:value-type="float">
            <text:p>463257</text:p>
          </table:table-cell>
          <table:table-cell office:value-type="float" office:value="561174" calcext:value-type="float">
            <text:p>561174</text:p>
          </table:table-cell>
          <table:table-cell office:value-type="float" office:value="971641994" calcext:value-type="float">
            <text:p>971641994</text:p>
          </table:table-cell>
          <table:table-cell office:value-type="float" office:value="984108663" calcext:value-type="float">
            <text:p>984108663</text:p>
          </table:table-cell>
          <table:table-cell office:value-type="float" office:value="933821752" calcext:value-type="float">
            <text:p>933821752</text:p>
          </table:table-cell>
          <table:table-cell office:value-type="float" office:value="975412795" calcext:value-type="float">
            <text:p>975412795</text:p>
          </table:table-cell>
          <table:table-cell office:value-type="float" office:value="33170489" calcext:value-type="float">
            <text:p>33170489</text:p>
          </table:table-cell>
          <table:table-cell office:value-type="float" office:value="33413607" calcext:value-type="float">
            <text:p>33413607</text:p>
          </table:table-cell>
          <table:table-cell office:value-type="float" office:value="1192069676" calcext:value-type="float">
            <text:p>1192069676</text:p>
          </table:table-cell>
          <table:table-cell office:value-type="float" office:value="1205153812" calcext:value-type="float">
            <text:p>1205153812</text:p>
          </table:table-cell>
          <table:table-cell office:value-type="float" office:value="994355358" calcext:value-type="float">
            <text:p>994355358</text:p>
          </table:table-cell>
          <table:table-cell office:value-type="float" office:value="1045966949" calcext:value-type="float">
            <text:p>1045966949</text:p>
          </table:table-cell>
          <table:table-cell office:value-type="float" office:value="31380806" calcext:value-type="float">
            <text:p>31380806</text:p>
          </table:table-cell>
          <table:table-cell office:value-type="float" office:value="31782603" calcext:value-type="float">
            <text:p>31782603</text:p>
          </table:table-cell>
          <table:table-cell office:value-type="float" office:value="442921128" calcext:value-type="float">
            <text:p>442921128</text:p>
          </table:table-cell>
          <table:table-cell office:value-type="float" office:value="487168445" calcext:value-type="float">
            <text:p>487168445</text:p>
          </table:table-cell>
          <table:table-cell office:value-type="float" office:value="429816319" calcext:value-type="float">
            <text:p>429816319</text:p>
          </table:table-cell>
          <table:table-cell office:value-type="float" office:value="482810558" calcext:value-type="float">
            <text:p>482810558</text:p>
          </table:table-cell>
          <table:table-cell office:value-type="float" office:value="6446979" calcext:value-type="float">
            <text:p>6446979</text:p>
          </table:table-cell>
          <table:table-cell office:value-type="float" office:value="6667189" calcext:value-type="float">
            <text:p>6667189</text:p>
          </table:table-cell>
        </table:table-row>
        <table:table-row table:style-name="ro1">
          <table:table-cell office:value-type="float" office:value="249762487" calcext:value-type="float">
            <text:p>249762487</text:p>
          </table:table-cell>
          <table:table-cell office:value-type="float" office:value="261514820" calcext:value-type="float">
            <text:p>261514820</text:p>
          </table:table-cell>
          <table:table-cell office:value-type="float" office:value="282797345" calcext:value-type="float">
            <text:p>282797345</text:p>
          </table:table-cell>
          <table:table-cell office:value-type="float" office:value="333557711" calcext:value-type="float">
            <text:p>333557711</text:p>
          </table:table-cell>
          <table:table-cell office:value-type="float" office:value="1656636" calcext:value-type="float">
            <text:p>1656636</text:p>
          </table:table-cell>
          <table:table-cell office:value-type="float" office:value="1816572" calcext:value-type="float">
            <text:p>1816572</text:p>
          </table:table-cell>
          <table:table-cell office:value-type="float" office:value="227970889" calcext:value-type="float">
            <text:p>227970889</text:p>
          </table:table-cell>
          <table:table-cell office:value-type="float" office:value="239870307" calcext:value-type="float">
            <text:p>239870307</text:p>
          </table:table-cell>
          <table:table-cell office:value-type="float" office:value="260878705" calcext:value-type="float">
            <text:p>260878705</text:p>
          </table:table-cell>
          <table:table-cell office:value-type="float" office:value="311795794" calcext:value-type="float">
            <text:p>311795794</text:p>
          </table:table-cell>
          <table:table-cell office:value-type="float" office:value="465422" calcext:value-type="float">
            <text:p>465422</text:p>
          </table:table-cell>
          <table:table-cell office:value-type="float" office:value="561105" calcext:value-type="float">
            <text:p>561105</text:p>
          </table:table-cell>
          <table:table-cell office:value-type="float" office:value="1149150810" calcext:value-type="float">
            <text:p>1149150810</text:p>
          </table:table-cell>
          <table:table-cell office:value-type="float" office:value="1162358076" calcext:value-type="float">
            <text:p>1162358076</text:p>
          </table:table-cell>
          <table:table-cell office:value-type="float" office:value="910793824" calcext:value-type="float">
            <text:p>910793824</text:p>
          </table:table-cell>
          <table:table-cell office:value-type="float" office:value="957259439" calcext:value-type="float">
            <text:p>957259439</text:p>
          </table:table-cell>
          <table:table-cell office:value-type="float" office:value="33793124" calcext:value-type="float">
            <text:p>33793124</text:p>
          </table:table-cell>
          <table:table-cell office:value-type="float" office:value="34053701" calcext:value-type="float">
            <text:p>34053701</text:p>
          </table:table-cell>
          <table:table-cell office:value-type="float" office:value="1307573889" calcext:value-type="float">
            <text:p>1307573889</text:p>
          </table:table-cell>
          <table:table-cell office:value-type="float" office:value="1332972161" calcext:value-type="float">
            <text:p>1332972161</text:p>
          </table:table-cell>
          <table:table-cell office:value-type="float" office:value="1077632638" calcext:value-type="float">
            <text:p>1077632638</text:p>
          </table:table-cell>
          <table:table-cell office:value-type="float" office:value="1123585409" calcext:value-type="float">
            <text:p>1123585409</text:p>
          </table:table-cell>
          <table:table-cell office:value-type="float" office:value="36134902" calcext:value-type="float">
            <text:p>36134902</text:p>
          </table:table-cell>
          <table:table-cell office:value-type="float" office:value="36550108" calcext:value-type="float">
            <text:p>36550108</text:p>
          </table:table-cell>
          <table:table-cell office:value-type="float" office:value="494887234" calcext:value-type="float">
            <text:p>494887234</text:p>
          </table:table-cell>
          <table:table-cell office:value-type="float" office:value="746671836" calcext:value-type="float">
            <text:p>746671836</text:p>
          </table:table-cell>
          <table:table-cell office:value-type="float" office:value="445281136" calcext:value-type="float">
            <text:p>445281136</text:p>
          </table:table-cell>
          <table:table-cell office:value-type="float" office:value="624499037" calcext:value-type="float">
            <text:p>624499037</text:p>
          </table:table-cell>
          <table:table-cell office:value-type="float" office:value="6437271" calcext:value-type="float">
            <text:p>6437271</text:p>
          </table:table-cell>
          <table:table-cell office:value-type="float" office:value="19944645" calcext:value-type="float">
            <text:p>19944645</text:p>
          </table:table-cell>
        </table:table-row>
        <table:table-row table:style-name="ro1">
          <table:table-cell office:value-type="float" office:value="249239166" calcext:value-type="float">
            <text:p>249239166</text:p>
          </table:table-cell>
          <table:table-cell office:value-type="float" office:value="260993804" calcext:value-type="float">
            <text:p>260993804</text:p>
          </table:table-cell>
          <table:table-cell office:value-type="float" office:value="282157389" calcext:value-type="float">
            <text:p>282157389</text:p>
          </table:table-cell>
          <table:table-cell office:value-type="float" office:value="335452714" calcext:value-type="float">
            <text:p>335452714</text:p>
          </table:table-cell>
          <table:table-cell office:value-type="float" office:value="1116553" calcext:value-type="float">
            <text:p>1116553</text:p>
          </table:table-cell>
          <table:table-cell office:value-type="float" office:value="1286686" calcext:value-type="float">
            <text:p>1286686</text:p>
          </table:table-cell>
          <table:table-cell office:value-type="float" office:value="226683435" calcext:value-type="float">
            <text:p>226683435</text:p>
          </table:table-cell>
          <table:table-cell office:value-type="float" office:value="238965095" calcext:value-type="float">
            <text:p>238965095</text:p>
          </table:table-cell>
          <table:table-cell office:value-type="float" office:value="264538668" calcext:value-type="float">
            <text:p>264538668</text:p>
          </table:table-cell>
          <table:table-cell office:value-type="float" office:value="315996398" calcext:value-type="float">
            <text:p>315996398</text:p>
          </table:table-cell>
          <table:table-cell office:value-type="float" office:value="492241" calcext:value-type="float">
            <text:p>492241</text:p>
          </table:table-cell>
          <table:table-cell office:value-type="float" office:value="608876" calcext:value-type="float">
            <text:p>608876</text:p>
          </table:table-cell>
          <table:table-cell office:value-type="float" office:value="1028901720" calcext:value-type="float">
            <text:p>1028901720</text:p>
          </table:table-cell>
          <table:table-cell office:value-type="float" office:value="1042475513" calcext:value-type="float">
            <text:p>1042475513</text:p>
          </table:table-cell>
          <table:table-cell office:value-type="float" office:value="901392349" calcext:value-type="float">
            <text:p>901392349</text:p>
          </table:table-cell>
          <table:table-cell office:value-type="float" office:value="998154374" calcext:value-type="float">
            <text:p>998154374</text:p>
          </table:table-cell>
          <table:table-cell office:value-type="float" office:value="34286692" calcext:value-type="float">
            <text:p>34286692</text:p>
          </table:table-cell>
          <table:table-cell office:value-type="float" office:value="34548806" calcext:value-type="float">
            <text:p>34548806</text:p>
          </table:table-cell>
          <table:table-cell office:value-type="float" office:value="967282921" calcext:value-type="float">
            <text:p>967282921</text:p>
          </table:table-cell>
          <table:table-cell office:value-type="float" office:value="980981031" calcext:value-type="float">
            <text:p>980981031</text:p>
          </table:table-cell>
          <table:table-cell office:value-type="float" office:value="1109518606" calcext:value-type="float">
            <text:p>1109518606</text:p>
          </table:table-cell>
          <table:table-cell office:value-type="float" office:value="1152706919" calcext:value-type="float">
            <text:p>1152706919</text:p>
          </table:table-cell>
          <table:table-cell office:value-type="float" office:value="31429905" calcext:value-type="float">
            <text:p>31429905</text:p>
          </table:table-cell>
          <table:table-cell office:value-type="float" office:value="31817454" calcext:value-type="float">
            <text:p>31817454</text:p>
          </table:table-cell>
          <table:table-cell office:value-type="float" office:value="457013423" calcext:value-type="float">
            <text:p>457013423</text:p>
          </table:table-cell>
          <table:table-cell office:value-type="float" office:value="505007445" calcext:value-type="float">
            <text:p>505007445</text:p>
          </table:table-cell>
          <table:table-cell office:value-type="float" office:value="424300325" calcext:value-type="float">
            <text:p>424300325</text:p>
          </table:table-cell>
          <table:table-cell office:value-type="float" office:value="481708743" calcext:value-type="float">
            <text:p>481708743</text:p>
          </table:table-cell>
          <table:table-cell office:value-type="float" office:value="6442090" calcext:value-type="float">
            <text:p>6442090</text:p>
          </table:table-cell>
          <table:table-cell office:value-type="float" office:value="6914426" calcext:value-type="float">
            <text:p>6914426</text:p>
          </table:table-cell>
        </table:table-row>
        <table:table-row table:style-name="ro1">
          <table:table-cell office:value-type="float" office:value="248412804" calcext:value-type="float">
            <text:p>248412804</text:p>
          </table:table-cell>
          <table:table-cell office:value-type="float" office:value="260297346" calcext:value-type="float">
            <text:p>260297346</text:p>
          </table:table-cell>
          <table:table-cell office:value-type="float" office:value="285304367" calcext:value-type="float">
            <text:p>285304367</text:p>
          </table:table-cell>
          <table:table-cell office:value-type="float" office:value="335916180" calcext:value-type="float">
            <text:p>335916180</text:p>
          </table:table-cell>
          <table:table-cell office:value-type="float" office:value="1116832" calcext:value-type="float">
            <text:p>1116832</text:p>
          </table:table-cell>
          <table:table-cell office:value-type="float" office:value="1244712" calcext:value-type="float">
            <text:p>1244712</text:p>
          </table:table-cell>
          <table:table-cell office:value-type="float" office:value="226266133" calcext:value-type="float">
            <text:p>226266133</text:p>
          </table:table-cell>
          <table:table-cell office:value-type="float" office:value="238440307" calcext:value-type="float">
            <text:p>238440307</text:p>
          </table:table-cell>
          <table:table-cell office:value-type="float" office:value="268268961" calcext:value-type="float">
            <text:p>268268961</text:p>
          </table:table-cell>
          <table:table-cell office:value-type="float" office:value="319977911" calcext:value-type="float">
            <text:p>319977911</text:p>
          </table:table-cell>
          <table:table-cell office:value-type="float" office:value="484629" calcext:value-type="float">
            <text:p>484629</text:p>
          </table:table-cell>
          <table:table-cell office:value-type="float" office:value="584013" calcext:value-type="float">
            <text:p>584013</text:p>
          </table:table-cell>
          <table:table-cell office:value-type="float" office:value="1154276252" calcext:value-type="float">
            <text:p>1154276252</text:p>
          </table:table-cell>
          <table:table-cell office:value-type="float" office:value="1167671810" calcext:value-type="float">
            <text:p>1167671810</text:p>
          </table:table-cell>
          <table:table-cell office:value-type="float" office:value="935028470" calcext:value-type="float">
            <text:p>935028470</text:p>
          </table:table-cell>
          <table:table-cell office:value-type="float" office:value="1000359543" calcext:value-type="float">
            <text:p>1000359543</text:p>
          </table:table-cell>
          <table:table-cell office:value-type="float" office:value="30495149" calcext:value-type="float">
            <text:p>30495149</text:p>
          </table:table-cell>
          <table:table-cell office:value-type="float" office:value="30742107" calcext:value-type="float">
            <text:p>30742107</text:p>
          </table:table-cell>
          <table:table-cell office:value-type="float" office:value="1154438634" calcext:value-type="float">
            <text:p>1154438634</text:p>
          </table:table-cell>
          <table:table-cell office:value-type="float" office:value="1168243182" calcext:value-type="float">
            <text:p>1168243182</text:p>
          </table:table-cell>
          <table:table-cell office:value-type="float" office:value="1045408987" calcext:value-type="float">
            <text:p>1045408987</text:p>
          </table:table-cell>
          <table:table-cell office:value-type="float" office:value="1122502380" calcext:value-type="float">
            <text:p>1122502380</text:p>
          </table:table-cell>
          <table:table-cell office:value-type="float" office:value="38913956" calcext:value-type="float">
            <text:p>38913956</text:p>
          </table:table-cell>
          <table:table-cell office:value-type="float" office:value="39289214" calcext:value-type="float">
            <text:p>39289214</text:p>
          </table:table-cell>
          <table:table-cell office:value-type="float" office:value="436238086" calcext:value-type="float">
            <text:p>436238086</text:p>
          </table:table-cell>
          <table:table-cell office:value-type="float" office:value="477815440" calcext:value-type="float">
            <text:p>477815440</text:p>
          </table:table-cell>
          <table:table-cell office:value-type="float" office:value="444078468" calcext:value-type="float">
            <text:p>444078468</text:p>
          </table:table-cell>
          <table:table-cell office:value-type="float" office:value="496893914" calcext:value-type="float">
            <text:p>496893914</text:p>
          </table:table-cell>
          <table:table-cell office:value-type="float" office:value="6533722" calcext:value-type="float">
            <text:p>6533722</text:p>
          </table:table-cell>
          <table:table-cell office:value-type="float" office:value="6755398" calcext:value-type="float">
            <text:p>6755398</text:p>
          </table:table-cell>
        </table:table-row>
        <table:table-row table:style-name="ro1">
          <table:table-cell office:value-type="float" office:value="248349249" calcext:value-type="float">
            <text:p>248349249</text:p>
          </table:table-cell>
          <table:table-cell office:value-type="float" office:value="260120648" calcext:value-type="float">
            <text:p>260120648</text:p>
          </table:table-cell>
          <table:table-cell office:value-type="float" office:value="283126786" calcext:value-type="float">
            <text:p>283126786</text:p>
          </table:table-cell>
          <table:table-cell office:value-type="float" office:value="338839108" calcext:value-type="float">
            <text:p>338839108</text:p>
          </table:table-cell>
          <table:table-cell office:value-type="float" office:value="1659569" calcext:value-type="float">
            <text:p>1659569</text:p>
          </table:table-cell>
          <table:table-cell office:value-type="float" office:value="1818248" calcext:value-type="float">
            <text:p>1818248</text:p>
          </table:table-cell>
          <table:table-cell office:value-type="float" office:value="226111993" calcext:value-type="float">
            <text:p>226111993</text:p>
          </table:table-cell>
          <table:table-cell office:value-type="float" office:value="237793297" calcext:value-type="float">
            <text:p>237793297</text:p>
          </table:table-cell>
          <table:table-cell office:value-type="float" office:value="269394104" calcext:value-type="float">
            <text:p>269394104</text:p>
          </table:table-cell>
          <table:table-cell office:value-type="float" office:value="320279695" calcext:value-type="float">
            <text:p>320279695</text:p>
          </table:table-cell>
          <table:table-cell office:value-type="float" office:value="466889" calcext:value-type="float">
            <text:p>466889</text:p>
          </table:table-cell>
          <table:table-cell office:value-type="float" office:value="585619" calcext:value-type="float">
            <text:p>585619</text:p>
          </table:table-cell>
          <table:table-cell office:value-type="float" office:value="980148244" calcext:value-type="float">
            <text:p>980148244</text:p>
          </table:table-cell>
          <table:table-cell office:value-type="float" office:value="996154329" calcext:value-type="float">
            <text:p>996154329</text:p>
          </table:table-cell>
          <table:table-cell office:value-type="float" office:value="952849102" calcext:value-type="float">
            <text:p>952849102</text:p>
          </table:table-cell>
          <table:table-cell office:value-type="float" office:value="1028497339" calcext:value-type="float">
            <text:p>1028497339</text:p>
          </table:table-cell>
          <table:table-cell office:value-type="float" office:value="30474895" calcext:value-type="float">
            <text:p>30474895</text:p>
          </table:table-cell>
          <table:table-cell office:value-type="float" office:value="30736660" calcext:value-type="float">
            <text:p>30736660</text:p>
          </table:table-cell>
          <table:table-cell office:value-type="float" office:value="1103453798" calcext:value-type="float">
            <text:p>1103453798</text:p>
          </table:table-cell>
          <table:table-cell office:value-type="float" office:value="1133101912" calcext:value-type="float">
            <text:p>1133101912</text:p>
          </table:table-cell>
          <table:table-cell office:value-type="float" office:value="1082478435" calcext:value-type="float">
            <text:p>1082478435</text:p>
          </table:table-cell>
          <table:table-cell office:value-type="float" office:value="1124982514" calcext:value-type="float">
            <text:p>1124982514</text:p>
          </table:table-cell>
          <table:table-cell office:value-type="float" office:value="34186051" calcext:value-type="float">
            <text:p>34186051</text:p>
          </table:table-cell>
          <table:table-cell office:value-type="float" office:value="34551461" calcext:value-type="float">
            <text:p>34551461</text:p>
          </table:table-cell>
          <table:table-cell office:value-type="float" office:value="449438298" calcext:value-type="float">
            <text:p>449438298</text:p>
          </table:table-cell>
          <table:table-cell office:value-type="float" office:value="676111536" calcext:value-type="float">
            <text:p>676111536</text:p>
          </table:table-cell>
          <table:table-cell office:value-type="float" office:value="423468515" calcext:value-type="float">
            <text:p>423468515</text:p>
          </table:table-cell>
          <table:table-cell office:value-type="float" office:value="602393363" calcext:value-type="float">
            <text:p>602393363</text:p>
          </table:table-cell>
          <table:table-cell office:value-type="float" office:value="6440274" calcext:value-type="float">
            <text:p>6440274</text:p>
          </table:table-cell>
          <table:table-cell office:value-type="float" office:value="19778214" calcext:value-type="float">
            <text:p>19778214</text:p>
          </table:table-cell>
        </table:table-row>
        <table:table-row table:style-name="ro1">
          <table:table-cell office:value-type="float" office:value="248195668" calcext:value-type="float">
            <text:p>248195668</text:p>
          </table:table-cell>
          <table:table-cell office:value-type="float" office:value="259887518" calcext:value-type="float">
            <text:p>259887518</text:p>
          </table:table-cell>
          <table:table-cell office:value-type="float" office:value="283473967" calcext:value-type="float">
            <text:p>283473967</text:p>
          </table:table-cell>
          <table:table-cell office:value-type="float" office:value="333830580" calcext:value-type="float">
            <text:p>333830580</text:p>
          </table:table-cell>
          <table:table-cell office:value-type="float" office:value="1136946" calcext:value-type="float">
            <text:p>1136946</text:p>
          </table:table-cell>
          <table:table-cell office:value-type="float" office:value="1314692" calcext:value-type="float">
            <text:p>1314692</text:p>
          </table:table-cell>
          <table:table-cell office:value-type="float" office:value="226436197" calcext:value-type="float">
            <text:p>226436197</text:p>
          </table:table-cell>
          <table:table-cell office:value-type="float" office:value="238859425" calcext:value-type="float">
            <text:p>238859425</text:p>
          </table:table-cell>
          <table:table-cell office:value-type="float" office:value="271424949" calcext:value-type="float">
            <text:p>271424949</text:p>
          </table:table-cell>
          <table:table-cell office:value-type="float" office:value="322775124" calcext:value-type="float">
            <text:p>322775124</text:p>
          </table:table-cell>
          <table:table-cell office:value-type="float" office:value="464515" calcext:value-type="float">
            <text:p>464515</text:p>
          </table:table-cell>
          <table:table-cell office:value-type="float" office:value="581429" calcext:value-type="float">
            <text:p>581429</text:p>
          </table:table-cell>
          <table:table-cell office:value-type="float" office:value="868404565" calcext:value-type="float">
            <text:p>868404565</text:p>
          </table:table-cell>
          <table:table-cell office:value-type="float" office:value="903546673" calcext:value-type="float">
            <text:p>903546673</text:p>
          </table:table-cell>
          <table:table-cell office:value-type="float" office:value="910862757" calcext:value-type="float">
            <text:p>910862757</text:p>
          </table:table-cell>
          <table:table-cell office:value-type="float" office:value="958671002" calcext:value-type="float">
            <text:p>958671002</text:p>
          </table:table-cell>
          <table:table-cell office:value-type="float" office:value="30467142" calcext:value-type="float">
            <text:p>30467142</text:p>
          </table:table-cell>
          <table:table-cell office:value-type="float" office:value="30728279" calcext:value-type="float">
            <text:p>30728279</text:p>
          </table:table-cell>
          <table:table-cell office:value-type="float" office:value="1281429642" calcext:value-type="float">
            <text:p>1281429642</text:p>
          </table:table-cell>
          <table:table-cell office:value-type="float" office:value="1317194595" calcext:value-type="float">
            <text:p>1317194595</text:p>
          </table:table-cell>
          <table:table-cell office:value-type="float" office:value="1032478991" calcext:value-type="float">
            <text:p>1032478991</text:p>
          </table:table-cell>
          <table:table-cell office:value-type="float" office:value="1079943476" calcext:value-type="float">
            <text:p>1079943476</text:p>
          </table:table-cell>
          <table:table-cell office:value-type="float" office:value="31276533" calcext:value-type="float">
            <text:p>31276533</text:p>
          </table:table-cell>
          <table:table-cell office:value-type="float" office:value="31675886" calcext:value-type="float">
            <text:p>31675886</text:p>
          </table:table-cell>
          <table:table-cell office:value-type="float" office:value="434753260" calcext:value-type="float">
            <text:p>434753260</text:p>
          </table:table-cell>
          <table:table-cell office:value-type="float" office:value="486710146" calcext:value-type="float">
            <text:p>486710146</text:p>
          </table:table-cell>
          <table:table-cell office:value-type="float" office:value="448400317" calcext:value-type="float">
            <text:p>448400317</text:p>
          </table:table-cell>
          <table:table-cell office:value-type="float" office:value="504930481" calcext:value-type="float">
            <text:p>504930481</text:p>
          </table:table-cell>
          <table:table-cell office:value-type="float" office:value="6450471" calcext:value-type="float">
            <text:p>6450471</text:p>
          </table:table-cell>
          <table:table-cell office:value-type="float" office:value="6922738" calcext:value-type="float">
            <text:p>6922738</text:p>
          </table:table-cell>
        </table:table-row>
        <table:table-row table:style-name="ro1">
          <table:table-cell office:value-type="float" office:value="247930480" calcext:value-type="float">
            <text:p>247930480</text:p>
          </table:table-cell>
          <table:table-cell office:value-type="float" office:value="259887657" calcext:value-type="float">
            <text:p>259887657</text:p>
          </table:table-cell>
          <table:table-cell office:value-type="float" office:value="280265528" calcext:value-type="float">
            <text:p>280265528</text:p>
          </table:table-cell>
          <table:table-cell office:value-type="float" office:value="330921760" calcext:value-type="float">
            <text:p>330921760</text:p>
          </table:table-cell>
          <table:table-cell office:value-type="float" office:value="1116203" calcext:value-type="float">
            <text:p>1116203</text:p>
          </table:table-cell>
          <table:table-cell office:value-type="float" office:value="1240241" calcext:value-type="float">
            <text:p>1240241</text:p>
          </table:table-cell>
          <table:table-cell office:value-type="float" office:value="228275607" calcext:value-type="float">
            <text:p>228275607</text:p>
          </table:table-cell>
          <table:table-cell office:value-type="float" office:value="240170066" calcext:value-type="float">
            <text:p>240170066</text:p>
          </table:table-cell>
          <table:table-cell office:value-type="float" office:value="270548371" calcext:value-type="float">
            <text:p>270548371</text:p>
          </table:table-cell>
          <table:table-cell office:value-type="float" office:value="322904610" calcext:value-type="float">
            <text:p>322904610</text:p>
          </table:table-cell>
          <table:table-cell office:value-type="float" office:value="464584" calcext:value-type="float">
            <text:p>464584</text:p>
          </table:table-cell>
          <table:table-cell office:value-type="float" office:value="565714" calcext:value-type="float">
            <text:p>565714</text:p>
          </table:table-cell>
          <table:table-cell office:value-type="float" office:value="1015772606" calcext:value-type="float">
            <text:p>1015772606</text:p>
          </table:table-cell>
          <table:table-cell office:value-type="float" office:value="1035479511" calcext:value-type="float">
            <text:p>1035479511</text:p>
          </table:table-cell>
          <table:table-cell office:value-type="float" office:value="931440304" calcext:value-type="float">
            <text:p>931440304</text:p>
          </table:table-cell>
          <table:table-cell office:value-type="float" office:value="973347798" calcext:value-type="float">
            <text:p>973347798</text:p>
          </table:table-cell>
          <table:table-cell office:value-type="float" office:value="30431873" calcext:value-type="float">
            <text:p>30431873</text:p>
          </table:table-cell>
          <table:table-cell office:value-type="float" office:value="30694895" calcext:value-type="float">
            <text:p>30694895</text:p>
          </table:table-cell>
          <table:table-cell office:value-type="float" office:value="1149036131" calcext:value-type="float">
            <text:p>1149036131</text:p>
          </table:table-cell>
          <table:table-cell office:value-type="float" office:value="1162497340" calcext:value-type="float">
            <text:p>1162497340</text:p>
          </table:table-cell>
          <table:table-cell office:value-type="float" office:value="1015866054" calcext:value-type="float">
            <text:p>1015866054</text:p>
          </table:table-cell>
          <table:table-cell office:value-type="float" office:value="1089985954" calcext:value-type="float">
            <text:p>1089985954</text:p>
          </table:table-cell>
          <table:table-cell office:value-type="float" office:value="33748356" calcext:value-type="float">
            <text:p>33748356</text:p>
          </table:table-cell>
          <table:table-cell office:value-type="float" office:value="34111391" calcext:value-type="float">
            <text:p>34111391</text:p>
          </table:table-cell>
          <table:table-cell office:value-type="float" office:value="451896362" calcext:value-type="float">
            <text:p>451896362</text:p>
          </table:table-cell>
          <table:table-cell office:value-type="float" office:value="506652557" calcext:value-type="float">
            <text:p>506652557</text:p>
          </table:table-cell>
          <table:table-cell office:value-type="float" office:value="438309299" calcext:value-type="float">
            <text:p>438309299</text:p>
          </table:table-cell>
          <table:table-cell office:value-type="float" office:value="494570923" calcext:value-type="float">
            <text:p>494570923</text:p>
          </table:table-cell>
          <table:table-cell office:value-type="float" office:value="7741557" calcext:value-type="float">
            <text:p>7741557</text:p>
          </table:table-cell>
          <table:table-cell office:value-type="float" office:value="7982579" calcext:value-type="float">
            <text:p>7982579</text:p>
          </table:table-cell>
        </table:table-row>
        <table:table-row table:style-name="ro1">
          <table:table-cell office:value-type="float" office:value="247871954" calcext:value-type="float">
            <text:p>247871954</text:p>
          </table:table-cell>
          <table:table-cell office:value-type="float" office:value="259592020" calcext:value-type="float">
            <text:p>259592020</text:p>
          </table:table-cell>
          <table:table-cell office:value-type="float" office:value="279932595" calcext:value-type="float">
            <text:p>279932595</text:p>
          </table:table-cell>
          <table:table-cell office:value-type="float" office:value="330077589" calcext:value-type="float">
            <text:p>330077589</text:p>
          </table:table-cell>
          <table:table-cell office:value-type="float" office:value="1660617" calcext:value-type="float">
            <text:p>1660617</text:p>
          </table:table-cell>
          <table:table-cell office:value-type="float" office:value="1820413" calcext:value-type="float">
            <text:p>1820413</text:p>
          </table:table-cell>
          <table:table-cell office:value-type="float" office:value="226508064" calcext:value-type="float">
            <text:p>226508064</text:p>
          </table:table-cell>
          <table:table-cell office:value-type="float" office:value="238644104" calcext:value-type="float">
            <text:p>238644104</text:p>
          </table:table-cell>
          <table:table-cell office:value-type="float" office:value="264855398" calcext:value-type="float">
            <text:p>264855398</text:p>
          </table:table-cell>
          <table:table-cell office:value-type="float" office:value="315632106" calcext:value-type="float">
            <text:p>315632106</text:p>
          </table:table-cell>
          <table:table-cell office:value-type="float" office:value="467098" calcext:value-type="float">
            <text:p>467098</text:p>
          </table:table-cell>
          <table:table-cell office:value-type="float" office:value="559708" calcext:value-type="float">
            <text:p>559708</text:p>
          </table:table-cell>
          <table:table-cell office:value-type="float" office:value="1065165410" calcext:value-type="float">
            <text:p>1065165410</text:p>
          </table:table-cell>
          <table:table-cell office:value-type="float" office:value="1091244774" calcext:value-type="float">
            <text:p>1091244774</text:p>
          </table:table-cell>
          <table:table-cell office:value-type="float" office:value="896262297" calcext:value-type="float">
            <text:p>896262297</text:p>
          </table:table-cell>
          <table:table-cell office:value-type="float" office:value="938162877" calcext:value-type="float">
            <text:p>938162877</text:p>
          </table:table-cell>
          <table:table-cell office:value-type="float" office:value="30632107" calcext:value-type="float">
            <text:p>30632107</text:p>
          </table:table-cell>
          <table:table-cell office:value-type="float" office:value="30891009" calcext:value-type="float">
            <text:p>30891009</text:p>
          </table:table-cell>
          <table:table-cell office:value-type="float" office:value="1299932205" calcext:value-type="float">
            <text:p>1299932205</text:p>
          </table:table-cell>
          <table:table-cell office:value-type="float" office:value="1332537329" calcext:value-type="float">
            <text:p>1332537329</text:p>
          </table:table-cell>
          <table:table-cell office:value-type="float" office:value="1020539553" calcext:value-type="float">
            <text:p>1020539553</text:p>
          </table:table-cell>
          <table:table-cell office:value-type="float" office:value="1107860364" calcext:value-type="float">
            <text:p>1107860364</text:p>
          </table:table-cell>
          <table:table-cell office:value-type="float" office:value="32620838" calcext:value-type="float">
            <text:p>32620838</text:p>
          </table:table-cell>
          <table:table-cell office:value-type="float" office:value="33003220" calcext:value-type="float">
            <text:p>33003220</text:p>
          </table:table-cell>
          <table:table-cell office:value-type="float" office:value="462116027" calcext:value-type="float">
            <text:p>462116027</text:p>
          </table:table-cell>
          <table:table-cell office:value-type="float" office:value="679238680" calcext:value-type="float">
            <text:p>679238680</text:p>
          </table:table-cell>
          <table:table-cell office:value-type="float" office:value="456093335" calcext:value-type="float">
            <text:p>456093335</text:p>
          </table:table-cell>
          <table:table-cell office:value-type="float" office:value="633838144" calcext:value-type="float">
            <text:p>633838144</text:p>
          </table:table-cell>
          <table:table-cell office:value-type="float" office:value="6420858" calcext:value-type="float">
            <text:p>6420858</text:p>
          </table:table-cell>
          <table:table-cell office:value-type="float" office:value="19788550" calcext:value-type="float">
            <text:p>19788550</text:p>
          </table:table-cell>
        </table:table-row>
        <table:table-row table:style-name="ro1">
          <table:table-cell office:value-type="float" office:value="248470633" calcext:value-type="float">
            <text:p>248470633</text:p>
          </table:table-cell>
          <table:table-cell office:value-type="float" office:value="260157245" calcext:value-type="float">
            <text:p>260157245</text:p>
          </table:table-cell>
          <table:table-cell office:value-type="float" office:value="286174310" calcext:value-type="float">
            <text:p>286174310</text:p>
          </table:table-cell>
          <table:table-cell office:value-type="float" office:value="337949958" calcext:value-type="float">
            <text:p>337949958</text:p>
          </table:table-cell>
          <table:table-cell office:value-type="float" office:value="1132896" calcext:value-type="float">
            <text:p>1132896</text:p>
          </table:table-cell>
          <table:table-cell office:value-type="float" office:value="1305124" calcext:value-type="float">
            <text:p>1305124</text:p>
          </table:table-cell>
          <table:table-cell office:value-type="float" office:value="226411752" calcext:value-type="float">
            <text:p>226411752</text:p>
          </table:table-cell>
          <table:table-cell office:value-type="float" office:value="238899514" calcext:value-type="float">
            <text:p>238899514</text:p>
          </table:table-cell>
          <table:table-cell office:value-type="float" office:value="267283290" calcext:value-type="float">
            <text:p>267283290</text:p>
          </table:table-cell>
          <table:table-cell office:value-type="float" office:value="318679701" calcext:value-type="float">
            <text:p>318679701</text:p>
          </table:table-cell>
          <table:table-cell office:value-type="float" office:value="467796" calcext:value-type="float">
            <text:p>467796</text:p>
          </table:table-cell>
          <table:table-cell office:value-type="float" office:value="581568" calcext:value-type="float">
            <text:p>581568</text:p>
          </table:table-cell>
          <table:table-cell office:value-type="float" office:value="1200791665" calcext:value-type="float">
            <text:p>1200791665</text:p>
          </table:table-cell>
          <table:table-cell office:value-type="float" office:value="1214164106" calcext:value-type="float">
            <text:p>1214164106</text:p>
          </table:table-cell>
          <table:table-cell office:value-type="float" office:value="965939035" calcext:value-type="float">
            <text:p>965939035</text:p>
          </table:table-cell>
          <table:table-cell office:value-type="float" office:value="1028278107" calcext:value-type="float">
            <text:p>1028278107</text:p>
          </table:table-cell>
          <table:table-cell office:value-type="float" office:value="30554375" calcext:value-type="float">
            <text:p>30554375</text:p>
          </table:table-cell>
          <table:table-cell office:value-type="float" office:value="30831226" calcext:value-type="float">
            <text:p>30831226</text:p>
          </table:table-cell>
          <table:table-cell office:value-type="float" office:value="1035609976" calcext:value-type="float">
            <text:p>1035609976</text:p>
          </table:table-cell>
          <table:table-cell office:value-type="float" office:value="1049505807" calcext:value-type="float">
            <text:p>1049505807</text:p>
          </table:table-cell>
          <table:table-cell office:value-type="float" office:value="1023606913" calcext:value-type="float">
            <text:p>1023606913</text:p>
          </table:table-cell>
          <table:table-cell office:value-type="float" office:value="1102564928" calcext:value-type="float">
            <text:p>1102564928</text:p>
          </table:table-cell>
          <table:table-cell office:value-type="float" office:value="34390337" calcext:value-type="float">
            <text:p>34390337</text:p>
          </table:table-cell>
          <table:table-cell office:value-type="float" office:value="34779213" calcext:value-type="float">
            <text:p>34779213</text:p>
          </table:table-cell>
          <table:table-cell office:value-type="float" office:value="441382595" calcext:value-type="float">
            <text:p>441382595</text:p>
          </table:table-cell>
          <table:table-cell office:value-type="float" office:value="494855247" calcext:value-type="float">
            <text:p>494855247</text:p>
          </table:table-cell>
          <table:table-cell office:value-type="float" office:value="454467988" calcext:value-type="float">
            <text:p>454467988</text:p>
          </table:table-cell>
          <table:table-cell office:value-type="float" office:value="510946957" calcext:value-type="float">
            <text:p>510946957</text:p>
          </table:table-cell>
          <table:table-cell office:value-type="float" office:value="6475125" calcext:value-type="float">
            <text:p>6475125</text:p>
          </table:table-cell>
          <table:table-cell office:value-type="float" office:value="6956960" calcext:value-type="float">
            <text:p>6956960</text:p>
          </table:table-cell>
        </table:table-row>
        <table:table-row table:style-name="ro1">
          <table:table-cell office:value-type="float" office:value="248189731" calcext:value-type="float">
            <text:p>248189731</text:p>
          </table:table-cell>
          <table:table-cell office:value-type="float" office:value="260372146" calcext:value-type="float">
            <text:p>260372146</text:p>
          </table:table-cell>
          <table:table-cell office:value-type="float" office:value="280766151" calcext:value-type="float">
            <text:p>280766151</text:p>
          </table:table-cell>
          <table:table-cell office:value-type="float" office:value="331189812" calcext:value-type="float">
            <text:p>331189812</text:p>
          </table:table-cell>
          <table:table-cell office:value-type="float" office:value="1110407" calcext:value-type="float">
            <text:p>1110407</text:p>
          </table:table-cell>
          <table:table-cell office:value-type="float" office:value="1234305" calcext:value-type="float">
            <text:p>1234305</text:p>
          </table:table-cell>
          <table:table-cell office:value-type="float" office:value="226107733" calcext:value-type="float">
            <text:p>226107733</text:p>
          </table:table-cell>
          <table:table-cell office:value-type="float" office:value="237897920" calcext:value-type="float">
            <text:p>237897920</text:p>
          </table:table-cell>
          <table:table-cell office:value-type="float" office:value="268068516" calcext:value-type="float">
            <text:p>268068516</text:p>
          </table:table-cell>
          <table:table-cell office:value-type="float" office:value="318939859" calcext:value-type="float">
            <text:p>318939859</text:p>
          </table:table-cell>
          <table:table-cell office:value-type="float" office:value="465353" calcext:value-type="float">
            <text:p>465353</text:p>
          </table:table-cell>
          <table:table-cell office:value-type="float" office:value="563969" calcext:value-type="float">
            <text:p>563969</text:p>
          </table:table-cell>
          <table:table-cell office:value-type="float" office:value="910704148" calcext:value-type="float">
            <text:p>910704148</text:p>
          </table:table-cell>
          <table:table-cell office:value-type="float" office:value="923251623" calcext:value-type="float">
            <text:p>923251623</text:p>
          </table:table-cell>
          <table:table-cell office:value-type="float" office:value="915440713" calcext:value-type="float">
            <text:p>915440713</text:p>
          </table:table-cell>
          <table:table-cell office:value-type="float" office:value="980174434" calcext:value-type="float">
            <text:p>980174434</text:p>
          </table:table-cell>
          <table:table-cell office:value-type="float" office:value="31961537" calcext:value-type="float">
            <text:p>31961537</text:p>
          </table:table-cell>
          <table:table-cell office:value-type="float" office:value="32219600" calcext:value-type="float">
            <text:p>32219600</text:p>
          </table:table-cell>
          <table:table-cell office:value-type="float" office:value="1170163748" calcext:value-type="float">
            <text:p>1170163748</text:p>
          </table:table-cell>
          <table:table-cell office:value-type="float" office:value="1191851073" calcext:value-type="float">
            <text:p>1191851073</text:p>
          </table:table-cell>
          <table:table-cell office:value-type="float" office:value="1039582199" calcext:value-type="float">
            <text:p>1039582199</text:p>
          </table:table-cell>
          <table:table-cell office:value-type="float" office:value="1092914888" calcext:value-type="float">
            <text:p>1092914888</text:p>
          </table:table-cell>
          <table:table-cell office:value-type="float" office:value="31267454" calcext:value-type="float">
            <text:p>31267454</text:p>
          </table:table-cell>
          <table:table-cell office:value-type="float" office:value="31631746" calcext:value-type="float">
            <text:p>31631746</text:p>
          </table:table-cell>
          <table:table-cell office:value-type="float" office:value="460886611" calcext:value-type="float">
            <text:p>460886611</text:p>
          </table:table-cell>
          <table:table-cell office:value-type="float" office:value="504862664" calcext:value-type="float">
            <text:p>504862664</text:p>
          </table:table-cell>
          <table:table-cell office:value-type="float" office:value="440770925" calcext:value-type="float">
            <text:p>440770925</text:p>
          </table:table-cell>
          <table:table-cell office:value-type="float" office:value="493925589" calcext:value-type="float">
            <text:p>493925589</text:p>
          </table:table-cell>
          <table:table-cell office:value-type="float" office:value="9056459" calcext:value-type="float">
            <text:p>9056459</text:p>
          </table:table-cell>
          <table:table-cell office:value-type="float" office:value="9416840" calcext:value-type="float">
            <text:p>9416840</text:p>
          </table:table-cell>
        </table:table-row>
        <table:table-row table:style-name="ro1">
          <table:table-cell office:value-type="float" office:value="251907732" calcext:value-type="float">
            <text:p>251907732</text:p>
          </table:table-cell>
          <table:table-cell office:value-type="float" office:value="263620604" calcext:value-type="float">
            <text:p>263620604</text:p>
          </table:table-cell>
          <table:table-cell office:value-type="float" office:value="281375306" calcext:value-type="float">
            <text:p>281375306</text:p>
          </table:table-cell>
          <table:table-cell office:value-type="float" office:value="332205723" calcext:value-type="float">
            <text:p>332205723</text:p>
          </table:table-cell>
          <table:table-cell office:value-type="float" office:value="1113131" calcext:value-type="float">
            <text:p>1113131</text:p>
          </table:table-cell>
          <table:table-cell office:value-type="float" office:value="1225016" calcext:value-type="float">
            <text:p>1225016</text:p>
          </table:table-cell>
          <table:table-cell office:value-type="float" office:value="231736172" calcext:value-type="float">
            <text:p>231736172</text:p>
          </table:table-cell>
          <table:table-cell office:value-type="float" office:value="243398130" calcext:value-type="float">
            <text:p>243398130</text:p>
          </table:table-cell>
          <table:table-cell office:value-type="float" office:value="263990134" calcext:value-type="float">
            <text:p>263990134</text:p>
          </table:table-cell>
          <table:table-cell office:value-type="float" office:value="314899541" calcext:value-type="float">
            <text:p>314899541</text:p>
          </table:table-cell>
          <table:table-cell office:value-type="float" office:value="504813" calcext:value-type="float">
            <text:p>504813</text:p>
          </table:table-cell>
          <table:table-cell office:value-type="float" office:value="597702" calcext:value-type="float">
            <text:p>597702</text:p>
          </table:table-cell>
          <table:table-cell office:value-type="float" office:value="987271357" calcext:value-type="float">
            <text:p>987271357</text:p>
          </table:table-cell>
          <table:table-cell office:value-type="float" office:value="1014457425" calcext:value-type="float">
            <text:p>1014457425</text:p>
          </table:table-cell>
          <table:table-cell office:value-type="float" office:value="897894488" calcext:value-type="float">
            <text:p>897894488</text:p>
          </table:table-cell>
          <table:table-cell office:value-type="float" office:value="954664486" calcext:value-type="float">
            <text:p>954664486</text:p>
          </table:table-cell>
          <table:table-cell office:value-type="float" office:value="32845168" calcext:value-type="float">
            <text:p>32845168</text:p>
          </table:table-cell>
          <table:table-cell office:value-type="float" office:value="33105397" calcext:value-type="float">
            <text:p>33105397</text:p>
          </table:table-cell>
          <table:table-cell office:value-type="float" office:value="1206646460" calcext:value-type="float">
            <text:p>1206646460</text:p>
          </table:table-cell>
          <table:table-cell office:value-type="float" office:value="1230545798" calcext:value-type="float">
            <text:p>1230545798</text:p>
          </table:table-cell>
          <table:table-cell office:value-type="float" office:value="1003850210" calcext:value-type="float">
            <text:p>1003850210</text:p>
          </table:table-cell>
          <table:table-cell office:value-type="float" office:value="1054285953" calcext:value-type="float">
            <text:p>1054285953</text:p>
          </table:table-cell>
          <table:table-cell office:value-type="float" office:value="31478025" calcext:value-type="float">
            <text:p>31478025</text:p>
          </table:table-cell>
          <table:table-cell office:value-type="float" office:value="31845390" calcext:value-type="float">
            <text:p>31845390</text:p>
          </table:table-cell>
          <table:table-cell office:value-type="float" office:value="436388524" calcext:value-type="float">
            <text:p>436388524</text:p>
          </table:table-cell>
          <table:table-cell office:value-type="float" office:value="643180393" calcext:value-type="float">
            <text:p>643180393</text:p>
          </table:table-cell>
          <table:table-cell office:value-type="float" office:value="438042226" calcext:value-type="float">
            <text:p>438042226</text:p>
          </table:table-cell>
          <table:table-cell office:value-type="float" office:value="626838790" calcext:value-type="float">
            <text:p>626838790</text:p>
          </table:table-cell>
          <table:table-cell office:value-type="float" office:value="6465068" calcext:value-type="float">
            <text:p>6465068</text:p>
          </table:table-cell>
          <table:table-cell office:value-type="float" office:value="19909096" calcext:value-type="float">
            <text:p>19909096</text:p>
          </table:table-cell>
        </table:table-row>
        <table:table-row table:style-name="ro1">
          <table:table-cell office:value-type="float" office:value="248605845" calcext:value-type="float">
            <text:p>248605845</text:p>
          </table:table-cell>
          <table:table-cell office:value-type="float" office:value="260283587" calcext:value-type="float">
            <text:p>260283587</text:p>
          </table:table-cell>
          <table:table-cell office:value-type="float" office:value="280465065" calcext:value-type="float">
            <text:p>280465065</text:p>
          </table:table-cell>
          <table:table-cell office:value-type="float" office:value="331329564" calcext:value-type="float">
            <text:p>331329564</text:p>
          </table:table-cell>
          <table:table-cell office:value-type="float" office:value="1111803" calcext:value-type="float">
            <text:p>1111803</text:p>
          </table:table-cell>
          <table:table-cell office:value-type="float" office:value="1283264" calcext:value-type="float">
            <text:p>1283264</text:p>
          </table:table-cell>
          <table:table-cell office:value-type="float" office:value="226285689" calcext:value-type="float">
            <text:p>226285689</text:p>
          </table:table-cell>
          <table:table-cell office:value-type="float" office:value="239775882" calcext:value-type="float">
            <text:p>239775882</text:p>
          </table:table-cell>
          <table:table-cell office:value-type="float" office:value="265536421" calcext:value-type="float">
            <text:p>265536421</text:p>
          </table:table-cell>
          <table:table-cell office:value-type="float" office:value="316849999" calcext:value-type="float">
            <text:p>316849999</text:p>
          </table:table-cell>
          <table:table-cell office:value-type="float" office:value="466051" calcext:value-type="float">
            <text:p>466051</text:p>
          </table:table-cell>
          <table:table-cell office:value-type="float" office:value="582826" calcext:value-type="float">
            <text:p>582826</text:p>
          </table:table-cell>
          <table:table-cell office:value-type="float" office:value="1090778443" calcext:value-type="float">
            <text:p>1090778443</text:p>
          </table:table-cell>
          <table:table-cell office:value-type="float" office:value="1104486890" calcext:value-type="float">
            <text:p>1104486890</text:p>
          </table:table-cell>
          <table:table-cell office:value-type="float" office:value="868828292" calcext:value-type="float">
            <text:p>868828292</text:p>
          </table:table-cell>
          <table:table-cell office:value-type="float" office:value="935064368" calcext:value-type="float">
            <text:p>935064368</text:p>
          </table:table-cell>
          <table:table-cell office:value-type="float" office:value="32896153" calcext:value-type="float">
            <text:p>32896153</text:p>
          </table:table-cell>
          <table:table-cell office:value-type="float" office:value="33153308" calcext:value-type="float">
            <text:p>33153308</text:p>
          </table:table-cell>
          <table:table-cell office:value-type="float" office:value="967524711" calcext:value-type="float">
            <text:p>967524711</text:p>
          </table:table-cell>
          <table:table-cell office:value-type="float" office:value="981179800" calcext:value-type="float">
            <text:p>981179800</text:p>
          </table:table-cell>
          <table:table-cell office:value-type="float" office:value="965332813" calcext:value-type="float">
            <text:p>965332813</text:p>
          </table:table-cell>
          <table:table-cell office:value-type="float" office:value="1014000873" calcext:value-type="float">
            <text:p>1014000873</text:p>
          </table:table-cell>
          <table:table-cell office:value-type="float" office:value="32952165" calcext:value-type="float">
            <text:p>32952165</text:p>
          </table:table-cell>
          <table:table-cell office:value-type="float" office:value="33359829" calcext:value-type="float">
            <text:p>33359829</text:p>
          </table:table-cell>
          <table:table-cell office:value-type="float" office:value="472027413" calcext:value-type="float">
            <text:p>472027413</text:p>
          </table:table-cell>
          <table:table-cell office:value-type="float" office:value="551017835" calcext:value-type="float">
            <text:p>551017835</text:p>
          </table:table-cell>
          <table:table-cell office:value-type="float" office:value="443472386" calcext:value-type="float">
            <text:p>443472386</text:p>
          </table:table-cell>
          <table:table-cell office:value-type="float" office:value="500300632" calcext:value-type="float">
            <text:p>500300632</text:p>
          </table:table-cell>
          <table:table-cell office:value-type="float" office:value="6420160" calcext:value-type="float">
            <text:p>6420160</text:p>
          </table:table-cell>
          <table:table-cell office:value-type="float" office:value="6888865" calcext:value-type="float">
            <text:p>6888865</text:p>
          </table:table-cell>
        </table:table-row>
        <table:table-row table:style-name="ro1">
          <table:table-cell office:value-type="float" office:value="248746297" calcext:value-type="float">
            <text:p>248746297</text:p>
          </table:table-cell>
          <table:table-cell office:value-type="float" office:value="260685385" calcext:value-type="float">
            <text:p>260685385</text:p>
          </table:table-cell>
          <table:table-cell office:value-type="float" office:value="288205295" calcext:value-type="float">
            <text:p>288205295</text:p>
          </table:table-cell>
          <table:table-cell office:value-type="float" office:value="339140403" calcext:value-type="float">
            <text:p>339140403</text:p>
          </table:table-cell>
          <table:table-cell office:value-type="float" office:value="1111943" calcext:value-type="float">
            <text:p>1111943</text:p>
          </table:table-cell>
          <table:table-cell office:value-type="float" office:value="1236260" calcext:value-type="float">
            <text:p>1236260</text:p>
          </table:table-cell>
          <table:table-cell office:value-type="float" office:value="227199562" calcext:value-type="float">
            <text:p>227199562</text:p>
          </table:table-cell>
          <table:table-cell office:value-type="float" office:value="239411101" calcext:value-type="float">
            <text:p>239411101</text:p>
          </table:table-cell>
          <table:table-cell office:value-type="float" office:value="264070871" calcext:value-type="float">
            <text:p>264070871</text:p>
          </table:table-cell>
          <table:table-cell office:value-type="float" office:value="315085599" calcext:value-type="float">
            <text:p>315085599</text:p>
          </table:table-cell>
          <table:table-cell office:value-type="float" office:value="467518" calcext:value-type="float">
            <text:p>467518</text:p>
          </table:table-cell>
          <table:table-cell office:value-type="float" office:value="567601" calcext:value-type="float">
            <text:p>567601</text:p>
          </table:table-cell>
          <table:table-cell office:value-type="float" office:value="1186936482" calcext:value-type="float">
            <text:p>1186936482</text:p>
          </table:table-cell>
          <table:table-cell office:value-type="float" office:value="1205805012" calcext:value-type="float">
            <text:p>1205805012</text:p>
          </table:table-cell>
          <table:table-cell office:value-type="float" office:value="938985817" calcext:value-type="float">
            <text:p>938985817</text:p>
          </table:table-cell>
          <table:table-cell office:value-type="float" office:value="1007130865" calcext:value-type="float">
            <text:p>1007130865</text:p>
          </table:table-cell>
          <table:table-cell office:value-type="float" office:value="30395206" calcext:value-type="float">
            <text:p>30395206</text:p>
          </table:table-cell>
          <table:table-cell office:value-type="float" office:value="30641187" calcext:value-type="float">
            <text:p>30641187</text:p>
          </table:table-cell>
          <table:table-cell office:value-type="float" office:value="1116387426" calcext:value-type="float">
            <text:p>1116387426</text:p>
          </table:table-cell>
          <table:table-cell office:value-type="float" office:value="1129551181" calcext:value-type="float">
            <text:p>1129551181</text:p>
          </table:table-cell>
          <table:table-cell office:value-type="float" office:value="1041082599" calcext:value-type="float">
            <text:p>1041082599</text:p>
          </table:table-cell>
          <table:table-cell office:value-type="float" office:value="1082831064" calcext:value-type="float">
            <text:p>1082831064</text:p>
          </table:table-cell>
          <table:table-cell office:value-type="float" office:value="31799784" calcext:value-type="float">
            <text:p>31799784</text:p>
          </table:table-cell>
          <table:table-cell office:value-type="float" office:value="32163517" calcext:value-type="float">
            <text:p>32163517</text:p>
          </table:table-cell>
          <table:table-cell office:value-type="float" office:value="461399386" calcext:value-type="float">
            <text:p>461399386</text:p>
          </table:table-cell>
          <table:table-cell office:value-type="float" office:value="532071292" calcext:value-type="float">
            <text:p>532071292</text:p>
          </table:table-cell>
          <table:table-cell office:value-type="float" office:value="435727895" calcext:value-type="float">
            <text:p>435727895</text:p>
          </table:table-cell>
          <table:table-cell office:value-type="float" office:value="488489353" calcext:value-type="float">
            <text:p>488489353</text:p>
          </table:table-cell>
          <table:table-cell office:value-type="float" office:value="6430007" calcext:value-type="float">
            <text:p>6430007</text:p>
          </table:table-cell>
          <table:table-cell office:value-type="float" office:value="6651474" calcext:value-type="float">
            <text:p>6651474</text:p>
          </table:table-cell>
        </table:table-row>
        <table:table-row table:style-name="ro1">
          <table:table-cell office:value-type="float" office:value="249878633" calcext:value-type="float">
            <text:p>249878633</text:p>
          </table:table-cell>
          <table:table-cell office:value-type="float" office:value="261860743" calcext:value-type="float">
            <text:p>261860743</text:p>
          </table:table-cell>
          <table:table-cell office:value-type="float" office:value="287197764" calcext:value-type="float">
            <text:p>287197764</text:p>
          </table:table-cell>
          <table:table-cell office:value-type="float" office:value="342843877" calcext:value-type="float">
            <text:p>342843877</text:p>
          </table:table-cell>
          <table:table-cell office:value-type="float" office:value="1119067" calcext:value-type="float">
            <text:p>1119067</text:p>
          </table:table-cell>
          <table:table-cell office:value-type="float" office:value="1230743" calcext:value-type="float">
            <text:p>1230743</text:p>
          </table:table-cell>
          <table:table-cell office:value-type="float" office:value="225855816" calcext:value-type="float">
            <text:p>225855816</text:p>
          </table:table-cell>
          <table:table-cell office:value-type="float" office:value="237699641" calcext:value-type="float">
            <text:p>237699641</text:p>
          </table:table-cell>
          <table:table-cell office:value-type="float" office:value="267882459" calcext:value-type="float">
            <text:p>267882459</text:p>
          </table:table-cell>
          <table:table-cell office:value-type="float" office:value="318711339" calcext:value-type="float">
            <text:p>318711339</text:p>
          </table:table-cell>
          <table:table-cell office:value-type="float" office:value="464096" calcext:value-type="float">
            <text:p>464096</text:p>
          </table:table-cell>
          <table:table-cell office:value-type="float" office:value="560267" calcext:value-type="float">
            <text:p>560267</text:p>
          </table:table-cell>
          <table:table-cell office:value-type="float" office:value="1096119905" calcext:value-type="float">
            <text:p>1096119905</text:p>
          </table:table-cell>
          <table:table-cell office:value-type="float" office:value="1121141174" calcext:value-type="float">
            <text:p>1121141174</text:p>
          </table:table-cell>
          <table:table-cell office:value-type="float" office:value="911298148" calcext:value-type="float">
            <text:p>911298148</text:p>
          </table:table-cell>
          <table:table-cell office:value-type="float" office:value="983645476" calcext:value-type="float">
            <text:p>983645476</text:p>
          </table:table-cell>
          <table:table-cell office:value-type="float" office:value="35127023" calcext:value-type="float">
            <text:p>35127023</text:p>
          </table:table-cell>
          <table:table-cell office:value-type="float" office:value="35387600" calcext:value-type="float">
            <text:p>35387600</text:p>
          </table:table-cell>
          <table:table-cell office:value-type="float" office:value="1116426048" calcext:value-type="float">
            <text:p>1116426048</text:p>
          </table:table-cell>
          <table:table-cell office:value-type="float" office:value="1133632286" calcext:value-type="float">
            <text:p>1133632286</text:p>
          </table:table-cell>
          <table:table-cell office:value-type="float" office:value="1012681710" calcext:value-type="float">
            <text:p>1012681710</text:p>
          </table:table-cell>
          <table:table-cell office:value-type="float" office:value="1079309946" calcext:value-type="float">
            <text:p>1079309946</text:p>
          </table:table-cell>
          <table:table-cell office:value-type="float" office:value="31426762" calcext:value-type="float">
            <text:p>31426762</text:p>
          </table:table-cell>
          <table:table-cell office:value-type="float" office:value="31791124" calcext:value-type="float">
            <text:p>31791124</text:p>
          </table:table-cell>
          <table:table-cell office:value-type="float" office:value="453321125" calcext:value-type="float">
            <text:p>453321125</text:p>
          </table:table-cell>
          <table:table-cell office:value-type="float" office:value="661424054" calcext:value-type="float">
            <text:p>661424054</text:p>
          </table:table-cell>
          <table:table-cell office:value-type="float" office:value="430758409" calcext:value-type="float">
            <text:p>430758409</text:p>
          </table:table-cell>
          <table:table-cell office:value-type="float" office:value="613132229" calcext:value-type="float">
            <text:p>613132229</text:p>
          </table:table-cell>
          <table:table-cell office:value-type="float" office:value="6451518" calcext:value-type="float">
            <text:p>6451518</text:p>
          </table:table-cell>
          <table:table-cell office:value-type="float" office:value="19920410" calcext:value-type="float">
            <text:p>19920410</text:p>
          </table:table-cell>
        </table:table-row>
        <table:table-row table:style-name="ro1">
          <table:table-cell office:value-type="float" office:value="250818767" calcext:value-type="float">
            <text:p>250818767</text:p>
          </table:table-cell>
          <table:table-cell office:value-type="float" office:value="262482820" calcext:value-type="float">
            <text:p>262482820</text:p>
          </table:table-cell>
          <table:table-cell office:value-type="float" office:value="280817554" calcext:value-type="float">
            <text:p>280817554</text:p>
          </table:table-cell>
          <table:table-cell office:value-type="float" office:value="331166065" calcext:value-type="float">
            <text:p>331166065</text:p>
          </table:table-cell>
          <table:table-cell office:value-type="float" office:value="1122140" calcext:value-type="float">
            <text:p>1122140</text:p>
          </table:table-cell>
          <table:table-cell office:value-type="float" office:value="1297022" calcext:value-type="float">
            <text:p>1297022</text:p>
          </table:table-cell>
          <table:table-cell office:value-type="float" office:value="226494235" calcext:value-type="float">
            <text:p>226494235</text:p>
          </table:table-cell>
          <table:table-cell office:value-type="float" office:value="238635863" calcext:value-type="float">
            <text:p>238635863</text:p>
          </table:table-cell>
          <table:table-cell office:value-type="float" office:value="268184173" calcext:value-type="float">
            <text:p>268184173</text:p>
          </table:table-cell>
          <table:table-cell office:value-type="float" office:value="319429307" calcext:value-type="float">
            <text:p>319429307</text:p>
          </table:table-cell>
          <table:table-cell office:value-type="float" office:value="466120" calcext:value-type="float">
            <text:p>466120</text:p>
          </table:table-cell>
          <table:table-cell office:value-type="float" office:value="582127" calcext:value-type="float">
            <text:p>582127</text:p>
          </table:table-cell>
          <table:table-cell office:value-type="float" office:value="1174653145" calcext:value-type="float">
            <text:p>1174653145</text:p>
          </table:table-cell>
          <table:table-cell office:value-type="float" office:value="1188083065" calcext:value-type="float">
            <text:p>1188083065</text:p>
          </table:table-cell>
          <table:table-cell office:value-type="float" office:value="918165292" calcext:value-type="float">
            <text:p>918165292</text:p>
          </table:table-cell>
          <table:table-cell office:value-type="float" office:value="960810170" calcext:value-type="float">
            <text:p>960810170</text:p>
          </table:table-cell>
          <table:table-cell office:value-type="float" office:value="33136825" calcext:value-type="float">
            <text:p>33136825</text:p>
          </table:table-cell>
          <table:table-cell office:value-type="float" office:value="33394819" calcext:value-type="float">
            <text:p>33394819</text:p>
          </table:table-cell>
          <table:table-cell office:value-type="float" office:value="1152589026" calcext:value-type="float">
            <text:p>1152589026</text:p>
          </table:table-cell>
          <table:table-cell office:value-type="float" office:value="1166853620" calcext:value-type="float">
            <text:p>1166853620</text:p>
          </table:table-cell>
          <table:table-cell office:value-type="float" office:value="1030996680" calcext:value-type="float">
            <text:p>1030996680</text:p>
          </table:table-cell>
          <table:table-cell office:value-type="float" office:value="1073433920" calcext:value-type="float">
            <text:p>1073433920</text:p>
          </table:table-cell>
          <table:table-cell office:value-type="float" office:value="35173048" calcext:value-type="float">
            <text:p>35173048</text:p>
          </table:table-cell>
          <table:table-cell office:value-type="float" office:value="35587277" calcext:value-type="float">
            <text:p>35587277</text:p>
          </table:table-cell>
          <table:table-cell office:value-type="float" office:value="462337285" calcext:value-type="float">
            <text:p>462337285</text:p>
          </table:table-cell>
          <table:table-cell office:value-type="float" office:value="513651073" calcext:value-type="float">
            <text:p>513651073</text:p>
          </table:table-cell>
          <table:table-cell office:value-type="float" office:value="434623914" calcext:value-type="float">
            <text:p>434623914</text:p>
          </table:table-cell>
          <table:table-cell office:value-type="float" office:value="492096307" calcext:value-type="float">
            <text:p>492096307</text:p>
          </table:table-cell>
          <table:table-cell office:value-type="float" office:value="9077341" calcext:value-type="float">
            <text:p>9077341</text:p>
          </table:table-cell>
          <table:table-cell office:value-type="float" office:value="9549189" calcext:value-type="float">
            <text:p>9549189</text:p>
          </table:table-cell>
        </table:table-row>
        <table:table-row table:style-name="ro1">
          <table:table-cell office:value-type="float" office:value="248695731" calcext:value-type="float">
            <text:p>248695731</text:p>
          </table:table-cell>
          <table:table-cell office:value-type="float" office:value="260588375" calcext:value-type="float">
            <text:p>260588375</text:p>
          </table:table-cell>
          <table:table-cell office:value-type="float" office:value="285213224" calcext:value-type="float">
            <text:p>285213224</text:p>
          </table:table-cell>
          <table:table-cell office:value-type="float" office:value="335592047" calcext:value-type="float">
            <text:p>335592047</text:p>
          </table:table-cell>
          <table:table-cell office:value-type="float" office:value="1112432" calcext:value-type="float">
            <text:p>1112432</text:p>
          </table:table-cell>
          <table:table-cell office:value-type="float" office:value="1235772" calcext:value-type="float">
            <text:p>1235772</text:p>
          </table:table-cell>
          <table:table-cell office:value-type="float" office:value="226114648" calcext:value-type="float">
            <text:p>226114648</text:p>
          </table:table-cell>
          <table:table-cell office:value-type="float" office:value="238096967" calcext:value-type="float">
            <text:p>238096967</text:p>
          </table:table-cell>
          <table:table-cell office:value-type="float" office:value="263499570" calcext:value-type="float">
            <text:p>263499570</text:p>
          </table:table-cell>
          <table:table-cell office:value-type="float" office:value="314410094" calcext:value-type="float">
            <text:p>314410094</text:p>
          </table:table-cell>
          <table:table-cell office:value-type="float" office:value="462978" calcext:value-type="float">
            <text:p>462978</text:p>
          </table:table-cell>
          <table:table-cell office:value-type="float" office:value="565156" calcext:value-type="float">
            <text:p>565156</text:p>
          </table:table-cell>
          <table:table-cell office:value-type="float" office:value="1082428848" calcext:value-type="float">
            <text:p>1082428848</text:p>
          </table:table-cell>
          <table:table-cell office:value-type="float" office:value="1116158277" calcext:value-type="float">
            <text:p>1116158277</text:p>
          </table:table-cell>
          <table:table-cell office:value-type="float" office:value="896437599" calcext:value-type="float">
            <text:p>896437599</text:p>
          </table:table-cell>
          <table:table-cell office:value-type="float" office:value="976620072" calcext:value-type="float">
            <text:p>976620072</text:p>
          </table:table-cell>
          <table:table-cell office:value-type="float" office:value="30586571" calcext:value-type="float">
            <text:p>30586571</text:p>
          </table:table-cell>
          <table:table-cell office:value-type="float" office:value="30831505" calcext:value-type="float">
            <text:p>30831505</text:p>
          </table:table-cell>
          <table:table-cell office:value-type="float" office:value="1280358348" calcext:value-type="float">
            <text:p>1280358348</text:p>
          </table:table-cell>
          <table:table-cell office:value-type="float" office:value="1305389324" calcext:value-type="float">
            <text:p>1305389324</text:p>
          </table:table-cell>
          <table:table-cell office:value-type="float" office:value="1011151558" calcext:value-type="float">
            <text:p>1011151558</text:p>
          </table:table-cell>
          <table:table-cell office:value-type="float" office:value="1066737397" calcext:value-type="float">
            <text:p>1066737397</text:p>
          </table:table-cell>
          <table:table-cell office:value-type="float" office:value="32747321" calcext:value-type="float">
            <text:p>32747321</text:p>
          </table:table-cell>
          <table:table-cell office:value-type="float" office:value="33111054" calcext:value-type="float">
            <text:p>33111054</text:p>
          </table:table-cell>
          <table:table-cell office:value-type="float" office:value="460427195" calcext:value-type="float">
            <text:p>460427195</text:p>
          </table:table-cell>
          <table:table-cell office:value-type="float" office:value="538121083" calcext:value-type="float">
            <text:p>538121083</text:p>
          </table:table-cell>
          <table:table-cell office:value-type="float" office:value="455445277" calcext:value-type="float">
            <text:p>455445277</text:p>
          </table:table-cell>
          <table:table-cell office:value-type="float" office:value="509002786" calcext:value-type="float">
            <text:p>509002786</text:p>
          </table:table-cell>
          <table:table-cell office:value-type="float" office:value="6462973" calcext:value-type="float">
            <text:p>6462973</text:p>
          </table:table-cell>
          <table:table-cell office:value-type="float" office:value="6684440" calcext:value-type="float">
            <text:p>6684440</text:p>
          </table:table-cell>
        </table:table-row>
        <table:table-row table:style-name="ro1">
          <table:table-cell office:value-type="float" office:value="249232741" calcext:value-type="float">
            <text:p>249232741</text:p>
          </table:table-cell>
          <table:table-cell office:value-type="float" office:value="261097239" calcext:value-type="float">
            <text:p>261097239</text:p>
          </table:table-cell>
          <table:table-cell office:value-type="float" office:value="281973497" calcext:value-type="float">
            <text:p>281973497</text:p>
          </table:table-cell>
          <table:table-cell office:value-type="float" office:value="332176808" calcext:value-type="float">
            <text:p>332176808</text:p>
          </table:table-cell>
          <table:table-cell office:value-type="float" office:value="1113759" calcext:value-type="float">
            <text:p>1113759</text:p>
          </table:table-cell>
          <table:table-cell office:value-type="float" office:value="1223899" calcext:value-type="float">
            <text:p>1223899</text:p>
          </table:table-cell>
          <table:table-cell office:value-type="float" office:value="226399670" calcext:value-type="float">
            <text:p>226399670</text:p>
          </table:table-cell>
          <table:table-cell office:value-type="float" office:value="238092428" calcext:value-type="float">
            <text:p>238092428</text:p>
          </table:table-cell>
          <table:table-cell office:value-type="float" office:value="263403957" calcext:value-type="float">
            <text:p>263403957</text:p>
          </table:table-cell>
          <table:table-cell office:value-type="float" office:value="314647344" calcext:value-type="float">
            <text:p>314647344</text:p>
          </table:table-cell>
          <table:table-cell office:value-type="float" office:value="464794" calcext:value-type="float">
            <text:p>464794</text:p>
          </table:table-cell>
          <table:table-cell office:value-type="float" office:value="558451" calcext:value-type="float">
            <text:p>558451</text:p>
          </table:table-cell>
          <table:table-cell office:value-type="float" office:value="1097134140" calcext:value-type="float">
            <text:p>1097134140</text:p>
          </table:table-cell>
          <table:table-cell office:value-type="float" office:value="1125032520" calcext:value-type="float">
            <text:p>1125032520</text:p>
          </table:table-cell>
          <table:table-cell office:value-type="float" office:value="915924504" calcext:value-type="float">
            <text:p>915924504</text:p>
          </table:table-cell>
          <table:table-cell office:value-type="float" office:value="979822923" calcext:value-type="float">
            <text:p>979822923</text:p>
          </table:table-cell>
          <table:table-cell office:value-type="float" office:value="34256870" calcext:value-type="float">
            <text:p>34256870</text:p>
          </table:table-cell>
          <table:table-cell office:value-type="float" office:value="34520451" calcext:value-type="float">
            <text:p>34520451</text:p>
          </table:table-cell>
          <table:table-cell office:value-type="float" office:value="1307910873" calcext:value-type="float">
            <text:p>1307910873</text:p>
          </table:table-cell>
          <table:table-cell office:value-type="float" office:value="1340904315" calcext:value-type="float">
            <text:p>1340904315</text:p>
          </table:table-cell>
          <table:table-cell office:value-type="float" office:value="1056886843" calcext:value-type="float">
            <text:p>1056886843</text:p>
          </table:table-cell>
          <table:table-cell office:value-type="float" office:value="1102600058" calcext:value-type="float">
            <text:p>1102600058</text:p>
          </table:table-cell>
          <table:table-cell office:value-type="float" office:value="34305619" calcext:value-type="float">
            <text:p>34305619</text:p>
          </table:table-cell>
          <table:table-cell office:value-type="float" office:value="34668235" calcext:value-type="float">
            <text:p>34668235</text:p>
          </table:table-cell>
          <table:table-cell office:value-type="float" office:value="472124773" calcext:value-type="float">
            <text:p>472124773</text:p>
          </table:table-cell>
          <table:table-cell office:value-type="float" office:value="740243575" calcext:value-type="float">
            <text:p>740243575</text:p>
          </table:table-cell>
          <table:table-cell office:value-type="float" office:value="441434976" calcext:value-type="float">
            <text:p>441434976</text:p>
          </table:table-cell>
          <table:table-cell office:value-type="float" office:value="623299932" calcext:value-type="float">
            <text:p>623299932</text:p>
          </table:table-cell>
          <table:table-cell office:value-type="float" office:value="6447119" calcext:value-type="float">
            <text:p>6447119</text:p>
          </table:table-cell>
          <table:table-cell office:value-type="float" office:value="20020773" calcext:value-type="float">
            <text:p>20020773</text:p>
          </table:table-cell>
        </table:table-row>
        <table:table-row table:style-name="ro1">
          <table:table-cell office:value-type="float" office:value="247705451" calcext:value-type="float">
            <text:p>247705451</text:p>
          </table:table-cell>
          <table:table-cell office:value-type="float" office:value="259655016" calcext:value-type="float">
            <text:p>259655016</text:p>
          </table:table-cell>
          <table:table-cell office:value-type="float" office:value="283111282" calcext:value-type="float">
            <text:p>283111282</text:p>
          </table:table-cell>
          <table:table-cell office:value-type="float" office:value="333496949" calcext:value-type="float">
            <text:p>333496949</text:p>
          </table:table-cell>
          <table:table-cell office:value-type="float" office:value="1420851" calcext:value-type="float">
            <text:p>1420851</text:p>
          </table:table-cell>
          <table:table-cell office:value-type="float" office:value="1659010" calcext:value-type="float">
            <text:p>1659010</text:p>
          </table:table-cell>
          <table:table-cell office:value-type="float" office:value="226563308" calcext:value-type="float">
            <text:p>226563308</text:p>
          </table:table-cell>
          <table:table-cell office:value-type="float" office:value="238885336" calcext:value-type="float">
            <text:p>238885336</text:p>
          </table:table-cell>
          <table:table-cell office:value-type="float" office:value="263769017" calcext:value-type="float">
            <text:p>263769017</text:p>
          </table:table-cell>
          <table:table-cell office:value-type="float" office:value="314946615" calcext:value-type="float">
            <text:p>314946615</text:p>
          </table:table-cell>
          <table:table-cell office:value-type="float" office:value="463467" calcext:value-type="float">
            <text:p>463467</text:p>
          </table:table-cell>
          <table:table-cell office:value-type="float" office:value="579752" calcext:value-type="float">
            <text:p>579752</text:p>
          </table:table-cell>
          <table:table-cell office:value-type="float" office:value="1077700873" calcext:value-type="float">
            <text:p>1077700873</text:p>
          </table:table-cell>
          <table:table-cell office:value-type="float" office:value="1091303580" calcext:value-type="float">
            <text:p>1091303580</text:p>
          </table:table-cell>
          <table:table-cell office:value-type="float" office:value="876559302" calcext:value-type="float">
            <text:p>876559302</text:p>
          </table:table-cell>
          <table:table-cell office:value-type="float" office:value="919922778" calcext:value-type="float">
            <text:p>919922778</text:p>
          </table:table-cell>
          <table:table-cell office:value-type="float" office:value="31578318" calcext:value-type="float">
            <text:p>31578318</text:p>
          </table:table-cell>
          <table:table-cell office:value-type="float" office:value="31878565" calcext:value-type="float">
            <text:p>31878565</text:p>
          </table:table-cell>
          <table:table-cell office:value-type="float" office:value="1083657287" calcext:value-type="float">
            <text:p>1083657287</text:p>
          </table:table-cell>
          <table:table-cell office:value-type="float" office:value="1097714870" calcext:value-type="float">
            <text:p>1097714870</text:p>
          </table:table-cell>
          <table:table-cell office:value-type="float" office:value="1080819146" calcext:value-type="float">
            <text:p>1080819146</text:p>
          </table:table-cell>
          <table:table-cell office:value-type="float" office:value="1124555364" calcext:value-type="float">
            <text:p>1124555364</text:p>
          </table:table-cell>
          <table:table-cell office:value-type="float" office:value="31572520" calcext:value-type="float">
            <text:p>31572520</text:p>
          </table:table-cell>
          <table:table-cell office:value-type="float" office:value="32013428" calcext:value-type="float">
            <text:p>32013428</text:p>
          </table:table-cell>
          <table:table-cell office:value-type="float" office:value="451119657" calcext:value-type="float">
            <text:p>451119657</text:p>
          </table:table-cell>
          <table:table-cell office:value-type="float" office:value="496731323" calcext:value-type="float">
            <text:p>496731323</text:p>
          </table:table-cell>
          <table:table-cell office:value-type="float" office:value="449396114" calcext:value-type="float">
            <text:p>449396114</text:p>
          </table:table-cell>
          <table:table-cell office:value-type="float" office:value="507575509" calcext:value-type="float">
            <text:p>507575509</text:p>
          </table:table-cell>
          <table:table-cell office:value-type="float" office:value="6442858" calcext:value-type="float">
            <text:p>6442858</text:p>
          </table:table-cell>
          <table:table-cell office:value-type="float" office:value="6921201" calcext:value-type="float">
            <text:p>6921201</text:p>
          </table:table-cell>
        </table:table-row>
        <table:table-row table:style-name="ro1">
          <table:table-cell office:value-type="float" office:value="249652976" calcext:value-type="float">
            <text:p>249652976</text:p>
          </table:table-cell>
          <table:table-cell office:value-type="float" office:value="261572159" calcext:value-type="float">
            <text:p>261572159</text:p>
          </table:table-cell>
          <table:table-cell office:value-type="float" office:value="282834500" calcext:value-type="float">
            <text:p>282834500</text:p>
          </table:table-cell>
          <table:table-cell office:value-type="float" office:value="333502675" calcext:value-type="float">
            <text:p>333502675</text:p>
          </table:table-cell>
          <table:table-cell office:value-type="float" office:value="1115155" calcext:value-type="float">
            <text:p>1115155</text:p>
          </table:table-cell>
          <table:table-cell office:value-type="float" office:value="1237587" calcext:value-type="float">
            <text:p>1237587</text:p>
          </table:table-cell>
          <table:table-cell office:value-type="float" office:value="226711232" calcext:value-type="float">
            <text:p>226711232</text:p>
          </table:table-cell>
          <table:table-cell office:value-type="float" office:value="238535292" calcext:value-type="float">
            <text:p>238535292</text:p>
          </table:table-cell>
          <table:table-cell office:value-type="float" office:value="263597906" calcext:value-type="float">
            <text:p>263597906</text:p>
          </table:table-cell>
          <table:table-cell office:value-type="float" office:value="314626951" calcext:value-type="float">
            <text:p>314626951</text:p>
          </table:table-cell>
          <table:table-cell office:value-type="float" office:value="466820" calcext:value-type="float">
            <text:p>466820</text:p>
          </table:table-cell>
          <table:table-cell office:value-type="float" office:value="592394" calcext:value-type="float">
            <text:p>592394</text:p>
          </table:table-cell>
          <table:table-cell office:value-type="float" office:value="958540468" calcext:value-type="float">
            <text:p>958540468</text:p>
          </table:table-cell>
          <table:table-cell office:value-type="float" office:value="970965721" calcext:value-type="float">
            <text:p>970965721</text:p>
          </table:table-cell>
          <table:table-cell office:value-type="float" office:value="931793352" calcext:value-type="float">
            <text:p>931793352</text:p>
          </table:table-cell>
          <table:table-cell office:value-type="float" office:value="995708463" calcext:value-type="float">
            <text:p>995708463</text:p>
          </table:table-cell>
          <table:table-cell office:value-type="float" office:value="33139270" calcext:value-type="float">
            <text:p>33139270</text:p>
          </table:table-cell>
          <table:table-cell office:value-type="float" office:value="33382178" calcext:value-type="float">
            <text:p>33382178</text:p>
          </table:table-cell>
          <table:table-cell office:value-type="float" office:value="1236344650" calcext:value-type="float">
            <text:p>1236344650</text:p>
          </table:table-cell>
          <table:table-cell office:value-type="float" office:value="1249507427" calcext:value-type="float">
            <text:p>1249507427</text:p>
          </table:table-cell>
          <table:table-cell office:value-type="float" office:value="1069247702" calcext:value-type="float">
            <text:p>1069247702</text:p>
          </table:table-cell>
          <table:table-cell office:value-type="float" office:value="1134415347" calcext:value-type="float">
            <text:p>1134415347</text:p>
          </table:table-cell>
          <table:table-cell office:value-type="float" office:value="33287682" calcext:value-type="float">
            <text:p>33287682</text:p>
          </table:table-cell>
          <table:table-cell office:value-type="float" office:value="33652673" calcext:value-type="float">
            <text:p>33652673</text:p>
          </table:table-cell>
          <table:table-cell office:value-type="float" office:value="443005915" calcext:value-type="float">
            <text:p>443005915</text:p>
          </table:table-cell>
          <table:table-cell office:value-type="float" office:value="490351112" calcext:value-type="float">
            <text:p>490351112</text:p>
          </table:table-cell>
          <table:table-cell office:value-type="float" office:value="446899567" calcext:value-type="float">
            <text:p>446899567</text:p>
          </table:table-cell>
          <table:table-cell office:value-type="float" office:value="501409153" calcext:value-type="float">
            <text:p>501409153</text:p>
          </table:table-cell>
          <table:table-cell office:value-type="float" office:value="6432802" calcext:value-type="float">
            <text:p>6432802</text:p>
          </table:table-cell>
          <table:table-cell office:value-type="float" office:value="6672427" calcext:value-type="float">
            <text:p>6672427</text:p>
          </table:table-cell>
        </table:table-row>
        <table:table-row table:style-name="ro1">
          <table:table-cell office:value-type="float" office:value="247974760" calcext:value-type="float">
            <text:p>247974760</text:p>
          </table:table-cell>
          <table:table-cell office:value-type="float" office:value="259757963" calcext:value-type="float">
            <text:p>259757963</text:p>
          </table:table-cell>
          <table:table-cell office:value-type="float" office:value="281928798" calcext:value-type="float">
            <text:p>281928798</text:p>
          </table:table-cell>
          <table:table-cell office:value-type="float" office:value="332442275" calcext:value-type="float">
            <text:p>332442275</text:p>
          </table:table-cell>
          <table:table-cell office:value-type="float" office:value="1114038" calcext:value-type="float">
            <text:p>1114038</text:p>
          </table:table-cell>
          <table:table-cell office:value-type="float" office:value="1226133" calcext:value-type="float">
            <text:p>1226133</text:p>
          </table:table-cell>
          <table:table-cell office:value-type="float" office:value="226532578" calcext:value-type="float">
            <text:p>226532578</text:p>
          </table:table-cell>
          <table:table-cell office:value-type="float" office:value="238380942" calcext:value-type="float">
            <text:p>238380942</text:p>
          </table:table-cell>
          <table:table-cell office:value-type="float" office:value="263497125" calcext:value-type="float">
            <text:p>263497125</text:p>
          </table:table-cell>
          <table:table-cell office:value-type="float" office:value="314487547" calcext:value-type="float">
            <text:p>314487547</text:p>
          </table:table-cell>
          <table:table-cell office:value-type="float" office:value="467518" calcext:value-type="float">
            <text:p>467518</text:p>
          </table:table-cell>
          <table:table-cell office:value-type="float" office:value="590928" calcext:value-type="float">
            <text:p>590928</text:p>
          </table:table-cell>
          <table:table-cell office:value-type="float" office:value="1146068295" calcext:value-type="float">
            <text:p>1146068295</text:p>
          </table:table-cell>
          <table:table-cell office:value-type="float" office:value="1165499468" calcext:value-type="float">
            <text:p>1165499468</text:p>
          </table:table-cell>
          <table:table-cell office:value-type="float" office:value="933496432" calcext:value-type="float">
            <text:p>933496432</text:p>
          </table:table-cell>
          <table:table-cell office:value-type="float" office:value="1002129671" calcext:value-type="float">
            <text:p>1002129671</text:p>
          </table:table-cell>
          <table:table-cell office:value-type="float" office:value="30423422" calcext:value-type="float">
            <text:p>30423422</text:p>
          </table:table-cell>
          <table:table-cell office:value-type="float" office:value="30683999" calcext:value-type="float">
            <text:p>30683999</text:p>
          </table:table-cell>
          <table:table-cell office:value-type="float" office:value="893679916" calcext:value-type="float">
            <text:p>893679916</text:p>
          </table:table-cell>
          <table:table-cell office:value-type="float" office:value="914258650" calcext:value-type="float">
            <text:p>914258650</text:p>
          </table:table-cell>
          <table:table-cell office:value-type="float" office:value="1034161816" calcext:value-type="float">
            <text:p>1034161816</text:p>
          </table:table-cell>
          <table:table-cell office:value-type="float" office:value="1120613871" calcext:value-type="float">
            <text:p>1120613871</text:p>
          </table:table-cell>
          <table:table-cell office:value-type="float" office:value="32739359" calcext:value-type="float">
            <text:p>32739359</text:p>
          </table:table-cell>
          <table:table-cell office:value-type="float" office:value="33106375" calcext:value-type="float">
            <text:p>33106375</text:p>
          </table:table-cell>
          <table:table-cell office:value-type="float" office:value="469479743" calcext:value-type="float">
            <text:p>469479743</text:p>
          </table:table-cell>
          <table:table-cell office:value-type="float" office:value="672936970" calcext:value-type="float">
            <text:p>672936970</text:p>
          </table:table-cell>
          <table:table-cell office:value-type="float" office:value="425343055" calcext:value-type="float">
            <text:p>425343055</text:p>
          </table:table-cell>
          <table:table-cell office:value-type="float" office:value="616981112" calcext:value-type="float">
            <text:p>616981112</text:p>
          </table:table-cell>
          <table:table-cell office:value-type="float" office:value="6448236" calcext:value-type="float">
            <text:p>6448236</text:p>
          </table:table-cell>
          <table:table-cell office:value-type="float" office:value="19959242" calcext:value-type="float">
            <text:p>19959242</text:p>
          </table:table-cell>
        </table:table-row>
        <table:table-row table:style-name="ro1">
          <table:table-cell office:value-type="float" office:value="247502563" calcext:value-type="float">
            <text:p>247502563</text:p>
          </table:table-cell>
          <table:table-cell office:value-type="float" office:value="260132172" calcext:value-type="float">
            <text:p>260132172</text:p>
          </table:table-cell>
          <table:table-cell office:value-type="float" office:value="283566577" calcext:value-type="float">
            <text:p>283566577</text:p>
          </table:table-cell>
          <table:table-cell office:value-type="float" office:value="333840777" calcext:value-type="float">
            <text:p>333840777</text:p>
          </table:table-cell>
          <table:table-cell office:value-type="float" office:value="1640711" calcext:value-type="float">
            <text:p>1640711</text:p>
          </table:table-cell>
          <table:table-cell office:value-type="float" office:value="1880407" calcext:value-type="float">
            <text:p>1880407</text:p>
          </table:table-cell>
          <table:table-cell office:value-type="float" office:value="226643277" calcext:value-type="float">
            <text:p>226643277</text:p>
          </table:table-cell>
          <table:table-cell office:value-type="float" office:value="238819406" calcext:value-type="float">
            <text:p>238819406</text:p>
          </table:table-cell>
          <table:table-cell office:value-type="float" office:value="264769703" calcext:value-type="float">
            <text:p>264769703</text:p>
          </table:table-cell>
          <table:table-cell office:value-type="float" office:value="316340507" calcext:value-type="float">
            <text:p>316340507</text:p>
          </table:table-cell>
          <table:table-cell office:value-type="float" office:value="465772" calcext:value-type="float">
            <text:p>465772</text:p>
          </table:table-cell>
          <table:table-cell office:value-type="float" office:value="583384" calcext:value-type="float">
            <text:p>583384</text:p>
          </table:table-cell>
          <table:table-cell office:value-type="float" office:value="1154954831" calcext:value-type="float">
            <text:p>1154954831</text:p>
          </table:table-cell>
          <table:table-cell office:value-type="float" office:value="1180980207" calcext:value-type="float">
            <text:p>1180980207</text:p>
          </table:table-cell>
          <table:table-cell office:value-type="float" office:value="838644285" calcext:value-type="float">
            <text:p>838644285</text:p>
          </table:table-cell>
          <table:table-cell office:value-type="float" office:value="881450846" calcext:value-type="float">
            <text:p>881450846</text:p>
          </table:table-cell>
          <table:table-cell office:value-type="float" office:value="33325676" calcext:value-type="float">
            <text:p>33325676</text:p>
          </table:table-cell>
          <table:table-cell office:value-type="float" office:value="33587721" calcext:value-type="float">
            <text:p>33587721</text:p>
          </table:table-cell>
          <table:table-cell office:value-type="float" office:value="1119987465" calcext:value-type="float">
            <text:p>1119987465</text:p>
          </table:table-cell>
          <table:table-cell office:value-type="float" office:value="1158225778" calcext:value-type="float">
            <text:p>1158225778</text:p>
          </table:table-cell>
          <table:table-cell office:value-type="float" office:value="1000501880" calcext:value-type="float">
            <text:p>1000501880</text:p>
          </table:table-cell>
          <table:table-cell office:value-type="float" office:value="1072158408" calcext:value-type="float">
            <text:p>1072158408</text:p>
          </table:table-cell>
          <table:table-cell office:value-type="float" office:value="31541650" calcext:value-type="float">
            <text:p>31541650</text:p>
          </table:table-cell>
          <table:table-cell office:value-type="float" office:value="31950292" calcext:value-type="float">
            <text:p>31950292</text:p>
          </table:table-cell>
          <table:table-cell office:value-type="float" office:value="453091346" calcext:value-type="float">
            <text:p>453091346</text:p>
          </table:table-cell>
          <table:table-cell office:value-type="float" office:value="503099521" calcext:value-type="float">
            <text:p>503099521</text:p>
          </table:table-cell>
          <table:table-cell office:value-type="float" office:value="451245302" calcext:value-type="float">
            <text:p>451245302</text:p>
          </table:table-cell>
          <table:table-cell office:value-type="float" office:value="507739427" calcext:value-type="float">
            <text:p>507739427</text:p>
          </table:table-cell>
          <table:table-cell office:value-type="float" office:value="6440414" calcext:value-type="float">
            <text:p>6440414</text:p>
          </table:table-cell>
          <table:table-cell office:value-type="float" office:value="6908979" calcext:value-type="float">
            <text:p>6908979</text:p>
          </table:table-cell>
        </table:table-row>
        <table:table-row table:style-name="ro1">
          <table:table-cell office:value-type="float" office:value="248099986" calcext:value-type="float">
            <text:p>248099986</text:p>
          </table:table-cell>
          <table:table-cell office:value-type="float" office:value="259983201" calcext:value-type="float">
            <text:p>259983201</text:p>
          </table:table-cell>
          <table:table-cell office:value-type="float" office:value="285963459" calcext:value-type="float">
            <text:p>285963459</text:p>
          </table:table-cell>
          <table:table-cell office:value-type="float" office:value="336484059" calcext:value-type="float">
            <text:p>336484059</text:p>
          </table:table-cell>
          <table:table-cell office:value-type="float" office:value="1637639" calcext:value-type="float">
            <text:p>1637639</text:p>
          </table:table-cell>
          <table:table-cell office:value-type="float" office:value="1812242" calcext:value-type="float">
            <text:p>1812242</text:p>
          </table:table-cell>
          <table:table-cell office:value-type="float" office:value="229822661" calcext:value-type="float">
            <text:p>229822661</text:p>
          </table:table-cell>
          <table:table-cell office:value-type="float" office:value="241845768" calcext:value-type="float">
            <text:p>241845768</text:p>
          </table:table-cell>
          <table:table-cell office:value-type="float" office:value="268943488" calcext:value-type="float">
            <text:p>268943488</text:p>
          </table:table-cell>
          <table:table-cell office:value-type="float" office:value="319901714" calcext:value-type="float">
            <text:p>319901714</text:p>
          </table:table-cell>
          <table:table-cell office:value-type="float" office:value="465631" calcext:value-type="float">
            <text:p>465631</text:p>
          </table:table-cell>
          <table:table-cell office:value-type="float" office:value="562711" calcext:value-type="float">
            <text:p>562711</text:p>
          </table:table-cell>
          <table:table-cell office:value-type="float" office:value="1154108494" calcext:value-type="float">
            <text:p>1154108494</text:p>
          </table:table-cell>
          <table:table-cell office:value-type="float" office:value="1167075855" calcext:value-type="float">
            <text:p>1167075855</text:p>
          </table:table-cell>
          <table:table-cell office:value-type="float" office:value="895739186" calcext:value-type="float">
            <text:p>895739186</text:p>
          </table:table-cell>
          <table:table-cell office:value-type="float" office:value="938696464" calcext:value-type="float">
            <text:p>938696464</text:p>
          </table:table-cell>
          <table:table-cell office:value-type="float" office:value="33289219" calcext:value-type="float">
            <text:p>33289219</text:p>
          </table:table-cell>
          <table:table-cell office:value-type="float" office:value="33535549" calcext:value-type="float">
            <text:p>33535549</text:p>
          </table:table-cell>
          <table:table-cell office:value-type="float" office:value="1060467536" calcext:value-type="float">
            <text:p>1060467536</text:p>
          </table:table-cell>
          <table:table-cell office:value-type="float" office:value="1088405516" calcext:value-type="float">
            <text:p>1088405516</text:p>
          </table:table-cell>
          <table:table-cell office:value-type="float" office:value="1070161646" calcext:value-type="float">
            <text:p>1070161646</text:p>
          </table:table-cell>
          <table:table-cell office:value-type="float" office:value="1119075477" calcext:value-type="float">
            <text:p>1119075477</text:p>
          </table:table-cell>
          <table:table-cell office:value-type="float" office:value="31420407" calcext:value-type="float">
            <text:p>31420407</text:p>
          </table:table-cell>
          <table:table-cell office:value-type="float" office:value="31812984" calcext:value-type="float">
            <text:p>31812984</text:p>
          </table:table-cell>
          <table:table-cell office:value-type="float" office:value="447831389" calcext:value-type="float">
            <text:p>447831389</text:p>
          </table:table-cell>
          <table:table-cell office:value-type="float" office:value="487747569" calcext:value-type="float">
            <text:p>487747569</text:p>
          </table:table-cell>
          <table:table-cell office:value-type="float" office:value="428526212" calcext:value-type="float">
            <text:p>428526212</text:p>
          </table:table-cell>
          <table:table-cell office:value-type="float" office:value="480462425" calcext:value-type="float">
            <text:p>480462425</text:p>
          </table:table-cell>
          <table:table-cell office:value-type="float" office:value="6446490" calcext:value-type="float">
            <text:p>6446490</text:p>
          </table:table-cell>
          <table:table-cell office:value-type="float" office:value="6668027" calcext:value-type="float">
            <text:p>6668027</text:p>
          </table:table-cell>
        </table:table-row>
        <table:table-row table:style-name="ro1">
          <table:table-cell office:value-type="float" office:value="247290734" calcext:value-type="float">
            <text:p>247290734</text:p>
          </table:table-cell>
          <table:table-cell office:value-type="float" office:value="258984679" calcext:value-type="float">
            <text:p>258984679</text:p>
          </table:table-cell>
          <table:table-cell office:value-type="float" office:value="284491904" calcext:value-type="float">
            <text:p>284491904</text:p>
          </table:table-cell>
          <table:table-cell office:value-type="float" office:value="334757444" calcext:value-type="float">
            <text:p>334757444</text:p>
          </table:table-cell>
          <table:table-cell office:value-type="float" office:value="1637429" calcext:value-type="float">
            <text:p>1637429</text:p>
          </table:table-cell>
          <table:table-cell office:value-type="float" office:value="1792127" calcext:value-type="float">
            <text:p>1792127</text:p>
          </table:table-cell>
          <table:table-cell office:value-type="float" office:value="230480077" calcext:value-type="float">
            <text:p>230480077</text:p>
          </table:table-cell>
          <table:table-cell office:value-type="float" office:value="242115635" calcext:value-type="float">
            <text:p>242115635</text:p>
          </table:table-cell>
          <table:table-cell office:value-type="float" office:value="264513525" calcext:value-type="float">
            <text:p>264513525</text:p>
          </table:table-cell>
          <table:table-cell office:value-type="float" office:value="315514633" calcext:value-type="float">
            <text:p>315514633</text:p>
          </table:table-cell>
          <table:table-cell office:value-type="float" office:value="466750" calcext:value-type="float">
            <text:p>466750</text:p>
          </table:table-cell>
          <table:table-cell office:value-type="float" office:value="561524" calcext:value-type="float">
            <text:p>561524</text:p>
          </table:table-cell>
          <table:table-cell office:value-type="float" office:value="1156725098" calcext:value-type="float">
            <text:p>1156725098</text:p>
          </table:table-cell>
          <table:table-cell office:value-type="float" office:value="1193652978" calcext:value-type="float">
            <text:p>1193652978</text:p>
          </table:table-cell>
          <table:table-cell office:value-type="float" office:value="863316278" calcext:value-type="float">
            <text:p>863316278</text:p>
          </table:table-cell>
          <table:table-cell office:value-type="float" office:value="906583442" calcext:value-type="float">
            <text:p>906583442</text:p>
          </table:table-cell>
          <table:table-cell office:value-type="float" office:value="35995778" calcext:value-type="float">
            <text:p>35995778</text:p>
          </table:table-cell>
          <table:table-cell office:value-type="float" office:value="36256426" calcext:value-type="float">
            <text:p>36256426</text:p>
          </table:table-cell>
          <table:table-cell office:value-type="float" office:value="1202515697" calcext:value-type="float">
            <text:p>1202515697</text:p>
          </table:table-cell>
          <table:table-cell office:value-type="float" office:value="1227432762" calcext:value-type="float">
            <text:p>1227432762</text:p>
          </table:table-cell>
          <table:table-cell office:value-type="float" office:value="1038001480" calcext:value-type="float">
            <text:p>1038001480</text:p>
          </table:table-cell>
          <table:table-cell office:value-type="float" office:value="1081629444" calcext:value-type="float">
            <text:p>1081629444</text:p>
          </table:table-cell>
          <table:table-cell office:value-type="float" office:value="33588419" calcext:value-type="float">
            <text:p>33588419</text:p>
          </table:table-cell>
          <table:table-cell office:value-type="float" office:value="33956622" calcext:value-type="float">
            <text:p>33956622</text:p>
          </table:table-cell>
          <table:table-cell office:value-type="float" office:value="464969393" calcext:value-type="float">
            <text:p>464969393</text:p>
          </table:table-cell>
          <table:table-cell office:value-type="float" office:value="700326626" calcext:value-type="float">
            <text:p>700326626</text:p>
          </table:table-cell>
          <table:table-cell office:value-type="float" office:value="445509377" calcext:value-type="float">
            <text:p>445509377</text:p>
          </table:table-cell>
          <table:table-cell office:value-type="float" office:value="631091286" calcext:value-type="float">
            <text:p>631091286</text:p>
          </table:table-cell>
          <table:table-cell office:value-type="float" office:value="8310415" calcext:value-type="float">
            <text:p>8310415</text:p>
          </table:table-cell>
          <table:table-cell office:value-type="float" office:value="23874754" calcext:value-type="float">
            <text:p>23874754</text:p>
          </table:table-cell>
        </table:table-row>
        <table:table-row table:style-name="ro1">
          <table:table-cell office:value-type="float" office:value="248844633" calcext:value-type="float">
            <text:p>248844633</text:p>
          </table:table-cell>
          <table:table-cell office:value-type="float" office:value="260550381" calcext:value-type="float">
            <text:p>260550381</text:p>
          </table:table-cell>
          <table:table-cell office:value-type="float" office:value="283807040" calcext:value-type="float">
            <text:p>283807040</text:p>
          </table:table-cell>
          <table:table-cell office:value-type="float" office:value="335927006" calcext:value-type="float">
            <text:p>335927006</text:p>
          </table:table-cell>
          <table:table-cell office:value-type="float" office:value="1139251" calcext:value-type="float">
            <text:p>1139251</text:p>
          </table:table-cell>
          <table:table-cell office:value-type="float" office:value="1323283" calcext:value-type="float">
            <text:p>1323283</text:p>
          </table:table-cell>
          <table:table-cell office:value-type="float" office:value="226026648" calcext:value-type="float">
            <text:p>226026648</text:p>
          </table:table-cell>
          <table:table-cell office:value-type="float" office:value="238189717" calcext:value-type="float">
            <text:p>238189717</text:p>
          </table:table-cell>
          <table:table-cell office:value-type="float" office:value="266793354" calcext:value-type="float">
            <text:p>266793354</text:p>
          </table:table-cell>
          <table:table-cell office:value-type="float" office:value="318127954" calcext:value-type="float">
            <text:p>318127954</text:p>
          </table:table-cell>
          <table:table-cell office:value-type="float" office:value="467238" calcext:value-type="float">
            <text:p>467238</text:p>
          </table:table-cell>
          <table:table-cell office:value-type="float" office:value="582127" calcext:value-type="float">
            <text:p>582127</text:p>
          </table:table-cell>
          <table:table-cell office:value-type="float" office:value="947148097" calcext:value-type="float">
            <text:p>947148097</text:p>
          </table:table-cell>
          <table:table-cell office:value-type="float" office:value="972332236" calcext:value-type="float">
            <text:p>972332236</text:p>
          </table:table-cell>
          <table:table-cell office:value-type="float" office:value="928052653" calcext:value-type="float">
            <text:p>928052653</text:p>
          </table:table-cell>
          <table:table-cell office:value-type="float" office:value="1000057200" calcext:value-type="float">
            <text:p>1000057200</text:p>
          </table:table-cell>
          <table:table-cell office:value-type="float" office:value="31733994" calcext:value-type="float">
            <text:p>31733994</text:p>
          </table:table-cell>
          <table:table-cell office:value-type="float" office:value="32016013" calcext:value-type="float">
            <text:p>32016013</text:p>
          </table:table-cell>
          <table:table-cell office:value-type="float" office:value="1232733925" calcext:value-type="float">
            <text:p>1232733925</text:p>
          </table:table-cell>
          <table:table-cell office:value-type="float" office:value="1246803871" calcext:value-type="float">
            <text:p>1246803871</text:p>
          </table:table-cell>
          <table:table-cell office:value-type="float" office:value="994274202" calcext:value-type="float">
            <text:p>994274202</text:p>
          </table:table-cell>
          <table:table-cell office:value-type="float" office:value="1092074069" calcext:value-type="float">
            <text:p>1092074069</text:p>
          </table:table-cell>
          <table:table-cell office:value-type="float" office:value="34792064" calcext:value-type="float">
            <text:p>34792064</text:p>
          </table:table-cell>
          <table:table-cell office:value-type="float" office:value="35185480" calcext:value-type="float">
            <text:p>35185480</text:p>
          </table:table-cell>
          <table:table-cell office:value-type="float" office:value="470355273" calcext:value-type="float">
            <text:p>470355273</text:p>
          </table:table-cell>
          <table:table-cell office:value-type="float" office:value="507146265" calcext:value-type="float">
            <text:p>507146265</text:p>
          </table:table-cell>
          <table:table-cell office:value-type="float" office:value="452335874" calcext:value-type="float">
            <text:p>452335874</text:p>
          </table:table-cell>
          <table:table-cell office:value-type="float" office:value="507948183" calcext:value-type="float">
            <text:p>507948183</text:p>
          </table:table-cell>
          <table:table-cell office:value-type="float" office:value="6491188" calcext:value-type="float">
            <text:p>6491188</text:p>
          </table:table-cell>
          <table:table-cell office:value-type="float" office:value="6967226" calcext:value-type="float">
            <text:p>6967226</text:p>
          </table:table-cell>
        </table:table-row>
        <table:table-row table:style-name="ro1">
          <table:table-cell office:value-type="float" office:value="247593426" calcext:value-type="float">
            <text:p>247593426</text:p>
          </table:table-cell>
          <table:table-cell office:value-type="float" office:value="259522457" calcext:value-type="float">
            <text:p>259522457</text:p>
          </table:table-cell>
          <table:table-cell office:value-type="float" office:value="285643795" calcext:value-type="float">
            <text:p>285643795</text:p>
          </table:table-cell>
          <table:table-cell office:value-type="float" office:value="335999431" calcext:value-type="float">
            <text:p>335999431</text:p>
          </table:table-cell>
          <table:table-cell office:value-type="float" office:value="1401575" calcext:value-type="float">
            <text:p>1401575</text:p>
          </table:table-cell>
          <table:table-cell office:value-type="float" office:value="1577156" calcext:value-type="float">
            <text:p>1577156</text:p>
          </table:table-cell>
          <table:table-cell office:value-type="float" office:value="228750388" calcext:value-type="float">
            <text:p>228750388</text:p>
          </table:table-cell>
          <table:table-cell office:value-type="float" office:value="240538619" calcext:value-type="float">
            <text:p>240538619</text:p>
          </table:table-cell>
          <table:table-cell office:value-type="float" office:value="264484750" calcext:value-type="float">
            <text:p>264484750</text:p>
          </table:table-cell>
          <table:table-cell office:value-type="float" office:value="315992837" calcext:value-type="float">
            <text:p>315992837</text:p>
          </table:table-cell>
          <table:table-cell office:value-type="float" office:value="469822" calcext:value-type="float">
            <text:p>469822</text:p>
          </table:table-cell>
          <table:table-cell office:value-type="float" office:value="575422" calcext:value-type="float">
            <text:p>575422</text:p>
          </table:table-cell>
          <table:table-cell office:value-type="float" office:value="1178714975" calcext:value-type="float">
            <text:p>1178714975</text:p>
          </table:table-cell>
          <table:table-cell office:value-type="float" office:value="1205483323" calcext:value-type="float">
            <text:p>1205483323</text:p>
          </table:table-cell>
          <table:table-cell office:value-type="float" office:value="908481099" calcext:value-type="float">
            <text:p>908481099</text:p>
          </table:table-cell>
          <table:table-cell office:value-type="float" office:value="974383893" calcext:value-type="float">
            <text:p>974383893</text:p>
          </table:table-cell>
          <table:table-cell office:value-type="float" office:value="35489918" calcext:value-type="float">
            <text:p>35489918</text:p>
          </table:table-cell>
          <table:table-cell office:value-type="float" office:value="35759017" calcext:value-type="float">
            <text:p>35759017</text:p>
          </table:table-cell>
          <table:table-cell office:value-type="float" office:value="1291616832" calcext:value-type="float">
            <text:p>1291616832</text:p>
          </table:table-cell>
          <table:table-cell office:value-type="float" office:value="1304958892" calcext:value-type="float">
            <text:p>1304958892</text:p>
          </table:table-cell>
          <table:table-cell office:value-type="float" office:value="1032246210" calcext:value-type="float">
            <text:p>1032246210</text:p>
          </table:table-cell>
          <table:table-cell office:value-type="float" office:value="1075469863" calcext:value-type="float">
            <text:p>1075469863</text:p>
          </table:table-cell>
          <table:table-cell office:value-type="float" office:value="33733759" calcext:value-type="float">
            <text:p>33733759</text:p>
          </table:table-cell>
          <table:table-cell office:value-type="float" office:value="34099029" calcext:value-type="float">
            <text:p>34099029</text:p>
          </table:table-cell>
          <table:table-cell office:value-type="float" office:value="446905784" calcext:value-type="float">
            <text:p>446905784</text:p>
          </table:table-cell>
          <table:table-cell office:value-type="float" office:value="491851304" calcext:value-type="float">
            <text:p>491851304</text:p>
          </table:table-cell>
          <table:table-cell office:value-type="float" office:value="451198717" calcext:value-type="float">
            <text:p>451198717</text:p>
          </table:table-cell>
          <table:table-cell office:value-type="float" office:value="504723470" calcext:value-type="float">
            <text:p>504723470</text:p>
          </table:table-cell>
          <table:table-cell office:value-type="float" office:value="6462972" calcext:value-type="float">
            <text:p>6462972</text:p>
          </table:table-cell>
          <table:table-cell office:value-type="float" office:value="6682134" calcext:value-type="float">
            <text:p>6682134</text:p>
          </table:table-cell>
        </table:table-row>
        <table:table-row table:style-name="ro1">
          <table:table-cell office:value-type="float" office:value="247544677" calcext:value-type="float">
            <text:p>247544677</text:p>
          </table:table-cell>
          <table:table-cell office:value-type="float" office:value="259247981" calcext:value-type="float">
            <text:p>259247981</text:p>
          </table:table-cell>
          <table:table-cell office:value-type="float" office:value="295317931" calcext:value-type="float">
            <text:p>295317931</text:p>
          </table:table-cell>
          <table:table-cell office:value-type="float" office:value="345617344" calcext:value-type="float">
            <text:p>345617344</text:p>
          </table:table-cell>
          <table:table-cell office:value-type="float" office:value="1114946" calcext:value-type="float">
            <text:p>1114946</text:p>
          </table:table-cell>
          <table:table-cell office:value-type="float" office:value="1251067" calcext:value-type="float">
            <text:p>1251067</text:p>
          </table:table-cell>
          <table:table-cell office:value-type="float" office:value="227939251" calcext:value-type="float">
            <text:p>227939251</text:p>
          </table:table-cell>
          <table:table-cell office:value-type="float" office:value="239762682" calcext:value-type="float">
            <text:p>239762682</text:p>
          </table:table-cell>
          <table:table-cell office:value-type="float" office:value="262590725" calcext:value-type="float">
            <text:p>262590725</text:p>
          </table:table-cell>
          <table:table-cell office:value-type="float" office:value="313922672" calcext:value-type="float">
            <text:p>313922672</text:p>
          </table:table-cell>
          <table:table-cell office:value-type="float" office:value="469403" calcext:value-type="float">
            <text:p>469403</text:p>
          </table:table-cell>
          <table:table-cell office:value-type="float" office:value="565505" calcext:value-type="float">
            <text:p>565505</text:p>
          </table:table-cell>
          <table:table-cell office:value-type="float" office:value="1204884993" calcext:value-type="float">
            <text:p>1204884993</text:p>
          </table:table-cell>
          <table:table-cell office:value-type="float" office:value="1238275692" calcext:value-type="float">
            <text:p>1238275692</text:p>
          </table:table-cell>
          <table:table-cell office:value-type="float" office:value="925179522" calcext:value-type="float">
            <text:p>925179522</text:p>
          </table:table-cell>
          <table:table-cell office:value-type="float" office:value="989925534" calcext:value-type="float">
            <text:p>989925534</text:p>
          </table:table-cell>
          <table:table-cell office:value-type="float" office:value="30525460" calcext:value-type="float">
            <text:p>30525460</text:p>
          </table:table-cell>
          <table:table-cell office:value-type="float" office:value="30787295" calcext:value-type="float">
            <text:p>30787295</text:p>
          </table:table-cell>
          <table:table-cell office:value-type="float" office:value="1183557351" calcext:value-type="float">
            <text:p>1183557351</text:p>
          </table:table-cell>
          <table:table-cell office:value-type="float" office:value="1220619675" calcext:value-type="float">
            <text:p>1220619675</text:p>
          </table:table-cell>
          <table:table-cell office:value-type="float" office:value="1000653156" calcext:value-type="float">
            <text:p>1000653156</text:p>
          </table:table-cell>
          <table:table-cell office:value-type="float" office:value="1077058403" calcext:value-type="float">
            <text:p>1077058403</text:p>
          </table:table-cell>
          <table:table-cell office:value-type="float" office:value="33352635" calcext:value-type="float">
            <text:p>33352635</text:p>
          </table:table-cell>
          <table:table-cell office:value-type="float" office:value="33719511" calcext:value-type="float">
            <text:p>33719511</text:p>
          </table:table-cell>
          <table:table-cell office:value-type="float" office:value="443008081" calcext:value-type="float">
            <text:p>443008081</text:p>
          </table:table-cell>
          <table:table-cell office:value-type="float" office:value="707608418" calcext:value-type="float">
            <text:p>707608418</text:p>
          </table:table-cell>
          <table:table-cell office:value-type="float" office:value="454093778" calcext:value-type="float">
            <text:p>454093778</text:p>
          </table:table-cell>
          <table:table-cell office:value-type="float" office:value="639853852" calcext:value-type="float">
            <text:p>639853852</text:p>
          </table:table-cell>
          <table:table-cell office:value-type="float" office:value="6445372" calcext:value-type="float">
            <text:p>6445372</text:p>
          </table:table-cell>
          <table:table-cell office:value-type="float" office:value="19841140" calcext:value-type="float">
            <text:p>19841140</text:p>
          </table:table-cell>
        </table:table-row>
        <table:table-row table:style-name="ro1">
          <table:table-cell office:value-type="float" office:value="248125896" calcext:value-type="float">
            <text:p>248125896</text:p>
          </table:table-cell>
          <table:table-cell office:value-type="float" office:value="259863981" calcext:value-type="float">
            <text:p>259863981</text:p>
          </table:table-cell>
          <table:table-cell office:value-type="float" office:value="288381784" calcext:value-type="float">
            <text:p>288381784</text:p>
          </table:table-cell>
          <table:table-cell office:value-type="float" office:value="338550594" calcext:value-type="float">
            <text:p>338550594</text:p>
          </table:table-cell>
          <table:table-cell office:value-type="float" office:value="1639874" calcext:value-type="float">
            <text:p>1639874</text:p>
          </table:table-cell>
          <table:table-cell office:value-type="float" office:value="1880407" calcext:value-type="float">
            <text:p>1880407</text:p>
          </table:table-cell>
          <table:table-cell office:value-type="float" office:value="227811791" calcext:value-type="float">
            <text:p>227811791</text:p>
          </table:table-cell>
          <table:table-cell office:value-type="float" office:value="240290892" calcext:value-type="float">
            <text:p>240290892</text:p>
          </table:table-cell>
          <table:table-cell office:value-type="float" office:value="260688947" calcext:value-type="float">
            <text:p>260688947</text:p>
          </table:table-cell>
          <table:table-cell office:value-type="float" office:value="311975147" calcext:value-type="float">
            <text:p>311975147</text:p>
          </table:table-cell>
          <table:table-cell office:value-type="float" office:value="465701" calcext:value-type="float">
            <text:p>465701</text:p>
          </table:table-cell>
          <table:table-cell office:value-type="float" office:value="580241" calcext:value-type="float">
            <text:p>580241</text:p>
          </table:table-cell>
          <table:table-cell office:value-type="float" office:value="1197754337" calcext:value-type="float">
            <text:p>1197754337</text:p>
          </table:table-cell>
          <table:table-cell office:value-type="float" office:value="1211424371" calcext:value-type="float">
            <text:p>1211424371</text:p>
          </table:table-cell>
          <table:table-cell office:value-type="float" office:value="924063248" calcext:value-type="float">
            <text:p>924063248</text:p>
          </table:table-cell>
          <table:table-cell office:value-type="float" office:value="965798584" calcext:value-type="float">
            <text:p>965798584</text:p>
          </table:table-cell>
          <table:table-cell office:value-type="float" office:value="31713950" calcext:value-type="float">
            <text:p>31713950</text:p>
          </table:table-cell>
          <table:table-cell office:value-type="float" office:value="31974946" calcext:value-type="float">
            <text:p>31974946</text:p>
          </table:table-cell>
          <table:table-cell office:value-type="float" office:value="1074645526" calcext:value-type="float">
            <text:p>1074645526</text:p>
          </table:table-cell>
          <table:table-cell office:value-type="float" office:value="1088733909" calcext:value-type="float">
            <text:p>1088733909</text:p>
          </table:table-cell>
          <table:table-cell office:value-type="float" office:value="1029977625" calcext:value-type="float">
            <text:p>1029977625</text:p>
          </table:table-cell>
          <table:table-cell office:value-type="float" office:value="1073339354" calcext:value-type="float">
            <text:p>1073339354</text:p>
          </table:table-cell>
          <table:table-cell office:value-type="float" office:value="32374857" calcext:value-type="float">
            <text:p>32374857</text:p>
          </table:table-cell>
          <table:table-cell office:value-type="float" office:value="32767714" calcext:value-type="float">
            <text:p>32767714</text:p>
          </table:table-cell>
          <table:table-cell office:value-type="float" office:value="453126896" calcext:value-type="float">
            <text:p>453126896</text:p>
          </table:table-cell>
          <table:table-cell office:value-type="float" office:value="538617795" calcext:value-type="float">
            <text:p>538617795</text:p>
          </table:table-cell>
          <table:table-cell office:value-type="float" office:value="441624176" calcext:value-type="float">
            <text:p>441624176</text:p>
          </table:table-cell>
          <table:table-cell office:value-type="float" office:value="498052860" calcext:value-type="float">
            <text:p>498052860</text:p>
          </table:table-cell>
          <table:table-cell office:value-type="float" office:value="6424071" calcext:value-type="float">
            <text:p>6424071</text:p>
          </table:table-cell>
          <table:table-cell office:value-type="float" office:value="6892916" calcext:value-type="float">
            <text:p>6892916</text:p>
          </table:table-cell>
        </table:table-row>
        <table:table-row table:style-name="ro1">
          <table:table-cell office:value-type="float" office:value="249265078" calcext:value-type="float">
            <text:p>249265078</text:p>
          </table:table-cell>
          <table:table-cell office:value-type="float" office:value="261544223" calcext:value-type="float">
            <text:p>261544223</text:p>
          </table:table-cell>
          <table:table-cell office:value-type="float" office:value="284531155" calcext:value-type="float">
            <text:p>284531155</text:p>
          </table:table-cell>
          <table:table-cell office:value-type="float" office:value="334795717" calcext:value-type="float">
            <text:p>334795717</text:p>
          </table:table-cell>
          <table:table-cell office:value-type="float" office:value="1110826" calcext:value-type="float">
            <text:p>1110826</text:p>
          </table:table-cell>
          <table:table-cell office:value-type="float" office:value="1234584" calcext:value-type="float">
            <text:p>1234584</text:p>
          </table:table-cell>
          <table:table-cell office:value-type="float" office:value="226569594" calcext:value-type="float">
            <text:p>226569594</text:p>
          </table:table-cell>
          <table:table-cell office:value-type="float" office:value="238540390" calcext:value-type="float">
            <text:p>238540390</text:p>
          </table:table-cell>
          <table:table-cell office:value-type="float" office:value="270192390" calcext:value-type="float">
            <text:p>270192390</text:p>
          </table:table-cell>
          <table:table-cell office:value-type="float" office:value="320962254" calcext:value-type="float">
            <text:p>320962254</text:p>
          </table:table-cell>
          <table:table-cell office:value-type="float" office:value="465912" calcext:value-type="float">
            <text:p>465912</text:p>
          </table:table-cell>
          <table:table-cell office:value-type="float" office:value="567042" calcext:value-type="float">
            <text:p>567042</text:p>
          </table:table-cell>
          <table:table-cell office:value-type="float" office:value="1079768244" calcext:value-type="float">
            <text:p>1079768244</text:p>
          </table:table-cell>
          <table:table-cell office:value-type="float" office:value="1100749474" calcext:value-type="float">
            <text:p>1100749474</text:p>
          </table:table-cell>
          <table:table-cell office:value-type="float" office:value="939017315" calcext:value-type="float">
            <text:p>939017315</text:p>
          </table:table-cell>
          <table:table-cell office:value-type="float" office:value="1012920498" calcext:value-type="float">
            <text:p>1012920498</text:p>
          </table:table-cell>
          <table:table-cell office:value-type="float" office:value="30526787" calcext:value-type="float">
            <text:p>30526787</text:p>
          </table:table-cell>
          <table:table-cell office:value-type="float" office:value="30771721" calcext:value-type="float">
            <text:p>30771721</text:p>
          </table:table-cell>
          <table:table-cell office:value-type="float" office:value="1161417943" calcext:value-type="float">
            <text:p>1161417943</text:p>
          </table:table-cell>
          <table:table-cell office:value-type="float" office:value="1174823698" calcext:value-type="float">
            <text:p>1174823698</text:p>
          </table:table-cell>
          <table:table-cell office:value-type="float" office:value="996927822" calcext:value-type="float">
            <text:p>996927822</text:p>
          </table:table-cell>
          <table:table-cell office:value-type="float" office:value="1053743357" calcext:value-type="float">
            <text:p>1053743357</text:p>
          </table:table-cell>
          <table:table-cell office:value-type="float" office:value="31340508" calcext:value-type="float">
            <text:p>31340508</text:p>
          </table:table-cell>
          <table:table-cell office:value-type="float" office:value="31707384" calcext:value-type="float">
            <text:p>31707384</text:p>
          </table:table-cell>
          <table:table-cell office:value-type="float" office:value="436149248" calcext:value-type="float">
            <text:p>436149248</text:p>
          </table:table-cell>
          <table:table-cell office:value-type="float" office:value="483321378" calcext:value-type="float">
            <text:p>483321378</text:p>
          </table:table-cell>
          <table:table-cell office:value-type="float" office:value="430124110" calcext:value-type="float">
            <text:p>430124110</text:p>
          </table:table-cell>
          <table:table-cell office:value-type="float" office:value="483120444" calcext:value-type="float">
            <text:p>483120444</text:p>
          </table:table-cell>
          <table:table-cell office:value-type="float" office:value="6466534" calcext:value-type="float">
            <text:p>6466534</text:p>
          </table:table-cell>
          <table:table-cell office:value-type="float" office:value="6686744" calcext:value-type="float">
            <text:p>6686744</text:p>
          </table:table-cell>
        </table:table-row>
        <table:table-row table:style-name="ro1">
          <table:table-cell office:value-type="float" office:value="247563045" calcext:value-type="float">
            <text:p>247563045</text:p>
          </table:table-cell>
          <table:table-cell office:value-type="float" office:value="259292959" calcext:value-type="float">
            <text:p>259292959</text:p>
          </table:table-cell>
          <table:table-cell office:value-type="float" office:value="288590330" calcext:value-type="float">
            <text:p>288590330</text:p>
          </table:table-cell>
          <table:table-cell office:value-type="float" office:value="344401198" calcext:value-type="float">
            <text:p>344401198</text:p>
          </table:table-cell>
          <table:table-cell office:value-type="float" office:value="1640781" calcext:value-type="float">
            <text:p>1640781</text:p>
          </table:table-cell>
          <table:table-cell office:value-type="float" office:value="1798482" calcext:value-type="float">
            <text:p>1798482</text:p>
          </table:table-cell>
          <table:table-cell office:value-type="float" office:value="235292840" calcext:value-type="float">
            <text:p>235292840</text:p>
          </table:table-cell>
          <table:table-cell office:value-type="float" office:value="247070944" calcext:value-type="float">
            <text:p>247070944</text:p>
          </table:table-cell>
          <table:table-cell office:value-type="float" office:value="264129049" calcext:value-type="float">
            <text:p>264129049</text:p>
          </table:table-cell>
          <table:table-cell office:value-type="float" office:value="315302596" calcext:value-type="float">
            <text:p>315302596</text:p>
          </table:table-cell>
          <table:table-cell office:value-type="float" office:value="471079" calcext:value-type="float">
            <text:p>471079</text:p>
          </table:table-cell>
          <table:table-cell office:value-type="float" office:value="568298" calcext:value-type="float">
            <text:p>568298</text:p>
          </table:table-cell>
          <table:table-cell office:value-type="float" office:value="917496002" calcext:value-type="float">
            <text:p>917496002</text:p>
          </table:table-cell>
          <table:table-cell office:value-type="float" office:value="941708579" calcext:value-type="float">
            <text:p>941708579</text:p>
          </table:table-cell>
          <table:table-cell office:value-type="float" office:value="942643684" calcext:value-type="float">
            <text:p>942643684</text:p>
          </table:table-cell>
          <table:table-cell office:value-type="float" office:value="1028379098" calcext:value-type="float">
            <text:p>1028379098</text:p>
          </table:table-cell>
          <table:table-cell office:value-type="float" office:value="31866413" calcext:value-type="float">
            <text:p>31866413</text:p>
          </table:table-cell>
          <table:table-cell office:value-type="float" office:value="32129086" calcext:value-type="float">
            <text:p>32129086</text:p>
          </table:table-cell>
          <table:table-cell office:value-type="float" office:value="1324340057" calcext:value-type="float">
            <text:p>1324340057</text:p>
          </table:table-cell>
          <table:table-cell office:value-type="float" office:value="1349655148" calcext:value-type="float">
            <text:p>1349655148</text:p>
          </table:table-cell>
          <table:table-cell office:value-type="float" office:value="976677202" calcext:value-type="float">
            <text:p>976677202</text:p>
          </table:table-cell>
          <table:table-cell office:value-type="float" office:value="1068653074" calcext:value-type="float">
            <text:p>1068653074</text:p>
          </table:table-cell>
          <table:table-cell office:value-type="float" office:value="31381924" calcext:value-type="float">
            <text:p>31381924</text:p>
          </table:table-cell>
          <table:table-cell office:value-type="float" office:value="31798527" calcext:value-type="float">
            <text:p>31798527</text:p>
          </table:table-cell>
          <table:table-cell office:value-type="float" office:value="488322014" calcext:value-type="float">
            <text:p>488322014</text:p>
          </table:table-cell>
          <table:table-cell office:value-type="float" office:value="730053522" calcext:value-type="float">
            <text:p>730053522</text:p>
          </table:table-cell>
          <table:table-cell office:value-type="float" office:value="454630928" calcext:value-type="float">
            <text:p>454630928</text:p>
          </table:table-cell>
          <table:table-cell office:value-type="float" office:value="632348220" calcext:value-type="float">
            <text:p>632348220</text:p>
          </table:table-cell>
          <table:table-cell office:value-type="float" office:value="6437621" calcext:value-type="float">
            <text:p>6437621</text:p>
          </table:table-cell>
          <table:table-cell office:value-type="float" office:value="19793160" calcext:value-type="float">
            <text:p>19793160</text:p>
          </table:table-cell>
        </table:table-row>
        <table:table-row table:style-name="ro1">
          <table:table-cell office:value-type="float" office:value="247723471" calcext:value-type="float">
            <text:p>247723471</text:p>
          </table:table-cell>
          <table:table-cell office:value-type="float" office:value="259596419" calcext:value-type="float">
            <text:p>259596419</text:p>
          </table:table-cell>
          <table:table-cell office:value-type="float" office:value="280663903" calcext:value-type="float">
            <text:p>280663903</text:p>
          </table:table-cell>
          <table:table-cell office:value-type="float" office:value="331233252" calcext:value-type="float">
            <text:p>331233252</text:p>
          </table:table-cell>
          <table:table-cell office:value-type="float" office:value="1148260" calcext:value-type="float">
            <text:p>1148260</text:p>
          </table:table-cell>
          <table:table-cell office:value-type="float" office:value="1318882" calcext:value-type="float">
            <text:p>1318882</text:p>
          </table:table-cell>
          <table:table-cell office:value-type="float" office:value="226517282" calcext:value-type="float">
            <text:p>226517282</text:p>
          </table:table-cell>
          <table:table-cell office:value-type="float" office:value="238844478" calcext:value-type="float">
            <text:p>238844478</text:p>
          </table:table-cell>
          <table:table-cell office:value-type="float" office:value="269791292" calcext:value-type="float">
            <text:p>269791292</text:p>
          </table:table-cell>
          <table:table-cell office:value-type="float" office:value="320900095" calcext:value-type="float">
            <text:p>320900095</text:p>
          </table:table-cell>
          <table:table-cell office:value-type="float" office:value="466540" calcext:value-type="float">
            <text:p>466540</text:p>
          </table:table-cell>
          <table:table-cell office:value-type="float" office:value="582057" calcext:value-type="float">
            <text:p>582057</text:p>
          </table:table-cell>
          <table:table-cell office:value-type="float" office:value="1035475322" calcext:value-type="float">
            <text:p>1035475322</text:p>
          </table:table-cell>
          <table:table-cell office:value-type="float" office:value="1060898317" calcext:value-type="float">
            <text:p>1060898317</text:p>
          </table:table-cell>
          <table:table-cell office:value-type="float" office:value="853070561" calcext:value-type="float">
            <text:p>853070561</text:p>
          </table:table-cell>
          <table:table-cell office:value-type="float" office:value="947558345" calcext:value-type="float">
            <text:p>947558345</text:p>
          </table:table-cell>
          <table:table-cell office:value-type="float" office:value="35006057" calcext:value-type="float">
            <text:p>35006057</text:p>
          </table:table-cell>
          <table:table-cell office:value-type="float" office:value="35273340" calcext:value-type="float">
            <text:p>35273340</text:p>
          </table:table-cell>
          <table:table-cell office:value-type="float" office:value="1268023259" calcext:value-type="float">
            <text:p>1268023259</text:p>
          </table:table-cell>
          <table:table-cell office:value-type="float" office:value="1281983554" calcext:value-type="float">
            <text:p>1281983554</text:p>
          </table:table-cell>
          <table:table-cell office:value-type="float" office:value="1015210105" calcext:value-type="float">
            <text:p>1015210105</text:p>
          </table:table-cell>
          <table:table-cell office:value-type="float" office:value="1098658845" calcext:value-type="float">
            <text:p>1098658845</text:p>
          </table:table-cell>
          <table:table-cell office:value-type="float" office:value="31495764" calcext:value-type="float">
            <text:p>31495764</text:p>
          </table:table-cell>
          <table:table-cell office:value-type="float" office:value="31892393" calcext:value-type="float">
            <text:p>31892393</text:p>
          </table:table-cell>
          <table:table-cell office:value-type="float" office:value="447979873" calcext:value-type="float">
            <text:p>447979873</text:p>
          </table:table-cell>
          <table:table-cell office:value-type="float" office:value="504329426" calcext:value-type="float">
            <text:p>504329426</text:p>
          </table:table-cell>
          <table:table-cell office:value-type="float" office:value="453060058" calcext:value-type="float">
            <text:p>453060058</text:p>
          </table:table-cell>
          <table:table-cell office:value-type="float" office:value="515120045" calcext:value-type="float">
            <text:p>515120045</text:p>
          </table:table-cell>
          <table:table-cell office:value-type="float" office:value="6492795" calcext:value-type="float">
            <text:p>6492795</text:p>
          </table:table-cell>
          <table:table-cell office:value-type="float" office:value="6965132" calcext:value-type="float">
            <text:p>6965132</text:p>
          </table:table-cell>
        </table:table-row>
        <table:table-row table:style-name="ro1">
          <table:table-cell office:value-type="float" office:value="247149655" calcext:value-type="float">
            <text:p>247149655</text:p>
          </table:table-cell>
          <table:table-cell office:value-type="float" office:value="259066185" calcext:value-type="float">
            <text:p>259066185</text:p>
          </table:table-cell>
          <table:table-cell office:value-type="float" office:value="288727708" calcext:value-type="float">
            <text:p>288727708</text:p>
          </table:table-cell>
          <table:table-cell office:value-type="float" office:value="339089279" calcext:value-type="float">
            <text:p>339089279</text:p>
          </table:table-cell>
          <table:table-cell office:value-type="float" office:value="1642388" calcext:value-type="float">
            <text:p>1642388</text:p>
          </table:table-cell>
          <table:table-cell office:value-type="float" office:value="1819017" calcext:value-type="float">
            <text:p>1819017</text:p>
          </table:table-cell>
          <table:table-cell office:value-type="float" office:value="228494210" calcext:value-type="float">
            <text:p>228494210</text:p>
          </table:table-cell>
          <table:table-cell office:value-type="float" office:value="240285234" calcext:value-type="float">
            <text:p>240285234</text:p>
          </table:table-cell>
          <table:table-cell office:value-type="float" office:value="266385481" calcext:value-type="float">
            <text:p>266385481</text:p>
          </table:table-cell>
          <table:table-cell office:value-type="float" office:value="317379256" calcext:value-type="float">
            <text:p>317379256</text:p>
          </table:table-cell>
          <table:table-cell office:value-type="float" office:value="465911" calcext:value-type="float">
            <text:p>465911</text:p>
          </table:table-cell>
          <table:table-cell office:value-type="float" office:value="565994" calcext:value-type="float">
            <text:p>565994</text:p>
          </table:table-cell>
          <table:table-cell office:value-type="float" office:value="1080420212" calcext:value-type="float">
            <text:p>1080420212</text:p>
          </table:table-cell>
          <table:table-cell office:value-type="float" office:value="1093274151" calcext:value-type="float">
            <text:p>1093274151</text:p>
          </table:table-cell>
          <table:table-cell office:value-type="float" office:value="880705430" calcext:value-type="float">
            <text:p>880705430</text:p>
          </table:table-cell>
          <table:table-cell office:value-type="float" office:value="934070946" calcext:value-type="float">
            <text:p>934070946</text:p>
          </table:table-cell>
          <table:table-cell office:value-type="float" office:value="30597327" calcext:value-type="float">
            <text:p>30597327</text:p>
          </table:table-cell>
          <table:table-cell office:value-type="float" office:value="30846939" calcext:value-type="float">
            <text:p>30846939</text:p>
          </table:table-cell>
          <table:table-cell office:value-type="float" office:value="1208643990" calcext:value-type="float">
            <text:p>1208643990</text:p>
          </table:table-cell>
          <table:table-cell office:value-type="float" office:value="1229968979" calcext:value-type="float">
            <text:p>1229968979</text:p>
          </table:table-cell>
          <table:table-cell office:value-type="float" office:value="1031839873" calcext:value-type="float">
            <text:p>1031839873</text:p>
          </table:table-cell>
          <table:table-cell office:value-type="float" office:value="1075054936" calcext:value-type="float">
            <text:p>1075054936</text:p>
          </table:table-cell>
          <table:table-cell office:value-type="float" office:value="35202242" calcext:value-type="float">
            <text:p>35202242</text:p>
          </table:table-cell>
          <table:table-cell office:value-type="float" office:value="35609905" calcext:value-type="float">
            <text:p>35609905</text:p>
          </table:table-cell>
          <table:table-cell office:value-type="float" office:value="447582057" calcext:value-type="float">
            <text:p>447582057</text:p>
          </table:table-cell>
          <table:table-cell office:value-type="float" office:value="493420917" calcext:value-type="float">
            <text:p>493420917</text:p>
          </table:table-cell>
          <table:table-cell office:value-type="float" office:value="439757528" calcext:value-type="float">
            <text:p>439757528</text:p>
          </table:table-cell>
          <table:table-cell office:value-type="float" office:value="494375856" calcext:value-type="float">
            <text:p>494375856</text:p>
          </table:table-cell>
          <table:table-cell office:value-type="float" office:value="6440693" calcext:value-type="float">
            <text:p>6440693</text:p>
          </table:table-cell>
          <table:table-cell office:value-type="float" office:value="6662230" calcext:value-type="float">
            <text:p>6662230</text:p>
          </table:table-cell>
        </table:table-row>
        <table:table-row table:style-name="ro1">
          <table:table-cell office:value-type="float" office:value="247843179" calcext:value-type="float">
            <text:p>247843179</text:p>
          </table:table-cell>
          <table:table-cell office:value-type="float" office:value="259585804" calcext:value-type="float">
            <text:p>259585804</text:p>
          </table:table-cell>
          <table:table-cell office:value-type="float" office:value="283253408" calcext:value-type="float">
            <text:p>283253408</text:p>
          </table:table-cell>
          <table:table-cell office:value-type="float" office:value="333753755" calcext:value-type="float">
            <text:p>333753755</text:p>
          </table:table-cell>
          <table:table-cell office:value-type="float" office:value="1148121" calcext:value-type="float">
            <text:p>1148121</text:p>
          </table:table-cell>
          <table:table-cell office:value-type="float" office:value="1258540" calcext:value-type="float">
            <text:p>1258540</text:p>
          </table:table-cell>
          <table:table-cell office:value-type="float" office:value="230807214" calcext:value-type="float">
            <text:p>230807214</text:p>
          </table:table-cell>
          <table:table-cell office:value-type="float" office:value="242647686" calcext:value-type="float">
            <text:p>242647686</text:p>
          </table:table-cell>
          <table:table-cell office:value-type="float" office:value="261593810" calcext:value-type="float">
            <text:p>261593810</text:p>
          </table:table-cell>
          <table:table-cell office:value-type="float" office:value="312653166" calcext:value-type="float">
            <text:p>312653166</text:p>
          </table:table-cell>
          <table:table-cell office:value-type="float" office:value="466051" calcext:value-type="float">
            <text:p>466051</text:p>
          </table:table-cell>
          <table:table-cell office:value-type="float" office:value="579892" calcext:value-type="float">
            <text:p>579892</text:p>
          </table:table-cell>
          <table:table-cell office:value-type="float" office:value="1204013304" calcext:value-type="float">
            <text:p>1204013304</text:p>
          </table:table-cell>
          <table:table-cell office:value-type="float" office:value="1229627385" calcext:value-type="float">
            <text:p>1229627385</text:p>
          </table:table-cell>
          <table:table-cell office:value-type="float" office:value="952722549" calcext:value-type="float">
            <text:p>952722549</text:p>
          </table:table-cell>
          <table:table-cell office:value-type="float" office:value="1023966456" calcext:value-type="float">
            <text:p>1023966456</text:p>
          </table:table-cell>
          <table:table-cell office:value-type="float" office:value="30607035" calcext:value-type="float">
            <text:p>30607035</text:p>
          </table:table-cell>
          <table:table-cell office:value-type="float" office:value="30885283" calcext:value-type="float">
            <text:p>30885283</text:p>
          </table:table-cell>
          <table:table-cell office:value-type="float" office:value="1176133362" calcext:value-type="float">
            <text:p>1176133362</text:p>
          </table:table-cell>
          <table:table-cell office:value-type="float" office:value="1201376307" calcext:value-type="float">
            <text:p>1201376307</text:p>
          </table:table-cell>
          <table:table-cell office:value-type="float" office:value="1025709973" calcext:value-type="float">
            <text:p>1025709973</text:p>
          </table:table-cell>
          <table:table-cell office:value-type="float" office:value="1096192610" calcext:value-type="float">
            <text:p>1096192610</text:p>
          </table:table-cell>
          <table:table-cell office:value-type="float" office:value="33497067" calcext:value-type="float">
            <text:p>33497067</text:p>
          </table:table-cell>
          <table:table-cell office:value-type="float" office:value="33916255" calcext:value-type="float">
            <text:p>33916255</text:p>
          </table:table-cell>
          <table:table-cell office:value-type="float" office:value="458551049" calcext:value-type="float">
            <text:p>458551049</text:p>
          </table:table-cell>
          <table:table-cell office:value-type="float" office:value="740542565" calcext:value-type="float">
            <text:p>740542565</text:p>
          </table:table-cell>
          <table:table-cell office:value-type="float" office:value="433179456" calcext:value-type="float">
            <text:p>433179456</text:p>
          </table:table-cell>
          <table:table-cell office:value-type="float" office:value="619886718" calcext:value-type="float">
            <text:p>619886718</text:p>
          </table:table-cell>
          <table:table-cell office:value-type="float" office:value="6448097" calcext:value-type="float">
            <text:p>6448097</text:p>
          </table:table-cell>
          <table:table-cell office:value-type="float" office:value="19869217" calcext:value-type="float">
            <text:p>19869217</text:p>
          </table:table-cell>
        </table:table-row>
        <table:table-row table:style-name="ro1">
          <table:table-cell office:value-type="float" office:value="248204188" calcext:value-type="float">
            <text:p>248204188</text:p>
          </table:table-cell>
          <table:table-cell office:value-type="float" office:value="260011765" calcext:value-type="float">
            <text:p>260011765</text:p>
          </table:table-cell>
          <table:table-cell office:value-type="float" office:value="282646347" calcext:value-type="float">
            <text:p>282646347</text:p>
          </table:table-cell>
          <table:table-cell office:value-type="float" office:value="340908784" calcext:value-type="float">
            <text:p>340908784</text:p>
          </table:table-cell>
          <table:table-cell office:value-type="float" office:value="1115575" calcext:value-type="float">
            <text:p>1115575</text:p>
          </table:table-cell>
          <table:table-cell office:value-type="float" office:value="1286337" calcext:value-type="float">
            <text:p>1286337</text:p>
          </table:table-cell>
          <table:table-cell office:value-type="float" office:value="226639156" calcext:value-type="float">
            <text:p>226639156</text:p>
          </table:table-cell>
          <table:table-cell office:value-type="float" office:value="238863476" calcext:value-type="float">
            <text:p>238863476</text:p>
          </table:table-cell>
          <table:table-cell office:value-type="float" office:value="267043386" calcext:value-type="float">
            <text:p>267043386</text:p>
          </table:table-cell>
          <table:table-cell office:value-type="float" office:value="318225174" calcext:value-type="float">
            <text:p>318225174</text:p>
          </table:table-cell>
          <table:table-cell office:value-type="float" office:value="467937" calcext:value-type="float">
            <text:p>467937</text:p>
          </table:table-cell>
          <table:table-cell office:value-type="float" office:value="583385" calcext:value-type="float">
            <text:p>583385</text:p>
          </table:table-cell>
          <table:table-cell office:value-type="float" office:value="1084759661" calcext:value-type="float">
            <text:p>1084759661</text:p>
          </table:table-cell>
          <table:table-cell office:value-type="float" office:value="1098268990" calcext:value-type="float">
            <text:p>1098268990</text:p>
          </table:table-cell>
          <table:table-cell office:value-type="float" office:value="924842468" calcext:value-type="float">
            <text:p>924842468</text:p>
          </table:table-cell>
          <table:table-cell office:value-type="float" office:value="985327604" calcext:value-type="float">
            <text:p>985327604</text:p>
          </table:table-cell>
          <table:table-cell office:value-type="float" office:value="30482717" calcext:value-type="float">
            <text:p>30482717</text:p>
          </table:table-cell>
          <table:table-cell office:value-type="float" office:value="30740292" calcext:value-type="float">
            <text:p>30740292</text:p>
          </table:table-cell>
          <table:table-cell office:value-type="float" office:value="955527585" calcext:value-type="float">
            <text:p>955527585</text:p>
          </table:table-cell>
          <table:table-cell office:value-type="float" office:value="969196781" calcext:value-type="float">
            <text:p>969196781</text:p>
          </table:table-cell>
          <table:table-cell office:value-type="float" office:value="1000825105" calcext:value-type="float">
            <text:p>1000825105</text:p>
          </table:table-cell>
          <table:table-cell office:value-type="float" office:value="1043766599" calcext:value-type="float">
            <text:p>1043766599</text:p>
          </table:table-cell>
          <table:table-cell office:value-type="float" office:value="31388210" calcext:value-type="float">
            <text:p>31388210</text:p>
          </table:table-cell>
          <table:table-cell office:value-type="float" office:value="31801530" calcext:value-type="float">
            <text:p>31801530</text:p>
          </table:table-cell>
          <table:table-cell office:value-type="float" office:value="459206370" calcext:value-type="float">
            <text:p>459206370</text:p>
          </table:table-cell>
          <table:table-cell office:value-type="float" office:value="538248055" calcext:value-type="float">
            <text:p>538248055</text:p>
          </table:table-cell>
          <table:table-cell office:value-type="float" office:value="445803059" calcext:value-type="float">
            <text:p>445803059</text:p>
          </table:table-cell>
          <table:table-cell office:value-type="float" office:value="501729724" calcext:value-type="float">
            <text:p>501729724</text:p>
          </table:table-cell>
          <table:table-cell office:value-type="float" office:value="6439925" calcext:value-type="float">
            <text:p>6439925</text:p>
          </table:table-cell>
          <table:table-cell office:value-type="float" office:value="6913379" calcext:value-type="float">
            <text:p>6913379</text:p>
          </table:table-cell>
        </table:table-row>
        <table:table-row table:style-name="ro1">
          <table:table-cell office:value-type="float" office:value="248468957" calcext:value-type="float">
            <text:p>248468957</text:p>
          </table:table-cell>
          <table:table-cell office:value-type="float" office:value="260357689" calcext:value-type="float">
            <text:p>260357689</text:p>
          </table:table-cell>
          <table:table-cell office:value-type="float" office:value="287794000" calcext:value-type="float">
            <text:p>287794000</text:p>
          </table:table-cell>
          <table:table-cell office:value-type="float" office:value="338701591" calcext:value-type="float">
            <text:p>338701591</text:p>
          </table:table-cell>
          <table:table-cell office:value-type="float" office:value="1124514" calcext:value-type="float">
            <text:p>1124514</text:p>
          </table:table-cell>
          <table:table-cell office:value-type="float" office:value="1249810" calcext:value-type="float">
            <text:p>1249810</text:p>
          </table:table-cell>
          <table:table-cell office:value-type="float" office:value="226195175" calcext:value-type="float">
            <text:p>226195175</text:p>
          </table:table-cell>
          <table:table-cell office:value-type="float" office:value="238114778" calcext:value-type="float">
            <text:p>238114778</text:p>
          </table:table-cell>
          <table:table-cell office:value-type="float" office:value="262831328" calcext:value-type="float">
            <text:p>262831328</text:p>
          </table:table-cell>
          <table:table-cell office:value-type="float" office:value="314292202" calcext:value-type="float">
            <text:p>314292202</text:p>
          </table:table-cell>
          <table:table-cell office:value-type="float" office:value="468076" calcext:value-type="float">
            <text:p>468076</text:p>
          </table:table-cell>
          <table:table-cell office:value-type="float" office:value="566832" calcext:value-type="float">
            <text:p>566832</text:p>
          </table:table-cell>
          <table:table-cell office:value-type="float" office:value="1221020215" calcext:value-type="float">
            <text:p>1221020215</text:p>
          </table:table-cell>
          <table:table-cell office:value-type="float" office:value="1234154776" calcext:value-type="float">
            <text:p>1234154776</text:p>
          </table:table-cell>
          <table:table-cell office:value-type="float" office:value="901879701" calcext:value-type="float">
            <text:p>901879701</text:p>
          </table:table-cell>
          <table:table-cell office:value-type="float" office:value="949359272" calcext:value-type="float">
            <text:p>949359272</text:p>
          </table:table-cell>
          <table:table-cell office:value-type="float" office:value="33114825" calcext:value-type="float">
            <text:p>33114825</text:p>
          </table:table-cell>
          <table:table-cell office:value-type="float" office:value="33355638" calcext:value-type="float">
            <text:p>33355638</text:p>
          </table:table-cell>
          <table:table-cell office:value-type="float" office:value="1107860504" calcext:value-type="float">
            <text:p>1107860504</text:p>
          </table:table-cell>
          <table:table-cell office:value-type="float" office:value="1133373385" calcext:value-type="float">
            <text:p>1133373385</text:p>
          </table:table-cell>
          <table:table-cell office:value-type="float" office:value="1026012177" calcext:value-type="float">
            <text:p>1026012177</text:p>
          </table:table-cell>
          <table:table-cell office:value-type="float" office:value="1074389698" calcext:value-type="float">
            <text:p>1074389698</text:p>
          </table:table-cell>
          <table:table-cell office:value-type="float" office:value="31309358" calcext:value-type="float">
            <text:p>31309358</text:p>
          </table:table-cell>
          <table:table-cell office:value-type="float" office:value="32169733" calcext:value-type="float">
            <text:p>32169733</text:p>
          </table:table-cell>
          <table:table-cell office:value-type="float" office:value="453039035" calcext:value-type="float">
            <text:p>453039035</text:p>
          </table:table-cell>
          <table:table-cell office:value-type="float" office:value="515386978" calcext:value-type="float">
            <text:p>515386978</text:p>
          </table:table-cell>
          <table:table-cell office:value-type="float" office:value="426861335" calcext:value-type="float">
            <text:p>426861335</text:p>
          </table:table-cell>
          <table:table-cell office:value-type="float" office:value="480601130" calcext:value-type="float">
            <text:p>480601130</text:p>
          </table:table-cell>
          <table:table-cell office:value-type="float" office:value="6615367" calcext:value-type="float">
            <text:p>6615367</text:p>
          </table:table-cell>
          <table:table-cell office:value-type="float" office:value="6847310" calcext:value-type="float">
            <text:p>6847310</text:p>
          </table:table-cell>
        </table:table-row>
        <table:table-row table:style-name="ro1">
          <table:table-cell office:value-type="float" office:value="247617102" calcext:value-type="float">
            <text:p>247617102</text:p>
          </table:table-cell>
          <table:table-cell office:value-type="float" office:value="259353162" calcext:value-type="float">
            <text:p>259353162</text:p>
          </table:table-cell>
          <table:table-cell office:value-type="float" office:value="282339744" calcext:value-type="float">
            <text:p>282339744</text:p>
          </table:table-cell>
          <table:table-cell office:value-type="float" office:value="332607868" calcext:value-type="float">
            <text:p>332607868</text:p>
          </table:table-cell>
          <table:table-cell office:value-type="float" office:value="1658521" calcext:value-type="float">
            <text:p>1658521</text:p>
          </table:table-cell>
          <table:table-cell office:value-type="float" office:value="1817479" calcext:value-type="float">
            <text:p>1817479</text:p>
          </table:table-cell>
          <table:table-cell office:value-type="float" office:value="227168902" calcext:value-type="float">
            <text:p>227168902</text:p>
          </table:table-cell>
          <table:table-cell office:value-type="float" office:value="238883381" calcext:value-type="float">
            <text:p>238883381</text:p>
          </table:table-cell>
          <table:table-cell office:value-type="float" office:value="270245958" calcext:value-type="float">
            <text:p>270245958</text:p>
          </table:table-cell>
          <table:table-cell office:value-type="float" office:value="321144120" calcext:value-type="float">
            <text:p>321144120</text:p>
          </table:table-cell>
          <table:table-cell office:value-type="float" office:value="478483" calcext:value-type="float">
            <text:p>478483</text:p>
          </table:table-cell>
          <table:table-cell office:value-type="float" office:value="571442" calcext:value-type="float">
            <text:p>571442</text:p>
          </table:table-cell>
          <table:table-cell office:value-type="float" office:value="1017866379" calcext:value-type="float">
            <text:p>1017866379</text:p>
          </table:table-cell>
          <table:table-cell office:value-type="float" office:value="1043060015" calcext:value-type="float">
            <text:p>1043060015</text:p>
          </table:table-cell>
          <table:table-cell office:value-type="float" office:value="875581036" calcext:value-type="float">
            <text:p>875581036</text:p>
          </table:table-cell>
          <table:table-cell office:value-type="float" office:value="954655686" calcext:value-type="float">
            <text:p>954655686</text:p>
          </table:table-cell>
          <table:table-cell office:value-type="float" office:value="30733168" calcext:value-type="float">
            <text:p>30733168</text:p>
          </table:table-cell>
          <table:table-cell office:value-type="float" office:value="30992070" calcext:value-type="float">
            <text:p>30992070</text:p>
          </table:table-cell>
          <table:table-cell office:value-type="float" office:value="1183841185" calcext:value-type="float">
            <text:p>1183841185</text:p>
          </table:table-cell>
          <table:table-cell office:value-type="float" office:value="1201273779" calcext:value-type="float">
            <text:p>1201273779</text:p>
          </table:table-cell>
          <table:table-cell office:value-type="float" office:value="968185829" calcext:value-type="float">
            <text:p>968185829</text:p>
          </table:table-cell>
          <table:table-cell office:value-type="float" office:value="1016446714" calcext:value-type="float">
            <text:p>1016446714</text:p>
          </table:table-cell>
          <table:table-cell office:value-type="float" office:value="31381923" calcext:value-type="float">
            <text:p>31381923</text:p>
          </table:table-cell>
          <table:table-cell office:value-type="float" office:value="31747333" calcext:value-type="float">
            <text:p>31747333</text:p>
          </table:table-cell>
          <table:table-cell office:value-type="float" office:value="440588709" calcext:value-type="float">
            <text:p>440588709</text:p>
          </table:table-cell>
          <table:table-cell office:value-type="float" office:value="710191289" calcext:value-type="float">
            <text:p>710191289</text:p>
          </table:table-cell>
          <table:table-cell office:value-type="float" office:value="424439030" calcext:value-type="float">
            <text:p>424439030</text:p>
          </table:table-cell>
          <table:table-cell office:value-type="float" office:value="607984367" calcext:value-type="float">
            <text:p>607984367</text:p>
          </table:table-cell>
          <table:table-cell office:value-type="float" office:value="6496846" calcext:value-type="float">
            <text:p>6496846</text:p>
          </table:table-cell>
          <table:table-cell office:value-type="float" office:value="19893242" calcext:value-type="float">
            <text:p>19893242</text:p>
          </table:table-cell>
        </table:table-row>
        <table:table-row table:style-name="ro1">
          <table:table-cell office:value-type="float" office:value="247601598" calcext:value-type="float">
            <text:p>247601598</text:p>
          </table:table-cell>
          <table:table-cell office:value-type="float" office:value="259473988" calcext:value-type="float">
            <text:p>259473988</text:p>
          </table:table-cell>
          <table:table-cell office:value-type="float" office:value="279574449" calcext:value-type="float">
            <text:p>279574449</text:p>
          </table:table-cell>
          <table:table-cell office:value-type="float" office:value="331803227" calcext:value-type="float">
            <text:p>331803227</text:p>
          </table:table-cell>
          <table:table-cell office:value-type="float" office:value="1115156" calcext:value-type="float">
            <text:p>1115156</text:p>
          </table:table-cell>
          <table:table-cell office:value-type="float" office:value="1286197" calcext:value-type="float">
            <text:p>1286197</text:p>
          </table:table-cell>
          <table:table-cell office:value-type="float" office:value="226818857" calcext:value-type="float">
            <text:p>226818857</text:p>
          </table:table-cell>
          <table:table-cell office:value-type="float" office:value="239089272" calcext:value-type="float">
            <text:p>239089272</text:p>
          </table:table-cell>
          <table:table-cell office:value-type="float" office:value="263400674" calcext:value-type="float">
            <text:p>263400674</text:p>
          </table:table-cell>
          <table:table-cell office:value-type="float" office:value="314802253" calcext:value-type="float">
            <text:p>314802253</text:p>
          </table:table-cell>
          <table:table-cell office:value-type="float" office:value="464445" calcext:value-type="float">
            <text:p>464445</text:p>
          </table:table-cell>
          <table:table-cell office:value-type="float" office:value="582407" calcext:value-type="float">
            <text:p>582407</text:p>
          </table:table-cell>
          <table:table-cell office:value-type="float" office:value="1087486195" calcext:value-type="float">
            <text:p>1087486195</text:p>
          </table:table-cell>
          <table:table-cell office:value-type="float" office:value="1101085131" calcext:value-type="float">
            <text:p>1101085131</text:p>
          </table:table-cell>
          <table:table-cell office:value-type="float" office:value="924622258" calcext:value-type="float">
            <text:p>924622258</text:p>
          </table:table-cell>
          <table:table-cell office:value-type="float" office:value="994031155" calcext:value-type="float">
            <text:p>994031155</text:p>
          </table:table-cell>
          <table:table-cell office:value-type="float" office:value="31363415" calcext:value-type="float">
            <text:p>31363415</text:p>
          </table:table-cell>
          <table:table-cell office:value-type="float" office:value="31642362" calcext:value-type="float">
            <text:p>31642362</text:p>
          </table:table-cell>
          <table:table-cell office:value-type="float" office:value="1293360280" calcext:value-type="float">
            <text:p>1293360280</text:p>
          </table:table-cell>
          <table:table-cell office:value-type="float" office:value="1325567169" calcext:value-type="float">
            <text:p>1325567169</text:p>
          </table:table-cell>
          <table:table-cell office:value-type="float" office:value="1062688768" calcext:value-type="float">
            <text:p>1062688768</text:p>
          </table:table-cell>
          <table:table-cell office:value-type="float" office:value="1136071494" calcext:value-type="float">
            <text:p>1136071494</text:p>
          </table:table-cell>
          <table:table-cell office:value-type="float" office:value="31472019" calcext:value-type="float">
            <text:p>31472019</text:p>
          </table:table-cell>
          <table:table-cell office:value-type="float" office:value="31881359" calcext:value-type="float">
            <text:p>31881359</text:p>
          </table:table-cell>
          <table:table-cell office:value-type="float" office:value="435134803" calcext:value-type="float">
            <text:p>435134803</text:p>
          </table:table-cell>
          <table:table-cell office:value-type="float" office:value="484250406" calcext:value-type="float">
            <text:p>484250406</text:p>
          </table:table-cell>
          <table:table-cell office:value-type="float" office:value="430400332" calcext:value-type="float">
            <text:p>430400332</text:p>
          </table:table-cell>
          <table:table-cell office:value-type="float" office:value="488292261" calcext:value-type="float">
            <text:p>488292261</text:p>
          </table:table-cell>
          <table:table-cell office:value-type="float" office:value="6450611" calcext:value-type="float">
            <text:p>6450611</text:p>
          </table:table-cell>
          <table:table-cell office:value-type="float" office:value="6922249" calcext:value-type="float">
            <text:p>6922249</text:p>
          </table:table-cell>
        </table:table-row>
        <table:table-row table:style-name="ro1">
          <table:table-cell office:value-type="float" office:value="247033509" calcext:value-type="float">
            <text:p>247033509</text:p>
          </table:table-cell>
          <table:table-cell office:value-type="float" office:value="258941239" calcext:value-type="float">
            <text:p>258941239</text:p>
          </table:table-cell>
          <table:table-cell office:value-type="float" office:value="284937211" calcext:value-type="float">
            <text:p>284937211</text:p>
          </table:table-cell>
          <table:table-cell office:value-type="float" office:value="335430783" calcext:value-type="float">
            <text:p>335430783</text:p>
          </table:table-cell>
          <table:table-cell office:value-type="float" office:value="1656426" calcext:value-type="float">
            <text:p>1656426</text:p>
          </table:table-cell>
          <table:table-cell office:value-type="float" office:value="1833962" calcext:value-type="float">
            <text:p>1833962</text:p>
          </table:table-cell>
          <table:table-cell office:value-type="float" office:value="228798089" calcext:value-type="float">
            <text:p>228798089</text:p>
          </table:table-cell>
          <table:table-cell office:value-type="float" office:value="240629133" calcext:value-type="float">
            <text:p>240629133</text:p>
          </table:table-cell>
          <table:table-cell office:value-type="float" office:value="265625189" calcext:value-type="float">
            <text:p>265625189</text:p>
          </table:table-cell>
          <table:table-cell office:value-type="float" office:value="316550520" calcext:value-type="float">
            <text:p>316550520</text:p>
          </table:table-cell>
          <table:table-cell office:value-type="float" office:value="464095" calcext:value-type="float">
            <text:p>464095</text:p>
          </table:table-cell>
          <table:table-cell office:value-type="float" office:value="564666" calcext:value-type="float">
            <text:p>564666</text:p>
          </table:table-cell>
          <table:table-cell office:value-type="float" office:value="994356824" calcext:value-type="float">
            <text:p>994356824</text:p>
          </table:table-cell>
          <table:table-cell office:value-type="float" office:value="1019185400" calcext:value-type="float">
            <text:p>1019185400</text:p>
          </table:table-cell>
          <table:table-cell office:value-type="float" office:value="918999476" calcext:value-type="float">
            <text:p>918999476</text:p>
          </table:table-cell>
          <table:table-cell office:value-type="float" office:value="979599640" calcext:value-type="float">
            <text:p>979599640</text:p>
          </table:table-cell>
          <table:table-cell office:value-type="float" office:value="30483764" calcext:value-type="float">
            <text:p>30483764</text:p>
          </table:table-cell>
          <table:table-cell office:value-type="float" office:value="30728069" calcext:value-type="float">
            <text:p>30728069</text:p>
          </table:table-cell>
          <table:table-cell office:value-type="float" office:value="1258510597" calcext:value-type="float">
            <text:p>1258510597</text:p>
          </table:table-cell>
          <table:table-cell office:value-type="float" office:value="1272197464" calcext:value-type="float">
            <text:p>1272197464</text:p>
          </table:table-cell>
          <table:table-cell office:value-type="float" office:value="1047960918" calcext:value-type="float">
            <text:p>1047960918</text:p>
          </table:table-cell>
          <table:table-cell office:value-type="float" office:value="1134576541" calcext:value-type="float">
            <text:p>1134576541</text:p>
          </table:table-cell>
          <table:table-cell office:value-type="float" office:value="31312851" calcext:value-type="float">
            <text:p>31312851</text:p>
          </table:table-cell>
          <table:table-cell office:value-type="float" office:value="31679517" calcext:value-type="float">
            <text:p>31679517</text:p>
          </table:table-cell>
          <table:table-cell office:value-type="float" office:value="442747991" calcext:value-type="float">
            <text:p>442747991</text:p>
          </table:table-cell>
          <table:table-cell office:value-type="float" office:value="488691962" calcext:value-type="float">
            <text:p>488691962</text:p>
          </table:table-cell>
          <table:table-cell office:value-type="float" office:value="436585895" calcext:value-type="float">
            <text:p>436585895</text:p>
          </table:table-cell>
          <table:table-cell office:value-type="float" office:value="489560369" calcext:value-type="float">
            <text:p>489560369</text:p>
          </table:table-cell>
          <table:table-cell office:value-type="float" office:value="6472751" calcext:value-type="float">
            <text:p>6472751</text:p>
          </table:table-cell>
          <table:table-cell office:value-type="float" office:value="6695475" calcext:value-type="float">
            <text:p>6695475</text:p>
          </table:table-cell>
        </table:table-row>
        <table:table-row table:style-name="ro1">
          <table:table-cell office:value-type="float" office:value="248095166" calcext:value-type="float">
            <text:p>248095166</text:p>
          </table:table-cell>
          <table:table-cell office:value-type="float" office:value="259831435" calcext:value-type="float">
            <text:p>259831435</text:p>
          </table:table-cell>
          <table:table-cell office:value-type="float" office:value="284663015" calcext:value-type="float">
            <text:p>284663015</text:p>
          </table:table-cell>
          <table:table-cell office:value-type="float" office:value="334886511" calcext:value-type="float">
            <text:p>334886511</text:p>
          </table:table-cell>
          <table:table-cell office:value-type="float" office:value="1112292" calcext:value-type="float">
            <text:p>1112292</text:p>
          </table:table-cell>
          <table:table-cell office:value-type="float" office:value="1223759" calcext:value-type="float">
            <text:p>1223759</text:p>
          </table:table-cell>
          <table:table-cell office:value-type="float" office:value="226145588" calcext:value-type="float">
            <text:p>226145588</text:p>
          </table:table-cell>
          <table:table-cell office:value-type="float" office:value="237953374" calcext:value-type="float">
            <text:p>237953374</text:p>
          </table:table-cell>
          <table:table-cell office:value-type="float" office:value="266269824" calcext:value-type="float">
            <text:p>266269824</text:p>
          </table:table-cell>
          <table:table-cell office:value-type="float" office:value="317166869" calcext:value-type="float">
            <text:p>317166869</text:p>
          </table:table-cell>
          <table:table-cell office:value-type="float" office:value="465213" calcext:value-type="float">
            <text:p>465213</text:p>
          </table:table-cell>
          <table:table-cell office:value-type="float" office:value="560267" calcext:value-type="float">
            <text:p>560267</text:p>
          </table:table-cell>
          <table:table-cell office:value-type="float" office:value="952359864" calcext:value-type="float">
            <text:p>952359864</text:p>
          </table:table-cell>
          <table:table-cell office:value-type="float" office:value="965052260" calcext:value-type="float">
            <text:p>965052260</text:p>
          </table:table-cell>
          <table:table-cell office:value-type="float" office:value="903055689" calcext:value-type="float">
            <text:p>903055689</text:p>
          </table:table-cell>
          <table:table-cell office:value-type="float" office:value="981356428" calcext:value-type="float">
            <text:p>981356428</text:p>
          </table:table-cell>
          <table:table-cell office:value-type="float" office:value="30574558" calcext:value-type="float">
            <text:p>30574558</text:p>
          </table:table-cell>
          <table:table-cell office:value-type="float" office:value="30838418" calcext:value-type="float">
            <text:p>30838418</text:p>
          </table:table-cell>
          <table:table-cell office:value-type="float" office:value="1075776536" calcext:value-type="float">
            <text:p>1075776536</text:p>
          </table:table-cell>
          <table:table-cell office:value-type="float" office:value="1089190113" calcext:value-type="float">
            <text:p>1089190113</text:p>
          </table:table-cell>
          <table:table-cell office:value-type="float" office:value="991332766" calcext:value-type="float">
            <text:p>991332766</text:p>
          </table:table-cell>
          <table:table-cell office:value-type="float" office:value="1061613561" calcext:value-type="float">
            <text:p>1061613561</text:p>
          </table:table-cell>
          <table:table-cell office:value-type="float" office:value="31421593" calcext:value-type="float">
            <text:p>31421593</text:p>
          </table:table-cell>
          <table:table-cell office:value-type="float" office:value="31801879" calcext:value-type="float">
            <text:p>31801879</text:p>
          </table:table-cell>
          <table:table-cell office:value-type="float" office:value="462559380" calcext:value-type="float">
            <text:p>462559380</text:p>
          </table:table-cell>
          <table:table-cell office:value-type="float" office:value="710901645" calcext:value-type="float">
            <text:p>710901645</text:p>
          </table:table-cell>
          <table:table-cell office:value-type="float" office:value="452776223" calcext:value-type="float">
            <text:p>452776223</text:p>
          </table:table-cell>
          <table:table-cell office:value-type="float" office:value="633047680" calcext:value-type="float">
            <text:p>633047680</text:p>
          </table:table-cell>
          <table:table-cell office:value-type="float" office:value="6425468" calcext:value-type="float">
            <text:p>6425468</text:p>
          </table:table-cell>
          <table:table-cell office:value-type="float" office:value="19833248" calcext:value-type="float">
            <text:p>19833248</text:p>
          </table:table-cell>
        </table:table-row>
        <table:table-row table:style-name="ro1">
          <table:table-cell office:value-type="float" office:value="248180442" calcext:value-type="float">
            <text:p>248180442</text:p>
          </table:table-cell>
          <table:table-cell office:value-type="float" office:value="259892057" calcext:value-type="float">
            <text:p>259892057</text:p>
          </table:table-cell>
          <table:table-cell office:value-type="float" office:value="283400005" calcext:value-type="float">
            <text:p>283400005</text:p>
          </table:table-cell>
          <table:table-cell office:value-type="float" office:value="335340340" calcext:value-type="float">
            <text:p>335340340</text:p>
          </table:table-cell>
          <table:table-cell office:value-type="float" office:value="1117321" calcext:value-type="float">
            <text:p>1117321</text:p>
          </table:table-cell>
          <table:table-cell office:value-type="float" office:value="1285149" calcext:value-type="float">
            <text:p>1285149</text:p>
          </table:table-cell>
          <table:table-cell office:value-type="float" office:value="226296514" calcext:value-type="float">
            <text:p>226296514</text:p>
          </table:table-cell>
          <table:table-cell office:value-type="float" office:value="238491361" calcext:value-type="float">
            <text:p>238491361</text:p>
          </table:table-cell>
          <table:table-cell office:value-type="float" office:value="261584591" calcext:value-type="float">
            <text:p>261584591</text:p>
          </table:table-cell>
          <table:table-cell office:value-type="float" office:value="312781045" calcext:value-type="float">
            <text:p>312781045</text:p>
          </table:table-cell>
          <table:table-cell office:value-type="float" office:value="464515" calcext:value-type="float">
            <text:p>464515</text:p>
          </table:table-cell>
          <table:table-cell office:value-type="float" office:value="578915" calcext:value-type="float">
            <text:p>578915</text:p>
          </table:table-cell>
          <table:table-cell office:value-type="float" office:value="1170449259" calcext:value-type="float">
            <text:p>1170449259</text:p>
          </table:table-cell>
          <table:table-cell office:value-type="float" office:value="1183891751" calcext:value-type="float">
            <text:p>1183891751</text:p>
          </table:table-cell>
          <table:table-cell office:value-type="float" office:value="994209948" calcext:value-type="float">
            <text:p>994209948</text:p>
          </table:table-cell>
          <table:table-cell office:value-type="float" office:value="1036455055" calcext:value-type="float">
            <text:p>1036455055</text:p>
          </table:table-cell>
          <table:table-cell office:value-type="float" office:value="30473708" calcext:value-type="float">
            <text:p>30473708</text:p>
          </table:table-cell>
          <table:table-cell office:value-type="float" office:value="30734844" calcext:value-type="float">
            <text:p>30734844</text:p>
          </table:table-cell>
          <table:table-cell office:value-type="float" office:value="1274529883" calcext:value-type="float">
            <text:p>1274529883</text:p>
          </table:table-cell>
          <table:table-cell office:value-type="float" office:value="1300961386" calcext:value-type="float">
            <text:p>1300961386</text:p>
          </table:table-cell>
          <table:table-cell office:value-type="float" office:value="1027824698" calcext:value-type="float">
            <text:p>1027824698</text:p>
          </table:table-cell>
          <table:table-cell office:value-type="float" office:value="1118787033" calcext:value-type="float">
            <text:p>1118787033</text:p>
          </table:table-cell>
          <table:table-cell office:value-type="float" office:value="31501911" calcext:value-type="float">
            <text:p>31501911</text:p>
          </table:table-cell>
          <table:table-cell office:value-type="float" office:value="31924591" calcext:value-type="float">
            <text:p>31924591</text:p>
          </table:table-cell>
          <table:table-cell office:value-type="float" office:value="444825561" calcext:value-type="float">
            <text:p>444825561</text:p>
          </table:table-cell>
          <table:table-cell office:value-type="float" office:value="493300371" calcext:value-type="float">
            <text:p>493300371</text:p>
          </table:table-cell>
          <table:table-cell office:value-type="float" office:value="434012803" calcext:value-type="float">
            <text:p>434012803</text:p>
          </table:table-cell>
          <table:table-cell office:value-type="float" office:value="493157894" calcext:value-type="float">
            <text:p>493157894</text:p>
          </table:table-cell>
          <table:table-cell office:value-type="float" office:value="6429868" calcext:value-type="float">
            <text:p>6429868</text:p>
          </table:table-cell>
          <table:table-cell office:value-type="float" office:value="6904370" calcext:value-type="float">
            <text:p>6904370</text:p>
          </table:table-cell>
        </table:table-row>
        <table:table-row table:style-name="ro1">
          <table:table-cell office:value-type="float" office:value="248584055" calcext:value-type="float">
            <text:p>248584055</text:p>
          </table:table-cell>
          <table:table-cell office:value-type="float" office:value="260530407" calcext:value-type="float">
            <text:p>260530407</text:p>
          </table:table-cell>
          <table:table-cell office:value-type="float" office:value="282674424" calcext:value-type="float">
            <text:p>282674424</text:p>
          </table:table-cell>
          <table:table-cell office:value-type="float" office:value="333154796" calcext:value-type="float">
            <text:p>333154796</text:p>
          </table:table-cell>
          <table:table-cell office:value-type="float" office:value="1128146" calcext:value-type="float">
            <text:p>1128146</text:p>
          </table:table-cell>
          <table:table-cell office:value-type="float" office:value="1250857" calcext:value-type="float">
            <text:p>1250857</text:p>
          </table:table-cell>
          <table:table-cell office:value-type="float" office:value="226605143" calcext:value-type="float">
            <text:p>226605143</text:p>
          </table:table-cell>
          <table:table-cell office:value-type="float" office:value="238413698" calcext:value-type="float">
            <text:p>238413698</text:p>
          </table:table-cell>
          <table:table-cell office:value-type="float" office:value="264673671" calcext:value-type="float">
            <text:p>264673671</text:p>
          </table:table-cell>
          <table:table-cell office:value-type="float" office:value="315745808" calcext:value-type="float">
            <text:p>315745808</text:p>
          </table:table-cell>
          <table:table-cell office:value-type="float" office:value="465282" calcext:value-type="float">
            <text:p>465282</text:p>
          </table:table-cell>
          <table:table-cell office:value-type="float" office:value="564736" calcext:value-type="float">
            <text:p>564736</text:p>
          </table:table-cell>
          <table:table-cell office:value-type="float" office:value="989765318" calcext:value-type="float">
            <text:p>989765318</text:p>
          </table:table-cell>
          <table:table-cell office:value-type="float" office:value="1002976914" calcext:value-type="float">
            <text:p>1002976914</text:p>
          </table:table-cell>
          <table:table-cell office:value-type="float" office:value="998666730" calcext:value-type="float">
            <text:p>998666730</text:p>
          </table:table-cell>
          <table:table-cell office:value-type="float" office:value="1062566267" calcext:value-type="float">
            <text:p>1062566267</text:p>
          </table:table-cell>
          <table:table-cell office:value-type="float" office:value="30450451" calcext:value-type="float">
            <text:p>30450451</text:p>
          </table:table-cell>
          <table:table-cell office:value-type="float" office:value="30693987" calcext:value-type="float">
            <text:p>30693987</text:p>
          </table:table-cell>
          <table:table-cell office:value-type="float" office:value="1267877291" calcext:value-type="float">
            <text:p>1267877291</text:p>
          </table:table-cell>
          <table:table-cell office:value-type="float" office:value="1280878316" calcext:value-type="float">
            <text:p>1280878316</text:p>
          </table:table-cell>
          <table:table-cell office:value-type="float" office:value="1034178788" calcext:value-type="float">
            <text:p>1034178788</text:p>
          </table:table-cell>
          <table:table-cell office:value-type="float" office:value="1096172635" calcext:value-type="float">
            <text:p>1096172635</text:p>
          </table:table-cell>
          <table:table-cell office:value-type="float" office:value="31624064" calcext:value-type="float">
            <text:p>31624064</text:p>
          </table:table-cell>
          <table:table-cell office:value-type="float" office:value="32014756" calcext:value-type="float">
            <text:p>32014756</text:p>
          </table:table-cell>
          <table:table-cell office:value-type="float" office:value="448960095" calcext:value-type="float">
            <text:p>448960095</text:p>
          </table:table-cell>
          <table:table-cell office:value-type="float" office:value="491445805" calcext:value-type="float">
            <text:p>491445805</text:p>
          </table:table-cell>
          <table:table-cell office:value-type="float" office:value="426116407" calcext:value-type="float">
            <text:p>426116407</text:p>
          </table:table-cell>
          <table:table-cell office:value-type="float" office:value="480242704" calcext:value-type="float">
            <text:p>480242704</text:p>
          </table:table-cell>
          <table:table-cell office:value-type="float" office:value="6440065" calcext:value-type="float">
            <text:p>6440065</text:p>
          </table:table-cell>
          <table:table-cell office:value-type="float" office:value="6660624" calcext:value-type="float">
            <text:p>6660624</text:p>
          </table:table-cell>
        </table:table-row>
        <table:table-row table:style-name="ro1">
          <table:table-cell office:value-type="float" office:value="249621338" calcext:value-type="float">
            <text:p>249621338</text:p>
          </table:table-cell>
          <table:table-cell office:value-type="float" office:value="261680832" calcext:value-type="float">
            <text:p>261680832</text:p>
          </table:table-cell>
          <table:table-cell office:value-type="float" office:value="286821041" calcext:value-type="float">
            <text:p>286821041</text:p>
          </table:table-cell>
          <table:table-cell office:value-type="float" office:value="345375973" calcext:value-type="float">
            <text:p>345375973</text:p>
          </table:table-cell>
          <table:table-cell office:value-type="float" office:value="1146724" calcext:value-type="float">
            <text:p>1146724</text:p>
          </table:table-cell>
          <table:table-cell office:value-type="float" office:value="1257982" calcext:value-type="float">
            <text:p>1257982</text:p>
          </table:table-cell>
          <table:table-cell office:value-type="float" office:value="226613384" calcext:value-type="float">
            <text:p>226613384</text:p>
          </table:table-cell>
          <table:table-cell office:value-type="float" office:value="238295107" calcext:value-type="float">
            <text:p>238295107</text:p>
          </table:table-cell>
          <table:table-cell office:value-type="float" office:value="268754637" calcext:value-type="float">
            <text:p>268754637</text:p>
          </table:table-cell>
          <table:table-cell office:value-type="float" office:value="319552856" calcext:value-type="float">
            <text:p>319552856</text:p>
          </table:table-cell>
          <table:table-cell office:value-type="float" office:value="465352" calcext:value-type="float">
            <text:p>465352</text:p>
          </table:table-cell>
          <table:table-cell office:value-type="float" office:value="559498" calcext:value-type="float">
            <text:p>559498</text:p>
          </table:table-cell>
          <table:table-cell office:value-type="float" office:value="1012486923" calcext:value-type="float">
            <text:p>1012486923</text:p>
          </table:table-cell>
          <table:table-cell office:value-type="float" office:value="1025953929" calcext:value-type="float">
            <text:p>1025953929</text:p>
          </table:table-cell>
          <table:table-cell office:value-type="float" office:value="914525513" calcext:value-type="float">
            <text:p>914525513</text:p>
          </table:table-cell>
          <table:table-cell office:value-type="float" office:value="983845083" calcext:value-type="float">
            <text:p>983845083</text:p>
          </table:table-cell>
          <table:table-cell office:value-type="float" office:value="32912286" calcext:value-type="float">
            <text:p>32912286</text:p>
          </table:table-cell>
          <table:table-cell office:value-type="float" office:value="33172445" calcext:value-type="float">
            <text:p>33172445</text:p>
          </table:table-cell>
          <table:table-cell office:value-type="float" office:value="1213224181" calcext:value-type="float">
            <text:p>1213224181</text:p>
          </table:table-cell>
          <table:table-cell office:value-type="float" office:value="1231143080" calcext:value-type="float">
            <text:p>1231143080</text:p>
          </table:table-cell>
          <table:table-cell office:value-type="float" office:value="1013477343" calcext:value-type="float">
            <text:p>1013477343</text:p>
          </table:table-cell>
          <table:table-cell office:value-type="float" office:value="1055685992" calcext:value-type="float">
            <text:p>1055685992</text:p>
          </table:table-cell>
          <table:table-cell office:value-type="float" office:value="34439365" calcext:value-type="float">
            <text:p>34439365</text:p>
          </table:table-cell>
          <table:table-cell office:value-type="float" office:value="34809385" calcext:value-type="float">
            <text:p>34809385</text:p>
          </table:table-cell>
          <table:table-cell office:value-type="float" office:value="471242747" calcext:value-type="float">
            <text:p>471242747</text:p>
          </table:table-cell>
          <table:table-cell office:value-type="float" office:value="750446618" calcext:value-type="float">
            <text:p>750446618</text:p>
          </table:table-cell>
          <table:table-cell office:value-type="float" office:value="449971117" calcext:value-type="float">
            <text:p>449971117</text:p>
          </table:table-cell>
          <table:table-cell office:value-type="float" office:value="627536994" calcext:value-type="float">
            <text:p>627536994</text:p>
          </table:table-cell>
          <table:table-cell office:value-type="float" office:value="6417646" calcext:value-type="float">
            <text:p>6417646</text:p>
          </table:table-cell>
          <table:table-cell office:value-type="float" office:value="19841210" calcext:value-type="float">
            <text:p>19841210</text:p>
          </table:table-cell>
        </table:table-row>
        <table:table-row table:style-name="ro1">
          <table:table-cell office:value-type="float" office:value="247848138" calcext:value-type="float">
            <text:p>247848138</text:p>
          </table:table-cell>
          <table:table-cell office:value-type="float" office:value="259544807" calcext:value-type="float">
            <text:p>259544807</text:p>
          </table:table-cell>
          <table:table-cell office:value-type="float" office:value="287923765" calcext:value-type="float">
            <text:p>287923765</text:p>
          </table:table-cell>
          <table:table-cell office:value-type="float" office:value="338789730" calcext:value-type="float">
            <text:p>338789730</text:p>
          </table:table-cell>
          <table:table-cell office:value-type="float" office:value="1128355" calcext:value-type="float">
            <text:p>1128355</text:p>
          </table:table-cell>
          <table:table-cell office:value-type="float" office:value="1301981" calcext:value-type="float">
            <text:p>1301981</text:p>
          </table:table-cell>
          <table:table-cell office:value-type="float" office:value="226912863" calcext:value-type="float">
            <text:p>226912863</text:p>
          </table:table-cell>
          <table:table-cell office:value-type="float" office:value="239247533" calcext:value-type="float">
            <text:p>239247533</text:p>
          </table:table-cell>
          <table:table-cell office:value-type="float" office:value="264210763" calcext:value-type="float">
            <text:p>264210763</text:p>
          </table:table-cell>
          <table:table-cell office:value-type="float" office:value="319438735" calcext:value-type="float">
            <text:p>319438735</text:p>
          </table:table-cell>
          <table:table-cell office:value-type="float" office:value="465073" calcext:value-type="float">
            <text:p>465073</text:p>
          </table:table-cell>
          <table:table-cell office:value-type="float" office:value="580800" calcext:value-type="float">
            <text:p>580800</text:p>
          </table:table-cell>
          <table:table-cell office:value-type="float" office:value="1049158416" calcext:value-type="float">
            <text:p>1049158416</text:p>
          </table:table-cell>
          <table:table-cell office:value-type="float" office:value="1063081555" calcext:value-type="float">
            <text:p>1063081555</text:p>
          </table:table-cell>
          <table:table-cell office:value-type="float" office:value="879020370" calcext:value-type="float">
            <text:p>879020370</text:p>
          </table:table-cell>
          <table:table-cell office:value-type="float" office:value="922086671" calcext:value-type="float">
            <text:p>922086671</text:p>
          </table:table-cell>
          <table:table-cell office:value-type="float" office:value="33433162" calcext:value-type="float">
            <text:p>33433162</text:p>
          </table:table-cell>
          <table:table-cell office:value-type="float" office:value="33694578" calcext:value-type="float">
            <text:p>33694578</text:p>
          </table:table-cell>
          <table:table-cell office:value-type="float" office:value="1280766290" calcext:value-type="float">
            <text:p>1280766290</text:p>
          </table:table-cell>
          <table:table-cell office:value-type="float" office:value="1294631391" calcext:value-type="float">
            <text:p>1294631391</text:p>
          </table:table-cell>
          <table:table-cell office:value-type="float" office:value="1053277166" calcext:value-type="float">
            <text:p>1053277166</text:p>
          </table:table-cell>
          <table:table-cell office:value-type="float" office:value="1095830343" calcext:value-type="float">
            <text:p>1095830343</text:p>
          </table:table-cell>
          <table:table-cell office:value-type="float" office:value="35052851" calcext:value-type="float">
            <text:p>35052851</text:p>
          </table:table-cell>
          <table:table-cell office:value-type="float" office:value="35472946" calcext:value-type="float">
            <text:p>35472946</text:p>
          </table:table-cell>
          <table:table-cell office:value-type="float" office:value="461431094" calcext:value-type="float">
            <text:p>461431094</text:p>
          </table:table-cell>
          <table:table-cell office:value-type="float" office:value="539111922" calcext:value-type="float">
            <text:p>539111922</text:p>
          </table:table-cell>
          <table:table-cell office:value-type="float" office:value="438189591" calcext:value-type="float">
            <text:p>438189591</text:p>
          </table:table-cell>
          <table:table-cell office:value-type="float" office:value="495167577" calcext:value-type="float">
            <text:p>495167577</text:p>
          </table:table-cell>
          <table:table-cell office:value-type="float" office:value="6422185" calcext:value-type="float">
            <text:p>6422185</text:p>
          </table:table-cell>
          <table:table-cell office:value-type="float" office:value="6893614" calcext:value-type="float">
            <text:p>6893614</text:p>
          </table:table-cell>
        </table:table-row>
        <table:table-row table:style-name="ro1">
          <table:table-cell office:value-type="float" office:value="249424735" calcext:value-type="float">
            <text:p>249424735</text:p>
          </table:table-cell>
          <table:table-cell office:value-type="float" office:value="261311512" calcext:value-type="float">
            <text:p>261311512</text:p>
          </table:table-cell>
          <table:table-cell office:value-type="float" office:value="282145586" calcext:value-type="float">
            <text:p>282145586</text:p>
          </table:table-cell>
          <table:table-cell office:value-type="float" office:value="332996606" calcext:value-type="float">
            <text:p>332996606</text:p>
          </table:table-cell>
          <table:table-cell office:value-type="float" office:value="1179410" calcext:value-type="float">
            <text:p>1179410</text:p>
          </table:table-cell>
          <table:table-cell office:value-type="float" office:value="1302889" calcext:value-type="float">
            <text:p>1302889</text:p>
          </table:table-cell>
          <table:table-cell office:value-type="float" office:value="226503873" calcext:value-type="float">
            <text:p>226503873</text:p>
          </table:table-cell>
          <table:table-cell office:value-type="float" office:value="238289031" calcext:value-type="float">
            <text:p>238289031</text:p>
          </table:table-cell>
          <table:table-cell office:value-type="float" office:value="265670097" calcext:value-type="float">
            <text:p>265670097</text:p>
          </table:table-cell>
          <table:table-cell office:value-type="float" office:value="316717161" calcext:value-type="float">
            <text:p>316717161</text:p>
          </table:table-cell>
          <table:table-cell office:value-type="float" office:value="465073" calcext:value-type="float">
            <text:p>465073</text:p>
          </table:table-cell>
          <table:table-cell office:value-type="float" office:value="564876" calcext:value-type="float">
            <text:p>564876</text:p>
          </table:table-cell>
          <table:table-cell office:value-type="float" office:value="1137863481" calcext:value-type="float">
            <text:p>1137863481</text:p>
          </table:table-cell>
          <table:table-cell office:value-type="float" office:value="1151023325" calcext:value-type="float">
            <text:p>1151023325</text:p>
          </table:table-cell>
          <table:table-cell office:value-type="float" office:value="970550584" calcext:value-type="float">
            <text:p>970550584</text:p>
          </table:table-cell>
          <table:table-cell office:value-type="float" office:value="1054065464" calcext:value-type="float">
            <text:p>1054065464</text:p>
          </table:table-cell>
          <table:table-cell office:value-type="float" office:value="35231505" calcext:value-type="float">
            <text:p>35231505</text:p>
          </table:table-cell>
          <table:table-cell office:value-type="float" office:value="35476229" calcext:value-type="float">
            <text:p>35476229</text:p>
          </table:table-cell>
          <table:table-cell office:value-type="float" office:value="1133075651" calcext:value-type="float">
            <text:p>1133075651</text:p>
          </table:table-cell>
          <table:table-cell office:value-type="float" office:value="1146409121" calcext:value-type="float">
            <text:p>1146409121</text:p>
          </table:table-cell>
          <table:table-cell office:value-type="float" office:value="1014128752" calcext:value-type="float">
            <text:p>1014128752</text:p>
          </table:table-cell>
          <table:table-cell office:value-type="float" office:value="1076824714" calcext:value-type="float">
            <text:p>1076824714</text:p>
          </table:table-cell>
          <table:table-cell office:value-type="float" office:value="31483892" calcext:value-type="float">
            <text:p>31483892</text:p>
          </table:table-cell>
          <table:table-cell office:value-type="float" office:value="31859289" calcext:value-type="float">
            <text:p>31859289</text:p>
          </table:table-cell>
          <table:table-cell office:value-type="float" office:value="450002895" calcext:value-type="float">
            <text:p>450002895</text:p>
          </table:table-cell>
          <table:table-cell office:value-type="float" office:value="513015517" calcext:value-type="float">
            <text:p>513015517</text:p>
          </table:table-cell>
          <table:table-cell office:value-type="float" office:value="432991374" calcext:value-type="float">
            <text:p>432991374</text:p>
          </table:table-cell>
          <table:table-cell office:value-type="float" office:value="485967384" calcext:value-type="float">
            <text:p>485967384</text:p>
          </table:table-cell>
          <table:table-cell office:value-type="float" office:value="8469582" calcext:value-type="float">
            <text:p>8469582</text:p>
          </table:table-cell>
          <table:table-cell office:value-type="float" office:value="8792598" calcext:value-type="float">
            <text:p>8792598</text:p>
          </table:table-cell>
        </table:table-row>
        <table:table-row table:style-name="ro1">
          <table:table-cell office:value-type="float" office:value="248350855" calcext:value-type="float">
            <text:p>248350855</text:p>
          </table:table-cell>
          <table:table-cell office:value-type="float" office:value="260287429" calcext:value-type="float">
            <text:p>260287429</text:p>
          </table:table-cell>
          <table:table-cell office:value-type="float" office:value="279882169" calcext:value-type="float">
            <text:p>279882169</text:p>
          </table:table-cell>
          <table:table-cell office:value-type="float" office:value="330483506" calcext:value-type="float">
            <text:p>330483506</text:p>
          </table:table-cell>
          <table:table-cell office:value-type="float" office:value="1113410" calcext:value-type="float">
            <text:p>1113410</text:p>
          </table:table-cell>
          <table:table-cell office:value-type="float" office:value="1225365" calcext:value-type="float">
            <text:p>1225365</text:p>
          </table:table-cell>
          <table:table-cell office:value-type="float" office:value="226362375" calcext:value-type="float">
            <text:p>226362375</text:p>
          </table:table-cell>
          <table:table-cell office:value-type="float" office:value="238201450" calcext:value-type="float">
            <text:p>238201450</text:p>
          </table:table-cell>
          <table:table-cell office:value-type="float" office:value="268846269" calcext:value-type="float">
            <text:p>268846269</text:p>
          </table:table-cell>
          <table:table-cell office:value-type="float" office:value="323344959" calcext:value-type="float">
            <text:p>323344959</text:p>
          </table:table-cell>
          <table:table-cell office:value-type="float" office:value="466261" calcext:value-type="float">
            <text:p>466261</text:p>
          </table:table-cell>
          <table:table-cell office:value-type="float" office:value="560477" calcext:value-type="float">
            <text:p>560477</text:p>
          </table:table-cell>
          <table:table-cell office:value-type="float" office:value="1121511472" calcext:value-type="float">
            <text:p>1121511472</text:p>
          </table:table-cell>
          <table:table-cell office:value-type="float" office:value="1135527430" calcext:value-type="float">
            <text:p>1135527430</text:p>
          </table:table-cell>
          <table:table-cell office:value-type="float" office:value="905088001" calcext:value-type="float">
            <text:p>905088001</text:p>
          </table:table-cell>
          <table:table-cell office:value-type="float" office:value="975440453" calcext:value-type="float">
            <text:p>975440453</text:p>
          </table:table-cell>
          <table:table-cell office:value-type="float" office:value="33385670" calcext:value-type="float">
            <text:p>33385670</text:p>
          </table:table-cell>
          <table:table-cell office:value-type="float" office:value="33643315" calcext:value-type="float">
            <text:p>33643315</text:p>
          </table:table-cell>
          <table:table-cell office:value-type="float" office:value="1049217850" calcext:value-type="float">
            <text:p>1049217850</text:p>
          </table:table-cell>
          <table:table-cell office:value-type="float" office:value="1062086596" calcext:value-type="float">
            <text:p>1062086596</text:p>
          </table:table-cell>
          <table:table-cell office:value-type="float" office:value="1043538218" calcext:value-type="float">
            <text:p>1043538218</text:p>
          </table:table-cell>
          <table:table-cell office:value-type="float" office:value="1093290984" calcext:value-type="float">
            <text:p>1093290984</text:p>
          </table:table-cell>
          <table:table-cell office:value-type="float" office:value="33620547" calcext:value-type="float">
            <text:p>33620547</text:p>
          </table:table-cell>
          <table:table-cell office:value-type="float" office:value="33986445" calcext:value-type="float">
            <text:p>33986445</text:p>
          </table:table-cell>
          <table:table-cell office:value-type="float" office:value="469202962" calcext:value-type="float">
            <text:p>469202962</text:p>
          </table:table-cell>
          <table:table-cell office:value-type="float" office:value="743409759" calcext:value-type="float">
            <text:p>743409759</text:p>
          </table:table-cell>
          <table:table-cell office:value-type="float" office:value="436582683" calcext:value-type="float">
            <text:p>436582683</text:p>
          </table:table-cell>
          <table:table-cell office:value-type="float" office:value="621379576" calcext:value-type="float">
            <text:p>621379576</text:p>
          </table:table-cell>
          <table:table-cell office:value-type="float" office:value="6470935" calcext:value-type="float">
            <text:p>6470935</text:p>
          </table:table-cell>
          <table:table-cell office:value-type="float" office:value="19850290" calcext:value-type="float">
            <text:p>19850290</text:p>
          </table:table-cell>
        </table:table-row>
        <table:table-row table:style-name="ro1">
          <table:table-cell office:value-type="float" office:value="248375579" calcext:value-type="float">
            <text:p>248375579</text:p>
          </table:table-cell>
          <table:table-cell office:value-type="float" office:value="260041588" calcext:value-type="float">
            <text:p>260041588</text:p>
          </table:table-cell>
          <table:table-cell office:value-type="float" office:value="283085580" calcext:value-type="float">
            <text:p>283085580</text:p>
          </table:table-cell>
          <table:table-cell office:value-type="float" office:value="333665755" calcext:value-type="float">
            <text:p>333665755</text:p>
          </table:table-cell>
          <table:table-cell office:value-type="float" office:value="1293251" calcext:value-type="float">
            <text:p>1293251</text:p>
          </table:table-cell>
          <table:table-cell office:value-type="float" office:value="1542166" calcext:value-type="float">
            <text:p>1542166</text:p>
          </table:table-cell>
          <table:table-cell office:value-type="float" office:value="226243784" calcext:value-type="float">
            <text:p>226243784</text:p>
          </table:table-cell>
          <table:table-cell office:value-type="float" office:value="238790771" calcext:value-type="float">
            <text:p>238790771</text:p>
          </table:table-cell>
          <table:table-cell office:value-type="float" office:value="268460117" calcext:value-type="float">
            <text:p>268460117</text:p>
          </table:table-cell>
          <table:table-cell office:value-type="float" office:value="319755117" calcext:value-type="float">
            <text:p>319755117</text:p>
          </table:table-cell>
          <table:table-cell office:value-type="float" office:value="467587" calcext:value-type="float">
            <text:p>467587</text:p>
          </table:table-cell>
          <table:table-cell office:value-type="float" office:value="581638" calcext:value-type="float">
            <text:p>581638</text:p>
          </table:table-cell>
          <table:table-cell office:value-type="float" office:value="1031480331" calcext:value-type="float">
            <text:p>1031480331</text:p>
          </table:table-cell>
          <table:table-cell office:value-type="float" office:value="1057287732" calcext:value-type="float">
            <text:p>1057287732</text:p>
          </table:table-cell>
          <table:table-cell office:value-type="float" office:value="920557635" calcext:value-type="float">
            <text:p>920557635</text:p>
          </table:table-cell>
          <table:table-cell office:value-type="float" office:value="1003484172" calcext:value-type="float">
            <text:p>1003484172</text:p>
          </table:table-cell>
          <table:table-cell office:value-type="float" office:value="34396832" calcext:value-type="float">
            <text:p>34396832</text:p>
          </table:table-cell>
          <table:table-cell office:value-type="float" office:value="34658807" calcext:value-type="float">
            <text:p>34658807</text:p>
          </table:table-cell>
          <table:table-cell office:value-type="float" office:value="1344917674" calcext:value-type="float">
            <text:p>1344917674</text:p>
          </table:table-cell>
          <table:table-cell office:value-type="float" office:value="1359100204" calcext:value-type="float">
            <text:p>1359100204</text:p>
          </table:table-cell>
          <table:table-cell office:value-type="float" office:value="1042504707" calcext:value-type="float">
            <text:p>1042504707</text:p>
          </table:table-cell>
          <table:table-cell office:value-type="float" office:value="1084701973" calcext:value-type="float">
            <text:p>1084701973</text:p>
          </table:table-cell>
          <table:table-cell office:value-type="float" office:value="33997410" calcext:value-type="float">
            <text:p>33997410</text:p>
          </table:table-cell>
          <table:table-cell office:value-type="float" office:value="34390127" calcext:value-type="float">
            <text:p>34390127</text:p>
          </table:table-cell>
          <table:table-cell office:value-type="float" office:value="442545452" calcext:value-type="float">
            <text:p>442545452</text:p>
          </table:table-cell>
          <table:table-cell office:value-type="float" office:value="494384376" calcext:value-type="float">
            <text:p>494384376</text:p>
          </table:table-cell>
          <table:table-cell office:value-type="float" office:value="456194045" calcext:value-type="float">
            <text:p>456194045</text:p>
          </table:table-cell>
          <table:table-cell office:value-type="float" office:value="512597586" calcext:value-type="float">
            <text:p>512597586</text:p>
          </table:table-cell>
          <table:table-cell office:value-type="float" office:value="6437551" calcext:value-type="float">
            <text:p>6437551</text:p>
          </table:table-cell>
          <table:table-cell office:value-type="float" office:value="6908630" calcext:value-type="float">
            <text:p>6908630</text:p>
          </table:table-cell>
        </table:table-row>
        <table:table-row table:style-name="ro1">
          <table:table-cell office:value-type="float" office:value="248229052" calcext:value-type="float">
            <text:p>248229052</text:p>
          </table:table-cell>
          <table:table-cell office:value-type="float" office:value="260225620" calcext:value-type="float">
            <text:p>260225620</text:p>
          </table:table-cell>
          <table:table-cell office:value-type="float" office:value="281857839" calcext:value-type="float">
            <text:p>281857839</text:p>
          </table:table-cell>
          <table:table-cell office:value-type="float" office:value="340479889" calcext:value-type="float">
            <text:p>340479889</text:p>
          </table:table-cell>
          <table:table-cell office:value-type="float" office:value="1115505" calcext:value-type="float">
            <text:p>1115505</text:p>
          </table:table-cell>
          <table:table-cell office:value-type="float" office:value="1239263" calcext:value-type="float">
            <text:p>1239263</text:p>
          </table:table-cell>
          <table:table-cell office:value-type="float" office:value="226431028" calcext:value-type="float">
            <text:p>226431028</text:p>
          </table:table-cell>
          <table:table-cell office:value-type="float" office:value="238269475" calcext:value-type="float">
            <text:p>238269475</text:p>
          </table:table-cell>
          <table:table-cell office:value-type="float" office:value="267614897" calcext:value-type="float">
            <text:p>267614897</text:p>
          </table:table-cell>
          <table:table-cell office:value-type="float" office:value="318423662" calcext:value-type="float">
            <text:p>318423662</text:p>
          </table:table-cell>
          <table:table-cell office:value-type="float" office:value="465701" calcext:value-type="float">
            <text:p>465701</text:p>
          </table:table-cell>
          <table:table-cell office:value-type="float" office:value="566622" calcext:value-type="float">
            <text:p>566622</text:p>
          </table:table-cell>
          <table:table-cell office:value-type="float" office:value="1150714278" calcext:value-type="float">
            <text:p>1150714278</text:p>
          </table:table-cell>
          <table:table-cell office:value-type="float" office:value="1181480690" calcext:value-type="float">
            <text:p>1181480690</text:p>
          </table:table-cell>
          <table:table-cell office:value-type="float" office:value="906215448" calcext:value-type="float">
            <text:p>906215448</text:p>
          </table:table-cell>
          <table:table-cell office:value-type="float" office:value="948887425" calcext:value-type="float">
            <text:p>948887425</text:p>
          </table:table-cell>
          <table:table-cell office:value-type="float" office:value="34408775" calcext:value-type="float">
            <text:p>34408775</text:p>
          </table:table-cell>
          <table:table-cell office:value-type="float" office:value="34652451" calcext:value-type="float">
            <text:p>34652451</text:p>
          </table:table-cell>
          <table:table-cell office:value-type="float" office:value="1227307537" calcext:value-type="float">
            <text:p>1227307537</text:p>
          </table:table-cell>
          <table:table-cell office:value-type="float" office:value="1240565229" calcext:value-type="float">
            <text:p>1240565229</text:p>
          </table:table-cell>
          <table:table-cell office:value-type="float" office:value="973412960" calcext:value-type="float">
            <text:p>973412960</text:p>
          </table:table-cell>
          <table:table-cell office:value-type="float" office:value="1021898176" calcext:value-type="float">
            <text:p>1021898176</text:p>
          </table:table-cell>
          <table:table-cell office:value-type="float" office:value="33062724" calcext:value-type="float">
            <text:p>33062724</text:p>
          </table:table-cell>
          <table:table-cell office:value-type="float" office:value="33428343" calcext:value-type="float">
            <text:p>33428343</text:p>
          </table:table-cell>
          <table:table-cell office:value-type="float" office:value="458201214" calcext:value-type="float">
            <text:p>458201214</text:p>
          </table:table-cell>
          <table:table-cell office:value-type="float" office:value="529003374" calcext:value-type="float">
            <text:p>529003374</text:p>
          </table:table-cell>
          <table:table-cell office:value-type="float" office:value="461313341" calcext:value-type="float">
            <text:p>461313341</text:p>
          </table:table-cell>
          <table:table-cell office:value-type="float" office:value="517326470" calcext:value-type="float">
            <text:p>517326470</text:p>
          </table:table-cell>
          <table:table-cell office:value-type="float" office:value="8459456" calcext:value-type="float">
            <text:p>8459456</text:p>
          </table:table-cell>
          <table:table-cell office:value-type="float" office:value="8805589" calcext:value-type="float">
            <text:p>8805589</text:p>
          </table:table-cell>
        </table:table-row>
        <table:table-row table:style-name="ro1">
          <table:table-cell office:value-type="float" office:value="248021484" calcext:value-type="float">
            <text:p>248021484</text:p>
          </table:table-cell>
          <table:table-cell office:value-type="float" office:value="259759220" calcext:value-type="float">
            <text:p>259759220</text:p>
          </table:table-cell>
          <table:table-cell office:value-type="float" office:value="281278786" calcext:value-type="float">
            <text:p>281278786</text:p>
          </table:table-cell>
          <table:table-cell office:value-type="float" office:value="331338573" calcext:value-type="float">
            <text:p>331338573</text:p>
          </table:table-cell>
          <table:table-cell office:value-type="float" office:value="1127728" calcext:value-type="float">
            <text:p>1127728</text:p>
          </table:table-cell>
          <table:table-cell office:value-type="float" office:value="1241080" calcext:value-type="float">
            <text:p>1241080</text:p>
          </table:table-cell>
          <table:table-cell office:value-type="float" office:value="231155791" calcext:value-type="float">
            <text:p>231155791</text:p>
          </table:table-cell>
          <table:table-cell office:value-type="float" office:value="242869432" calcext:value-type="float">
            <text:p>242869432</text:p>
          </table:table-cell>
          <table:table-cell office:value-type="float" office:value="263777747" calcext:value-type="float">
            <text:p>263777747</text:p>
          </table:table-cell>
          <table:table-cell office:value-type="float" office:value="314848278" calcext:value-type="float">
            <text:p>314848278</text:p>
          </table:table-cell>
          <table:table-cell office:value-type="float" office:value="464165" calcext:value-type="float">
            <text:p>464165</text:p>
          </table:table-cell>
          <table:table-cell office:value-type="float" office:value="558520" calcext:value-type="float">
            <text:p>558520</text:p>
          </table:table-cell>
          <table:table-cell office:value-type="float" office:value="1220162774" calcext:value-type="float">
            <text:p>1220162774</text:p>
          </table:table-cell>
          <table:table-cell office:value-type="float" office:value="1254157739" calcext:value-type="float">
            <text:p>1254157739</text:p>
          </table:table-cell>
          <table:table-cell office:value-type="float" office:value="935672337" calcext:value-type="float">
            <text:p>935672337</text:p>
          </table:table-cell>
          <table:table-cell office:value-type="float" office:value="1009081183" calcext:value-type="float">
            <text:p>1009081183</text:p>
          </table:table-cell>
          <table:table-cell office:value-type="float" office:value="30764178" calcext:value-type="float">
            <text:p>30764178</text:p>
          </table:table-cell>
          <table:table-cell office:value-type="float" office:value="31024616" calcext:value-type="float">
            <text:p>31024616</text:p>
          </table:table-cell>
          <table:table-cell office:value-type="float" office:value="1274911566" calcext:value-type="float">
            <text:p>1274911566</text:p>
          </table:table-cell>
          <table:table-cell office:value-type="float" office:value="1300301386" calcext:value-type="float">
            <text:p>1300301386</text:p>
          </table:table-cell>
          <table:table-cell office:value-type="float" office:value="1024027637" calcext:value-type="float">
            <text:p>1024027637</text:p>
          </table:table-cell>
          <table:table-cell office:value-type="float" office:value="1068682477" calcext:value-type="float">
            <text:p>1068682477</text:p>
          </table:table-cell>
          <table:table-cell office:value-type="float" office:value="33985956" calcext:value-type="float">
            <text:p>33985956</text:p>
          </table:table-cell>
          <table:table-cell office:value-type="float" office:value="34354857" calcext:value-type="float">
            <text:p>34354857</text:p>
          </table:table-cell>
          <table:table-cell office:value-type="float" office:value="441539877" calcext:value-type="float">
            <text:p>441539877</text:p>
          </table:table-cell>
          <table:table-cell office:value-type="float" office:value="662509597" calcext:value-type="float">
            <text:p>662509597</text:p>
          </table:table-cell>
          <table:table-cell office:value-type="float" office:value="449341707" calcext:value-type="float">
            <text:p>449341707</text:p>
          </table:table-cell>
          <table:table-cell office:value-type="float" office:value="628801190" calcext:value-type="float">
            <text:p>628801190</text:p>
          </table:table-cell>
          <table:table-cell office:value-type="float" office:value="6424909" calcext:value-type="float">
            <text:p>6424909</text:p>
          </table:table-cell>
          <table:table-cell office:value-type="float" office:value="19814950" calcext:value-type="float">
            <text:p>19814950</text:p>
          </table:table-cell>
        </table:table-row>
        <table:table-row table:style-name="ro1">
          <table:table-cell office:value-type="float" office:value="247821948" calcext:value-type="float">
            <text:p>247821948</text:p>
          </table:table-cell>
          <table:table-cell office:value-type="float" office:value="259508909" calcext:value-type="float">
            <text:p>259508909</text:p>
          </table:table-cell>
          <table:table-cell office:value-type="float" office:value="281098106" calcext:value-type="float">
            <text:p>281098106</text:p>
          </table:table-cell>
          <table:table-cell office:value-type="float" office:value="331777316" calcext:value-type="float">
            <text:p>331777316</text:p>
          </table:table-cell>
          <table:table-cell office:value-type="float" office:value="1112152" calcext:value-type="float">
            <text:p>1112152</text:p>
          </table:table-cell>
          <table:table-cell office:value-type="float" office:value="1283124" calcext:value-type="float">
            <text:p>1283124</text:p>
          </table:table-cell>
          <table:table-cell office:value-type="float" office:value="226631333" calcext:value-type="float">
            <text:p>226631333</text:p>
          </table:table-cell>
          <table:table-cell office:value-type="float" office:value="238868155" calcext:value-type="float">
            <text:p>238868155</text:p>
          </table:table-cell>
          <table:table-cell office:value-type="float" office:value="263750579" calcext:value-type="float">
            <text:p>263750579</text:p>
          </table:table-cell>
          <table:table-cell office:value-type="float" office:value="316248247" calcext:value-type="float">
            <text:p>316248247</text:p>
          </table:table-cell>
          <table:table-cell office:value-type="float" office:value="465841" calcext:value-type="float">
            <text:p>465841</text:p>
          </table:table-cell>
          <table:table-cell office:value-type="float" office:value="581219" calcext:value-type="float">
            <text:p>581219</text:p>
          </table:table-cell>
          <table:table-cell office:value-type="float" office:value="1079153711" calcext:value-type="float">
            <text:p>1079153711</text:p>
          </table:table-cell>
          <table:table-cell office:value-type="float" office:value="1112507184" calcext:value-type="float">
            <text:p>1112507184</text:p>
          </table:table-cell>
          <table:table-cell office:value-type="float" office:value="892646823" calcext:value-type="float">
            <text:p>892646823</text:p>
          </table:table-cell>
          <table:table-cell office:value-type="float" office:value="934431187" calcext:value-type="float">
            <text:p>934431187</text:p>
          </table:table-cell>
          <table:table-cell office:value-type="float" office:value="35170534" calcext:value-type="float">
            <text:p>35170534</text:p>
          </table:table-cell>
          <table:table-cell office:value-type="float" office:value="35430902" calcext:value-type="float">
            <text:p>35430902</text:p>
          </table:table-cell>
          <table:table-cell office:value-type="float" office:value="1186393674" calcext:value-type="float">
            <text:p>1186393674</text:p>
          </table:table-cell>
          <table:table-cell office:value-type="float" office:value="1212779292" calcext:value-type="float">
            <text:p>1212779292</text:p>
          </table:table-cell>
          <table:table-cell office:value-type="float" office:value="1007143855" calcext:value-type="float">
            <text:p>1007143855</text:p>
          </table:table-cell>
          <table:table-cell office:value-type="float" office:value="1050508098" calcext:value-type="float">
            <text:p>1050508098</text:p>
          </table:table-cell>
          <table:table-cell office:value-type="float" office:value="31344559" calcext:value-type="float">
            <text:p>31344559</text:p>
          </table:table-cell>
          <table:table-cell office:value-type="float" office:value="31742375" calcext:value-type="float">
            <text:p>31742375</text:p>
          </table:table-cell>
          <table:table-cell office:value-type="float" office:value="478334081" calcext:value-type="float">
            <text:p>478334081</text:p>
          </table:table-cell>
          <table:table-cell office:value-type="float" office:value="553483093" calcext:value-type="float">
            <text:p>553483093</text:p>
          </table:table-cell>
          <table:table-cell office:value-type="float" office:value="430637024" calcext:value-type="float">
            <text:p>430637024</text:p>
          </table:table-cell>
          <table:table-cell office:value-type="float" office:value="487363302" calcext:value-type="float">
            <text:p>487363302</text:p>
          </table:table-cell>
          <table:table-cell office:value-type="float" office:value="6435246" calcext:value-type="float">
            <text:p>6435246</text:p>
          </table:table-cell>
          <table:table-cell office:value-type="float" office:value="6929024" calcext:value-type="float">
            <text:p>6929024</text:p>
          </table:table-cell>
        </table:table-row>
        <table:table-row table:style-name="ro1">
          <table:table-cell office:value-type="float" office:value="249208366" calcext:value-type="float">
            <text:p>249208366</text:p>
          </table:table-cell>
          <table:table-cell office:value-type="float" office:value="261074051" calcext:value-type="float">
            <text:p>261074051</text:p>
          </table:table-cell>
          <table:table-cell office:value-type="float" office:value="285323783" calcext:value-type="float">
            <text:p>285323783</text:p>
          </table:table-cell>
          <table:table-cell office:value-type="float" office:value="335807787" calcext:value-type="float">
            <text:p>335807787</text:p>
          </table:table-cell>
          <table:table-cell office:value-type="float" office:value="1128845" calcext:value-type="float">
            <text:p>1128845</text:p>
          </table:table-cell>
          <table:table-cell office:value-type="float" office:value="1254280" calcext:value-type="float">
            <text:p>1254280</text:p>
          </table:table-cell>
          <table:table-cell office:value-type="float" office:value="226328013" calcext:value-type="float">
            <text:p>226328013</text:p>
          </table:table-cell>
          <table:table-cell office:value-type="float" office:value="238148371" calcext:value-type="float">
            <text:p>238148371</text:p>
          </table:table-cell>
          <table:table-cell office:value-type="float" office:value="265574484" calcext:value-type="float">
            <text:p>265574484</text:p>
          </table:table-cell>
          <table:table-cell office:value-type="float" office:value="316638729" calcext:value-type="float">
            <text:p>316638729</text:p>
          </table:table-cell>
          <table:table-cell office:value-type="float" office:value="466261" calcext:value-type="float">
            <text:p>466261</text:p>
          </table:table-cell>
          <table:table-cell office:value-type="float" office:value="566623" calcext:value-type="float">
            <text:p>566623</text:p>
          </table:table-cell>
          <table:table-cell office:value-type="float" office:value="1109928713" calcext:value-type="float">
            <text:p>1109928713</text:p>
          </table:table-cell>
          <table:table-cell office:value-type="float" office:value="1129552857" calcext:value-type="float">
            <text:p>1129552857</text:p>
          </table:table-cell>
          <table:table-cell office:value-type="float" office:value="862574284" calcext:value-type="float">
            <text:p>862574284</text:p>
          </table:table-cell>
          <table:table-cell office:value-type="float" office:value="928025204" calcext:value-type="float">
            <text:p>928025204</text:p>
          </table:table-cell>
          <table:table-cell office:value-type="float" office:value="33426038" calcext:value-type="float">
            <text:p>33426038</text:p>
          </table:table-cell>
          <table:table-cell office:value-type="float" office:value="33669086" calcext:value-type="float">
            <text:p>33669086</text:p>
          </table:table-cell>
          <table:table-cell office:value-type="float" office:value="1054631808" calcext:value-type="float">
            <text:p>1054631808</text:p>
          </table:table-cell>
          <table:table-cell office:value-type="float" office:value="1079786054" calcext:value-type="float">
            <text:p>1079786054</text:p>
          </table:table-cell>
          <table:table-cell office:value-type="float" office:value="994179148" calcext:value-type="float">
            <text:p>994179148</text:p>
          </table:table-cell>
          <table:table-cell office:value-type="float" office:value="1042347005" calcext:value-type="float">
            <text:p>1042347005</text:p>
          </table:table-cell>
          <table:table-cell office:value-type="float" office:value="34008096" calcext:value-type="float">
            <text:p>34008096</text:p>
          </table:table-cell>
          <table:table-cell office:value-type="float" office:value="34376858" calcext:value-type="float">
            <text:p>34376858</text:p>
          </table:table-cell>
          <table:table-cell office:value-type="float" office:value="439186365" calcext:value-type="float">
            <text:p>439186365</text:p>
          </table:table-cell>
          <table:table-cell office:value-type="float" office:value="486720622" calcext:value-type="float">
            <text:p>486720622</text:p>
          </table:table-cell>
          <table:table-cell office:value-type="float" office:value="442468766" calcext:value-type="float">
            <text:p>442468766</text:p>
          </table:table-cell>
          <table:table-cell office:value-type="float" office:value="495518180" calcext:value-type="float">
            <text:p>495518180</text:p>
          </table:table-cell>
          <table:table-cell office:value-type="float" office:value="6443208" calcext:value-type="float">
            <text:p>6443208</text:p>
          </table:table-cell>
          <table:table-cell office:value-type="float" office:value="6666490" calcext:value-type="float">
            <text:p>6666490</text:p>
          </table:table-cell>
        </table:table-row>
        <table:table-row table:style-name="ro1">
          <table:table-cell office:value-type="float" office:value="247399477" calcext:value-type="float">
            <text:p>247399477</text:p>
          </table:table-cell>
          <table:table-cell office:value-type="float" office:value="259152089" calcext:value-type="float">
            <text:p>259152089</text:p>
          </table:table-cell>
          <table:table-cell office:value-type="float" office:value="289855226" calcext:value-type="float">
            <text:p>289855226</text:p>
          </table:table-cell>
          <table:table-cell office:value-type="float" office:value="340060842" calcext:value-type="float">
            <text:p>340060842</text:p>
          </table:table-cell>
          <table:table-cell office:value-type="float" office:value="1115086" calcext:value-type="float">
            <text:p>1115086</text:p>
          </table:table-cell>
          <table:table-cell office:value-type="float" office:value="1226902" calcext:value-type="float">
            <text:p>1226902</text:p>
          </table:table-cell>
          <table:table-cell office:value-type="float" office:value="227251454" calcext:value-type="float">
            <text:p>227251454</text:p>
          </table:table-cell>
          <table:table-cell office:value-type="float" office:value="239148568" calcext:value-type="float">
            <text:p>239148568</text:p>
          </table:table-cell>
          <table:table-cell office:value-type="float" office:value="263632338" calcext:value-type="float">
            <text:p>263632338</text:p>
          </table:table-cell>
          <table:table-cell office:value-type="float" office:value="315244278" calcext:value-type="float">
            <text:p>315244278</text:p>
          </table:table-cell>
          <table:table-cell office:value-type="float" office:value="465981" calcext:value-type="float">
            <text:p>465981</text:p>
          </table:table-cell>
          <table:table-cell office:value-type="float" office:value="558870" calcext:value-type="float">
            <text:p>558870</text:p>
          </table:table-cell>
          <table:table-cell office:value-type="float" office:value="1242305743" calcext:value-type="float">
            <text:p>1242305743</text:p>
          </table:table-cell>
          <table:table-cell office:value-type="float" office:value="1281249243" calcext:value-type="float">
            <text:p>1281249243</text:p>
          </table:table-cell>
          <table:table-cell office:value-type="float" office:value="977319393" calcext:value-type="float">
            <text:p>977319393</text:p>
          </table:table-cell>
          <table:table-cell office:value-type="float" office:value="1048542765" calcext:value-type="float">
            <text:p>1048542765</text:p>
          </table:table-cell>
          <table:table-cell office:value-type="float" office:value="33066216" calcext:value-type="float">
            <text:p>33066216</text:p>
          </table:table-cell>
          <table:table-cell office:value-type="float" office:value="33334966" calcext:value-type="float">
            <text:p>33334966</text:p>
          </table:table-cell>
          <table:table-cell office:value-type="float" office:value="1344469782" calcext:value-type="float">
            <text:p>1344469782</text:p>
          </table:table-cell>
          <table:table-cell office:value-type="float" office:value="1369290676" calcext:value-type="float">
            <text:p>1369290676</text:p>
          </table:table-cell>
          <table:table-cell office:value-type="float" office:value="1023519960" calcext:value-type="float">
            <text:p>1023519960</text:p>
          </table:table-cell>
          <table:table-cell office:value-type="float" office:value="1065834280" calcext:value-type="float">
            <text:p>1065834280</text:p>
          </table:table-cell>
          <table:table-cell office:value-type="float" office:value="34889772" calcext:value-type="float">
            <text:p>34889772</text:p>
          </table:table-cell>
          <table:table-cell office:value-type="float" office:value="35256090" calcext:value-type="float">
            <text:p>35256090</text:p>
          </table:table-cell>
          <table:table-cell office:value-type="float" office:value="476405904" calcext:value-type="float">
            <text:p>476405904</text:p>
          </table:table-cell>
          <table:table-cell office:value-type="float" office:value="726886220" calcext:value-type="float">
            <text:p>726886220</text:p>
          </table:table-cell>
          <table:table-cell office:value-type="float" office:value="454556407" calcext:value-type="float">
            <text:p>454556407</text:p>
          </table:table-cell>
          <table:table-cell office:value-type="float" office:value="635251802" calcext:value-type="float">
            <text:p>635251802</text:p>
          </table:table-cell>
          <table:table-cell office:value-type="float" office:value="6447747" calcext:value-type="float">
            <text:p>6447747</text:p>
          </table:table-cell>
          <table:table-cell office:value-type="float" office:value="19817604" calcext:value-type="float">
            <text:p>19817604</text:p>
          </table:table-cell>
        </table:table-row>
        <table:table-row table:style-name="ro1">
          <table:table-cell office:value-type="float" office:value="247350937" calcext:value-type="float">
            <text:p>247350937</text:p>
          </table:table-cell>
          <table:table-cell office:value-type="float" office:value="259040343" calcext:value-type="float">
            <text:p>259040343</text:p>
          </table:table-cell>
          <table:table-cell office:value-type="float" office:value="282270112" calcext:value-type="float">
            <text:p>282270112</text:p>
          </table:table-cell>
          <table:table-cell office:value-type="float" office:value="332662205" calcext:value-type="float">
            <text:p>332662205</text:p>
          </table:table-cell>
          <table:table-cell office:value-type="float" office:value="1114248" calcext:value-type="float">
            <text:p>1114248</text:p>
          </table:table-cell>
          <table:table-cell office:value-type="float" office:value="1285220" calcext:value-type="float">
            <text:p>1285220</text:p>
          </table:table-cell>
          <table:table-cell office:value-type="float" office:value="226862648" calcext:value-type="float">
            <text:p>226862648</text:p>
          </table:table-cell>
          <table:table-cell office:value-type="float" office:value="239031095" calcext:value-type="float">
            <text:p>239031095</text:p>
          </table:table-cell>
          <table:table-cell office:value-type="float" office:value="263490281" calcext:value-type="float">
            <text:p>263490281</text:p>
          </table:table-cell>
          <table:table-cell office:value-type="float" office:value="315165148" calcext:value-type="float">
            <text:p>315165148</text:p>
          </table:table-cell>
          <table:table-cell office:value-type="float" office:value="464096" calcext:value-type="float">
            <text:p>464096</text:p>
          </table:table-cell>
          <table:table-cell office:value-type="float" office:value="579683" calcext:value-type="float">
            <text:p>579683</text:p>
          </table:table-cell>
          <table:table-cell office:value-type="float" office:value="1082135514" calcext:value-type="float">
            <text:p>1082135514</text:p>
          </table:table-cell>
          <table:table-cell office:value-type="float" office:value="1095669847" calcext:value-type="float">
            <text:p>1095669847</text:p>
          </table:table-cell>
          <table:table-cell office:value-type="float" office:value="918198466" calcext:value-type="float">
            <text:p>918198466</text:p>
          </table:table-cell>
          <table:table-cell office:value-type="float" office:value="989184938" calcext:value-type="float">
            <text:p>989184938</text:p>
          </table:table-cell>
          <table:table-cell office:value-type="float" office:value="34322521" calcext:value-type="float">
            <text:p>34322521</text:p>
          </table:table-cell>
          <table:table-cell office:value-type="float" office:value="34582540" calcext:value-type="float">
            <text:p>34582540</text:p>
          </table:table-cell>
          <table:table-cell office:value-type="float" office:value="1194648565" calcext:value-type="float">
            <text:p>1194648565</text:p>
          </table:table-cell>
          <table:table-cell office:value-type="float" office:value="1208480562" calcext:value-type="float">
            <text:p>1208480562</text:p>
          </table:table-cell>
          <table:table-cell office:value-type="float" office:value="1080286466" calcext:value-type="float">
            <text:p>1080286466</text:p>
          </table:table-cell>
          <table:table-cell office:value-type="float" office:value="1130710616" calcext:value-type="float">
            <text:p>1130710616</text:p>
          </table:table-cell>
          <table:table-cell office:value-type="float" office:value="34093442" calcext:value-type="float">
            <text:p>34093442</text:p>
          </table:table-cell>
          <table:table-cell office:value-type="float" office:value="34484413" calcext:value-type="float">
            <text:p>34484413</text:p>
          </table:table-cell>
          <table:table-cell office:value-type="float" office:value="489203271" calcext:value-type="float">
            <text:p>489203271</text:p>
          </table:table-cell>
          <table:table-cell office:value-type="float" office:value="550308807" calcext:value-type="float">
            <text:p>550308807</text:p>
          </table:table-cell>
          <table:table-cell office:value-type="float" office:value="451979753" calcext:value-type="float">
            <text:p>451979753</text:p>
          </table:table-cell>
          <table:table-cell office:value-type="float" office:value="508652323" calcext:value-type="float">
            <text:p>508652323</text:p>
          </table:table-cell>
          <table:table-cell office:value-type="float" office:value="6455081" calcext:value-type="float">
            <text:p>6455081</text:p>
          </table:table-cell>
          <table:table-cell office:value-type="float" office:value="6932725" calcext:value-type="float">
            <text:p>6932725</text:p>
          </table:table-cell>
        </table:table-row>
        <table:table-row table:style-name="ro1">
          <table:table-cell office:value-type="float" office:value="247663756" calcext:value-type="float">
            <text:p>247663756</text:p>
          </table:table-cell>
          <table:table-cell office:value-type="float" office:value="259510305" calcext:value-type="float">
            <text:p>259510305</text:p>
          </table:table-cell>
          <table:table-cell office:value-type="float" office:value="286207764" calcext:value-type="float">
            <text:p>286207764</text:p>
          </table:table-cell>
          <table:table-cell office:value-type="float" office:value="336483710" calcext:value-type="float">
            <text:p>336483710</text:p>
          </table:table-cell>
          <table:table-cell office:value-type="float" office:value="1637778" calcext:value-type="float">
            <text:p>1637778</text:p>
          </table:table-cell>
          <table:table-cell office:value-type="float" office:value="1813429" calcext:value-type="float">
            <text:p>1813429</text:p>
          </table:table-cell>
          <table:table-cell office:value-type="float" office:value="226958121" calcext:value-type="float">
            <text:p>226958121</text:p>
          </table:table-cell>
          <table:table-cell office:value-type="float" office:value="238970543" calcext:value-type="float">
            <text:p>238970543</text:p>
          </table:table-cell>
          <table:table-cell office:value-type="float" office:value="261897689" calcext:value-type="float">
            <text:p>261897689</text:p>
          </table:table-cell>
          <table:table-cell office:value-type="float" office:value="313380423" calcext:value-type="float">
            <text:p>313380423</text:p>
          </table:table-cell>
          <table:table-cell office:value-type="float" office:value="470311" calcext:value-type="float">
            <text:p>470311</text:p>
          </table:table-cell>
          <table:table-cell office:value-type="float" office:value="570952" calcext:value-type="float">
            <text:p>570952</text:p>
          </table:table-cell>
          <table:table-cell office:value-type="float" office:value="1151207287" calcext:value-type="float">
            <text:p>1151207287</text:p>
          </table:table-cell>
          <table:table-cell office:value-type="float" office:value="1176549337" calcext:value-type="float">
            <text:p>1176549337</text:p>
          </table:table-cell>
          <table:table-cell office:value-type="float" office:value="895659566" calcext:value-type="float">
            <text:p>895659566</text:p>
          </table:table-cell>
          <table:table-cell office:value-type="float" office:value="955927356" calcext:value-type="float">
            <text:p>955927356</text:p>
          </table:table-cell>
          <table:table-cell office:value-type="float" office:value="33173352" calcext:value-type="float">
            <text:p>33173352</text:p>
          </table:table-cell>
          <table:table-cell office:value-type="float" office:value="33418635" calcext:value-type="float">
            <text:p>33418635</text:p>
          </table:table-cell>
          <table:table-cell office:value-type="float" office:value="1200907182" calcext:value-type="float">
            <text:p>1200907182</text:p>
          </table:table-cell>
          <table:table-cell office:value-type="float" office:value="1214088467" calcext:value-type="float">
            <text:p>1214088467</text:p>
          </table:table-cell>
          <table:table-cell office:value-type="float" office:value="1058299383" calcext:value-type="float">
            <text:p>1058299383</text:p>
          </table:table-cell>
          <table:table-cell office:value-type="float" office:value="1143219540" calcext:value-type="float">
            <text:p>1143219540</text:p>
          </table:table-cell>
          <table:table-cell office:value-type="float" office:value="31495695" calcext:value-type="float">
            <text:p>31495695</text:p>
          </table:table-cell>
          <table:table-cell office:value-type="float" office:value="31856705" calcext:value-type="float">
            <text:p>31856705</text:p>
          </table:table-cell>
          <table:table-cell office:value-type="float" office:value="466909933" calcext:value-type="float">
            <text:p>466909933</text:p>
          </table:table-cell>
          <table:table-cell office:value-type="float" office:value="505482715" calcext:value-type="float">
            <text:p>505482715</text:p>
          </table:table-cell>
          <table:table-cell office:value-type="float" office:value="454491105" calcext:value-type="float">
            <text:p>454491105</text:p>
          </table:table-cell>
          <table:table-cell office:value-type="float" office:value="508491896" calcext:value-type="float">
            <text:p>508491896</text:p>
          </table:table-cell>
          <table:table-cell office:value-type="float" office:value="6430147" calcext:value-type="float">
            <text:p>6430147</text:p>
          </table:table-cell>
          <table:table-cell office:value-type="float" office:value="6669842" calcext:value-type="float">
            <text:p>6669842</text:p>
          </table:table-cell>
        </table:table-row>
        <table:table-row table:style-name="ro1">
          <table:table-cell office:value-type="float" office:value="247434747" calcext:value-type="float">
            <text:p>247434747</text:p>
          </table:table-cell>
          <table:table-cell office:value-type="float" office:value="259133721" calcext:value-type="float">
            <text:p>259133721</text:p>
          </table:table-cell>
          <table:table-cell office:value-type="float" office:value="282597179" calcext:value-type="float">
            <text:p>282597179</text:p>
          </table:table-cell>
          <table:table-cell office:value-type="float" office:value="332963081" calcext:value-type="float">
            <text:p>332963081</text:p>
          </table:table-cell>
          <table:table-cell office:value-type="float" office:value="1141277" calcext:value-type="float">
            <text:p>1141277</text:p>
          </table:table-cell>
          <table:table-cell office:value-type="float" office:value="1253372" calcext:value-type="float">
            <text:p>1253372</text:p>
          </table:table-cell>
          <table:table-cell office:value-type="float" office:value="227324648" calcext:value-type="float">
            <text:p>227324648</text:p>
          </table:table-cell>
          <table:table-cell office:value-type="float" office:value="239015171" calcext:value-type="float">
            <text:p>239015171</text:p>
          </table:table-cell>
          <table:table-cell office:value-type="float" office:value="263815391" calcext:value-type="float">
            <text:p>263815391</text:p>
          </table:table-cell>
          <table:table-cell office:value-type="float" office:value="314778367" calcext:value-type="float">
            <text:p>314778367</text:p>
          </table:table-cell>
          <table:table-cell office:value-type="float" office:value="466749" calcext:value-type="float">
            <text:p>466749</text:p>
          </table:table-cell>
          <table:table-cell office:value-type="float" office:value="560337" calcext:value-type="float">
            <text:p>560337</text:p>
          </table:table-cell>
          <table:table-cell office:value-type="float" office:value="1183464532" calcext:value-type="float">
            <text:p>1183464532</text:p>
          </table:table-cell>
          <table:table-cell office:value-type="float" office:value="1218941809" calcext:value-type="float">
            <text:p>1218941809</text:p>
          </table:table-cell>
          <table:table-cell office:value-type="float" office:value="913202231" calcext:value-type="float">
            <text:p>913202231</text:p>
          </table:table-cell>
          <table:table-cell office:value-type="float" office:value="977332313" calcext:value-type="float">
            <text:p>977332313</text:p>
          </table:table-cell>
          <table:table-cell office:value-type="float" office:value="30506743" calcext:value-type="float">
            <text:p>30506743</text:p>
          </table:table-cell>
          <table:table-cell office:value-type="float" office:value="30763270" calcext:value-type="float">
            <text:p>30763270</text:p>
          </table:table-cell>
          <table:table-cell office:value-type="float" office:value="1316804043" calcext:value-type="float">
            <text:p>1316804043</text:p>
          </table:table-cell>
          <table:table-cell office:value-type="float" office:value="1342172004" calcext:value-type="float">
            <text:p>1342172004</text:p>
          </table:table-cell>
          <table:table-cell office:value-type="float" office:value="988352010" calcext:value-type="float">
            <text:p>988352010</text:p>
          </table:table-cell>
          <table:table-cell office:value-type="float" office:value="1073325316" calcext:value-type="float">
            <text:p>1073325316</text:p>
          </table:table-cell>
          <table:table-cell office:value-type="float" office:value="34089740" calcext:value-type="float">
            <text:p>34089740</text:p>
          </table:table-cell>
          <table:table-cell office:value-type="float" office:value="34462134" calcext:value-type="float">
            <text:p>34462134</text:p>
          </table:table-cell>
          <table:table-cell office:value-type="float" office:value="470217267" calcext:value-type="float">
            <text:p>470217267</text:p>
          </table:table-cell>
          <table:table-cell office:value-type="float" office:value="736632710" calcext:value-type="float">
            <text:p>736632710</text:p>
          </table:table-cell>
          <table:table-cell office:value-type="float" office:value="449333117" calcext:value-type="float">
            <text:p>449333117</text:p>
          </table:table-cell>
          <table:table-cell office:value-type="float" office:value="627366999" calcext:value-type="float">
            <text:p>627366999</text:p>
          </table:table-cell>
          <table:table-cell office:value-type="float" office:value="6449424" calcext:value-type="float">
            <text:p>6449424</text:p>
          </table:table-cell>
          <table:table-cell office:value-type="float" office:value="20006804" calcext:value-type="float">
            <text:p>20006804</text:p>
          </table:table-cell>
        </table:table-row>
        <table:table-row table:style-name="ro1">
          <table:table-cell office:value-type="float" office:value="247892696" calcext:value-type="float">
            <text:p>247892696</text:p>
          </table:table-cell>
          <table:table-cell office:value-type="float" office:value="259606407" calcext:value-type="float">
            <text:p>259606407</text:p>
          </table:table-cell>
          <table:table-cell office:value-type="float" office:value="282185535" calcext:value-type="float">
            <text:p>282185535</text:p>
          </table:table-cell>
          <table:table-cell office:value-type="float" office:value="332399044" calcext:value-type="float">
            <text:p>332399044</text:p>
          </table:table-cell>
          <table:table-cell office:value-type="float" office:value="1117041" calcext:value-type="float">
            <text:p>1117041</text:p>
          </table:table-cell>
          <table:table-cell office:value-type="float" office:value="1348006" calcext:value-type="float">
            <text:p>1348006</text:p>
          </table:table-cell>
          <table:table-cell office:value-type="float" office:value="226591105" calcext:value-type="float">
            <text:p>226591105</text:p>
          </table:table-cell>
          <table:table-cell office:value-type="float" office:value="239140815" calcext:value-type="float">
            <text:p>239140815</text:p>
          </table:table-cell>
          <table:table-cell office:value-type="float" office:value="263851570" calcext:value-type="float">
            <text:p>263851570</text:p>
          </table:table-cell>
          <table:table-cell office:value-type="float" office:value="315117307" calcext:value-type="float">
            <text:p>315117307</text:p>
          </table:table-cell>
          <table:table-cell office:value-type="float" office:value="503416" calcext:value-type="float">
            <text:p>503416</text:p>
          </table:table-cell>
          <table:table-cell office:value-type="float" office:value="617117" calcext:value-type="float">
            <text:p>617117</text:p>
          </table:table-cell>
          <table:table-cell office:value-type="float" office:value="1205261507" calcext:value-type="float">
            <text:p>1205261507</text:p>
          </table:table-cell>
          <table:table-cell office:value-type="float" office:value="1228937423" calcext:value-type="float">
            <text:p>1228937423</text:p>
          </table:table-cell>
          <table:table-cell office:value-type="float" office:value="909737125" calcext:value-type="float">
            <text:p>909737125</text:p>
          </table:table-cell>
          <table:table-cell office:value-type="float" office:value="951543629" calcext:value-type="float">
            <text:p>951543629</text:p>
          </table:table-cell>
          <table:table-cell office:value-type="float" office:value="33119575" calcext:value-type="float">
            <text:p>33119575</text:p>
          </table:table-cell>
          <table:table-cell office:value-type="float" office:value="33382038" calcext:value-type="float">
            <text:p>33382038</text:p>
          </table:table-cell>
          <table:table-cell office:value-type="float" office:value="1304237292" calcext:value-type="float">
            <text:p>1304237292</text:p>
          </table:table-cell>
          <table:table-cell office:value-type="float" office:value="1328431500" calcext:value-type="float">
            <text:p>1328431500</text:p>
          </table:table-cell>
          <table:table-cell office:value-type="float" office:value="997645371" calcext:value-type="float">
            <text:p>997645371</text:p>
          </table:table-cell>
          <table:table-cell office:value-type="float" office:value="1051691839" calcext:value-type="float">
            <text:p>1051691839</text:p>
          </table:table-cell>
          <table:table-cell office:value-type="float" office:value="31267873" calcext:value-type="float">
            <text:p>31267873</text:p>
          </table:table-cell>
          <table:table-cell office:value-type="float" office:value="31675746" calcext:value-type="float">
            <text:p>31675746</text:p>
          </table:table-cell>
          <table:table-cell office:value-type="float" office:value="466498149" calcext:value-type="float">
            <text:p>466498149</text:p>
          </table:table-cell>
          <table:table-cell office:value-type="float" office:value="516216343" calcext:value-type="float">
            <text:p>516216343</text:p>
          </table:table-cell>
          <table:table-cell office:value-type="float" office:value="434007984" calcext:value-type="float">
            <text:p>434007984</text:p>
          </table:table-cell>
          <table:table-cell office:value-type="float" office:value="491294319" calcext:value-type="float">
            <text:p>491294319</text:p>
          </table:table-cell>
          <table:table-cell office:value-type="float" office:value="6426306" calcext:value-type="float">
            <text:p>6426306</text:p>
          </table:table-cell>
          <table:table-cell office:value-type="float" office:value="6898713" calcext:value-type="float">
            <text:p>6898713</text:p>
          </table:table-cell>
        </table:table-row>
        <table:table-row table:style-name="ro1">
          <table:table-cell office:value-type="float" office:value="248046906" calcext:value-type="float">
            <text:p>248046906</text:p>
          </table:table-cell>
          <table:table-cell office:value-type="float" office:value="260156128" calcext:value-type="float">
            <text:p>260156128</text:p>
          </table:table-cell>
          <table:table-cell office:value-type="float" office:value="284052323" calcext:value-type="float">
            <text:p>284052323</text:p>
          </table:table-cell>
          <table:table-cell office:value-type="float" office:value="334395945" calcext:value-type="float">
            <text:p>334395945</text:p>
          </table:table-cell>
          <table:table-cell office:value-type="float" office:value="1116343" calcext:value-type="float">
            <text:p>1116343</text:p>
          </table:table-cell>
          <table:table-cell office:value-type="float" office:value="1239403" calcext:value-type="float">
            <text:p>1239403</text:p>
          </table:table-cell>
          <table:table-cell office:value-type="float" office:value="229289144" calcext:value-type="float">
            <text:p>229289144</text:p>
          </table:table-cell>
          <table:table-cell office:value-type="float" office:value="241335159" calcext:value-type="float">
            <text:p>241335159</text:p>
          </table:table-cell>
          <table:table-cell office:value-type="float" office:value="268832999" calcext:value-type="float">
            <text:p>268832999</text:p>
          </table:table-cell>
          <table:table-cell office:value-type="float" office:value="319963104" calcext:value-type="float">
            <text:p>319963104</text:p>
          </table:table-cell>
          <table:table-cell office:value-type="float" office:value="675924" calcext:value-type="float">
            <text:p>675924</text:p>
          </table:table-cell>
          <table:table-cell office:value-type="float" office:value="815188" calcext:value-type="float">
            <text:p>815188</text:p>
          </table:table-cell>
          <table:table-cell office:value-type="float" office:value="1220099637" calcext:value-type="float">
            <text:p>1220099637</text:p>
          </table:table-cell>
          <table:table-cell office:value-type="float" office:value="1245023896" calcext:value-type="float">
            <text:p>1245023896</text:p>
          </table:table-cell>
          <table:table-cell office:value-type="float" office:value="934087218" calcext:value-type="float">
            <text:p>934087218</text:p>
          </table:table-cell>
          <table:table-cell office:value-type="float" office:value="1032888819" calcext:value-type="float">
            <text:p>1032888819</text:p>
          </table:table-cell>
          <table:table-cell office:value-type="float" office:value="32924858" calcext:value-type="float">
            <text:p>32924858</text:p>
          </table:table-cell>
          <table:table-cell office:value-type="float" office:value="33205969" calcext:value-type="float">
            <text:p>33205969</text:p>
          </table:table-cell>
          <table:table-cell office:value-type="float" office:value="1335404454" calcext:value-type="float">
            <text:p>1335404454</text:p>
          </table:table-cell>
          <table:table-cell office:value-type="float" office:value="1357150026" calcext:value-type="float">
            <text:p>1357150026</text:p>
          </table:table-cell>
          <table:table-cell office:value-type="float" office:value="1054983179" calcext:value-type="float">
            <text:p>1054983179</text:p>
          </table:table-cell>
          <table:table-cell office:value-type="float" office:value="1127488419" calcext:value-type="float">
            <text:p>1127488419</text:p>
          </table:table-cell>
          <table:table-cell office:value-type="float" office:value="31283797" calcext:value-type="float">
            <text:p>31283797</text:p>
          </table:table-cell>
          <table:table-cell office:value-type="float" office:value="31649346" calcext:value-type="float">
            <text:p>31649346</text:p>
          </table:table-cell>
          <table:table-cell office:value-type="float" office:value="463450764" calcext:value-type="float">
            <text:p>463450764</text:p>
          </table:table-cell>
          <table:table-cell office:value-type="float" office:value="539278074" calcext:value-type="float">
            <text:p>539278074</text:p>
          </table:table-cell>
          <table:table-cell office:value-type="float" office:value="428165761" calcext:value-type="float">
            <text:p>428165761</text:p>
          </table:table-cell>
          <table:table-cell office:value-type="float" office:value="482219632" calcext:value-type="float">
            <text:p>482219632</text:p>
          </table:table-cell>
          <table:table-cell office:value-type="float" office:value="6455988" calcext:value-type="float">
            <text:p>6455988</text:p>
          </table:table-cell>
          <table:table-cell office:value-type="float" office:value="6697709" calcext:value-type="float">
            <text:p>6697709</text:p>
          </table:table-cell>
        </table:table-row>
        <table:table-row table:style-name="ro1">
          <table:table-cell office:value-type="float" office:value="248084620" calcext:value-type="float">
            <text:p>248084620</text:p>
          </table:table-cell>
          <table:table-cell office:value-type="float" office:value="259846032" calcext:value-type="float">
            <text:p>259846032</text:p>
          </table:table-cell>
          <table:table-cell office:value-type="float" office:value="282870678" calcext:value-type="float">
            <text:p>282870678</text:p>
          </table:table-cell>
          <table:table-cell office:value-type="float" office:value="333130351" calcext:value-type="float">
            <text:p>333130351</text:p>
          </table:table-cell>
          <table:table-cell office:value-type="float" office:value="1148610" calcext:value-type="float">
            <text:p>1148610</text:p>
          </table:table-cell>
          <table:table-cell office:value-type="float" office:value="1260007" calcext:value-type="float">
            <text:p>1260007</text:p>
          </table:table-cell>
          <table:table-cell office:value-type="float" office:value="226480057" calcext:value-type="float">
            <text:p>226480057</text:p>
          </table:table-cell>
          <table:table-cell office:value-type="float" office:value="238389812" calcext:value-type="float">
            <text:p>238389812</text:p>
          </table:table-cell>
          <table:table-cell office:value-type="float" office:value="272460415" calcext:value-type="float">
            <text:p>272460415</text:p>
          </table:table-cell>
          <table:table-cell office:value-type="float" office:value="323347333" calcext:value-type="float">
            <text:p>323347333</text:p>
          </table:table-cell>
          <table:table-cell office:value-type="float" office:value="465492" calcext:value-type="float">
            <text:p>465492</text:p>
          </table:table-cell>
          <table:table-cell office:value-type="float" office:value="561943" calcext:value-type="float">
            <text:p>561943</text:p>
          </table:table-cell>
          <table:table-cell office:value-type="float" office:value="1176940867" calcext:value-type="float">
            <text:p>1176940867</text:p>
          </table:table-cell>
          <table:table-cell office:value-type="float" office:value="1190143872" calcext:value-type="float">
            <text:p>1190143872</text:p>
          </table:table-cell>
          <table:table-cell office:value-type="float" office:value="885752022" calcext:value-type="float">
            <text:p>885752022</text:p>
          </table:table-cell>
          <table:table-cell office:value-type="float" office:value="964178196" calcext:value-type="float">
            <text:p>964178196</text:p>
          </table:table-cell>
          <table:table-cell office:value-type="float" office:value="33071943" calcext:value-type="float">
            <text:p>33071943</text:p>
          </table:table-cell>
          <table:table-cell office:value-type="float" office:value="33334197" calcext:value-type="float">
            <text:p>33334197</text:p>
          </table:table-cell>
          <table:table-cell office:value-type="float" office:value="1233444212" calcext:value-type="float">
            <text:p>1233444212</text:p>
          </table:table-cell>
          <table:table-cell office:value-type="float" office:value="1246851782" calcext:value-type="float">
            <text:p>1246851782</text:p>
          </table:table-cell>
          <table:table-cell office:value-type="float" office:value="1103008280" calcext:value-type="float">
            <text:p>1103008280</text:p>
          </table:table-cell>
          <table:table-cell office:value-type="float" office:value="1146901781" calcext:value-type="float">
            <text:p>1146901781</text:p>
          </table:table-cell>
          <table:table-cell office:value-type="float" office:value="31322070" calcext:value-type="float">
            <text:p>31322070</text:p>
          </table:table-cell>
          <table:table-cell office:value-type="float" office:value="31688876" calcext:value-type="float">
            <text:p>31688876</text:p>
          </table:table-cell>
          <table:table-cell office:value-type="float" office:value="448475397" calcext:value-type="float">
            <text:p>448475397</text:p>
          </table:table-cell>
          <table:table-cell office:value-type="float" office:value="724359152" calcext:value-type="float">
            <text:p>724359152</text:p>
          </table:table-cell>
          <table:table-cell office:value-type="float" office:value="449857835" calcext:value-type="float">
            <text:p>449857835</text:p>
          </table:table-cell>
          <table:table-cell office:value-type="float" office:value="630082499" calcext:value-type="float">
            <text:p>630082499</text:p>
          </table:table-cell>
          <table:table-cell office:value-type="float" office:value="6422186" calcext:value-type="float">
            <text:p>6422186</text:p>
          </table:table-cell>
          <table:table-cell office:value-type="float" office:value="20005268" calcext:value-type="float">
            <text:p>20005268</text:p>
          </table:table-cell>
        </table:table-row>
        <table:table-row table:style-name="ro1">
          <table:table-cell office:value-type="float" office:value="247776760" calcext:value-type="float">
            <text:p>247776760</text:p>
          </table:table-cell>
          <table:table-cell office:value-type="float" office:value="259492845" calcext:value-type="float">
            <text:p>259492845</text:p>
          </table:table-cell>
          <table:table-cell office:value-type="float" office:value="281889128" calcext:value-type="float">
            <text:p>281889128</text:p>
          </table:table-cell>
          <table:table-cell office:value-type="float" office:value="332116745" calcext:value-type="float">
            <text:p>332116745</text:p>
          </table:table-cell>
          <table:table-cell office:value-type="float" office:value="1115435" calcext:value-type="float">
            <text:p>1115435</text:p>
          </table:table-cell>
          <table:table-cell office:value-type="float" office:value="1282565" calcext:value-type="float">
            <text:p>1282565</text:p>
          </table:table-cell>
          <table:table-cell office:value-type="float" office:value="226919848" calcext:value-type="float">
            <text:p>226919848</text:p>
          </table:table-cell>
          <table:table-cell office:value-type="float" office:value="239204161" calcext:value-type="float">
            <text:p>239204161</text:p>
          </table:table-cell>
          <table:table-cell office:value-type="float" office:value="266562878" calcext:value-type="float">
            <text:p>266562878</text:p>
          </table:table-cell>
          <table:table-cell office:value-type="float" office:value="318006291" calcext:value-type="float">
            <text:p>318006291</text:p>
          </table:table-cell>
          <table:table-cell office:value-type="float" office:value="463327" calcext:value-type="float">
            <text:p>463327</text:p>
          </table:table-cell>
          <table:table-cell office:value-type="float" office:value="579822" calcext:value-type="float">
            <text:p>579822</text:p>
          </table:table-cell>
          <table:table-cell office:value-type="float" office:value="1190127529" calcext:value-type="float">
            <text:p>1190127529</text:p>
          </table:table-cell>
          <table:table-cell office:value-type="float" office:value="1217349985" calcext:value-type="float">
            <text:p>1217349985</text:p>
          </table:table-cell>
          <table:table-cell office:value-type="float" office:value="941221436" calcext:value-type="float">
            <text:p>941221436</text:p>
          </table:table-cell>
          <table:table-cell office:value-type="float" office:value="1024371604" calcext:value-type="float">
            <text:p>1024371604</text:p>
          </table:table-cell>
          <table:table-cell office:value-type="float" office:value="30651523" calcext:value-type="float">
            <text:p>30651523</text:p>
          </table:table-cell>
          <table:table-cell office:value-type="float" office:value="30914126" calcext:value-type="float">
            <text:p>30914126</text:p>
          </table:table-cell>
          <table:table-cell office:value-type="float" office:value="1192150552" calcext:value-type="float">
            <text:p>1192150552</text:p>
          </table:table-cell>
          <table:table-cell office:value-type="float" office:value="1213845000" calcext:value-type="float">
            <text:p>1213845000</text:p>
          </table:table-cell>
          <table:table-cell office:value-type="float" office:value="986226391" calcext:value-type="float">
            <text:p>986226391</text:p>
          </table:table-cell>
          <table:table-cell office:value-type="float" office:value="1029946476" calcext:value-type="float">
            <text:p>1029946476</text:p>
          </table:table-cell>
          <table:table-cell office:value-type="float" office:value="31320463" calcext:value-type="float">
            <text:p>31320463</text:p>
          </table:table-cell>
          <table:table-cell office:value-type="float" office:value="31714648" calcext:value-type="float">
            <text:p>31714648</text:p>
          </table:table-cell>
          <table:table-cell office:value-type="float" office:value="453080800" calcext:value-type="float">
            <text:p>453080800</text:p>
          </table:table-cell>
          <table:table-cell office:value-type="float" office:value="505220112" calcext:value-type="float">
            <text:p>505220112</text:p>
          </table:table-cell>
          <table:table-cell office:value-type="float" office:value="429538561" calcext:value-type="float">
            <text:p>429538561</text:p>
          </table:table-cell>
          <table:table-cell office:value-type="float" office:value="492370363" calcext:value-type="float">
            <text:p>492370363</text:p>
          </table:table-cell>
          <table:table-cell office:value-type="float" office:value="8262503" calcext:value-type="float">
            <text:p>8262503</text:p>
          </table:table-cell>
          <table:table-cell office:value-type="float" office:value="8958960" calcext:value-type="float">
            <text:p>8958960</text:p>
          </table:table-cell>
        </table:table-row>
        <table:table-row table:style-name="ro1">
          <table:table-cell office:value-type="float" office:value="247472810" calcext:value-type="float">
            <text:p>247472810</text:p>
          </table:table-cell>
          <table:table-cell office:value-type="float" office:value="259371111" calcext:value-type="float">
            <text:p>259371111</text:p>
          </table:table-cell>
          <table:table-cell office:value-type="float" office:value="284530526" calcext:value-type="float">
            <text:p>284530526</text:p>
          </table:table-cell>
          <table:table-cell office:value-type="float" office:value="335031082" calcext:value-type="float">
            <text:p>335031082</text:p>
          </table:table-cell>
          <table:table-cell office:value-type="float" office:value="1113480" calcext:value-type="float">
            <text:p>1113480</text:p>
          </table:table-cell>
          <table:table-cell office:value-type="float" office:value="1238077" calcext:value-type="float">
            <text:p>1238077</text:p>
          </table:table-cell>
          <table:table-cell office:value-type="float" office:value="227026286" calcext:value-type="float">
            <text:p>227026286</text:p>
          </table:table-cell>
          <table:table-cell office:value-type="float" office:value="239032492" calcext:value-type="float">
            <text:p>239032492</text:p>
          </table:table-cell>
          <table:table-cell office:value-type="float" office:value="265071278" calcext:value-type="float">
            <text:p>265071278</text:p>
          </table:table-cell>
          <table:table-cell office:value-type="float" office:value="316213186" calcext:value-type="float">
            <text:p>316213186</text:p>
          </table:table-cell>
          <table:table-cell office:value-type="float" office:value="494057" calcext:value-type="float">
            <text:p>494057</text:p>
          </table:table-cell>
          <table:table-cell office:value-type="float" office:value="593441" calcext:value-type="float">
            <text:p>593441</text:p>
          </table:table-cell>
          <table:table-cell office:value-type="float" office:value="1024941370" calcext:value-type="float">
            <text:p>1024941370</text:p>
          </table:table-cell>
          <table:table-cell office:value-type="float" office:value="1039281462" calcext:value-type="float">
            <text:p>1039281462</text:p>
          </table:table-cell>
          <table:table-cell office:value-type="float" office:value="883676828" calcext:value-type="float">
            <text:p>883676828</text:p>
          </table:table-cell>
          <table:table-cell office:value-type="float" office:value="924916640" calcext:value-type="float">
            <text:p>924916640</text:p>
          </table:table-cell>
          <table:table-cell office:value-type="float" office:value="32370388" calcext:value-type="float">
            <text:p>32370388</text:p>
          </table:table-cell>
          <table:table-cell office:value-type="float" office:value="32613645" calcext:value-type="float">
            <text:p>32613645</text:p>
          </table:table-cell>
          <table:table-cell office:value-type="float" office:value="970533125" calcext:value-type="float">
            <text:p>970533125</text:p>
          </table:table-cell>
          <table:table-cell office:value-type="float" office:value="983440981" calcext:value-type="float">
            <text:p>983440981</text:p>
          </table:table-cell>
          <table:table-cell office:value-type="float" office:value="942667081" calcext:value-type="float">
            <text:p>942667081</text:p>
          </table:table-cell>
          <table:table-cell office:value-type="float" office:value="999038635" calcext:value-type="float">
            <text:p>999038635</text:p>
          </table:table-cell>
          <table:table-cell office:value-type="float" office:value="31907409" calcext:value-type="float">
            <text:p>31907409</text:p>
          </table:table-cell>
          <table:table-cell office:value-type="float" office:value="32270863" calcext:value-type="float">
            <text:p>32270863</text:p>
          </table:table-cell>
          <table:table-cell office:value-type="float" office:value="455771016" calcext:value-type="float">
            <text:p>455771016</text:p>
          </table:table-cell>
          <table:table-cell office:value-type="float" office:value="501485140" calcext:value-type="float">
            <text:p>501485140</text:p>
          </table:table-cell>
          <table:table-cell office:value-type="float" office:value="444595504" calcext:value-type="float">
            <text:p>444595504</text:p>
          </table:table-cell>
          <table:table-cell office:value-type="float" office:value="497358917" calcext:value-type="float">
            <text:p>497358917</text:p>
          </table:table-cell>
          <table:table-cell office:value-type="float" office:value="6441112" calcext:value-type="float">
            <text:p>6441112</text:p>
          </table:table-cell>
          <table:table-cell office:value-type="float" office:value="6682623" calcext:value-type="float">
            <text:p>6682623</text:p>
          </table:table-cell>
        </table:table-row>
        <table:table-row table:style-name="ro1">
          <table:table-cell office:value-type="float" office:value="250684532" calcext:value-type="float">
            <text:p>250684532</text:p>
          </table:table-cell>
          <table:table-cell office:value-type="float" office:value="262441404" calcext:value-type="float">
            <text:p>262441404</text:p>
          </table:table-cell>
          <table:table-cell office:value-type="float" office:value="280701967" calcext:value-type="float">
            <text:p>280701967</text:p>
          </table:table-cell>
          <table:table-cell office:value-type="float" office:value="330954586" calcext:value-type="float">
            <text:p>330954586</text:p>
          </table:table-cell>
          <table:table-cell office:value-type="float" office:value="1656914" calcext:value-type="float">
            <text:p>1656914</text:p>
          </table:table-cell>
          <table:table-cell office:value-type="float" office:value="1813080" calcext:value-type="float">
            <text:p>1813080</text:p>
          </table:table-cell>
          <table:table-cell office:value-type="float" office:value="227270800" calcext:value-type="float">
            <text:p>227270800</text:p>
          </table:table-cell>
          <table:table-cell office:value-type="float" office:value="239035215" calcext:value-type="float">
            <text:p>239035215</text:p>
          </table:table-cell>
          <table:table-cell office:value-type="float" office:value="264433487" calcext:value-type="float">
            <text:p>264433487</text:p>
          </table:table-cell>
          <table:table-cell office:value-type="float" office:value="320720184" calcext:value-type="float">
            <text:p>320720184</text:p>
          </table:table-cell>
          <table:table-cell office:value-type="float" office:value="466889" calcext:value-type="float">
            <text:p>466889</text:p>
          </table:table-cell>
          <table:table-cell office:value-type="float" office:value="559010" calcext:value-type="float">
            <text:p>559010</text:p>
          </table:table-cell>
          <table:table-cell office:value-type="float" office:value="1237875082" calcext:value-type="float">
            <text:p>1237875082</text:p>
          </table:table-cell>
          <table:table-cell office:value-type="float" office:value="1270783247" calcext:value-type="float">
            <text:p>1270783247</text:p>
          </table:table-cell>
          <table:table-cell office:value-type="float" office:value="902294140" calcext:value-type="float">
            <text:p>902294140</text:p>
          </table:table-cell>
          <table:table-cell office:value-type="float" office:value="970215905" calcext:value-type="float">
            <text:p>970215905</text:p>
          </table:table-cell>
          <table:table-cell office:value-type="float" office:value="30562686" calcext:value-type="float">
            <text:p>30562686</text:p>
          </table:table-cell>
          <table:table-cell office:value-type="float" office:value="30821517" calcext:value-type="float">
            <text:p>30821517</text:p>
          </table:table-cell>
          <table:table-cell office:value-type="float" office:value="1181115490" calcext:value-type="float">
            <text:p>1181115490</text:p>
          </table:table-cell>
          <table:table-cell office:value-type="float" office:value="1194618953" calcext:value-type="float">
            <text:p>1194618953</text:p>
          </table:table-cell>
          <table:table-cell office:value-type="float" office:value="1031083352" calcext:value-type="float">
            <text:p>1031083352</text:p>
          </table:table-cell>
          <table:table-cell office:value-type="float" office:value="1073552928" calcext:value-type="float">
            <text:p>1073552928</text:p>
          </table:table-cell>
          <table:table-cell office:value-type="float" office:value="35894020" calcext:value-type="float">
            <text:p>35894020</text:p>
          </table:table-cell>
          <table:table-cell office:value-type="float" office:value="36307131" calcext:value-type="float">
            <text:p>36307131</text:p>
          </table:table-cell>
          <table:table-cell office:value-type="float" office:value="471701674" calcext:value-type="float">
            <text:p>471701674</text:p>
          </table:table-cell>
          <table:table-cell office:value-type="float" office:value="721570879" calcext:value-type="float">
            <text:p>721570879</text:p>
          </table:table-cell>
          <table:table-cell office:value-type="float" office:value="431378948" calcext:value-type="float">
            <text:p>431378948</text:p>
          </table:table-cell>
          <table:table-cell office:value-type="float" office:value="608757231" calcext:value-type="float">
            <text:p>608757231</text:p>
          </table:table-cell>
          <table:table-cell office:value-type="float" office:value="6427494" calcext:value-type="float">
            <text:p>6427494</text:p>
          </table:table-cell>
          <table:table-cell office:value-type="float" office:value="19837020" calcext:value-type="float">
            <text:p>19837020</text:p>
          </table:table-cell>
        </table:table-row>
        <table:table-row table:style-name="ro1">
          <table:table-cell office:value-type="float" office:value="248199300" calcext:value-type="float">
            <text:p>248199300</text:p>
          </table:table-cell>
          <table:table-cell office:value-type="float" office:value="260347213" calcext:value-type="float">
            <text:p>260347213</text:p>
          </table:table-cell>
          <table:table-cell office:value-type="float" office:value="279613559" calcext:value-type="float">
            <text:p>279613559</text:p>
          </table:table-cell>
          <table:table-cell office:value-type="float" office:value="330538960" calcext:value-type="float">
            <text:p>330538960</text:p>
          </table:table-cell>
          <table:table-cell office:value-type="float" office:value="1655168" calcext:value-type="float">
            <text:p>1655168</text:p>
          </table:table-cell>
          <table:table-cell office:value-type="float" office:value="1897238" calcext:value-type="float">
            <text:p>1897238</text:p>
          </table:table-cell>
          <table:table-cell office:value-type="float" office:value="226379974" calcext:value-type="float">
            <text:p>226379974</text:p>
          </table:table-cell>
          <table:table-cell office:value-type="float" office:value="238758923" calcext:value-type="float">
            <text:p>238758923</text:p>
          </table:table-cell>
          <table:table-cell office:value-type="float" office:value="264713830" calcext:value-type="float">
            <text:p>264713830</text:p>
          </table:table-cell>
          <table:table-cell office:value-type="float" office:value="316110729" calcext:value-type="float">
            <text:p>316110729</text:p>
          </table:table-cell>
          <table:table-cell office:value-type="float" office:value="463955" calcext:value-type="float">
            <text:p>463955</text:p>
          </table:table-cell>
          <table:table-cell office:value-type="float" office:value="606222" calcext:value-type="float">
            <text:p>606222</text:p>
          </table:table-cell>
          <table:table-cell office:value-type="float" office:value="1185694773" calcext:value-type="float">
            <text:p>1185694773</text:p>
          </table:table-cell>
          <table:table-cell office:value-type="float" office:value="1200183208" calcext:value-type="float">
            <text:p>1200183208</text:p>
          </table:table-cell>
          <table:table-cell office:value-type="float" office:value="882774549" calcext:value-type="float">
            <text:p>882774549</text:p>
          </table:table-cell>
          <table:table-cell office:value-type="float" office:value="962690088" calcext:value-type="float">
            <text:p>962690088</text:p>
          </table:table-cell>
          <table:table-cell office:value-type="float" office:value="34226978" calcext:value-type="float">
            <text:p>34226978</text:p>
          </table:table-cell>
          <table:table-cell office:value-type="float" office:value="34486299" calcext:value-type="float">
            <text:p>34486299</text:p>
          </table:table-cell>
          <table:table-cell office:value-type="float" office:value="1220748742" calcext:value-type="float">
            <text:p>1220748742</text:p>
          </table:table-cell>
          <table:table-cell office:value-type="float" office:value="1234820503" calcext:value-type="float">
            <text:p>1234820503</text:p>
          </table:table-cell>
          <table:table-cell office:value-type="float" office:value="993195923" calcext:value-type="float">
            <text:p>993195923</text:p>
          </table:table-cell>
          <table:table-cell office:value-type="float" office:value="1086383262" calcext:value-type="float">
            <text:p>1086383262</text:p>
          </table:table-cell>
          <table:table-cell office:value-type="float" office:value="33223499" calcext:value-type="float">
            <text:p>33223499</text:p>
          </table:table-cell>
          <table:table-cell office:value-type="float" office:value="33629277" calcext:value-type="float">
            <text:p>33629277</text:p>
          </table:table-cell>
          <table:table-cell office:value-type="float" office:value="471080645" calcext:value-type="float">
            <text:p>471080645</text:p>
          </table:table-cell>
          <table:table-cell office:value-type="float" office:value="550408261" calcext:value-type="float">
            <text:p>550408261</text:p>
          </table:table-cell>
          <table:table-cell office:value-type="float" office:value="433433469" calcext:value-type="float">
            <text:p>433433469</text:p>
          </table:table-cell>
          <table:table-cell office:value-type="float" office:value="491334268" calcext:value-type="float">
            <text:p>491334268</text:p>
          </table:table-cell>
          <table:table-cell office:value-type="float" office:value="6447189" calcext:value-type="float">
            <text:p>6447189</text:p>
          </table:table-cell>
          <table:table-cell office:value-type="float" office:value="6921760" calcext:value-type="float">
            <text:p>6921760</text:p>
          </table:table-cell>
        </table:table-row>
        <table:table-row table:style-name="ro1">
          <table:table-cell office:value-type="float" office:value="248820957" calcext:value-type="float">
            <text:p>248820957</text:p>
          </table:table-cell>
          <table:table-cell office:value-type="float" office:value="260760464" calcext:value-type="float">
            <text:p>260760464</text:p>
          </table:table-cell>
          <table:table-cell office:value-type="float" office:value="280740240" calcext:value-type="float">
            <text:p>280740240</text:p>
          </table:table-cell>
          <table:table-cell office:value-type="float" office:value="331027780" calcext:value-type="float">
            <text:p>331027780</text:p>
          </table:table-cell>
          <table:table-cell office:value-type="float" office:value="1150216" calcext:value-type="float">
            <text:p>1150216</text:p>
          </table:table-cell>
          <table:table-cell office:value-type="float" office:value="1275372" calcext:value-type="float">
            <text:p>1275372</text:p>
          </table:table-cell>
          <table:table-cell office:value-type="float" office:value="226596273" calcext:value-type="float">
            <text:p>226596273</text:p>
          </table:table-cell>
          <table:table-cell office:value-type="float" office:value="238408530" calcext:value-type="float">
            <text:p>238408530</text:p>
          </table:table-cell>
          <table:table-cell office:value-type="float" office:value="263981474" calcext:value-type="float">
            <text:p>263981474</text:p>
          </table:table-cell>
          <table:table-cell office:value-type="float" office:value="315012894" calcext:value-type="float">
            <text:p>315012894</text:p>
          </table:table-cell>
          <table:table-cell office:value-type="float" office:value="483512" calcext:value-type="float">
            <text:p>483512</text:p>
          </table:table-cell>
          <table:table-cell office:value-type="float" office:value="583385" calcext:value-type="float">
            <text:p>583385</text:p>
          </table:table-cell>
          <table:table-cell office:value-type="float" office:value="1142394434" calcext:value-type="float">
            <text:p>1142394434</text:p>
          </table:table-cell>
          <table:table-cell office:value-type="float" office:value="1155413478" calcext:value-type="float">
            <text:p>1155413478</text:p>
          </table:table-cell>
          <table:table-cell office:value-type="float" office:value="871354590" calcext:value-type="float">
            <text:p>871354590</text:p>
          </table:table-cell>
          <table:table-cell office:value-type="float" office:value="937335537" calcext:value-type="float">
            <text:p>937335537</text:p>
          </table:table-cell>
          <table:table-cell office:value-type="float" office:value="35450179" calcext:value-type="float">
            <text:p>35450179</text:p>
          </table:table-cell>
          <table:table-cell office:value-type="float" office:value="35694903" calcext:value-type="float">
            <text:p>35694903</text:p>
          </table:table-cell>
          <table:table-cell office:value-type="float" office:value="1317817929" calcext:value-type="float">
            <text:p>1317817929</text:p>
          </table:table-cell>
          <table:table-cell office:value-type="float" office:value="1342933484" calcext:value-type="float">
            <text:p>1342933484</text:p>
          </table:table-cell>
          <table:table-cell office:value-type="float" office:value="995726412" calcext:value-type="float">
            <text:p>995726412</text:p>
          </table:table-cell>
          <table:table-cell office:value-type="float" office:value="1045977984" calcext:value-type="float">
            <text:p>1045977984</text:p>
          </table:table-cell>
          <table:table-cell office:value-type="float" office:value="33594984" calcext:value-type="float">
            <text:p>33594984</text:p>
          </table:table-cell>
          <table:table-cell office:value-type="float" office:value="33959626" calcext:value-type="float">
            <text:p>33959626</text:p>
          </table:table-cell>
          <table:table-cell office:value-type="float" office:value="436051260" calcext:value-type="float">
            <text:p>436051260</text:p>
          </table:table-cell>
          <table:table-cell office:value-type="float" office:value="482583295" calcext:value-type="float">
            <text:p>482583295</text:p>
          </table:table-cell>
          <table:table-cell office:value-type="float" office:value="452283352" calcext:value-type="float">
            <text:p>452283352</text:p>
          </table:table-cell>
          <table:table-cell office:value-type="float" office:value="506947147" calcext:value-type="float">
            <text:p>506947147</text:p>
          </table:table-cell>
          <table:table-cell office:value-type="float" office:value="6469747" calcext:value-type="float">
            <text:p>6469747</text:p>
          </table:table-cell>
          <table:table-cell office:value-type="float" office:value="6691074" calcext:value-type="float">
            <text:p>6691074</text:p>
          </table:table-cell>
        </table:table-row>
        <table:table-row table:style-name="ro1">
          <table:table-cell office:value-type="float" office:value="247615287" calcext:value-type="float">
            <text:p>247615287</text:p>
          </table:table-cell>
          <table:table-cell office:value-type="float" office:value="259620654" calcext:value-type="float">
            <text:p>259620654</text:p>
          </table:table-cell>
          <table:table-cell office:value-type="float" office:value="284048412" calcext:value-type="float">
            <text:p>284048412</text:p>
          </table:table-cell>
          <table:table-cell office:value-type="float" office:value="334372269" calcext:value-type="float">
            <text:p>334372269</text:p>
          </table:table-cell>
          <table:table-cell office:value-type="float" office:value="1118089" calcext:value-type="float">
            <text:p>1118089</text:p>
          </table:table-cell>
          <table:table-cell office:value-type="float" office:value="1230953" calcext:value-type="float">
            <text:p>1230953</text:p>
          </table:table-cell>
          <table:table-cell office:value-type="float" office:value="229456204" calcext:value-type="float">
            <text:p>229456204</text:p>
          </table:table-cell>
          <table:table-cell office:value-type="float" office:value="241260987" calcext:value-type="float">
            <text:p>241260987</text:p>
          </table:table-cell>
          <table:table-cell office:value-type="float" office:value="264976363" calcext:value-type="float">
            <text:p>264976363</text:p>
          </table:table-cell>
          <table:table-cell office:value-type="float" office:value="315738405" calcext:value-type="float">
            <text:p>315738405</text:p>
          </table:table-cell>
          <table:table-cell office:value-type="float" office:value="466330" calcext:value-type="float">
            <text:p>466330</text:p>
          </table:table-cell>
          <table:table-cell office:value-type="float" office:value="559987" calcext:value-type="float">
            <text:p>559987</text:p>
          </table:table-cell>
          <table:table-cell office:value-type="float" office:value="929443192" calcext:value-type="float">
            <text:p>929443192</text:p>
          </table:table-cell>
          <table:table-cell office:value-type="float" office:value="942244052" calcext:value-type="float">
            <text:p>942244052</text:p>
          </table:table-cell>
          <table:table-cell office:value-type="float" office:value="953749496" calcext:value-type="float">
            <text:p>953749496</text:p>
          </table:table-cell>
          <table:table-cell office:value-type="float" office:value="1014369705" calcext:value-type="float">
            <text:p>1014369705</text:p>
          </table:table-cell>
          <table:table-cell office:value-type="float" office:value="34068578" calcext:value-type="float">
            <text:p>34068578</text:p>
          </table:table-cell>
          <table:table-cell office:value-type="float" office:value="34328737" calcext:value-type="float">
            <text:p>34328737</text:p>
          </table:table-cell>
          <table:table-cell office:value-type="float" office:value="1053344632" calcext:value-type="float">
            <text:p>1053344632</text:p>
          </table:table-cell>
          <table:table-cell office:value-type="float" office:value="1066433378" calcext:value-type="float">
            <text:p>1066433378</text:p>
          </table:table-cell>
          <table:table-cell office:value-type="float" office:value="1080342899" calcext:value-type="float">
            <text:p>1080342899</text:p>
          </table:table-cell>
          <table:table-cell office:value-type="float" office:value="1164390807" calcext:value-type="float">
            <text:p>1164390807</text:p>
          </table:table-cell>
          <table:table-cell office:value-type="float" office:value="31339670" calcext:value-type="float">
            <text:p>31339670</text:p>
          </table:table-cell>
          <table:table-cell office:value-type="float" office:value="31705428" calcext:value-type="float">
            <text:p>31705428</text:p>
          </table:table-cell>
          <table:table-cell office:value-type="float" office:value="447224819" calcext:value-type="float">
            <text:p>447224819</text:p>
          </table:table-cell>
          <table:table-cell office:value-type="float" office:value="684773532" calcext:value-type="float">
            <text:p>684773532</text:p>
          </table:table-cell>
          <table:table-cell office:value-type="float" office:value="435313457" calcext:value-type="float">
            <text:p>435313457</text:p>
          </table:table-cell>
          <table:table-cell office:value-type="float" office:value="615201067" calcext:value-type="float">
            <text:p>615201067</text:p>
          </table:table-cell>
          <table:table-cell office:value-type="float" office:value="6439925" calcext:value-type="float">
            <text:p>6439925</text:p>
          </table:table-cell>
          <table:table-cell office:value-type="float" office:value="19838695" calcext:value-type="float">
            <text:p>19838695</text:p>
          </table:table-cell>
        </table:table-row>
        <table:table-row table:style-name="ro1">
          <table:table-cell office:value-type="float" office:value="247615567" calcext:value-type="float">
            <text:p>247615567</text:p>
          </table:table-cell>
          <table:table-cell office:value-type="float" office:value="259259575" calcext:value-type="float">
            <text:p>259259575</text:p>
          </table:table-cell>
          <table:table-cell office:value-type="float" office:value="286768799" calcext:value-type="float">
            <text:p>286768799</text:p>
          </table:table-cell>
          <table:table-cell office:value-type="float" office:value="337314822" calcext:value-type="float">
            <text:p>337314822</text:p>
          </table:table-cell>
          <table:table-cell office:value-type="float" office:value="1111664" calcext:value-type="float">
            <text:p>1111664</text:p>
          </table:table-cell>
          <table:table-cell office:value-type="float" office:value="1285149" calcext:value-type="float">
            <text:p>1285149</text:p>
          </table:table-cell>
          <table:table-cell office:value-type="float" office:value="226804959" calcext:value-type="float">
            <text:p>226804959</text:p>
          </table:table-cell>
          <table:table-cell office:value-type="float" office:value="238907266" calcext:value-type="float">
            <text:p>238907266</text:p>
          </table:table-cell>
          <table:table-cell office:value-type="float" office:value="263936496" calcext:value-type="float">
            <text:p>263936496</text:p>
          </table:table-cell>
          <table:table-cell office:value-type="float" office:value="315259782" calcext:value-type="float">
            <text:p>315259782</text:p>
          </table:table-cell>
          <table:table-cell office:value-type="float" office:value="466120" calcext:value-type="float">
            <text:p>466120</text:p>
          </table:table-cell>
          <table:table-cell office:value-type="float" office:value="583943" calcext:value-type="float">
            <text:p>583943</text:p>
          </table:table-cell>
          <table:table-cell office:value-type="float" office:value="901963511" calcext:value-type="float">
            <text:p>901963511</text:p>
          </table:table-cell>
          <table:table-cell office:value-type="float" office:value="915266600" calcext:value-type="float">
            <text:p>915266600</text:p>
          </table:table-cell>
          <table:table-cell office:value-type="float" office:value="984792200" calcext:value-type="float">
            <text:p>984792200</text:p>
          </table:table-cell>
          <table:table-cell office:value-type="float" office:value="1044622085" calcext:value-type="float">
            <text:p>1044622085</text:p>
          </table:table-cell>
          <table:table-cell office:value-type="float" office:value="30491448" calcext:value-type="float">
            <text:p>30491448</text:p>
          </table:table-cell>
          <table:table-cell office:value-type="float" office:value="30751816" calcext:value-type="float">
            <text:p>30751816</text:p>
          </table:table-cell>
          <table:table-cell office:value-type="float" office:value="1088000017" calcext:value-type="float">
            <text:p>1088000017</text:p>
          </table:table-cell>
          <table:table-cell office:value-type="float" office:value="1114525248" calcext:value-type="float">
            <text:p>1114525248</text:p>
          </table:table-cell>
          <table:table-cell office:value-type="float" office:value="1042974320" calcext:value-type="float">
            <text:p>1042974320</text:p>
          </table:table-cell>
          <table:table-cell office:value-type="float" office:value="1088403141" calcext:value-type="float">
            <text:p>1088403141</text:p>
          </table:table-cell>
          <table:table-cell office:value-type="float" office:value="31600527" calcext:value-type="float">
            <text:p>31600527</text:p>
          </table:table-cell>
          <table:table-cell office:value-type="float" office:value="31994990" calcext:value-type="float">
            <text:p>31994990</text:p>
          </table:table-cell>
          <table:table-cell office:value-type="float" office:value="463458587" calcext:value-type="float">
            <text:p>463458587</text:p>
          </table:table-cell>
          <table:table-cell office:value-type="float" office:value="556782884" calcext:value-type="float">
            <text:p>556782884</text:p>
          </table:table-cell>
          <table:table-cell office:value-type="float" office:value="442487624" calcext:value-type="float">
            <text:p>442487624</text:p>
          </table:table-cell>
          <table:table-cell office:value-type="float" office:value="501089140" calcext:value-type="float">
            <text:p>501089140</text:p>
          </table:table-cell>
          <table:table-cell office:value-type="float" office:value="6434337" calcext:value-type="float">
            <text:p>6434337</text:p>
          </table:table-cell>
          <table:table-cell office:value-type="float" office:value="6905277" calcext:value-type="float">
            <text:p>6905277</text:p>
          </table:table-cell>
        </table:table-row>
        <table:table-row table:style-name="ro1">
          <table:table-cell office:value-type="float" office:value="248865376" calcext:value-type="float">
            <text:p>248865376</text:p>
          </table:table-cell>
          <table:table-cell office:value-type="float" office:value="260837149" calcext:value-type="float">
            <text:p>260837149</text:p>
          </table:table-cell>
          <table:table-cell office:value-type="float" office:value="286303586" calcext:value-type="float">
            <text:p>286303586</text:p>
          </table:table-cell>
          <table:table-cell office:value-type="float" office:value="336781863" calcext:value-type="float">
            <text:p>336781863</text:p>
          </table:table-cell>
          <table:table-cell office:value-type="float" office:value="1635962" calcext:value-type="float">
            <text:p>1635962</text:p>
          </table:table-cell>
          <table:table-cell office:value-type="float" office:value="1816013" calcext:value-type="float">
            <text:p>1816013</text:p>
          </table:table-cell>
          <table:table-cell office:value-type="float" office:value="226415454" calcext:value-type="float">
            <text:p>226415454</text:p>
          </table:table-cell>
          <table:table-cell office:value-type="float" office:value="238448758" calcext:value-type="float">
            <text:p>238448758</text:p>
          </table:table-cell>
          <table:table-cell office:value-type="float" office:value="264336547" calcext:value-type="float">
            <text:p>264336547</text:p>
          </table:table-cell>
          <table:table-cell office:value-type="float" office:value="315405890" calcext:value-type="float">
            <text:p>315405890</text:p>
          </table:table-cell>
          <table:table-cell office:value-type="float" office:value="494616" calcext:value-type="float">
            <text:p>494616</text:p>
          </table:table-cell>
          <table:table-cell office:value-type="float" office:value="594349" calcext:value-type="float">
            <text:p>594349</text:p>
          </table:table-cell>
          <table:table-cell office:value-type="float" office:value="1174537767" calcext:value-type="float">
            <text:p>1174537767</text:p>
          </table:table-cell>
          <table:table-cell office:value-type="float" office:value="1187711091" calcext:value-type="float">
            <text:p>1187711091</text:p>
          </table:table-cell>
          <table:table-cell office:value-type="float" office:value="983189762" calcext:value-type="float">
            <text:p>983189762</text:p>
          </table:table-cell>
          <table:table-cell office:value-type="float" office:value="1058381935" calcext:value-type="float">
            <text:p>1058381935</text:p>
          </table:table-cell>
          <table:table-cell office:value-type="float" office:value="30510374" calcext:value-type="float">
            <text:p>30510374</text:p>
          </table:table-cell>
          <table:table-cell office:value-type="float" office:value="30754260" calcext:value-type="float">
            <text:p>30754260</text:p>
          </table:table-cell>
          <table:table-cell office:value-type="float" office:value="1145882169" calcext:value-type="float">
            <text:p>1145882169</text:p>
          </table:table-cell>
          <table:table-cell office:value-type="float" office:value="1163921614" calcext:value-type="float">
            <text:p>1163921614</text:p>
          </table:table-cell>
          <table:table-cell office:value-type="float" office:value="950928048" calcext:value-type="float">
            <text:p>950928048</text:p>
          </table:table-cell>
          <table:table-cell office:value-type="float" office:value="1022561668" calcext:value-type="float">
            <text:p>1022561668</text:p>
          </table:table-cell>
          <table:table-cell office:value-type="float" office:value="32781892" calcext:value-type="float">
            <text:p>32781892</text:p>
          </table:table-cell>
          <table:table-cell office:value-type="float" office:value="33149607" calcext:value-type="float">
            <text:p>33149607</text:p>
          </table:table-cell>
          <table:table-cell office:value-type="float" office:value="467845737" calcext:value-type="float">
            <text:p>467845737</text:p>
          </table:table-cell>
          <table:table-cell office:value-type="float" office:value="522799233" calcext:value-type="float">
            <text:p>522799233</text:p>
          </table:table-cell>
          <table:table-cell office:value-type="float" office:value="442202601" calcext:value-type="float">
            <text:p>442202601</text:p>
          </table:table-cell>
          <table:table-cell office:value-type="float" office:value="499044327" calcext:value-type="float">
            <text:p>499044327</text:p>
          </table:table-cell>
          <table:table-cell office:value-type="float" office:value="6461087" calcext:value-type="float">
            <text:p>6461087</text:p>
          </table:table-cell>
          <table:table-cell office:value-type="float" office:value="6681087" calcext:value-type="float">
            <text:p>6681087</text:p>
          </table:table-cell>
        </table:table-row>
        <table:table-row table:style-name="ro1">
          <table:table-cell office:value-type="float" office:value="247322792" calcext:value-type="float">
            <text:p>247322792</text:p>
          </table:table-cell>
          <table:table-cell office:value-type="float" office:value="259036223" calcext:value-type="float">
            <text:p>259036223</text:p>
          </table:table-cell>
          <table:table-cell office:value-type="float" office:value="282232538" calcext:value-type="float">
            <text:p>282232538</text:p>
          </table:table-cell>
          <table:table-cell office:value-type="float" office:value="332433335" calcext:value-type="float">
            <text:p>332433335</text:p>
          </table:table-cell>
          <table:table-cell office:value-type="float" office:value="1210210" calcext:value-type="float">
            <text:p>1210210</text:p>
          </table:table-cell>
          <table:table-cell office:value-type="float" office:value="1368401" calcext:value-type="float">
            <text:p>1368401</text:p>
          </table:table-cell>
          <table:table-cell office:value-type="float" office:value="226831568" calcext:value-type="float">
            <text:p>226831568</text:p>
          </table:table-cell>
          <table:table-cell office:value-type="float" office:value="238514269" calcext:value-type="float">
            <text:p>238514269</text:p>
          </table:table-cell>
          <table:table-cell office:value-type="float" office:value="266423545" calcext:value-type="float">
            <text:p>266423545</text:p>
          </table:table-cell>
          <table:table-cell office:value-type="float" office:value="317722386" calcext:value-type="float">
            <text:p>317722386</text:p>
          </table:table-cell>
          <table:table-cell office:value-type="float" office:value="465772" calcext:value-type="float">
            <text:p>465772</text:p>
          </table:table-cell>
          <table:table-cell office:value-type="float" office:value="576749" calcext:value-type="float">
            <text:p>576749</text:p>
          </table:table-cell>
          <table:table-cell office:value-type="float" office:value="1128423175" calcext:value-type="float">
            <text:p>1128423175</text:p>
          </table:table-cell>
          <table:table-cell office:value-type="float" office:value="1163339975" calcext:value-type="float">
            <text:p>1163339975</text:p>
          </table:table-cell>
          <table:table-cell office:value-type="float" office:value="939987899" calcext:value-type="float">
            <text:p>939987899</text:p>
          </table:table-cell>
          <table:table-cell office:value-type="float" office:value="990925802" calcext:value-type="float">
            <text:p>990925802</text:p>
          </table:table-cell>
          <table:table-cell office:value-type="float" office:value="30493473" calcext:value-type="float">
            <text:p>30493473</text:p>
          </table:table-cell>
          <table:table-cell office:value-type="float" office:value="30794978" calcext:value-type="float">
            <text:p>30794978</text:p>
          </table:table-cell>
          <table:table-cell office:value-type="float" office:value="1252044621" calcext:value-type="float">
            <text:p>1252044621</text:p>
          </table:table-cell>
          <table:table-cell office:value-type="float" office:value="1275192397" calcext:value-type="float">
            <text:p>1275192397</text:p>
          </table:table-cell>
          <table:table-cell office:value-type="float" office:value="1056997401" calcext:value-type="float">
            <text:p>1056997401</text:p>
          </table:table-cell>
          <table:table-cell office:value-type="float" office:value="1104683703" calcext:value-type="float">
            <text:p>1104683703</text:p>
          </table:table-cell>
          <table:table-cell office:value-type="float" office:value="33012578" calcext:value-type="float">
            <text:p>33012578</text:p>
          </table:table-cell>
          <table:table-cell office:value-type="float" office:value="33378755" calcext:value-type="float">
            <text:p>33378755</text:p>
          </table:table-cell>
          <table:table-cell office:value-type="float" office:value="431993481" calcext:value-type="float">
            <text:p>431993481</text:p>
          </table:table-cell>
          <table:table-cell office:value-type="float" office:value="659188155" calcext:value-type="float">
            <text:p>659188155</text:p>
          </table:table-cell>
          <table:table-cell office:value-type="float" office:value="452040375" calcext:value-type="float">
            <text:p>452040375</text:p>
          </table:table-cell>
          <table:table-cell office:value-type="float" office:value="628716473" calcext:value-type="float">
            <text:p>628716473</text:p>
          </table:table-cell>
          <table:table-cell office:value-type="float" office:value="6449493" calcext:value-type="float">
            <text:p>6449493</text:p>
          </table:table-cell>
          <table:table-cell office:value-type="float" office:value="19817604" calcext:value-type="float">
            <text:p>19817604</text:p>
          </table:table-cell>
        </table:table-row>
        <table:table-row table:style-name="ro1">
          <table:table-cell office:value-type="float" office:value="248925160" calcext:value-type="float">
            <text:p>248925160</text:p>
          </table:table-cell>
          <table:table-cell office:value-type="float" office:value="260594311" calcext:value-type="float">
            <text:p>260594311</text:p>
          </table:table-cell>
          <table:table-cell office:value-type="float" office:value="282197198" calcext:value-type="float">
            <text:p>282197198</text:p>
          </table:table-cell>
          <table:table-cell office:value-type="float" office:value="333489754" calcext:value-type="float">
            <text:p>333489754</text:p>
          </table:table-cell>
          <table:table-cell office:value-type="float" office:value="1113200" calcext:value-type="float">
            <text:p>1113200</text:p>
          </table:table-cell>
          <table:table-cell office:value-type="float" office:value="1285009" calcext:value-type="float">
            <text:p>1285009</text:p>
          </table:table-cell>
          <table:table-cell office:value-type="float" office:value="227822895" calcext:value-type="float">
            <text:p>227822895</text:p>
          </table:table-cell>
          <table:table-cell office:value-type="float" office:value="240200866" calcext:value-type="float">
            <text:p>240200866</text:p>
          </table:table-cell>
          <table:table-cell office:value-type="float" office:value="263459341" calcext:value-type="float">
            <text:p>263459341</text:p>
          </table:table-cell>
          <table:table-cell office:value-type="float" office:value="314782837" calcext:value-type="float">
            <text:p>314782837</text:p>
          </table:table-cell>
          <table:table-cell office:value-type="float" office:value="467727" calcext:value-type="float">
            <text:p>467727</text:p>
          </table:table-cell>
          <table:table-cell office:value-type="float" office:value="608178" calcext:value-type="float">
            <text:p>608178</text:p>
          </table:table-cell>
          <table:table-cell office:value-type="float" office:value="1106316313" calcext:value-type="float">
            <text:p>1106316313</text:p>
          </table:table-cell>
          <table:table-cell office:value-type="float" office:value="1140603634" calcext:value-type="float">
            <text:p>1140603634</text:p>
          </table:table-cell>
          <table:table-cell office:value-type="float" office:value="956212798" calcext:value-type="float">
            <text:p>956212798</text:p>
          </table:table-cell>
          <table:table-cell office:value-type="float" office:value="1019422791" calcext:value-type="float">
            <text:p>1019422791</text:p>
          </table:table-cell>
          <table:table-cell office:value-type="float" office:value="34314070" calcext:value-type="float">
            <text:p>34314070</text:p>
          </table:table-cell>
          <table:table-cell office:value-type="float" office:value="34576744" calcext:value-type="float">
            <text:p>34576744</text:p>
          </table:table-cell>
          <table:table-cell office:value-type="float" office:value="1053666182" calcext:value-type="float">
            <text:p>1053666182</text:p>
          </table:table-cell>
          <table:table-cell office:value-type="float" office:value="1079822371" calcext:value-type="float">
            <text:p>1079822371</text:p>
          </table:table-cell>
          <table:table-cell office:value-type="float" office:value="1083601553" calcext:value-type="float">
            <text:p>1083601553</text:p>
          </table:table-cell>
          <table:table-cell office:value-type="float" office:value="1168088484" calcext:value-type="float">
            <text:p>1168088484</text:p>
          </table:table-cell>
          <table:table-cell office:value-type="float" office:value="31384438" calcext:value-type="float">
            <text:p>31384438</text:p>
          </table:table-cell>
          <table:table-cell office:value-type="float" office:value="31787073" calcext:value-type="float">
            <text:p>31787073</text:p>
          </table:table-cell>
          <table:table-cell office:value-type="float" office:value="478956018" calcext:value-type="float">
            <text:p>478956018</text:p>
          </table:table-cell>
          <table:table-cell office:value-type="float" office:value="554564585" calcext:value-type="float">
            <text:p>554564585</text:p>
          </table:table-cell>
          <table:table-cell office:value-type="float" office:value="456662261" calcext:value-type="float">
            <text:p>456662261</text:p>
          </table:table-cell>
          <table:table-cell office:value-type="float" office:value="513290342" calcext:value-type="float">
            <text:p>513290342</text:p>
          </table:table-cell>
          <table:table-cell office:value-type="float" office:value="6458572" calcext:value-type="float">
            <text:p>6458572</text:p>
          </table:table-cell>
          <table:table-cell office:value-type="float" office:value="6929582" calcext:value-type="float">
            <text:p>6929582</text:p>
          </table:table-cell>
        </table:table-row>
        <table:table-row table:style-name="ro1">
          <table:table-cell office:value-type="float" office:value="248588385" calcext:value-type="float">
            <text:p>248588385</text:p>
          </table:table-cell>
          <table:table-cell office:value-type="float" office:value="260496324" calcext:value-type="float">
            <text:p>260496324</text:p>
          </table:table-cell>
          <table:table-cell office:value-type="float" office:value="283225193" calcext:value-type="float">
            <text:p>283225193</text:p>
          </table:table-cell>
          <table:table-cell office:value-type="float" office:value="333539342" calcext:value-type="float">
            <text:p>333539342</text:p>
          </table:table-cell>
          <table:table-cell office:value-type="float" office:value="1120324" calcext:value-type="float">
            <text:p>1120324</text:p>
          </table:table-cell>
          <table:table-cell office:value-type="float" office:value="1247993" calcext:value-type="float">
            <text:p>1247993</text:p>
          </table:table-cell>
          <table:table-cell office:value-type="float" office:value="226520844" calcext:value-type="float">
            <text:p>226520844</text:p>
          </table:table-cell>
          <table:table-cell office:value-type="float" office:value="238320459" calcext:value-type="float">
            <text:p>238320459</text:p>
          </table:table-cell>
          <table:table-cell office:value-type="float" office:value="263985176" calcext:value-type="float">
            <text:p>263985176</text:p>
          </table:table-cell>
          <table:table-cell office:value-type="float" office:value="314879078" calcext:value-type="float">
            <text:p>314879078</text:p>
          </table:table-cell>
          <table:table-cell office:value-type="float" office:value="464235" calcext:value-type="float">
            <text:p>464235</text:p>
          </table:table-cell>
          <table:table-cell office:value-type="float" office:value="564807" calcext:value-type="float">
            <text:p>564807</text:p>
          </table:table-cell>
          <table:table-cell office:value-type="float" office:value="971349220" calcext:value-type="float">
            <text:p>971349220</text:p>
          </table:table-cell>
          <table:table-cell office:value-type="float" office:value="992345884" calcext:value-type="float">
            <text:p>992345884</text:p>
          </table:table-cell>
          <table:table-cell office:value-type="float" office:value="916368415" calcext:value-type="float">
            <text:p>916368415</text:p>
          </table:table-cell>
          <table:table-cell office:value-type="float" office:value="959930310" calcext:value-type="float">
            <text:p>959930310</text:p>
          </table:table-cell>
          <table:table-cell office:value-type="float" office:value="33161829" calcext:value-type="float">
            <text:p>33161829</text:p>
          </table:table-cell>
          <table:table-cell office:value-type="float" office:value="33422128" calcext:value-type="float">
            <text:p>33422128</text:p>
          </table:table-cell>
          <table:table-cell office:value-type="float" office:value="1274664816" calcext:value-type="float">
            <text:p>1274664816</text:p>
          </table:table-cell>
          <table:table-cell office:value-type="float" office:value="1295012794" calcext:value-type="float">
            <text:p>1295012794</text:p>
          </table:table-cell>
          <table:table-cell office:value-type="float" office:value="1059541719" calcext:value-type="float">
            <text:p>1059541719</text:p>
          </table:table-cell>
          <table:table-cell office:value-type="float" office:value="1106859748" calcext:value-type="float">
            <text:p>1106859748</text:p>
          </table:table-cell>
          <table:table-cell office:value-type="float" office:value="33585486" calcext:value-type="float">
            <text:p>33585486</text:p>
          </table:table-cell>
          <table:table-cell office:value-type="float" office:value="33949499" calcext:value-type="float">
            <text:p>33949499</text:p>
          </table:table-cell>
          <table:table-cell office:value-type="float" office:value="436951934" calcext:value-type="float">
            <text:p>436951934</text:p>
          </table:table-cell>
          <table:table-cell office:value-type="float" office:value="481397390" calcext:value-type="float">
            <text:p>481397390</text:p>
          </table:table-cell>
          <table:table-cell office:value-type="float" office:value="437291362" calcext:value-type="float">
            <text:p>437291362</text:p>
          </table:table-cell>
          <table:table-cell office:value-type="float" office:value="494934446" calcext:value-type="float">
            <text:p>494934446</text:p>
          </table:table-cell>
          <table:table-cell office:value-type="float" office:value="6490560" calcext:value-type="float">
            <text:p>6490560</text:p>
          </table:table-cell>
          <table:table-cell office:value-type="float" office:value="6710839" calcext:value-type="float">
            <text:p>6710839</text:p>
          </table:table-cell>
        </table:table-row>
        <table:table-row table:style-name="ro1">
          <table:table-cell office:value-type="float" office:value="247875376" calcext:value-type="float">
            <text:p>247875376</text:p>
          </table:table-cell>
          <table:table-cell office:value-type="float" office:value="259582242" calcext:value-type="float">
            <text:p>259582242</text:p>
          </table:table-cell>
          <table:table-cell office:value-type="float" office:value="282872564" calcext:value-type="float">
            <text:p>282872564</text:p>
          </table:table-cell>
          <table:table-cell office:value-type="float" office:value="333247964" calcext:value-type="float">
            <text:p>333247964</text:p>
          </table:table-cell>
          <table:table-cell office:value-type="float" office:value="1116273" calcext:value-type="float">
            <text:p>1116273</text:p>
          </table:table-cell>
          <table:table-cell office:value-type="float" office:value="1228997" calcext:value-type="float">
            <text:p>1228997</text:p>
          </table:table-cell>
          <table:table-cell office:value-type="float" office:value="227066305" calcext:value-type="float">
            <text:p>227066305</text:p>
          </table:table-cell>
          <table:table-cell office:value-type="float" office:value="238925634" calcext:value-type="float">
            <text:p>238925634</text:p>
          </table:table-cell>
          <table:table-cell office:value-type="float" office:value="269245551" calcext:value-type="float">
            <text:p>269245551</text:p>
          </table:table-cell>
          <table:table-cell office:value-type="float" office:value="320560666" calcext:value-type="float">
            <text:p>320560666</text:p>
          </table:table-cell>
          <table:table-cell office:value-type="float" office:value="464165" calcext:value-type="float">
            <text:p>464165</text:p>
          </table:table-cell>
          <table:table-cell office:value-type="float" office:value="559359" calcext:value-type="float">
            <text:p>559359</text:p>
          </table:table-cell>
          <table:table-cell office:value-type="float" office:value="1019289115" calcext:value-type="float">
            <text:p>1019289115</text:p>
          </table:table-cell>
          <table:table-cell office:value-type="float" office:value="1032641372" calcext:value-type="float">
            <text:p>1032641372</text:p>
          </table:table-cell>
          <table:table-cell office:value-type="float" office:value="910765608" calcext:value-type="float">
            <text:p>910765608</text:p>
          </table:table-cell>
          <table:table-cell office:value-type="float" office:value="975810821" calcext:value-type="float">
            <text:p>975810821</text:p>
          </table:table-cell>
          <table:table-cell office:value-type="float" office:value="30560939" calcext:value-type="float">
            <text:p>30560939</text:p>
          </table:table-cell>
          <table:table-cell office:value-type="float" office:value="30824381" calcext:value-type="float">
            <text:p>30824381</text:p>
          </table:table-cell>
          <table:table-cell office:value-type="float" office:value="1288822622" calcext:value-type="float">
            <text:p>1288822622</text:p>
          </table:table-cell>
          <table:table-cell office:value-type="float" office:value="1302172155" calcext:value-type="float">
            <text:p>1302172155</text:p>
          </table:table-cell>
          <table:table-cell office:value-type="float" office:value="1067939715" calcext:value-type="float">
            <text:p>1067939715</text:p>
          </table:table-cell>
          <table:table-cell office:value-type="float" office:value="1115409579" calcext:value-type="float">
            <text:p>1115409579</text:p>
          </table:table-cell>
          <table:table-cell office:value-type="float" office:value="33545258" calcext:value-type="float">
            <text:p>33545258</text:p>
          </table:table-cell>
          <table:table-cell office:value-type="float" office:value="33921632" calcext:value-type="float">
            <text:p>33921632</text:p>
          </table:table-cell>
          <table:table-cell office:value-type="float" office:value="460403798" calcext:value-type="float">
            <text:p>460403798</text:p>
          </table:table-cell>
          <table:table-cell office:value-type="float" office:value="685319341" calcext:value-type="float">
            <text:p>685319341</text:p>
          </table:table-cell>
          <table:table-cell office:value-type="float" office:value="442897592" calcext:value-type="float">
            <text:p>442897592</text:p>
          </table:table-cell>
          <table:table-cell office:value-type="float" office:value="628190289" calcext:value-type="float">
            <text:p>628190289</text:p>
          </table:table-cell>
          <table:table-cell office:value-type="float" office:value="6410661" calcext:value-type="float">
            <text:p>6410661</text:p>
          </table:table-cell>
          <table:table-cell office:value-type="float" office:value="19846169" calcext:value-type="float">
            <text:p>19846169</text:p>
          </table:table-cell>
        </table:table-row>
        <table:table-row table:style-name="ro1">
          <table:table-cell office:value-type="float" office:value="247931947" calcext:value-type="float">
            <text:p>247931947</text:p>
          </table:table-cell>
          <table:table-cell office:value-type="float" office:value="259939759" calcext:value-type="float">
            <text:p>259939759</text:p>
          </table:table-cell>
          <table:table-cell office:value-type="float" office:value="282123726" calcext:value-type="float">
            <text:p>282123726</text:p>
          </table:table-cell>
          <table:table-cell office:value-type="float" office:value="332520707" calcext:value-type="float">
            <text:p>332520707</text:p>
          </table:table-cell>
          <table:table-cell office:value-type="float" office:value="1117321" calcext:value-type="float">
            <text:p>1117321</text:p>
          </table:table-cell>
          <table:table-cell office:value-type="float" office:value="1289549" calcext:value-type="float">
            <text:p>1289549</text:p>
          </table:table-cell>
          <table:table-cell office:value-type="float" office:value="225801619" calcext:value-type="float">
            <text:p>225801619</text:p>
          </table:table-cell>
          <table:table-cell office:value-type="float" office:value="237962872" calcext:value-type="float">
            <text:p>237962872</text:p>
          </table:table-cell>
          <table:table-cell office:value-type="float" office:value="273334618" calcext:value-type="float">
            <text:p>273334618</text:p>
          </table:table-cell>
          <table:table-cell office:value-type="float" office:value="324558521" calcext:value-type="float">
            <text:p>324558521</text:p>
          </table:table-cell>
          <table:table-cell office:value-type="float" office:value="466050" calcext:value-type="float">
            <text:p>466050</text:p>
          </table:table-cell>
          <table:table-cell office:value-type="float" office:value="582825" calcext:value-type="float">
            <text:p>582825</text:p>
          </table:table-cell>
          <table:table-cell office:value-type="float" office:value="964782812" calcext:value-type="float">
            <text:p>964782812</text:p>
          </table:table-cell>
          <table:table-cell office:value-type="float" office:value="977902986" calcext:value-type="float">
            <text:p>977902986</text:p>
          </table:table-cell>
          <table:table-cell office:value-type="float" office:value="938269455" calcext:value-type="float">
            <text:p>938269455</text:p>
          </table:table-cell>
          <table:table-cell office:value-type="float" office:value="1009730846" calcext:value-type="float">
            <text:p>1009730846</text:p>
          </table:table-cell>
          <table:table-cell office:value-type="float" office:value="30455689" calcext:value-type="float">
            <text:p>30455689</text:p>
          </table:table-cell>
          <table:table-cell office:value-type="float" office:value="30716825" calcext:value-type="float">
            <text:p>30716825</text:p>
          </table:table-cell>
          <table:table-cell office:value-type="float" office:value="1081770455" calcext:value-type="float">
            <text:p>1081770455</text:p>
          </table:table-cell>
          <table:table-cell office:value-type="float" office:value="1095751213" calcext:value-type="float">
            <text:p>1095751213</text:p>
          </table:table-cell>
          <table:table-cell office:value-type="float" office:value="977596523" calcext:value-type="float">
            <text:p>977596523</text:p>
          </table:table-cell>
          <table:table-cell office:value-type="float" office:value="1053804258" calcext:value-type="float">
            <text:p>1053804258</text:p>
          </table:table-cell>
          <table:table-cell office:value-type="float" office:value="31496813" calcext:value-type="float">
            <text:p>31496813</text:p>
          </table:table-cell>
          <table:table-cell office:value-type="float" office:value="31902660" calcext:value-type="float">
            <text:p>31902660</text:p>
          </table:table-cell>
          <table:table-cell office:value-type="float" office:value="451615250" calcext:value-type="float">
            <text:p>451615250</text:p>
          </table:table-cell>
          <table:table-cell office:value-type="float" office:value="505413991" calcext:value-type="float">
            <text:p>505413991</text:p>
          </table:table-cell>
          <table:table-cell office:value-type="float" office:value="434167990" calcext:value-type="float">
            <text:p>434167990</text:p>
          </table:table-cell>
          <table:table-cell office:value-type="float" office:value="490485976" calcext:value-type="float">
            <text:p>490485976</text:p>
          </table:table-cell>
          <table:table-cell office:value-type="float" office:value="6450541" calcext:value-type="float">
            <text:p>6450541</text:p>
          </table:table-cell>
          <table:table-cell office:value-type="float" office:value="6927278" calcext:value-type="float">
            <text:p>6927278</text:p>
          </table:table-cell>
        </table:table-row>
        <table:table-row table:style-name="ro1">
          <table:table-cell office:value-type="float" office:value="248437599" calcext:value-type="float">
            <text:p>248437599</text:p>
          </table:table-cell>
          <table:table-cell office:value-type="float" office:value="260323677" calcext:value-type="float">
            <text:p>260323677</text:p>
          </table:table-cell>
          <table:table-cell office:value-type="float" office:value="283863682" calcext:value-type="float">
            <text:p>283863682</text:p>
          </table:table-cell>
          <table:table-cell office:value-type="float" office:value="334597298" calcext:value-type="float">
            <text:p>334597298</text:p>
          </table:table-cell>
          <table:table-cell office:value-type="float" office:value="1115575" calcext:value-type="float">
            <text:p>1115575</text:p>
          </table:table-cell>
          <table:table-cell office:value-type="float" office:value="1239054" calcext:value-type="float">
            <text:p>1239054</text:p>
          </table:table-cell>
          <table:table-cell office:value-type="float" office:value="226781143" calcext:value-type="float">
            <text:p>226781143</text:p>
          </table:table-cell>
          <table:table-cell office:value-type="float" office:value="238753546" calcext:value-type="float">
            <text:p>238753546</text:p>
          </table:table-cell>
          <table:table-cell office:value-type="float" office:value="261719385" calcext:value-type="float">
            <text:p>261719385</text:p>
          </table:table-cell>
          <table:table-cell office:value-type="float" office:value="312627744" calcext:value-type="float">
            <text:p>312627744</text:p>
          </table:table-cell>
          <table:table-cell office:value-type="float" office:value="465772" calcext:value-type="float">
            <text:p>465772</text:p>
          </table:table-cell>
          <table:table-cell office:value-type="float" office:value="564178" calcext:value-type="float">
            <text:p>564178</text:p>
          </table:table-cell>
          <table:table-cell office:value-type="float" office:value="1123008310" calcext:value-type="float">
            <text:p>1123008310</text:p>
          </table:table-cell>
          <table:table-cell office:value-type="float" office:value="1140729558" calcext:value-type="float">
            <text:p>1140729558</text:p>
          </table:table-cell>
          <table:table-cell office:value-type="float" office:value="949153171" calcext:value-type="float">
            <text:p>949153171</text:p>
          </table:table-cell>
          <table:table-cell office:value-type="float" office:value="1009149837" calcext:value-type="float">
            <text:p>1009149837</text:p>
          </table:table-cell>
          <table:table-cell office:value-type="float" office:value="30570718" calcext:value-type="float">
            <text:p>30570718</text:p>
          </table:table-cell>
          <table:table-cell office:value-type="float" office:value="30815511" calcext:value-type="float">
            <text:p>30815511</text:p>
          </table:table-cell>
          <table:table-cell office:value-type="float" office:value="1045380980" calcext:value-type="float">
            <text:p>1045380980</text:p>
          </table:table-cell>
          <table:table-cell office:value-type="float" office:value="1070749290" calcext:value-type="float">
            <text:p>1070749290</text:p>
          </table:table-cell>
          <table:table-cell office:value-type="float" office:value="1083790124" calcext:value-type="float">
            <text:p>1083790124</text:p>
          </table:table-cell>
          <table:table-cell office:value-type="float" office:value="1142495494" calcext:value-type="float">
            <text:p>1142495494</text:p>
          </table:table-cell>
          <table:table-cell office:value-type="float" office:value="33882521" calcext:value-type="float">
            <text:p>33882521</text:p>
          </table:table-cell>
          <table:table-cell office:value-type="float" office:value="34254356" calcext:value-type="float">
            <text:p>34254356</text:p>
          </table:table-cell>
          <table:table-cell office:value-type="float" office:value="459499564" calcext:value-type="float">
            <text:p>459499564</text:p>
          </table:table-cell>
          <table:table-cell office:value-type="float" office:value="505150690" calcext:value-type="float">
            <text:p>505150690</text:p>
          </table:table-cell>
          <table:table-cell office:value-type="float" office:value="446005808" calcext:value-type="float">
            <text:p>446005808</text:p>
          </table:table-cell>
          <table:table-cell office:value-type="float" office:value="505408334" calcext:value-type="float">
            <text:p>505408334</text:p>
          </table:table-cell>
          <table:table-cell office:value-type="float" office:value="6440554" calcext:value-type="float">
            <text:p>6440554</text:p>
          </table:table-cell>
          <table:table-cell office:value-type="float" office:value="6662090" calcext:value-type="float">
            <text:p>6662090</text:p>
          </table:table-cell>
        </table:table-row>
        <table:table-row table:style-name="ro1">
          <table:table-cell office:value-type="float" office:value="247831795" calcext:value-type="float">
            <text:p>247831795</text:p>
          </table:table-cell>
          <table:table-cell office:value-type="float" office:value="259646147" calcext:value-type="float">
            <text:p>259646147</text:p>
          </table:table-cell>
          <table:table-cell office:value-type="float" office:value="285231663" calcext:value-type="float">
            <text:p>285231663</text:p>
          </table:table-cell>
          <table:table-cell office:value-type="float" office:value="335555590" calcext:value-type="float">
            <text:p>335555590</text:p>
          </table:table-cell>
          <table:table-cell office:value-type="float" office:value="1116273" calcext:value-type="float">
            <text:p>1116273</text:p>
          </table:table-cell>
          <table:table-cell office:value-type="float" office:value="1225296" calcext:value-type="float">
            <text:p>1225296</text:p>
          </table:table-cell>
          <table:table-cell office:value-type="float" office:value="226703620" calcext:value-type="float">
            <text:p>226703620</text:p>
          </table:table-cell>
          <table:table-cell office:value-type="float" office:value="238390092" calcext:value-type="float">
            <text:p>238390092</text:p>
          </table:table-cell>
          <table:table-cell office:value-type="float" office:value="264705379" calcext:value-type="float">
            <text:p>264705379</text:p>
          </table:table-cell>
          <table:table-cell office:value-type="float" office:value="315596417" calcext:value-type="float">
            <text:p>315596417</text:p>
          </table:table-cell>
          <table:table-cell office:value-type="float" office:value="482813" calcext:value-type="float">
            <text:p>482813</text:p>
          </table:table-cell>
          <table:table-cell office:value-type="float" office:value="577378" calcext:value-type="float">
            <text:p>577378</text:p>
          </table:table-cell>
          <table:table-cell office:value-type="float" office:value="976212338" calcext:value-type="float">
            <text:p>976212338</text:p>
          </table:table-cell>
          <table:table-cell office:value-type="float" office:value="989205261" calcext:value-type="float">
            <text:p>989205261</text:p>
          </table:table-cell>
          <table:table-cell office:value-type="float" office:value="915498681" calcext:value-type="float">
            <text:p>915498681</text:p>
          </table:table-cell>
          <table:table-cell office:value-type="float" office:value="984434682" calcext:value-type="float">
            <text:p>984434682</text:p>
          </table:table-cell>
          <table:table-cell office:value-type="float" office:value="30581892" calcext:value-type="float">
            <text:p>30581892</text:p>
          </table:table-cell>
          <table:table-cell office:value-type="float" office:value="30843308" calcext:value-type="float">
            <text:p>30843308</text:p>
          </table:table-cell>
          <table:table-cell office:value-type="float" office:value="1117176283" calcext:value-type="float">
            <text:p>1117176283</text:p>
          </table:table-cell>
          <table:table-cell office:value-type="float" office:value="1137570287" calcext:value-type="float">
            <text:p>1137570287</text:p>
          </table:table-cell>
          <table:table-cell office:value-type="float" office:value="1071495404" calcext:value-type="float">
            <text:p>1071495404</text:p>
          </table:table-cell>
          <table:table-cell office:value-type="float" office:value="1118737934" calcext:value-type="float">
            <text:p>1118737934</text:p>
          </table:table-cell>
          <table:table-cell office:value-type="float" office:value="32713099" calcext:value-type="float">
            <text:p>32713099</text:p>
          </table:table-cell>
          <table:table-cell office:value-type="float" office:value="33083677" calcext:value-type="float">
            <text:p>33083677</text:p>
          </table:table-cell>
          <table:table-cell office:value-type="float" office:value="455831289" calcext:value-type="float">
            <text:p>455831289</text:p>
          </table:table-cell>
          <table:table-cell office:value-type="float" office:value="715276223" calcext:value-type="float">
            <text:p>715276223</text:p>
          </table:table-cell>
          <table:table-cell office:value-type="float" office:value="505468258" calcext:value-type="float">
            <text:p>505468258</text:p>
          </table:table-cell>
          <table:table-cell office:value-type="float" office:value="695641813" calcext:value-type="float">
            <text:p>695641813</text:p>
          </table:table-cell>
          <table:table-cell office:value-type="float" office:value="6443697" calcext:value-type="float">
            <text:p>6443697</text:p>
          </table:table-cell>
          <table:table-cell office:value-type="float" office:value="19896245" calcext:value-type="float">
            <text:p>19896245</text:p>
          </table:table-cell>
        </table:table-row>
        <table:table-row table:style-name="ro1">
          <table:table-cell office:value-type="float" office:value="248792881" calcext:value-type="float">
            <text:p>248792881</text:p>
          </table:table-cell>
          <table:table-cell office:value-type="float" office:value="260503099" calcext:value-type="float">
            <text:p>260503099</text:p>
          </table:table-cell>
          <table:table-cell office:value-type="float" office:value="283183916" calcext:value-type="float">
            <text:p>283183916</text:p>
          </table:table-cell>
          <table:table-cell office:value-type="float" office:value="334073208" calcext:value-type="float">
            <text:p>334073208</text:p>
          </table:table-cell>
          <table:table-cell office:value-type="float" office:value="1117880" calcext:value-type="float">
            <text:p>1117880</text:p>
          </table:table-cell>
          <table:table-cell office:value-type="float" office:value="1289480" calcext:value-type="float">
            <text:p>1289480</text:p>
          </table:table-cell>
          <table:table-cell office:value-type="float" office:value="226309295" calcext:value-type="float">
            <text:p>226309295</text:p>
          </table:table-cell>
          <table:table-cell office:value-type="float" office:value="238626993" calcext:value-type="float">
            <text:p>238626993</text:p>
          </table:table-cell>
          <table:table-cell office:value-type="float" office:value="268467379" calcext:value-type="float">
            <text:p>268467379</text:p>
          </table:table-cell>
          <table:table-cell office:value-type="float" office:value="319676405" calcext:value-type="float">
            <text:p>319676405</text:p>
          </table:table-cell>
          <table:table-cell office:value-type="float" office:value="481625" calcext:value-type="float">
            <text:p>481625</text:p>
          </table:table-cell>
          <table:table-cell office:value-type="float" office:value="599378" calcext:value-type="float">
            <text:p>599378</text:p>
          </table:table-cell>
          <table:table-cell office:value-type="float" office:value="1025131059" calcext:value-type="float">
            <text:p>1025131059</text:p>
          </table:table-cell>
          <table:table-cell office:value-type="float" office:value="1038444065" calcext:value-type="float">
            <text:p>1038444065</text:p>
          </table:table-cell>
          <table:table-cell office:value-type="float" office:value="926999725" calcext:value-type="float">
            <text:p>926999725</text:p>
          </table:table-cell>
          <table:table-cell office:value-type="float" office:value="995674729" calcext:value-type="float">
            <text:p>995674729</text:p>
          </table:table-cell>
          <table:table-cell office:value-type="float" office:value="33446362" calcext:value-type="float">
            <text:p>33446362</text:p>
          </table:table-cell>
          <table:table-cell office:value-type="float" office:value="33731175" calcext:value-type="float">
            <text:p>33731175</text:p>
          </table:table-cell>
          <table:table-cell office:value-type="float" office:value="1249151307" calcext:value-type="float">
            <text:p>1249151307</text:p>
          </table:table-cell>
          <table:table-cell office:value-type="float" office:value="1277705426" calcext:value-type="float">
            <text:p>1277705426</text:p>
          </table:table-cell>
          <table:table-cell office:value-type="float" office:value="1051883064" calcext:value-type="float">
            <text:p>1051883064</text:p>
          </table:table-cell>
          <table:table-cell office:value-type="float" office:value="1094575086" calcext:value-type="float">
            <text:p>1094575086</text:p>
          </table:table-cell>
          <table:table-cell office:value-type="float" office:value="33071105" calcext:value-type="float">
            <text:p>33071105</text:p>
          </table:table-cell>
          <table:table-cell office:value-type="float" office:value="33476045" calcext:value-type="float">
            <text:p>33476045</text:p>
          </table:table-cell>
          <table:table-cell office:value-type="float" office:value="453220971" calcext:value-type="float">
            <text:p>453220971</text:p>
          </table:table-cell>
          <table:table-cell office:value-type="float" office:value="534376403" calcext:value-type="float">
            <text:p>534376403</text:p>
          </table:table-cell>
          <table:table-cell office:value-type="float" office:value="447305065" calcext:value-type="float">
            <text:p>447305065</text:p>
          </table:table-cell>
          <table:table-cell office:value-type="float" office:value="505672125" calcext:value-type="float">
            <text:p>505672125</text:p>
          </table:table-cell>
          <table:table-cell office:value-type="float" office:value="6442509" calcext:value-type="float">
            <text:p>6442509</text:p>
          </table:table-cell>
          <table:table-cell office:value-type="float" office:value="6925532" calcext:value-type="float">
            <text:p>6925532</text:p>
          </table:table-cell>
        </table:table-row>
        <table:table-row table:style-name="ro1">
          <table:table-cell office:value-type="float" office:value="247698398" calcext:value-type="float">
            <text:p>247698398</text:p>
          </table:table-cell>
          <table:table-cell office:value-type="float" office:value="259807340" calcext:value-type="float">
            <text:p>259807340</text:p>
          </table:table-cell>
          <table:table-cell office:value-type="float" office:value="282386120" calcext:value-type="float">
            <text:p>282386120</text:p>
          </table:table-cell>
          <table:table-cell office:value-type="float" office:value="332788060" calcext:value-type="float">
            <text:p>332788060</text:p>
          </table:table-cell>
          <table:table-cell office:value-type="float" office:value="1143721" calcext:value-type="float">
            <text:p>1143721</text:p>
          </table:table-cell>
          <table:table-cell office:value-type="float" office:value="1269505" calcext:value-type="float">
            <text:p>1269505</text:p>
          </table:table-cell>
          <table:table-cell office:value-type="float" office:value="227040324" calcext:value-type="float">
            <text:p>227040324</text:p>
          </table:table-cell>
          <table:table-cell office:value-type="float" office:value="238832327" calcext:value-type="float">
            <text:p>238832327</text:p>
          </table:table-cell>
          <table:table-cell office:value-type="float" office:value="269089596" calcext:value-type="float">
            <text:p>269089596</text:p>
          </table:table-cell>
          <table:table-cell office:value-type="float" office:value="320282279" calcext:value-type="float">
            <text:p>320282279</text:p>
          </table:table-cell>
          <table:table-cell office:value-type="float" office:value="464724" calcext:value-type="float">
            <text:p>464724</text:p>
          </table:table-cell>
          <table:table-cell office:value-type="float" office:value="564108" calcext:value-type="float">
            <text:p>564108</text:p>
          </table:table-cell>
          <table:table-cell office:value-type="float" office:value="1112589248" calcext:value-type="float">
            <text:p>1112589248</text:p>
          </table:table-cell>
          <table:table-cell office:value-type="float" office:value="1125970418" calcext:value-type="float">
            <text:p>1125970418</text:p>
          </table:table-cell>
          <table:table-cell office:value-type="float" office:value="873450947" calcext:value-type="float">
            <text:p>873450947</text:p>
          </table:table-cell>
          <table:table-cell office:value-type="float" office:value="952822423" calcext:value-type="float">
            <text:p>952822423</text:p>
          </table:table-cell>
          <table:table-cell office:value-type="float" office:value="30463371" calcext:value-type="float">
            <text:p>30463371</text:p>
          </table:table-cell>
          <table:table-cell office:value-type="float" office:value="30704742" calcext:value-type="float">
            <text:p>30704742</text:p>
          </table:table-cell>
          <table:table-cell office:value-type="float" office:value="1146976861" calcext:value-type="float">
            <text:p>1146976861</text:p>
          </table:table-cell>
          <table:table-cell office:value-type="float" office:value="1160108768" calcext:value-type="float">
            <text:p>1160108768</text:p>
          </table:table-cell>
          <table:table-cell office:value-type="float" office:value="1048503026" calcext:value-type="float">
            <text:p>1048503026</text:p>
          </table:table-cell>
          <table:table-cell office:value-type="float" office:value="1091080158" calcext:value-type="float">
            <text:p>1091080158</text:p>
          </table:table-cell>
          <table:table-cell office:value-type="float" office:value="33077670" calcext:value-type="float">
            <text:p>33077670</text:p>
          </table:table-cell>
          <table:table-cell office:value-type="float" office:value="33460889" calcext:value-type="float">
            <text:p>33460889</text:p>
          </table:table-cell>
          <table:table-cell office:value-type="float" office:value="454430064" calcext:value-type="float">
            <text:p>454430064</text:p>
          </table:table-cell>
          <table:table-cell office:value-type="float" office:value="500244340" calcext:value-type="float">
            <text:p>500244340</text:p>
          </table:table-cell>
          <table:table-cell office:value-type="float" office:value="431378320" calcext:value-type="float">
            <text:p>431378320</text:p>
          </table:table-cell>
          <table:table-cell office:value-type="float" office:value="486065302" calcext:value-type="float">
            <text:p>486065302</text:p>
          </table:table-cell>
          <table:table-cell office:value-type="float" office:value="6427144" calcext:value-type="float">
            <text:p>6427144</text:p>
          </table:table-cell>
          <table:table-cell office:value-type="float" office:value="6667189" calcext:value-type="float">
            <text:p>6667189</text:p>
          </table:table-cell>
        </table:table-row>
        <table:table-row table:style-name="ro1">
          <table:table-cell office:value-type="float" office:value="247643712" calcext:value-type="float">
            <text:p>247643712</text:p>
          </table:table-cell>
          <table:table-cell office:value-type="float" office:value="259368806" calcext:value-type="float">
            <text:p>259368806</text:p>
          </table:table-cell>
          <table:table-cell office:value-type="float" office:value="289736564" calcext:value-type="float">
            <text:p>289736564</text:p>
          </table:table-cell>
          <table:table-cell office:value-type="float" office:value="339930657" calcext:value-type="float">
            <text:p>339930657</text:p>
          </table:table-cell>
          <table:table-cell office:value-type="float" office:value="1638616" calcext:value-type="float">
            <text:p>1638616</text:p>
          </table:table-cell>
          <table:table-cell office:value-type="float" office:value="1795759" calcext:value-type="float">
            <text:p>1795759</text:p>
          </table:table-cell>
          <table:table-cell office:value-type="float" office:value="226816552" calcext:value-type="float">
            <text:p>226816552</text:p>
          </table:table-cell>
          <table:table-cell office:value-type="float" office:value="238659120" calcext:value-type="float">
            <text:p>238659120</text:p>
          </table:table-cell>
          <table:table-cell office:value-type="float" office:value="261589061" calcext:value-type="float">
            <text:p>261589061</text:p>
          </table:table-cell>
          <table:table-cell office:value-type="float" office:value="312709319" calcext:value-type="float">
            <text:p>312709319</text:p>
          </table:table-cell>
          <table:table-cell office:value-type="float" office:value="465562" calcext:value-type="float">
            <text:p>465562</text:p>
          </table:table-cell>
          <table:table-cell office:value-type="float" office:value="561734" calcext:value-type="float">
            <text:p>561734</text:p>
          </table:table-cell>
          <table:table-cell office:value-type="float" office:value="1135410516" calcext:value-type="float">
            <text:p>1135410516</text:p>
          </table:table-cell>
          <table:table-cell office:value-type="float" office:value="1161006020" calcext:value-type="float">
            <text:p>1161006020</text:p>
          </table:table-cell>
          <table:table-cell office:value-type="float" office:value="941265436" calcext:value-type="float">
            <text:p>941265436</text:p>
          </table:table-cell>
          <table:table-cell office:value-type="float" office:value="996641472" calcext:value-type="float">
            <text:p>996641472</text:p>
          </table:table-cell>
          <table:table-cell office:value-type="float" office:value="33308775" calcext:value-type="float">
            <text:p>33308775</text:p>
          </table:table-cell>
          <table:table-cell office:value-type="float" office:value="33568794" calcext:value-type="float">
            <text:p>33568794</text:p>
          </table:table-cell>
          <table:table-cell office:value-type="float" office:value="1189937492" calcext:value-type="float">
            <text:p>1189937492</text:p>
          </table:table-cell>
          <table:table-cell office:value-type="float" office:value="1219425669" calcext:value-type="float">
            <text:p>1219425669</text:p>
          </table:table-cell>
          <table:table-cell office:value-type="float" office:value="1027403136" calcext:value-type="float">
            <text:p>1027403136</text:p>
          </table:table-cell>
          <table:table-cell office:value-type="float" office:value="1103511766" calcext:value-type="float">
            <text:p>1103511766</text:p>
          </table:table-cell>
          <table:table-cell office:value-type="float" office:value="33613143" calcext:value-type="float">
            <text:p>33613143</text:p>
          </table:table-cell>
          <table:table-cell office:value-type="float" office:value="34001460" calcext:value-type="float">
            <text:p>34001460</text:p>
          </table:table-cell>
          <table:table-cell office:value-type="float" office:value="452841524" calcext:value-type="float">
            <text:p>452841524</text:p>
          </table:table-cell>
          <table:table-cell office:value-type="float" office:value="674915923" calcext:value-type="float">
            <text:p>674915923</text:p>
          </table:table-cell>
          <table:table-cell office:value-type="float" office:value="454519880" calcext:value-type="float">
            <text:p>454519880</text:p>
          </table:table-cell>
          <table:table-cell office:value-type="float" office:value="637812392" calcext:value-type="float">
            <text:p>637812392</text:p>
          </table:table-cell>
          <table:table-cell office:value-type="float" office:value="6426865" calcext:value-type="float">
            <text:p>6426865</text:p>
          </table:table-cell>
          <table:table-cell office:value-type="float" office:value="19805172" calcext:value-type="float">
            <text:p>19805172</text:p>
          </table:table-cell>
        </table:table-row>
        <table:table-row table:style-name="ro1">
          <table:table-cell office:value-type="float" office:value="248116049" calcext:value-type="float">
            <text:p>248116049</text:p>
          </table:table-cell>
          <table:table-cell office:value-type="float" office:value="260105283" calcext:value-type="float">
            <text:p>260105283</text:p>
          </table:table-cell>
          <table:table-cell office:value-type="float" office:value="281132328" calcext:value-type="float">
            <text:p>281132328</text:p>
          </table:table-cell>
          <table:table-cell office:value-type="float" office:value="331448434" calcext:value-type="float">
            <text:p>331448434</text:p>
          </table:table-cell>
          <table:table-cell office:value-type="float" office:value="1142743" calcext:value-type="float">
            <text:p>1142743</text:p>
          </table:table-cell>
          <table:table-cell office:value-type="float" office:value="1314901" calcext:value-type="float">
            <text:p>1314901</text:p>
          </table:table-cell>
          <table:table-cell office:value-type="float" office:value="226246439" calcext:value-type="float">
            <text:p>226246439</text:p>
          </table:table-cell>
          <table:table-cell office:value-type="float" office:value="238466778" calcext:value-type="float">
            <text:p>238466778</text:p>
          </table:table-cell>
          <table:table-cell office:value-type="float" office:value="266611348" calcext:value-type="float">
            <text:p>266611348</text:p>
          </table:table-cell>
          <table:table-cell office:value-type="float" office:value="317894336" calcext:value-type="float">
            <text:p>317894336</text:p>
          </table:table-cell>
          <table:table-cell office:value-type="float" office:value="465074" calcext:value-type="float">
            <text:p>465074</text:p>
          </table:table-cell>
          <table:table-cell office:value-type="float" office:value="582128" calcext:value-type="float">
            <text:p>582128</text:p>
          </table:table-cell>
          <table:table-cell office:value-type="float" office:value="988698633" calcext:value-type="float">
            <text:p>988698633</text:p>
          </table:table-cell>
          <table:table-cell office:value-type="float" office:value="1001721588" calcext:value-type="float">
            <text:p>1001721588</text:p>
          </table:table-cell>
          <table:table-cell office:value-type="float" office:value="869377803" calcext:value-type="float">
            <text:p>869377803</text:p>
          </table:table-cell>
          <table:table-cell office:value-type="float" office:value="939271816" calcext:value-type="float">
            <text:p>939271816</text:p>
          </table:table-cell>
          <table:table-cell office:value-type="float" office:value="34743873" calcext:value-type="float">
            <text:p>34743873</text:p>
          </table:table-cell>
          <table:table-cell office:value-type="float" office:value="35017023" calcext:value-type="float">
            <text:p>35017023</text:p>
          </table:table-cell>
          <table:table-cell office:value-type="float" office:value="1019945902" calcext:value-type="float">
            <text:p>1019945902</text:p>
          </table:table-cell>
          <table:table-cell office:value-type="float" office:value="1044418149" calcext:value-type="float">
            <text:p>1044418149</text:p>
          </table:table-cell>
          <table:table-cell office:value-type="float" office:value="1029699657" calcext:value-type="float">
            <text:p>1029699657</text:p>
          </table:table-cell>
          <table:table-cell office:value-type="float" office:value="1076853838" calcext:value-type="float">
            <text:p>1076853838</text:p>
          </table:table-cell>
          <table:table-cell office:value-type="float" office:value="31338761" calcext:value-type="float">
            <text:p>31338761</text:p>
          </table:table-cell>
          <table:table-cell office:value-type="float" office:value="31729663" calcext:value-type="float">
            <text:p>31729663</text:p>
          </table:table-cell>
          <table:table-cell office:value-type="float" office:value="468642067" calcext:value-type="float">
            <text:p>468642067</text:p>
          </table:table-cell>
          <table:table-cell office:value-type="float" office:value="543524495" calcext:value-type="float">
            <text:p>543524495</text:p>
          </table:table-cell>
          <table:table-cell office:value-type="float" office:value="430705329" calcext:value-type="float">
            <text:p>430705329</text:p>
          </table:table-cell>
          <table:table-cell office:value-type="float" office:value="487367493" calcext:value-type="float">
            <text:p>487367493</text:p>
          </table:table-cell>
          <table:table-cell office:value-type="float" office:value="6454313" calcext:value-type="float">
            <text:p>6454313</text:p>
          </table:table-cell>
          <table:table-cell office:value-type="float" office:value="6924065" calcext:value-type="float">
            <text:p>6924065</text:p>
          </table:table-cell>
        </table:table-row>
        <table:table-row table:style-name="ro1">
          <table:table-cell office:value-type="float" office:value="248154462" calcext:value-type="float">
            <text:p>248154462</text:p>
          </table:table-cell>
          <table:table-cell office:value-type="float" office:value="260228274" calcext:value-type="float">
            <text:p>260228274</text:p>
          </table:table-cell>
          <table:table-cell office:value-type="float" office:value="282966012" calcext:value-type="float">
            <text:p>282966012</text:p>
          </table:table-cell>
          <table:table-cell office:value-type="float" office:value="333675323" calcext:value-type="float">
            <text:p>333675323</text:p>
          </table:table-cell>
          <table:table-cell office:value-type="float" office:value="1113968" calcext:value-type="float">
            <text:p>1113968</text:p>
          </table:table-cell>
          <table:table-cell office:value-type="float" office:value="1240800" calcext:value-type="float">
            <text:p>1240800</text:p>
          </table:table-cell>
          <table:table-cell office:value-type="float" office:value="226174571" calcext:value-type="float">
            <text:p>226174571</text:p>
          </table:table-cell>
          <table:table-cell office:value-type="float" office:value="238014625" calcext:value-type="float">
            <text:p>238014625</text:p>
          </table:table-cell>
          <table:table-cell office:value-type="float" office:value="268132980" calcext:value-type="float">
            <text:p>268132980</text:p>
          </table:table-cell>
          <table:table-cell office:value-type="float" office:value="319104755" calcext:value-type="float">
            <text:p>319104755</text:p>
          </table:table-cell>
          <table:table-cell office:value-type="float" office:value="465981" calcext:value-type="float">
            <text:p>465981</text:p>
          </table:table-cell>
          <table:table-cell office:value-type="float" office:value="567949" calcext:value-type="float">
            <text:p>567949</text:p>
          </table:table-cell>
          <table:table-cell office:value-type="float" office:value="1145093591" calcext:value-type="float">
            <text:p>1145093591</text:p>
          </table:table-cell>
          <table:table-cell office:value-type="float" office:value="1172782307" calcext:value-type="float">
            <text:p>1172782307</text:p>
          </table:table-cell>
          <table:table-cell office:value-type="float" office:value="895871325" calcext:value-type="float">
            <text:p>895871325</text:p>
          </table:table-cell>
          <table:table-cell office:value-type="float" office:value="938850674" calcext:value-type="float">
            <text:p>938850674</text:p>
          </table:table-cell>
          <table:table-cell office:value-type="float" office:value="31343162" calcext:value-type="float">
            <text:p>31343162</text:p>
          </table:table-cell>
          <table:table-cell office:value-type="float" office:value="31583416" calcext:value-type="float">
            <text:p>31583416</text:p>
          </table:table-cell>
          <table:table-cell office:value-type="float" office:value="1030677435" calcext:value-type="float">
            <text:p>1030677435</text:p>
          </table:table-cell>
          <table:table-cell office:value-type="float" office:value="1043937012" calcext:value-type="float">
            <text:p>1043937012</text:p>
          </table:table-cell>
          <table:table-cell office:value-type="float" office:value="1025944152" calcext:value-type="float">
            <text:p>1025944152</text:p>
          </table:table-cell>
          <table:table-cell office:value-type="float" office:value="1097864610" calcext:value-type="float">
            <text:p>1097864610</text:p>
          </table:table-cell>
          <table:table-cell office:value-type="float" office:value="33296343" calcext:value-type="float">
            <text:p>33296343</text:p>
          </table:table-cell>
          <table:table-cell office:value-type="float" office:value="33671251" calcext:value-type="float">
            <text:p>33671251</text:p>
          </table:table-cell>
          <table:table-cell office:value-type="float" office:value="442386634" calcext:value-type="float">
            <text:p>442386634</text:p>
          </table:table-cell>
          <table:table-cell office:value-type="float" office:value="488910427" calcext:value-type="float">
            <text:p>488910427</text:p>
          </table:table-cell>
          <table:table-cell office:value-type="float" office:value="429515373" calcext:value-type="float">
            <text:p>429515373</text:p>
          </table:table-cell>
          <table:table-cell office:value-type="float" office:value="482665707" calcext:value-type="float">
            <text:p>482665707</text:p>
          </table:table-cell>
          <table:table-cell office:value-type="float" office:value="6420370" calcext:value-type="float">
            <text:p>6420370</text:p>
          </table:table-cell>
          <table:table-cell office:value-type="float" office:value="6641418" calcext:value-type="float">
            <text:p>6641418</text:p>
          </table:table-cell>
        </table:table-row>
        <table:table-row table:style-name="ro1">
          <table:table-cell office:value-type="float" office:value="248230658" calcext:value-type="float">
            <text:p>248230658</text:p>
          </table:table-cell>
          <table:table-cell office:value-type="float" office:value="259991790" calcext:value-type="float">
            <text:p>259991790</text:p>
          </table:table-cell>
          <table:table-cell office:value-type="float" office:value="287373555" calcext:value-type="float">
            <text:p>287373555</text:p>
          </table:table-cell>
          <table:table-cell office:value-type="float" office:value="337607177" calcext:value-type="float">
            <text:p>337607177</text:p>
          </table:table-cell>
          <table:table-cell office:value-type="float" office:value="1634146" calcext:value-type="float">
            <text:p>1634146</text:p>
          </table:table-cell>
          <table:table-cell office:value-type="float" office:value="1793314" calcext:value-type="float">
            <text:p>1793314</text:p>
          </table:table-cell>
          <table:table-cell office:value-type="float" office:value="226615060" calcext:value-type="float">
            <text:p>226615060</text:p>
          </table:table-cell>
          <table:table-cell office:value-type="float" office:value="238284212" calcext:value-type="float">
            <text:p>238284212</text:p>
          </table:table-cell>
          <table:table-cell office:value-type="float" office:value="261889937" calcext:value-type="float">
            <text:p>261889937</text:p>
          </table:table-cell>
          <table:table-cell office:value-type="float" office:value="315638881" calcext:value-type="float">
            <text:p>315638881</text:p>
          </table:table-cell>
          <table:table-cell office:value-type="float" office:value="466819" calcext:value-type="float">
            <text:p>466819</text:p>
          </table:table-cell>
          <table:table-cell office:value-type="float" office:value="559219" calcext:value-type="float">
            <text:p>559219</text:p>
          </table:table-cell>
          <table:table-cell office:value-type="float" office:value="1141523584" calcext:value-type="float">
            <text:p>1141523584</text:p>
          </table:table-cell>
          <table:table-cell office:value-type="float" office:value="1155020901" calcext:value-type="float">
            <text:p>1155020901</text:p>
          </table:table-cell>
          <table:table-cell office:value-type="float" office:value="895508640" calcext:value-type="float">
            <text:p>895508640</text:p>
          </table:table-cell>
          <table:table-cell office:value-type="float" office:value="960720005" calcext:value-type="float">
            <text:p>960720005</text:p>
          </table:table-cell>
          <table:table-cell office:value-type="float" office:value="33497277" calcext:value-type="float">
            <text:p>33497277</text:p>
          </table:table-cell>
          <table:table-cell office:value-type="float" office:value="33756178" calcext:value-type="float">
            <text:p>33756178</text:p>
          </table:table-cell>
          <table:table-cell office:value-type="float" office:value="1273554130" calcext:value-type="float">
            <text:p>1273554130</text:p>
          </table:table-cell>
          <table:table-cell office:value-type="float" office:value="1297900243" calcext:value-type="float">
            <text:p>1297900243</text:p>
          </table:table-cell>
          <table:table-cell office:value-type="float" office:value="1106234529" calcext:value-type="float">
            <text:p>1106234529</text:p>
          </table:table-cell>
          <table:table-cell office:value-type="float" office:value="1148084334" calcext:value-type="float">
            <text:p>1148084334</text:p>
          </table:table-cell>
          <table:table-cell office:value-type="float" office:value="31418311" calcext:value-type="float">
            <text:p>31418311</text:p>
          </table:table-cell>
          <table:table-cell office:value-type="float" office:value="31784349" calcext:value-type="float">
            <text:p>31784349</text:p>
          </table:table-cell>
          <table:table-cell office:value-type="float" office:value="522568407" calcext:value-type="float">
            <text:p>522568407</text:p>
          </table:table-cell>
          <table:table-cell office:value-type="float" office:value="793992169" calcext:value-type="float">
            <text:p>793992169</text:p>
          </table:table-cell>
          <table:table-cell office:value-type="float" office:value="442461573" calcext:value-type="float">
            <text:p>442461573</text:p>
          </table:table-cell>
          <table:table-cell office:value-type="float" office:value="625805698" calcext:value-type="float">
            <text:p>625805698</text:p>
          </table:table-cell>
          <table:table-cell office:value-type="float" office:value="6444814" calcext:value-type="float">
            <text:p>6444814</text:p>
          </table:table-cell>
          <table:table-cell office:value-type="float" office:value="19868239" calcext:value-type="float">
            <text:p>19868239</text:p>
          </table:table-cell>
        </table:table-row>
        <table:table-row table:style-name="ro1">
          <table:table-cell office:value-type="float" office:value="248472589" calcext:value-type="float">
            <text:p>248472589</text:p>
          </table:table-cell>
          <table:table-cell office:value-type="float" office:value="260165626" calcext:value-type="float">
            <text:p>260165626</text:p>
          </table:table-cell>
          <table:table-cell office:value-type="float" office:value="284538278" calcext:value-type="float">
            <text:p>284538278</text:p>
          </table:table-cell>
          <table:table-cell office:value-type="float" office:value="335537710" calcext:value-type="float">
            <text:p>335537710</text:p>
          </table:table-cell>
          <table:table-cell office:value-type="float" office:value="1115924" calcext:value-type="float">
            <text:p>1115924</text:p>
          </table:table-cell>
          <table:table-cell office:value-type="float" office:value="1287594" calcext:value-type="float">
            <text:p>1287594</text:p>
          </table:table-cell>
          <table:table-cell office:value-type="float" office:value="230011372" calcext:value-type="float">
            <text:p>230011372</text:p>
          </table:table-cell>
          <table:table-cell office:value-type="float" office:value="242408549" calcext:value-type="float">
            <text:p>242408549</text:p>
          </table:table-cell>
          <table:table-cell office:value-type="float" office:value="263581702" calcext:value-type="float">
            <text:p>263581702</text:p>
          </table:table-cell>
          <table:table-cell office:value-type="float" office:value="314933903" calcext:value-type="float">
            <text:p>314933903</text:p>
          </table:table-cell>
          <table:table-cell office:value-type="float" office:value="464724" calcext:value-type="float">
            <text:p>464724</text:p>
          </table:table-cell>
          <table:table-cell office:value-type="float" office:value="580381" calcext:value-type="float">
            <text:p>580381</text:p>
          </table:table-cell>
          <table:table-cell office:value-type="float" office:value="870472635" calcext:value-type="float">
            <text:p>870472635</text:p>
          </table:table-cell>
          <table:table-cell office:value-type="float" office:value="883893336" calcext:value-type="float">
            <text:p>883893336</text:p>
          </table:table-cell>
          <table:table-cell office:value-type="float" office:value="922180328" calcext:value-type="float">
            <text:p>922180328</text:p>
          </table:table-cell>
          <table:table-cell office:value-type="float" office:value="979415748" calcext:value-type="float">
            <text:p>979415748</text:p>
          </table:table-cell>
          <table:table-cell office:value-type="float" office:value="31715625" calcext:value-type="float">
            <text:p>31715625</text:p>
          </table:table-cell>
          <table:table-cell office:value-type="float" office:value="31994711" calcext:value-type="float">
            <text:p>31994711</text:p>
          </table:table-cell>
          <table:table-cell office:value-type="float" office:value="1014707247" calcext:value-type="float">
            <text:p>1014707247</text:p>
          </table:table-cell>
          <table:table-cell office:value-type="float" office:value="1028636114" calcext:value-type="float">
            <text:p>1028636114</text:p>
          </table:table-cell>
          <table:table-cell office:value-type="float" office:value="978448447" calcext:value-type="float">
            <text:p>978448447</text:p>
          </table:table-cell>
          <table:table-cell office:value-type="float" office:value="1067405360" calcext:value-type="float">
            <text:p>1067405360</text:p>
          </table:table-cell>
          <table:table-cell office:value-type="float" office:value="36631125" calcext:value-type="float">
            <text:p>36631125</text:p>
          </table:table-cell>
          <table:table-cell office:value-type="float" office:value="37018884" calcext:value-type="float">
            <text:p>37018884</text:p>
          </table:table-cell>
          <table:table-cell office:value-type="float" office:value="451911797" calcext:value-type="float">
            <text:p>451911797</text:p>
          </table:table-cell>
          <table:table-cell office:value-type="float" office:value="510907987" calcext:value-type="float">
            <text:p>510907987</text:p>
          </table:table-cell>
          <table:table-cell office:value-type="float" office:value="448680869" calcext:value-type="float">
            <text:p>448680869</text:p>
          </table:table-cell>
          <table:table-cell office:value-type="float" office:value="507199344" calcext:value-type="float">
            <text:p>507199344</text:p>
          </table:table-cell>
          <table:table-cell office:value-type="float" office:value="6461366" calcext:value-type="float">
            <text:p>6461366</text:p>
          </table:table-cell>
          <table:table-cell office:value-type="float" office:value="6933633" calcext:value-type="float">
            <text:p>6933633</text:p>
          </table:table-cell>
        </table:table-row>
        <table:table-row table:style-name="ro1">
          <table:table-cell office:value-type="float" office:value="249541928" calcext:value-type="float">
            <text:p>249541928</text:p>
          </table:table-cell>
          <table:table-cell office:value-type="float" office:value="261602331" calcext:value-type="float">
            <text:p>261602331</text:p>
          </table:table-cell>
          <table:table-cell office:value-type="float" office:value="289507276" calcext:value-type="float">
            <text:p>289507276</text:p>
          </table:table-cell>
          <table:table-cell office:value-type="float" office:value="339965648" calcext:value-type="float">
            <text:p>339965648</text:p>
          </table:table-cell>
          <table:table-cell office:value-type="float" office:value="1639594" calcext:value-type="float">
            <text:p>1639594</text:p>
          </table:table-cell>
          <table:table-cell office:value-type="float" office:value="1825511" calcext:value-type="float">
            <text:p>1825511</text:p>
          </table:table-cell>
          <table:table-cell office:value-type="float" office:value="227677136" calcext:value-type="float">
            <text:p>227677136</text:p>
          </table:table-cell>
          <table:table-cell office:value-type="float" office:value="239481640" calcext:value-type="float">
            <text:p>239481640</text:p>
          </table:table-cell>
          <table:table-cell office:value-type="float" office:value="269568288" calcext:value-type="float">
            <text:p>269568288</text:p>
          </table:table-cell>
          <table:table-cell office:value-type="float" office:value="322135936" calcext:value-type="float">
            <text:p>322135936</text:p>
          </table:table-cell>
          <table:table-cell office:value-type="float" office:value="464095" calcext:value-type="float">
            <text:p>464095</text:p>
          </table:table-cell>
          <table:table-cell office:value-type="float" office:value="563759" calcext:value-type="float">
            <text:p>563759</text:p>
          </table:table-cell>
          <table:table-cell office:value-type="float" office:value="1167345512" calcext:value-type="float">
            <text:p>1167345512</text:p>
          </table:table-cell>
          <table:table-cell office:value-type="float" office:value="1189135504" calcext:value-type="float">
            <text:p>1189135504</text:p>
          </table:table-cell>
          <table:table-cell office:value-type="float" office:value="834772774" calcext:value-type="float">
            <text:p>834772774</text:p>
          </table:table-cell>
          <table:table-cell office:value-type="float" office:value="891282684" calcext:value-type="float">
            <text:p>891282684</text:p>
          </table:table-cell>
          <table:table-cell office:value-type="float" office:value="31878356" calcext:value-type="float">
            <text:p>31878356</text:p>
          </table:table-cell>
          <table:table-cell office:value-type="float" office:value="32122381" calcext:value-type="float">
            <text:p>32122381</text:p>
          </table:table-cell>
          <table:table-cell office:value-type="float" office:value="1083064055" calcext:value-type="float">
            <text:p>1083064055</text:p>
          </table:table-cell>
          <table:table-cell office:value-type="float" office:value="1104037462" calcext:value-type="float">
            <text:p>1104037462</text:p>
          </table:table-cell>
          <table:table-cell office:value-type="float" office:value="1055551548" calcext:value-type="float">
            <text:p>1055551548</text:p>
          </table:table-cell>
          <table:table-cell office:value-type="float" office:value="1097295334" calcext:value-type="float">
            <text:p>1097295334</text:p>
          </table:table-cell>
          <table:table-cell office:value-type="float" office:value="35036160" calcext:value-type="float">
            <text:p>35036160</text:p>
          </table:table-cell>
          <table:table-cell office:value-type="float" office:value="35426852" calcext:value-type="float">
            <text:p>35426852</text:p>
          </table:table-cell>
          <table:table-cell office:value-type="float" office:value="449742457" calcext:value-type="float">
            <text:p>449742457</text:p>
          </table:table-cell>
          <table:table-cell office:value-type="float" office:value="509052304" calcext:value-type="float">
            <text:p>509052304</text:p>
          </table:table-cell>
          <table:table-cell office:value-type="float" office:value="427993811" calcext:value-type="float">
            <text:p>427993811</text:p>
          </table:table-cell>
          <table:table-cell office:value-type="float" office:value="480950196" calcext:value-type="float">
            <text:p>480950196</text:p>
          </table:table-cell>
          <table:table-cell office:value-type="float" office:value="6448585" calcext:value-type="float">
            <text:p>6448585</text:p>
          </table:table-cell>
          <table:table-cell office:value-type="float" office:value="6669633" calcext:value-type="float">
            <text:p>6669633</text:p>
          </table:table-cell>
        </table:table-row>
        <table:table-row table:style-name="ro1">
          <table:table-cell office:value-type="float" office:value="247873490" calcext:value-type="float">
            <text:p>247873490</text:p>
          </table:table-cell>
          <table:table-cell office:value-type="float" office:value="259595861" calcext:value-type="float">
            <text:p>259595861</text:p>
          </table:table-cell>
          <table:table-cell office:value-type="float" office:value="287703694" calcext:value-type="float">
            <text:p>287703694</text:p>
          </table:table-cell>
          <table:table-cell office:value-type="float" office:value="337992072" calcext:value-type="float">
            <text:p>337992072</text:p>
          </table:table-cell>
          <table:table-cell office:value-type="float" office:value="1115296" calcext:value-type="float">
            <text:p>1115296</text:p>
          </table:table-cell>
          <table:table-cell office:value-type="float" office:value="1226762" calcext:value-type="float">
            <text:p>1226762</text:p>
          </table:table-cell>
          <table:table-cell office:value-type="float" office:value="229132769" calcext:value-type="float">
            <text:p>229132769</text:p>
          </table:table-cell>
          <table:table-cell office:value-type="float" office:value="240986790" calcext:value-type="float">
            <text:p>240986790</text:p>
          </table:table-cell>
          <table:table-cell office:value-type="float" office:value="262251017" calcext:value-type="float">
            <text:p>262251017</text:p>
          </table:table-cell>
          <table:table-cell office:value-type="float" office:value="313717059" calcext:value-type="float">
            <text:p>313717059</text:p>
          </table:table-cell>
          <table:table-cell office:value-type="float" office:value="469613" calcext:value-type="float">
            <text:p>469613</text:p>
          </table:table-cell>
          <table:table-cell office:value-type="float" office:value="563969" calcext:value-type="float">
            <text:p>563969</text:p>
          </table:table-cell>
          <table:table-cell office:value-type="float" office:value="1008324802" calcext:value-type="float">
            <text:p>1008324802</text:p>
          </table:table-cell>
          <table:table-cell office:value-type="float" office:value="1021770227" calcext:value-type="float">
            <text:p>1021770227</text:p>
          </table:table-cell>
          <table:table-cell office:value-type="float" office:value="947906923" calcext:value-type="float">
            <text:p>947906923</text:p>
          </table:table-cell>
          <table:table-cell office:value-type="float" office:value="1016647857" calcext:value-type="float">
            <text:p>1016647857</text:p>
          </table:table-cell>
          <table:table-cell office:value-type="float" office:value="30438577" calcext:value-type="float">
            <text:p>30438577</text:p>
          </table:table-cell>
          <table:table-cell office:value-type="float" office:value="30697409" calcext:value-type="float">
            <text:p>30697409</text:p>
          </table:table-cell>
          <table:table-cell office:value-type="float" office:value="1267718472" calcext:value-type="float">
            <text:p>1267718472</text:p>
          </table:table-cell>
          <table:table-cell office:value-type="float" office:value="1280913656" calcext:value-type="float">
            <text:p>1280913656</text:p>
          </table:table-cell>
          <table:table-cell office:value-type="float" office:value="995089320" calcext:value-type="float">
            <text:p>995089320</text:p>
          </table:table-cell>
          <table:table-cell office:value-type="float" office:value="1038322890" calcext:value-type="float">
            <text:p>1038322890</text:p>
          </table:table-cell>
          <table:table-cell office:value-type="float" office:value="32768622" calcext:value-type="float">
            <text:p>32768622</text:p>
          </table:table-cell>
          <table:table-cell office:value-type="float" office:value="33172444" calcext:value-type="float">
            <text:p>33172444</text:p>
          </table:table-cell>
          <table:table-cell office:value-type="float" office:value="454530635" calcext:value-type="float">
            <text:p>454530635</text:p>
          </table:table-cell>
          <table:table-cell office:value-type="float" office:value="724610511" calcext:value-type="float">
            <text:p>724610511</text:p>
          </table:table-cell>
          <table:table-cell office:value-type="float" office:value="450975086" calcext:value-type="float">
            <text:p>450975086</text:p>
          </table:table-cell>
          <table:table-cell office:value-type="float" office:value="638021009" calcext:value-type="float">
            <text:p>638021009</text:p>
          </table:table-cell>
          <table:table-cell office:value-type="float" office:value="6452287" calcext:value-type="float">
            <text:p>6452287</text:p>
          </table:table-cell>
          <table:table-cell office:value-type="float" office:value="19790017" calcext:value-type="float">
            <text:p>19790017</text:p>
          </table:table-cell>
        </table:table-row>
        <table:table-row table:style-name="ro1">
          <table:table-cell office:value-type="float" office:value="248205935" calcext:value-type="float">
            <text:p>248205935</text:p>
          </table:table-cell>
          <table:table-cell office:value-type="float" office:value="259892756" calcext:value-type="float">
            <text:p>259892756</text:p>
          </table:table-cell>
          <table:table-cell office:value-type="float" office:value="280188772" calcext:value-type="float">
            <text:p>280188772</text:p>
          </table:table-cell>
          <table:table-cell office:value-type="float" office:value="330748484" calcext:value-type="float">
            <text:p>330748484</text:p>
          </table:table-cell>
          <table:table-cell office:value-type="float" office:value="1632540" calcext:value-type="float">
            <text:p>1632540</text:p>
          </table:table-cell>
          <table:table-cell office:value-type="float" office:value="1870629" calcext:value-type="float">
            <text:p>1870629</text:p>
          </table:table-cell>
          <table:table-cell office:value-type="float" office:value="226516166" calcext:value-type="float">
            <text:p>226516166</text:p>
          </table:table-cell>
          <table:table-cell office:value-type="float" office:value="238792797" calcext:value-type="float">
            <text:p>238792797</text:p>
          </table:table-cell>
          <table:table-cell office:value-type="float" office:value="265254821" calcext:value-type="float">
            <text:p>265254821</text:p>
          </table:table-cell>
          <table:table-cell office:value-type="float" office:value="316526285" calcext:value-type="float">
            <text:p>316526285</text:p>
          </table:table-cell>
          <table:table-cell office:value-type="float" office:value="463886" calcext:value-type="float">
            <text:p>463886</text:p>
          </table:table-cell>
          <table:table-cell office:value-type="float" office:value="582267" calcext:value-type="float">
            <text:p>582267</text:p>
          </table:table-cell>
          <table:table-cell office:value-type="float" office:value="1153157604" calcext:value-type="float">
            <text:p>1153157604</text:p>
          </table:table-cell>
          <table:table-cell office:value-type="float" office:value="1178907946" calcext:value-type="float">
            <text:p>1178907946</text:p>
          </table:table-cell>
          <table:table-cell office:value-type="float" office:value="898443790" calcext:value-type="float">
            <text:p>898443790</text:p>
          </table:table-cell>
          <table:table-cell office:value-type="float" office:value="949004409" calcext:value-type="float">
            <text:p>949004409</text:p>
          </table:table-cell>
          <table:table-cell office:value-type="float" office:value="31990241" calcext:value-type="float">
            <text:p>31990241</text:p>
          </table:table-cell>
          <table:table-cell office:value-type="float" office:value="32247746" calcext:value-type="float">
            <text:p>32247746</text:p>
          </table:table-cell>
          <table:table-cell office:value-type="float" office:value="1264158032" calcext:value-type="float">
            <text:p>1264158032</text:p>
          </table:table-cell>
          <table:table-cell office:value-type="float" office:value="1286754342" calcext:value-type="float">
            <text:p>1286754342</text:p>
          </table:table-cell>
          <table:table-cell office:value-type="float" office:value="1021367103" calcext:value-type="float">
            <text:p>1021367103</text:p>
          </table:table-cell>
          <table:table-cell office:value-type="float" office:value="1085041261" calcext:value-type="float">
            <text:p>1085041261</text:p>
          </table:table-cell>
          <table:table-cell office:value-type="float" office:value="31333873" calcext:value-type="float">
            <text:p>31333873</text:p>
          </table:table-cell>
          <table:table-cell office:value-type="float" office:value="31724845" calcext:value-type="float">
            <text:p>31724845</text:p>
          </table:table-cell>
          <table:table-cell office:value-type="float" office:value="461292948" calcext:value-type="float">
            <text:p>461292948</text:p>
          </table:table-cell>
          <table:table-cell office:value-type="float" office:value="513150310" calcext:value-type="float">
            <text:p>513150310</text:p>
          </table:table-cell>
          <table:table-cell office:value-type="float" office:value="431984123" calcext:value-type="float">
            <text:p>431984123</text:p>
          </table:table-cell>
          <table:table-cell office:value-type="float" office:value="492836275" calcext:value-type="float">
            <text:p>492836275</text:p>
          </table:table-cell>
          <table:table-cell office:value-type="float" office:value="6431754" calcext:value-type="float">
            <text:p>6431754</text:p>
          </table:table-cell>
          <table:table-cell office:value-type="float" office:value="6932306" calcext:value-type="float">
            <text:p>6932306</text:p>
          </table:table-cell>
        </table:table-row>
        <table:table-row table:style-name="ro1">
          <table:table-cell office:value-type="float" office:value="247562277" calcext:value-type="float">
            <text:p>247562277</text:p>
          </table:table-cell>
          <table:table-cell office:value-type="float" office:value="259436693" calcext:value-type="float">
            <text:p>259436693</text:p>
          </table:table-cell>
          <table:table-cell office:value-type="float" office:value="281037414" calcext:value-type="float">
            <text:p>281037414</text:p>
          </table:table-cell>
          <table:table-cell office:value-type="float" office:value="331401221" calcext:value-type="float">
            <text:p>331401221</text:p>
          </table:table-cell>
          <table:table-cell office:value-type="float" office:value="1114946" calcext:value-type="float">
            <text:p>1114946</text:p>
          </table:table-cell>
          <table:table-cell office:value-type="float" office:value="1240172" calcext:value-type="float">
            <text:p>1240172</text:p>
          </table:table-cell>
          <table:table-cell office:value-type="float" office:value="226679245" calcext:value-type="float">
            <text:p>226679245</text:p>
          </table:table-cell>
          <table:table-cell office:value-type="float" office:value="238668549" calcext:value-type="float">
            <text:p>238668549</text:p>
          </table:table-cell>
          <table:table-cell office:value-type="float" office:value="264390395" calcext:value-type="float">
            <text:p>264390395</text:p>
          </table:table-cell>
          <table:table-cell office:value-type="float" office:value="315470214" calcext:value-type="float">
            <text:p>315470214</text:p>
          </table:table-cell>
          <table:table-cell office:value-type="float" office:value="464305" calcext:value-type="float">
            <text:p>464305</text:p>
          </table:table-cell>
          <table:table-cell office:value-type="float" office:value="564387" calcext:value-type="float">
            <text:p>564387</text:p>
          </table:table-cell>
          <table:table-cell office:value-type="float" office:value="1074309100" calcext:value-type="float">
            <text:p>1074309100</text:p>
          </table:table-cell>
          <table:table-cell office:value-type="float" office:value="1087472296" calcext:value-type="float">
            <text:p>1087472296</text:p>
          </table:table-cell>
          <table:table-cell office:value-type="float" office:value="886771216" calcext:value-type="float">
            <text:p>886771216</text:p>
          </table:table-cell>
          <table:table-cell office:value-type="float" office:value="948416695" calcext:value-type="float">
            <text:p>948416695</text:p>
          </table:table-cell>
          <table:table-cell office:value-type="float" office:value="35175004" calcext:value-type="float">
            <text:p>35175004</text:p>
          </table:table-cell>
          <table:table-cell office:value-type="float" office:value="35415957" calcext:value-type="float">
            <text:p>35415957</text:p>
          </table:table-cell>
          <table:table-cell office:value-type="float" office:value="1222886793" calcext:value-type="float">
            <text:p>1222886793</text:p>
          </table:table-cell>
          <table:table-cell office:value-type="float" office:value="1235862675" calcext:value-type="float">
            <text:p>1235862675</text:p>
          </table:table-cell>
          <table:table-cell office:value-type="float" office:value="1053764169" calcext:value-type="float">
            <text:p>1053764169</text:p>
          </table:table-cell>
          <table:table-cell office:value-type="float" office:value="1137977811" calcext:value-type="float">
            <text:p>1137977811</text:p>
          </table:table-cell>
          <table:table-cell office:value-type="float" office:value="31517276" calcext:value-type="float">
            <text:p>31517276</text:p>
          </table:table-cell>
          <table:table-cell office:value-type="float" office:value="31910762" calcext:value-type="float">
            <text:p>31910762</text:p>
          </table:table-cell>
          <table:table-cell office:value-type="float" office:value="443381662" calcext:value-type="float">
            <text:p>443381662</text:p>
          </table:table-cell>
          <table:table-cell office:value-type="float" office:value="489488014" calcext:value-type="float">
            <text:p>489488014</text:p>
          </table:table-cell>
          <table:table-cell office:value-type="float" office:value="440503432" calcext:value-type="float">
            <text:p>440503432</text:p>
          </table:table-cell>
          <table:table-cell office:value-type="float" office:value="495017487" calcext:value-type="float">
            <text:p>495017487</text:p>
          </table:table-cell>
          <table:table-cell office:value-type="float" office:value="6454662" calcext:value-type="float">
            <text:p>6454662</text:p>
          </table:table-cell>
          <table:table-cell office:value-type="float" office:value="6679132" calcext:value-type="float">
            <text:p>6679132</text:p>
          </table:table-cell>
        </table:table-row>
        <table:table-row table:style-name="ro1">
          <table:table-cell office:value-type="float" office:value="248255802" calcext:value-type="float">
            <text:p>248255802</text:p>
          </table:table-cell>
          <table:table-cell office:value-type="float" office:value="260002198" calcext:value-type="float">
            <text:p>260002198</text:p>
          </table:table-cell>
          <table:table-cell office:value-type="float" office:value="286435238" calcext:value-type="float">
            <text:p>286435238</text:p>
          </table:table-cell>
          <table:table-cell office:value-type="float" office:value="336862251" calcext:value-type="float">
            <text:p>336862251</text:p>
          </table:table-cell>
          <table:table-cell office:value-type="float" office:value="1162229" calcext:value-type="float">
            <text:p>1162229</text:p>
          </table:table-cell>
          <table:table-cell office:value-type="float" office:value="1273905" calcext:value-type="float">
            <text:p>1273905</text:p>
          </table:table-cell>
          <table:table-cell office:value-type="float" office:value="228149474" calcext:value-type="float">
            <text:p>228149474</text:p>
          </table:table-cell>
          <table:table-cell office:value-type="float" office:value="239928416" calcext:value-type="float">
            <text:p>239928416</text:p>
          </table:table-cell>
          <table:table-cell office:value-type="float" office:value="263391036" calcext:value-type="float">
            <text:p>263391036</text:p>
          </table:table-cell>
          <table:table-cell office:value-type="float" office:value="317554278" calcext:value-type="float">
            <text:p>317554278</text:p>
          </table:table-cell>
          <table:table-cell office:value-type="float" office:value="462349" calcext:value-type="float">
            <text:p>462349</text:p>
          </table:table-cell>
          <table:table-cell office:value-type="float" office:value="557054" calcext:value-type="float">
            <text:p>557054</text:p>
          </table:table-cell>
          <table:table-cell office:value-type="float" office:value="1051456893" calcext:value-type="float">
            <text:p>1051456893</text:p>
          </table:table-cell>
          <table:table-cell office:value-type="float" office:value="1076797546" calcext:value-type="float">
            <text:p>1076797546</text:p>
          </table:table-cell>
          <table:table-cell office:value-type="float" office:value="893975134" calcext:value-type="float">
            <text:p>893975134</text:p>
          </table:table-cell>
          <table:table-cell office:value-type="float" office:value="948956009" calcext:value-type="float">
            <text:p>948956009</text:p>
          </table:table-cell>
          <table:table-cell office:value-type="float" office:value="30538800" calcext:value-type="float">
            <text:p>30538800</text:p>
          </table:table-cell>
          <table:table-cell office:value-type="float" office:value="30802311" calcext:value-type="float">
            <text:p>30802311</text:p>
          </table:table-cell>
          <table:table-cell office:value-type="float" office:value="1196044553" calcext:value-type="float">
            <text:p>1196044553</text:p>
          </table:table-cell>
          <table:table-cell office:value-type="float" office:value="1221203269" calcext:value-type="float">
            <text:p>1221203269</text:p>
          </table:table-cell>
          <table:table-cell office:value-type="float" office:value="1098626439" calcext:value-type="float">
            <text:p>1098626439</text:p>
          </table:table-cell>
          <table:table-cell office:value-type="float" office:value="1182590468" calcext:value-type="float">
            <text:p>1182590468</text:p>
          </table:table-cell>
          <table:table-cell office:value-type="float" office:value="32283715" calcext:value-type="float">
            <text:p>32283715</text:p>
          </table:table-cell>
          <table:table-cell office:value-type="float" office:value="32669797" calcext:value-type="float">
            <text:p>32669797</text:p>
          </table:table-cell>
          <table:table-cell office:value-type="float" office:value="457436382" calcext:value-type="float">
            <text:p>457436382</text:p>
          </table:table-cell>
          <table:table-cell office:value-type="float" office:value="654837322" calcext:value-type="float">
            <text:p>654837322</text:p>
          </table:table-cell>
          <table:table-cell office:value-type="float" office:value="434807038" calcext:value-type="float">
            <text:p>434807038</text:p>
          </table:table-cell>
          <table:table-cell office:value-type="float" office:value="617230725" calcext:value-type="float">
            <text:p>617230725</text:p>
          </table:table-cell>
          <table:table-cell office:value-type="float" office:value="6444255" calcext:value-type="float">
            <text:p>6444255</text:p>
          </table:table-cell>
          <table:table-cell office:value-type="float" office:value="19811668" calcext:value-type="float">
            <text:p>19811668</text:p>
          </table:table-cell>
        </table:table-row>
        <table:table-row table:style-name="ro1">
          <table:table-cell office:value-type="float" office:value="247734925" calcext:value-type="float">
            <text:p>247734925</text:p>
          </table:table-cell>
          <table:table-cell office:value-type="float" office:value="259420349" calcext:value-type="float">
            <text:p>259420349</text:p>
          </table:table-cell>
          <table:table-cell office:value-type="float" office:value="282642297" calcext:value-type="float">
            <text:p>282642297</text:p>
          </table:table-cell>
          <table:table-cell office:value-type="float" office:value="333535920" calcext:value-type="float">
            <text:p>333535920</text:p>
          </table:table-cell>
          <table:table-cell office:value-type="float" office:value="1142185" calcext:value-type="float">
            <text:p>1142185</text:p>
          </table:table-cell>
          <table:table-cell office:value-type="float" office:value="1315531" calcext:value-type="float">
            <text:p>1315531</text:p>
          </table:table-cell>
          <table:table-cell office:value-type="float" office:value="226772203" calcext:value-type="float">
            <text:p>226772203</text:p>
          </table:table-cell>
          <table:table-cell office:value-type="float" office:value="239052396" calcext:value-type="float">
            <text:p>239052396</text:p>
          </table:table-cell>
          <table:table-cell office:value-type="float" office:value="271633006" calcext:value-type="float">
            <text:p>271633006</text:p>
          </table:table-cell>
          <table:table-cell office:value-type="float" office:value="323321492" calcext:value-type="float">
            <text:p>323321492</text:p>
          </table:table-cell>
          <table:table-cell office:value-type="float" office:value="465562" calcext:value-type="float">
            <text:p>465562</text:p>
          </table:table-cell>
          <table:table-cell office:value-type="float" office:value="582267" calcext:value-type="float">
            <text:p>582267</text:p>
          </table:table-cell>
          <table:table-cell office:value-type="float" office:value="1054859211" calcext:value-type="float">
            <text:p>1054859211</text:p>
          </table:table-cell>
          <table:table-cell office:value-type="float" office:value="1080771374" calcext:value-type="float">
            <text:p>1080771374</text:p>
          </table:table-cell>
          <table:table-cell office:value-type="float" office:value="896324525" calcext:value-type="float">
            <text:p>896324525</text:p>
          </table:table-cell>
          <table:table-cell office:value-type="float" office:value="961364500" calcext:value-type="float">
            <text:p>961364500</text:p>
          </table:table-cell>
          <table:table-cell office:value-type="float" office:value="30639162" calcext:value-type="float">
            <text:p>30639162</text:p>
          </table:table-cell>
          <table:table-cell office:value-type="float" office:value="30931587" calcext:value-type="float">
            <text:p>30931587</text:p>
          </table:table-cell>
          <table:table-cell office:value-type="float" office:value="1108317615" calcext:value-type="float">
            <text:p>1108317615</text:p>
          </table:table-cell>
          <table:table-cell office:value-type="float" office:value="1133681455" calcext:value-type="float">
            <text:p>1133681455</text:p>
          </table:table-cell>
          <table:table-cell office:value-type="float" office:value="1003744750" calcext:value-type="float">
            <text:p>1003744750</text:p>
          </table:table-cell>
          <table:table-cell office:value-type="float" office:value="1103209773" calcext:value-type="float">
            <text:p>1103209773</text:p>
          </table:table-cell>
          <table:table-cell office:value-type="float" office:value="33720419" calcext:value-type="float">
            <text:p>33720419</text:p>
          </table:table-cell>
          <table:table-cell office:value-type="float" office:value="34115162" calcext:value-type="float">
            <text:p>34115162</text:p>
          </table:table-cell>
          <table:table-cell office:value-type="float" office:value="463000847" calcext:value-type="float">
            <text:p>463000847</text:p>
          </table:table-cell>
          <table:table-cell office:value-type="float" office:value="522730998" calcext:value-type="float">
            <text:p>522730998</text:p>
          </table:table-cell>
          <table:table-cell office:value-type="float" office:value="436609013" calcext:value-type="float">
            <text:p>436609013</text:p>
          </table:table-cell>
          <table:table-cell office:value-type="float" office:value="497369812" calcext:value-type="float">
            <text:p>497369812</text:p>
          </table:table-cell>
          <table:table-cell office:value-type="float" office:value="6455220" calcext:value-type="float">
            <text:p>6455220</text:p>
          </table:table-cell>
          <table:table-cell office:value-type="float" office:value="6932515" calcext:value-type="float">
            <text:p>6932515</text:p>
          </table:table-cell>
        </table:table-row>
        <table:table-row table:style-name="ro1">
          <table:table-cell office:value-type="float" office:value="247893325" calcext:value-type="float">
            <text:p>247893325</text:p>
          </table:table-cell>
          <table:table-cell office:value-type="float" office:value="259819842" calcext:value-type="float">
            <text:p>259819842</text:p>
          </table:table-cell>
          <table:table-cell office:value-type="float" office:value="287240228" calcext:value-type="float">
            <text:p>287240228</text:p>
          </table:table-cell>
          <table:table-cell office:value-type="float" office:value="337608784" calcext:value-type="float">
            <text:p>337608784</text:p>
          </table:table-cell>
          <table:table-cell office:value-type="float" office:value="1149797" calcext:value-type="float">
            <text:p>1149797</text:p>
          </table:table-cell>
          <table:table-cell office:value-type="float" office:value="1272927" calcext:value-type="float">
            <text:p>1272927</text:p>
          </table:table-cell>
          <table:table-cell office:value-type="float" office:value="228465087" calcext:value-type="float">
            <text:p>228465087</text:p>
          </table:table-cell>
          <table:table-cell office:value-type="float" office:value="240339013" calcext:value-type="float">
            <text:p>240339013</text:p>
          </table:table-cell>
          <table:table-cell office:value-type="float" office:value="263519823" calcext:value-type="float">
            <text:p>263519823</text:p>
          </table:table-cell>
          <table:table-cell office:value-type="float" office:value="314469948" calcext:value-type="float">
            <text:p>314469948</text:p>
          </table:table-cell>
          <table:table-cell office:value-type="float" office:value="478343" calcext:value-type="float">
            <text:p>478343</text:p>
          </table:table-cell>
          <table:table-cell office:value-type="float" office:value="579753" calcext:value-type="float">
            <text:p>579753</text:p>
          </table:table-cell>
          <table:table-cell office:value-type="float" office:value="1215770665" calcext:value-type="float">
            <text:p>1215770665</text:p>
          </table:table-cell>
          <table:table-cell office:value-type="float" office:value="1240113565" calcext:value-type="float">
            <text:p>1240113565</text:p>
          </table:table-cell>
          <table:table-cell office:value-type="float" office:value="909444491" calcext:value-type="float">
            <text:p>909444491</text:p>
          </table:table-cell>
          <table:table-cell office:value-type="float" office:value="982375902" calcext:value-type="float">
            <text:p>982375902</text:p>
          </table:table-cell>
          <table:table-cell office:value-type="float" office:value="30497663" calcext:value-type="float">
            <text:p>30497663</text:p>
          </table:table-cell>
          <table:table-cell office:value-type="float" office:value="30754470" calcext:value-type="float">
            <text:p>30754470</text:p>
          </table:table-cell>
          <table:table-cell office:value-type="float" office:value="1236791006" calcext:value-type="float">
            <text:p>1236791006</text:p>
          </table:table-cell>
          <table:table-cell office:value-type="float" office:value="1250333929" calcext:value-type="float">
            <text:p>1250333929</text:p>
          </table:table-cell>
          <table:table-cell office:value-type="float" office:value="1025550386" calcext:value-type="float">
            <text:p>1025550386</text:p>
          </table:table-cell>
          <table:table-cell office:value-type="float" office:value="1068156712" calcext:value-type="float">
            <text:p>1068156712</text:p>
          </table:table-cell>
          <table:table-cell office:value-type="float" office:value="32615251" calcext:value-type="float">
            <text:p>32615251</text:p>
          </table:table-cell>
          <table:table-cell office:value-type="float" office:value="33010972" calcext:value-type="float">
            <text:p>33010972</text:p>
          </table:table-cell>
          <table:table-cell office:value-type="float" office:value="452822876" calcext:value-type="float">
            <text:p>452822876</text:p>
          </table:table-cell>
          <table:table-cell office:value-type="float" office:value="502790753" calcext:value-type="float">
            <text:p>502790753</text:p>
          </table:table-cell>
          <table:table-cell office:value-type="float" office:value="449098590" calcext:value-type="float">
            <text:p>449098590</text:p>
          </table:table-cell>
          <table:table-cell office:value-type="float" office:value="501815419" calcext:value-type="float">
            <text:p>501815419</text:p>
          </table:table-cell>
          <table:table-cell office:value-type="float" office:value="9053037" calcext:value-type="float">
            <text:p>9053037</text:p>
          </table:table-cell>
          <table:table-cell office:value-type="float" office:value="9399659" calcext:value-type="float">
            <text:p>9399659</text:p>
          </table:table-cell>
        </table:table-row>
        <table:table-row table:style-name="ro1">
          <table:table-cell office:value-type="float" office:value="248255731" calcext:value-type="float">
            <text:p>248255731</text:p>
          </table:table-cell>
          <table:table-cell office:value-type="float" office:value="260013162" calcext:value-type="float">
            <text:p>260013162</text:p>
          </table:table-cell>
          <table:table-cell office:value-type="float" office:value="289434292" calcext:value-type="float">
            <text:p>289434292</text:p>
          </table:table-cell>
          <table:table-cell office:value-type="float" office:value="340306822" calcext:value-type="float">
            <text:p>340306822</text:p>
          </table:table-cell>
          <table:table-cell office:value-type="float" office:value="1116692" calcext:value-type="float">
            <text:p>1116692</text:p>
          </table:table-cell>
          <table:table-cell office:value-type="float" office:value="1227670" calcext:value-type="float">
            <text:p>1227670</text:p>
          </table:table-cell>
          <table:table-cell office:value-type="float" office:value="226847353" calcext:value-type="float">
            <text:p>226847353</text:p>
          </table:table-cell>
          <table:table-cell office:value-type="float" office:value="238665127" calcext:value-type="float">
            <text:p>238665127</text:p>
          </table:table-cell>
          <table:table-cell office:value-type="float" office:value="267228186" calcext:value-type="float">
            <text:p>267228186</text:p>
          </table:table-cell>
          <table:table-cell office:value-type="float" office:value="318160012" calcext:value-type="float">
            <text:p>318160012</text:p>
          </table:table-cell>
          <table:table-cell office:value-type="float" office:value="464444" calcext:value-type="float">
            <text:p>464444</text:p>
          </table:table-cell>
          <table:table-cell office:value-type="float" office:value="559498" calcext:value-type="float">
            <text:p>559498</text:p>
          </table:table-cell>
          <table:table-cell office:value-type="float" office:value="1079032955" calcext:value-type="float">
            <text:p>1079032955</text:p>
          </table:table-cell>
          <table:table-cell office:value-type="float" office:value="1099216108" calcext:value-type="float">
            <text:p>1099216108</text:p>
          </table:table-cell>
          <table:table-cell office:value-type="float" office:value="965624539" calcext:value-type="float">
            <text:p>965624539</text:p>
          </table:table-cell>
          <table:table-cell office:value-type="float" office:value="1042749081" calcext:value-type="float">
            <text:p>1042749081</text:p>
          </table:table-cell>
          <table:table-cell office:value-type="float" office:value="33355638" calcext:value-type="float">
            <text:p>33355638</text:p>
          </table:table-cell>
          <table:table-cell office:value-type="float" office:value="33615448" calcext:value-type="float">
            <text:p>33615448</text:p>
          </table:table-cell>
          <table:table-cell office:value-type="float" office:value="1230915119" calcext:value-type="float">
            <text:p>1230915119</text:p>
          </table:table-cell>
          <table:table-cell office:value-type="float" office:value="1255940368" calcext:value-type="float">
            <text:p>1255940368</text:p>
          </table:table-cell>
          <table:table-cell office:value-type="float" office:value="1035261816" calcext:value-type="float">
            <text:p>1035261816</text:p>
          </table:table-cell>
          <table:table-cell office:value-type="float" office:value="1085618708" calcext:value-type="float">
            <text:p>1085618708</text:p>
          </table:table-cell>
          <table:table-cell office:value-type="float" office:value="34990204" calcext:value-type="float">
            <text:p>34990204</text:p>
          </table:table-cell>
          <table:table-cell office:value-type="float" office:value="35401778" calcext:value-type="float">
            <text:p>35401778</text:p>
          </table:table-cell>
          <table:table-cell office:value-type="float" office:value="467707521" calcext:value-type="float">
            <text:p>467707521</text:p>
          </table:table-cell>
          <table:table-cell office:value-type="float" office:value="685144109" calcext:value-type="float">
            <text:p>685144109</text:p>
          </table:table-cell>
          <table:table-cell office:value-type="float" office:value="430508586" calcext:value-type="float">
            <text:p>430508586</text:p>
          </table:table-cell>
          <table:table-cell office:value-type="float" office:value="625031577" calcext:value-type="float">
            <text:p>625031577</text:p>
          </table:table-cell>
          <table:table-cell office:value-type="float" office:value="6430985" calcext:value-type="float">
            <text:p>6430985</text:p>
          </table:table-cell>
          <table:table-cell office:value-type="float" office:value="19884931" calcext:value-type="float">
            <text:p>19884931</text:p>
          </table:table-cell>
        </table:table-row>
        <table:table-row table:style-name="ro1">
          <table:table-cell office:value-type="float" office:value="247874398" calcext:value-type="float">
            <text:p>247874398</text:p>
          </table:table-cell>
          <table:table-cell office:value-type="float" office:value="259591949" calcext:value-type="float">
            <text:p>259591949</text:p>
          </table:table-cell>
          <table:table-cell office:value-type="float" office:value="280579814" calcext:value-type="float">
            <text:p>280579814</text:p>
          </table:table-cell>
          <table:table-cell office:value-type="float" office:value="330815742" calcext:value-type="float">
            <text:p>330815742</text:p>
          </table:table-cell>
          <table:table-cell office:value-type="float" office:value="1147772" calcext:value-type="float">
            <text:p>1147772</text:p>
          </table:table-cell>
          <table:table-cell office:value-type="float" office:value="1317276" calcext:value-type="float">
            <text:p>1317276</text:p>
          </table:table-cell>
          <table:table-cell office:value-type="float" office:value="226403790" calcext:value-type="float">
            <text:p>226403790</text:p>
          </table:table-cell>
          <table:table-cell office:value-type="float" office:value="238680840" calcext:value-type="float">
            <text:p>238680840</text:p>
          </table:table-cell>
          <table:table-cell office:value-type="float" office:value="266460281" calcext:value-type="float">
            <text:p>266460281</text:p>
          </table:table-cell>
          <table:table-cell office:value-type="float" office:value="317674615" calcext:value-type="float">
            <text:p>317674615</text:p>
          </table:table-cell>
          <table:table-cell office:value-type="float" office:value="465702" calcext:value-type="float">
            <text:p>465702</text:p>
          </table:table-cell>
          <table:table-cell office:value-type="float" office:value="584153" calcext:value-type="float">
            <text:p>584153</text:p>
          </table:table-cell>
          <table:table-cell office:value-type="float" office:value="1117048473" calcext:value-type="float">
            <text:p>1117048473</text:p>
          </table:table-cell>
          <table:table-cell office:value-type="float" office:value="1154346652" calcext:value-type="float">
            <text:p>1154346652</text:p>
          </table:table-cell>
          <table:table-cell office:value-type="float" office:value="860561528" calcext:value-type="float">
            <text:p>860561528</text:p>
          </table:table-cell>
          <table:table-cell office:value-type="float" office:value="950347876" calcext:value-type="float">
            <text:p>950347876</text:p>
          </table:table-cell>
          <table:table-cell office:value-type="float" office:value="30438368" calcext:value-type="float">
            <text:p>30438368</text:p>
          </table:table-cell>
          <table:table-cell office:value-type="float" office:value="30698038" calcext:value-type="float">
            <text:p>30698038</text:p>
          </table:table-cell>
          <table:table-cell office:value-type="float" office:value="1289971860" calcext:value-type="float">
            <text:p>1289971860</text:p>
          </table:table-cell>
          <table:table-cell office:value-type="float" office:value="1303847228" calcext:value-type="float">
            <text:p>1303847228</text:p>
          </table:table-cell>
          <table:table-cell office:value-type="float" office:value="1020353706" calcext:value-type="float">
            <text:p>1020353706</text:p>
          </table:table-cell>
          <table:table-cell office:value-type="float" office:value="1083369960" calcext:value-type="float">
            <text:p>1083369960</text:p>
          </table:table-cell>
          <table:table-cell office:value-type="float" office:value="31691670" calcext:value-type="float">
            <text:p>31691670</text:p>
          </table:table-cell>
          <table:table-cell office:value-type="float" office:value="32079359" calcext:value-type="float">
            <text:p>32079359</text:p>
          </table:table-cell>
          <table:table-cell office:value-type="float" office:value="444762843" calcext:value-type="float">
            <text:p>444762843</text:p>
          </table:table-cell>
          <table:table-cell office:value-type="float" office:value="537801350" calcext:value-type="float">
            <text:p>537801350</text:p>
          </table:table-cell>
          <table:table-cell office:value-type="float" office:value="434682511" calcext:value-type="float">
            <text:p>434682511</text:p>
          </table:table-cell>
          <table:table-cell office:value-type="float" office:value="491692763" calcext:value-type="float">
            <text:p>491692763</text:p>
          </table:table-cell>
          <table:table-cell office:value-type="float" office:value="6448236" calcext:value-type="float">
            <text:p>6448236</text:p>
          </table:table-cell>
          <table:table-cell office:value-type="float" office:value="6921620" calcext:value-type="float">
            <text:p>6921620</text:p>
          </table:table-cell>
        </table:table-row>
        <table:table-row table:style-name="ro1">
          <table:table-cell office:value-type="float" office:value="248975935" calcext:value-type="float">
            <text:p>248975935</text:p>
          </table:table-cell>
          <table:table-cell office:value-type="float" office:value="260834147" calcext:value-type="float">
            <text:p>260834147</text:p>
          </table:table-cell>
          <table:table-cell office:value-type="float" office:value="282144258" calcext:value-type="float">
            <text:p>282144258</text:p>
          </table:table-cell>
          <table:table-cell office:value-type="float" office:value="332676383" calcext:value-type="float">
            <text:p>332676383</text:p>
          </table:table-cell>
          <table:table-cell office:value-type="float" office:value="1115086" calcext:value-type="float">
            <text:p>1115086</text:p>
          </table:table-cell>
          <table:table-cell office:value-type="float" office:value="1240381" calcext:value-type="float">
            <text:p>1240381</text:p>
          </table:table-cell>
          <table:table-cell office:value-type="float" office:value="226398413" calcext:value-type="float">
            <text:p>226398413</text:p>
          </table:table-cell>
          <table:table-cell office:value-type="float" office:value="238414606" calcext:value-type="float">
            <text:p>238414606</text:p>
          </table:table-cell>
          <table:table-cell office:value-type="float" office:value="267081589" calcext:value-type="float">
            <text:p>267081589</text:p>
          </table:table-cell>
          <table:table-cell office:value-type="float" office:value="317994488" calcext:value-type="float">
            <text:p>317994488</text:p>
          </table:table-cell>
          <table:table-cell office:value-type="float" office:value="463885" calcext:value-type="float">
            <text:p>463885</text:p>
          </table:table-cell>
          <table:table-cell office:value-type="float" office:value="565016" calcext:value-type="float">
            <text:p>565016</text:p>
          </table:table-cell>
          <table:table-cell office:value-type="float" office:value="991768646" calcext:value-type="float">
            <text:p>991768646</text:p>
          </table:table-cell>
          <table:table-cell office:value-type="float" office:value="1007414490" calcext:value-type="float">
            <text:p>1007414490</text:p>
          </table:table-cell>
          <table:table-cell office:value-type="float" office:value="907760687" calcext:value-type="float">
            <text:p>907760687</text:p>
          </table:table-cell>
          <table:table-cell office:value-type="float" office:value="988073414" calcext:value-type="float">
            <text:p>988073414</text:p>
          </table:table-cell>
          <table:table-cell office:value-type="float" office:value="30436343" calcext:value-type="float">
            <text:p>30436343</text:p>
          </table:table-cell>
          <table:table-cell office:value-type="float" office:value="30679739" calcext:value-type="float">
            <text:p>30679739</text:p>
          </table:table-cell>
          <table:table-cell office:value-type="float" office:value="1256519073" calcext:value-type="float">
            <text:p>1256519073</text:p>
          </table:table-cell>
          <table:table-cell office:value-type="float" office:value="1269815876" calcext:value-type="float">
            <text:p>1269815876</text:p>
          </table:table-cell>
          <table:table-cell office:value-type="float" office:value="1088747319" calcext:value-type="float">
            <text:p>1088747319</text:p>
          </table:table-cell>
          <table:table-cell office:value-type="float" office:value="1140362402" calcext:value-type="float">
            <text:p>1140362402</text:p>
          </table:table-cell>
          <table:table-cell office:value-type="float" office:value="32672521" calcext:value-type="float">
            <text:p>32672521</text:p>
          </table:table-cell>
          <table:table-cell office:value-type="float" office:value="33034089" calcext:value-type="float">
            <text:p>33034089</text:p>
          </table:table-cell>
          <table:table-cell office:value-type="float" office:value="478524958" calcext:value-type="float">
            <text:p>478524958</text:p>
          </table:table-cell>
          <table:table-cell office:value-type="float" office:value="549641683" calcext:value-type="float">
            <text:p>549641683</text:p>
          </table:table-cell>
          <table:table-cell office:value-type="float" office:value="448758393" calcext:value-type="float">
            <text:p>448758393</text:p>
          </table:table-cell>
          <table:table-cell office:value-type="float" office:value="505147128" calcext:value-type="float">
            <text:p>505147128</text:p>
          </table:table-cell>
          <table:table-cell office:value-type="float" office:value="6447329" calcext:value-type="float">
            <text:p>6447329</text:p>
          </table:table-cell>
          <table:table-cell office:value-type="float" office:value="6666979" calcext:value-type="float">
            <text:p>6666979</text:p>
          </table:table-cell>
        </table:table-row>
        <table:table-row table:style-name="ro1">
          <table:table-cell office:value-type="float" office:value="247397103" calcext:value-type="float">
            <text:p>247397103</text:p>
          </table:table-cell>
          <table:table-cell office:value-type="float" office:value="259136235" calcext:value-type="float">
            <text:p>259136235</text:p>
          </table:table-cell>
          <table:table-cell office:value-type="float" office:value="282408888" calcext:value-type="float">
            <text:p>282408888</text:p>
          </table:table-cell>
          <table:table-cell office:value-type="float" office:value="332793926" calcext:value-type="float">
            <text:p>332793926</text:p>
          </table:table-cell>
          <table:table-cell office:value-type="float" office:value="1111873" calcext:value-type="float">
            <text:p>1111873</text:p>
          </table:table-cell>
          <table:table-cell office:value-type="float" office:value="1222571" calcext:value-type="float">
            <text:p>1222571</text:p>
          </table:table-cell>
          <table:table-cell office:value-type="float" office:value="227202286" calcext:value-type="float">
            <text:p>227202286</text:p>
          </table:table-cell>
          <table:table-cell office:value-type="float" office:value="238935832" calcext:value-type="float">
            <text:p>238935832</text:p>
          </table:table-cell>
          <table:table-cell office:value-type="float" office:value="264216071" calcext:value-type="float">
            <text:p>264216071</text:p>
          </table:table-cell>
          <table:table-cell office:value-type="float" office:value="315757332" calcext:value-type="float">
            <text:p>315757332</text:p>
          </table:table-cell>
          <table:table-cell office:value-type="float" office:value="465213" calcext:value-type="float">
            <text:p>465213</text:p>
          </table:table-cell>
          <table:table-cell office:value-type="float" office:value="559289" calcext:value-type="float">
            <text:p>559289</text:p>
          </table:table-cell>
          <table:table-cell office:value-type="float" office:value="1116438829" calcext:value-type="float">
            <text:p>1116438829</text:p>
          </table:table-cell>
          <table:table-cell office:value-type="float" office:value="1129726552" calcext:value-type="float">
            <text:p>1129726552</text:p>
          </table:table-cell>
          <table:table-cell office:value-type="float" office:value="911062992" calcext:value-type="float">
            <text:p>911062992</text:p>
          </table:table-cell>
          <table:table-cell office:value-type="float" office:value="986393171" calcext:value-type="float">
            <text:p>986393171</text:p>
          </table:table-cell>
          <table:table-cell office:value-type="float" office:value="32960406" calcext:value-type="float">
            <text:p>32960406</text:p>
          </table:table-cell>
          <table:table-cell office:value-type="float" office:value="33220076" calcext:value-type="float">
            <text:p>33220076</text:p>
          </table:table-cell>
          <table:table-cell office:value-type="float" office:value="1268098129" calcext:value-type="float">
            <text:p>1268098129</text:p>
          </table:table-cell>
          <table:table-cell office:value-type="float" office:value="1293677220" calcext:value-type="float">
            <text:p>1293677220</text:p>
          </table:table-cell>
          <table:table-cell office:value-type="float" office:value="989744855" calcext:value-type="float">
            <text:p>989744855</text:p>
          </table:table-cell>
          <table:table-cell office:value-type="float" office:value="1080502206" calcext:value-type="float">
            <text:p>1080502206</text:p>
          </table:table-cell>
          <table:table-cell office:value-type="float" office:value="31351263" calcext:value-type="float">
            <text:p>31351263</text:p>
          </table:table-cell>
          <table:table-cell office:value-type="float" office:value="31719187" calcext:value-type="float">
            <text:p>31719187</text:p>
          </table:table-cell>
          <table:table-cell office:value-type="float" office:value="465627508" calcext:value-type="float">
            <text:p>465627508</text:p>
          </table:table-cell>
          <table:table-cell office:value-type="float" office:value="678108368" calcext:value-type="float">
            <text:p>678108368</text:p>
          </table:table-cell>
          <table:table-cell office:value-type="float" office:value="454792261" calcext:value-type="float">
            <text:p>454792261</text:p>
          </table:table-cell>
          <table:table-cell office:value-type="float" office:value="640893161" calcext:value-type="float">
            <text:p>640893161</text:p>
          </table:table-cell>
          <table:table-cell office:value-type="float" office:value="6463252" calcext:value-type="float">
            <text:p>6463252</text:p>
          </table:table-cell>
          <table:table-cell office:value-type="float" office:value="19887934" calcext:value-type="float">
            <text:p>19887934</text:p>
          </table:table-cell>
        </table:table-row>
        <table:table-row table:style-name="ro1">
          <table:table-cell office:value-type="float" office:value="248513516" calcext:value-type="float">
            <text:p>248513516</text:p>
          </table:table-cell>
          <table:table-cell office:value-type="float" office:value="260183226" calcext:value-type="float">
            <text:p>260183226</text:p>
          </table:table-cell>
          <table:table-cell office:value-type="float" office:value="281833185" calcext:value-type="float">
            <text:p>281833185</text:p>
          </table:table-cell>
          <table:table-cell office:value-type="float" office:value="334747805" calcext:value-type="float">
            <text:p>334747805</text:p>
          </table:table-cell>
          <table:table-cell office:value-type="float" office:value="1239822" calcext:value-type="float">
            <text:p>1239822</text:p>
          </table:table-cell>
          <table:table-cell office:value-type="float" office:value="1480775" calcext:value-type="float">
            <text:p>1480775</text:p>
          </table:table-cell>
          <table:table-cell office:value-type="float" office:value="226245321" calcext:value-type="float">
            <text:p>226245321</text:p>
          </table:table-cell>
          <table:table-cell office:value-type="float" office:value="239343076" calcext:value-type="float">
            <text:p>239343076</text:p>
          </table:table-cell>
          <table:table-cell office:value-type="float" office:value="266825411" calcext:value-type="float">
            <text:p>266825411</text:p>
          </table:table-cell>
          <table:table-cell office:value-type="float" office:value="318172025" calcext:value-type="float">
            <text:p>318172025</text:p>
          </table:table-cell>
          <table:table-cell office:value-type="float" office:value="466330" calcext:value-type="float">
            <text:p>466330</text:p>
          </table:table-cell>
          <table:table-cell office:value-type="float" office:value="582197" calcext:value-type="float">
            <text:p>582197</text:p>
          </table:table-cell>
          <table:table-cell office:value-type="float" office:value="1115369070" calcext:value-type="float">
            <text:p>1115369070</text:p>
          </table:table-cell>
          <table:table-cell office:value-type="float" office:value="1140945926" calcext:value-type="float">
            <text:p>1140945926</text:p>
          </table:table-cell>
          <table:table-cell office:value-type="float" office:value="899410113" calcext:value-type="float">
            <text:p>899410113</text:p>
          </table:table-cell>
          <table:table-cell office:value-type="float" office:value="943330712" calcext:value-type="float">
            <text:p>943330712</text:p>
          </table:table-cell>
          <table:table-cell office:value-type="float" office:value="31874514" calcext:value-type="float">
            <text:p>31874514</text:p>
          </table:table-cell>
          <table:table-cell office:value-type="float" office:value="32131460" calcext:value-type="float">
            <text:p>32131460</text:p>
          </table:table-cell>
          <table:table-cell office:value-type="float" office:value="1206585069" calcext:value-type="float">
            <text:p>1206585069</text:p>
          </table:table-cell>
          <table:table-cell office:value-type="float" office:value="1240574587" calcext:value-type="float">
            <text:p>1240574587</text:p>
          </table:table-cell>
          <table:table-cell office:value-type="float" office:value="1028541060" calcext:value-type="float">
            <text:p>1028541060</text:p>
          </table:table-cell>
          <table:table-cell office:value-type="float" office:value="1099163867" calcext:value-type="float">
            <text:p>1099163867</text:p>
          </table:table-cell>
          <table:table-cell office:value-type="float" office:value="31276813" calcext:value-type="float">
            <text:p>31276813</text:p>
          </table:table-cell>
          <table:table-cell office:value-type="float" office:value="31667994" calcext:value-type="float">
            <text:p>31667994</text:p>
          </table:table-cell>
          <table:table-cell office:value-type="float" office:value="467614282" calcext:value-type="float">
            <text:p>467614282</text:p>
          </table:table-cell>
          <table:table-cell office:value-type="float" office:value="514878812" calcext:value-type="float">
            <text:p>514878812</text:p>
          </table:table-cell>
          <table:table-cell office:value-type="float" office:value="444026716" calcext:value-type="float">
            <text:p>444026716</text:p>
          </table:table-cell>
          <table:table-cell office:value-type="float" office:value="499845756" calcext:value-type="float">
            <text:p>499845756</text:p>
          </table:table-cell>
          <table:table-cell office:value-type="float" office:value="6455570" calcext:value-type="float">
            <text:p>6455570</text:p>
          </table:table-cell>
          <table:table-cell office:value-type="float" office:value="6928884" calcext:value-type="float">
            <text:p>6928884</text:p>
          </table:table-cell>
        </table:table-row>
        <table:table-row table:style-name="ro1">
          <table:table-cell office:value-type="float" office:value="248402119" calcext:value-type="float">
            <text:p>248402119</text:p>
          </table:table-cell>
          <table:table-cell office:value-type="float" office:value="260285893" calcext:value-type="float">
            <text:p>260285893</text:p>
          </table:table-cell>
          <table:table-cell office:value-type="float" office:value="288004990" calcext:value-type="float">
            <text:p>288004990</text:p>
          </table:table-cell>
          <table:table-cell office:value-type="float" office:value="338242454" calcext:value-type="float">
            <text:p>338242454</text:p>
          </table:table-cell>
          <table:table-cell office:value-type="float" office:value="1150147" calcext:value-type="float">
            <text:p>1150147</text:p>
          </table:table-cell>
          <table:table-cell office:value-type="float" office:value="1278794" calcext:value-type="float">
            <text:p>1278794</text:p>
          </table:table-cell>
          <table:table-cell office:value-type="float" office:value="226456172" calcext:value-type="float">
            <text:p>226456172</text:p>
          </table:table-cell>
          <table:table-cell office:value-type="float" office:value="238270593" calcext:value-type="float">
            <text:p>238270593</text:p>
          </table:table-cell>
          <table:table-cell office:value-type="float" office:value="266610300" calcext:value-type="float">
            <text:p>266610300</text:p>
          </table:table-cell>
          <table:table-cell office:value-type="float" office:value="317444348" calcext:value-type="float">
            <text:p>317444348</text:p>
          </table:table-cell>
          <table:table-cell office:value-type="float" office:value="483791" calcext:value-type="float">
            <text:p>483791</text:p>
          </table:table-cell>
          <table:table-cell office:value-type="float" office:value="584153" calcext:value-type="float">
            <text:p>584153</text:p>
          </table:table-cell>
          <table:table-cell office:value-type="float" office:value="1037004008" calcext:value-type="float">
            <text:p>1037004008</text:p>
          </table:table-cell>
          <table:table-cell office:value-type="float" office:value="1049893286" calcext:value-type="float">
            <text:p>1049893286</text:p>
          </table:table-cell>
          <table:table-cell office:value-type="float" office:value="936881289" calcext:value-type="float">
            <text:p>936881289</text:p>
          </table:table-cell>
          <table:table-cell office:value-type="float" office:value="1003800833" calcext:value-type="float">
            <text:p>1003800833</text:p>
          </table:table-cell>
          <table:table-cell office:value-type="float" office:value="36147125" calcext:value-type="float">
            <text:p>36147125</text:p>
          </table:table-cell>
          <table:table-cell office:value-type="float" office:value="36391010" calcext:value-type="float">
            <text:p>36391010</text:p>
          </table:table-cell>
          <table:table-cell office:value-type="float" office:value="1219653840" calcext:value-type="float">
            <text:p>1219653840</text:p>
          </table:table-cell>
          <table:table-cell office:value-type="float" office:value="1232630979" calcext:value-type="float">
            <text:p>1232630979</text:p>
          </table:table-cell>
          <table:table-cell office:value-type="float" office:value="1076853279" calcext:value-type="float">
            <text:p>1076853279</text:p>
          </table:table-cell>
          <table:table-cell office:value-type="float" office:value="1145188296" calcext:value-type="float">
            <text:p>1145188296</text:p>
          </table:table-cell>
          <table:table-cell office:value-type="float" office:value="31648089" calcext:value-type="float">
            <text:p>31648089</text:p>
          </table:table-cell>
          <table:table-cell office:value-type="float" office:value="32011403" calcext:value-type="float">
            <text:p>32011403</text:p>
          </table:table-cell>
          <table:table-cell office:value-type="float" office:value="468588359" calcext:value-type="float">
            <text:p>468588359</text:p>
          </table:table-cell>
          <table:table-cell office:value-type="float" office:value="528113247" calcext:value-type="float">
            <text:p>528113247</text:p>
          </table:table-cell>
          <table:table-cell office:value-type="float" office:value="450933111" calcext:value-type="float">
            <text:p>450933111</text:p>
          </table:table-cell>
          <table:table-cell office:value-type="float" office:value="506101509" calcext:value-type="float">
            <text:p>506101509</text:p>
          </table:table-cell>
          <table:table-cell office:value-type="float" office:value="6457944" calcext:value-type="float">
            <text:p>6457944</text:p>
          </table:table-cell>
          <table:table-cell office:value-type="float" office:value="6679481" calcext:value-type="float">
            <text:p>6679481</text:p>
          </table:table-cell>
        </table:table-row>
        <table:table-row table:style-name="ro1">
          <table:table-cell office:value-type="float" office:value="250404818" calcext:value-type="float">
            <text:p>250404818</text:p>
          </table:table-cell>
          <table:table-cell office:value-type="float" office:value="262135569" calcext:value-type="float">
            <text:p>262135569</text:p>
          </table:table-cell>
          <table:table-cell office:value-type="float" office:value="283758082" calcext:value-type="float">
            <text:p>283758082</text:p>
          </table:table-cell>
          <table:table-cell office:value-type="float" office:value="334010771" calcext:value-type="float">
            <text:p>334010771</text:p>
          </table:table-cell>
          <table:table-cell office:value-type="float" office:value="1122628" calcext:value-type="float">
            <text:p>1122628</text:p>
          </table:table-cell>
          <table:table-cell office:value-type="float" office:value="1235841" calcext:value-type="float">
            <text:p>1235841</text:p>
          </table:table-cell>
          <table:table-cell office:value-type="float" office:value="226350222" calcext:value-type="float">
            <text:p>226350222</text:p>
          </table:table-cell>
          <table:table-cell office:value-type="float" office:value="238054225" calcext:value-type="float">
            <text:p>238054225</text:p>
          </table:table-cell>
          <table:table-cell office:value-type="float" office:value="264162084" calcext:value-type="float">
            <text:p>264162084</text:p>
          </table:table-cell>
          <table:table-cell office:value-type="float" office:value="315192665" calcext:value-type="float">
            <text:p>315192665</text:p>
          </table:table-cell>
          <table:table-cell office:value-type="float" office:value="467448" calcext:value-type="float">
            <text:p>467448</text:p>
          </table:table-cell>
          <table:table-cell office:value-type="float" office:value="559569" calcext:value-type="float">
            <text:p>559569</text:p>
          </table:table-cell>
          <table:table-cell office:value-type="float" office:value="1035654743" calcext:value-type="float">
            <text:p>1035654743</text:p>
          </table:table-cell>
          <table:table-cell office:value-type="float" office:value="1064971460" calcext:value-type="float">
            <text:p>1064971460</text:p>
          </table:table-cell>
          <table:table-cell office:value-type="float" office:value="955058601" calcext:value-type="float">
            <text:p>955058601</text:p>
          </table:table-cell>
          <table:table-cell office:value-type="float" office:value="1038005671" calcext:value-type="float">
            <text:p>1038005671</text:p>
          </table:table-cell>
          <table:table-cell office:value-type="float" office:value="33081861" calcext:value-type="float">
            <text:p>33081861</text:p>
          </table:table-cell>
          <table:table-cell office:value-type="float" office:value="33342089" calcext:value-type="float">
            <text:p>33342089</text:p>
          </table:table-cell>
          <table:table-cell office:value-type="float" office:value="1059948266" calcext:value-type="float">
            <text:p>1059948266</text:p>
          </table:table-cell>
          <table:table-cell office:value-type="float" office:value="1073140656" calcext:value-type="float">
            <text:p>1073140656</text:p>
          </table:table-cell>
          <table:table-cell office:value-type="float" office:value="1026614488" calcext:value-type="float">
            <text:p>1026614488</text:p>
          </table:table-cell>
          <table:table-cell office:value-type="float" office:value="1084329230" calcext:value-type="float">
            <text:p>1084329230</text:p>
          </table:table-cell>
          <table:table-cell office:value-type="float" office:value="35616122" calcext:value-type="float">
            <text:p>35616122</text:p>
          </table:table-cell>
          <table:table-cell office:value-type="float" office:value="35978528" calcext:value-type="float">
            <text:p>35978528</text:p>
          </table:table-cell>
          <table:table-cell office:value-type="float" office:value="438311534" calcext:value-type="float">
            <text:p>438311534</text:p>
          </table:table-cell>
          <table:table-cell office:value-type="float" office:value="746255791" calcext:value-type="float">
            <text:p>746255791</text:p>
          </table:table-cell>
          <table:table-cell office:value-type="float" office:value="442607052" calcext:value-type="float">
            <text:p>442607052</text:p>
          </table:table-cell>
          <table:table-cell office:value-type="float" office:value="627717183" calcext:value-type="float">
            <text:p>627717183</text:p>
          </table:table-cell>
          <table:table-cell office:value-type="float" office:value="6441741" calcext:value-type="float">
            <text:p>6441741</text:p>
          </table:table-cell>
          <table:table-cell office:value-type="float" office:value="19836950" calcext:value-type="float">
            <text:p>19836950</text:p>
          </table:table-cell>
        </table:table-row>
        <table:table-row table:style-name="ro1">
          <table:table-cell office:value-type="float" office:value="248147897" calcext:value-type="float">
            <text:p>248147897</text:p>
          </table:table-cell>
          <table:table-cell office:value-type="float" office:value="259833810" calcext:value-type="float">
            <text:p>259833810</text:p>
          </table:table-cell>
          <table:table-cell office:value-type="float" office:value="284079979" calcext:value-type="float">
            <text:p>284079979</text:p>
          </table:table-cell>
          <table:table-cell office:value-type="float" office:value="334390008" calcext:value-type="float">
            <text:p>334390008</text:p>
          </table:table-cell>
          <table:table-cell office:value-type="float" office:value="1166210" calcext:value-type="float">
            <text:p>1166210</text:p>
          </table:table-cell>
          <table:table-cell office:value-type="float" office:value="1337880" calcext:value-type="float">
            <text:p>1337880</text:p>
          </table:table-cell>
          <table:table-cell office:value-type="float" office:value="226392616" calcext:value-type="float">
            <text:p>226392616</text:p>
          </table:table-cell>
          <table:table-cell office:value-type="float" office:value="238565952" calcext:value-type="float">
            <text:p>238565952</text:p>
          </table:table-cell>
          <table:table-cell office:value-type="float" office:value="261387219" calcext:value-type="float">
            <text:p>261387219</text:p>
          </table:table-cell>
          <table:table-cell office:value-type="float" office:value="312826512" calcext:value-type="float">
            <text:p>312826512</text:p>
          </table:table-cell>
          <table:table-cell office:value-type="float" office:value="464165" calcext:value-type="float">
            <text:p>464165</text:p>
          </table:table-cell>
          <table:table-cell office:value-type="float" office:value="581638" calcext:value-type="float">
            <text:p>581638</text:p>
          </table:table-cell>
          <table:table-cell office:value-type="float" office:value="987517826" calcext:value-type="float">
            <text:p>987517826</text:p>
          </table:table-cell>
          <table:table-cell office:value-type="float" office:value="1024040906" calcext:value-type="float">
            <text:p>1024040906</text:p>
          </table:table-cell>
          <table:table-cell office:value-type="float" office:value="893308011" calcext:value-type="float">
            <text:p>893308011</text:p>
          </table:table-cell>
          <table:table-cell office:value-type="float" office:value="935318242" calcext:value-type="float">
            <text:p>935318242</text:p>
          </table:table-cell>
          <table:table-cell office:value-type="float" office:value="33262330" calcext:value-type="float">
            <text:p>33262330</text:p>
          </table:table-cell>
          <table:table-cell office:value-type="float" office:value="33521022" calcext:value-type="float">
            <text:p>33521022</text:p>
          </table:table-cell>
          <table:table-cell office:value-type="float" office:value="1251772101" calcext:value-type="float">
            <text:p>1251772101</text:p>
          </table:table-cell>
          <table:table-cell office:value-type="float" office:value="1267008465" calcext:value-type="float">
            <text:p>1267008465</text:p>
          </table:table-cell>
          <table:table-cell office:value-type="float" office:value="1023068576" calcext:value-type="float">
            <text:p>1023068576</text:p>
          </table:table-cell>
          <table:table-cell office:value-type="float" office:value="1078743882" calcext:value-type="float">
            <text:p>1078743882</text:p>
          </table:table-cell>
          <table:table-cell office:value-type="float" office:value="31779181" calcext:value-type="float">
            <text:p>31779181</text:p>
          </table:table-cell>
          <table:table-cell office:value-type="float" office:value="32170152" calcext:value-type="float">
            <text:p>32170152</text:p>
          </table:table-cell>
          <table:table-cell office:value-type="float" office:value="442200296" calcext:value-type="float">
            <text:p>442200296</text:p>
          </table:table-cell>
          <table:table-cell office:value-type="float" office:value="499966930" calcext:value-type="float">
            <text:p>499966930</text:p>
          </table:table-cell>
          <table:table-cell office:value-type="float" office:value="444540608" calcext:value-type="float">
            <text:p>444540608</text:p>
          </table:table-cell>
          <table:table-cell office:value-type="float" office:value="502705826" calcext:value-type="float">
            <text:p>502705826</text:p>
          </table:table-cell>
          <table:table-cell office:value-type="float" office:value="6454801" calcext:value-type="float">
            <text:p>6454801</text:p>
          </table:table-cell>
          <table:table-cell office:value-type="float" office:value="6923786" calcext:value-type="float">
            <text:p>6923786</text:p>
          </table:table-cell>
        </table:table-row>
        <table:table-row table:style-name="ro1">
          <table:table-cell office:value-type="float" office:value="248486138" calcext:value-type="float">
            <text:p>248486138</text:p>
          </table:table-cell>
          <table:table-cell office:value-type="float" office:value="260450229" calcext:value-type="float">
            <text:p>260450229</text:p>
          </table:table-cell>
          <table:table-cell office:value-type="float" office:value="284539046" calcext:value-type="float">
            <text:p>284539046</text:p>
          </table:table-cell>
          <table:table-cell office:value-type="float" office:value="334980028" calcext:value-type="float">
            <text:p>334980028</text:p>
          </table:table-cell>
          <table:table-cell office:value-type="float" office:value="1114457" calcext:value-type="float">
            <text:p>1114457</text:p>
          </table:table-cell>
          <table:table-cell office:value-type="float" office:value="1239473" calcext:value-type="float">
            <text:p>1239473</text:p>
          </table:table-cell>
          <table:table-cell office:value-type="float" office:value="226497168" calcext:value-type="float">
            <text:p>226497168</text:p>
          </table:table-cell>
          <table:table-cell office:value-type="float" office:value="238432974" calcext:value-type="float">
            <text:p>238432974</text:p>
          </table:table-cell>
          <table:table-cell office:value-type="float" office:value="264646922" calcext:value-type="float">
            <text:p>264646922</text:p>
          </table:table-cell>
          <table:table-cell office:value-type="float" office:value="315407148" calcext:value-type="float">
            <text:p>315407148</text:p>
          </table:table-cell>
          <table:table-cell office:value-type="float" office:value="491683" calcext:value-type="float">
            <text:p>491683</text:p>
          </table:table-cell>
          <table:table-cell office:value-type="float" office:value="593092" calcext:value-type="float">
            <text:p>593092</text:p>
          </table:table-cell>
          <table:table-cell office:value-type="float" office:value="1178671744" calcext:value-type="float">
            <text:p>1178671744</text:p>
          </table:table-cell>
          <table:table-cell office:value-type="float" office:value="1191614311" calcext:value-type="float">
            <text:p>1191614311</text:p>
          </table:table-cell>
          <table:table-cell office:value-type="float" office:value="940390534" calcext:value-type="float">
            <text:p>940390534</text:p>
          </table:table-cell>
          <table:table-cell office:value-type="float" office:value="997860063" calcext:value-type="float">
            <text:p>997860063</text:p>
          </table:table-cell>
          <table:table-cell office:value-type="float" office:value="32997771" calcext:value-type="float">
            <text:p>32997771</text:p>
          </table:table-cell>
          <table:table-cell office:value-type="float" office:value="33241587" calcext:value-type="float">
            <text:p>33241587</text:p>
          </table:table-cell>
          <table:table-cell office:value-type="float" office:value="1331530078" calcext:value-type="float">
            <text:p>1331530078</text:p>
          </table:table-cell>
          <table:table-cell office:value-type="float" office:value="1344870601" calcext:value-type="float">
            <text:p>1344870601</text:p>
          </table:table-cell>
          <table:table-cell office:value-type="float" office:value="1102176262" calcext:value-type="float">
            <text:p>1102176262</text:p>
          </table:table-cell>
          <table:table-cell office:value-type="float" office:value="1144440924" calcext:value-type="float">
            <text:p>1144440924</text:p>
          </table:table-cell>
          <table:table-cell office:value-type="float" office:value="32059384" calcext:value-type="float">
            <text:p>32059384</text:p>
          </table:table-cell>
          <table:table-cell office:value-type="float" office:value="32423885" calcext:value-type="float">
            <text:p>32423885</text:p>
          </table:table-cell>
          <table:table-cell office:value-type="float" office:value="448340743" calcext:value-type="float">
            <text:p>448340743</text:p>
          </table:table-cell>
          <table:table-cell office:value-type="float" office:value="494598091" calcext:value-type="float">
            <text:p>494598091</text:p>
          </table:table-cell>
          <table:table-cell office:value-type="float" office:value="451468514" calcext:value-type="float">
            <text:p>451468514</text:p>
          </table:table-cell>
          <table:table-cell office:value-type="float" office:value="506872836" calcext:value-type="float">
            <text:p>506872836</text:p>
          </table:table-cell>
          <table:table-cell office:value-type="float" office:value="6448097" calcext:value-type="float">
            <text:p>6448097</text:p>
          </table:table-cell>
          <table:table-cell office:value-type="float" office:value="6669983" calcext:value-type="float">
            <text:p>6669983</text:p>
          </table:table-cell>
        </table:table-row>
        <table:table-row table:style-name="ro1">
          <table:table-cell office:value-type="float" office:value="248060874" calcext:value-type="float">
            <text:p>248060874</text:p>
          </table:table-cell>
          <table:table-cell office:value-type="float" office:value="259842959" calcext:value-type="float">
            <text:p>259842959</text:p>
          </table:table-cell>
          <table:table-cell office:value-type="float" office:value="279949846" calcext:value-type="float">
            <text:p>279949846</text:p>
          </table:table-cell>
          <table:table-cell office:value-type="float" office:value="330593646" calcext:value-type="float">
            <text:p>330593646</text:p>
          </table:table-cell>
          <table:table-cell office:value-type="float" office:value="1107892" calcext:value-type="float">
            <text:p>1107892</text:p>
          </table:table-cell>
          <table:table-cell office:value-type="float" office:value="1217613" calcext:value-type="float">
            <text:p>1217613</text:p>
          </table:table-cell>
          <table:table-cell office:value-type="float" office:value="226055562" calcext:value-type="float">
            <text:p>226055562</text:p>
          </table:table-cell>
          <table:table-cell office:value-type="float" office:value="237722129" calcext:value-type="float">
            <text:p>237722129</text:p>
          </table:table-cell>
          <table:table-cell office:value-type="float" office:value="272840911" calcext:value-type="float">
            <text:p>272840911</text:p>
          </table:table-cell>
          <table:table-cell office:value-type="float" office:value="324054267" calcext:value-type="float">
            <text:p>324054267</text:p>
          </table:table-cell>
          <table:table-cell office:value-type="float" office:value="465562" calcext:value-type="float">
            <text:p>465562</text:p>
          </table:table-cell>
          <table:table-cell office:value-type="float" office:value="559359" calcext:value-type="float">
            <text:p>559359</text:p>
          </table:table-cell>
          <table:table-cell office:value-type="float" office:value="1097344432" calcext:value-type="float">
            <text:p>1097344432</text:p>
          </table:table-cell>
          <table:table-cell office:value-type="float" office:value="1110835114" calcext:value-type="float">
            <text:p>1110835114</text:p>
          </table:table-cell>
          <table:table-cell office:value-type="float" office:value="864964183" calcext:value-type="float">
            <text:p>864964183</text:p>
          </table:table-cell>
          <table:table-cell office:value-type="float" office:value="947248669" calcext:value-type="float">
            <text:p>947248669</text:p>
          </table:table-cell>
          <table:table-cell office:value-type="float" office:value="30450800" calcext:value-type="float">
            <text:p>30450800</text:p>
          </table:table-cell>
          <table:table-cell office:value-type="float" office:value="30712076" calcext:value-type="float">
            <text:p>30712076</text:p>
          </table:table-cell>
          <table:table-cell office:value-type="float" office:value="1146973090" calcext:value-type="float">
            <text:p>1146973090</text:p>
          </table:table-cell>
          <table:table-cell office:value-type="float" office:value="1160148718" calcext:value-type="float">
            <text:p>1160148718</text:p>
          </table:table-cell>
          <table:table-cell office:value-type="float" office:value="1070403716" calcext:value-type="float">
            <text:p>1070403716</text:p>
          </table:table-cell>
          <table:table-cell office:value-type="float" office:value="1124857777" calcext:value-type="float">
            <text:p>1124857777</text:p>
          </table:table-cell>
          <table:table-cell office:value-type="float" office:value="31292597" calcext:value-type="float">
            <text:p>31292597</text:p>
          </table:table-cell>
          <table:table-cell office:value-type="float" office:value="31688387" calcext:value-type="float">
            <text:p>31688387</text:p>
          </table:table-cell>
          <table:table-cell office:value-type="float" office:value="435674188" calcext:value-type="float">
            <text:p>435674188</text:p>
          </table:table-cell>
          <table:table-cell office:value-type="float" office:value="640646342" calcext:value-type="float">
            <text:p>640646342</text:p>
          </table:table-cell>
          <table:table-cell office:value-type="float" office:value="438865934" calcext:value-type="float">
            <text:p>438865934</text:p>
          </table:table-cell>
          <table:table-cell office:value-type="float" office:value="620961297" calcext:value-type="float">
            <text:p>620961297</text:p>
          </table:table-cell>
          <table:table-cell office:value-type="float" office:value="6436503" calcext:value-type="float">
            <text:p>6436503</text:p>
          </table:table-cell>
          <table:table-cell office:value-type="float" office:value="19788829" calcext:value-type="float">
            <text:p>19788829</text:p>
          </table:table-cell>
        </table:table-row>
        <table:table-row table:style-name="ro1">
          <table:table-cell office:value-type="float" office:value="256016285" calcext:value-type="float">
            <text:p>256016285</text:p>
          </table:table-cell>
          <table:table-cell office:value-type="float" office:value="267646814" calcext:value-type="float">
            <text:p>267646814</text:p>
          </table:table-cell>
          <table:table-cell office:value-type="float" office:value="284045339" calcext:value-type="float">
            <text:p>284045339</text:p>
          </table:table-cell>
          <table:table-cell office:value-type="float" office:value="335097222" calcext:value-type="float">
            <text:p>335097222</text:p>
          </table:table-cell>
          <table:table-cell office:value-type="float" office:value="1149098" calcext:value-type="float">
            <text:p>1149098</text:p>
          </table:table-cell>
          <table:table-cell office:value-type="float" office:value="1320978" calcext:value-type="float">
            <text:p>1320978</text:p>
          </table:table-cell>
          <table:table-cell office:value-type="float" office:value="226653823" calcext:value-type="float">
            <text:p>226653823</text:p>
          </table:table-cell>
          <table:table-cell office:value-type="float" office:value="239010003" calcext:value-type="float">
            <text:p>239010003</text:p>
          </table:table-cell>
          <table:table-cell office:value-type="float" office:value="261083061" calcext:value-type="float">
            <text:p>261083061</text:p>
          </table:table-cell>
          <table:table-cell office:value-type="float" office:value="312439243" calcext:value-type="float">
            <text:p>312439243</text:p>
          </table:table-cell>
          <table:table-cell office:value-type="float" office:value="466260" calcext:value-type="float">
            <text:p>466260</text:p>
          </table:table-cell>
          <table:table-cell office:value-type="float" office:value="579962" calcext:value-type="float">
            <text:p>579962</text:p>
          </table:table-cell>
          <table:table-cell office:value-type="float" office:value="993351529" calcext:value-type="float">
            <text:p>993351529</text:p>
          </table:table-cell>
          <table:table-cell office:value-type="float" office:value="1019168918" calcext:value-type="float">
            <text:p>1019168918</text:p>
          </table:table-cell>
          <table:table-cell office:value-type="float" office:value="891818924" calcext:value-type="float">
            <text:p>891818924</text:p>
          </table:table-cell>
          <table:table-cell office:value-type="float" office:value="933489237" calcext:value-type="float">
            <text:p>933489237</text:p>
          </table:table-cell>
          <table:table-cell office:value-type="float" office:value="33274483" calcext:value-type="float">
            <text:p>33274483</text:p>
          </table:table-cell>
          <table:table-cell office:value-type="float" office:value="33535201" calcext:value-type="float">
            <text:p>33535201</text:p>
          </table:table-cell>
          <table:table-cell office:value-type="float" office:value="1300665818" calcext:value-type="float">
            <text:p>1300665818</text:p>
          </table:table-cell>
          <table:table-cell office:value-type="float" office:value="1319684507" calcext:value-type="float">
            <text:p>1319684507</text:p>
          </table:table-cell>
          <table:table-cell office:value-type="float" office:value="1049461666" calcext:value-type="float">
            <text:p>1049461666</text:p>
          </table:table-cell>
          <table:table-cell office:value-type="float" office:value="1092744545" calcext:value-type="float">
            <text:p>1092744545</text:p>
          </table:table-cell>
          <table:table-cell office:value-type="float" office:value="33144857" calcext:value-type="float">
            <text:p>33144857</text:p>
          </table:table-cell>
          <table:table-cell office:value-type="float" office:value="33554406" calcext:value-type="float">
            <text:p>33554406</text:p>
          </table:table-cell>
          <table:table-cell office:value-type="float" office:value="460513380" calcext:value-type="float">
            <text:p>460513380</text:p>
          </table:table-cell>
          <table:table-cell office:value-type="float" office:value="516443397" calcext:value-type="float">
            <text:p>516443397</text:p>
          </table:table-cell>
          <table:table-cell office:value-type="float" office:value="455299169" calcext:value-type="float">
            <text:p>455299169</text:p>
          </table:table-cell>
          <table:table-cell office:value-type="float" office:value="512873669" calcext:value-type="float">
            <text:p>512873669</text:p>
          </table:table-cell>
          <table:table-cell office:value-type="float" office:value="6432871" calcext:value-type="float">
            <text:p>6432871</text:p>
          </table:table-cell>
          <table:table-cell office:value-type="float" office:value="6903880" calcext:value-type="float">
            <text:p>6903880</text:p>
          </table:table-cell>
        </table:table-row>
        <table:table-row table:style-name="ro1">
          <table:table-cell office:value-type="float" office:value="248093001" calcext:value-type="float">
            <text:p>248093001</text:p>
          </table:table-cell>
          <table:table-cell office:value-type="float" office:value="259990673" calcext:value-type="float">
            <text:p>259990673</text:p>
          </table:table-cell>
          <table:table-cell office:value-type="float" office:value="279845433" calcext:value-type="float">
            <text:p>279845433</text:p>
          </table:table-cell>
          <table:table-cell office:value-type="float" office:value="330304224" calcext:value-type="float">
            <text:p>330304224</text:p>
          </table:table-cell>
          <table:table-cell office:value-type="float" office:value="1129054" calcext:value-type="float">
            <text:p>1129054</text:p>
          </table:table-cell>
          <table:table-cell office:value-type="float" office:value="1252743" calcext:value-type="float">
            <text:p>1252743</text:p>
          </table:table-cell>
          <table:table-cell office:value-type="float" office:value="226512534" calcext:value-type="float">
            <text:p>226512534</text:p>
          </table:table-cell>
          <table:table-cell office:value-type="float" office:value="238336104" calcext:value-type="float">
            <text:p>238336104</text:p>
          </table:table-cell>
          <table:table-cell office:value-type="float" office:value="262673906" calcext:value-type="float">
            <text:p>262673906</text:p>
          </table:table-cell>
          <table:table-cell office:value-type="float" office:value="313526462" calcext:value-type="float">
            <text:p>313526462</text:p>
          </table:table-cell>
          <table:table-cell office:value-type="float" office:value="465423" calcext:value-type="float">
            <text:p>465423</text:p>
          </table:table-cell>
          <table:table-cell office:value-type="float" office:value="564178" calcext:value-type="float">
            <text:p>564178</text:p>
          </table:table-cell>
          <table:table-cell office:value-type="float" office:value="1132858795" calcext:value-type="float">
            <text:p>1132858795</text:p>
          </table:table-cell>
          <table:table-cell office:value-type="float" office:value="1164717455" calcext:value-type="float">
            <text:p>1164717455</text:p>
          </table:table-cell>
          <table:table-cell office:value-type="float" office:value="915912073" calcext:value-type="float">
            <text:p>915912073</text:p>
          </table:table-cell>
          <table:table-cell office:value-type="float" office:value="999697448" calcext:value-type="float">
            <text:p>999697448</text:p>
          </table:table-cell>
          <table:table-cell office:value-type="float" office:value="30505625" calcext:value-type="float">
            <text:p>30505625</text:p>
          </table:table-cell>
          <table:table-cell office:value-type="float" office:value="30749930" calcext:value-type="float">
            <text:p>30749930</text:p>
          </table:table-cell>
          <table:table-cell office:value-type="float" office:value="1134934617" calcext:value-type="float">
            <text:p>1134934617</text:p>
          </table:table-cell>
          <table:table-cell office:value-type="float" office:value="1154372075" calcext:value-type="float">
            <text:p>1154372075</text:p>
          </table:table-cell>
          <table:table-cell office:value-type="float" office:value="1064743987" calcext:value-type="float">
            <text:p>1064743987</text:p>
          </table:table-cell>
          <table:table-cell office:value-type="float" office:value="1108695735" calcext:value-type="float">
            <text:p>1108695735</text:p>
          </table:table-cell>
          <table:table-cell office:value-type="float" office:value="32095701" calcext:value-type="float">
            <text:p>32095701</text:p>
          </table:table-cell>
          <table:table-cell office:value-type="float" office:value="32461320" calcext:value-type="float">
            <text:p>32461320</text:p>
          </table:table-cell>
          <table:table-cell office:value-type="float" office:value="446841599" calcext:value-type="float">
            <text:p>446841599</text:p>
          </table:table-cell>
          <table:table-cell office:value-type="float" office:value="492140097" calcext:value-type="float">
            <text:p>492140097</text:p>
          </table:table-cell>
          <table:table-cell office:value-type="float" office:value="458612858" calcext:value-type="float">
            <text:p>458612858</text:p>
          </table:table-cell>
          <table:table-cell office:value-type="float" office:value="511620716" calcext:value-type="float">
            <text:p>511620716</text:p>
          </table:table-cell>
          <table:table-cell office:value-type="float" office:value="6446211" calcext:value-type="float">
            <text:p>6446211</text:p>
          </table:table-cell>
          <table:table-cell office:value-type="float" office:value="6668795" calcext:value-type="float">
            <text:p>6668795</text:p>
          </table:table-cell>
        </table:table-row>
        <table:table-row table:style-name="ro1">
          <table:table-cell office:value-type="float" office:value="247475464" calcext:value-type="float">
            <text:p>247475464</text:p>
          </table:table-cell>
          <table:table-cell office:value-type="float" office:value="259166686" calcext:value-type="float">
            <text:p>259166686</text:p>
          </table:table-cell>
          <table:table-cell office:value-type="float" office:value="287032101" calcext:value-type="float">
            <text:p>287032101</text:p>
          </table:table-cell>
          <table:table-cell office:value-type="float" office:value="337329558" calcext:value-type="float">
            <text:p>337329558</text:p>
          </table:table-cell>
          <table:table-cell office:value-type="float" office:value="1113130" calcext:value-type="float">
            <text:p>1113130</text:p>
          </table:table-cell>
          <table:table-cell office:value-type="float" office:value="1222571" calcext:value-type="float">
            <text:p>1222571</text:p>
          </table:table-cell>
          <table:table-cell office:value-type="float" office:value="226988642" calcext:value-type="float">
            <text:p>226988642</text:p>
          </table:table-cell>
          <table:table-cell office:value-type="float" office:value="238893228" calcext:value-type="float">
            <text:p>238893228</text:p>
          </table:table-cell>
          <table:table-cell office:value-type="float" office:value="264611373" calcext:value-type="float">
            <text:p>264611373</text:p>
          </table:table-cell>
          <table:table-cell office:value-type="float" office:value="315467561" calcext:value-type="float">
            <text:p>315467561</text:p>
          </table:table-cell>
          <table:table-cell office:value-type="float" office:value="463886" calcext:value-type="float">
            <text:p>463886</text:p>
          </table:table-cell>
          <table:table-cell office:value-type="float" office:value="559429" calcext:value-type="float">
            <text:p>559429</text:p>
          </table:table-cell>
          <table:table-cell office:value-type="float" office:value="1210730988" calcext:value-type="float">
            <text:p>1210730988</text:p>
          </table:table-cell>
          <table:table-cell office:value-type="float" office:value="1236449132" calcext:value-type="float">
            <text:p>1236449132</text:p>
          </table:table-cell>
          <table:table-cell office:value-type="float" office:value="953136778" calcext:value-type="float">
            <text:p>953136778</text:p>
          </table:table-cell>
          <table:table-cell office:value-type="float" office:value="1001642528" calcext:value-type="float">
            <text:p>1001642528</text:p>
          </table:table-cell>
          <table:table-cell office:value-type="float" office:value="31907060" calcext:value-type="float">
            <text:p>31907060</text:p>
          </table:table-cell>
          <table:table-cell office:value-type="float" office:value="32168267" calcext:value-type="float">
            <text:p>32168267</text:p>
          </table:table-cell>
          <table:table-cell office:value-type="float" office:value="1111254231" calcext:value-type="float">
            <text:p>1111254231</text:p>
          </table:table-cell>
          <table:table-cell office:value-type="float" office:value="1136948002" calcext:value-type="float">
            <text:p>1136948002</text:p>
          </table:table-cell>
          <table:table-cell office:value-type="float" office:value="1039687589" calcext:value-type="float">
            <text:p>1039687589</text:p>
          </table:table-cell>
          <table:table-cell office:value-type="float" office:value="1084027934" calcext:value-type="float">
            <text:p>1084027934</text:p>
          </table:table-cell>
          <table:table-cell office:value-type="float" office:value="33941537" calcext:value-type="float">
            <text:p>33941537</text:p>
          </table:table-cell>
          <table:table-cell office:value-type="float" office:value="34310159" calcext:value-type="float">
            <text:p>34310159</text:p>
          </table:table-cell>
          <table:table-cell office:value-type="float" office:value="437716346" calcext:value-type="float">
            <text:p>437716346</text:p>
          </table:table-cell>
          <table:table-cell office:value-type="float" office:value="724602619" calcext:value-type="float">
            <text:p>724602619</text:p>
          </table:table-cell>
          <table:table-cell office:value-type="float" office:value="454382362" calcext:value-type="float">
            <text:p>454382362</text:p>
          </table:table-cell>
          <table:table-cell office:value-type="float" office:value="631335451" calcext:value-type="float">
            <text:p>631335451</text:p>
          </table:table-cell>
          <table:table-cell office:value-type="float" office:value="6426027" calcext:value-type="float">
            <text:p>6426027</text:p>
          </table:table-cell>
          <table:table-cell office:value-type="float" office:value="19849452" calcext:value-type="float">
            <text:p>19849452</text:p>
          </table:table-cell>
        </table:table-row>
        <table:table-row table:style-name="ro1">
          <table:table-cell office:value-type="float" office:value="250238177" calcext:value-type="float">
            <text:p>250238177</text:p>
          </table:table-cell>
          <table:table-cell office:value-type="float" office:value="261920458" calcext:value-type="float">
            <text:p>261920458</text:p>
          </table:table-cell>
          <table:table-cell office:value-type="float" office:value="285185707" calcext:value-type="float">
            <text:p>285185707</text:p>
          </table:table-cell>
          <table:table-cell office:value-type="float" office:value="335750936" calcext:value-type="float">
            <text:p>335750936</text:p>
          </table:table-cell>
          <table:table-cell office:value-type="float" office:value="1637638" calcext:value-type="float">
            <text:p>1637638</text:p>
          </table:table-cell>
          <table:table-cell office:value-type="float" office:value="1876286" calcext:value-type="float">
            <text:p>1876286</text:p>
          </table:table-cell>
          <table:table-cell office:value-type="float" office:value="227543531" calcext:value-type="float">
            <text:p>227543531</text:p>
          </table:table-cell>
          <table:table-cell office:value-type="float" office:value="239844816" calcext:value-type="float">
            <text:p>239844816</text:p>
          </table:table-cell>
          <table:table-cell office:value-type="float" office:value="262511594" calcext:value-type="float">
            <text:p>262511594</text:p>
          </table:table-cell>
          <table:table-cell office:value-type="float" office:value="313878531" calcext:value-type="float">
            <text:p>313878531</text:p>
          </table:table-cell>
          <table:table-cell office:value-type="float" office:value="492730" calcext:value-type="float">
            <text:p>492730</text:p>
          </table:table-cell>
          <table:table-cell office:value-type="float" office:value="613136" calcext:value-type="float">
            <text:p>613136</text:p>
          </table:table-cell>
          <table:table-cell office:value-type="float" office:value="1120627421" calcext:value-type="float">
            <text:p>1120627421</text:p>
          </table:table-cell>
          <table:table-cell office:value-type="float" office:value="1144659108" calcext:value-type="float">
            <text:p>1144659108</text:p>
          </table:table-cell>
          <table:table-cell office:value-type="float" office:value="894379236" calcext:value-type="float">
            <text:p>894379236</text:p>
          </table:table-cell>
          <table:table-cell office:value-type="float" office:value="939985454" calcext:value-type="float">
            <text:p>939985454</text:p>
          </table:table-cell>
          <table:table-cell office:value-type="float" office:value="30453664" calcext:value-type="float">
            <text:p>30453664</text:p>
          </table:table-cell>
          <table:table-cell office:value-type="float" office:value="30715568" calcext:value-type="float">
            <text:p>30715568</text:p>
          </table:table-cell>
          <table:table-cell office:value-type="float" office:value="1194063296" calcext:value-type="float">
            <text:p>1194063296</text:p>
          </table:table-cell>
          <table:table-cell office:value-type="float" office:value="1207827895" calcext:value-type="float">
            <text:p>1207827895</text:p>
          </table:table-cell>
          <table:table-cell office:value-type="float" office:value="1016341953" calcext:value-type="float">
            <text:p>1016341953</text:p>
          </table:table-cell>
          <table:table-cell office:value-type="float" office:value="1060637041" calcext:value-type="float">
            <text:p>1060637041</text:p>
          </table:table-cell>
          <table:table-cell office:value-type="float" office:value="31306914" calcext:value-type="float">
            <text:p>31306914</text:p>
          </table:table-cell>
          <table:table-cell office:value-type="float" office:value="31719816" calcext:value-type="float">
            <text:p>31719816</text:p>
          </table:table-cell>
          <table:table-cell office:value-type="float" office:value="446667414" calcext:value-type="float">
            <text:p>446667414</text:p>
          </table:table-cell>
          <table:table-cell office:value-type="float" office:value="496245577" calcext:value-type="float">
            <text:p>496245577</text:p>
          </table:table-cell>
          <table:table-cell office:value-type="float" office:value="431957165" calcext:value-type="float">
            <text:p>431957165</text:p>
          </table:table-cell>
          <table:table-cell office:value-type="float" office:value="490849570" calcext:value-type="float">
            <text:p>490849570</text:p>
          </table:table-cell>
          <table:table-cell office:value-type="float" office:value="6436991" calcext:value-type="float">
            <text:p>6436991</text:p>
          </table:table-cell>
          <table:table-cell office:value-type="float" office:value="6906744" calcext:value-type="float">
            <text:p>6906744</text:p>
          </table:table-cell>
        </table:table-row>
        <table:table-row table:style-name="ro1">
          <table:table-cell office:value-type="float" office:value="248983547" calcext:value-type="float">
            <text:p>248983547</text:p>
          </table:table-cell>
          <table:table-cell office:value-type="float" office:value="260866972" calcext:value-type="float">
            <text:p>260866972</text:p>
          </table:table-cell>
          <table:table-cell office:value-type="float" office:value="287805663" calcext:value-type="float">
            <text:p>287805663</text:p>
          </table:table-cell>
          <table:table-cell office:value-type="float" office:value="338233584" calcext:value-type="float">
            <text:p>338233584</text:p>
          </table:table-cell>
          <table:table-cell office:value-type="float" office:value="1112991" calcext:value-type="float">
            <text:p>1112991</text:p>
          </table:table-cell>
          <table:table-cell office:value-type="float" office:value="1238775" calcext:value-type="float">
            <text:p>1238775</text:p>
          </table:table-cell>
          <table:table-cell office:value-type="float" office:value="226167378" calcext:value-type="float">
            <text:p>226167378</text:p>
          </table:table-cell>
          <table:table-cell office:value-type="float" office:value="238099272" calcext:value-type="float">
            <text:p>238099272</text:p>
          </table:table-cell>
          <table:table-cell office:value-type="float" office:value="264802249" calcext:value-type="float">
            <text:p>264802249</text:p>
          </table:table-cell>
          <table:table-cell office:value-type="float" office:value="315839186" calcext:value-type="float">
            <text:p>315839186</text:p>
          </table:table-cell>
          <table:table-cell office:value-type="float" office:value="464654" calcext:value-type="float">
            <text:p>464654</text:p>
          </table:table-cell>
          <table:table-cell office:value-type="float" office:value="565155" calcext:value-type="float">
            <text:p>565155</text:p>
          </table:table-cell>
          <table:table-cell office:value-type="float" office:value="1024084837" calcext:value-type="float">
            <text:p>1024084837</text:p>
          </table:table-cell>
          <table:table-cell office:value-type="float" office:value="1048777642" calcext:value-type="float">
            <text:p>1048777642</text:p>
          </table:table-cell>
          <table:table-cell office:value-type="float" office:value="908009322" calcext:value-type="float">
            <text:p>908009322</text:p>
          </table:table-cell>
          <table:table-cell office:value-type="float" office:value="949118460" calcext:value-type="float">
            <text:p>949118460</text:p>
          </table:table-cell>
          <table:table-cell office:value-type="float" office:value="32013289" calcext:value-type="float">
            <text:p>32013289</text:p>
          </table:table-cell>
          <table:table-cell office:value-type="float" office:value="32261505" calcext:value-type="float">
            <text:p>32261505</text:p>
          </table:table-cell>
          <table:table-cell office:value-type="float" office:value="1192232266" calcext:value-type="float">
            <text:p>1192232266</text:p>
          </table:table-cell>
          <table:table-cell office:value-type="float" office:value="1225435581" calcext:value-type="float">
            <text:p>1225435581</text:p>
          </table:table-cell>
          <table:table-cell office:value-type="float" office:value="1023134925" calcext:value-type="float">
            <text:p>1023134925</text:p>
          </table:table-cell>
          <table:table-cell office:value-type="float" office:value="1065235810" calcext:value-type="float">
            <text:p>1065235810</text:p>
          </table:table-cell>
          <table:table-cell office:value-type="float" office:value="33272458" calcext:value-type="float">
            <text:p>33272458</text:p>
          </table:table-cell>
          <table:table-cell office:value-type="float" office:value="33702890" calcext:value-type="float">
            <text:p>33702890</text:p>
          </table:table-cell>
          <table:table-cell office:value-type="float" office:value="432178142" calcext:value-type="float">
            <text:p>432178142</text:p>
          </table:table-cell>
          <table:table-cell office:value-type="float" office:value="473791744" calcext:value-type="float">
            <text:p>473791744</text:p>
          </table:table-cell>
          <table:table-cell office:value-type="float" office:value="454696718" calcext:value-type="float">
            <text:p>454696718</text:p>
          </table:table-cell>
          <table:table-cell office:value-type="float" office:value="509685554" calcext:value-type="float">
            <text:p>509685554</text:p>
          </table:table-cell>
          <table:table-cell office:value-type="float" office:value="6439855" calcext:value-type="float">
            <text:p>6439855</text:p>
          </table:table-cell>
          <table:table-cell office:value-type="float" office:value="6661531" calcext:value-type="float">
            <text:p>6661531</text:p>
          </table:table-cell>
        </table:table-row>
        <table:table-row table:style-name="ro1">
          <table:table-cell office:value-type="float" office:value="249637123" calcext:value-type="float">
            <text:p>249637123</text:p>
          </table:table-cell>
          <table:table-cell office:value-type="float" office:value="261405798" calcext:value-type="float">
            <text:p>261405798</text:p>
          </table:table-cell>
          <table:table-cell office:value-type="float" office:value="282237287" calcext:value-type="float">
            <text:p>282237287</text:p>
          </table:table-cell>
          <table:table-cell office:value-type="float" office:value="333019652" calcext:value-type="float">
            <text:p>333019652</text:p>
          </table:table-cell>
          <table:table-cell office:value-type="float" office:value="1122838" calcext:value-type="float">
            <text:p>1122838</text:p>
          </table:table-cell>
          <table:table-cell office:value-type="float" office:value="1232838" calcext:value-type="float">
            <text:p>1232838</text:p>
          </table:table-cell>
          <table:table-cell office:value-type="float" office:value="227000515" calcext:value-type="float">
            <text:p>227000515</text:p>
          </table:table-cell>
          <table:table-cell office:value-type="float" office:value="238727076" calcext:value-type="float">
            <text:p>238727076</text:p>
          </table:table-cell>
          <table:table-cell office:value-type="float" office:value="261575303" calcext:value-type="float">
            <text:p>261575303</text:p>
          </table:table-cell>
          <table:table-cell office:value-type="float" office:value="312520748" calcext:value-type="float">
            <text:p>312520748</text:p>
          </table:table-cell>
          <table:table-cell office:value-type="float" office:value="466819" calcext:value-type="float">
            <text:p>466819</text:p>
          </table:table-cell>
          <table:table-cell office:value-type="float" office:value="561175" calcext:value-type="float">
            <text:p>561175</text:p>
          </table:table-cell>
          <table:table-cell office:value-type="float" office:value="1095097638" calcext:value-type="float">
            <text:p>1095097638</text:p>
          </table:table-cell>
          <table:table-cell office:value-type="float" office:value="1108388085" calcext:value-type="float">
            <text:p>1108388085</text:p>
          </table:table-cell>
          <table:table-cell office:value-type="float" office:value="911042599" calcext:value-type="float">
            <text:p>911042599</text:p>
          </table:table-cell>
          <table:table-cell office:value-type="float" office:value="953524677" calcext:value-type="float">
            <text:p>953524677</text:p>
          </table:table-cell>
          <table:table-cell office:value-type="float" office:value="30633854" calcext:value-type="float">
            <text:p>30633854</text:p>
          </table:table-cell>
          <table:table-cell office:value-type="float" office:value="30897784" calcext:value-type="float">
            <text:p>30897784</text:p>
          </table:table-cell>
          <table:table-cell office:value-type="float" office:value="1060964596" calcext:value-type="float">
            <text:p>1060964596</text:p>
          </table:table-cell>
          <table:table-cell office:value-type="float" office:value="1073993208" calcext:value-type="float">
            <text:p>1073993208</text:p>
          </table:table-cell>
          <table:table-cell office:value-type="float" office:value="1045195062" calcext:value-type="float">
            <text:p>1045195062</text:p>
          </table:table-cell>
          <table:table-cell office:value-type="float" office:value="1087575033" calcext:value-type="float">
            <text:p>1087575033</text:p>
          </table:table-cell>
          <table:table-cell office:value-type="float" office:value="31508126" calcext:value-type="float">
            <text:p>31508126</text:p>
          </table:table-cell>
          <table:table-cell office:value-type="float" office:value="31875980" calcext:value-type="float">
            <text:p>31875980</text:p>
          </table:table-cell>
          <table:table-cell office:value-type="float" office:value="442008094" calcext:value-type="float">
            <text:p>442008094</text:p>
          </table:table-cell>
          <table:table-cell office:value-type="float" office:value="705424552" calcext:value-type="float">
            <text:p>705424552</text:p>
          </table:table-cell>
          <table:table-cell office:value-type="float" office:value="442573039" calcext:value-type="float">
            <text:p>442573039</text:p>
          </table:table-cell>
          <table:table-cell office:value-type="float" office:value="617929347" calcext:value-type="float">
            <text:p>617929347</text:p>
          </table:table-cell>
          <table:table-cell office:value-type="float" office:value="6445582" calcext:value-type="float">
            <text:p>6445582</text:p>
          </table:table-cell>
          <table:table-cell office:value-type="float" office:value="19683998" calcext:value-type="float">
            <text:p>19683998</text:p>
          </table:table-cell>
        </table:table-row>
        <table:table-row table:style-name="ro1">
          <table:table-cell office:value-type="float" office:value="248462182" calcext:value-type="float">
            <text:p>248462182</text:p>
          </table:table-cell>
          <table:table-cell office:value-type="float" office:value="260163251" calcext:value-type="float">
            <text:p>260163251</text:p>
          </table:table-cell>
          <table:table-cell office:value-type="float" office:value="282787986" calcext:value-type="float">
            <text:p>282787986</text:p>
          </table:table-cell>
          <table:table-cell office:value-type="float" office:value="333368231" calcext:value-type="float">
            <text:p>333368231</text:p>
          </table:table-cell>
          <table:table-cell office:value-type="float" office:value="1114318" calcext:value-type="float">
            <text:p>1114318</text:p>
          </table:table-cell>
          <table:table-cell office:value-type="float" office:value="1285010" calcext:value-type="float">
            <text:p>1285010</text:p>
          </table:table-cell>
          <table:table-cell office:value-type="float" office:value="226655918" calcext:value-type="float">
            <text:p>226655918</text:p>
          </table:table-cell>
          <table:table-cell office:value-type="float" office:value="239211495" calcext:value-type="float">
            <text:p>239211495</text:p>
          </table:table-cell>
          <table:table-cell office:value-type="float" office:value="261531372" calcext:value-type="float">
            <text:p>261531372</text:p>
          </table:table-cell>
          <table:table-cell office:value-type="float" office:value="312799344" calcext:value-type="float">
            <text:p>312799344</text:p>
          </table:table-cell>
          <table:table-cell office:value-type="float" office:value="464584" calcext:value-type="float">
            <text:p>464584</text:p>
          </table:table-cell>
          <table:table-cell office:value-type="float" office:value="583105" calcext:value-type="float">
            <text:p>583105</text:p>
          </table:table-cell>
          <table:table-cell office:value-type="float" office:value="921321769" calcext:value-type="float">
            <text:p>921321769</text:p>
          </table:table-cell>
          <table:table-cell office:value-type="float" office:value="938999855" calcext:value-type="float">
            <text:p>938999855</text:p>
          </table:table-cell>
          <table:table-cell office:value-type="float" office:value="952312651" calcext:value-type="float">
            <text:p>952312651</text:p>
          </table:table-cell>
          <table:table-cell office:value-type="float" office:value="1018690016" calcext:value-type="float">
            <text:p>1018690016</text:p>
          </table:table-cell>
          <table:table-cell office:value-type="float" office:value="30560381" calcext:value-type="float">
            <text:p>30560381</text:p>
          </table:table-cell>
          <table:table-cell office:value-type="float" office:value="30819981" calcext:value-type="float">
            <text:p>30819981</text:p>
          </table:table-cell>
          <table:table-cell office:value-type="float" office:value="983941394" calcext:value-type="float">
            <text:p>983941394</text:p>
          </table:table-cell>
          <table:table-cell office:value-type="float" office:value="1002711658" calcext:value-type="float">
            <text:p>1002711658</text:p>
          </table:table-cell>
          <table:table-cell office:value-type="float" office:value="1026128113" calcext:value-type="float">
            <text:p>1026128113</text:p>
          </table:table-cell>
          <table:table-cell office:value-type="float" office:value="1074896536" calcext:value-type="float">
            <text:p>1074896536</text:p>
          </table:table-cell>
          <table:table-cell office:value-type="float" office:value="31362089" calcext:value-type="float">
            <text:p>31362089</text:p>
          </table:table-cell>
          <table:table-cell office:value-type="float" office:value="31760673" calcext:value-type="float">
            <text:p>31760673</text:p>
          </table:table-cell>
          <table:table-cell office:value-type="float" office:value="463165044" calcext:value-type="float">
            <text:p>463165044</text:p>
          </table:table-cell>
          <table:table-cell office:value-type="float" office:value="508447269" calcext:value-type="float">
            <text:p>508447269</text:p>
          </table:table-cell>
          <table:table-cell office:value-type="float" office:value="436694289" calcext:value-type="float">
            <text:p>436694289</text:p>
          </table:table-cell>
          <table:table-cell office:value-type="float" office:value="493595868" calcext:value-type="float">
            <text:p>493595868</text:p>
          </table:table-cell>
          <table:table-cell office:value-type="float" office:value="6423652" calcext:value-type="float">
            <text:p>6423652</text:p>
          </table:table-cell>
          <table:table-cell office:value-type="float" office:value="6894382" calcext:value-type="float">
            <text:p>6894382</text:p>
          </table:table-cell>
        </table:table-row>
        <table:table-row table:style-name="ro1">
          <table:table-cell office:value-type="float" office:value="248555141" calcext:value-type="float">
            <text:p>248555141</text:p>
          </table:table-cell>
          <table:table-cell office:value-type="float" office:value="260433048" calcext:value-type="float">
            <text:p>260433048</text:p>
          </table:table-cell>
          <table:table-cell office:value-type="float" office:value="282423764" calcext:value-type="float">
            <text:p>282423764</text:p>
          </table:table-cell>
          <table:table-cell office:value-type="float" office:value="333351050" calcext:value-type="float">
            <text:p>333351050</text:p>
          </table:table-cell>
          <table:table-cell office:value-type="float" office:value="1116902" calcext:value-type="float">
            <text:p>1116902</text:p>
          </table:table-cell>
          <table:table-cell office:value-type="float" office:value="1241918" calcext:value-type="float">
            <text:p>1241918</text:p>
          </table:table-cell>
          <table:table-cell office:value-type="float" office:value="226742870" calcext:value-type="float">
            <text:p>226742870</text:p>
          </table:table-cell>
          <table:table-cell office:value-type="float" office:value="238600523" calcext:value-type="float">
            <text:p>238600523</text:p>
          </table:table-cell>
          <table:table-cell office:value-type="float" office:value="261779937" calcext:value-type="float">
            <text:p>261779937</text:p>
          </table:table-cell>
          <table:table-cell office:value-type="float" office:value="312989871" calcext:value-type="float">
            <text:p>312989871</text:p>
          </table:table-cell>
          <table:table-cell office:value-type="float" office:value="465213" calcext:value-type="float">
            <text:p>465213</text:p>
          </table:table-cell>
          <table:table-cell office:value-type="float" office:value="565156" calcext:value-type="float">
            <text:p>565156</text:p>
          </table:table-cell>
          <table:table-cell office:value-type="float" office:value="1122544774" calcext:value-type="float">
            <text:p>1122544774</text:p>
          </table:table-cell>
          <table:table-cell office:value-type="float" office:value="1145851997" calcext:value-type="float">
            <text:p>1145851997</text:p>
          </table:table-cell>
          <table:table-cell office:value-type="float" office:value="904762121" calcext:value-type="float">
            <text:p>904762121</text:p>
          </table:table-cell>
          <table:table-cell office:value-type="float" office:value="946077780" calcext:value-type="float">
            <text:p>946077780</text:p>
          </table:table-cell>
          <table:table-cell office:value-type="float" office:value="30680089" calcext:value-type="float">
            <text:p>30680089</text:p>
          </table:table-cell>
          <table:table-cell office:value-type="float" office:value="30925511" calcext:value-type="float">
            <text:p>30925511</text:p>
          </table:table-cell>
          <table:table-cell office:value-type="float" office:value="1185235427" calcext:value-type="float">
            <text:p>1185235427</text:p>
          </table:table-cell>
          <table:table-cell office:value-type="float" office:value="1198741334" calcext:value-type="float">
            <text:p>1198741334</text:p>
          </table:table-cell>
          <table:table-cell office:value-type="float" office:value="1034899201" calcext:value-type="float">
            <text:p>1034899201</text:p>
          </table:table-cell>
          <table:table-cell office:value-type="float" office:value="1089661053" calcext:value-type="float">
            <text:p>1089661053</text:p>
          </table:table-cell>
          <table:table-cell office:value-type="float" office:value="33854235" calcext:value-type="float">
            <text:p>33854235</text:p>
          </table:table-cell>
          <table:table-cell office:value-type="float" office:value="34225931" calcext:value-type="float">
            <text:p>34225931</text:p>
          </table:table-cell>
          <table:table-cell office:value-type="float" office:value="433606676" calcext:value-type="float">
            <text:p>433606676</text:p>
          </table:table-cell>
          <table:table-cell office:value-type="float" office:value="482243866" calcext:value-type="float">
            <text:p>482243866</text:p>
          </table:table-cell>
          <table:table-cell office:value-type="float" office:value="442414989" calcext:value-type="float">
            <text:p>442414989</text:p>
          </table:table-cell>
          <table:table-cell office:value-type="float" office:value="498300238" calcext:value-type="float">
            <text:p>498300238</text:p>
          </table:table-cell>
          <table:table-cell office:value-type="float" office:value="6513538" calcext:value-type="float">
            <text:p>6513538</text:p>
          </table:table-cell>
          <table:table-cell office:value-type="float" office:value="6733817" calcext:value-type="float">
            <text:p>6733817</text:p>
          </table:table-cell>
        </table:table-row>
        <table:table-row table:style-name="ro1">
          <table:table-cell office:value-type="float" office:value="248128481" calcext:value-type="float">
            <text:p>248128481</text:p>
          </table:table-cell>
          <table:table-cell office:value-type="float" office:value="260068896" calcext:value-type="float">
            <text:p>260068896</text:p>
          </table:table-cell>
          <table:table-cell office:value-type="float" office:value="285367364" calcext:value-type="float">
            <text:p>285367364</text:p>
          </table:table-cell>
          <table:table-cell office:value-type="float" office:value="335847177" calcext:value-type="float">
            <text:p>335847177</text:p>
          </table:table-cell>
          <table:table-cell office:value-type="float" office:value="1142045" calcext:value-type="float">
            <text:p>1142045</text:p>
          </table:table-cell>
          <table:table-cell office:value-type="float" office:value="1252464" calcext:value-type="float">
            <text:p>1252464</text:p>
          </table:table-cell>
          <table:table-cell office:value-type="float" office:value="226661435" calcext:value-type="float">
            <text:p>226661435</text:p>
          </table:table-cell>
          <table:table-cell office:value-type="float" office:value="238306631" calcext:value-type="float">
            <text:p>238306631</text:p>
          </table:table-cell>
          <table:table-cell office:value-type="float" office:value="270707748" calcext:value-type="float">
            <text:p>270707748</text:p>
          </table:table-cell>
          <table:table-cell office:value-type="float" office:value="321648793" calcext:value-type="float">
            <text:p>321648793</text:p>
          </table:table-cell>
          <table:table-cell office:value-type="float" office:value="466330" calcext:value-type="float">
            <text:p>466330</text:p>
          </table:table-cell>
          <table:table-cell office:value-type="float" office:value="561105" calcext:value-type="float">
            <text:p>561105</text:p>
          </table:table-cell>
          <table:table-cell office:value-type="float" office:value="1247602995" calcext:value-type="float">
            <text:p>1247602995</text:p>
          </table:table-cell>
          <table:table-cell office:value-type="float" office:value="1271636498" calcext:value-type="float">
            <text:p>1271636498</text:p>
          </table:table-cell>
          <table:table-cell office:value-type="float" office:value="985332493" calcext:value-type="float">
            <text:p>985332493</text:p>
          </table:table-cell>
          <table:table-cell office:value-type="float" office:value="1057708596" calcext:value-type="float">
            <text:p>1057708596</text:p>
          </table:table-cell>
          <table:table-cell office:value-type="float" office:value="30533561" calcext:value-type="float">
            <text:p>30533561</text:p>
          </table:table-cell>
          <table:table-cell office:value-type="float" office:value="30807060" calcext:value-type="float">
            <text:p>30807060</text:p>
          </table:table-cell>
          <table:table-cell office:value-type="float" office:value="1285244304" calcext:value-type="float">
            <text:p>1285244304</text:p>
          </table:table-cell>
          <table:table-cell office:value-type="float" office:value="1322902724" calcext:value-type="float">
            <text:p>1322902724</text:p>
          </table:table-cell>
          <table:table-cell office:value-type="float" office:value="996731568" calcext:value-type="float">
            <text:p>996731568</text:p>
          </table:table-cell>
          <table:table-cell office:value-type="float" office:value="1099959150" calcext:value-type="float">
            <text:p>1099959150</text:p>
          </table:table-cell>
          <table:table-cell office:value-type="float" office:value="31545980" calcext:value-type="float">
            <text:p>31545980</text:p>
          </table:table-cell>
          <table:table-cell office:value-type="float" office:value="31923822" calcext:value-type="float">
            <text:p>31923822</text:p>
          </table:table-cell>
          <table:table-cell office:value-type="float" office:value="464726694" calcext:value-type="float">
            <text:p>464726694</text:p>
          </table:table-cell>
          <table:table-cell office:value-type="float" office:value="664800531" calcext:value-type="float">
            <text:p>664800531</text:p>
          </table:table-cell>
          <table:table-cell office:value-type="float" office:value="432583501" calcext:value-type="float">
            <text:p>432583501</text:p>
          </table:table-cell>
          <table:table-cell office:value-type="float" office:value="616626458" calcext:value-type="float">
            <text:p>616626458</text:p>
          </table:table-cell>
          <table:table-cell office:value-type="float" office:value="6426236" calcext:value-type="float">
            <text:p>6426236</text:p>
          </table:table-cell>
          <table:table-cell office:value-type="float" office:value="20512105" calcext:value-type="float">
            <text:p>20512105</text:p>
          </table:table-cell>
        </table:table-row>
        <table:table-row table:style-name="ro1">
          <table:table-cell office:value-type="float" office:value="247855959" calcext:value-type="float">
            <text:p>247855959</text:p>
          </table:table-cell>
          <table:table-cell office:value-type="float" office:value="259552070" calcext:value-type="float">
            <text:p>259552070</text:p>
          </table:table-cell>
          <table:table-cell office:value-type="float" office:value="282962380" calcext:value-type="float">
            <text:p>282962380</text:p>
          </table:table-cell>
          <table:table-cell office:value-type="float" office:value="335006079" calcext:value-type="float">
            <text:p>335006079</text:p>
          </table:table-cell>
          <table:table-cell office:value-type="float" office:value="1638337" calcext:value-type="float">
            <text:p>1638337</text:p>
          </table:table-cell>
          <table:table-cell office:value-type="float" office:value="1874470" calcext:value-type="float">
            <text:p>1874470</text:p>
          </table:table-cell>
          <table:table-cell office:value-type="float" office:value="227127207" calcext:value-type="float">
            <text:p>227127207</text:p>
          </table:table-cell>
          <table:table-cell office:value-type="float" office:value="239376949" calcext:value-type="float">
            <text:p>239376949</text:p>
          </table:table-cell>
          <table:table-cell office:value-type="float" office:value="262240261" calcext:value-type="float">
            <text:p>262240261</text:p>
          </table:table-cell>
          <table:table-cell office:value-type="float" office:value="313593091" calcext:value-type="float">
            <text:p>313593091</text:p>
          </table:table-cell>
          <table:table-cell office:value-type="float" office:value="465004" calcext:value-type="float">
            <text:p>465004</text:p>
          </table:table-cell>
          <table:table-cell office:value-type="float" office:value="583035" calcext:value-type="float">
            <text:p>583035</text:p>
          </table:table-cell>
          <table:table-cell office:value-type="float" office:value="918122130" calcext:value-type="float">
            <text:p>918122130</text:p>
          </table:table-cell>
          <table:table-cell office:value-type="float" office:value="949864575" calcext:value-type="float">
            <text:p>949864575</text:p>
          </table:table-cell>
          <table:table-cell office:value-type="float" office:value="951701051" calcext:value-type="float">
            <text:p>951701051</text:p>
          </table:table-cell>
          <table:table-cell office:value-type="float" office:value="1004133976" calcext:value-type="float">
            <text:p>1004133976</text:p>
          </table:table-cell>
          <table:table-cell office:value-type="float" office:value="30575606" calcext:value-type="float">
            <text:p>30575606</text:p>
          </table:table-cell>
          <table:table-cell office:value-type="float" office:value="30836324" calcext:value-type="float">
            <text:p>30836324</text:p>
          </table:table-cell>
          <table:table-cell office:value-type="float" office:value="939678922" calcext:value-type="float">
            <text:p>939678922</text:p>
          </table:table-cell>
          <table:table-cell office:value-type="float" office:value="953635236" calcext:value-type="float">
            <text:p>953635236</text:p>
          </table:table-cell>
          <table:table-cell office:value-type="float" office:value="1038183976" calcext:value-type="float">
            <text:p>1038183976</text:p>
          </table:table-cell>
          <table:table-cell office:value-type="float" office:value="1107831799" calcext:value-type="float">
            <text:p>1107831799</text:p>
          </table:table-cell>
          <table:table-cell office:value-type="float" office:value="31278908" calcext:value-type="float">
            <text:p>31278908</text:p>
          </table:table-cell>
          <table:table-cell office:value-type="float" office:value="31668832" calcext:value-type="float">
            <text:p>31668832</text:p>
          </table:table-cell>
          <table:table-cell office:value-type="float" office:value="457819252" calcext:value-type="float">
            <text:p>457819252</text:p>
          </table:table-cell>
          <table:table-cell office:value-type="float" office:value="509003973" calcext:value-type="float">
            <text:p>509003973</text:p>
          </table:table-cell>
          <table:table-cell office:value-type="float" office:value="428950567" calcext:value-type="float">
            <text:p>428950567</text:p>
          </table:table-cell>
          <table:table-cell office:value-type="float" office:value="485688718" calcext:value-type="float">
            <text:p>485688718</text:p>
          </table:table-cell>
          <table:table-cell office:value-type="float" office:value="6417296" calcext:value-type="float">
            <text:p>6417296</text:p>
          </table:table-cell>
          <table:table-cell office:value-type="float" office:value="6890191" calcext:value-type="float">
            <text:p>6890191</text:p>
          </table:table-cell>
        </table:table-row>
        <table:table-row table:style-name="ro1">
          <table:table-cell office:value-type="float" office:value="247651255" calcext:value-type="float">
            <text:p>247651255</text:p>
          </table:table-cell>
          <table:table-cell office:value-type="float" office:value="259554515" calcext:value-type="float">
            <text:p>259554515</text:p>
          </table:table-cell>
          <table:table-cell office:value-type="float" office:value="286301142" calcext:value-type="float">
            <text:p>286301142</text:p>
          </table:table-cell>
          <table:table-cell office:value-type="float" office:value="336564797" calcext:value-type="float">
            <text:p>336564797</text:p>
          </table:table-cell>
          <table:table-cell office:value-type="float" office:value="1112642" calcext:value-type="float">
            <text:p>1112642</text:p>
          </table:table-cell>
          <table:table-cell office:value-type="float" office:value="1238496" calcext:value-type="float">
            <text:p>1238496</text:p>
          </table:table-cell>
          <table:table-cell office:value-type="float" office:value="232385277" calcext:value-type="float">
            <text:p>232385277</text:p>
          </table:table-cell>
          <table:table-cell office:value-type="float" office:value="244386314" calcext:value-type="float">
            <text:p>244386314</text:p>
          </table:table-cell>
          <table:table-cell office:value-type="float" office:value="270037482" calcext:value-type="float">
            <text:p>270037482</text:p>
          </table:table-cell>
          <table:table-cell office:value-type="float" office:value="321765428" calcext:value-type="float">
            <text:p>321765428</text:p>
          </table:table-cell>
          <table:table-cell office:value-type="float" office:value="465353" calcext:value-type="float">
            <text:p>465353</text:p>
          </table:table-cell>
          <table:table-cell office:value-type="float" office:value="564667" calcext:value-type="float">
            <text:p>564667</text:p>
          </table:table-cell>
          <table:table-cell office:value-type="float" office:value="1061094082" calcext:value-type="float">
            <text:p>1061094082</text:p>
          </table:table-cell>
          <table:table-cell office:value-type="float" office:value="1086000531" calcext:value-type="float">
            <text:p>1086000531</text:p>
          </table:table-cell>
          <table:table-cell office:value-type="float" office:value="960568729" calcext:value-type="float">
            <text:p>960568729</text:p>
          </table:table-cell>
          <table:table-cell office:value-type="float" office:value="1036784706" calcext:value-type="float">
            <text:p>1036784706</text:p>
          </table:table-cell>
          <table:table-cell office:value-type="float" office:value="33863036" calcext:value-type="float">
            <text:p>33863036</text:p>
          </table:table-cell>
          <table:table-cell office:value-type="float" office:value="34128433" calcext:value-type="float">
            <text:p>34128433</text:p>
          </table:table-cell>
          <table:table-cell office:value-type="float" office:value="1128006781" calcext:value-type="float">
            <text:p>1128006781</text:p>
          </table:table-cell>
          <table:table-cell office:value-type="float" office:value="1141540485" calcext:value-type="float">
            <text:p>1141540485</text:p>
          </table:table-cell>
          <table:table-cell office:value-type="float" office:value="1015537800" calcext:value-type="float">
            <text:p>1015537800</text:p>
          </table:table-cell>
          <table:table-cell office:value-type="float" office:value="1097628337" calcext:value-type="float">
            <text:p>1097628337</text:p>
          </table:table-cell>
          <table:table-cell office:value-type="float" office:value="34004534" calcext:value-type="float">
            <text:p>34004534</text:p>
          </table:table-cell>
          <table:table-cell office:value-type="float" office:value="34369734" calcext:value-type="float">
            <text:p>34369734</text:p>
          </table:table-cell>
          <table:table-cell office:value-type="float" office:value="462334841" calcext:value-type="float">
            <text:p>462334841</text:p>
          </table:table-cell>
          <table:table-cell office:value-type="float" office:value="532675140" calcext:value-type="float">
            <text:p>532675140</text:p>
          </table:table-cell>
          <table:table-cell office:value-type="float" office:value="448348215" calcext:value-type="float">
            <text:p>448348215</text:p>
          </table:table-cell>
          <table:table-cell office:value-type="float" office:value="502857940" calcext:value-type="float">
            <text:p>502857940</text:p>
          </table:table-cell>
          <table:table-cell office:value-type="float" office:value="6435804" calcext:value-type="float">
            <text:p>6435804</text:p>
          </table:table-cell>
          <table:table-cell office:value-type="float" office:value="6656922" calcext:value-type="float">
            <text:p>6656922</text:p>
          </table:table-cell>
        </table:table-row>
        <table:table-row table:style-name="ro1">
          <table:table-cell office:value-type="float" office:value="251313104" calcext:value-type="float">
            <text:p>251313104</text:p>
          </table:table-cell>
          <table:table-cell office:value-type="float" office:value="263059430" calcext:value-type="float">
            <text:p>263059430</text:p>
          </table:table-cell>
          <table:table-cell office:value-type="float" office:value="283170228" calcext:value-type="float">
            <text:p>283170228</text:p>
          </table:table-cell>
          <table:table-cell office:value-type="float" office:value="333319482" calcext:value-type="float">
            <text:p>333319482</text:p>
          </table:table-cell>
          <table:table-cell office:value-type="float" office:value="1114876" calcext:value-type="float">
            <text:p>1114876</text:p>
          </table:table-cell>
          <table:table-cell office:value-type="float" office:value="1224387" calcext:value-type="float">
            <text:p>1224387</text:p>
          </table:table-cell>
          <table:table-cell office:value-type="float" office:value="232926617" calcext:value-type="float">
            <text:p>232926617</text:p>
          </table:table-cell>
          <table:table-cell office:value-type="float" office:value="244592416" calcext:value-type="float">
            <text:p>244592416</text:p>
          </table:table-cell>
          <table:table-cell office:value-type="float" office:value="268956827" calcext:value-type="float">
            <text:p>268956827</text:p>
          </table:table-cell>
          <table:table-cell office:value-type="float" office:value="320010387" calcext:value-type="float">
            <text:p>320010387</text:p>
          </table:table-cell>
          <table:table-cell office:value-type="float" office:value="508794" calcext:value-type="float">
            <text:p>508794</text:p>
          </table:table-cell>
          <table:table-cell office:value-type="float" office:value="601264" calcext:value-type="float">
            <text:p>601264</text:p>
          </table:table-cell>
          <table:table-cell office:value-type="float" office:value="935763130" calcext:value-type="float">
            <text:p>935763130</text:p>
          </table:table-cell>
          <table:table-cell office:value-type="float" office:value="960800602" calcext:value-type="float">
            <text:p>960800602</text:p>
          </table:table-cell>
          <table:table-cell office:value-type="float" office:value="924309998" calcext:value-type="float">
            <text:p>924309998</text:p>
          </table:table-cell>
          <table:table-cell office:value-type="float" office:value="966485263" calcext:value-type="float">
            <text:p>966485263</text:p>
          </table:table-cell>
          <table:table-cell office:value-type="float" office:value="30585942" calcext:value-type="float">
            <text:p>30585942</text:p>
          </table:table-cell>
          <table:table-cell office:value-type="float" office:value="30850571" calcext:value-type="float">
            <text:p>30850571</text:p>
          </table:table-cell>
          <table:table-cell office:value-type="float" office:value="1220243021" calcext:value-type="float">
            <text:p>1220243021</text:p>
          </table:table-cell>
          <table:table-cell office:value-type="float" office:value="1250105618" calcext:value-type="float">
            <text:p>1250105618</text:p>
          </table:table-cell>
          <table:table-cell office:value-type="float" office:value="1037217721" calcext:value-type="float">
            <text:p>1037217721</text:p>
          </table:table-cell>
          <table:table-cell office:value-type="float" office:value="1116799489" calcext:value-type="float">
            <text:p>1116799489</text:p>
          </table:table-cell>
          <table:table-cell office:value-type="float" office:value="33485054" calcext:value-type="float">
            <text:p>33485054</text:p>
          </table:table-cell>
          <table:table-cell office:value-type="float" office:value="33850813" calcext:value-type="float">
            <text:p>33850813</text:p>
          </table:table-cell>
          <table:table-cell office:value-type="float" office:value="459784236" calcext:value-type="float">
            <text:p>459784236</text:p>
          </table:table-cell>
          <table:table-cell office:value-type="float" office:value="700990328" calcext:value-type="float">
            <text:p>700990328</text:p>
          </table:table-cell>
          <table:table-cell office:value-type="float" office:value="442975744" calcext:value-type="float">
            <text:p>442975744</text:p>
          </table:table-cell>
          <table:table-cell office:value-type="float" office:value="631189483" calcext:value-type="float">
            <text:p>631189483</text:p>
          </table:table-cell>
          <table:table-cell office:value-type="float" office:value="6456477" calcext:value-type="float">
            <text:p>6456477</text:p>
          </table:table-cell>
          <table:table-cell office:value-type="float" office:value="19923064" calcext:value-type="float">
            <text:p>19923064</text:p>
          </table:table-cell>
        </table:table-row>
        <table:table-row table:style-name="ro1">
          <table:table-cell office:value-type="float" office:value="247933833" calcext:value-type="float">
            <text:p>247933833</text:p>
          </table:table-cell>
          <table:table-cell office:value-type="float" office:value="259623518" calcext:value-type="float">
            <text:p>259623518</text:p>
          </table:table-cell>
          <table:table-cell office:value-type="float" office:value="280553694" calcext:value-type="float">
            <text:p>280553694</text:p>
          </table:table-cell>
          <table:table-cell office:value-type="float" office:value="330829989" calcext:value-type="float">
            <text:p>330829989</text:p>
          </table:table-cell>
          <table:table-cell office:value-type="float" office:value="1115295" calcext:value-type="float">
            <text:p>1115295</text:p>
          </table:table-cell>
          <table:table-cell office:value-type="float" office:value="1285918" calcext:value-type="float">
            <text:p>1285918</text:p>
          </table:table-cell>
          <table:table-cell office:value-type="float" office:value="226957771" calcext:value-type="float">
            <text:p>226957771</text:p>
          </table:table-cell>
          <table:table-cell office:value-type="float" office:value="239339793" calcext:value-type="float">
            <text:p>239339793</text:p>
          </table:table-cell>
          <table:table-cell office:value-type="float" office:value="268571164" calcext:value-type="float">
            <text:p>268571164</text:p>
          </table:table-cell>
          <table:table-cell office:value-type="float" office:value="319937333" calcext:value-type="float">
            <text:p>319937333</text:p>
          </table:table-cell>
          <table:table-cell office:value-type="float" office:value="465981" calcext:value-type="float">
            <text:p>465981</text:p>
          </table:table-cell>
          <table:table-cell office:value-type="float" office:value="581569" calcext:value-type="float">
            <text:p>581569</text:p>
          </table:table-cell>
          <table:table-cell office:value-type="float" office:value="1227223867" calcext:value-type="float">
            <text:p>1227223867</text:p>
          </table:table-cell>
          <table:table-cell office:value-type="float" office:value="1256862971" calcext:value-type="float">
            <text:p>1256862971</text:p>
          </table:table-cell>
          <table:table-cell office:value-type="float" office:value="925601084" calcext:value-type="float">
            <text:p>925601084</text:p>
          </table:table-cell>
          <table:table-cell office:value-type="float" office:value="1006550344" calcext:value-type="float">
            <text:p>1006550344</text:p>
          </table:table-cell>
          <table:table-cell office:value-type="float" office:value="30643072" calcext:value-type="float">
            <text:p>30643072</text:p>
          </table:table-cell>
          <table:table-cell office:value-type="float" office:value="30901904" calcext:value-type="float">
            <text:p>30901904</text:p>
          </table:table-cell>
          <table:table-cell office:value-type="float" office:value="1053539281" calcext:value-type="float">
            <text:p>1053539281</text:p>
          </table:table-cell>
          <table:table-cell office:value-type="float" office:value="1079607610" calcext:value-type="float">
            <text:p>1079607610</text:p>
          </table:table-cell>
          <table:table-cell office:value-type="float" office:value="1016722727" calcext:value-type="float">
            <text:p>1016722727</text:p>
          </table:table-cell>
          <table:table-cell office:value-type="float" office:value="1091523021" calcext:value-type="float">
            <text:p>1091523021</text:p>
          </table:table-cell>
          <table:table-cell office:value-type="float" office:value="33685987" calcext:value-type="float">
            <text:p>33685987</text:p>
          </table:table-cell>
          <table:table-cell office:value-type="float" office:value="34077657" calcext:value-type="float">
            <text:p>34077657</text:p>
          </table:table-cell>
          <table:table-cell office:value-type="float" office:value="437127166" calcext:value-type="float">
            <text:p>437127166</text:p>
          </table:table-cell>
          <table:table-cell office:value-type="float" office:value="490087043" calcext:value-type="float">
            <text:p>490087043</text:p>
          </table:table-cell>
          <table:table-cell office:value-type="float" office:value="448702101" calcext:value-type="float">
            <text:p>448702101</text:p>
          </table:table-cell>
          <table:table-cell office:value-type="float" office:value="505143496" calcext:value-type="float">
            <text:p>505143496</text:p>
          </table:table-cell>
          <table:table-cell office:value-type="float" office:value="6431684" calcext:value-type="float">
            <text:p>6431684</text:p>
          </table:table-cell>
          <table:table-cell office:value-type="float" office:value="6904858" calcext:value-type="float">
            <text:p>6904858</text:p>
          </table:table-cell>
        </table:table-row>
        <table:table-row table:style-name="ro1">
          <table:table-cell office:value-type="float" office:value="247747287" calcext:value-type="float">
            <text:p>247747287</text:p>
          </table:table-cell>
          <table:table-cell office:value-type="float" office:value="259634343" calcext:value-type="float">
            <text:p>259634343</text:p>
          </table:table-cell>
          <table:table-cell office:value-type="float" office:value="283429478" calcext:value-type="float">
            <text:p>283429478</text:p>
          </table:table-cell>
          <table:table-cell office:value-type="float" office:value="333730986" calcext:value-type="float">
            <text:p>333730986</text:p>
          </table:table-cell>
          <table:table-cell office:value-type="float" office:value="1118578" calcext:value-type="float">
            <text:p>1118578</text:p>
          </table:table-cell>
          <table:table-cell office:value-type="float" office:value="1241010" calcext:value-type="float">
            <text:p>1241010</text:p>
          </table:table-cell>
          <table:table-cell office:value-type="float" office:value="227955175" calcext:value-type="float">
            <text:p>227955175</text:p>
          </table:table-cell>
          <table:table-cell office:value-type="float" office:value="239717076" calcext:value-type="float">
            <text:p>239717076</text:p>
          </table:table-cell>
          <table:table-cell office:value-type="float" office:value="266192300" calcext:value-type="float">
            <text:p>266192300</text:p>
          </table:table-cell>
          <table:table-cell office:value-type="float" office:value="317209193" calcext:value-type="float">
            <text:p>317209193</text:p>
          </table:table-cell>
          <table:table-cell office:value-type="float" office:value="485955" calcext:value-type="float">
            <text:p>485955</text:p>
          </table:table-cell>
          <table:table-cell office:value-type="float" office:value="584082" calcext:value-type="float">
            <text:p>584082</text:p>
          </table:table-cell>
          <table:table-cell office:value-type="float" office:value="941004230" calcext:value-type="float">
            <text:p>941004230</text:p>
          </table:table-cell>
          <table:table-cell office:value-type="float" office:value="968574915" calcext:value-type="float">
            <text:p>968574915</text:p>
          </table:table-cell>
          <table:table-cell office:value-type="float" office:value="956680385" calcext:value-type="float">
            <text:p>956680385</text:p>
          </table:table-cell>
          <table:table-cell office:value-type="float" office:value="1029051180" calcext:value-type="float">
            <text:p>1029051180</text:p>
          </table:table-cell>
          <table:table-cell office:value-type="float" office:value="33952572" calcext:value-type="float">
            <text:p>33952572</text:p>
          </table:table-cell>
          <table:table-cell office:value-type="float" office:value="34196039" calcext:value-type="float">
            <text:p>34196039</text:p>
          </table:table-cell>
          <table:table-cell office:value-type="float" office:value="1267082008" calcext:value-type="float">
            <text:p>1267082008</text:p>
          </table:table-cell>
          <table:table-cell office:value-type="float" office:value="1292437816" calcext:value-type="float">
            <text:p>1292437816</text:p>
          </table:table-cell>
          <table:table-cell office:value-type="float" office:value="1008366637" calcext:value-type="float">
            <text:p>1008366637</text:p>
          </table:table-cell>
          <table:table-cell office:value-type="float" office:value="1050790397" calcext:value-type="float">
            <text:p>1050790397</text:p>
          </table:table-cell>
          <table:table-cell office:value-type="float" office:value="33518997" calcext:value-type="float">
            <text:p>33518997</text:p>
          </table:table-cell>
          <table:table-cell office:value-type="float" office:value="33884756" calcext:value-type="float">
            <text:p>33884756</text:p>
          </table:table-cell>
          <table:table-cell office:value-type="float" office:value="448301282" calcext:value-type="float">
            <text:p>448301282</text:p>
          </table:table-cell>
          <table:table-cell office:value-type="float" office:value="492216294" calcext:value-type="float">
            <text:p>492216294</text:p>
          </table:table-cell>
          <table:table-cell office:value-type="float" office:value="434346225" calcext:value-type="float">
            <text:p>434346225</text:p>
          </table:table-cell>
          <table:table-cell office:value-type="float" office:value="487161112" calcext:value-type="float">
            <text:p>487161112</text:p>
          </table:table-cell>
          <table:table-cell office:value-type="float" office:value="6459690" calcext:value-type="float">
            <text:p>6459690</text:p>
          </table:table-cell>
          <table:table-cell office:value-type="float" office:value="6680738" calcext:value-type="float">
            <text:p>6680738</text:p>
          </table:table-cell>
        </table:table-row>
        <table:table-row table:style-name="ro1">
          <table:table-cell office:value-type="float" office:value="249546957" calcext:value-type="float">
            <text:p>249546957</text:p>
          </table:table-cell>
          <table:table-cell office:value-type="float" office:value="261520128" calcext:value-type="float">
            <text:p>261520128</text:p>
          </table:table-cell>
          <table:table-cell office:value-type="float" office:value="281830183" calcext:value-type="float">
            <text:p>281830183</text:p>
          </table:table-cell>
          <table:table-cell office:value-type="float" office:value="335143177" calcext:value-type="float">
            <text:p>335143177</text:p>
          </table:table-cell>
          <table:table-cell office:value-type="float" office:value="1113410" calcext:value-type="float">
            <text:p>1113410</text:p>
          </table:table-cell>
          <table:table-cell office:value-type="float" office:value="1225855" calcext:value-type="float">
            <text:p>1225855</text:p>
          </table:table-cell>
          <table:table-cell office:value-type="float" office:value="226162279" calcext:value-type="float">
            <text:p>226162279</text:p>
          </table:table-cell>
          <table:table-cell office:value-type="float" office:value="237961615" calcext:value-type="float">
            <text:p>237961615</text:p>
          </table:table-cell>
          <table:table-cell office:value-type="float" office:value="269937888" calcext:value-type="float">
            <text:p>269937888</text:p>
          </table:table-cell>
          <table:table-cell office:value-type="float" office:value="320813981" calcext:value-type="float">
            <text:p>320813981</text:p>
          </table:table-cell>
          <table:table-cell office:value-type="float" office:value="466609" calcext:value-type="float">
            <text:p>466609</text:p>
          </table:table-cell>
          <table:table-cell office:value-type="float" office:value="560336" calcext:value-type="float">
            <text:p>560336</text:p>
          </table:table-cell>
          <table:table-cell office:value-type="float" office:value="1163680940" calcext:value-type="float">
            <text:p>1163680940</text:p>
          </table:table-cell>
          <table:table-cell office:value-type="float" office:value="1195382876" calcext:value-type="float">
            <text:p>1195382876</text:p>
          </table:table-cell>
          <table:table-cell office:value-type="float" office:value="897909853" calcext:value-type="float">
            <text:p>897909853</text:p>
          </table:table-cell>
          <table:table-cell office:value-type="float" office:value="963286183" calcext:value-type="float">
            <text:p>963286183</text:p>
          </table:table-cell>
          <table:table-cell office:value-type="float" office:value="33017397" calcext:value-type="float">
            <text:p>33017397</text:p>
          </table:table-cell>
          <table:table-cell office:value-type="float" office:value="33280838" calcext:value-type="float">
            <text:p>33280838</text:p>
          </table:table-cell>
          <table:table-cell office:value-type="float" office:value="1091694761" calcext:value-type="float">
            <text:p>1091694761</text:p>
          </table:table-cell>
          <table:table-cell office:value-type="float" office:value="1104754871" calcext:value-type="float">
            <text:p>1104754871</text:p>
          </table:table-cell>
          <table:table-cell office:value-type="float" office:value="1025559326" calcext:value-type="float">
            <text:p>1025559326</text:p>
          </table:table-cell>
          <table:table-cell office:value-type="float" office:value="1094593733" calcext:value-type="float">
            <text:p>1094593733</text:p>
          </table:table-cell>
          <table:table-cell office:value-type="float" office:value="31310825" calcext:value-type="float">
            <text:p>31310825</text:p>
          </table:table-cell>
          <table:table-cell office:value-type="float" office:value="31675606" calcext:value-type="float">
            <text:p>31675606</text:p>
          </table:table-cell>
          <table:table-cell office:value-type="float" office:value="464438180" calcext:value-type="float">
            <text:p>464438180</text:p>
          </table:table-cell>
          <table:table-cell office:value-type="float" office:value="705022196" calcext:value-type="float">
            <text:p>705022196</text:p>
          </table:table-cell>
          <table:table-cell office:value-type="float" office:value="457520122" calcext:value-type="float">
            <text:p>457520122</text:p>
          </table:table-cell>
          <table:table-cell office:value-type="float" office:value="644033226" calcext:value-type="float">
            <text:p>644033226</text:p>
          </table:table-cell>
          <table:table-cell office:value-type="float" office:value="6420230" calcext:value-type="float">
            <text:p>6420230</text:p>
          </table:table-cell>
          <table:table-cell office:value-type="float" office:value="19869636" calcext:value-type="float">
            <text:p>19869636</text:p>
          </table:table-cell>
        </table:table-row>
        <table:table-row table:style-name="ro1">
          <table:table-cell office:value-type="float" office:value="250242087" calcext:value-type="float">
            <text:p>250242087</text:p>
          </table:table-cell>
          <table:table-cell office:value-type="float" office:value="261964528" calcext:value-type="float">
            <text:p>261964528</text:p>
          </table:table-cell>
          <table:table-cell office:value-type="float" office:value="286956533" calcext:value-type="float">
            <text:p>286956533</text:p>
          </table:table-cell>
          <table:table-cell office:value-type="float" office:value="337729959" calcext:value-type="float">
            <text:p>337729959</text:p>
          </table:table-cell>
          <table:table-cell office:value-type="float" office:value="1126540" calcext:value-type="float">
            <text:p>1126540</text:p>
          </table:table-cell>
          <table:table-cell office:value-type="float" office:value="1299328" calcext:value-type="float">
            <text:p>1299328</text:p>
          </table:table-cell>
          <table:table-cell office:value-type="float" office:value="226813409" calcext:value-type="float">
            <text:p>226813409</text:p>
          </table:table-cell>
          <table:table-cell office:value-type="float" office:value="239036262" calcext:value-type="float">
            <text:p>239036262</text:p>
          </table:table-cell>
          <table:table-cell office:value-type="float" office:value="262226922" calcext:value-type="float">
            <text:p>262226922</text:p>
          </table:table-cell>
          <table:table-cell office:value-type="float" office:value="313458087" calcext:value-type="float">
            <text:p>313458087</text:p>
          </table:table-cell>
          <table:table-cell office:value-type="float" office:value="463677" calcext:value-type="float">
            <text:p>463677</text:p>
          </table:table-cell>
          <table:table-cell office:value-type="float" office:value="581709" calcext:value-type="float">
            <text:p>581709</text:p>
          </table:table-cell>
          <table:table-cell office:value-type="float" office:value="1125545644" calcext:value-type="float">
            <text:p>1125545644</text:p>
          </table:table-cell>
          <table:table-cell office:value-type="float" office:value="1139191723" calcext:value-type="float">
            <text:p>1139191723</text:p>
          </table:table-cell>
          <table:table-cell office:value-type="float" office:value="882393215" calcext:value-type="float">
            <text:p>882393215</text:p>
          </table:table-cell>
          <table:table-cell office:value-type="float" office:value="924022741" calcext:value-type="float">
            <text:p>924022741</text:p>
          </table:table-cell>
          <table:table-cell office:value-type="float" office:value="33293689" calcext:value-type="float">
            <text:p>33293689</text:p>
          </table:table-cell>
          <table:table-cell office:value-type="float" office:value="33576546" calcext:value-type="float">
            <text:p>33576546</text:p>
          </table:table-cell>
          <table:table-cell office:value-type="float" office:value="1206398243" calcext:value-type="float">
            <text:p>1206398243</text:p>
          </table:table-cell>
          <table:table-cell office:value-type="float" office:value="1224652520" calcext:value-type="float">
            <text:p>1224652520</text:p>
          </table:table-cell>
          <table:table-cell office:value-type="float" office:value="1052446125" calcext:value-type="float">
            <text:p>1052446125</text:p>
          </table:table-cell>
          <table:table-cell office:value-type="float" office:value="1094907041" calcext:value-type="float">
            <text:p>1094907041</text:p>
          </table:table-cell>
          <table:table-cell office:value-type="float" office:value="33639473" calcext:value-type="float">
            <text:p>33639473</text:p>
          </table:table-cell>
          <table:table-cell office:value-type="float" office:value="34031841" calcext:value-type="float">
            <text:p>34031841</text:p>
          </table:table-cell>
          <table:table-cell office:value-type="float" office:value="450688247" calcext:value-type="float">
            <text:p>450688247</text:p>
          </table:table-cell>
          <table:table-cell office:value-type="float" office:value="503106156" calcext:value-type="float">
            <text:p>503106156</text:p>
          </table:table-cell>
          <table:table-cell office:value-type="float" office:value="447877974" calcext:value-type="float">
            <text:p>447877974</text:p>
          </table:table-cell>
          <table:table-cell office:value-type="float" office:value="503838372" calcext:value-type="float">
            <text:p>503838372</text:p>
          </table:table-cell>
          <table:table-cell office:value-type="float" office:value="8535234" calcext:value-type="float">
            <text:p>8535234</text:p>
          </table:table-cell>
          <table:table-cell office:value-type="float" office:value="9229386" calcext:value-type="float">
            <text:p>9229386</text:p>
          </table:table-cell>
        </table:table-row>
        <table:table-row table:style-name="ro1">
          <table:table-cell office:value-type="float" office:value="249007223" calcext:value-type="float">
            <text:p>249007223</text:p>
          </table:table-cell>
          <table:table-cell office:value-type="float" office:value="261102826" calcext:value-type="float">
            <text:p>261102826</text:p>
          </table:table-cell>
          <table:table-cell office:value-type="float" office:value="282070366" calcext:value-type="float">
            <text:p>282070366</text:p>
          </table:table-cell>
          <table:table-cell office:value-type="float" office:value="338169539" calcext:value-type="float">
            <text:p>338169539</text:p>
          </table:table-cell>
          <table:table-cell office:value-type="float" office:value="1192610" calcext:value-type="float">
            <text:p>1192610</text:p>
          </table:table-cell>
          <table:table-cell office:value-type="float" office:value="1370984" calcext:value-type="float">
            <text:p>1370984</text:p>
          </table:table-cell>
          <table:table-cell office:value-type="float" office:value="226124286" calcext:value-type="float">
            <text:p>226124286</text:p>
          </table:table-cell>
          <table:table-cell office:value-type="float" office:value="238043050" calcext:value-type="float">
            <text:p>238043050</text:p>
          </table:table-cell>
          <table:table-cell office:value-type="float" office:value="271351196" calcext:value-type="float">
            <text:p>271351196</text:p>
          </table:table-cell>
          <table:table-cell office:value-type="float" office:value="322345600" calcext:value-type="float">
            <text:p>322345600</text:p>
          </table:table-cell>
          <table:table-cell office:value-type="float" office:value="463467" calcext:value-type="float">
            <text:p>463467</text:p>
          </table:table-cell>
          <table:table-cell office:value-type="float" office:value="563829" calcext:value-type="float">
            <text:p>563829</text:p>
          </table:table-cell>
          <table:table-cell office:value-type="float" office:value="922729979" calcext:value-type="float">
            <text:p>922729979</text:p>
          </table:table-cell>
          <table:table-cell office:value-type="float" office:value="935272356" calcext:value-type="float">
            <text:p>935272356</text:p>
          </table:table-cell>
          <table:table-cell office:value-type="float" office:value="904113295" calcext:value-type="float">
            <text:p>904113295</text:p>
          </table:table-cell>
          <table:table-cell office:value-type="float" office:value="944913665" calcext:value-type="float">
            <text:p>944913665</text:p>
          </table:table-cell>
          <table:table-cell office:value-type="float" office:value="33157220" calcext:value-type="float">
            <text:p>33157220</text:p>
          </table:table-cell>
          <table:table-cell office:value-type="float" office:value="33399359" calcext:value-type="float">
            <text:p>33399359</text:p>
          </table:table-cell>
          <table:table-cell office:value-type="float" office:value="1087071687" calcext:value-type="float">
            <text:p>1087071687</text:p>
          </table:table-cell>
          <table:table-cell office:value-type="float" office:value="1107878243" calcext:value-type="float">
            <text:p>1107878243</text:p>
          </table:table-cell>
          <table:table-cell office:value-type="float" office:value="1049888397" calcext:value-type="float">
            <text:p>1049888397</text:p>
          </table:table-cell>
          <table:table-cell office:value-type="float" office:value="1105771132" calcext:value-type="float">
            <text:p>1105771132</text:p>
          </table:table-cell>
          <table:table-cell office:value-type="float" office:value="31377384" calcext:value-type="float">
            <text:p>31377384</text:p>
          </table:table-cell>
          <table:table-cell office:value-type="float" office:value="31742863" calcext:value-type="float">
            <text:p>31742863</text:p>
          </table:table-cell>
          <table:table-cell office:value-type="float" office:value="454415887" calcext:value-type="float">
            <text:p>454415887</text:p>
          </table:table-cell>
          <table:table-cell office:value-type="float" office:value="501452804" calcext:value-type="float">
            <text:p>501452804</text:p>
          </table:table-cell>
          <table:table-cell office:value-type="float" office:value="441436233" calcext:value-type="float">
            <text:p>441436233</text:p>
          </table:table-cell>
          <table:table-cell office:value-type="float" office:value="494286110" calcext:value-type="float">
            <text:p>494286110</text:p>
          </table:table-cell>
          <table:table-cell office:value-type="float" office:value="6443347" calcext:value-type="float">
            <text:p>6443347</text:p>
          </table:table-cell>
          <table:table-cell office:value-type="float" office:value="6662020" calcext:value-type="float">
            <text:p>6662020</text:p>
          </table:table-cell>
        </table:table-row>
        <table:table-row table:style-name="ro1">
          <table:table-cell office:value-type="float" office:value="248247001" calcext:value-type="float">
            <text:p>248247001</text:p>
          </table:table-cell>
          <table:table-cell office:value-type="float" office:value="260170375" calcext:value-type="float">
            <text:p>260170375</text:p>
          </table:table-cell>
          <table:table-cell office:value-type="float" office:value="280023039" calcext:value-type="float">
            <text:p>280023039</text:p>
          </table:table-cell>
          <table:table-cell office:value-type="float" office:value="338248251" calcext:value-type="float">
            <text:p>338248251</text:p>
          </table:table-cell>
          <table:table-cell office:value-type="float" office:value="1115156" calcext:value-type="float">
            <text:p>1115156</text:p>
          </table:table-cell>
          <table:table-cell office:value-type="float" office:value="1227460" calcext:value-type="float">
            <text:p>1227460</text:p>
          </table:table-cell>
          <table:table-cell office:value-type="float" office:value="226264318" calcext:value-type="float">
            <text:p>226264318</text:p>
          </table:table-cell>
          <table:table-cell office:value-type="float" office:value="237941920" calcext:value-type="float">
            <text:p>237941920</text:p>
          </table:table-cell>
          <table:table-cell office:value-type="float" office:value="272045419" calcext:value-type="float">
            <text:p>272045419</text:p>
          </table:table-cell>
          <table:table-cell office:value-type="float" office:value="323092343" calcext:value-type="float">
            <text:p>323092343</text:p>
          </table:table-cell>
          <table:table-cell office:value-type="float" office:value="466051" calcext:value-type="float">
            <text:p>466051</text:p>
          </table:table-cell>
          <table:table-cell office:value-type="float" office:value="560895" calcext:value-type="float">
            <text:p>560895</text:p>
          </table:table-cell>
          <table:table-cell office:value-type="float" office:value="997918800" calcext:value-type="float">
            <text:p>997918800</text:p>
          </table:table-cell>
          <table:table-cell office:value-type="float" office:value="1024636024" calcext:value-type="float">
            <text:p>1024636024</text:p>
          </table:table-cell>
          <table:table-cell office:value-type="float" office:value="852174358" calcext:value-type="float">
            <text:p>852174358</text:p>
          </table:table-cell>
          <table:table-cell office:value-type="float" office:value="924416995" calcext:value-type="float">
            <text:p>924416995</text:p>
          </table:table-cell>
          <table:table-cell office:value-type="float" office:value="31853701" calcext:value-type="float">
            <text:p>31853701</text:p>
          </table:table-cell>
          <table:table-cell office:value-type="float" office:value="32114628" calcext:value-type="float">
            <text:p>32114628</text:p>
          </table:table-cell>
          <table:table-cell office:value-type="float" office:value="1295032490" calcext:value-type="float">
            <text:p>1295032490</text:p>
          </table:table-cell>
          <table:table-cell office:value-type="float" office:value="1308526454" calcext:value-type="float">
            <text:p>1308526454</text:p>
          </table:table-cell>
          <table:table-cell office:value-type="float" office:value="1037363969" calcext:value-type="float">
            <text:p>1037363969</text:p>
          </table:table-cell>
          <table:table-cell office:value-type="float" office:value="1078888313" calcext:value-type="float">
            <text:p>1078888313</text:p>
          </table:table-cell>
          <table:table-cell office:value-type="float" office:value="34806661" calcext:value-type="float">
            <text:p>34806661</text:p>
          </table:table-cell>
          <table:table-cell office:value-type="float" office:value="35173398" calcext:value-type="float">
            <text:p>35173398</text:p>
          </table:table-cell>
          <table:table-cell office:value-type="float" office:value="485722451" calcext:value-type="float">
            <text:p>485722451</text:p>
          </table:table-cell>
          <table:table-cell office:value-type="float" office:value="747194248" calcext:value-type="float">
            <text:p>747194248</text:p>
          </table:table-cell>
          <table:table-cell office:value-type="float" office:value="454084141" calcext:value-type="float">
            <text:p>454084141</text:p>
          </table:table-cell>
          <table:table-cell office:value-type="float" office:value="639416577" calcext:value-type="float">
            <text:p>639416577</text:p>
          </table:table-cell>
          <table:table-cell office:value-type="float" office:value="6418833" calcext:value-type="float">
            <text:p>6418833</text:p>
          </table:table-cell>
          <table:table-cell office:value-type="float" office:value="19805592" calcext:value-type="float">
            <text:p>19805592</text:p>
          </table:table-cell>
        </table:table-row>
        <table:table-row table:style-name="ro1">
          <table:table-cell office:value-type="float" office:value="247874258" calcext:value-type="float">
            <text:p>247874258</text:p>
          </table:table-cell>
          <table:table-cell office:value-type="float" office:value="259542013" calcext:value-type="float">
            <text:p>259542013</text:p>
          </table:table-cell>
          <table:table-cell office:value-type="float" office:value="289671543" calcext:value-type="float">
            <text:p>289671543</text:p>
          </table:table-cell>
          <table:table-cell office:value-type="float" office:value="340477236" calcext:value-type="float">
            <text:p>340477236</text:p>
          </table:table-cell>
          <table:table-cell office:value-type="float" office:value="1115016" calcext:value-type="float">
            <text:p>1115016</text:p>
          </table:table-cell>
          <table:table-cell office:value-type="float" office:value="1284451" calcext:value-type="float">
            <text:p>1284451</text:p>
          </table:table-cell>
          <table:table-cell office:value-type="float" office:value="227229035" calcext:value-type="float">
            <text:p>227229035</text:p>
          </table:table-cell>
          <table:table-cell office:value-type="float" office:value="239640111" calcext:value-type="float">
            <text:p>239640111</text:p>
          </table:table-cell>
          <table:table-cell office:value-type="float" office:value="265906929" calcext:value-type="float">
            <text:p>265906929</text:p>
          </table:table-cell>
          <table:table-cell office:value-type="float" office:value="317260735" calcext:value-type="float">
            <text:p>317260735</text:p>
          </table:table-cell>
          <table:table-cell office:value-type="float" office:value="457810" calcext:value-type="float">
            <text:p>457810</text:p>
          </table:table-cell>
          <table:table-cell office:value-type="float" office:value="573187" calcext:value-type="float">
            <text:p>573187</text:p>
          </table:table-cell>
          <table:table-cell office:value-type="float" office:value="1070193843" calcext:value-type="float">
            <text:p>1070193843</text:p>
          </table:table-cell>
          <table:table-cell office:value-type="float" office:value="1096209302" calcext:value-type="float">
            <text:p>1096209302</text:p>
          </table:table-cell>
          <table:table-cell office:value-type="float" office:value="907910426" calcext:value-type="float">
            <text:p>907910426</text:p>
          </table:table-cell>
          <table:table-cell office:value-type="float" office:value="951624505" calcext:value-type="float">
            <text:p>951624505</text:p>
          </table:table-cell>
          <table:table-cell office:value-type="float" office:value="31804114" calcext:value-type="float">
            <text:p>31804114</text:p>
          </table:table-cell>
          <table:table-cell office:value-type="float" office:value="32065460" calcext:value-type="float">
            <text:p>32065460</text:p>
          </table:table-cell>
          <table:table-cell office:value-type="float" office:value="1086801122" calcext:value-type="float">
            <text:p>1086801122</text:p>
          </table:table-cell>
          <table:table-cell office:value-type="float" office:value="1100677468" calcext:value-type="float">
            <text:p>1100677468</text:p>
          </table:table-cell>
          <table:table-cell office:value-type="float" office:value="981872625" calcext:value-type="float">
            <text:p>981872625</text:p>
          </table:table-cell>
          <table:table-cell office:value-type="float" office:value="1059263821" calcext:value-type="float">
            <text:p>1059263821</text:p>
          </table:table-cell>
          <table:table-cell office:value-type="float" office:value="34188286" calcext:value-type="float">
            <text:p>34188286</text:p>
          </table:table-cell>
          <table:table-cell office:value-type="float" office:value="34582051" calcext:value-type="float">
            <text:p>34582051</text:p>
          </table:table-cell>
          <table:table-cell office:value-type="float" office:value="467251178" calcext:value-type="float">
            <text:p>467251178</text:p>
          </table:table-cell>
          <table:table-cell office:value-type="float" office:value="521906801" calcext:value-type="float">
            <text:p>521906801</text:p>
          </table:table-cell>
          <table:table-cell office:value-type="float" office:value="441872182" calcext:value-type="float">
            <text:p>441872182</text:p>
          </table:table-cell>
          <table:table-cell office:value-type="float" office:value="501834137" calcext:value-type="float">
            <text:p>501834137</text:p>
          </table:table-cell>
          <table:table-cell office:value-type="float" office:value="8217665" calcext:value-type="float">
            <text:p>8217665</text:p>
          </table:table-cell>
          <table:table-cell office:value-type="float" office:value="8918872" calcext:value-type="float">
            <text:p>8918872</text:p>
          </table:table-cell>
        </table:table-row>
        <table:table-row table:style-name="ro1">
          <table:table-cell office:value-type="float" office:value="247921750" calcext:value-type="float">
            <text:p>247921750</text:p>
          </table:table-cell>
          <table:table-cell office:value-type="float" office:value="259891987" calcext:value-type="float">
            <text:p>259891987</text:p>
          </table:table-cell>
          <table:table-cell office:value-type="float" office:value="280259662" calcext:value-type="float">
            <text:p>280259662</text:p>
          </table:table-cell>
          <table:table-cell office:value-type="float" office:value="330733050" calcext:value-type="float">
            <text:p>330733050</text:p>
          </table:table-cell>
          <table:table-cell office:value-type="float" office:value="1115994" calcext:value-type="float">
            <text:p>1115994</text:p>
          </table:table-cell>
          <table:table-cell office:value-type="float" office:value="1240870" calcext:value-type="float">
            <text:p>1240870</text:p>
          </table:table-cell>
          <table:table-cell office:value-type="float" office:value="226172057" calcext:value-type="float">
            <text:p>226172057</text:p>
          </table:table-cell>
          <table:table-cell office:value-type="float" office:value="237986339" calcext:value-type="float">
            <text:p>237986339</text:p>
          </table:table-cell>
          <table:table-cell office:value-type="float" office:value="267410052" calcext:value-type="float">
            <text:p>267410052</text:p>
          </table:table-cell>
          <table:table-cell office:value-type="float" office:value="318478208" calcext:value-type="float">
            <text:p>318478208</text:p>
          </table:table-cell>
          <table:table-cell office:value-type="float" office:value="464374" calcext:value-type="float">
            <text:p>464374</text:p>
          </table:table-cell>
          <table:table-cell office:value-type="float" office:value="562851" calcext:value-type="float">
            <text:p>562851</text:p>
          </table:table-cell>
          <table:table-cell office:value-type="float" office:value="1089151700" calcext:value-type="float">
            <text:p>1089151700</text:p>
          </table:table-cell>
          <table:table-cell office:value-type="float" office:value="1119966792" calcext:value-type="float">
            <text:p>1119966792</text:p>
          </table:table-cell>
          <table:table-cell office:value-type="float" office:value="932624323" calcext:value-type="float">
            <text:p>932624323</text:p>
          </table:table-cell>
          <table:table-cell office:value-type="float" office:value="974223887" calcext:value-type="float">
            <text:p>974223887</text:p>
          </table:table-cell>
          <table:table-cell office:value-type="float" office:value="35277740" calcext:value-type="float">
            <text:p>35277740</text:p>
          </table:table-cell>
          <table:table-cell office:value-type="float" office:value="35523512" calcext:value-type="float">
            <text:p>35523512</text:p>
          </table:table-cell>
          <table:table-cell office:value-type="float" office:value="1130589512" calcext:value-type="float">
            <text:p>1130589512</text:p>
          </table:table-cell>
          <table:table-cell office:value-type="float" office:value="1160794889" calcext:value-type="float">
            <text:p>1160794889</text:p>
          </table:table-cell>
          <table:table-cell office:value-type="float" office:value="1045978123" calcext:value-type="float">
            <text:p>1045978123</text:p>
          </table:table-cell>
          <table:table-cell office:value-type="float" office:value="1096835428" calcext:value-type="float">
            <text:p>1096835428</text:p>
          </table:table-cell>
          <table:table-cell office:value-type="float" office:value="31313619" calcext:value-type="float">
            <text:p>31313619</text:p>
          </table:table-cell>
          <table:table-cell office:value-type="float" office:value="31680076" calcext:value-type="float">
            <text:p>31680076</text:p>
          </table:table-cell>
          <table:table-cell office:value-type="float" office:value="467126022" calcext:value-type="float">
            <text:p>467126022</text:p>
          </table:table-cell>
          <table:table-cell office:value-type="float" office:value="518244604" calcext:value-type="float">
            <text:p>518244604</text:p>
          </table:table-cell>
          <table:table-cell office:value-type="float" office:value="456747747" calcext:value-type="float">
            <text:p>456747747</text:p>
          </table:table-cell>
          <table:table-cell office:value-type="float" office:value="509878316" calcext:value-type="float">
            <text:p>509878316</text:p>
          </table:table-cell>
          <table:table-cell office:value-type="float" office:value="6432871" calcext:value-type="float">
            <text:p>6432871</text:p>
          </table:table-cell>
          <table:table-cell office:value-type="float" office:value="6672776" calcext:value-type="float">
            <text:p>6672776</text:p>
          </table:table-cell>
        </table:table-row>
        <table:table-row table:style-name="ro1">
          <table:table-cell office:value-type="float" office:value="247682404" calcext:value-type="float">
            <text:p>247682404</text:p>
          </table:table-cell>
          <table:table-cell office:value-type="float" office:value="259404845" calcext:value-type="float">
            <text:p>259404845</text:p>
          </table:table-cell>
          <table:table-cell office:value-type="float" office:value="282347218" calcext:value-type="float">
            <text:p>282347218</text:p>
          </table:table-cell>
          <table:table-cell office:value-type="float" office:value="332831082" calcext:value-type="float">
            <text:p>332831082</text:p>
          </table:table-cell>
          <table:table-cell office:value-type="float" office:value="1110826" calcext:value-type="float">
            <text:p>1110826</text:p>
          </table:table-cell>
          <table:table-cell office:value-type="float" office:value="1252674" calcext:value-type="float">
            <text:p>1252674</text:p>
          </table:table-cell>
          <table:table-cell office:value-type="float" office:value="228300261" calcext:value-type="float">
            <text:p>228300261</text:p>
          </table:table-cell>
          <table:table-cell office:value-type="float" office:value="240120898" calcext:value-type="float">
            <text:p>240120898</text:p>
          </table:table-cell>
          <table:table-cell office:value-type="float" office:value="262852909" calcext:value-type="float">
            <text:p>262852909</text:p>
          </table:table-cell>
          <table:table-cell office:value-type="float" office:value="313710494" calcext:value-type="float">
            <text:p>313710494</text:p>
          </table:table-cell>
          <table:table-cell office:value-type="float" office:value="476178" calcext:value-type="float">
            <text:p>476178</text:p>
          </table:table-cell>
          <table:table-cell office:value-type="float" office:value="569905" calcext:value-type="float">
            <text:p>569905</text:p>
          </table:table-cell>
          <table:table-cell office:value-type="float" office:value="1040617526" calcext:value-type="float">
            <text:p>1040617526</text:p>
          </table:table-cell>
          <table:table-cell office:value-type="float" office:value="1061643384" calcext:value-type="float">
            <text:p>1061643384</text:p>
          </table:table-cell>
          <table:table-cell office:value-type="float" office:value="894889427" calcext:value-type="float">
            <text:p>894889427</text:p>
          </table:table-cell>
          <table:table-cell office:value-type="float" office:value="987992886" calcext:value-type="float">
            <text:p>987992886</text:p>
          </table:table-cell>
          <table:table-cell office:value-type="float" office:value="31871511" calcext:value-type="float">
            <text:p>31871511</text:p>
          </table:table-cell>
          <table:table-cell office:value-type="float" office:value="32132927" calcext:value-type="float">
            <text:p>32132927</text:p>
          </table:table-cell>
          <table:table-cell office:value-type="float" office:value="1144019711" calcext:value-type="float">
            <text:p>1144019711</text:p>
          </table:table-cell>
          <table:table-cell office:value-type="float" office:value="1158402266" calcext:value-type="float">
            <text:p>1158402266</text:p>
          </table:table-cell>
          <table:table-cell office:value-type="float" office:value="1054354468" calcext:value-type="float">
            <text:p>1054354468</text:p>
          </table:table-cell>
          <table:table-cell office:value-type="float" office:value="1118647560" calcext:value-type="float">
            <text:p>1118647560</text:p>
          </table:table-cell>
          <table:table-cell office:value-type="float" office:value="31301397" calcext:value-type="float">
            <text:p>31301397</text:p>
          </table:table-cell>
          <table:table-cell office:value-type="float" office:value="31667854" calcext:value-type="float">
            <text:p>31667854</text:p>
          </table:table-cell>
          <table:table-cell office:value-type="float" office:value="435250949" calcext:value-type="float">
            <text:p>435250949</text:p>
          </table:table-cell>
          <table:table-cell office:value-type="float" office:value="667150131" calcext:value-type="float">
            <text:p>667150131</text:p>
          </table:table-cell>
          <table:table-cell office:value-type="float" office:value="433064778" calcext:value-type="float">
            <text:p>433064778</text:p>
          </table:table-cell>
          <table:table-cell office:value-type="float" office:value="611491448" calcext:value-type="float">
            <text:p>611491448</text:p>
          </table:table-cell>
          <table:table-cell office:value-type="float" office:value="6450052" calcext:value-type="float">
            <text:p>6450052</text:p>
          </table:table-cell>
          <table:table-cell office:value-type="float" office:value="19895338" calcext:value-type="float">
            <text:p>19895338</text:p>
          </table:table-cell>
        </table:table-row>
        <table:table-row table:style-name="ro1">
          <table:table-cell office:value-type="float" office:value="248012474" calcext:value-type="float">
            <text:p>248012474</text:p>
          </table:table-cell>
          <table:table-cell office:value-type="float" office:value="259778007" calcext:value-type="float">
            <text:p>259778007</text:p>
          </table:table-cell>
          <table:table-cell office:value-type="float" office:value="285536589" calcext:value-type="float">
            <text:p>285536589</text:p>
          </table:table-cell>
          <table:table-cell office:value-type="float" office:value="335937971" calcext:value-type="float">
            <text:p>335937971</text:p>
          </table:table-cell>
          <table:table-cell office:value-type="float" office:value="1113619" calcext:value-type="float">
            <text:p>1113619</text:p>
          </table:table-cell>
          <table:table-cell office:value-type="float" office:value="1283543" calcext:value-type="float">
            <text:p>1283543</text:p>
          </table:table-cell>
          <table:table-cell office:value-type="float" office:value="226812502" calcext:value-type="float">
            <text:p>226812502</text:p>
          </table:table-cell>
          <table:table-cell office:value-type="float" office:value="238961533" calcext:value-type="float">
            <text:p>238961533</text:p>
          </table:table-cell>
          <table:table-cell office:value-type="float" office:value="263997677" calcext:value-type="float">
            <text:p>263997677</text:p>
          </table:table-cell>
          <table:table-cell office:value-type="float" office:value="315662977" calcext:value-type="float">
            <text:p>315662977</text:p>
          </table:table-cell>
          <table:table-cell office:value-type="float" office:value="488051" calcext:value-type="float">
            <text:p>488051</text:p>
          </table:table-cell>
          <table:table-cell office:value-type="float" office:value="606362" calcext:value-type="float">
            <text:p>606362</text:p>
          </table:table-cell>
          <table:table-cell office:value-type="float" office:value="1157754698" calcext:value-type="float">
            <text:p>1157754698</text:p>
          </table:table-cell>
          <table:table-cell office:value-type="float" office:value="1187966570" calcext:value-type="float">
            <text:p>1187966570</text:p>
          </table:table-cell>
          <table:table-cell office:value-type="float" office:value="936901893" calcext:value-type="float">
            <text:p>936901893</text:p>
          </table:table-cell>
          <table:table-cell office:value-type="float" office:value="1003718350" calcext:value-type="float">
            <text:p>1003718350</text:p>
          </table:table-cell>
          <table:table-cell office:value-type="float" office:value="30602355" calcext:value-type="float">
            <text:p>30602355</text:p>
          </table:table-cell>
          <table:table-cell office:value-type="float" office:value="30865377" calcext:value-type="float">
            <text:p>30865377</text:p>
          </table:table-cell>
          <table:table-cell office:value-type="float" office:value="1288174356" calcext:value-type="float">
            <text:p>1288174356</text:p>
          </table:table-cell>
          <table:table-cell office:value-type="float" office:value="1315368456" calcext:value-type="float">
            <text:p>1315368456</text:p>
          </table:table-cell>
          <table:table-cell office:value-type="float" office:value="1058619605" calcext:value-type="float">
            <text:p>1058619605</text:p>
          </table:table-cell>
          <table:table-cell office:value-type="float" office:value="1101222299" calcext:value-type="float">
            <text:p>1101222299</text:p>
          </table:table-cell>
          <table:table-cell office:value-type="float" office:value="31467410" calcext:value-type="float">
            <text:p>31467410</text:p>
          </table:table-cell>
          <table:table-cell office:value-type="float" office:value="31857403" calcext:value-type="float">
            <text:p>31857403</text:p>
          </table:table-cell>
          <table:table-cell office:value-type="float" office:value="459818878" calcext:value-type="float">
            <text:p>459818878</text:p>
          </table:table-cell>
          <table:table-cell office:value-type="float" office:value="518715403" calcext:value-type="float">
            <text:p>518715403</text:p>
          </table:table-cell>
          <table:table-cell office:value-type="float" office:value="432270333" calcext:value-type="float">
            <text:p>432270333</text:p>
          </table:table-cell>
          <table:table-cell office:value-type="float" office:value="492343475" calcext:value-type="float">
            <text:p>492343475</text:p>
          </table:table-cell>
          <table:table-cell office:value-type="float" office:value="6424560" calcext:value-type="float">
            <text:p>6424560</text:p>
          </table:table-cell>
          <table:table-cell office:value-type="float" office:value="6895011" calcext:value-type="float">
            <text:p>6895011</text:p>
          </table:table-cell>
        </table:table-row>
        <table:table-row table:style-name="ro1">
          <table:table-cell office:value-type="float" office:value="252017662" calcext:value-type="float">
            <text:p>252017662</text:p>
          </table:table-cell>
          <table:table-cell office:value-type="float" office:value="263978331" calcext:value-type="float">
            <text:p>263978331</text:p>
          </table:table-cell>
          <table:table-cell office:value-type="float" office:value="284950062" calcext:value-type="float">
            <text:p>284950062</text:p>
          </table:table-cell>
          <table:table-cell office:value-type="float" office:value="335480859" calcext:value-type="float">
            <text:p>335480859</text:p>
          </table:table-cell>
          <table:table-cell office:value-type="float" office:value="1406744" calcext:value-type="float">
            <text:p>1406744</text:p>
          </table:table-cell>
          <table:table-cell office:value-type="float" office:value="1586794" calcext:value-type="float">
            <text:p>1586794</text:p>
          </table:table-cell>
          <table:table-cell office:value-type="float" office:value="226688114" calcext:value-type="float">
            <text:p>226688114</text:p>
          </table:table-cell>
          <table:table-cell office:value-type="float" office:value="238705704" calcext:value-type="float">
            <text:p>238705704</text:p>
          </table:table-cell>
          <table:table-cell office:value-type="float" office:value="271420549" calcext:value-type="float">
            <text:p>271420549</text:p>
          </table:table-cell>
          <table:table-cell office:value-type="float" office:value="322381010" calcext:value-type="float">
            <text:p>322381010</text:p>
          </table:table-cell>
          <table:table-cell office:value-type="float" office:value="465213" calcext:value-type="float">
            <text:p>465213</text:p>
          </table:table-cell>
          <table:table-cell office:value-type="float" office:value="565714" calcext:value-type="float">
            <text:p>565714</text:p>
          </table:table-cell>
          <table:table-cell office:value-type="float" office:value="1046932364" calcext:value-type="float">
            <text:p>1046932364</text:p>
          </table:table-cell>
          <table:table-cell office:value-type="float" office:value="1059943516" calcext:value-type="float">
            <text:p>1059943516</text:p>
          </table:table-cell>
          <table:table-cell office:value-type="float" office:value="928426374" calcext:value-type="float">
            <text:p>928426374</text:p>
          </table:table-cell>
          <table:table-cell office:value-type="float" office:value="998921162" calcext:value-type="float">
            <text:p>998921162</text:p>
          </table:table-cell>
          <table:table-cell office:value-type="float" office:value="33220286" calcext:value-type="float">
            <text:p>33220286</text:p>
          </table:table-cell>
          <table:table-cell office:value-type="float" office:value="33464940" calcext:value-type="float">
            <text:p>33464940</text:p>
          </table:table-cell>
          <table:table-cell office:value-type="float" office:value="1082826245" calcext:value-type="float">
            <text:p>1082826245</text:p>
          </table:table-cell>
          <table:table-cell office:value-type="float" office:value="1095999009" calcext:value-type="float">
            <text:p>1095999009</text:p>
          </table:table-cell>
          <table:table-cell office:value-type="float" office:value="988552036" calcext:value-type="float">
            <text:p>988552036</text:p>
          </table:table-cell>
          <table:table-cell office:value-type="float" office:value="1060525574" calcext:value-type="float">
            <text:p>1060525574</text:p>
          </table:table-cell>
          <table:table-cell office:value-type="float" office:value="35138546" calcext:value-type="float">
            <text:p>35138546</text:p>
          </table:table-cell>
          <table:table-cell office:value-type="float" office:value="35552496" calcext:value-type="float">
            <text:p>35552496</text:p>
          </table:table-cell>
          <table:table-cell office:value-type="float" office:value="441160290" calcext:value-type="float">
            <text:p>441160290</text:p>
          </table:table-cell>
          <table:table-cell office:value-type="float" office:value="491095411" calcext:value-type="float">
            <text:p>491095411</text:p>
          </table:table-cell>
          <table:table-cell office:value-type="float" office:value="434495267" calcext:value-type="float">
            <text:p>434495267</text:p>
          </table:table-cell>
          <table:table-cell office:value-type="float" office:value="489079442" calcext:value-type="float">
            <text:p>489079442</text:p>
          </table:table-cell>
          <table:table-cell office:value-type="float" office:value="8389824" calcext:value-type="float">
            <text:p>8389824</text:p>
          </table:table-cell>
          <table:table-cell office:value-type="float" office:value="8710814" calcext:value-type="float">
            <text:p>8710814</text:p>
          </table:table-cell>
        </table:table-row>
        <table:table-row table:style-name="ro1">
          <table:table-cell office:value-type="float" office:value="258241149" calcext:value-type="float">
            <text:p>258241149</text:p>
          </table:table-cell>
          <table:table-cell office:value-type="float" office:value="269976091" calcext:value-type="float">
            <text:p>269976091</text:p>
          </table:table-cell>
          <table:table-cell office:value-type="float" office:value="283578170" calcext:value-type="float">
            <text:p>283578170</text:p>
          </table:table-cell>
          <table:table-cell office:value-type="float" office:value="334139348" calcext:value-type="float">
            <text:p>334139348</text:p>
          </table:table-cell>
          <table:table-cell office:value-type="float" office:value="1112990" calcext:value-type="float">
            <text:p>1112990</text:p>
          </table:table-cell>
          <table:table-cell office:value-type="float" office:value="1225854" calcext:value-type="float">
            <text:p>1225854</text:p>
          </table:table-cell>
          <table:table-cell office:value-type="float" office:value="227337988" calcext:value-type="float">
            <text:p>227337988</text:p>
          </table:table-cell>
          <table:table-cell office:value-type="float" office:value="238967050" calcext:value-type="float">
            <text:p>238967050</text:p>
          </table:table-cell>
          <table:table-cell office:value-type="float" office:value="263376300" calcext:value-type="float">
            <text:p>263376300</text:p>
          </table:table-cell>
          <table:table-cell office:value-type="float" office:value="314456608" calcext:value-type="float">
            <text:p>314456608</text:p>
          </table:table-cell>
          <table:table-cell office:value-type="float" office:value="465981" calcext:value-type="float">
            <text:p>465981</text:p>
          </table:table-cell>
          <table:table-cell office:value-type="float" office:value="576540" calcext:value-type="float">
            <text:p>576540</text:p>
          </table:table-cell>
          <table:table-cell office:value-type="float" office:value="1021129851" calcext:value-type="float">
            <text:p>1021129851</text:p>
          </table:table-cell>
          <table:table-cell office:value-type="float" office:value="1034164540" calcext:value-type="float">
            <text:p>1034164540</text:p>
          </table:table-cell>
          <table:table-cell office:value-type="float" office:value="901084629" calcext:value-type="float">
            <text:p>901084629</text:p>
          </table:table-cell>
          <table:table-cell office:value-type="float" office:value="965156044" calcext:value-type="float">
            <text:p>965156044</text:p>
          </table:table-cell>
          <table:table-cell office:value-type="float" office:value="33346140" calcext:value-type="float">
            <text:p>33346140</text:p>
          </table:table-cell>
          <table:table-cell office:value-type="float" office:value="33604134" calcext:value-type="float">
            <text:p>33604134</text:p>
          </table:table-cell>
          <table:table-cell office:value-type="float" office:value="1186439211" calcext:value-type="float">
            <text:p>1186439211</text:p>
          </table:table-cell>
          <table:table-cell office:value-type="float" office:value="1211727972" calcext:value-type="float">
            <text:p>1211727972</text:p>
          </table:table-cell>
          <table:table-cell office:value-type="float" office:value="1063801200" calcext:value-type="float">
            <text:p>1063801200</text:p>
          </table:table-cell>
          <table:table-cell office:value-type="float" office:value="1123598329" calcext:value-type="float">
            <text:p>1123598329</text:p>
          </table:table-cell>
          <table:table-cell office:value-type="float" office:value="33372051" calcext:value-type="float">
            <text:p>33372051</text:p>
          </table:table-cell>
          <table:table-cell office:value-type="float" office:value="33738368" calcext:value-type="float">
            <text:p>33738368</text:p>
          </table:table-cell>
          <table:table-cell office:value-type="float" office:value="475780335" calcext:value-type="float">
            <text:p>475780335</text:p>
          </table:table-cell>
          <table:table-cell office:value-type="float" office:value="734326900" calcext:value-type="float">
            <text:p>734326900</text:p>
          </table:table-cell>
          <table:table-cell office:value-type="float" office:value="432763832" calcext:value-type="float">
            <text:p>432763832</text:p>
          </table:table-cell>
          <table:table-cell office:value-type="float" office:value="614154915" calcext:value-type="float">
            <text:p>614154915</text:p>
          </table:table-cell>
          <table:table-cell office:value-type="float" office:value="6449423" calcext:value-type="float">
            <text:p>6449423</text:p>
          </table:table-cell>
          <table:table-cell office:value-type="float" office:value="19815089" calcext:value-type="float">
            <text:p>19815089</text:p>
          </table:table-cell>
        </table:table-row>
        <table:table-row table:style-name="ro1">
          <table:table-cell office:value-type="float" office:value="247812309" calcext:value-type="float">
            <text:p>247812309</text:p>
          </table:table-cell>
          <table:table-cell office:value-type="float" office:value="259510933" calcext:value-type="float">
            <text:p>259510933</text:p>
          </table:table-cell>
          <table:table-cell office:value-type="float" office:value="282160950" calcext:value-type="float">
            <text:p>282160950</text:p>
          </table:table-cell>
          <table:table-cell office:value-type="float" office:value="332554649" calcext:value-type="float">
            <text:p>332554649</text:p>
          </table:table-cell>
          <table:table-cell office:value-type="float" office:value="1352825" calcext:value-type="float">
            <text:p>1352825</text:p>
          </table:table-cell>
          <table:table-cell office:value-type="float" office:value="1593149" calcext:value-type="float">
            <text:p>1593149</text:p>
          </table:table-cell>
          <table:table-cell office:value-type="float" office:value="226499264" calcext:value-type="float">
            <text:p>226499264</text:p>
          </table:table-cell>
          <table:table-cell office:value-type="float" office:value="238691038" calcext:value-type="float">
            <text:p>238691038</text:p>
          </table:table-cell>
          <table:table-cell office:value-type="float" office:value="268985742" calcext:value-type="float">
            <text:p>268985742</text:p>
          </table:table-cell>
          <table:table-cell office:value-type="float" office:value="320715924" calcext:value-type="float">
            <text:p>320715924</text:p>
          </table:table-cell>
          <table:table-cell office:value-type="float" office:value="465143" calcext:value-type="float">
            <text:p>465143</text:p>
          </table:table-cell>
          <table:table-cell office:value-type="float" office:value="580451" calcext:value-type="float">
            <text:p>580451</text:p>
          </table:table-cell>
          <table:table-cell office:value-type="float" office:value="966921073" calcext:value-type="float">
            <text:p>966921073</text:p>
          </table:table-cell>
          <table:table-cell office:value-type="float" office:value="980068136" calcext:value-type="float">
            <text:p>980068136</text:p>
          </table:table-cell>
          <table:table-cell office:value-type="float" office:value="849542529" calcext:value-type="float">
            <text:p>849542529</text:p>
          </table:table-cell>
          <table:table-cell office:value-type="float" office:value="915497355" calcext:value-type="float">
            <text:p>915497355</text:p>
          </table:table-cell>
          <table:table-cell office:value-type="float" office:value="35316502" calcext:value-type="float">
            <text:p>35316502</text:p>
          </table:table-cell>
          <table:table-cell office:value-type="float" office:value="35577289" calcext:value-type="float">
            <text:p>35577289</text:p>
          </table:table-cell>
          <table:table-cell office:value-type="float" office:value="1168683950" calcext:value-type="float">
            <text:p>1168683950</text:p>
          </table:table-cell>
          <table:table-cell office:value-type="float" office:value="1194766806" calcext:value-type="float">
            <text:p>1194766806</text:p>
          </table:table-cell>
          <table:table-cell office:value-type="float" office:value="1028870082" calcext:value-type="float">
            <text:p>1028870082</text:p>
          </table:table-cell>
          <table:table-cell office:value-type="float" office:value="1129395505" calcext:value-type="float">
            <text:p>1129395505</text:p>
          </table:table-cell>
          <table:table-cell office:value-type="float" office:value="35569816" calcext:value-type="float">
            <text:p>35569816</text:p>
          </table:table-cell>
          <table:table-cell office:value-type="float" office:value="35958343" calcext:value-type="float">
            <text:p>35958343</text:p>
          </table:table-cell>
          <table:table-cell office:value-type="float" office:value="459205322" calcext:value-type="float">
            <text:p>459205322</text:p>
          </table:table-cell>
          <table:table-cell office:value-type="float" office:value="533528810" calcext:value-type="float">
            <text:p>533528810</text:p>
          </table:table-cell>
          <table:table-cell office:value-type="float" office:value="445729517" calcext:value-type="float">
            <text:p>445729517</text:p>
          </table:table-cell>
          <table:table-cell office:value-type="float" office:value="502591845" calcext:value-type="float">
            <text:p>502591845</text:p>
          </table:table-cell>
          <table:table-cell office:value-type="float" office:value="6456408" calcext:value-type="float">
            <text:p>6456408</text:p>
          </table:table-cell>
          <table:table-cell office:value-type="float" office:value="6927138" calcext:value-type="float">
            <text:p>6927138</text:p>
          </table:table-cell>
        </table:table-row>
        <table:table-row table:style-name="ro1">
          <table:table-cell office:value-type="float" office:value="248812227" calcext:value-type="float">
            <text:p>248812227</text:p>
          </table:table-cell>
          <table:table-cell office:value-type="float" office:value="260851467" calcext:value-type="float">
            <text:p>260851467</text:p>
          </table:table-cell>
          <table:table-cell office:value-type="float" office:value="282773249" calcext:value-type="float">
            <text:p>282773249</text:p>
          </table:table-cell>
          <table:table-cell office:value-type="float" office:value="342367769" calcext:value-type="float">
            <text:p>342367769</text:p>
          </table:table-cell>
          <table:table-cell office:value-type="float" office:value="1636451" calcext:value-type="float">
            <text:p>1636451</text:p>
          </table:table-cell>
          <table:table-cell office:value-type="float" office:value="1813848" calcext:value-type="float">
            <text:p>1813848</text:p>
          </table:table-cell>
          <table:table-cell office:value-type="float" office:value="226265016" calcext:value-type="float">
            <text:p>226265016</text:p>
          </table:table-cell>
          <table:table-cell office:value-type="float" office:value="238070568" calcext:value-type="float">
            <text:p>238070568</text:p>
          </table:table-cell>
          <table:table-cell office:value-type="float" office:value="266031665" calcext:value-type="float">
            <text:p>266031665</text:p>
          </table:table-cell>
          <table:table-cell office:value-type="float" office:value="316878215" calcext:value-type="float">
            <text:p>316878215</text:p>
          </table:table-cell>
          <table:table-cell office:value-type="float" office:value="467308" calcext:value-type="float">
            <text:p>467308</text:p>
          </table:table-cell>
          <table:table-cell office:value-type="float" office:value="565504" calcext:value-type="float">
            <text:p>565504</text:p>
          </table:table-cell>
          <table:table-cell office:value-type="float" office:value="973781792" calcext:value-type="float">
            <text:p>973781792</text:p>
          </table:table-cell>
          <table:table-cell office:value-type="float" office:value="986765007" calcext:value-type="float">
            <text:p>986765007</text:p>
          </table:table-cell>
          <table:table-cell office:value-type="float" office:value="908545563" calcext:value-type="float">
            <text:p>908545563</text:p>
          </table:table-cell>
          <table:table-cell office:value-type="float" office:value="973374547" calcext:value-type="float">
            <text:p>973374547</text:p>
          </table:table-cell>
          <table:table-cell office:value-type="float" office:value="34430356" calcext:value-type="float">
            <text:p>34430356</text:p>
          </table:table-cell>
          <table:table-cell office:value-type="float" office:value="34676896" calcext:value-type="float">
            <text:p>34676896</text:p>
          </table:table-cell>
          <table:table-cell office:value-type="float" office:value="1086650335" calcext:value-type="float">
            <text:p>1086650335</text:p>
          </table:table-cell>
          <table:table-cell office:value-type="float" office:value="1106793329" calcext:value-type="float">
            <text:p>1106793329</text:p>
          </table:table-cell>
          <table:table-cell office:value-type="float" office:value="1041777449" calcext:value-type="float">
            <text:p>1041777449</text:p>
          </table:table-cell>
          <table:table-cell office:value-type="float" office:value="1120867116" calcext:value-type="float">
            <text:p>1120867116</text:p>
          </table:table-cell>
          <table:table-cell office:value-type="float" office:value="31853073" calcext:value-type="float">
            <text:p>31853073</text:p>
          </table:table-cell>
          <table:table-cell office:value-type="float" office:value="32273448" calcext:value-type="float">
            <text:p>32273448</text:p>
          </table:table-cell>
          <table:table-cell office:value-type="float" office:value="464228377" calcext:value-type="float">
            <text:p>464228377</text:p>
          </table:table-cell>
          <table:table-cell office:value-type="float" office:value="534553102" calcext:value-type="float">
            <text:p>534553102</text:p>
          </table:table-cell>
          <table:table-cell office:value-type="float" office:value="426664522" calcext:value-type="float">
            <text:p>426664522</text:p>
          </table:table-cell>
          <table:table-cell office:value-type="float" office:value="481482108" calcext:value-type="float">
            <text:p>481482108</text:p>
          </table:table-cell>
          <table:table-cell office:value-type="float" office:value="6451449" calcext:value-type="float">
            <text:p>6451449</text:p>
          </table:table-cell>
          <table:table-cell office:value-type="float" office:value="6673195" calcext:value-type="float">
            <text:p>6673195</text:p>
          </table:table-cell>
        </table:table-row>
        <table:table-row table:style-name="ro1">
          <table:table-cell office:value-type="float" office:value="248432080" calcext:value-type="float">
            <text:p>248432080</text:p>
          </table:table-cell>
          <table:table-cell office:value-type="float" office:value="260172819" calcext:value-type="float">
            <text:p>260172819</text:p>
          </table:table-cell>
          <table:table-cell office:value-type="float" office:value="282692513" calcext:value-type="float">
            <text:p>282692513</text:p>
          </table:table-cell>
          <table:table-cell office:value-type="float" office:value="333008898" calcext:value-type="float">
            <text:p>333008898</text:p>
          </table:table-cell>
          <table:table-cell office:value-type="float" office:value="1113829" calcext:value-type="float">
            <text:p>1113829</text:p>
          </table:table-cell>
          <table:table-cell office:value-type="float" office:value="1224318" calcext:value-type="float">
            <text:p>1224318</text:p>
          </table:table-cell>
          <table:table-cell office:value-type="float" office:value="227548629" calcext:value-type="float">
            <text:p>227548629</text:p>
          </table:table-cell>
          <table:table-cell office:value-type="float" office:value="239242016" calcext:value-type="float">
            <text:p>239242016</text:p>
          </table:table-cell>
          <table:table-cell office:value-type="float" office:value="264081557" calcext:value-type="float">
            <text:p>264081557</text:p>
          </table:table-cell>
          <table:table-cell office:value-type="float" office:value="314878240" calcext:value-type="float">
            <text:p>314878240</text:p>
          </table:table-cell>
          <table:table-cell office:value-type="float" office:value="463956" calcext:value-type="float">
            <text:p>463956</text:p>
          </table:table-cell>
          <table:table-cell office:value-type="float" office:value="560197" calcext:value-type="float">
            <text:p>560197</text:p>
          </table:table-cell>
          <table:table-cell office:value-type="float" office:value="1166106458" calcext:value-type="float">
            <text:p>1166106458</text:p>
          </table:table-cell>
          <table:table-cell office:value-type="float" office:value="1195599874" calcext:value-type="float">
            <text:p>1195599874</text:p>
          </table:table-cell>
          <table:table-cell office:value-type="float" office:value="913297425" calcext:value-type="float">
            <text:p>913297425</text:p>
          </table:table-cell>
          <table:table-cell office:value-type="float" office:value="982574810" calcext:value-type="float">
            <text:p>982574810</text:p>
          </table:table-cell>
          <table:table-cell office:value-type="float" office:value="33534152" calcext:value-type="float">
            <text:p>33534152</text:p>
          </table:table-cell>
          <table:table-cell office:value-type="float" office:value="33795219" calcext:value-type="float">
            <text:p>33795219</text:p>
          </table:table-cell>
          <table:table-cell office:value-type="float" office:value="1231905398" calcext:value-type="float">
            <text:p>1231905398</text:p>
          </table:table-cell>
          <table:table-cell office:value-type="float" office:value="1254585866" calcext:value-type="float">
            <text:p>1254585866</text:p>
          </table:table-cell>
          <table:table-cell office:value-type="float" office:value="985989489" calcext:value-type="float">
            <text:p>985989489</text:p>
          </table:table-cell>
          <table:table-cell office:value-type="float" office:value="1033546864" calcext:value-type="float">
            <text:p>1033546864</text:p>
          </table:table-cell>
          <table:table-cell office:value-type="float" office:value="34303804" calcext:value-type="float">
            <text:p>34303804</text:p>
          </table:table-cell>
          <table:table-cell office:value-type="float" office:value="34690585" calcext:value-type="float">
            <text:p>34690585</text:p>
          </table:table-cell>
          <table:table-cell office:value-type="float" office:value="459863157" calcext:value-type="float">
            <text:p>459863157</text:p>
          </table:table-cell>
          <table:table-cell office:value-type="float" office:value="703270716" calcext:value-type="float">
            <text:p>703270716</text:p>
          </table:table-cell>
          <table:table-cell office:value-type="float" office:value="433065266" calcext:value-type="float">
            <text:p>433065266</text:p>
          </table:table-cell>
          <table:table-cell office:value-type="float" office:value="619665531" calcext:value-type="float">
            <text:p>619665531</text:p>
          </table:table-cell>
          <table:table-cell office:value-type="float" office:value="6490141" calcext:value-type="float">
            <text:p>6490141</text:p>
          </table:table-cell>
          <table:table-cell office:value-type="float" office:value="20002683" calcext:value-type="float">
            <text:p>20002683</text:p>
          </table:table-cell>
        </table:table-row>
        <table:table-row table:style-name="ro1">
          <table:table-cell office:value-type="float" office:value="247950805" calcext:value-type="float">
            <text:p>247950805</text:p>
          </table:table-cell>
          <table:table-cell office:value-type="float" office:value="259882350" calcext:value-type="float">
            <text:p>259882350</text:p>
          </table:table-cell>
          <table:table-cell office:value-type="float" office:value="286422736" calcext:value-type="float">
            <text:p>286422736</text:p>
          </table:table-cell>
          <table:table-cell office:value-type="float" office:value="337011851" calcext:value-type="float">
            <text:p>337011851</text:p>
          </table:table-cell>
          <table:table-cell office:value-type="float" office:value="1119067" calcext:value-type="float">
            <text:p>1119067</text:p>
          </table:table-cell>
          <table:table-cell office:value-type="float" office:value="1290667" calcext:value-type="float">
            <text:p>1290667</text:p>
          </table:table-cell>
          <table:table-cell office:value-type="float" office:value="226823816" calcext:value-type="float">
            <text:p>226823816</text:p>
          </table:table-cell>
          <table:table-cell office:value-type="float" office:value="239001133" calcext:value-type="float">
            <text:p>239001133</text:p>
          </table:table-cell>
          <table:table-cell office:value-type="float" office:value="264777176" calcext:value-type="float">
            <text:p>264777176</text:p>
          </table:table-cell>
          <table:table-cell office:value-type="float" office:value="316151725" calcext:value-type="float">
            <text:p>316151725</text:p>
          </table:table-cell>
          <table:table-cell office:value-type="float" office:value="465492" calcext:value-type="float">
            <text:p>465492</text:p>
          </table:table-cell>
          <table:table-cell office:value-type="float" office:value="582965" calcext:value-type="float">
            <text:p>582965</text:p>
          </table:table-cell>
          <table:table-cell office:value-type="float" office:value="888654347" calcext:value-type="float">
            <text:p>888654347</text:p>
          </table:table-cell>
          <table:table-cell office:value-type="float" office:value="914071545" calcext:value-type="float">
            <text:p>914071545</text:p>
          </table:table-cell>
          <table:table-cell office:value-type="float" office:value="868305390" calcext:value-type="float">
            <text:p>868305390</text:p>
          </table:table-cell>
          <table:table-cell office:value-type="float" office:value="952748670" calcext:value-type="float">
            <text:p>952748670</text:p>
          </table:table-cell>
          <table:table-cell office:value-type="float" office:value="33048407" calcext:value-type="float">
            <text:p>33048407</text:p>
          </table:table-cell>
          <table:table-cell office:value-type="float" office:value="33311289" calcext:value-type="float">
            <text:p>33311289</text:p>
          </table:table-cell>
          <table:table-cell office:value-type="float" office:value="1255836793" calcext:value-type="float">
            <text:p>1255836793</text:p>
          </table:table-cell>
          <table:table-cell office:value-type="float" office:value="1270006961" calcext:value-type="float">
            <text:p>1270006961</text:p>
          </table:table-cell>
          <table:table-cell office:value-type="float" office:value="989019763" calcext:value-type="float">
            <text:p>989019763</text:p>
          </table:table-cell>
          <table:table-cell office:value-type="float" office:value="1098524260" calcext:value-type="float">
            <text:p>1098524260</text:p>
          </table:table-cell>
          <table:table-cell office:value-type="float" office:value="32934914" calcext:value-type="float">
            <text:p>32934914</text:p>
          </table:table-cell>
          <table:table-cell office:value-type="float" office:value="33341460" calcext:value-type="float">
            <text:p>33341460</text:p>
          </table:table-cell>
          <table:table-cell office:value-type="float" office:value="460949608" calcext:value-type="float">
            <text:p>460949608</text:p>
          </table:table-cell>
          <table:table-cell office:value-type="float" office:value="509143935" calcext:value-type="float">
            <text:p>509143935</text:p>
          </table:table-cell>
          <table:table-cell office:value-type="float" office:value="444533484" calcext:value-type="float">
            <text:p>444533484</text:p>
          </table:table-cell>
          <table:table-cell office:value-type="float" office:value="501157165" calcext:value-type="float">
            <text:p>501157165</text:p>
          </table:table-cell>
          <table:table-cell office:value-type="float" office:value="6446840" calcext:value-type="float">
            <text:p>6446840</text:p>
          </table:table-cell>
          <table:table-cell office:value-type="float" office:value="6920573" calcext:value-type="float">
            <text:p>6920573</text:p>
          </table:table-cell>
        </table:table-row>
        <table:table-row table:style-name="ro1">
          <table:table-cell office:value-type="float" office:value="251063281" calcext:value-type="float">
            <text:p>251063281</text:p>
          </table:table-cell>
          <table:table-cell office:value-type="float" office:value="262940141" calcext:value-type="float">
            <text:p>262940141</text:p>
          </table:table-cell>
          <table:table-cell office:value-type="float" office:value="284251231" calcext:value-type="float">
            <text:p>284251231</text:p>
          </table:table-cell>
          <table:table-cell office:value-type="float" office:value="334992809" calcext:value-type="float">
            <text:p>334992809</text:p>
          </table:table-cell>
          <table:table-cell office:value-type="float" office:value="1117251" calcext:value-type="float">
            <text:p>1117251</text:p>
          </table:table-cell>
          <table:table-cell office:value-type="float" office:value="1241220" calcext:value-type="float">
            <text:p>1241220</text:p>
          </table:table-cell>
          <table:table-cell office:value-type="float" office:value="226707601" calcext:value-type="float">
            <text:p>226707601</text:p>
          </table:table-cell>
          <table:table-cell office:value-type="float" office:value="238716390" calcext:value-type="float">
            <text:p>238716390</text:p>
          </table:table-cell>
          <table:table-cell office:value-type="float" office:value="262769169" calcext:value-type="float">
            <text:p>262769169</text:p>
          </table:table-cell>
          <table:table-cell office:value-type="float" office:value="313926303" calcext:value-type="float">
            <text:p>313926303</text:p>
          </table:table-cell>
          <table:table-cell office:value-type="float" office:value="465631" calcext:value-type="float">
            <text:p>465631</text:p>
          </table:table-cell>
          <table:table-cell office:value-type="float" office:value="565854" calcext:value-type="float">
            <text:p>565854</text:p>
          </table:table-cell>
          <table:table-cell office:value-type="float" office:value="1060926113" calcext:value-type="float">
            <text:p>1060926113</text:p>
          </table:table-cell>
          <table:table-cell office:value-type="float" office:value="1075850218" calcext:value-type="float">
            <text:p>1075850218</text:p>
          </table:table-cell>
          <table:table-cell office:value-type="float" office:value="893069013" calcext:value-type="float">
            <text:p>893069013</text:p>
          </table:table-cell>
          <table:table-cell office:value-type="float" office:value="946952611" calcext:value-type="float">
            <text:p>946952611</text:p>
          </table:table-cell>
          <table:table-cell office:value-type="float" office:value="32962851" calcext:value-type="float">
            <text:p>32962851</text:p>
          </table:table-cell>
          <table:table-cell office:value-type="float" office:value="33206877" calcext:value-type="float">
            <text:p>33206877</text:p>
          </table:table-cell>
          <table:table-cell office:value-type="float" office:value="1298626313" calcext:value-type="float">
            <text:p>1298626313</text:p>
          </table:table-cell>
          <table:table-cell office:value-type="float" office:value="1317876945" calcext:value-type="float">
            <text:p>1317876945</text:p>
          </table:table-cell>
          <table:table-cell office:value-type="float" office:value="1105617481" calcext:value-type="float">
            <text:p>1105617481</text:p>
          </table:table-cell>
          <table:table-cell office:value-type="float" office:value="1179043718" calcext:value-type="float">
            <text:p>1179043718</text:p>
          </table:table-cell>
          <table:table-cell office:value-type="float" office:value="31360343" calcext:value-type="float">
            <text:p>31360343</text:p>
          </table:table-cell>
          <table:table-cell office:value-type="float" office:value="31748730" calcext:value-type="float">
            <text:p>31748730</text:p>
          </table:table-cell>
          <table:table-cell office:value-type="float" office:value="459804211" calcext:value-type="float">
            <text:p>459804211</text:p>
          </table:table-cell>
          <table:table-cell office:value-type="float" office:value="542947675" calcext:value-type="float">
            <text:p>542947675</text:p>
          </table:table-cell>
          <table:table-cell office:value-type="float" office:value="430567393" calcext:value-type="float">
            <text:p>430567393</text:p>
          </table:table-cell>
          <table:table-cell office:value-type="float" office:value="483484248" calcext:value-type="float">
            <text:p>483484248</text:p>
          </table:table-cell>
          <table:table-cell office:value-type="float" office:value="6430776" calcext:value-type="float">
            <text:p>6430776</text:p>
          </table:table-cell>
          <table:table-cell office:value-type="float" office:value="6653151" calcext:value-type="float">
            <text:p>6653151</text:p>
          </table:table-cell>
        </table:table-row>
        <table:table-row table:style-name="ro1">
          <table:table-cell office:value-type="float" office:value="249568049" calcext:value-type="float">
            <text:p>249568049</text:p>
          </table:table-cell>
          <table:table-cell office:value-type="float" office:value="261360610" calcext:value-type="float">
            <text:p>261360610</text:p>
          </table:table-cell>
          <table:table-cell office:value-type="float" office:value="282373268" calcext:value-type="float">
            <text:p>282373268</text:p>
          </table:table-cell>
          <table:table-cell office:value-type="float" office:value="332797627" calcext:value-type="float">
            <text:p>332797627</text:p>
          </table:table-cell>
          <table:table-cell office:value-type="float" office:value="1119346" calcext:value-type="float">
            <text:p>1119346</text:p>
          </table:table-cell>
          <table:table-cell office:value-type="float" office:value="1231232" calcext:value-type="float">
            <text:p>1231232</text:p>
          </table:table-cell>
          <table:table-cell office:value-type="float" office:value="226662901" calcext:value-type="float">
            <text:p>226662901</text:p>
          </table:table-cell>
          <table:table-cell office:value-type="float" office:value="238658491" calcext:value-type="float">
            <text:p>238658491</text:p>
          </table:table-cell>
          <table:table-cell office:value-type="float" office:value="267151500" calcext:value-type="float">
            <text:p>267151500</text:p>
          </table:table-cell>
          <table:table-cell office:value-type="float" office:value="318289218" calcext:value-type="float">
            <text:p>318289218</text:p>
          </table:table-cell>
          <table:table-cell office:value-type="float" office:value="464584" calcext:value-type="float">
            <text:p>464584</text:p>
          </table:table-cell>
          <table:table-cell office:value-type="float" office:value="556844" calcext:value-type="float">
            <text:p>556844</text:p>
          </table:table-cell>
          <table:table-cell office:value-type="float" office:value="1149473966" calcext:value-type="float">
            <text:p>1149473966</text:p>
          </table:table-cell>
          <table:table-cell office:value-type="float" office:value="1179185845" calcext:value-type="float">
            <text:p>1179185845</text:p>
          </table:table-cell>
          <table:table-cell office:value-type="float" office:value="883811552" calcext:value-type="float">
            <text:p>883811552</text:p>
          </table:table-cell>
          <table:table-cell office:value-type="float" office:value="952107527" calcext:value-type="float">
            <text:p>952107527</text:p>
          </table:table-cell>
          <table:table-cell office:value-type="float" office:value="32584311" calcext:value-type="float">
            <text:p>32584311</text:p>
          </table:table-cell>
          <table:table-cell office:value-type="float" office:value="32845587" calcext:value-type="float">
            <text:p>32845587</text:p>
          </table:table-cell>
          <table:table-cell office:value-type="float" office:value="1295289855" calcext:value-type="float">
            <text:p>1295289855</text:p>
          </table:table-cell>
          <table:table-cell office:value-type="float" office:value="1321038730" calcext:value-type="float">
            <text:p>1321038730</text:p>
          </table:table-cell>
          <table:table-cell office:value-type="float" office:value="977739557" calcext:value-type="float">
            <text:p>977739557</text:p>
          </table:table-cell>
          <table:table-cell office:value-type="float" office:value="1041377678" calcext:value-type="float">
            <text:p>1041377678</text:p>
          </table:table-cell>
          <table:table-cell office:value-type="float" office:value="33530311" calcext:value-type="float">
            <text:p>33530311</text:p>
          </table:table-cell>
          <table:table-cell office:value-type="float" office:value="33900051" calcext:value-type="float">
            <text:p>33900051</text:p>
          </table:table-cell>
          <table:table-cell office:value-type="float" office:value="456509448" calcext:value-type="float">
            <text:p>456509448</text:p>
          </table:table-cell>
          <table:table-cell office:value-type="float" office:value="690725126" calcext:value-type="float">
            <text:p>690725126</text:p>
          </table:table-cell>
          <table:table-cell office:value-type="float" office:value="460623589" calcext:value-type="float">
            <text:p>460623589</text:p>
          </table:table-cell>
          <table:table-cell office:value-type="float" office:value="646757454" calcext:value-type="float">
            <text:p>646757454</text:p>
          </table:table-cell>
          <table:table-cell office:value-type="float" office:value="6436503" calcext:value-type="float">
            <text:p>6436503</text:p>
          </table:table-cell>
          <table:table-cell office:value-type="float" office:value="19901762" calcext:value-type="float">
            <text:p>19901762</text:p>
          </table:table-cell>
        </table:table-row>
        <table:table-row table:style-name="ro1">
          <table:table-cell office:value-type="float" office:value="247786258" calcext:value-type="float">
            <text:p>247786258</text:p>
          </table:table-cell>
          <table:table-cell office:value-type="float" office:value="259491448" calcext:value-type="float">
            <text:p>259491448</text:p>
          </table:table-cell>
          <table:table-cell office:value-type="float" office:value="285755473" calcext:value-type="float">
            <text:p>285755473</text:p>
          </table:table-cell>
          <table:table-cell office:value-type="float" office:value="336623324" calcext:value-type="float">
            <text:p>336623324</text:p>
          </table:table-cell>
          <table:table-cell office:value-type="float" office:value="1118089" calcext:value-type="float">
            <text:p>1118089</text:p>
          </table:table-cell>
          <table:table-cell office:value-type="float" office:value="1289759" calcext:value-type="float">
            <text:p>1289759</text:p>
          </table:table-cell>
          <table:table-cell office:value-type="float" office:value="226795880" calcext:value-type="float">
            <text:p>226795880</text:p>
          </table:table-cell>
          <table:table-cell office:value-type="float" office:value="239143749" calcext:value-type="float">
            <text:p>239143749</text:p>
          </table:table-cell>
          <table:table-cell office:value-type="float" office:value="265347710" calcext:value-type="float">
            <text:p>265347710</text:p>
          </table:table-cell>
          <table:table-cell office:value-type="float" office:value="316712412" calcext:value-type="float">
            <text:p>316712412</text:p>
          </table:table-cell>
          <table:table-cell office:value-type="float" office:value="466610" calcext:value-type="float">
            <text:p>466610</text:p>
          </table:table-cell>
          <table:table-cell office:value-type="float" office:value="583524" calcext:value-type="float">
            <text:p>583524</text:p>
          </table:table-cell>
          <table:table-cell office:value-type="float" office:value="987119033" calcext:value-type="float">
            <text:p>987119033</text:p>
          </table:table-cell>
          <table:table-cell office:value-type="float" office:value="1011562784" calcext:value-type="float">
            <text:p>1011562784</text:p>
          </table:table-cell>
          <table:table-cell office:value-type="float" office:value="940028617" calcext:value-type="float">
            <text:p>940028617</text:p>
          </table:table-cell>
          <table:table-cell office:value-type="float" office:value="1002768229" calcext:value-type="float">
            <text:p>1002768229</text:p>
          </table:table-cell>
          <table:table-cell office:value-type="float" office:value="33094223" calcext:value-type="float">
            <text:p>33094223</text:p>
          </table:table-cell>
          <table:table-cell office:value-type="float" office:value="33355569" calcext:value-type="float">
            <text:p>33355569</text:p>
          </table:table-cell>
          <table:table-cell office:value-type="float" office:value="1068475608" calcext:value-type="float">
            <text:p>1068475608</text:p>
          </table:table-cell>
          <table:table-cell office:value-type="float" office:value="1082062601" calcext:value-type="float">
            <text:p>1082062601</text:p>
          </table:table-cell>
          <table:table-cell office:value-type="float" office:value="1004849779" calcext:value-type="float">
            <text:p>1004849779</text:p>
          </table:table-cell>
          <table:table-cell office:value-type="float" office:value="1055418639" calcext:value-type="float">
            <text:p>1055418639</text:p>
          </table:table-cell>
          <table:table-cell office:value-type="float" office:value="34908280" calcext:value-type="float">
            <text:p>34908280</text:p>
          </table:table-cell>
          <table:table-cell office:value-type="float" office:value="35299950" calcext:value-type="float">
            <text:p>35299950</text:p>
          </table:table-cell>
          <table:table-cell office:value-type="float" office:value="468442182" calcext:value-type="float">
            <text:p>468442182</text:p>
          </table:table-cell>
          <table:table-cell office:value-type="float" office:value="525185012" calcext:value-type="float">
            <text:p>525185012</text:p>
          </table:table-cell>
          <table:table-cell office:value-type="float" office:value="444391148" calcext:value-type="float">
            <text:p>444391148</text:p>
          </table:table-cell>
          <table:table-cell office:value-type="float" office:value="500919705" calcext:value-type="float">
            <text:p>500919705</text:p>
          </table:table-cell>
          <table:table-cell office:value-type="float" office:value="6457106" calcext:value-type="float">
            <text:p>6457106</text:p>
          </table:table-cell>
          <table:table-cell office:value-type="float" office:value="6929373" calcext:value-type="float">
            <text:p>6929373</text:p>
          </table:table-cell>
        </table:table-row>
        <table:table-row table:style-name="ro1">
          <table:table-cell office:value-type="float" office:value="251097364" calcext:value-type="float">
            <text:p>251097364</text:p>
          </table:table-cell>
          <table:table-cell office:value-type="float" office:value="263225722" calcext:value-type="float">
            <text:p>263225722</text:p>
          </table:table-cell>
          <table:table-cell office:value-type="float" office:value="286664526" calcext:value-type="float">
            <text:p>286664526</text:p>
          </table:table-cell>
          <table:table-cell office:value-type="float" office:value="339545692" calcext:value-type="float">
            <text:p>339545692</text:p>
          </table:table-cell>
          <table:table-cell office:value-type="float" office:value="1115225" calcext:value-type="float">
            <text:p>1115225</text:p>
          </table:table-cell>
          <table:table-cell office:value-type="float" office:value="1239962" calcext:value-type="float">
            <text:p>1239962</text:p>
          </table:table-cell>
          <table:table-cell office:value-type="float" office:value="226450026" calcext:value-type="float">
            <text:p>226450026</text:p>
          </table:table-cell>
          <table:table-cell office:value-type="float" office:value="238265425" calcext:value-type="float">
            <text:p>238265425</text:p>
          </table:table-cell>
          <table:table-cell office:value-type="float" office:value="263392643" calcext:value-type="float">
            <text:p>263392643</text:p>
          </table:table-cell>
          <table:table-cell office:value-type="float" office:value="314512272" calcext:value-type="float">
            <text:p>314512272</text:p>
          </table:table-cell>
          <table:table-cell office:value-type="float" office:value="463746" calcext:value-type="float">
            <text:p>463746</text:p>
          </table:table-cell>
          <table:table-cell office:value-type="float" office:value="564597" calcext:value-type="float">
            <text:p>564597</text:p>
          </table:table-cell>
          <table:table-cell office:value-type="float" office:value="941492071" calcext:value-type="float">
            <text:p>941492071</text:p>
          </table:table-cell>
          <table:table-cell office:value-type="float" office:value="954214918" calcext:value-type="float">
            <text:p>954214918</text:p>
          </table:table-cell>
          <table:table-cell office:value-type="float" office:value="868490540" calcext:value-type="float">
            <text:p>868490540</text:p>
          </table:table-cell>
          <table:table-cell office:value-type="float" office:value="951542442" calcext:value-type="float">
            <text:p>951542442</text:p>
          </table:table-cell>
          <table:table-cell office:value-type="float" office:value="30526019" calcext:value-type="float">
            <text:p>30526019</text:p>
          </table:table-cell>
          <table:table-cell office:value-type="float" office:value="30777657" calcext:value-type="float">
            <text:p>30777657</text:p>
          </table:table-cell>
          <table:table-cell office:value-type="float" office:value="1287543339" calcext:value-type="float">
            <text:p>1287543339</text:p>
          </table:table-cell>
          <table:table-cell office:value-type="float" office:value="1311386455" calcext:value-type="float">
            <text:p>1311386455</text:p>
          </table:table-cell>
          <table:table-cell office:value-type="float" office:value="1017878810" calcext:value-type="float">
            <text:p>1017878810</text:p>
          </table:table-cell>
          <table:table-cell office:value-type="float" office:value="1102673881" calcext:value-type="float">
            <text:p>1102673881</text:p>
          </table:table-cell>
          <table:table-cell office:value-type="float" office:value="33483866" calcext:value-type="float">
            <text:p>33483866</text:p>
          </table:table-cell>
          <table:table-cell office:value-type="float" office:value="33848019" calcext:value-type="float">
            <text:p>33848019</text:p>
          </table:table-cell>
          <table:table-cell office:value-type="float" office:value="468422137" calcext:value-type="float">
            <text:p>468422137</text:p>
          </table:table-cell>
          <table:table-cell office:value-type="float" office:value="510057250" calcext:value-type="float">
            <text:p>510057250</text:p>
          </table:table-cell>
          <table:table-cell office:value-type="float" office:value="445133141" calcext:value-type="float">
            <text:p>445133141</text:p>
          </table:table-cell>
          <table:table-cell office:value-type="float" office:value="498154618" calcext:value-type="float">
            <text:p>498154618</text:p>
          </table:table-cell>
          <table:table-cell office:value-type="float" office:value="6471144" calcext:value-type="float">
            <text:p>6471144</text:p>
          </table:table-cell>
          <table:table-cell office:value-type="float" office:value="6691005" calcext:value-type="float">
            <text:p>6691005</text:p>
          </table:table-cell>
        </table:table-row>
        <table:table-row table:style-name="ro1">
          <table:table-cell office:value-type="float" office:value="247471972" calcext:value-type="float">
            <text:p>247471972</text:p>
          </table:table-cell>
          <table:table-cell office:value-type="float" office:value="259227936" calcext:value-type="float">
            <text:p>259227936</text:p>
          </table:table-cell>
          <table:table-cell office:value-type="float" office:value="284613568" calcext:value-type="float">
            <text:p>284613568</text:p>
          </table:table-cell>
          <table:table-cell office:value-type="float" office:value="334822187" calcext:value-type="float">
            <text:p>334822187</text:p>
          </table:table-cell>
          <table:table-cell office:value-type="float" office:value="1150216" calcext:value-type="float">
            <text:p>1150216</text:p>
          </table:table-cell>
          <table:table-cell office:value-type="float" office:value="1259797" calcext:value-type="float">
            <text:p>1259797</text:p>
          </table:table-cell>
          <table:table-cell office:value-type="float" office:value="227690197" calcext:value-type="float">
            <text:p>227690197</text:p>
          </table:table-cell>
          <table:table-cell office:value-type="float" office:value="239539609" calcext:value-type="float">
            <text:p>239539609</text:p>
          </table:table-cell>
          <table:table-cell office:value-type="float" office:value="265385354" calcext:value-type="float">
            <text:p>265385354</text:p>
          </table:table-cell>
          <table:table-cell office:value-type="float" office:value="316521186" calcext:value-type="float">
            <text:p>316521186</text:p>
          </table:table-cell>
          <table:table-cell office:value-type="float" office:value="466470" calcext:value-type="float">
            <text:p>466470</text:p>
          </table:table-cell>
          <table:table-cell office:value-type="float" office:value="560686" calcext:value-type="float">
            <text:p>560686</text:p>
          </table:table-cell>
          <table:table-cell office:value-type="float" office:value="1228981073" calcext:value-type="float">
            <text:p>1228981073</text:p>
          </table:table-cell>
          <table:table-cell office:value-type="float" office:value="1242191901" calcext:value-type="float">
            <text:p>1242191901</text:p>
          </table:table-cell>
          <table:table-cell office:value-type="float" office:value="852989964" calcext:value-type="float">
            <text:p>852989964</text:p>
          </table:table-cell>
          <table:table-cell office:value-type="float" office:value="936735670" calcext:value-type="float">
            <text:p>936735670</text:p>
          </table:table-cell>
          <table:table-cell office:value-type="float" office:value="36440738" calcext:value-type="float">
            <text:p>36440738</text:p>
          </table:table-cell>
          <table:table-cell office:value-type="float" office:value="36706903" calcext:value-type="float">
            <text:p>36706903</text:p>
          </table:table-cell>
          <table:table-cell office:value-type="float" office:value="1113322371" calcext:value-type="float">
            <text:p>1113322371</text:p>
          </table:table-cell>
          <table:table-cell office:value-type="float" office:value="1135389702" calcext:value-type="float">
            <text:p>1135389702</text:p>
          </table:table-cell>
          <table:table-cell office:value-type="float" office:value="1016199965" calcext:value-type="float">
            <text:p>1016199965</text:p>
          </table:table-cell>
          <table:table-cell office:value-type="float" office:value="1058824240" calcext:value-type="float">
            <text:p>1058824240</text:p>
          </table:table-cell>
          <table:table-cell office:value-type="float" office:value="34084572" calcext:value-type="float">
            <text:p>34084572</text:p>
          </table:table-cell>
          <table:table-cell office:value-type="float" office:value="34474426" calcext:value-type="float">
            <text:p>34474426</text:p>
          </table:table-cell>
          <table:table-cell office:value-type="float" office:value="457873938" calcext:value-type="float">
            <text:p>457873938</text:p>
          </table:table-cell>
          <table:table-cell office:value-type="float" office:value="728497039" calcext:value-type="float">
            <text:p>728497039</text:p>
          </table:table-cell>
          <table:table-cell office:value-type="float" office:value="442253725" calcext:value-type="float">
            <text:p>442253725</text:p>
          </table:table-cell>
          <table:table-cell office:value-type="float" office:value="628947019" calcext:value-type="float">
            <text:p>628947019</text:p>
          </table:table-cell>
          <table:table-cell office:value-type="float" office:value="6476871" calcext:value-type="float">
            <text:p>6476871</text:p>
          </table:table-cell>
          <table:table-cell office:value-type="float" office:value="19885140" calcext:value-type="float">
            <text:p>19885140</text:p>
          </table:table-cell>
        </table:table-row>
        <table:table-row table:style-name="ro1">
          <table:table-cell office:value-type="float" office:value="248304481" calcext:value-type="float">
            <text:p>248304481</text:p>
          </table:table-cell>
          <table:table-cell office:value-type="float" office:value="259987740" calcext:value-type="float">
            <text:p>259987740</text:p>
          </table:table-cell>
          <table:table-cell office:value-type="float" office:value="286801974" calcext:value-type="float">
            <text:p>286801974</text:p>
          </table:table-cell>
          <table:table-cell office:value-type="float" office:value="337078130" calcext:value-type="float">
            <text:p>337078130</text:p>
          </table:table-cell>
          <table:table-cell office:value-type="float" office:value="1152032" calcext:value-type="float">
            <text:p>1152032</text:p>
          </table:table-cell>
          <table:table-cell office:value-type="float" office:value="1324679" calcext:value-type="float">
            <text:p>1324679</text:p>
          </table:table-cell>
          <table:table-cell office:value-type="float" office:value="226702572" calcext:value-type="float">
            <text:p>226702572</text:p>
          </table:table-cell>
          <table:table-cell office:value-type="float" office:value="238905800" calcext:value-type="float">
            <text:p>238905800</text:p>
          </table:table-cell>
          <table:table-cell office:value-type="float" office:value="269327336" calcext:value-type="float">
            <text:p>269327336</text:p>
          </table:table-cell>
          <table:table-cell office:value-type="float" office:value="320565486" calcext:value-type="float">
            <text:p>320565486</text:p>
          </table:table-cell>
          <table:table-cell office:value-type="float" office:value="463816" calcext:value-type="float">
            <text:p>463816</text:p>
          </table:table-cell>
          <table:table-cell office:value-type="float" office:value="579193" calcext:value-type="float">
            <text:p>579193</text:p>
          </table:table-cell>
          <table:table-cell office:value-type="float" office:value="1179100569" calcext:value-type="float">
            <text:p>1179100569</text:p>
          </table:table-cell>
          <table:table-cell office:value-type="float" office:value="1199847690" calcext:value-type="float">
            <text:p>1199847690</text:p>
          </table:table-cell>
          <table:table-cell office:value-type="float" office:value="865153732" calcext:value-type="float">
            <text:p>865153732</text:p>
          </table:table-cell>
          <table:table-cell office:value-type="float" office:value="933964368" calcext:value-type="float">
            <text:p>933964368</text:p>
          </table:table-cell>
          <table:table-cell office:value-type="float" office:value="30451778" calcext:value-type="float">
            <text:p>30451778</text:p>
          </table:table-cell>
          <table:table-cell office:value-type="float" office:value="30713543" calcext:value-type="float">
            <text:p>30713543</text:p>
          </table:table-cell>
          <table:table-cell office:value-type="float" office:value="1227901048" calcext:value-type="float">
            <text:p>1227901048</text:p>
          </table:table-cell>
          <table:table-cell office:value-type="float" office:value="1249925358" calcext:value-type="float">
            <text:p>1249925358</text:p>
          </table:table-cell>
          <table:table-cell office:value-type="float" office:value="1103427608" calcext:value-type="float">
            <text:p>1103427608</text:p>
          </table:table-cell>
          <table:table-cell office:value-type="float" office:value="1146369591" calcext:value-type="float">
            <text:p>1146369591</text:p>
          </table:table-cell>
          <table:table-cell office:value-type="float" office:value="34269791" calcext:value-type="float">
            <text:p>34269791</text:p>
          </table:table-cell>
          <table:table-cell office:value-type="float" office:value="34661182" calcext:value-type="float">
            <text:p>34661182</text:p>
          </table:table-cell>
          <table:table-cell office:value-type="float" office:value="445184685" calcext:value-type="float">
            <text:p>445184685</text:p>
          </table:table-cell>
          <table:table-cell office:value-type="float" office:value="500527616" calcext:value-type="float">
            <text:p>500527616</text:p>
          </table:table-cell>
          <table:table-cell office:value-type="float" office:value="442704271" calcext:value-type="float">
            <text:p>442704271</text:p>
          </table:table-cell>
          <table:table-cell office:value-type="float" office:value="500286524" calcext:value-type="float">
            <text:p>500286524</text:p>
          </table:table-cell>
          <table:table-cell office:value-type="float" office:value="6430078" calcext:value-type="float">
            <text:p>6430078</text:p>
          </table:table-cell>
          <table:table-cell office:value-type="float" office:value="6901576" calcext:value-type="float">
            <text:p>6901576</text:p>
          </table:table-cell>
        </table:table-row>
        <table:table-row table:style-name="ro1">
          <table:table-cell office:value-type="float" office:value="249313967" calcext:value-type="float">
            <text:p>249313967</text:p>
          </table:table-cell>
          <table:table-cell office:value-type="float" office:value="261199626" calcext:value-type="float">
            <text:p>261199626</text:p>
          </table:table-cell>
          <table:table-cell office:value-type="float" office:value="281785065" calcext:value-type="float">
            <text:p>281785065</text:p>
          </table:table-cell>
          <table:table-cell office:value-type="float" office:value="332126243" calcext:value-type="float">
            <text:p>332126243</text:p>
          </table:table-cell>
          <table:table-cell office:value-type="float" office:value="1638476" calcext:value-type="float">
            <text:p>1638476</text:p>
          </table:table-cell>
          <table:table-cell office:value-type="float" office:value="1816641" calcext:value-type="float">
            <text:p>1816641</text:p>
          </table:table-cell>
          <table:table-cell office:value-type="float" office:value="226605423" calcext:value-type="float">
            <text:p>226605423</text:p>
          </table:table-cell>
          <table:table-cell office:value-type="float" office:value="238633349" calcext:value-type="float">
            <text:p>238633349</text:p>
          </table:table-cell>
          <table:table-cell office:value-type="float" office:value="270528116" calcext:value-type="float">
            <text:p>270528116</text:p>
          </table:table-cell>
          <table:table-cell office:value-type="float" office:value="321248323" calcext:value-type="float">
            <text:p>321248323</text:p>
          </table:table-cell>
          <table:table-cell office:value-type="float" office:value="464095" calcext:value-type="float">
            <text:p>464095</text:p>
          </table:table-cell>
          <table:table-cell office:value-type="float" office:value="565854" calcext:value-type="float">
            <text:p>565854</text:p>
          </table:table-cell>
          <table:table-cell office:value-type="float" office:value="1138986599" calcext:value-type="float">
            <text:p>1138986599</text:p>
          </table:table-cell>
          <table:table-cell office:value-type="float" office:value="1176215635" calcext:value-type="float">
            <text:p>1176215635</text:p>
          </table:table-cell>
          <table:table-cell office:value-type="float" office:value="904895029" calcext:value-type="float">
            <text:p>904895029</text:p>
          </table:table-cell>
          <table:table-cell office:value-type="float" office:value="951385019" calcext:value-type="float">
            <text:p>951385019</text:p>
          </table:table-cell>
          <table:table-cell office:value-type="float" office:value="35310147" calcext:value-type="float">
            <text:p>35310147</text:p>
          </table:table-cell>
          <table:table-cell office:value-type="float" office:value="35554591" calcext:value-type="float">
            <text:p>35554591</text:p>
          </table:table-cell>
          <table:table-cell office:value-type="float" office:value="1279214836" calcext:value-type="float">
            <text:p>1279214836</text:p>
          </table:table-cell>
          <table:table-cell office:value-type="float" office:value="1292482235" calcext:value-type="float">
            <text:p>1292482235</text:p>
          </table:table-cell>
          <table:table-cell office:value-type="float" office:value="1059657237" calcext:value-type="float">
            <text:p>1059657237</text:p>
          </table:table-cell>
          <table:table-cell office:value-type="float" office:value="1114213896" calcext:value-type="float">
            <text:p>1114213896</text:p>
          </table:table-cell>
          <table:table-cell office:value-type="float" office:value="34904928" calcext:value-type="float">
            <text:p>34904928</text:p>
          </table:table-cell>
          <table:table-cell office:value-type="float" office:value="35274807" calcext:value-type="float">
            <text:p>35274807</text:p>
          </table:table-cell>
          <table:table-cell office:value-type="float" office:value="474414030" calcext:value-type="float">
            <text:p>474414030</text:p>
          </table:table-cell>
          <table:table-cell office:value-type="float" office:value="525030592" calcext:value-type="float">
            <text:p>525030592</text:p>
          </table:table-cell>
          <table:table-cell office:value-type="float" office:value="427050326" calcext:value-type="float">
            <text:p>427050326</text:p>
          </table:table-cell>
          <table:table-cell office:value-type="float" office:value="481334533" calcext:value-type="float">
            <text:p>481334533</text:p>
          </table:table-cell>
          <table:table-cell office:value-type="float" office:value="6464509" calcext:value-type="float">
            <text:p>6464509</text:p>
          </table:table-cell>
          <table:table-cell office:value-type="float" office:value="6684439" calcext:value-type="float">
            <text:p>6684439</text:p>
          </table:table-cell>
        </table:table-row>
        <table:table-row table:style-name="ro1">
          <table:table-cell office:value-type="float" office:value="249087053" calcext:value-type="float">
            <text:p>249087053</text:p>
          </table:table-cell>
          <table:table-cell office:value-type="float" office:value="260811169" calcext:value-type="float">
            <text:p>260811169</text:p>
          </table:table-cell>
          <table:table-cell office:value-type="float" office:value="279093173" calcext:value-type="float">
            <text:p>279093173</text:p>
          </table:table-cell>
          <table:table-cell office:value-type="float" office:value="329465710" calcext:value-type="float">
            <text:p>329465710</text:p>
          </table:table-cell>
          <table:table-cell office:value-type="float" office:value="1117111" calcext:value-type="float">
            <text:p>1117111</text:p>
          </table:table-cell>
          <table:table-cell office:value-type="float" office:value="1226413" calcext:value-type="float">
            <text:p>1226413</text:p>
          </table:table-cell>
          <table:table-cell office:value-type="float" office:value="226395479" calcext:value-type="float">
            <text:p>226395479</text:p>
          </table:table-cell>
          <table:table-cell office:value-type="float" office:value="238068402" calcext:value-type="float">
            <text:p>238068402</text:p>
          </table:table-cell>
          <table:table-cell office:value-type="float" office:value="266759690" calcext:value-type="float">
            <text:p>266759690</text:p>
          </table:table-cell>
          <table:table-cell office:value-type="float" office:value="317665675" calcext:value-type="float">
            <text:p>317665675</text:p>
          </table:table-cell>
          <table:table-cell office:value-type="float" office:value="464095" calcext:value-type="float">
            <text:p>464095</text:p>
          </table:table-cell>
          <table:table-cell office:value-type="float" office:value="558381" calcext:value-type="float">
            <text:p>558381</text:p>
          </table:table-cell>
          <table:table-cell office:value-type="float" office:value="1064475657" calcext:value-type="float">
            <text:p>1064475657</text:p>
          </table:table-cell>
          <table:table-cell office:value-type="float" office:value="1077811780" calcext:value-type="float">
            <text:p>1077811780</text:p>
          </table:table-cell>
          <table:table-cell office:value-type="float" office:value="925116316" calcext:value-type="float">
            <text:p>925116316</text:p>
          </table:table-cell>
          <table:table-cell office:value-type="float" office:value="999891537" calcext:value-type="float">
            <text:p>999891537</text:p>
          </table:table-cell>
          <table:table-cell office:value-type="float" office:value="30510933" calcext:value-type="float">
            <text:p>30510933</text:p>
          </table:table-cell>
          <table:table-cell office:value-type="float" office:value="30773117" calcext:value-type="float">
            <text:p>30773117</text:p>
          </table:table-cell>
          <table:table-cell office:value-type="float" office:value="1041118637" calcext:value-type="float">
            <text:p>1041118637</text:p>
          </table:table-cell>
          <table:table-cell office:value-type="float" office:value="1066278889" calcext:value-type="float">
            <text:p>1066278889</text:p>
          </table:table-cell>
          <table:table-cell office:value-type="float" office:value="997784564" calcext:value-type="float">
            <text:p>997784564</text:p>
          </table:table-cell>
          <table:table-cell office:value-type="float" office:value="1040308617" calcext:value-type="float">
            <text:p>1040308617</text:p>
          </table:table-cell>
          <table:table-cell office:value-type="float" office:value="35983766" calcext:value-type="float">
            <text:p>35983766</text:p>
          </table:table-cell>
          <table:table-cell office:value-type="float" office:value="36347500" calcext:value-type="float">
            <text:p>36347500</text:p>
          </table:table-cell>
          <table:table-cell office:value-type="float" office:value="489723588" calcext:value-type="float">
            <text:p>489723588</text:p>
          </table:table-cell>
          <table:table-cell office:value-type="float" office:value="754193183" calcext:value-type="float">
            <text:p>754193183</text:p>
          </table:table-cell>
          <table:table-cell office:value-type="float" office:value="449955682" calcext:value-type="float">
            <text:p>449955682</text:p>
          </table:table-cell>
          <table:table-cell office:value-type="float" office:value="634055280" calcext:value-type="float">
            <text:p>634055280</text:p>
          </table:table-cell>
          <table:table-cell office:value-type="float" office:value="6433919" calcext:value-type="float">
            <text:p>6433919</text:p>
          </table:table-cell>
          <table:table-cell office:value-type="float" office:value="19929559" calcext:value-type="float">
            <text:p>19929559</text:p>
          </table:table-cell>
        </table:table-row>
        <table:table-row table:style-name="ro1">
          <table:table-cell office:value-type="float" office:value="248409382" calcext:value-type="float">
            <text:p>248409382</text:p>
          </table:table-cell>
          <table:table-cell office:value-type="float" office:value="260371448" calcext:value-type="float">
            <text:p>260371448</text:p>
          </table:table-cell>
          <table:table-cell office:value-type="float" office:value="279844036" calcext:value-type="float">
            <text:p>279844036</text:p>
          </table:table-cell>
          <table:table-cell office:value-type="float" office:value="330236268" calcext:value-type="float">
            <text:p>330236268</text:p>
          </table:table-cell>
          <table:table-cell office:value-type="float" office:value="1136737" calcext:value-type="float">
            <text:p>1136737</text:p>
          </table:table-cell>
          <table:table-cell office:value-type="float" office:value="1307918" calcext:value-type="float">
            <text:p>1307918</text:p>
          </table:table-cell>
          <table:table-cell office:value-type="float" office:value="226543892" calcext:value-type="float">
            <text:p>226543892</text:p>
          </table:table-cell>
          <table:table-cell office:value-type="float" office:value="238859634" calcext:value-type="float">
            <text:p>238859634</text:p>
          </table:table-cell>
          <table:table-cell office:value-type="float" office:value="264995151" calcext:value-type="float">
            <text:p>264995151</text:p>
          </table:table-cell>
          <table:table-cell office:value-type="float" office:value="316385136" calcext:value-type="float">
            <text:p>316385136</text:p>
          </table:table-cell>
          <table:table-cell office:value-type="float" office:value="465632" calcext:value-type="float">
            <text:p>465632</text:p>
          </table:table-cell>
          <table:table-cell office:value-type="float" office:value="582756" calcext:value-type="float">
            <text:p>582756</text:p>
          </table:table-cell>
          <table:table-cell office:value-type="float" office:value="1150164487" calcext:value-type="float">
            <text:p>1150164487</text:p>
          </table:table-cell>
          <table:table-cell office:value-type="float" office:value="1179208194" calcext:value-type="float">
            <text:p>1179208194</text:p>
          </table:table-cell>
          <table:table-cell office:value-type="float" office:value="917167679" calcext:value-type="float">
            <text:p>917167679</text:p>
          </table:table-cell>
          <table:table-cell office:value-type="float" office:value="982174968" calcext:value-type="float">
            <text:p>982174968</text:p>
          </table:table-cell>
          <table:table-cell office:value-type="float" office:value="34214406" calcext:value-type="float">
            <text:p>34214406</text:p>
          </table:table-cell>
          <table:table-cell office:value-type="float" office:value="34477149" calcext:value-type="float">
            <text:p>34477149</text:p>
          </table:table-cell>
          <table:table-cell office:value-type="float" office:value="1292249874" calcext:value-type="float">
            <text:p>1292249874</text:p>
          </table:table-cell>
          <table:table-cell office:value-type="float" office:value="1310954068" calcext:value-type="float">
            <text:p>1310954068</text:p>
          </table:table-cell>
          <table:table-cell office:value-type="float" office:value="993745294" calcext:value-type="float">
            <text:p>993745294</text:p>
          </table:table-cell>
          <table:table-cell office:value-type="float" office:value="1093513148" calcext:value-type="float">
            <text:p>1093513148</text:p>
          </table:table-cell>
          <table:table-cell office:value-type="float" office:value="33483378" calcext:value-type="float">
            <text:p>33483378</text:p>
          </table:table-cell>
          <table:table-cell office:value-type="float" office:value="33890832" calcext:value-type="float">
            <text:p>33890832</text:p>
          </table:table-cell>
          <table:table-cell office:value-type="float" office:value="442398227" calcext:value-type="float">
            <text:p>442398227</text:p>
          </table:table-cell>
          <table:table-cell office:value-type="float" office:value="494784847" calcext:value-type="float">
            <text:p>494784847</text:p>
          </table:table-cell>
          <table:table-cell office:value-type="float" office:value="440877433" calcext:value-type="float">
            <text:p>440877433</text:p>
          </table:table-cell>
          <table:table-cell office:value-type="float" office:value="497622149" calcext:value-type="float">
            <text:p>497622149</text:p>
          </table:table-cell>
          <table:table-cell office:value-type="float" office:value="6460388" calcext:value-type="float">
            <text:p>6460388</text:p>
          </table:table-cell>
          <table:table-cell office:value-type="float" office:value="6936077" calcext:value-type="float">
            <text:p>6936077</text:p>
          </table:table-cell>
        </table:table-row>
        <table:table-row table:style-name="ro1">
          <table:table-cell office:value-type="float" office:value="248454500" calcext:value-type="float">
            <text:p>248454500</text:p>
          </table:table-cell>
          <table:table-cell office:value-type="float" office:value="260358038" calcext:value-type="float">
            <text:p>260358038</text:p>
          </table:table-cell>
          <table:table-cell office:value-type="float" office:value="287510164" calcext:value-type="float">
            <text:p>287510164</text:p>
          </table:table-cell>
          <table:table-cell office:value-type="float" office:value="338068130" calcext:value-type="float">
            <text:p>338068130</text:p>
          </table:table-cell>
          <table:table-cell office:value-type="float" office:value="1139391" calcext:value-type="float">
            <text:p>1139391</text:p>
          </table:table-cell>
          <table:table-cell office:value-type="float" office:value="1271600" calcext:value-type="float">
            <text:p>1271600</text:p>
          </table:table-cell>
          <table:table-cell office:value-type="float" office:value="226257264" calcext:value-type="float">
            <text:p>226257264</text:p>
          </table:table-cell>
          <table:table-cell office:value-type="float" office:value="238048009" calcext:value-type="float">
            <text:p>238048009</text:p>
          </table:table-cell>
          <table:table-cell office:value-type="float" office:value="264127163" calcext:value-type="float">
            <text:p>264127163</text:p>
          </table:table-cell>
          <table:table-cell office:value-type="float" office:value="315473567" calcext:value-type="float">
            <text:p>315473567</text:p>
          </table:table-cell>
          <table:table-cell office:value-type="float" office:value="464654" calcext:value-type="float">
            <text:p>464654</text:p>
          </table:table-cell>
          <table:table-cell office:value-type="float" office:value="563619" calcext:value-type="float">
            <text:p>563619</text:p>
          </table:table-cell>
          <table:table-cell office:value-type="float" office:value="1042372497" calcext:value-type="float">
            <text:p>1042372497</text:p>
          </table:table-cell>
          <table:table-cell office:value-type="float" office:value="1060579910" calcext:value-type="float">
            <text:p>1060579910</text:p>
          </table:table-cell>
          <table:table-cell office:value-type="float" office:value="937529207" calcext:value-type="float">
            <text:p>937529207</text:p>
          </table:table-cell>
          <table:table-cell office:value-type="float" office:value="1000316870" calcext:value-type="float">
            <text:p>1000316870</text:p>
          </table:table-cell>
          <table:table-cell office:value-type="float" office:value="30573022" calcext:value-type="float">
            <text:p>30573022</text:p>
          </table:table-cell>
          <table:table-cell office:value-type="float" office:value="30815371" calcext:value-type="float">
            <text:p>30815371</text:p>
          </table:table-cell>
          <table:table-cell office:value-type="float" office:value="1201398935" calcext:value-type="float">
            <text:p>1201398935</text:p>
          </table:table-cell>
          <table:table-cell office:value-type="float" office:value="1215030068" calcext:value-type="float">
            <text:p>1215030068</text:p>
          </table:table-cell>
          <table:table-cell office:value-type="float" office:value="983326302" calcext:value-type="float">
            <text:p>983326302</text:p>
          </table:table-cell>
          <table:table-cell office:value-type="float" office:value="1031037816" calcext:value-type="float">
            <text:p>1031037816</text:p>
          </table:table-cell>
          <table:table-cell office:value-type="float" office:value="31345118" calcext:value-type="float">
            <text:p>31345118</text:p>
          </table:table-cell>
          <table:table-cell office:value-type="float" office:value="31711016" calcext:value-type="float">
            <text:p>31711016</text:p>
          </table:table-cell>
          <table:table-cell office:value-type="float" office:value="453086248" calcext:value-type="float">
            <text:p>453086248</text:p>
          </table:table-cell>
          <table:table-cell office:value-type="float" office:value="503177115" calcext:value-type="float">
            <text:p>503177115</text:p>
          </table:table-cell>
          <table:table-cell office:value-type="float" office:value="434923184" calcext:value-type="float">
            <text:p>434923184</text:p>
          </table:table-cell>
          <table:table-cell office:value-type="float" office:value="491254370" calcext:value-type="float">
            <text:p>491254370</text:p>
          </table:table-cell>
          <table:table-cell office:value-type="float" office:value="6430427" calcext:value-type="float">
            <text:p>6430427</text:p>
          </table:table-cell>
          <table:table-cell office:value-type="float" office:value="6651265" calcext:value-type="float">
            <text:p>6651265</text:p>
          </table:table-cell>
        </table:table-row>
        <table:table-row table:style-name="ro1">
          <table:table-cell office:value-type="float" office:value="247687922" calcext:value-type="float">
            <text:p>247687922</text:p>
          </table:table-cell>
          <table:table-cell office:value-type="float" office:value="259535728" calcext:value-type="float">
            <text:p>259535728</text:p>
          </table:table-cell>
          <table:table-cell office:value-type="float" office:value="285579891" calcext:value-type="float">
            <text:p>285579891</text:p>
          </table:table-cell>
          <table:table-cell office:value-type="float" office:value="335983717" calcext:value-type="float">
            <text:p>335983717</text:p>
          </table:table-cell>
          <table:table-cell office:value-type="float" office:value="1116832" calcext:value-type="float">
            <text:p>1116832</text:p>
          </table:table-cell>
          <table:table-cell office:value-type="float" office:value="1228997" calcext:value-type="float">
            <text:p>1228997</text:p>
          </table:table-cell>
          <table:table-cell office:value-type="float" office:value="226521543" calcext:value-type="float">
            <text:p>226521543</text:p>
          </table:table-cell>
          <table:table-cell office:value-type="float" office:value="238338688" calcext:value-type="float">
            <text:p>238338688</text:p>
          </table:table-cell>
          <table:table-cell office:value-type="float" office:value="266092357" calcext:value-type="float">
            <text:p>266092357</text:p>
          </table:table-cell>
          <table:table-cell office:value-type="float" office:value="317261713" calcext:value-type="float">
            <text:p>317261713</text:p>
          </table:table-cell>
          <table:table-cell office:value-type="float" office:value="465422" calcext:value-type="float">
            <text:p>465422</text:p>
          </table:table-cell>
          <table:table-cell office:value-type="float" office:value="557543" calcext:value-type="float">
            <text:p>557543</text:p>
          </table:table-cell>
          <table:table-cell office:value-type="float" office:value="1101901855" calcext:value-type="float">
            <text:p>1101901855</text:p>
          </table:table-cell>
          <table:table-cell office:value-type="float" office:value="1124087428" calcext:value-type="float">
            <text:p>1124087428</text:p>
          </table:table-cell>
          <table:table-cell office:value-type="float" office:value="969791829" calcext:value-type="float">
            <text:p>969791829</text:p>
          </table:table-cell>
          <table:table-cell office:value-type="float" office:value="1042976625" calcext:value-type="float">
            <text:p>1042976625</text:p>
          </table:table-cell>
          <table:table-cell office:value-type="float" office:value="33091149" calcext:value-type="float">
            <text:p>33091149</text:p>
          </table:table-cell>
          <table:table-cell office:value-type="float" office:value="33371003" calcext:value-type="float">
            <text:p>33371003</text:p>
          </table:table-cell>
          <table:table-cell office:value-type="float" office:value="1284036399" calcext:value-type="float">
            <text:p>1284036399</text:p>
          </table:table-cell>
          <table:table-cell office:value-type="float" office:value="1297227252" calcext:value-type="float">
            <text:p>1297227252</text:p>
          </table:table-cell>
          <table:table-cell office:value-type="float" office:value="1034787455" calcext:value-type="float">
            <text:p>1034787455</text:p>
          </table:table-cell>
          <table:table-cell office:value-type="float" office:value="1087520697" calcext:value-type="float">
            <text:p>1087520697</text:p>
          </table:table-cell>
          <table:table-cell office:value-type="float" office:value="31484171" calcext:value-type="float">
            <text:p>31484171</text:p>
          </table:table-cell>
          <table:table-cell office:value-type="float" office:value="31848533" calcext:value-type="float">
            <text:p>31848533</text:p>
          </table:table-cell>
          <table:table-cell office:value-type="float" office:value="447766647" calcext:value-type="float">
            <text:p>447766647</text:p>
          </table:table-cell>
          <table:table-cell office:value-type="float" office:value="691503159" calcext:value-type="float">
            <text:p>691503159</text:p>
          </table:table-cell>
          <table:table-cell office:value-type="float" office:value="459272510" calcext:value-type="float">
            <text:p>459272510</text:p>
          </table:table-cell>
          <table:table-cell office:value-type="float" office:value="636613567" calcext:value-type="float">
            <text:p>636613567</text:p>
          </table:table-cell>
          <table:table-cell office:value-type="float" office:value="6409823" calcext:value-type="float">
            <text:p>6409823</text:p>
          </table:table-cell>
          <table:table-cell office:value-type="float" office:value="19839324" calcext:value-type="float">
            <text:p>19839324</text:p>
          </table:table-cell>
        </table:table-row>
        <table:table-row table:style-name="ro1">
          <table:table-cell office:value-type="float" office:value="248214735" calcext:value-type="float">
            <text:p>248214735</text:p>
          </table:table-cell>
          <table:table-cell office:value-type="float" office:value="259900718" calcext:value-type="float">
            <text:p>259900718</text:p>
          </table:table-cell>
          <table:table-cell office:value-type="float" office:value="280107897" calcext:value-type="float">
            <text:p>280107897</text:p>
          </table:table-cell>
          <table:table-cell office:value-type="float" office:value="330612713" calcext:value-type="float">
            <text:p>330612713</text:p>
          </table:table-cell>
          <table:table-cell office:value-type="float" office:value="1635613" calcext:value-type="float">
            <text:p>1635613</text:p>
          </table:table-cell>
          <table:table-cell office:value-type="float" office:value="1873842" calcext:value-type="float">
            <text:p>1873842</text:p>
          </table:table-cell>
          <table:table-cell office:value-type="float" office:value="226491302" calcext:value-type="float">
            <text:p>226491302</text:p>
          </table:table-cell>
          <table:table-cell office:value-type="float" office:value="238995406" calcext:value-type="float">
            <text:p>238995406</text:p>
          </table:table-cell>
          <table:table-cell office:value-type="float" office:value="264270477" calcext:value-type="float">
            <text:p>264270477</text:p>
          </table:table-cell>
          <table:table-cell office:value-type="float" office:value="315531395" calcext:value-type="float">
            <text:p>315531395</text:p>
          </table:table-cell>
          <table:table-cell office:value-type="float" office:value="464934" calcext:value-type="float">
            <text:p>464934</text:p>
          </table:table-cell>
          <table:table-cell office:value-type="float" office:value="582127" calcext:value-type="float">
            <text:p>582127</text:p>
          </table:table-cell>
          <table:table-cell office:value-type="float" office:value="979170815" calcext:value-type="float">
            <text:p>979170815</text:p>
          </table:table-cell>
          <table:table-cell office:value-type="float" office:value="1007020027" calcext:value-type="float">
            <text:p>1007020027</text:p>
          </table:table-cell>
          <table:table-cell office:value-type="float" office:value="943223716" calcext:value-type="float">
            <text:p>943223716</text:p>
          </table:table-cell>
          <table:table-cell office:value-type="float" office:value="1000557403" calcext:value-type="float">
            <text:p>1000557403</text:p>
          </table:table-cell>
          <table:table-cell office:value-type="float" office:value="35186179" calcext:value-type="float">
            <text:p>35186179</text:p>
          </table:table-cell>
          <table:table-cell office:value-type="float" office:value="35446128" calcext:value-type="float">
            <text:p>35446128</text:p>
          </table:table-cell>
          <table:table-cell office:value-type="float" office:value="1125695104" calcext:value-type="float">
            <text:p>1125695104</text:p>
          </table:table-cell>
          <table:table-cell office:value-type="float" office:value="1139528358" calcext:value-type="float">
            <text:p>1139528358</text:p>
          </table:table-cell>
          <table:table-cell office:value-type="float" office:value="1025524335" calcext:value-type="float">
            <text:p>1025524335</text:p>
          </table:table-cell>
          <table:table-cell office:value-type="float" office:value="1106904865" calcext:value-type="float">
            <text:p>1106904865</text:p>
          </table:table-cell>
          <table:table-cell office:value-type="float" office:value="35713271" calcext:value-type="float">
            <text:p>35713271</text:p>
          </table:table-cell>
          <table:table-cell office:value-type="float" office:value="36101868" calcext:value-type="float">
            <text:p>36101868</text:p>
          </table:table-cell>
          <table:table-cell office:value-type="float" office:value="476319789" calcext:value-type="float">
            <text:p>476319789</text:p>
          </table:table-cell>
          <table:table-cell office:value-type="float" office:value="533291490" calcext:value-type="float">
            <text:p>533291490</text:p>
          </table:table-cell>
          <table:table-cell office:value-type="float" office:value="448914907" calcext:value-type="float">
            <text:p>448914907</text:p>
          </table:table-cell>
          <table:table-cell office:value-type="float" office:value="505536144" calcext:value-type="float">
            <text:p>505536144</text:p>
          </table:table-cell>
          <table:table-cell office:value-type="float" office:value="6479456" calcext:value-type="float">
            <text:p>6479456</text:p>
          </table:table-cell>
          <table:table-cell office:value-type="float" office:value="6982523" calcext:value-type="float">
            <text:p>6982523</text:p>
          </table:table-cell>
        </table:table-row>
        <table:table-row table:style-name="ro1">
          <table:table-cell office:value-type="float" office:value="247699725" calcext:value-type="float">
            <text:p>247699725</text:p>
          </table:table-cell>
          <table:table-cell office:value-type="float" office:value="259612204" calcext:value-type="float">
            <text:p>259612204</text:p>
          </table:table-cell>
          <table:table-cell office:value-type="float" office:value="279997896" calcext:value-type="float">
            <text:p>279997896</text:p>
          </table:table-cell>
          <table:table-cell office:value-type="float" office:value="330418693" calcext:value-type="float">
            <text:p>330418693</text:p>
          </table:table-cell>
          <table:table-cell office:value-type="float" office:value="1117321" calcext:value-type="float">
            <text:p>1117321</text:p>
          </table:table-cell>
          <table:table-cell office:value-type="float" office:value="1241219" calcext:value-type="float">
            <text:p>1241219</text:p>
          </table:table-cell>
          <table:table-cell office:value-type="float" office:value="231638744" calcext:value-type="float">
            <text:p>231638744</text:p>
          </table:table-cell>
          <table:table-cell office:value-type="float" office:value="243653051" calcext:value-type="float">
            <text:p>243653051</text:p>
          </table:table-cell>
          <table:table-cell office:value-type="float" office:value="264483982" calcext:value-type="float">
            <text:p>264483982</text:p>
          </table:table-cell>
          <table:table-cell office:value-type="float" office:value="315493122" calcext:value-type="float">
            <text:p>315493122</text:p>
          </table:table-cell>
          <table:table-cell office:value-type="float" office:value="465492" calcext:value-type="float">
            <text:p>465492</text:p>
          </table:table-cell>
          <table:table-cell office:value-type="float" office:value="566134" calcext:value-type="float">
            <text:p>566134</text:p>
          </table:table-cell>
          <table:table-cell office:value-type="float" office:value="1111639964" calcext:value-type="float">
            <text:p>1111639964</text:p>
          </table:table-cell>
          <table:table-cell office:value-type="float" office:value="1137224573" calcext:value-type="float">
            <text:p>1137224573</text:p>
          </table:table-cell>
          <table:table-cell office:value-type="float" office:value="910962839" calcext:value-type="float">
            <text:p>910962839</text:p>
          </table:table-cell>
          <table:table-cell office:value-type="float" office:value="975813055" calcext:value-type="float">
            <text:p>975813055</text:p>
          </table:table-cell>
          <table:table-cell office:value-type="float" office:value="30456806" calcext:value-type="float">
            <text:p>30456806</text:p>
          </table:table-cell>
          <table:table-cell office:value-type="float" office:value="30699993" calcext:value-type="float">
            <text:p>30699993</text:p>
          </table:table-cell>
          <table:table-cell office:value-type="float" office:value="1190645403" calcext:value-type="float">
            <text:p>1190645403</text:p>
          </table:table-cell>
          <table:table-cell office:value-type="float" office:value="1203827805" calcext:value-type="float">
            <text:p>1203827805</text:p>
          </table:table-cell>
          <table:table-cell office:value-type="float" office:value="988713089" calcext:value-type="float">
            <text:p>988713089</text:p>
          </table:table-cell>
          <table:table-cell office:value-type="float" office:value="1036580699" calcext:value-type="float">
            <text:p>1036580699</text:p>
          </table:table-cell>
          <table:table-cell office:value-type="float" office:value="36509810" calcext:value-type="float">
            <text:p>36509810</text:p>
          </table:table-cell>
          <table:table-cell office:value-type="float" office:value="36890445" calcext:value-type="float">
            <text:p>36890445</text:p>
          </table:table-cell>
          <table:table-cell office:value-type="float" office:value="438989553" calcext:value-type="float">
            <text:p>438989553</text:p>
          </table:table-cell>
          <table:table-cell office:value-type="float" office:value="510928519" calcext:value-type="float">
            <text:p>510928519</text:p>
          </table:table-cell>
          <table:table-cell office:value-type="float" office:value="459719144" calcext:value-type="float">
            <text:p>459719144</text:p>
          </table:table-cell>
          <table:table-cell office:value-type="float" office:value="512523206" calcext:value-type="float">
            <text:p>512523206</text:p>
          </table:table-cell>
          <table:table-cell office:value-type="float" office:value="6427703" calcext:value-type="float">
            <text:p>6427703</text:p>
          </table:table-cell>
          <table:table-cell office:value-type="float" office:value="6650706" calcext:value-type="float">
            <text:p>6650706</text:p>
          </table:table-cell>
        </table:table-row>
        <table:table-row table:style-name="ro1">
          <table:table-cell office:value-type="float" office:value="247572404" calcext:value-type="float">
            <text:p>247572404</text:p>
          </table:table-cell>
          <table:table-cell office:value-type="float" office:value="259293098" calcext:value-type="float">
            <text:p>259293098</text:p>
          </table:table-cell>
          <table:table-cell office:value-type="float" office:value="284786843" calcext:value-type="float">
            <text:p>284786843</text:p>
          </table:table-cell>
          <table:table-cell office:value-type="float" office:value="335043374" calcext:value-type="float">
            <text:p>335043374</text:p>
          </table:table-cell>
          <table:table-cell office:value-type="float" office:value="1115994" calcext:value-type="float">
            <text:p>1115994</text:p>
          </table:table-cell>
          <table:table-cell office:value-type="float" office:value="1228508" calcext:value-type="float">
            <text:p>1228508</text:p>
          </table:table-cell>
          <table:table-cell office:value-type="float" office:value="232305519" calcext:value-type="float">
            <text:p>232305519</text:p>
          </table:table-cell>
          <table:table-cell office:value-type="float" office:value="243981934" calcext:value-type="float">
            <text:p>243981934</text:p>
          </table:table-cell>
          <table:table-cell office:value-type="float" office:value="262088077" calcext:value-type="float">
            <text:p>262088077</text:p>
          </table:table-cell>
          <table:table-cell office:value-type="float" office:value="313164753" calcext:value-type="float">
            <text:p>313164753</text:p>
          </table:table-cell>
          <table:table-cell office:value-type="float" office:value="465143" calcext:value-type="float">
            <text:p>465143</text:p>
          </table:table-cell>
          <table:table-cell office:value-type="float" office:value="558590" calcext:value-type="float">
            <text:p>558590</text:p>
          </table:table-cell>
          <table:table-cell office:value-type="float" office:value="1196216153" calcext:value-type="float">
            <text:p>1196216153</text:p>
          </table:table-cell>
          <table:table-cell office:value-type="float" office:value="1209246930" calcext:value-type="float">
            <text:p>1209246930</text:p>
          </table:table-cell>
          <table:table-cell office:value-type="float" office:value="897032507" calcext:value-type="float">
            <text:p>897032507</text:p>
          </table:table-cell>
          <table:table-cell office:value-type="float" office:value="967285993" calcext:value-type="float">
            <text:p>967285993</text:p>
          </table:table-cell>
          <table:table-cell office:value-type="float" office:value="30685955" calcext:value-type="float">
            <text:p>30685955</text:p>
          </table:table-cell>
          <table:table-cell office:value-type="float" office:value="30999822" calcext:value-type="float">
            <text:p>30999822</text:p>
          </table:table-cell>
          <table:table-cell office:value-type="float" office:value="1312944056" calcext:value-type="float">
            <text:p>1312944056</text:p>
          </table:table-cell>
          <table:table-cell office:value-type="float" office:value="1326264046" calcext:value-type="float">
            <text:p>1326264046</text:p>
          </table:table-cell>
          <table:table-cell office:value-type="float" office:value="1011454180" calcext:value-type="float">
            <text:p>1011454180</text:p>
          </table:table-cell>
          <table:table-cell office:value-type="float" office:value="1079971203" calcext:value-type="float">
            <text:p>1079971203</text:p>
          </table:table-cell>
          <table:table-cell office:value-type="float" office:value="32745435" calcext:value-type="float">
            <text:p>32745435</text:p>
          </table:table-cell>
          <table:table-cell office:value-type="float" office:value="33112102" calcext:value-type="float">
            <text:p>33112102</text:p>
          </table:table-cell>
          <table:table-cell office:value-type="float" office:value="475454805" calcext:value-type="float">
            <text:p>475454805</text:p>
          </table:table-cell>
          <table:table-cell office:value-type="float" office:value="731191795" calcext:value-type="float">
            <text:p>731191795</text:p>
          </table:table-cell>
          <table:table-cell office:value-type="float" office:value="449508279" calcext:value-type="float">
            <text:p>449508279</text:p>
          </table:table-cell>
          <table:table-cell office:value-type="float" office:value="635457972" calcext:value-type="float">
            <text:p>635457972</text:p>
          </table:table-cell>
          <table:table-cell office:value-type="float" office:value="6474357" calcext:value-type="float">
            <text:p>6474357</text:p>
          </table:table-cell>
          <table:table-cell office:value-type="float" office:value="19823610" calcext:value-type="float">
            <text:p>19823610</text:p>
          </table:table-cell>
        </table:table-row>
        <table:table-row table:style-name="ro1">
          <table:table-cell office:value-type="float" office:value="248203071" calcext:value-type="float">
            <text:p>248203071</text:p>
          </table:table-cell>
          <table:table-cell office:value-type="float" office:value="259995213" calcext:value-type="float">
            <text:p>259995213</text:p>
          </table:table-cell>
          <table:table-cell office:value-type="float" office:value="283170506" calcext:value-type="float">
            <text:p>283170506</text:p>
          </table:table-cell>
          <table:table-cell office:value-type="float" office:value="339698365" calcext:value-type="float">
            <text:p>339698365</text:p>
          </table:table-cell>
          <table:table-cell office:value-type="float" office:value="1116622" calcext:value-type="float">
            <text:p>1116622</text:p>
          </table:table-cell>
          <table:table-cell office:value-type="float" office:value="1286197" calcext:value-type="float">
            <text:p>1286197</text:p>
          </table:table-cell>
          <table:table-cell office:value-type="float" office:value="227252362" calcext:value-type="float">
            <text:p>227252362</text:p>
          </table:table-cell>
          <table:table-cell office:value-type="float" office:value="239654288" calcext:value-type="float">
            <text:p>239654288</text:p>
          </table:table-cell>
          <table:table-cell office:value-type="float" office:value="268814561" calcext:value-type="float">
            <text:p>268814561</text:p>
          </table:table-cell>
          <table:table-cell office:value-type="float" office:value="324452851" calcext:value-type="float">
            <text:p>324452851</text:p>
          </table:table-cell>
          <table:table-cell office:value-type="float" office:value="480228" calcext:value-type="float">
            <text:p>480228</text:p>
          </table:table-cell>
          <table:table-cell office:value-type="float" office:value="594628" calcext:value-type="float">
            <text:p>594628</text:p>
          </table:table-cell>
          <table:table-cell office:value-type="float" office:value="1232345048" calcext:value-type="float">
            <text:p>1232345048</text:p>
          </table:table-cell>
          <table:table-cell office:value-type="float" office:value="1247697420" calcext:value-type="float">
            <text:p>1247697420</text:p>
          </table:table-cell>
          <table:table-cell office:value-type="float" office:value="919077349" calcext:value-type="float">
            <text:p>919077349</text:p>
          </table:table-cell>
          <table:table-cell office:value-type="float" office:value="996428875" calcext:value-type="float">
            <text:p>996428875</text:p>
          </table:table-cell>
          <table:table-cell office:value-type="float" office:value="30518196" calcext:value-type="float">
            <text:p>30518196</text:p>
          </table:table-cell>
          <table:table-cell office:value-type="float" office:value="30780031" calcext:value-type="float">
            <text:p>30780031</text:p>
          </table:table-cell>
          <table:table-cell office:value-type="float" office:value="1105406980" calcext:value-type="float">
            <text:p>1105406980</text:p>
          </table:table-cell>
          <table:table-cell office:value-type="float" office:value="1142836879" calcext:value-type="float">
            <text:p>1142836879</text:p>
          </table:table-cell>
          <table:table-cell office:value-type="float" office:value="1091668641" calcext:value-type="float">
            <text:p>1091668641</text:p>
          </table:table-cell>
          <table:table-cell office:value-type="float" office:value="1140724460" calcext:value-type="float">
            <text:p>1140724460</text:p>
          </table:table-cell>
          <table:table-cell office:value-type="float" office:value="31666178" calcext:value-type="float">
            <text:p>31666178</text:p>
          </table:table-cell>
          <table:table-cell office:value-type="float" office:value="32112254" calcext:value-type="float">
            <text:p>32112254</text:p>
          </table:table-cell>
          <table:table-cell office:value-type="float" office:value="466794625" calcext:value-type="float">
            <text:p>466794625</text:p>
          </table:table-cell>
          <table:table-cell office:value-type="float" office:value="515152031" calcext:value-type="float">
            <text:p>515152031</text:p>
          </table:table-cell>
          <table:table-cell office:value-type="float" office:value="437508359" calcext:value-type="float">
            <text:p>437508359</text:p>
          </table:table-cell>
          <table:table-cell office:value-type="float" office:value="493979576" calcext:value-type="float">
            <text:p>493979576</text:p>
          </table:table-cell>
          <table:table-cell office:value-type="float" office:value="6410242" calcext:value-type="float">
            <text:p>6410242</text:p>
          </table:table-cell>
          <table:table-cell office:value-type="float" office:value="6883068" calcext:value-type="float">
            <text:p>6883068</text:p>
          </table:table-cell>
        </table:table-row>
        <table:table-row table:style-name="ro1">
          <table:table-cell office:value-type="float" office:value="249674487" calcext:value-type="float">
            <text:p>249674487</text:p>
          </table:table-cell>
          <table:table-cell office:value-type="float" office:value="261568527" calcext:value-type="float">
            <text:p>261568527</text:p>
          </table:table-cell>
          <table:table-cell office:value-type="float" office:value="282507293" calcext:value-type="float">
            <text:p>282507293</text:p>
          </table:table-cell>
          <table:table-cell office:value-type="float" office:value="338892955" calcext:value-type="float">
            <text:p>338892955</text:p>
          </table:table-cell>
          <table:table-cell office:value-type="float" office:value="1146794" calcext:value-type="float">
            <text:p>1146794</text:p>
          </table:table-cell>
          <table:table-cell office:value-type="float" office:value="1325937" calcext:value-type="float">
            <text:p>1325937</text:p>
          </table:table-cell>
          <table:table-cell office:value-type="float" office:value="229061531" calcext:value-type="float">
            <text:p>229061531</text:p>
          </table:table-cell>
          <table:table-cell office:value-type="float" office:value="240847318" calcext:value-type="float">
            <text:p>240847318</text:p>
          </table:table-cell>
          <table:table-cell office:value-type="float" office:value="261472077" calcext:value-type="float">
            <text:p>261472077</text:p>
          </table:table-cell>
          <table:table-cell office:value-type="float" office:value="312440499" calcext:value-type="float">
            <text:p>312440499</text:p>
          </table:table-cell>
          <table:table-cell office:value-type="float" office:value="468775" calcext:value-type="float">
            <text:p>468775</text:p>
          </table:table-cell>
          <table:table-cell office:value-type="float" office:value="566902" calcext:value-type="float">
            <text:p>566902</text:p>
          </table:table-cell>
          <table:table-cell office:value-type="float" office:value="1213502429" calcext:value-type="float">
            <text:p>1213502429</text:p>
          </table:table-cell>
          <table:table-cell office:value-type="float" office:value="1238920746" calcext:value-type="float">
            <text:p>1238920746</text:p>
          </table:table-cell>
          <table:table-cell office:value-type="float" office:value="926338677" calcext:value-type="float">
            <text:p>926338677</text:p>
          </table:table-cell>
          <table:table-cell office:value-type="float" office:value="990383902" calcext:value-type="float">
            <text:p>990383902</text:p>
          </table:table-cell>
          <table:table-cell office:value-type="float" office:value="35183455" calcext:value-type="float">
            <text:p>35183455</text:p>
          </table:table-cell>
          <table:table-cell office:value-type="float" office:value="35427480" calcext:value-type="float">
            <text:p>35427480</text:p>
          </table:table-cell>
          <table:table-cell office:value-type="float" office:value="1077455381" calcext:value-type="float">
            <text:p>1077455381</text:p>
          </table:table-cell>
          <table:table-cell office:value-type="float" office:value="1103167380" calcext:value-type="float">
            <text:p>1103167380</text:p>
          </table:table-cell>
          <table:table-cell office:value-type="float" office:value="1094010628" calcext:value-type="float">
            <text:p>1094010628</text:p>
          </table:table-cell>
          <table:table-cell office:value-type="float" office:value="1136678903" calcext:value-type="float">
            <text:p>1136678903</text:p>
          </table:table-cell>
          <table:table-cell office:value-type="float" office:value="33916813" calcext:value-type="float">
            <text:p>33916813</text:p>
          </table:table-cell>
          <table:table-cell office:value-type="float" office:value="34279639" calcext:value-type="float">
            <text:p>34279639</text:p>
          </table:table-cell>
          <table:table-cell office:value-type="float" office:value="464133672" calcext:value-type="float">
            <text:p>464133672</text:p>
          </table:table-cell>
          <table:table-cell office:value-type="float" office:value="503577864" calcext:value-type="float">
            <text:p>503577864</text:p>
          </table:table-cell>
          <table:table-cell office:value-type="float" office:value="450237702" calcext:value-type="float">
            <text:p>450237702</text:p>
          </table:table-cell>
          <table:table-cell office:value-type="float" office:value="502680334" calcext:value-type="float">
            <text:p>502680334</text:p>
          </table:table-cell>
          <table:table-cell office:value-type="float" office:value="7938928" calcext:value-type="float">
            <text:p>7938928</text:p>
          </table:table-cell>
          <table:table-cell office:value-type="float" office:value="8260966" calcext:value-type="float">
            <text:p>8260966</text:p>
          </table:table-cell>
        </table:table-row>
        <table:table-row table:style-name="ro1">
          <table:table-cell office:value-type="float" office:value="249474392" calcext:value-type="float">
            <text:p>249474392</text:p>
          </table:table-cell>
          <table:table-cell office:value-type="float" office:value="261236153" calcext:value-type="float">
            <text:p>261236153</text:p>
          </table:table-cell>
          <table:table-cell office:value-type="float" office:value="290076692" calcext:value-type="float">
            <text:p>290076692</text:p>
          </table:table-cell>
          <table:table-cell office:value-type="float" office:value="340335667" calcext:value-type="float">
            <text:p>340335667</text:p>
          </table:table-cell>
          <table:table-cell office:value-type="float" office:value="1117461" calcext:value-type="float">
            <text:p>1117461</text:p>
          </table:table-cell>
          <table:table-cell office:value-type="float" office:value="1229417" calcext:value-type="float">
            <text:p>1229417</text:p>
          </table:table-cell>
          <table:table-cell office:value-type="float" office:value="226615131" calcext:value-type="float">
            <text:p>226615131</text:p>
          </table:table-cell>
          <table:table-cell office:value-type="float" office:value="238524676" calcext:value-type="float">
            <text:p>238524676</text:p>
          </table:table-cell>
          <table:table-cell office:value-type="float" office:value="268771469" calcext:value-type="float">
            <text:p>268771469</text:p>
          </table:table-cell>
          <table:table-cell office:value-type="float" office:value="319689466" calcext:value-type="float">
            <text:p>319689466</text:p>
          </table:table-cell>
          <table:table-cell office:value-type="float" office:value="464095" calcext:value-type="float">
            <text:p>464095</text:p>
          </table:table-cell>
          <table:table-cell office:value-type="float" office:value="556635" calcext:value-type="float">
            <text:p>556635</text:p>
          </table:table-cell>
          <table:table-cell office:value-type="float" office:value="1148010442" calcext:value-type="float">
            <text:p>1148010442</text:p>
          </table:table-cell>
          <table:table-cell office:value-type="float" office:value="1185401929" calcext:value-type="float">
            <text:p>1185401929</text:p>
          </table:table-cell>
          <table:table-cell office:value-type="float" office:value="931647732" calcext:value-type="float">
            <text:p>931647732</text:p>
          </table:table-cell>
          <table:table-cell office:value-type="float" office:value="1010292091" calcext:value-type="float">
            <text:p>1010292091</text:p>
          </table:table-cell>
          <table:table-cell office:value-type="float" office:value="30543270" calcext:value-type="float">
            <text:p>30543270</text:p>
          </table:table-cell>
          <table:table-cell office:value-type="float" office:value="30805454" calcext:value-type="float">
            <text:p>30805454</text:p>
          </table:table-cell>
          <table:table-cell office:value-type="float" office:value="1156936577" calcext:value-type="float">
            <text:p>1156936577</text:p>
          </table:table-cell>
          <table:table-cell office:value-type="float" office:value="1170218015" calcext:value-type="float">
            <text:p>1170218015</text:p>
          </table:table-cell>
          <table:table-cell office:value-type="float" office:value="985323762" calcext:value-type="float">
            <text:p>985323762</text:p>
          </table:table-cell>
          <table:table-cell office:value-type="float" office:value="1074916230" calcext:value-type="float">
            <text:p>1074916230</text:p>
          </table:table-cell>
          <table:table-cell office:value-type="float" office:value="33384412" calcext:value-type="float">
            <text:p>33384412</text:p>
          </table:table-cell>
          <table:table-cell office:value-type="float" office:value="33748216" calcext:value-type="float">
            <text:p>33748216</text:p>
          </table:table-cell>
          <table:table-cell office:value-type="float" office:value="452850743" calcext:value-type="float">
            <text:p>452850743</text:p>
          </table:table-cell>
          <table:table-cell office:value-type="float" office:value="741166597" calcext:value-type="float">
            <text:p>741166597</text:p>
          </table:table-cell>
          <table:table-cell office:value-type="float" office:value="436212803" calcext:value-type="float">
            <text:p>436212803</text:p>
          </table:table-cell>
          <table:table-cell office:value-type="float" office:value="619088642" calcext:value-type="float">
            <text:p>619088642</text:p>
          </table:table-cell>
          <table:table-cell office:value-type="float" office:value="6450890" calcext:value-type="float">
            <text:p>6450890</text:p>
          </table:table-cell>
          <table:table-cell office:value-type="float" office:value="19823680" calcext:value-type="float">
            <text:p>19823680</text:p>
          </table:table-cell>
        </table:table-row>
        <table:table-row table:style-name="ro1">
          <table:table-cell office:value-type="float" office:value="247673185" calcext:value-type="float">
            <text:p>247673185</text:p>
          </table:table-cell>
          <table:table-cell office:value-type="float" office:value="259430337" calcext:value-type="float">
            <text:p>259430337</text:p>
          </table:table-cell>
          <table:table-cell office:value-type="float" office:value="285668240" calcext:value-type="float">
            <text:p>285668240</text:p>
          </table:table-cell>
          <table:table-cell office:value-type="float" office:value="335955920" calcext:value-type="float">
            <text:p>335955920</text:p>
          </table:table-cell>
          <table:table-cell office:value-type="float" office:value="1115715" calcext:value-type="float">
            <text:p>1115715</text:p>
          </table:table-cell>
          <table:table-cell office:value-type="float" office:value="1288293" calcext:value-type="float">
            <text:p>1288293</text:p>
          </table:table-cell>
          <table:table-cell office:value-type="float" office:value="226431029" calcext:value-type="float">
            <text:p>226431029</text:p>
          </table:table-cell>
          <table:table-cell office:value-type="float" office:value="238603596" calcext:value-type="float">
            <text:p>238603596</text:p>
          </table:table-cell>
          <table:table-cell office:value-type="float" office:value="268914503" calcext:value-type="float">
            <text:p>268914503</text:p>
          </table:table-cell>
          <table:table-cell office:value-type="float" office:value="320363504" calcext:value-type="float">
            <text:p>320363504</text:p>
          </table:table-cell>
          <table:table-cell office:value-type="float" office:value="463816" calcext:value-type="float">
            <text:p>463816</text:p>
          </table:table-cell>
          <table:table-cell office:value-type="float" office:value="579822" calcext:value-type="float">
            <text:p>579822</text:p>
          </table:table-cell>
          <table:table-cell office:value-type="float" office:value="1160248730" calcext:value-type="float">
            <text:p>1160248730</text:p>
          </table:table-cell>
          <table:table-cell office:value-type="float" office:value="1173575425" calcext:value-type="float">
            <text:p>1173575425</text:p>
          </table:table-cell>
          <table:table-cell office:value-type="float" office:value="890267401" calcext:value-type="float">
            <text:p>890267401</text:p>
          </table:table-cell>
          <table:table-cell office:value-type="float" office:value="943735722" calcext:value-type="float">
            <text:p>943735722</text:p>
          </table:table-cell>
          <table:table-cell office:value-type="float" office:value="32195016" calcext:value-type="float">
            <text:p>32195016</text:p>
          </table:table-cell>
          <table:table-cell office:value-type="float" office:value="32469841" calcext:value-type="float">
            <text:p>32469841</text:p>
          </table:table-cell>
          <table:table-cell office:value-type="float" office:value="1136241069" calcext:value-type="float">
            <text:p>1136241069</text:p>
          </table:table-cell>
          <table:table-cell office:value-type="float" office:value="1162280693" calcext:value-type="float">
            <text:p>1162280693</text:p>
          </table:table-cell>
          <table:table-cell office:value-type="float" office:value="1043459088" calcext:value-type="float">
            <text:p>1043459088</text:p>
          </table:table-cell>
          <table:table-cell office:value-type="float" office:value="1144269324" calcext:value-type="float">
            <text:p>1144269324</text:p>
          </table:table-cell>
          <table:table-cell office:value-type="float" office:value="33154356" calcext:value-type="float">
            <text:p>33154356</text:p>
          </table:table-cell>
          <table:table-cell office:value-type="float" office:value="33566001" calcext:value-type="float">
            <text:p>33566001</text:p>
          </table:table-cell>
          <table:table-cell office:value-type="float" office:value="442189331" calcext:value-type="float">
            <text:p>442189331</text:p>
          </table:table-cell>
          <table:table-cell office:value-type="float" office:value="494767386" calcext:value-type="float">
            <text:p>494767386</text:p>
          </table:table-cell>
          <table:table-cell office:value-type="float" office:value="438092163" calcext:value-type="float">
            <text:p>438092163</text:p>
          </table:table-cell>
          <table:table-cell office:value-type="float" office:value="494698663" calcext:value-type="float">
            <text:p>494698663</text:p>
          </table:table-cell>
          <table:table-cell office:value-type="float" office:value="6459411" calcext:value-type="float">
            <text:p>6459411</text:p>
          </table:table-cell>
          <table:table-cell office:value-type="float" office:value="6935659" calcext:value-type="float">
            <text:p>6935659</text:p>
          </table:table-cell>
        </table:table-row>
        <table:table-row table:style-name="ro1">
          <table:table-cell office:value-type="float" office:value="247850792" calcext:value-type="float">
            <text:p>247850792</text:p>
          </table:table-cell>
          <table:table-cell office:value-type="float" office:value="259751607" calcext:value-type="float">
            <text:p>259751607</text:p>
          </table:table-cell>
          <table:table-cell office:value-type="float" office:value="281707262" calcext:value-type="float">
            <text:p>281707262</text:p>
          </table:table-cell>
          <table:table-cell office:value-type="float" office:value="332221926" calcext:value-type="float">
            <text:p>332221926</text:p>
          </table:table-cell>
          <table:table-cell office:value-type="float" office:value="1116273" calcext:value-type="float">
            <text:p>1116273</text:p>
          </table:table-cell>
          <table:table-cell office:value-type="float" office:value="1241219" calcext:value-type="float">
            <text:p>1241219</text:p>
          </table:table-cell>
          <table:table-cell office:value-type="float" office:value="233938129" calcext:value-type="float">
            <text:p>233938129</text:p>
          </table:table-cell>
          <table:table-cell office:value-type="float" office:value="245907248" calcext:value-type="float">
            <text:p>245907248</text:p>
          </table:table-cell>
          <table:table-cell office:value-type="float" office:value="269002853" calcext:value-type="float">
            <text:p>269002853</text:p>
          </table:table-cell>
          <table:table-cell office:value-type="float" office:value="320167041" calcext:value-type="float">
            <text:p>320167041</text:p>
          </table:table-cell>
          <table:table-cell office:value-type="float" office:value="467727" calcext:value-type="float">
            <text:p>467727</text:p>
          </table:table-cell>
          <table:table-cell office:value-type="float" office:value="570813" calcext:value-type="float">
            <text:p>570813</text:p>
          </table:table-cell>
          <table:table-cell office:value-type="float" office:value="1226003250" calcext:value-type="float">
            <text:p>1226003250</text:p>
          </table:table-cell>
          <table:table-cell office:value-type="float" office:value="1257748558" calcext:value-type="float">
            <text:p>1257748558</text:p>
          </table:table-cell>
          <table:table-cell office:value-type="float" office:value="913778351" calcext:value-type="float">
            <text:p>913778351</text:p>
          </table:table-cell>
          <table:table-cell office:value-type="float" office:value="984225508" calcext:value-type="float">
            <text:p>984225508</text:p>
          </table:table-cell>
          <table:table-cell office:value-type="float" office:value="31890438" calcext:value-type="float">
            <text:p>31890438</text:p>
          </table:table-cell>
          <table:table-cell office:value-type="float" office:value="32131879" calcext:value-type="float">
            <text:p>32131879</text:p>
          </table:table-cell>
          <table:table-cell office:value-type="float" office:value="1276883255" calcext:value-type="float">
            <text:p>1276883255</text:p>
          </table:table-cell>
          <table:table-cell office:value-type="float" office:value="1294649341" calcext:value-type="float">
            <text:p>1294649341</text:p>
          </table:table-cell>
          <table:table-cell office:value-type="float" office:value="1001357017" calcext:value-type="float">
            <text:p>1001357017</text:p>
          </table:table-cell>
          <table:table-cell office:value-type="float" office:value="1068325449" calcext:value-type="float">
            <text:p>1068325449</text:p>
          </table:table-cell>
          <table:table-cell office:value-type="float" office:value="35578476" calcext:value-type="float">
            <text:p>35578476</text:p>
          </table:table-cell>
          <table:table-cell office:value-type="float" office:value="35944654" calcext:value-type="float">
            <text:p>35944654</text:p>
          </table:table-cell>
          <table:table-cell office:value-type="float" office:value="462427799" calcext:value-type="float">
            <text:p>462427799</text:p>
          </table:table-cell>
          <table:table-cell office:value-type="float" office:value="505093071" calcext:value-type="float">
            <text:p>505093071</text:p>
          </table:table-cell>
          <table:table-cell office:value-type="float" office:value="445449383" calcext:value-type="float">
            <text:p>445449383</text:p>
          </table:table-cell>
          <table:table-cell office:value-type="float" office:value="500366283" calcext:value-type="float">
            <text:p>500366283</text:p>
          </table:table-cell>
          <table:table-cell office:value-type="float" office:value="8332834" calcext:value-type="float">
            <text:p>8332834</text:p>
          </table:table-cell>
          <table:table-cell office:value-type="float" office:value="8654802" calcext:value-type="float">
            <text:p>8654802</text:p>
          </table:table-cell>
        </table:table-row>
        <table:table-row table:style-name="ro1">
          <table:table-cell office:value-type="float" office:value="247875516" calcext:value-type="float">
            <text:p>247875516</text:p>
          </table:table-cell>
          <table:table-cell office:value-type="float" office:value="259628617" calcext:value-type="float">
            <text:p>259628617</text:p>
          </table:table-cell>
          <table:table-cell office:value-type="float" office:value="284045408" calcext:value-type="float">
            <text:p>284045408</text:p>
          </table:table-cell>
          <table:table-cell office:value-type="float" office:value="334479126" calcext:value-type="float">
            <text:p>334479126</text:p>
          </table:table-cell>
          <table:table-cell office:value-type="float" office:value="1634286" calcext:value-type="float">
            <text:p>1634286</text:p>
          </table:table-cell>
          <table:table-cell office:value-type="float" office:value="1792477" calcext:value-type="float">
            <text:p>1792477</text:p>
          </table:table-cell>
          <table:table-cell office:value-type="float" office:value="226954698" calcext:value-type="float">
            <text:p>226954698</text:p>
          </table:table-cell>
          <table:table-cell office:value-type="float" office:value="238681888" calcext:value-type="float">
            <text:p>238681888</text:p>
          </table:table-cell>
          <table:table-cell office:value-type="float" office:value="264431811" calcext:value-type="float">
            <text:p>264431811</text:p>
          </table:table-cell>
          <table:table-cell office:value-type="float" office:value="315620862" calcext:value-type="float">
            <text:p>315620862</text:p>
          </table:table-cell>
          <table:table-cell office:value-type="float" office:value="493359" calcext:value-type="float">
            <text:p>493359</text:p>
          </table:table-cell>
          <table:table-cell office:value-type="float" office:value="588343" calcext:value-type="float">
            <text:p>588343</text:p>
          </table:table-cell>
          <table:table-cell office:value-type="float" office:value="1046022752" calcext:value-type="float">
            <text:p>1046022752</text:p>
          </table:table-cell>
          <table:table-cell office:value-type="float" office:value="1067066908" calcext:value-type="float">
            <text:p>1067066908</text:p>
          </table:table-cell>
          <table:table-cell office:value-type="float" office:value="906008927" calcext:value-type="float">
            <text:p>906008927</text:p>
          </table:table-cell>
          <table:table-cell office:value-type="float" office:value="970853975" calcext:value-type="float">
            <text:p>970853975</text:p>
          </table:table-cell>
          <table:table-cell office:value-type="float" office:value="30616603" calcext:value-type="float">
            <text:p>30616603</text:p>
          </table:table-cell>
          <table:table-cell office:value-type="float" office:value="30901625" calcext:value-type="float">
            <text:p>30901625</text:p>
          </table:table-cell>
          <table:table-cell office:value-type="float" office:value="1225590768" calcext:value-type="float">
            <text:p>1225590768</text:p>
          </table:table-cell>
          <table:table-cell office:value-type="float" office:value="1250713167" calcext:value-type="float">
            <text:p>1250713167</text:p>
          </table:table-cell>
          <table:table-cell office:value-type="float" office:value="990376988" calcext:value-type="float">
            <text:p>990376988</text:p>
          </table:table-cell>
          <table:table-cell office:value-type="float" office:value="1040767195" calcext:value-type="float">
            <text:p>1040767195</text:p>
          </table:table-cell>
          <table:table-cell office:value-type="float" office:value="35113403" calcext:value-type="float">
            <text:p>35113403</text:p>
          </table:table-cell>
          <table:table-cell office:value-type="float" office:value="35532660" calcext:value-type="float">
            <text:p>35532660</text:p>
          </table:table-cell>
          <table:table-cell office:value-type="float" office:value="460358192" calcext:value-type="float">
            <text:p>460358192</text:p>
          </table:table-cell>
          <table:table-cell office:value-type="float" office:value="663821425" calcext:value-type="float">
            <text:p>663821425</text:p>
          </table:table-cell>
          <table:table-cell office:value-type="float" office:value="435006994" calcext:value-type="float">
            <text:p>435006994</text:p>
          </table:table-cell>
          <table:table-cell office:value-type="float" office:value="617328782" calcext:value-type="float">
            <text:p>617328782</text:p>
          </table:table-cell>
          <table:table-cell office:value-type="float" office:value="6506275" calcext:value-type="float">
            <text:p>6506275</text:p>
          </table:table-cell>
          <table:table-cell office:value-type="float" office:value="19871522" calcext:value-type="float">
            <text:p>19871522</text:p>
          </table:table-cell>
        </table:table-row>
        <table:table-row table:style-name="ro1">
          <table:table-cell office:value-type="float" office:value="249082513" calcext:value-type="float">
            <text:p>249082513</text:p>
          </table:table-cell>
          <table:table-cell office:value-type="float" office:value="260781417" calcext:value-type="float">
            <text:p>260781417</text:p>
          </table:table-cell>
          <table:table-cell office:value-type="float" office:value="287298894" calcext:value-type="float">
            <text:p>287298894</text:p>
          </table:table-cell>
          <table:table-cell office:value-type="float" office:value="338186999" calcext:value-type="float">
            <text:p>338186999</text:p>
          </table:table-cell>
          <table:table-cell office:value-type="float" office:value="1114737" calcext:value-type="float">
            <text:p>1114737</text:p>
          </table:table-cell>
          <table:table-cell office:value-type="float" office:value="1289689" calcext:value-type="float">
            <text:p>1289689</text:p>
          </table:table-cell>
          <table:table-cell office:value-type="float" office:value="226133016" calcext:value-type="float">
            <text:p>226133016</text:p>
          </table:table-cell>
          <table:table-cell office:value-type="float" office:value="238513082" calcext:value-type="float">
            <text:p>238513082</text:p>
          </table:table-cell>
          <table:table-cell office:value-type="float" office:value="267066154" calcext:value-type="float">
            <text:p>267066154</text:p>
          </table:table-cell>
          <table:table-cell office:value-type="float" office:value="318221123" calcext:value-type="float">
            <text:p>318221123</text:p>
          </table:table-cell>
          <table:table-cell office:value-type="float" office:value="466959" calcext:value-type="float">
            <text:p>466959</text:p>
          </table:table-cell>
          <table:table-cell office:value-type="float" office:value="583105" calcext:value-type="float">
            <text:p>583105</text:p>
          </table:table-cell>
          <table:table-cell office:value-type="float" office:value="983363388" calcext:value-type="float">
            <text:p>983363388</text:p>
          </table:table-cell>
          <table:table-cell office:value-type="float" office:value="1000705956" calcext:value-type="float">
            <text:p>1000705956</text:p>
          </table:table-cell>
          <table:table-cell office:value-type="float" office:value="933792768" calcext:value-type="float">
            <text:p>933792768</text:p>
          </table:table-cell>
          <table:table-cell office:value-type="float" office:value="1005283772" calcext:value-type="float">
            <text:p>1005283772</text:p>
          </table:table-cell>
          <table:table-cell office:value-type="float" office:value="30585244" calcext:value-type="float">
            <text:p>30585244</text:p>
          </table:table-cell>
          <table:table-cell office:value-type="float" office:value="30846520" calcext:value-type="float">
            <text:p>30846520</text:p>
          </table:table-cell>
          <table:table-cell office:value-type="float" office:value="1036038591" calcext:value-type="float">
            <text:p>1036038591</text:p>
          </table:table-cell>
          <table:table-cell office:value-type="float" office:value="1061826926" calcext:value-type="float">
            <text:p>1061826926</text:p>
          </table:table-cell>
          <table:table-cell office:value-type="float" office:value="1083337414" calcext:value-type="float">
            <text:p>1083337414</text:p>
          </table:table-cell>
          <table:table-cell office:value-type="float" office:value="1127220368" calcext:value-type="float">
            <text:p>1127220368</text:p>
          </table:table-cell>
          <table:table-cell office:value-type="float" office:value="34983639" calcext:value-type="float">
            <text:p>34983639</text:p>
          </table:table-cell>
          <table:table-cell office:value-type="float" office:value="35397658" calcext:value-type="float">
            <text:p>35397658</text:p>
          </table:table-cell>
          <table:table-cell office:value-type="float" office:value="435151914" calcext:value-type="float">
            <text:p>435151914</text:p>
          </table:table-cell>
          <table:table-cell office:value-type="float" office:value="479977516" calcext:value-type="float">
            <text:p>479977516</text:p>
          </table:table-cell>
          <table:table-cell office:value-type="float" office:value="440568595" calcext:value-type="float">
            <text:p>440568595</text:p>
          </table:table-cell>
          <table:table-cell office:value-type="float" office:value="496505806" calcext:value-type="float">
            <text:p>496505806</text:p>
          </table:table-cell>
          <table:table-cell office:value-type="float" office:value="6457944" calcext:value-type="float">
            <text:p>6457944</text:p>
          </table:table-cell>
          <table:table-cell office:value-type="float" office:value="6930910" calcext:value-type="float">
            <text:p>6930910</text:p>
          </table:table-cell>
        </table:table-row>
        <table:table-row table:style-name="ro1">
          <table:table-cell office:value-type="float" office:value="248785128" calcext:value-type="float">
            <text:p>248785128</text:p>
          </table:table-cell>
          <table:table-cell office:value-type="float" office:value="260668064" calcext:value-type="float">
            <text:p>260668064</text:p>
          </table:table-cell>
          <table:table-cell office:value-type="float" office:value="287067301" calcext:value-type="float">
            <text:p>287067301</text:p>
          </table:table-cell>
          <table:table-cell office:value-type="float" office:value="338583489" calcext:value-type="float">
            <text:p>338583489</text:p>
          </table:table-cell>
          <table:table-cell office:value-type="float" office:value="1112223" calcext:value-type="float">
            <text:p>1112223</text:p>
          </table:table-cell>
          <table:table-cell office:value-type="float" office:value="1236261" calcext:value-type="float">
            <text:p>1236261</text:p>
          </table:table-cell>
          <table:table-cell office:value-type="float" office:value="226523429" calcext:value-type="float">
            <text:p>226523429</text:p>
          </table:table-cell>
          <table:table-cell office:value-type="float" office:value="238314803" calcext:value-type="float">
            <text:p>238314803</text:p>
          </table:table-cell>
          <table:table-cell office:value-type="float" office:value="262832096" calcext:value-type="float">
            <text:p>262832096</text:p>
          </table:table-cell>
          <table:table-cell office:value-type="float" office:value="313847103" calcext:value-type="float">
            <text:p>313847103</text:p>
          </table:table-cell>
          <table:table-cell office:value-type="float" office:value="466539" calcext:value-type="float">
            <text:p>466539</text:p>
          </table:table-cell>
          <table:table-cell office:value-type="float" office:value="566971" calcext:value-type="float">
            <text:p>566971</text:p>
          </table:table-cell>
          <table:table-cell office:value-type="float" office:value="1150998951" calcext:value-type="float">
            <text:p>1150998951</text:p>
          </table:table-cell>
          <table:table-cell office:value-type="float" office:value="1168281945" calcext:value-type="float">
            <text:p>1168281945</text:p>
          </table:table-cell>
          <table:table-cell office:value-type="float" office:value="917399552" calcext:value-type="float">
            <text:p>917399552</text:p>
          </table:table-cell>
          <table:table-cell office:value-type="float" office:value="979505284" calcext:value-type="float">
            <text:p>979505284</text:p>
          </table:table-cell>
          <table:table-cell office:value-type="float" office:value="34427213" calcext:value-type="float">
            <text:p>34427213</text:p>
          </table:table-cell>
          <table:table-cell office:value-type="float" office:value="34675429" calcext:value-type="float">
            <text:p>34675429</text:p>
          </table:table-cell>
          <table:table-cell office:value-type="float" office:value="1231173322" calcext:value-type="float">
            <text:p>1231173322</text:p>
          </table:table-cell>
          <table:table-cell office:value-type="float" office:value="1244443585" calcext:value-type="float">
            <text:p>1244443585</text:p>
          </table:table-cell>
          <table:table-cell office:value-type="float" office:value="1049492747" calcext:value-type="float">
            <text:p>1049492747</text:p>
          </table:table-cell>
          <table:table-cell office:value-type="float" office:value="1092390031" calcext:value-type="float">
            <text:p>1092390031</text:p>
          </table:table-cell>
          <table:table-cell office:value-type="float" office:value="33438330" calcext:value-type="float">
            <text:p>33438330</text:p>
          </table:table-cell>
          <table:table-cell office:value-type="float" office:value="33828604" calcext:value-type="float">
            <text:p>33828604</text:p>
          </table:table-cell>
          <table:table-cell office:value-type="float" office:value="459618294" calcext:value-type="float">
            <text:p>459618294</text:p>
          </table:table-cell>
          <table:table-cell office:value-type="float" office:value="501179235" calcext:value-type="float">
            <text:p>501179235</text:p>
          </table:table-cell>
          <table:table-cell office:value-type="float" office:value="431591685" calcext:value-type="float">
            <text:p>431591685</text:p>
          </table:table-cell>
          <table:table-cell office:value-type="float" office:value="484722463" calcext:value-type="float">
            <text:p>484722463</text:p>
          </table:table-cell>
          <table:table-cell office:value-type="float" office:value="6454522" calcext:value-type="float">
            <text:p>6454522</text:p>
          </table:table-cell>
          <table:table-cell office:value-type="float" office:value="6675919" calcext:value-type="float">
            <text:p>6675919</text:p>
          </table:table-cell>
        </table:table-row>
        <table:table-row table:style-name="ro1">
          <table:table-cell office:value-type="float" office:value="248753560" calcext:value-type="float">
            <text:p>248753560</text:p>
          </table:table-cell>
          <table:table-cell office:value-type="float" office:value="260491226" calcext:value-type="float">
            <text:p>260491226</text:p>
          </table:table-cell>
          <table:table-cell office:value-type="float" office:value="281821801" calcext:value-type="float">
            <text:p>281821801</text:p>
          </table:table-cell>
          <table:table-cell office:value-type="float" office:value="332257754" calcext:value-type="float">
            <text:p>332257754</text:p>
          </table:table-cell>
          <table:table-cell office:value-type="float" office:value="1140159" calcext:value-type="float">
            <text:p>1140159</text:p>
          </table:table-cell>
          <table:table-cell office:value-type="float" office:value="1251556" calcext:value-type="float">
            <text:p>1251556</text:p>
          </table:table-cell>
          <table:table-cell office:value-type="float" office:value="226042152" calcext:value-type="float">
            <text:p>226042152</text:p>
          </table:table-cell>
          <table:table-cell office:value-type="float" office:value="237684415" calcext:value-type="float">
            <text:p>237684415</text:p>
          </table:table-cell>
          <table:table-cell office:value-type="float" office:value="261984223" calcext:value-type="float">
            <text:p>261984223</text:p>
          </table:table-cell>
          <table:table-cell office:value-type="float" office:value="312952296" calcext:value-type="float">
            <text:p>312952296</text:p>
          </table:table-cell>
          <table:table-cell office:value-type="float" office:value="465282" calcext:value-type="float">
            <text:p>465282</text:p>
          </table:table-cell>
          <table:table-cell office:value-type="float" office:value="560476" calcext:value-type="float">
            <text:p>560476</text:p>
          </table:table-cell>
          <table:table-cell office:value-type="float" office:value="1222781263" calcext:value-type="float">
            <text:p>1222781263</text:p>
          </table:table-cell>
          <table:table-cell office:value-type="float" office:value="1236112916" calcext:value-type="float">
            <text:p>1236112916</text:p>
          </table:table-cell>
          <table:table-cell office:value-type="float" office:value="908413213" calcext:value-type="float">
            <text:p>908413213</text:p>
          </table:table-cell>
          <table:table-cell office:value-type="float" office:value="949985888" calcext:value-type="float">
            <text:p>949985888</text:p>
          </table:table-cell>
          <table:table-cell office:value-type="float" office:value="31982908" calcext:value-type="float">
            <text:p>31982908</text:p>
          </table:table-cell>
          <table:table-cell office:value-type="float" office:value="32243556" calcext:value-type="float">
            <text:p>32243556</text:p>
          </table:table-cell>
          <table:table-cell office:value-type="float" office:value="1258532527" calcext:value-type="float">
            <text:p>1258532527</text:p>
          </table:table-cell>
          <table:table-cell office:value-type="float" office:value="1271593965" calcext:value-type="float">
            <text:p>1271593965</text:p>
          </table:table-cell>
          <table:table-cell office:value-type="float" office:value="1036960775" calcext:value-type="float">
            <text:p>1036960775</text:p>
          </table:table-cell>
          <table:table-cell office:value-type="float" office:value="1082193273" calcext:value-type="float">
            <text:p>1082193273</text:p>
          </table:table-cell>
          <table:table-cell office:value-type="float" office:value="32688514" calcext:value-type="float">
            <text:p>32688514</text:p>
          </table:table-cell>
          <table:table-cell office:value-type="float" office:value="33059372" calcext:value-type="float">
            <text:p>33059372</text:p>
          </table:table-cell>
          <table:table-cell office:value-type="float" office:value="455775347" calcext:value-type="float">
            <text:p>455775347</text:p>
          </table:table-cell>
          <table:table-cell office:value-type="float" office:value="725454542" calcext:value-type="float">
            <text:p>725454542</text:p>
          </table:table-cell>
          <table:table-cell office:value-type="float" office:value="431195056" calcext:value-type="float">
            <text:p>431195056</text:p>
          </table:table-cell>
          <table:table-cell office:value-type="float" office:value="609807923" calcext:value-type="float">
            <text:p>609807923</text:p>
          </table:table-cell>
          <table:table-cell office:value-type="float" office:value="6453125" calcext:value-type="float">
            <text:p>6453125</text:p>
          </table:table-cell>
          <table:table-cell office:value-type="float" office:value="19845121" calcext:value-type="float">
            <text:p>19845121</text:p>
          </table:table-cell>
        </table:table-row>
        <table:table-row table:style-name="ro1">
          <table:table-cell office:value-type="float" office:value="247576804" calcext:value-type="float">
            <text:p>247576804</text:p>
          </table:table-cell>
          <table:table-cell office:value-type="float" office:value="259231708" calcext:value-type="float">
            <text:p>259231708</text:p>
          </table:table-cell>
          <table:table-cell office:value-type="float" office:value="280907788" calcext:value-type="float">
            <text:p>280907788</text:p>
          </table:table-cell>
          <table:table-cell office:value-type="float" office:value="331256719" calcext:value-type="float">
            <text:p>331256719</text:p>
          </table:table-cell>
          <table:table-cell office:value-type="float" office:value="1115155" calcext:value-type="float">
            <text:p>1115155</text:p>
          </table:table-cell>
          <table:table-cell office:value-type="float" office:value="1290248" calcext:value-type="float">
            <text:p>1290248</text:p>
          </table:table-cell>
          <table:table-cell office:value-type="float" office:value="226716331" calcext:value-type="float">
            <text:p>226716331</text:p>
          </table:table-cell>
          <table:table-cell office:value-type="float" office:value="238863336" calcext:value-type="float">
            <text:p>238863336</text:p>
          </table:table-cell>
          <table:table-cell office:value-type="float" office:value="264536573" calcext:value-type="float">
            <text:p>264536573</text:p>
          </table:table-cell>
          <table:table-cell office:value-type="float" office:value="315785129" calcext:value-type="float">
            <text:p>315785129</text:p>
          </table:table-cell>
          <table:table-cell office:value-type="float" office:value="462839" calcext:value-type="float">
            <text:p>462839</text:p>
          </table:table-cell>
          <table:table-cell office:value-type="float" office:value="578985" calcext:value-type="float">
            <text:p>578985</text:p>
          </table:table-cell>
          <table:table-cell office:value-type="float" office:value="1038080261" calcext:value-type="float">
            <text:p>1038080261</text:p>
          </table:table-cell>
          <table:table-cell office:value-type="float" office:value="1070249157" calcext:value-type="float">
            <text:p>1070249157</text:p>
          </table:table-cell>
          <table:table-cell office:value-type="float" office:value="967653708" calcext:value-type="float">
            <text:p>967653708</text:p>
          </table:table-cell>
          <table:table-cell office:value-type="float" office:value="1039438116" calcext:value-type="float">
            <text:p>1039438116</text:p>
          </table:table-cell>
          <table:table-cell office:value-type="float" office:value="30581054" calcext:value-type="float">
            <text:p>30581054</text:p>
          </table:table-cell>
          <table:table-cell office:value-type="float" office:value="30871244" calcext:value-type="float">
            <text:p>30871244</text:p>
          </table:table-cell>
          <table:table-cell office:value-type="float" office:value="1230467576" calcext:value-type="float">
            <text:p>1230467576</text:p>
          </table:table-cell>
          <table:table-cell office:value-type="float" office:value="1252747015" calcext:value-type="float">
            <text:p>1252747015</text:p>
          </table:table-cell>
          <table:table-cell office:value-type="float" office:value="994655815" calcext:value-type="float">
            <text:p>994655815</text:p>
          </table:table-cell>
          <table:table-cell office:value-type="float" office:value="1081428721" calcext:value-type="float">
            <text:p>1081428721</text:p>
          </table:table-cell>
          <table:table-cell office:value-type="float" office:value="34950814" calcext:value-type="float">
            <text:p>34950814</text:p>
          </table:table-cell>
          <table:table-cell office:value-type="float" office:value="35340458" calcext:value-type="float">
            <text:p>35340458</text:p>
          </table:table-cell>
          <table:table-cell office:value-type="float" office:value="462940434" calcext:value-type="float">
            <text:p>462940434</text:p>
          </table:table-cell>
          <table:table-cell office:value-type="float" office:value="512488006" calcext:value-type="float">
            <text:p>512488006</text:p>
          </table:table-cell>
          <table:table-cell office:value-type="float" office:value="430777894" calcext:value-type="float">
            <text:p>430777894</text:p>
          </table:table-cell>
          <table:table-cell office:value-type="float" office:value="487181854" calcext:value-type="float">
            <text:p>487181854</text:p>
          </table:table-cell>
          <table:table-cell office:value-type="float" office:value="6461437" calcext:value-type="float">
            <text:p>6461437</text:p>
          </table:table-cell>
          <table:table-cell office:value-type="float" office:value="6932027" calcext:value-type="float">
            <text:p>6932027</text:p>
          </table:table-cell>
        </table:table-row>
        <table:table-row table:style-name="ro1">
          <table:table-cell office:value-type="float" office:value="248032658" calcext:value-type="float">
            <text:p>248032658</text:p>
          </table:table-cell>
          <table:table-cell office:value-type="float" office:value="259937035" calcext:value-type="float">
            <text:p>259937035</text:p>
          </table:table-cell>
          <table:table-cell office:value-type="float" office:value="280824887" calcext:value-type="float">
            <text:p>280824887</text:p>
          </table:table-cell>
          <table:table-cell office:value-type="float" office:value="331349817" calcext:value-type="float">
            <text:p>331349817</text:p>
          </table:table-cell>
          <table:table-cell office:value-type="float" office:value="1114667" calcext:value-type="float">
            <text:p>1114667</text:p>
          </table:table-cell>
          <table:table-cell office:value-type="float" office:value="1240451" calcext:value-type="float">
            <text:p>1240451</text:p>
          </table:table-cell>
          <table:table-cell office:value-type="float" office:value="227964045" calcext:value-type="float">
            <text:p>227964045</text:p>
          </table:table-cell>
          <table:table-cell office:value-type="float" office:value="239935959" calcext:value-type="float">
            <text:p>239935959</text:p>
          </table:table-cell>
          <table:table-cell office:value-type="float" office:value="263526738" calcext:value-type="float">
            <text:p>263526738</text:p>
          </table:table-cell>
          <table:table-cell office:value-type="float" office:value="314874957" calcext:value-type="float">
            <text:p>314874957</text:p>
          </table:table-cell>
          <table:table-cell office:value-type="float" office:value="473803" calcext:value-type="float">
            <text:p>473803</text:p>
          </table:table-cell>
          <table:table-cell office:value-type="float" office:value="574444" calcext:value-type="float">
            <text:p>574444</text:p>
          </table:table-cell>
          <table:table-cell office:value-type="float" office:value="1174006765" calcext:value-type="float">
            <text:p>1174006765</text:p>
          </table:table-cell>
          <table:table-cell office:value-type="float" office:value="1197090915" calcext:value-type="float">
            <text:p>1197090915</text:p>
          </table:table-cell>
          <table:table-cell office:value-type="float" office:value="959884284" calcext:value-type="float">
            <text:p>959884284</text:p>
          </table:table-cell>
          <table:table-cell office:value-type="float" office:value="1055218265" calcext:value-type="float">
            <text:p>1055218265</text:p>
          </table:table-cell>
          <table:table-cell office:value-type="float" office:value="31622877" calcext:value-type="float">
            <text:p>31622877</text:p>
          </table:table-cell>
          <table:table-cell office:value-type="float" office:value="31887016" calcext:value-type="float">
            <text:p>31887016</text:p>
          </table:table-cell>
          <table:table-cell office:value-type="float" office:value="1119306024" calcext:value-type="float">
            <text:p>1119306024</text:p>
          </table:table-cell>
          <table:table-cell office:value-type="float" office:value="1134266795" calcext:value-type="float">
            <text:p>1134266795</text:p>
          </table:table-cell>
          <table:table-cell office:value-type="float" office:value="1076941279" calcext:value-type="float">
            <text:p>1076941279</text:p>
          </table:table-cell>
          <table:table-cell office:value-type="float" office:value="1130045169" calcext:value-type="float">
            <text:p>1130045169</text:p>
          </table:table-cell>
          <table:table-cell office:value-type="float" office:value="32730628" calcext:value-type="float">
            <text:p>32730628</text:p>
          </table:table-cell>
          <table:table-cell office:value-type="float" office:value="33106095" calcext:value-type="float">
            <text:p>33106095</text:p>
          </table:table-cell>
          <table:table-cell office:value-type="float" office:value="460594395" calcext:value-type="float">
            <text:p>460594395</text:p>
          </table:table-cell>
          <table:table-cell office:value-type="float" office:value="506350842" calcext:value-type="float">
            <text:p>506350842</text:p>
          </table:table-cell>
          <table:table-cell office:value-type="float" office:value="437334803" calcext:value-type="float">
            <text:p>437334803</text:p>
          </table:table-cell>
          <table:table-cell office:value-type="float" office:value="490270725" calcext:value-type="float">
            <text:p>490270725</text:p>
          </table:table-cell>
          <table:table-cell office:value-type="float" office:value="7742745" calcext:value-type="float">
            <text:p>7742745</text:p>
          </table:table-cell>
          <table:table-cell office:value-type="float" office:value="8089926" calcext:value-type="float">
            <text:p>8089926</text:p>
          </table:table-cell>
        </table:table-row>
        <table:table-row table:style-name="ro1">
          <table:table-cell office:value-type="float" office:value="248109204" calcext:value-type="float">
            <text:p>248109204</text:p>
          </table:table-cell>
          <table:table-cell office:value-type="float" office:value="259851899" calcext:value-type="float">
            <text:p>259851899</text:p>
          </table:table-cell>
          <table:table-cell office:value-type="float" office:value="281884658" calcext:value-type="float">
            <text:p>281884658</text:p>
          </table:table-cell>
          <table:table-cell office:value-type="float" office:value="332262014" calcext:value-type="float">
            <text:p>332262014</text:p>
          </table:table-cell>
          <table:table-cell office:value-type="float" office:value="1115575" calcext:value-type="float">
            <text:p>1115575</text:p>
          </table:table-cell>
          <table:table-cell office:value-type="float" office:value="1226343" calcext:value-type="float">
            <text:p>1226343</text:p>
          </table:table-cell>
          <table:table-cell office:value-type="float" office:value="227845036" calcext:value-type="float">
            <text:p>227845036</text:p>
          </table:table-cell>
          <table:table-cell office:value-type="float" office:value="239837063" calcext:value-type="float">
            <text:p>239837063</text:p>
          </table:table-cell>
          <table:table-cell office:value-type="float" office:value="263426446" calcext:value-type="float">
            <text:p>263426446</text:p>
          </table:table-cell>
          <table:table-cell office:value-type="float" office:value="314379224" calcext:value-type="float">
            <text:p>314379224</text:p>
          </table:table-cell>
          <table:table-cell office:value-type="float" office:value="464794" calcext:value-type="float">
            <text:p>464794</text:p>
          </table:table-cell>
          <table:table-cell office:value-type="float" office:value="559499" calcext:value-type="float">
            <text:p>559499</text:p>
          </table:table-cell>
          <table:table-cell office:value-type="float" office:value="1013998009" calcext:value-type="float">
            <text:p>1013998009</text:p>
          </table:table-cell>
          <table:table-cell office:value-type="float" office:value="1042952390" calcext:value-type="float">
            <text:p>1042952390</text:p>
          </table:table-cell>
          <table:table-cell office:value-type="float" office:value="882175939" calcext:value-type="float">
            <text:p>882175939</text:p>
          </table:table-cell>
          <table:table-cell office:value-type="float" office:value="957351211" calcext:value-type="float">
            <text:p>957351211</text:p>
          </table:table-cell>
          <table:table-cell office:value-type="float" office:value="35279836" calcext:value-type="float">
            <text:p>35279836</text:p>
          </table:table-cell>
          <table:table-cell office:value-type="float" office:value="35542788" calcext:value-type="float">
            <text:p>35542788</text:p>
          </table:table-cell>
          <table:table-cell office:value-type="float" office:value="1122262196" calcext:value-type="float">
            <text:p>1122262196</text:p>
          </table:table-cell>
          <table:table-cell office:value-type="float" office:value="1135345633" calcext:value-type="float">
            <text:p>1135345633</text:p>
          </table:table-cell>
          <table:table-cell office:value-type="float" office:value="1042183926" calcext:value-type="float">
            <text:p>1042183926</text:p>
          </table:table-cell>
          <table:table-cell office:value-type="float" office:value="1084106785" calcext:value-type="float">
            <text:p>1084106785</text:p>
          </table:table-cell>
          <table:table-cell office:value-type="float" office:value="31742864" calcext:value-type="float">
            <text:p>31742864</text:p>
          </table:table-cell>
          <table:table-cell office:value-type="float" office:value="32105270" calcext:value-type="float">
            <text:p>32105270</text:p>
          </table:table-cell>
          <table:table-cell office:value-type="float" office:value="491519907" calcext:value-type="float">
            <text:p>491519907</text:p>
          </table:table-cell>
          <table:table-cell office:value-type="float" office:value="737705612" calcext:value-type="float">
            <text:p>737705612</text:p>
          </table:table-cell>
          <table:table-cell office:value-type="float" office:value="450721911" calcext:value-type="float">
            <text:p>450721911</text:p>
          </table:table-cell>
          <table:table-cell office:value-type="float" office:value="632323286" calcext:value-type="float">
            <text:p>632323286</text:p>
          </table:table-cell>
          <table:table-cell office:value-type="float" office:value="6437411" calcext:value-type="float">
            <text:p>6437411</text:p>
          </table:table-cell>
          <table:table-cell office:value-type="float" office:value="19855598" calcext:value-type="float">
            <text:p>19855598</text:p>
          </table:table-cell>
        </table:table-row>
        <table:table-row table:style-name="ro1">
          <table:table-cell office:value-type="float" office:value="248122824" calcext:value-type="float">
            <text:p>248122824</text:p>
          </table:table-cell>
          <table:table-cell office:value-type="float" office:value="259834509" calcext:value-type="float">
            <text:p>259834509</text:p>
          </table:table-cell>
          <table:table-cell office:value-type="float" office:value="280908766" calcext:value-type="float">
            <text:p>280908766</text:p>
          </table:table-cell>
          <table:table-cell office:value-type="float" office:value="331809024" calcext:value-type="float">
            <text:p>331809024</text:p>
          </table:table-cell>
          <table:table-cell office:value-type="float" office:value="1118229" calcext:value-type="float">
            <text:p>1118229</text:p>
          </table:table-cell>
          <table:table-cell office:value-type="float" office:value="1287874" calcext:value-type="float">
            <text:p>1287874</text:p>
          </table:table-cell>
          <table:table-cell office:value-type="float" office:value="227663727" calcext:value-type="float">
            <text:p>227663727</text:p>
          </table:table-cell>
          <table:table-cell office:value-type="float" office:value="240023190" calcext:value-type="float">
            <text:p>240023190</text:p>
          </table:table-cell>
          <table:table-cell office:value-type="float" office:value="262407391" calcext:value-type="float">
            <text:p>262407391</text:p>
          </table:table-cell>
          <table:table-cell office:value-type="float" office:value="316628322" calcext:value-type="float">
            <text:p>316628322</text:p>
          </table:table-cell>
          <table:table-cell office:value-type="float" office:value="463677" calcext:value-type="float">
            <text:p>463677</text:p>
          </table:table-cell>
          <table:table-cell office:value-type="float" office:value="577658" calcext:value-type="float">
            <text:p>577658</text:p>
          </table:table-cell>
          <table:table-cell office:value-type="float" office:value="856845832" calcext:value-type="float">
            <text:p>856845832</text:p>
          </table:table-cell>
          <table:table-cell office:value-type="float" office:value="886061488" calcext:value-type="float">
            <text:p>886061488</text:p>
          </table:table-cell>
          <table:table-cell office:value-type="float" office:value="939221391" calcext:value-type="float">
            <text:p>939221391</text:p>
          </table:table-cell>
          <table:table-cell office:value-type="float" office:value="1012007812" calcext:value-type="float">
            <text:p>1012007812</text:p>
          </table:table-cell>
          <table:table-cell office:value-type="float" office:value="30448285" calcext:value-type="float">
            <text:p>30448285</text:p>
          </table:table-cell>
          <table:table-cell office:value-type="float" office:value="30715358" calcext:value-type="float">
            <text:p>30715358</text:p>
          </table:table-cell>
          <table:table-cell office:value-type="float" office:value="1047334442" calcext:value-type="float">
            <text:p>1047334442</text:p>
          </table:table-cell>
          <table:table-cell office:value-type="float" office:value="1072561113" calcext:value-type="float">
            <text:p>1072561113</text:p>
          </table:table-cell>
          <table:table-cell office:value-type="float" office:value="1044605044" calcext:value-type="float">
            <text:p>1044605044</text:p>
          </table:table-cell>
          <table:table-cell office:value-type="float" office:value="1131632661" calcext:value-type="float">
            <text:p>1131632661</text:p>
          </table:table-cell>
          <table:table-cell office:value-type="float" office:value="34880483" calcext:value-type="float">
            <text:p>34880483</text:p>
          </table:table-cell>
          <table:table-cell office:value-type="float" office:value="35280673" calcext:value-type="float">
            <text:p>35280673</text:p>
          </table:table-cell>
          <table:table-cell office:value-type="float" office:value="446581510" calcext:value-type="float">
            <text:p>446581510</text:p>
          </table:table-cell>
          <table:table-cell office:value-type="float" office:value="538883332" calcext:value-type="float">
            <text:p>538883332</text:p>
          </table:table-cell>
          <table:table-cell office:value-type="float" office:value="437650067" calcext:value-type="float">
            <text:p>437650067</text:p>
          </table:table-cell>
          <table:table-cell office:value-type="float" office:value="494274726" calcext:value-type="float">
            <text:p>494274726</text:p>
          </table:table-cell>
          <table:table-cell office:value-type="float" office:value="6469817" calcext:value-type="float">
            <text:p>6469817</text:p>
          </table:table-cell>
          <table:table-cell office:value-type="float" office:value="6940268" calcext:value-type="float">
            <text:p>6940268</text:p>
          </table:table-cell>
        </table:table-row>
        <table:table-row table:style-name="ro1">
          <table:table-cell office:value-type="float" office:value="248137769" calcext:value-type="float">
            <text:p>248137769</text:p>
          </table:table-cell>
          <table:table-cell office:value-type="float" office:value="260066102" calcext:value-type="float">
            <text:p>260066102</text:p>
          </table:table-cell>
          <table:table-cell office:value-type="float" office:value="285088069" calcext:value-type="float">
            <text:p>285088069</text:p>
          </table:table-cell>
          <table:table-cell office:value-type="float" office:value="335491127" calcext:value-type="float">
            <text:p>335491127</text:p>
          </table:table-cell>
          <table:table-cell office:value-type="float" office:value="1118508" calcext:value-type="float">
            <text:p>1118508</text:p>
          </table:table-cell>
          <table:table-cell office:value-type="float" office:value="1242966" calcext:value-type="float">
            <text:p>1242966</text:p>
          </table:table-cell>
          <table:table-cell office:value-type="float" office:value="227924725" calcext:value-type="float">
            <text:p>227924725</text:p>
          </table:table-cell>
          <table:table-cell office:value-type="float" office:value="239689210" calcext:value-type="float">
            <text:p>239689210</text:p>
          </table:table-cell>
          <table:table-cell office:value-type="float" office:value="261687118" calcext:value-type="float">
            <text:p>261687118</text:p>
          </table:table-cell>
          <table:table-cell office:value-type="float" office:value="312677192" calcext:value-type="float">
            <text:p>312677192</text:p>
          </table:table-cell>
          <table:table-cell office:value-type="float" office:value="471778" calcext:value-type="float">
            <text:p>471778</text:p>
          </table:table-cell>
          <table:table-cell office:value-type="float" office:value="570324" calcext:value-type="float">
            <text:p>570324</text:p>
          </table:table-cell>
          <table:table-cell office:value-type="float" office:value="937299429" calcext:value-type="float">
            <text:p>937299429</text:p>
          </table:table-cell>
          <table:table-cell office:value-type="float" office:value="950087228" calcext:value-type="float">
            <text:p>950087228</text:p>
          </table:table-cell>
          <table:table-cell office:value-type="float" office:value="864403428" calcext:value-type="float">
            <text:p>864403428</text:p>
          </table:table-cell>
          <table:table-cell office:value-type="float" office:value="940899468" calcext:value-type="float">
            <text:p>940899468</text:p>
          </table:table-cell>
          <table:table-cell office:value-type="float" office:value="35302045" calcext:value-type="float">
            <text:p>35302045</text:p>
          </table:table-cell>
          <table:table-cell office:value-type="float" office:value="35546280" calcext:value-type="float">
            <text:p>35546280</text:p>
          </table:table-cell>
          <table:table-cell office:value-type="float" office:value="1041006332" calcext:value-type="float">
            <text:p>1041006332</text:p>
          </table:table-cell>
          <table:table-cell office:value-type="float" office:value="1064731137" calcext:value-type="float">
            <text:p>1064731137</text:p>
          </table:table-cell>
          <table:table-cell office:value-type="float" office:value="1014805514" calcext:value-type="float">
            <text:p>1014805514</text:p>
          </table:table-cell>
          <table:table-cell office:value-type="float" office:value="1083735160" calcext:value-type="float">
            <text:p>1083735160</text:p>
          </table:table-cell>
          <table:table-cell office:value-type="float" office:value="35608927" calcext:value-type="float">
            <text:p>35608927</text:p>
          </table:table-cell>
          <table:table-cell office:value-type="float" office:value="35973569" calcext:value-type="float">
            <text:p>35973569</text:p>
          </table:table-cell>
          <table:table-cell office:value-type="float" office:value="440297890" calcext:value-type="float">
            <text:p>440297890</text:p>
          </table:table-cell>
          <table:table-cell office:value-type="float" office:value="484938902" calcext:value-type="float">
            <text:p>484938902</text:p>
          </table:table-cell>
          <table:table-cell office:value-type="float" office:value="441440144" calcext:value-type="float">
            <text:p>441440144</text:p>
          </table:table-cell>
          <table:table-cell office:value-type="float" office:value="493159430" calcext:value-type="float">
            <text:p>493159430</text:p>
          </table:table-cell>
          <table:table-cell office:value-type="float" office:value="6448237" calcext:value-type="float">
            <text:p>6448237</text:p>
          </table:table-cell>
          <table:table-cell office:value-type="float" office:value="6669773" calcext:value-type="float">
            <text:p>6669773</text:p>
          </table:table-cell>
        </table:table-row>
        <table:table-row table:style-name="ro1">
          <table:table-cell office:value-type="float" office:value="247946405" calcext:value-type="float">
            <text:p>247946405</text:p>
          </table:table-cell>
          <table:table-cell office:value-type="float" office:value="259694686" calcext:value-type="float">
            <text:p>259694686</text:p>
          </table:table-cell>
          <table:table-cell office:value-type="float" office:value="288159898" calcext:value-type="float">
            <text:p>288159898</text:p>
          </table:table-cell>
          <table:table-cell office:value-type="float" office:value="338427114" calcext:value-type="float">
            <text:p>338427114</text:p>
          </table:table-cell>
          <table:table-cell office:value-type="float" office:value="1115715" calcext:value-type="float">
            <text:p>1115715</text:p>
          </table:table-cell>
          <table:table-cell office:value-type="float" office:value="1224877" calcext:value-type="float">
            <text:p>1224877</text:p>
          </table:table-cell>
          <table:table-cell office:value-type="float" office:value="228212679" calcext:value-type="float">
            <text:p>228212679</text:p>
          </table:table-cell>
          <table:table-cell office:value-type="float" office:value="240056644" calcext:value-type="float">
            <text:p>240056644</text:p>
          </table:table-cell>
          <table:table-cell office:value-type="float" office:value="263164540" calcext:value-type="float">
            <text:p>263164540</text:p>
          </table:table-cell>
          <table:table-cell office:value-type="float" office:value="314821109" calcext:value-type="float">
            <text:p>314821109</text:p>
          </table:table-cell>
          <table:table-cell office:value-type="float" office:value="465632" calcext:value-type="float">
            <text:p>465632</text:p>
          </table:table-cell>
          <table:table-cell office:value-type="float" office:value="560477" calcext:value-type="float">
            <text:p>560477</text:p>
          </table:table-cell>
          <table:table-cell office:value-type="float" office:value="1205566295" calcext:value-type="float">
            <text:p>1205566295</text:p>
          </table:table-cell>
          <table:table-cell office:value-type="float" office:value="1218700926" calcext:value-type="float">
            <text:p>1218700926</text:p>
          </table:table-cell>
          <table:table-cell office:value-type="float" office:value="932375967" calcext:value-type="float">
            <text:p>932375967</text:p>
          </table:table-cell>
          <table:table-cell office:value-type="float" office:value="1004706464" calcext:value-type="float">
            <text:p>1004706464</text:p>
          </table:table-cell>
          <table:table-cell office:value-type="float" office:value="30693358" calcext:value-type="float">
            <text:p>30693358</text:p>
          </table:table-cell>
          <table:table-cell office:value-type="float" office:value="30959803" calcext:value-type="float">
            <text:p>30959803</text:p>
          </table:table-cell>
          <table:table-cell office:value-type="float" office:value="1116919756" calcext:value-type="float">
            <text:p>1116919756</text:p>
          </table:table-cell>
          <table:table-cell office:value-type="float" office:value="1138712891" calcext:value-type="float">
            <text:p>1138712891</text:p>
          </table:table-cell>
          <table:table-cell office:value-type="float" office:value="992001566" calcext:value-type="float">
            <text:p>992001566</text:p>
          </table:table-cell>
          <table:table-cell office:value-type="float" office:value="1059824646" calcext:value-type="float">
            <text:p>1059824646</text:p>
          </table:table-cell>
          <table:table-cell office:value-type="float" office:value="32973676" calcext:value-type="float">
            <text:p>32973676</text:p>
          </table:table-cell>
          <table:table-cell office:value-type="float" office:value="33366673" calcext:value-type="float">
            <text:p>33366673</text:p>
          </table:table-cell>
          <table:table-cell office:value-type="float" office:value="461516300" calcext:value-type="float">
            <text:p>461516300</text:p>
          </table:table-cell>
          <table:table-cell office:value-type="float" office:value="672843174" calcext:value-type="float">
            <text:p>672843174</text:p>
          </table:table-cell>
          <table:table-cell office:value-type="float" office:value="432367971" calcext:value-type="float">
            <text:p>432367971</text:p>
          </table:table-cell>
          <table:table-cell office:value-type="float" office:value="614759391" calcext:value-type="float">
            <text:p>614759391</text:p>
          </table:table-cell>
          <table:table-cell office:value-type="float" office:value="6479525" calcext:value-type="float">
            <text:p>6479525</text:p>
          </table:table-cell>
          <table:table-cell office:value-type="float" office:value="19909585" calcext:value-type="float">
            <text:p>19909585</text:p>
          </table:table-cell>
        </table:table-row>
        <table:table-row table:style-name="ro1">
          <table:table-cell office:value-type="float" office:value="247612772" calcext:value-type="float">
            <text:p>247612772</text:p>
          </table:table-cell>
          <table:table-cell office:value-type="float" office:value="259304413" calcext:value-type="float">
            <text:p>259304413</text:p>
          </table:table-cell>
          <table:table-cell office:value-type="float" office:value="285814488" calcext:value-type="float">
            <text:p>285814488</text:p>
          </table:table-cell>
          <table:table-cell office:value-type="float" office:value="336240454" calcext:value-type="float">
            <text:p>336240454</text:p>
          </table:table-cell>
          <table:table-cell office:value-type="float" office:value="1112362" calcext:value-type="float">
            <text:p>1112362</text:p>
          </table:table-cell>
          <table:table-cell office:value-type="float" office:value="1282565" calcext:value-type="float">
            <text:p>1282565</text:p>
          </table:table-cell>
          <table:table-cell office:value-type="float" office:value="227145226" calcext:value-type="float">
            <text:p>227145226</text:p>
          </table:table-cell>
          <table:table-cell office:value-type="float" office:value="239347685" calcext:value-type="float">
            <text:p>239347685</text:p>
          </table:table-cell>
          <table:table-cell office:value-type="float" office:value="264999131" calcext:value-type="float">
            <text:p>264999131</text:p>
          </table:table-cell>
          <table:table-cell office:value-type="float" office:value="316456792" calcext:value-type="float">
            <text:p>316456792</text:p>
          </table:table-cell>
          <table:table-cell office:value-type="float" office:value="465701" calcext:value-type="float">
            <text:p>465701</text:p>
          </table:table-cell>
          <table:table-cell office:value-type="float" office:value="582895" calcext:value-type="float">
            <text:p>582895</text:p>
          </table:table-cell>
          <table:table-cell office:value-type="float" office:value="1112418905" calcext:value-type="float">
            <text:p>1112418905</text:p>
          </table:table-cell>
          <table:table-cell office:value-type="float" office:value="1126102000" calcext:value-type="float">
            <text:p>1126102000</text:p>
          </table:table-cell>
          <table:table-cell office:value-type="float" office:value="921744449" calcext:value-type="float">
            <text:p>921744449</text:p>
          </table:table-cell>
          <table:table-cell office:value-type="float" office:value="983798778" calcext:value-type="float">
            <text:p>983798778</text:p>
          </table:table-cell>
          <table:table-cell office:value-type="float" office:value="30658019" calcext:value-type="float">
            <text:p>30658019</text:p>
          </table:table-cell>
          <table:table-cell office:value-type="float" office:value="30917270" calcext:value-type="float">
            <text:p>30917270</text:p>
          </table:table-cell>
          <table:table-cell office:value-type="float" office:value="1172525082" calcext:value-type="float">
            <text:p>1172525082</text:p>
          </table:table-cell>
          <table:table-cell office:value-type="float" office:value="1193359226" calcext:value-type="float">
            <text:p>1193359226</text:p>
          </table:table-cell>
          <table:table-cell office:value-type="float" office:value="1039699323" calcext:value-type="float">
            <text:p>1039699323</text:p>
          </table:table-cell>
          <table:table-cell office:value-type="float" office:value="1115423966" calcext:value-type="float">
            <text:p>1115423966</text:p>
          </table:table-cell>
          <table:table-cell office:value-type="float" office:value="31291549" calcext:value-type="float">
            <text:p>31291549</text:p>
          </table:table-cell>
          <table:table-cell office:value-type="float" office:value="31688317" calcext:value-type="float">
            <text:p>31688317</text:p>
          </table:table-cell>
          <table:table-cell office:value-type="float" office:value="449131904" calcext:value-type="float">
            <text:p>449131904</text:p>
          </table:table-cell>
          <table:table-cell office:value-type="float" office:value="524486808" calcext:value-type="float">
            <text:p>524486808</text:p>
          </table:table-cell>
          <table:table-cell office:value-type="float" office:value="423817093" calcext:value-type="float">
            <text:p>423817093</text:p>
          </table:table-cell>
          <table:table-cell office:value-type="float" office:value="480439098" calcext:value-type="float">
            <text:p>480439098</text:p>
          </table:table-cell>
          <table:table-cell office:value-type="float" office:value="6424700" calcext:value-type="float">
            <text:p>6424700</text:p>
          </table:table-cell>
          <table:table-cell office:value-type="float" office:value="6896967" calcext:value-type="float">
            <text:p>6896967</text:p>
          </table:table-cell>
        </table:table-row>
        <table:table-row table:style-name="ro1">
          <table:table-cell office:value-type="float" office:value="248393947" calcext:value-type="float">
            <text:p>248393947</text:p>
          </table:table-cell>
          <table:table-cell office:value-type="float" office:value="260270108" calcext:value-type="float">
            <text:p>260270108</text:p>
          </table:table-cell>
          <table:table-cell office:value-type="float" office:value="286128635" calcext:value-type="float">
            <text:p>286128635</text:p>
          </table:table-cell>
          <table:table-cell office:value-type="float" office:value="336276283" calcext:value-type="float">
            <text:p>336276283</text:p>
          </table:table-cell>
          <table:table-cell office:value-type="float" office:value="1111873" calcext:value-type="float">
            <text:p>1111873</text:p>
          </table:table-cell>
          <table:table-cell office:value-type="float" office:value="1234934" calcext:value-type="float">
            <text:p>1234934</text:p>
          </table:table-cell>
          <table:table-cell office:value-type="float" office:value="232439684" calcext:value-type="float">
            <text:p>232439684</text:p>
          </table:table-cell>
          <table:table-cell office:value-type="float" office:value="244401680" calcext:value-type="float">
            <text:p>244401680</text:p>
          </table:table-cell>
          <table:table-cell office:value-type="float" office:value="264150210" calcext:value-type="float">
            <text:p>264150210</text:p>
          </table:table-cell>
          <table:table-cell office:value-type="float" office:value="315428309" calcext:value-type="float">
            <text:p>315428309</text:p>
          </table:table-cell>
          <table:table-cell office:value-type="float" office:value="476039" calcext:value-type="float">
            <text:p>476039</text:p>
          </table:table-cell>
          <table:table-cell office:value-type="float" office:value="577308" calcext:value-type="float">
            <text:p>577308</text:p>
          </table:table-cell>
          <table:table-cell office:value-type="float" office:value="1223056298" calcext:value-type="float">
            <text:p>1223056298</text:p>
          </table:table-cell>
          <table:table-cell office:value-type="float" office:value="1256279517" calcext:value-type="float">
            <text:p>1256279517</text:p>
          </table:table-cell>
          <table:table-cell office:value-type="float" office:value="898253751" calcext:value-type="float">
            <text:p>898253751</text:p>
          </table:table-cell>
          <table:table-cell office:value-type="float" office:value="978950954" calcext:value-type="float">
            <text:p>978950954</text:p>
          </table:table-cell>
          <table:table-cell office:value-type="float" office:value="32420603" calcext:value-type="float">
            <text:p>32420603</text:p>
          </table:table-cell>
          <table:table-cell office:value-type="float" office:value="32669448" calcext:value-type="float">
            <text:p>32669448</text:p>
          </table:table-cell>
          <table:table-cell office:value-type="float" office:value="1120342468" calcext:value-type="float">
            <text:p>1120342468</text:p>
          </table:table-cell>
          <table:table-cell office:value-type="float" office:value="1133925410" calcext:value-type="float">
            <text:p>1133925410</text:p>
          </table:table-cell>
          <table:table-cell office:value-type="float" office:value="1031444641" calcext:value-type="float">
            <text:p>1031444641</text:p>
          </table:table-cell>
          <table:table-cell office:value-type="float" office:value="1074781647" calcext:value-type="float">
            <text:p>1074781647</text:p>
          </table:table-cell>
          <table:table-cell office:value-type="float" office:value="34931258" calcext:value-type="float">
            <text:p>34931258</text:p>
          </table:table-cell>
          <table:table-cell office:value-type="float" office:value="35308750" calcext:value-type="float">
            <text:p>35308750</text:p>
          </table:table-cell>
          <table:table-cell office:value-type="float" office:value="454504934" calcext:value-type="float">
            <text:p>454504934</text:p>
          </table:table-cell>
          <table:table-cell office:value-type="float" office:value="528858104" calcext:value-type="float">
            <text:p>528858104</text:p>
          </table:table-cell>
          <table:table-cell office:value-type="float" office:value="424987494" calcext:value-type="float">
            <text:p>424987494</text:p>
          </table:table-cell>
          <table:table-cell office:value-type="float" office:value="477805104" calcext:value-type="float">
            <text:p>477805104</text:p>
          </table:table-cell>
          <table:table-cell office:value-type="float" office:value="9613373" calcext:value-type="float">
            <text:p>9613373</text:p>
          </table:table-cell>
          <table:table-cell office:value-type="float" office:value="9935831" calcext:value-type="float">
            <text:p>9935831</text:p>
          </table:table-cell>
        </table:table-row>
        <table:table-row table:style-name="ro1">
          <table:table-cell office:value-type="float" office:value="248167173" calcext:value-type="float">
            <text:p>248167173</text:p>
          </table:table-cell>
          <table:table-cell office:value-type="float" office:value="259886540" calcext:value-type="float">
            <text:p>259886540</text:p>
          </table:table-cell>
          <table:table-cell office:value-type="float" office:value="288567492" calcext:value-type="float">
            <text:p>288567492</text:p>
          </table:table-cell>
          <table:table-cell office:value-type="float" office:value="338851470" calcext:value-type="float">
            <text:p>338851470</text:p>
          </table:table-cell>
          <table:table-cell office:value-type="float" office:value="1116832" calcext:value-type="float">
            <text:p>1116832</text:p>
          </table:table-cell>
          <table:table-cell office:value-type="float" office:value="1228508" calcext:value-type="float">
            <text:p>1228508</text:p>
          </table:table-cell>
          <table:table-cell office:value-type="float" office:value="226783308" calcext:value-type="float">
            <text:p>226783308</text:p>
          </table:table-cell>
          <table:table-cell office:value-type="float" office:value="238554986" calcext:value-type="float">
            <text:p>238554986</text:p>
          </table:table-cell>
          <table:table-cell office:value-type="float" office:value="263628985" calcext:value-type="float">
            <text:p>263628985</text:p>
          </table:table-cell>
          <table:table-cell office:value-type="float" office:value="314530709" calcext:value-type="float">
            <text:p>314530709</text:p>
          </table:table-cell>
          <table:table-cell office:value-type="float" office:value="459765" calcext:value-type="float">
            <text:p>459765</text:p>
          </table:table-cell>
          <table:table-cell office:value-type="float" office:value="554679" calcext:value-type="float">
            <text:p>554679</text:p>
          </table:table-cell>
          <table:table-cell office:value-type="float" office:value="1145254924" calcext:value-type="float">
            <text:p>1145254924</text:p>
          </table:table-cell>
          <table:table-cell office:value-type="float" office:value="1158542088" calcext:value-type="float">
            <text:p>1158542088</text:p>
          </table:table-cell>
          <table:table-cell office:value-type="float" office:value="928369522" calcext:value-type="float">
            <text:p>928369522</text:p>
          </table:table-cell>
          <table:table-cell office:value-type="float" office:value="993329459" calcext:value-type="float">
            <text:p>993329459</text:p>
          </table:table-cell>
          <table:table-cell office:value-type="float" office:value="30542710" calcext:value-type="float">
            <text:p>30542710</text:p>
          </table:table-cell>
          <table:table-cell office:value-type="float" office:value="30806012" calcext:value-type="float">
            <text:p>30806012</text:p>
          </table:table-cell>
          <table:table-cell office:value-type="float" office:value="1120148449" calcext:value-type="float">
            <text:p>1120148449</text:p>
          </table:table-cell>
          <table:table-cell office:value-type="float" office:value="1139626764" calcext:value-type="float">
            <text:p>1139626764</text:p>
          </table:table-cell>
          <table:table-cell office:value-type="float" office:value="1043076707" calcext:value-type="float">
            <text:p>1043076707</text:p>
          </table:table-cell>
          <table:table-cell office:value-type="float" office:value="1119559198" calcext:value-type="float">
            <text:p>1119559198</text:p>
          </table:table-cell>
          <table:table-cell office:value-type="float" office:value="32620349" calcext:value-type="float">
            <text:p>32620349</text:p>
          </table:table-cell>
          <table:table-cell office:value-type="float" office:value="33039048" calcext:value-type="float">
            <text:p>33039048</text:p>
          </table:table-cell>
          <table:table-cell office:value-type="float" office:value="450312920" calcext:value-type="float">
            <text:p>450312920</text:p>
          </table:table-cell>
          <table:table-cell office:value-type="float" office:value="691389806" calcext:value-type="float">
            <text:p>691389806</text:p>
          </table:table-cell>
          <table:table-cell office:value-type="float" office:value="436776632" calcext:value-type="float">
            <text:p>436776632</text:p>
          </table:table-cell>
          <table:table-cell office:value-type="float" office:value="621187094" calcext:value-type="float">
            <text:p>621187094</text:p>
          </table:table-cell>
          <table:table-cell office:value-type="float" office:value="6412897" calcext:value-type="float">
            <text:p>6412897</text:p>
          </table:table-cell>
          <table:table-cell office:value-type="float" office:value="19792252" calcext:value-type="float">
            <text:p>19792252</text:p>
          </table:table-cell>
        </table:table-row>
        <table:table-row table:style-name="ro1">
          <table:table-cell office:value-type="float" office:value="248018410" calcext:value-type="float">
            <text:p>248018410</text:p>
          </table:table-cell>
          <table:table-cell office:value-type="float" office:value="259718991" calcext:value-type="float">
            <text:p>259718991</text:p>
          </table:table-cell>
          <table:table-cell office:value-type="float" office:value="279741159" calcext:value-type="float">
            <text:p>279741159</text:p>
          </table:table-cell>
          <table:table-cell office:value-type="float" office:value="331863430" calcext:value-type="float">
            <text:p>331863430</text:p>
          </table:table-cell>
          <table:table-cell office:value-type="float" office:value="1117949" calcext:value-type="float">
            <text:p>1117949</text:p>
          </table:table-cell>
          <table:table-cell office:value-type="float" office:value="1289829" calcext:value-type="float">
            <text:p>1289829</text:p>
          </table:table-cell>
          <table:table-cell office:value-type="float" office:value="226235683" calcext:value-type="float">
            <text:p>226235683</text:p>
          </table:table-cell>
          <table:table-cell office:value-type="float" office:value="238444358" calcext:value-type="float">
            <text:p>238444358</text:p>
          </table:table-cell>
          <table:table-cell office:value-type="float" office:value="269783818" calcext:value-type="float">
            <text:p>269783818</text:p>
          </table:table-cell>
          <table:table-cell office:value-type="float" office:value="321016171" calcext:value-type="float">
            <text:p>321016171</text:p>
          </table:table-cell>
          <table:table-cell office:value-type="float" office:value="465772" calcext:value-type="float">
            <text:p>465772</text:p>
          </table:table-cell>
          <table:table-cell office:value-type="float" office:value="583664" calcext:value-type="float">
            <text:p>583664</text:p>
          </table:table-cell>
          <table:table-cell office:value-type="float" office:value="1124820272" calcext:value-type="float">
            <text:p>1124820272</text:p>
          </table:table-cell>
          <table:table-cell office:value-type="float" office:value="1151005515" calcext:value-type="float">
            <text:p>1151005515</text:p>
          </table:table-cell>
          <table:table-cell office:value-type="float" office:value="903467823" calcext:value-type="float">
            <text:p>903467823</text:p>
          </table:table-cell>
          <table:table-cell office:value-type="float" office:value="994355428" calcext:value-type="float">
            <text:p>994355428</text:p>
          </table:table-cell>
          <table:table-cell office:value-type="float" office:value="34034356" calcext:value-type="float">
            <text:p>34034356</text:p>
          </table:table-cell>
          <table:table-cell office:value-type="float" office:value="34294864" calcext:value-type="float">
            <text:p>34294864</text:p>
          </table:table-cell>
          <table:table-cell office:value-type="float" office:value="1075804193" calcext:value-type="float">
            <text:p>1075804193</text:p>
          </table:table-cell>
          <table:table-cell office:value-type="float" office:value="1089789142" calcext:value-type="float">
            <text:p>1089789142</text:p>
          </table:table-cell>
          <table:table-cell office:value-type="float" office:value="1044353615" calcext:value-type="float">
            <text:p>1044353615</text:p>
          </table:table-cell>
          <table:table-cell office:value-type="float" office:value="1095359124" calcext:value-type="float">
            <text:p>1095359124</text:p>
          </table:table-cell>
          <table:table-cell office:value-type="float" office:value="31495416" calcext:value-type="float">
            <text:p>31495416</text:p>
          </table:table-cell>
          <table:table-cell office:value-type="float" office:value="31891137" calcext:value-type="float">
            <text:p>31891137</text:p>
          </table:table-cell>
          <table:table-cell office:value-type="float" office:value="474131871" calcext:value-type="float">
            <text:p>474131871</text:p>
          </table:table-cell>
          <table:table-cell office:value-type="float" office:value="548128501" calcext:value-type="float">
            <text:p>548128501</text:p>
          </table:table-cell>
          <table:table-cell office:value-type="float" office:value="441707357" calcext:value-type="float">
            <text:p>441707357</text:p>
          </table:table-cell>
          <table:table-cell office:value-type="float" office:value="498332225" calcext:value-type="float">
            <text:p>498332225</text:p>
          </table:table-cell>
          <table:table-cell office:value-type="float" office:value="6459132" calcext:value-type="float">
            <text:p>6459132</text:p>
          </table:table-cell>
          <table:table-cell office:value-type="float" office:value="6932376" calcext:value-type="float">
            <text:p>6932376</text:p>
          </table:table-cell>
        </table:table-row>
        <table:table-row table:style-name="ro1">
          <table:table-cell office:value-type="float" office:value="247809376" calcext:value-type="float">
            <text:p>247809376</text:p>
          </table:table-cell>
          <table:table-cell office:value-type="float" office:value="259710191" calcext:value-type="float">
            <text:p>259710191</text:p>
          </table:table-cell>
          <table:table-cell office:value-type="float" office:value="288778483" calcext:value-type="float">
            <text:p>288778483</text:p>
          </table:table-cell>
          <table:table-cell office:value-type="float" office:value="339140473" calcext:value-type="float">
            <text:p>339140473</text:p>
          </table:table-cell>
          <table:table-cell office:value-type="float" office:value="1114527" calcext:value-type="float">
            <text:p>1114527</text:p>
          </table:table-cell>
          <table:table-cell office:value-type="float" office:value="1239613" calcext:value-type="float">
            <text:p>1239613</text:p>
          </table:table-cell>
          <table:table-cell office:value-type="float" office:value="228057841" calcext:value-type="float">
            <text:p>228057841</text:p>
          </table:table-cell>
          <table:table-cell office:value-type="float" office:value="239957399" calcext:value-type="float">
            <text:p>239957399</text:p>
          </table:table-cell>
          <table:table-cell office:value-type="float" office:value="262344046" calcext:value-type="float">
            <text:p>262344046</text:p>
          </table:table-cell>
          <table:table-cell office:value-type="float" office:value="313392856" calcext:value-type="float">
            <text:p>313392856</text:p>
          </table:table-cell>
          <table:table-cell office:value-type="float" office:value="464514" calcext:value-type="float">
            <text:p>464514</text:p>
          </table:table-cell>
          <table:table-cell office:value-type="float" office:value="563340" calcext:value-type="float">
            <text:p>563340</text:p>
          </table:table-cell>
          <table:table-cell office:value-type="float" office:value="976373113" calcext:value-type="float">
            <text:p>976373113</text:p>
          </table:table-cell>
          <table:table-cell office:value-type="float" office:value="1006806592" calcext:value-type="float">
            <text:p>1006806592</text:p>
          </table:table-cell>
          <table:table-cell office:value-type="float" office:value="855483439" calcext:value-type="float">
            <text:p>855483439</text:p>
          </table:table-cell>
          <table:table-cell office:value-type="float" office:value="948796352" calcext:value-type="float">
            <text:p>948796352</text:p>
          </table:table-cell>
          <table:table-cell office:value-type="float" office:value="32967251" calcext:value-type="float">
            <text:p>32967251</text:p>
          </table:table-cell>
          <table:table-cell office:value-type="float" office:value="33209460" calcext:value-type="float">
            <text:p>33209460</text:p>
          </table:table-cell>
          <table:table-cell office:value-type="float" office:value="1238719394" calcext:value-type="float">
            <text:p>1238719394</text:p>
          </table:table-cell>
          <table:table-cell office:value-type="float" office:value="1252097352" calcext:value-type="float">
            <text:p>1252097352</text:p>
          </table:table-cell>
          <table:table-cell office:value-type="float" office:value="1018356664" calcext:value-type="float">
            <text:p>1018356664</text:p>
          </table:table-cell>
          <table:table-cell office:value-type="float" office:value="1104008547" calcext:value-type="float">
            <text:p>1104008547</text:p>
          </table:table-cell>
          <table:table-cell office:value-type="float" office:value="34038966" calcext:value-type="float">
            <text:p>34038966</text:p>
          </table:table-cell>
          <table:table-cell office:value-type="float" office:value="34404934" calcext:value-type="float">
            <text:p>34404934</text:p>
          </table:table-cell>
          <table:table-cell office:value-type="float" office:value="439250200" calcext:value-type="float">
            <text:p>439250200</text:p>
          </table:table-cell>
          <table:table-cell office:value-type="float" office:value="483259987" calcext:value-type="float">
            <text:p>483259987</text:p>
          </table:table-cell>
          <table:table-cell office:value-type="float" office:value="440113928" calcext:value-type="float">
            <text:p>440113928</text:p>
          </table:table-cell>
          <table:table-cell office:value-type="float" office:value="494552624" calcext:value-type="float">
            <text:p>494552624</text:p>
          </table:table-cell>
          <table:table-cell office:value-type="float" office:value="6453474" calcext:value-type="float">
            <text:p>6453474</text:p>
          </table:table-cell>
          <table:table-cell office:value-type="float" office:value="6674382" calcext:value-type="float">
            <text:p>6674382</text:p>
          </table:table-cell>
        </table:table-row>
        <table:table-row table:style-name="ro1">
          <table:table-cell office:value-type="float" office:value="248163820" calcext:value-type="float">
            <text:p>248163820</text:p>
          </table:table-cell>
          <table:table-cell office:value-type="float" office:value="260087473" calcext:value-type="float">
            <text:p>260087473</text:p>
          </table:table-cell>
          <table:table-cell office:value-type="float" office:value="280628983" calcext:value-type="float">
            <text:p>280628983</text:p>
          </table:table-cell>
          <table:table-cell office:value-type="float" office:value="331189951" calcext:value-type="float">
            <text:p>331189951</text:p>
          </table:table-cell>
          <table:table-cell office:value-type="float" office:value="1110825" calcext:value-type="float">
            <text:p>1110825</text:p>
          </table:table-cell>
          <table:table-cell office:value-type="float" office:value="1222082" calcext:value-type="float">
            <text:p>1222082</text:p>
          </table:table-cell>
          <table:table-cell office:value-type="float" office:value="226226813" calcext:value-type="float">
            <text:p>226226813</text:p>
          </table:table-cell>
          <table:table-cell office:value-type="float" office:value="237952466" calcext:value-type="float">
            <text:p>237952466</text:p>
          </table:table-cell>
          <table:table-cell office:value-type="float" office:value="270890663" calcext:value-type="float">
            <text:p>270890663</text:p>
          </table:table-cell>
          <table:table-cell office:value-type="float" office:value="321835758" calcext:value-type="float">
            <text:p>321835758</text:p>
          </table:table-cell>
          <table:table-cell office:value-type="float" office:value="465422" calcext:value-type="float">
            <text:p>465422</text:p>
          </table:table-cell>
          <table:table-cell office:value-type="float" office:value="562083" calcext:value-type="float">
            <text:p>562083</text:p>
          </table:table-cell>
          <table:table-cell office:value-type="float" office:value="933817771" calcext:value-type="float">
            <text:p>933817771</text:p>
          </table:table-cell>
          <table:table-cell office:value-type="float" office:value="946613742" calcext:value-type="float">
            <text:p>946613742</text:p>
          </table:table-cell>
          <table:table-cell office:value-type="float" office:value="920399654" calcext:value-type="float">
            <text:p>920399654</text:p>
          </table:table-cell>
          <table:table-cell office:value-type="float" office:value="980805241" calcext:value-type="float">
            <text:p>980805241</text:p>
          </table:table-cell>
          <table:table-cell office:value-type="float" office:value="32382400" calcext:value-type="float">
            <text:p>32382400</text:p>
          </table:table-cell>
          <table:table-cell office:value-type="float" office:value="32644584" calcext:value-type="float">
            <text:p>32644584</text:p>
          </table:table-cell>
          <table:table-cell office:value-type="float" office:value="1218895503" calcext:value-type="float">
            <text:p>1218895503</text:p>
          </table:table-cell>
          <table:table-cell office:value-type="float" office:value="1248508068" calcext:value-type="float">
            <text:p>1248508068</text:p>
          </table:table-cell>
          <table:table-cell office:value-type="float" office:value="1039291380" calcext:value-type="float">
            <text:p>1039291380</text:p>
          </table:table-cell>
          <table:table-cell office:value-type="float" office:value="1087526564" calcext:value-type="float">
            <text:p>1087526564</text:p>
          </table:table-cell>
          <table:table-cell office:value-type="float" office:value="31309917" calcext:value-type="float">
            <text:p>31309917</text:p>
          </table:table-cell>
          <table:table-cell office:value-type="float" office:value="31676165" calcext:value-type="float">
            <text:p>31676165</text:p>
          </table:table-cell>
          <table:table-cell office:value-type="float" office:value="448560044" calcext:value-type="float">
            <text:p>448560044</text:p>
          </table:table-cell>
          <table:table-cell office:value-type="float" office:value="653798015" calcext:value-type="float">
            <text:p>653798015</text:p>
          </table:table-cell>
          <table:table-cell office:value-type="float" office:value="424901379" calcext:value-type="float">
            <text:p>424901379</text:p>
          </table:table-cell>
          <table:table-cell office:value-type="float" office:value="608249624" calcext:value-type="float">
            <text:p>608249624</text:p>
          </table:table-cell>
          <table:table-cell office:value-type="float" office:value="6805474" calcext:value-type="float">
            <text:p>6805474</text:p>
          </table:table-cell>
          <table:table-cell office:value-type="float" office:value="20246988" calcext:value-type="float">
            <text:p>20246988</text:p>
          </table:table-cell>
        </table:table-row>
        <table:table-row table:style-name="ro1">
          <table:table-cell office:value-type="float" office:value="249277509" calcext:value-type="float">
            <text:p>249277509</text:p>
          </table:table-cell>
          <table:table-cell office:value-type="float" office:value="261234337" calcext:value-type="float">
            <text:p>261234337</text:p>
          </table:table-cell>
          <table:table-cell office:value-type="float" office:value="280409681" calcext:value-type="float">
            <text:p>280409681</text:p>
          </table:table-cell>
          <table:table-cell office:value-type="float" office:value="336584352" calcext:value-type="float">
            <text:p>336584352</text:p>
          </table:table-cell>
          <table:table-cell office:value-type="float" office:value="1640711" calcext:value-type="float">
            <text:p>1640711</text:p>
          </table:table-cell>
          <table:table-cell office:value-type="float" office:value="1881733" calcext:value-type="float">
            <text:p>1881733</text:p>
          </table:table-cell>
          <table:table-cell office:value-type="float" office:value="226174502" calcext:value-type="float">
            <text:p>226174502</text:p>
          </table:table-cell>
          <table:table-cell office:value-type="float" office:value="238304885" calcext:value-type="float">
            <text:p>238304885</text:p>
          </table:table-cell>
          <table:table-cell office:value-type="float" office:value="266284280" calcext:value-type="float">
            <text:p>266284280</text:p>
          </table:table-cell>
          <table:table-cell office:value-type="float" office:value="317524246" calcext:value-type="float">
            <text:p>317524246</text:p>
          </table:table-cell>
          <table:table-cell office:value-type="float" office:value="469123" calcext:value-type="float">
            <text:p>469123</text:p>
          </table:table-cell>
          <table:table-cell office:value-type="float" office:value="587016" calcext:value-type="float">
            <text:p>587016</text:p>
          </table:table-cell>
          <table:table-cell office:value-type="float" office:value="1053562677" calcext:value-type="float">
            <text:p>1053562677</text:p>
          </table:table-cell>
          <table:table-cell office:value-type="float" office:value="1066801791" calcext:value-type="float">
            <text:p>1066801791</text:p>
          </table:table-cell>
          <table:table-cell office:value-type="float" office:value="925127979" calcext:value-type="float">
            <text:p>925127979</text:p>
          </table:table-cell>
          <table:table-cell office:value-type="float" office:value="981718905" calcext:value-type="float">
            <text:p>981718905</text:p>
          </table:table-cell>
          <table:table-cell office:value-type="float" office:value="31565606" calcext:value-type="float">
            <text:p>31565606</text:p>
          </table:table-cell>
          <table:table-cell office:value-type="float" office:value="31828209" calcext:value-type="float">
            <text:p>31828209</text:p>
          </table:table-cell>
          <table:table-cell office:value-type="float" office:value="1077195641" calcext:value-type="float">
            <text:p>1077195641</text:p>
          </table:table-cell>
          <table:table-cell office:value-type="float" office:value="1107292066" calcext:value-type="float">
            <text:p>1107292066</text:p>
          </table:table-cell>
          <table:table-cell office:value-type="float" office:value="997310621" calcext:value-type="float">
            <text:p>997310621</text:p>
          </table:table-cell>
          <table:table-cell office:value-type="float" office:value="1049198016" calcext:value-type="float">
            <text:p>1049198016</text:p>
          </table:table-cell>
          <table:table-cell office:value-type="float" office:value="31557924" calcext:value-type="float">
            <text:p>31557924</text:p>
          </table:table-cell>
          <table:table-cell office:value-type="float" office:value="31985981" calcext:value-type="float">
            <text:p>31985981</text:p>
          </table:table-cell>
          <table:table-cell office:value-type="float" office:value="451123917" calcext:value-type="float">
            <text:p>451123917</text:p>
          </table:table-cell>
          <table:table-cell office:value-type="float" office:value="501690962" calcext:value-type="float">
            <text:p>501690962</text:p>
          </table:table-cell>
          <table:table-cell office:value-type="float" office:value="432322085" calcext:value-type="float">
            <text:p>432322085</text:p>
          </table:table-cell>
          <table:table-cell office:value-type="float" office:value="491485474" calcext:value-type="float">
            <text:p>491485474</text:p>
          </table:table-cell>
          <table:table-cell office:value-type="float" office:value="6445094" calcext:value-type="float">
            <text:p>6445094</text:p>
          </table:table-cell>
          <table:table-cell office:value-type="float" office:value="6917151" calcext:value-type="float">
            <text:p>6917151</text:p>
          </table:table-cell>
        </table:table-row>
        <table:table-row table:style-name="ro1">
          <table:table-cell office:value-type="float" office:value="249148303" calcext:value-type="float">
            <text:p>249148303</text:p>
          </table:table-cell>
          <table:table-cell office:value-type="float" office:value="261044019" calcext:value-type="float">
            <text:p>261044019</text:p>
          </table:table-cell>
          <table:table-cell office:value-type="float" office:value="286110336" calcext:value-type="float">
            <text:p>286110336</text:p>
          </table:table-cell>
          <table:table-cell office:value-type="float" office:value="337170740" calcext:value-type="float">
            <text:p>337170740</text:p>
          </table:table-cell>
          <table:table-cell office:value-type="float" office:value="1649441" calcext:value-type="float">
            <text:p>1649441</text:p>
          </table:table-cell>
          <table:table-cell office:value-type="float" office:value="1829841" calcext:value-type="float">
            <text:p>1829841</text:p>
          </table:table-cell>
          <table:table-cell office:value-type="float" office:value="226982495" calcext:value-type="float">
            <text:p>226982495</text:p>
          </table:table-cell>
          <table:table-cell office:value-type="float" office:value="238817730" calcext:value-type="float">
            <text:p>238817730</text:p>
          </table:table-cell>
          <table:table-cell office:value-type="float" office:value="263672147" calcext:value-type="float">
            <text:p>263672147</text:p>
          </table:table-cell>
          <table:table-cell office:value-type="float" office:value="314757484" calcext:value-type="float">
            <text:p>314757484</text:p>
          </table:table-cell>
          <table:table-cell office:value-type="float" office:value="468356" calcext:value-type="float">
            <text:p>468356</text:p>
          </table:table-cell>
          <table:table-cell office:value-type="float" office:value="568508" calcext:value-type="float">
            <text:p>568508</text:p>
          </table:table-cell>
          <table:table-cell office:value-type="float" office:value="1045047558" calcext:value-type="float">
            <text:p>1045047558</text:p>
          </table:table-cell>
          <table:table-cell office:value-type="float" office:value="1076684402" calcext:value-type="float">
            <text:p>1076684402</text:p>
          </table:table-cell>
          <table:table-cell office:value-type="float" office:value="926936938" calcext:value-type="float">
            <text:p>926936938</text:p>
          </table:table-cell>
          <table:table-cell office:value-type="float" office:value="999404114" calcext:value-type="float">
            <text:p>999404114</text:p>
          </table:table-cell>
          <table:table-cell office:value-type="float" office:value="32278755" calcext:value-type="float">
            <text:p>32278755</text:p>
          </table:table-cell>
          <table:table-cell office:value-type="float" office:value="32521524" calcext:value-type="float">
            <text:p>32521524</text:p>
          </table:table-cell>
          <table:table-cell office:value-type="float" office:value="1332938847" calcext:value-type="float">
            <text:p>1332938847</text:p>
          </table:table-cell>
          <table:table-cell office:value-type="float" office:value="1346341319" calcext:value-type="float">
            <text:p>1346341319</text:p>
          </table:table-cell>
          <table:table-cell office:value-type="float" office:value="958046411" calcext:value-type="float">
            <text:p>958046411</text:p>
          </table:table-cell>
          <table:table-cell office:value-type="float" office:value="1007457862" calcext:value-type="float">
            <text:p>1007457862</text:p>
          </table:table-cell>
          <table:table-cell office:value-type="float" office:value="32885118" calcext:value-type="float">
            <text:p>32885118</text:p>
          </table:table-cell>
          <table:table-cell office:value-type="float" office:value="33270851" calcext:value-type="float">
            <text:p>33270851</text:p>
          </table:table-cell>
          <table:table-cell office:value-type="float" office:value="454910293" calcext:value-type="float">
            <text:p>454910293</text:p>
          </table:table-cell>
          <table:table-cell office:value-type="float" office:value="496592618" calcext:value-type="float">
            <text:p>496592618</text:p>
          </table:table-cell>
          <table:table-cell office:value-type="float" office:value="441783693" calcext:value-type="float">
            <text:p>441783693</text:p>
          </table:table-cell>
          <table:table-cell office:value-type="float" office:value="496308225" calcext:value-type="float">
            <text:p>496308225</text:p>
          </table:table-cell>
          <table:table-cell office:value-type="float" office:value="9182522" calcext:value-type="float">
            <text:p>9182522</text:p>
          </table:table-cell>
          <table:table-cell office:value-type="float" office:value="9404128" calcext:value-type="float">
            <text:p>9404128</text:p>
          </table:table-cell>
        </table:table-row>
        <table:table-row table:style-name="ro1">
          <table:table-cell office:value-type="float" office:value="248041458" calcext:value-type="float">
            <text:p>248041458</text:p>
          </table:table-cell>
          <table:table-cell office:value-type="float" office:value="260194470" calcext:value-type="float">
            <text:p>260194470</text:p>
          </table:table-cell>
          <table:table-cell office:value-type="float" office:value="283497015" calcext:value-type="float">
            <text:p>283497015</text:p>
          </table:table-cell>
          <table:table-cell office:value-type="float" office:value="333856352" calcext:value-type="float">
            <text:p>333856352</text:p>
          </table:table-cell>
          <table:table-cell office:value-type="float" office:value="1112921" calcext:value-type="float">
            <text:p>1112921</text:p>
          </table:table-cell>
          <table:table-cell office:value-type="float" office:value="1222432" calcext:value-type="float">
            <text:p>1222432</text:p>
          </table:table-cell>
          <table:table-cell office:value-type="float" office:value="226758095" calcext:value-type="float">
            <text:p>226758095</text:p>
          </table:table-cell>
          <table:table-cell office:value-type="float" office:value="238454904" calcext:value-type="float">
            <text:p>238454904</text:p>
          </table:table-cell>
          <table:table-cell office:value-type="float" office:value="268785507" calcext:value-type="float">
            <text:p>268785507</text:p>
          </table:table-cell>
          <table:table-cell office:value-type="float" office:value="319596508" calcext:value-type="float">
            <text:p>319596508</text:p>
          </table:table-cell>
          <table:table-cell office:value-type="float" office:value="464235" calcext:value-type="float">
            <text:p>464235</text:p>
          </table:table-cell>
          <table:table-cell office:value-type="float" office:value="559708" calcext:value-type="float">
            <text:p>559708</text:p>
          </table:table-cell>
          <table:table-cell office:value-type="float" office:value="1096168375" calcext:value-type="float">
            <text:p>1096168375</text:p>
          </table:table-cell>
          <table:table-cell office:value-type="float" office:value="1122574107" calcext:value-type="float">
            <text:p>1122574107</text:p>
          </table:table-cell>
          <table:table-cell office:value-type="float" office:value="936912787" calcext:value-type="float">
            <text:p>936912787</text:p>
          </table:table-cell>
          <table:table-cell office:value-type="float" office:value="1017129203" calcext:value-type="float">
            <text:p>1017129203</text:p>
          </table:table-cell>
          <table:table-cell office:value-type="float" office:value="30500806" calcext:value-type="float">
            <text:p>30500806</text:p>
          </table:table-cell>
          <table:table-cell office:value-type="float" office:value="30763409" calcext:value-type="float">
            <text:p>30763409</text:p>
          </table:table-cell>
          <table:table-cell office:value-type="float" office:value="1410696080" calcext:value-type="float">
            <text:p>1410696080</text:p>
          </table:table-cell>
          <table:table-cell office:value-type="float" office:value="1431856732" calcext:value-type="float">
            <text:p>1431856732</text:p>
          </table:table-cell>
          <table:table-cell office:value-type="float" office:value="995412056" calcext:value-type="float">
            <text:p>995412056</text:p>
          </table:table-cell>
          <table:table-cell office:value-type="float" office:value="1052963858" calcext:value-type="float">
            <text:p>1052963858</text:p>
          </table:table-cell>
          <table:table-cell office:value-type="float" office:value="34549156" calcext:value-type="float">
            <text:p>34549156</text:p>
          </table:table-cell>
          <table:table-cell office:value-type="float" office:value="34910305" calcext:value-type="float">
            <text:p>34910305</text:p>
          </table:table-cell>
          <table:table-cell office:value-type="float" office:value="464755050" calcext:value-type="float">
            <text:p>464755050</text:p>
          </table:table-cell>
          <table:table-cell office:value-type="float" office:value="715914992" calcext:value-type="float">
            <text:p>715914992</text:p>
          </table:table-cell>
          <table:table-cell office:value-type="float" office:value="424272738" calcext:value-type="float">
            <text:p>424272738</text:p>
          </table:table-cell>
          <table:table-cell office:value-type="float" office:value="613046045" calcext:value-type="float">
            <text:p>613046045</text:p>
          </table:table-cell>
          <table:table-cell office:value-type="float" office:value="6446211" calcext:value-type="float">
            <text:p>6446211</text:p>
          </table:table-cell>
          <table:table-cell office:value-type="float" office:value="19903788" calcext:value-type="float">
            <text:p>19903788</text:p>
          </table:table-cell>
        </table:table-row>
        <table:table-row table:style-name="ro1">
          <table:table-cell office:value-type="float" office:value="247880963" calcext:value-type="float">
            <text:p>247880963</text:p>
          </table:table-cell>
          <table:table-cell office:value-type="float" office:value="259566038" calcext:value-type="float">
            <text:p>259566038</text:p>
          </table:table-cell>
          <table:table-cell office:value-type="float" office:value="280673401" calcext:value-type="float">
            <text:p>280673401</text:p>
          </table:table-cell>
          <table:table-cell office:value-type="float" office:value="334244249" calcext:value-type="float">
            <text:p>334244249</text:p>
          </table:table-cell>
          <table:table-cell office:value-type="float" office:value="1110616" calcext:value-type="float">
            <text:p>1110616</text:p>
          </table:table-cell>
          <table:table-cell office:value-type="float" office:value="1302680" calcext:value-type="float">
            <text:p>1302680</text:p>
          </table:table-cell>
          <table:table-cell office:value-type="float" office:value="226366356" calcext:value-type="float">
            <text:p>226366356</text:p>
          </table:table-cell>
          <table:table-cell office:value-type="float" office:value="238529774" calcext:value-type="float">
            <text:p>238529774</text:p>
          </table:table-cell>
          <table:table-cell office:value-type="float" office:value="268075989" calcext:value-type="float">
            <text:p>268075989</text:p>
          </table:table-cell>
          <table:table-cell office:value-type="float" office:value="319595320" calcext:value-type="float">
            <text:p>319595320</text:p>
          </table:table-cell>
          <table:table-cell office:value-type="float" office:value="466121" calcext:value-type="float">
            <text:p>466121</text:p>
          </table:table-cell>
          <table:table-cell office:value-type="float" office:value="582825" calcext:value-type="float">
            <text:p>582825</text:p>
          </table:table-cell>
          <table:table-cell office:value-type="float" office:value="1114572321" calcext:value-type="float">
            <text:p>1114572321</text:p>
          </table:table-cell>
          <table:table-cell office:value-type="float" office:value="1127884209" calcext:value-type="float">
            <text:p>1127884209</text:p>
          </table:table-cell>
          <table:table-cell office:value-type="float" office:value="951337317" calcext:value-type="float">
            <text:p>951337317</text:p>
          </table:table-cell>
          <table:table-cell office:value-type="float" office:value="1013156492" calcext:value-type="float">
            <text:p>1013156492</text:p>
          </table:table-cell>
          <table:table-cell office:value-type="float" office:value="36115277" calcext:value-type="float">
            <text:p>36115277</text:p>
          </table:table-cell>
          <table:table-cell office:value-type="float" office:value="36374458" calcext:value-type="float">
            <text:p>36374458</text:p>
          </table:table-cell>
          <table:table-cell office:value-type="float" office:value="1173943768" calcext:value-type="float">
            <text:p>1173943768</text:p>
          </table:table-cell>
          <table:table-cell office:value-type="float" office:value="1188231828" calcext:value-type="float">
            <text:p>1188231828</text:p>
          </table:table-cell>
          <table:table-cell office:value-type="float" office:value="1016879521" calcext:value-type="float">
            <text:p>1016879521</text:p>
          </table:table-cell>
          <table:table-cell office:value-type="float" office:value="1060012799" calcext:value-type="float">
            <text:p>1060012799</text:p>
          </table:table-cell>
          <table:table-cell office:value-type="float" office:value="31335549" calcext:value-type="float">
            <text:p>31335549</text:p>
          </table:table-cell>
          <table:table-cell office:value-type="float" office:value="31729664" calcext:value-type="float">
            <text:p>31729664</text:p>
          </table:table-cell>
          <table:table-cell office:value-type="float" office:value="464294797" calcext:value-type="float">
            <text:p>464294797</text:p>
          </table:table-cell>
          <table:table-cell office:value-type="float" office:value="548835366" calcext:value-type="float">
            <text:p>548835366</text:p>
          </table:table-cell>
          <table:table-cell office:value-type="float" office:value="435478423" calcext:value-type="float">
            <text:p>435478423</text:p>
          </table:table-cell>
          <table:table-cell office:value-type="float" office:value="491795710" calcext:value-type="float">
            <text:p>491795710</text:p>
          </table:table-cell>
          <table:table-cell office:value-type="float" office:value="6440903" calcext:value-type="float">
            <text:p>6440903</text:p>
          </table:table-cell>
          <table:table-cell office:value-type="float" office:value="6910655" calcext:value-type="float">
            <text:p>6910655</text:p>
          </table:table-cell>
        </table:table-row>
        <table:table-row table:style-name="ro1">
          <table:table-cell office:value-type="float" office:value="247812867" calcext:value-type="float">
            <text:p>247812867</text:p>
          </table:table-cell>
          <table:table-cell office:value-type="float" office:value="259712705" calcext:value-type="float">
            <text:p>259712705</text:p>
          </table:table-cell>
          <table:table-cell office:value-type="float" office:value="285354164" calcext:value-type="float">
            <text:p>285354164</text:p>
          </table:table-cell>
          <table:table-cell office:value-type="float" office:value="336101958" calcext:value-type="float">
            <text:p>336101958</text:p>
          </table:table-cell>
          <table:table-cell office:value-type="float" office:value="1112642" calcext:value-type="float">
            <text:p>1112642</text:p>
          </table:table-cell>
          <table:table-cell office:value-type="float" office:value="1236750" calcext:value-type="float">
            <text:p>1236750</text:p>
          </table:table-cell>
          <table:table-cell office:value-type="float" office:value="228919544" calcext:value-type="float">
            <text:p>228919544</text:p>
          </table:table-cell>
          <table:table-cell office:value-type="float" office:value="240708683" calcext:value-type="float">
            <text:p>240708683</text:p>
          </table:table-cell>
          <table:table-cell office:value-type="float" office:value="263197785" calcext:value-type="float">
            <text:p>263197785</text:p>
          </table:table-cell>
          <table:table-cell office:value-type="float" office:value="314035325" calcext:value-type="float">
            <text:p>314035325</text:p>
          </table:table-cell>
          <table:table-cell office:value-type="float" office:value="465981" calcext:value-type="float">
            <text:p>465981</text:p>
          </table:table-cell>
          <table:table-cell office:value-type="float" office:value="565854" calcext:value-type="float">
            <text:p>565854</text:p>
          </table:table-cell>
          <table:table-cell office:value-type="float" office:value="1083447553" calcext:value-type="float">
            <text:p>1083447553</text:p>
          </table:table-cell>
          <table:table-cell office:value-type="float" office:value="1106905005" calcext:value-type="float">
            <text:p>1106905005</text:p>
          </table:table-cell>
          <table:table-cell office:value-type="float" office:value="929235554" calcext:value-type="float">
            <text:p>929235554</text:p>
          </table:table-cell>
          <table:table-cell office:value-type="float" office:value="998369974" calcext:value-type="float">
            <text:p>998369974</text:p>
          </table:table-cell>
          <table:table-cell office:value-type="float" office:value="33174889" calcext:value-type="float">
            <text:p>33174889</text:p>
          </table:table-cell>
          <table:table-cell office:value-type="float" office:value="33417238" calcext:value-type="float">
            <text:p>33417238</text:p>
          </table:table-cell>
          <table:table-cell office:value-type="float" office:value="1169884452" calcext:value-type="float">
            <text:p>1169884452</text:p>
          </table:table-cell>
          <table:table-cell office:value-type="float" office:value="1183201299" calcext:value-type="float">
            <text:p>1183201299</text:p>
          </table:table-cell>
          <table:table-cell office:value-type="float" office:value="1014072530" calcext:value-type="float">
            <text:p>1014072530</text:p>
          </table:table-cell>
          <table:table-cell office:value-type="float" office:value="1116703389" calcext:value-type="float">
            <text:p>1116703389</text:p>
          </table:table-cell>
          <table:table-cell office:value-type="float" office:value="31505543" calcext:value-type="float">
            <text:p>31505543</text:p>
          </table:table-cell>
          <table:table-cell office:value-type="float" office:value="31873117" calcext:value-type="float">
            <text:p>31873117</text:p>
          </table:table-cell>
          <table:table-cell office:value-type="float" office:value="464964574" calcext:value-type="float">
            <text:p>464964574</text:p>
          </table:table-cell>
          <table:table-cell office:value-type="float" office:value="513382393" calcext:value-type="float">
            <text:p>513382393</text:p>
          </table:table-cell>
          <table:table-cell office:value-type="float" office:value="428215418" calcext:value-type="float">
            <text:p>428215418</text:p>
          </table:table-cell>
          <table:table-cell office:value-type="float" office:value="480828743" calcext:value-type="float">
            <text:p>480828743</text:p>
          </table:table-cell>
          <table:table-cell office:value-type="float" office:value="6436363" calcext:value-type="float">
            <text:p>6436363</text:p>
          </table:table-cell>
          <table:table-cell office:value-type="float" office:value="6657550" calcext:value-type="float">
            <text:p>6657550</text:p>
          </table:table-cell>
        </table:table-row>
        <table:table-row table:style-name="ro1">
          <table:table-cell office:value-type="float" office:value="247635541" calcext:value-type="float">
            <text:p>247635541</text:p>
          </table:table-cell>
          <table:table-cell office:value-type="float" office:value="259376070" calcext:value-type="float">
            <text:p>259376070</text:p>
          </table:table-cell>
          <table:table-cell office:value-type="float" office:value="287175555" calcext:value-type="float">
            <text:p>287175555</text:p>
          </table:table-cell>
          <table:table-cell office:value-type="float" office:value="337399539" calcext:value-type="float">
            <text:p>337399539</text:p>
          </table:table-cell>
          <table:table-cell office:value-type="float" office:value="1635613" calcext:value-type="float">
            <text:p>1635613</text:p>
          </table:table-cell>
          <table:table-cell office:value-type="float" office:value="1791708" calcext:value-type="float">
            <text:p>1791708</text:p>
          </table:table-cell>
          <table:table-cell office:value-type="float" office:value="226564425" calcext:value-type="float">
            <text:p>226564425</text:p>
          </table:table-cell>
          <table:table-cell office:value-type="float" office:value="238237767" calcext:value-type="float">
            <text:p>238237767</text:p>
          </table:table-cell>
          <table:table-cell office:value-type="float" office:value="262224897" calcext:value-type="float">
            <text:p>262224897</text:p>
          </table:table-cell>
          <table:table-cell office:value-type="float" office:value="313338519" calcext:value-type="float">
            <text:p>313338519</text:p>
          </table:table-cell>
          <table:table-cell office:value-type="float" office:value="463118" calcext:value-type="float">
            <text:p>463118</text:p>
          </table:table-cell>
          <table:table-cell office:value-type="float" office:value="557054" calcext:value-type="float">
            <text:p>557054</text:p>
          </table:table-cell>
          <table:table-cell office:value-type="float" office:value="1079347591" calcext:value-type="float">
            <text:p>1079347591</text:p>
          </table:table-cell>
          <table:table-cell office:value-type="float" office:value="1104834910" calcext:value-type="float">
            <text:p>1104834910</text:p>
          </table:table-cell>
          <table:table-cell office:value-type="float" office:value="860632277" calcext:value-type="float">
            <text:p>860632277</text:p>
          </table:table-cell>
          <table:table-cell office:value-type="float" office:value="915720917" calcext:value-type="float">
            <text:p>915720917</text:p>
          </table:table-cell>
          <table:table-cell office:value-type="float" office:value="33490991" calcext:value-type="float">
            <text:p>33490991</text:p>
          </table:table-cell>
          <table:table-cell office:value-type="float" office:value="33750451" calcext:value-type="float">
            <text:p>33750451</text:p>
          </table:table-cell>
          <table:table-cell office:value-type="float" office:value="1000316312" calcext:value-type="float">
            <text:p>1000316312</text:p>
          </table:table-cell>
          <table:table-cell office:value-type="float" office:value="1013304486" calcext:value-type="float">
            <text:p>1013304486</text:p>
          </table:table-cell>
          <table:table-cell office:value-type="float" office:value="984154549" calcext:value-type="float">
            <text:p>984154549</text:p>
          </table:table-cell>
          <table:table-cell office:value-type="float" office:value="1050844455" calcext:value-type="float">
            <text:p>1050844455</text:p>
          </table:table-cell>
          <table:table-cell office:value-type="float" office:value="31299092" calcext:value-type="float">
            <text:p>31299092</text:p>
          </table:table-cell>
          <table:table-cell office:value-type="float" office:value="31668552" calcext:value-type="float">
            <text:p>31668552</text:p>
          </table:table-cell>
          <table:table-cell office:value-type="float" office:value="448329568" calcext:value-type="float">
            <text:p>448329568</text:p>
          </table:table-cell>
          <table:table-cell office:value-type="float" office:value="730367039" calcext:value-type="float">
            <text:p>730367039</text:p>
          </table:table-cell>
          <table:table-cell office:value-type="float" office:value="441035623" calcext:value-type="float">
            <text:p>441035623</text:p>
          </table:table-cell>
          <table:table-cell office:value-type="float" office:value="627829838" calcext:value-type="float">
            <text:p>627829838</text:p>
          </table:table-cell>
          <table:table-cell office:value-type="float" office:value="6414363" calcext:value-type="float">
            <text:p>6414363</text:p>
          </table:table-cell>
          <table:table-cell office:value-type="float" office:value="19849311" calcext:value-type="float">
            <text:p>19849311</text:p>
          </table:table-cell>
        </table:table-row>
        <table:table-row table:style-name="ro1">
          <table:table-cell office:value-type="float" office:value="247720678" calcext:value-type="float">
            <text:p>247720678</text:p>
          </table:table-cell>
          <table:table-cell office:value-type="float" office:value="259493334" calcext:value-type="float">
            <text:p>259493334</text:p>
          </table:table-cell>
          <table:table-cell office:value-type="float" office:value="289369199" calcext:value-type="float">
            <text:p>289369199</text:p>
          </table:table-cell>
          <table:table-cell office:value-type="float" office:value="339775959" calcext:value-type="float">
            <text:p>339775959</text:p>
          </table:table-cell>
          <table:table-cell office:value-type="float" office:value="1111664" calcext:value-type="float">
            <text:p>1111664</text:p>
          </table:table-cell>
          <table:table-cell office:value-type="float" office:value="1281308" calcext:value-type="float">
            <text:p>1281308</text:p>
          </table:table-cell>
          <table:table-cell office:value-type="float" office:value="227547721" calcext:value-type="float">
            <text:p>227547721</text:p>
          </table:table-cell>
          <table:table-cell office:value-type="float" office:value="239690327" calcext:value-type="float">
            <text:p>239690327</text:p>
          </table:table-cell>
          <table:table-cell office:value-type="float" office:value="263740591" calcext:value-type="float">
            <text:p>263740591</text:p>
          </table:table-cell>
          <table:table-cell office:value-type="float" office:value="315365173" calcext:value-type="float">
            <text:p>315365173</text:p>
          </table:table-cell>
          <table:table-cell office:value-type="float" office:value="463816" calcext:value-type="float">
            <text:p>463816</text:p>
          </table:table-cell>
          <table:table-cell office:value-type="float" office:value="578565" calcext:value-type="float">
            <text:p>578565</text:p>
          </table:table-cell>
          <table:table-cell office:value-type="float" office:value="905377632" calcext:value-type="float">
            <text:p>905377632</text:p>
          </table:table-cell>
          <table:table-cell office:value-type="float" office:value="920800124" calcext:value-type="float">
            <text:p>920800124</text:p>
          </table:table-cell>
          <table:table-cell office:value-type="float" office:value="901278648" calcext:value-type="float">
            <text:p>901278648</text:p>
          </table:table-cell>
          <table:table-cell office:value-type="float" office:value="943539608" calcext:value-type="float">
            <text:p>943539608</text:p>
          </table:table-cell>
          <table:table-cell office:value-type="float" office:value="34421067" calcext:value-type="float">
            <text:p>34421067</text:p>
          </table:table-cell>
          <table:table-cell office:value-type="float" office:value="34681924" calcext:value-type="float">
            <text:p>34681924</text:p>
          </table:table-cell>
          <table:table-cell office:value-type="float" office:value="1159445485" calcext:value-type="float">
            <text:p>1159445485</text:p>
          </table:table-cell>
          <table:table-cell office:value-type="float" office:value="1173320434" calcext:value-type="float">
            <text:p>1173320434</text:p>
          </table:table-cell>
          <table:table-cell office:value-type="float" office:value="1007223544" calcext:value-type="float">
            <text:p>1007223544</text:p>
          </table:table-cell>
          <table:table-cell office:value-type="float" office:value="1055307871" calcext:value-type="float">
            <text:p>1055307871</text:p>
          </table:table-cell>
          <table:table-cell office:value-type="float" office:value="31307403" calcext:value-type="float">
            <text:p>31307403</text:p>
          </table:table-cell>
          <table:table-cell office:value-type="float" office:value="31705428" calcext:value-type="float">
            <text:p>31705428</text:p>
          </table:table-cell>
          <table:table-cell office:value-type="float" office:value="453717753" calcext:value-type="float">
            <text:p>453717753</text:p>
          </table:table-cell>
          <table:table-cell office:value-type="float" office:value="507396018" calcext:value-type="float">
            <text:p>507396018</text:p>
          </table:table-cell>
          <table:table-cell office:value-type="float" office:value="437395566" calcext:value-type="float">
            <text:p>437395566</text:p>
          </table:table-cell>
          <table:table-cell office:value-type="float" office:value="493255742" calcext:value-type="float">
            <text:p>493255742</text:p>
          </table:table-cell>
          <table:table-cell office:value-type="float" office:value="8272910" calcext:value-type="float">
            <text:p>8272910</text:p>
          </table:table-cell>
          <table:table-cell office:value-type="float" office:value="8966434" calcext:value-type="float">
            <text:p>8966434</text:p>
          </table:table-cell>
        </table:table-row>
        <table:table-row table:style-name="ro1">
          <table:table-cell office:value-type="float" office:value="247599992" calcext:value-type="float">
            <text:p>247599992</text:p>
          </table:table-cell>
          <table:table-cell office:value-type="float" office:value="259548788" calcext:value-type="float">
            <text:p>259548788</text:p>
          </table:table-cell>
          <table:table-cell office:value-type="float" office:value="287645726" calcext:value-type="float">
            <text:p>287645726</text:p>
          </table:table-cell>
          <table:table-cell office:value-type="float" office:value="338048644" calcext:value-type="float">
            <text:p>338048644</text:p>
          </table:table-cell>
          <table:table-cell office:value-type="float" office:value="1159435" calcext:value-type="float">
            <text:p>1159435</text:p>
          </table:table-cell>
          <table:table-cell office:value-type="float" office:value="1337042" calcext:value-type="float">
            <text:p>1337042</text:p>
          </table:table-cell>
          <table:table-cell office:value-type="float" office:value="227120712" calcext:value-type="float">
            <text:p>227120712</text:p>
          </table:table-cell>
          <table:table-cell office:value-type="float" office:value="238936879" calcext:value-type="float">
            <text:p>238936879</text:p>
          </table:table-cell>
          <table:table-cell office:value-type="float" office:value="262972128" calcext:value-type="float">
            <text:p>262972128</text:p>
          </table:table-cell>
          <table:table-cell office:value-type="float" office:value="314151541" calcext:value-type="float">
            <text:p>314151541</text:p>
          </table:table-cell>
          <table:table-cell office:value-type="float" office:value="464514" calcext:value-type="float">
            <text:p>464514</text:p>
          </table:table-cell>
          <table:table-cell office:value-type="float" office:value="565016" calcext:value-type="float">
            <text:p>565016</text:p>
          </table:table-cell>
          <table:table-cell office:value-type="float" office:value="1189260310" calcext:value-type="float">
            <text:p>1189260310</text:p>
          </table:table-cell>
          <table:table-cell office:value-type="float" office:value="1213992156" calcext:value-type="float">
            <text:p>1213992156</text:p>
          </table:table-cell>
          <table:table-cell office:value-type="float" office:value="937475010" calcext:value-type="float">
            <text:p>937475010</text:p>
          </table:table-cell>
          <table:table-cell office:value-type="float" office:value="1021531649" calcext:value-type="float">
            <text:p>1021531649</text:p>
          </table:table-cell>
          <table:table-cell office:value-type="float" office:value="35153493" calcext:value-type="float">
            <text:p>35153493</text:p>
          </table:table-cell>
          <table:table-cell office:value-type="float" office:value="35401080" calcext:value-type="float">
            <text:p>35401080</text:p>
          </table:table-cell>
          <table:table-cell office:value-type="float" office:value="1175834860" calcext:value-type="float">
            <text:p>1175834860</text:p>
          </table:table-cell>
          <table:table-cell office:value-type="float" office:value="1195834959" calcext:value-type="float">
            <text:p>1195834959</text:p>
          </table:table-cell>
          <table:table-cell office:value-type="float" office:value="1039111957" calcext:value-type="float">
            <text:p>1039111957</text:p>
          </table:table-cell>
          <table:table-cell office:value-type="float" office:value="1099076076" calcext:value-type="float">
            <text:p>1099076076</text:p>
          </table:table-cell>
          <table:table-cell office:value-type="float" office:value="31268502" calcext:value-type="float">
            <text:p>31268502</text:p>
          </table:table-cell>
          <table:table-cell office:value-type="float" office:value="31632864" calcext:value-type="float">
            <text:p>31632864</text:p>
          </table:table-cell>
          <table:table-cell office:value-type="float" office:value="447634158" calcext:value-type="float">
            <text:p>447634158</text:p>
          </table:table-cell>
          <table:table-cell office:value-type="float" office:value="494034193" calcext:value-type="float">
            <text:p>494034193</text:p>
          </table:table-cell>
          <table:table-cell office:value-type="float" office:value="427670935" calcext:value-type="float">
            <text:p>427670935</text:p>
          </table:table-cell>
          <table:table-cell office:value-type="float" office:value="480801085" calcext:value-type="float">
            <text:p>480801085</text:p>
          </table:table-cell>
          <table:table-cell office:value-type="float" office:value="6418135" calcext:value-type="float">
            <text:p>6418135</text:p>
          </table:table-cell>
          <table:table-cell office:value-type="float" office:value="6640230" calcext:value-type="float">
            <text:p>6640230</text:p>
          </table:table-cell>
        </table:table-row>
        <table:table-row table:style-name="ro1">
          <table:table-cell office:value-type="float" office:value="249926545" calcext:value-type="float">
            <text:p>249926545</text:p>
          </table:table-cell>
          <table:table-cell office:value-type="float" office:value="261621118" calcext:value-type="float">
            <text:p>261621118</text:p>
          </table:table-cell>
          <table:table-cell office:value-type="float" office:value="279339432" calcext:value-type="float">
            <text:p>279339432</text:p>
          </table:table-cell>
          <table:table-cell office:value-type="float" office:value="329417728" calcext:value-type="float">
            <text:p>329417728</text:p>
          </table:table-cell>
          <table:table-cell office:value-type="float" office:value="1114178" calcext:value-type="float">
            <text:p>1114178</text:p>
          </table:table-cell>
          <table:table-cell office:value-type="float" office:value="1223619" calcext:value-type="float">
            <text:p>1223619</text:p>
          </table:table-cell>
          <table:table-cell office:value-type="float" office:value="226488089" calcext:value-type="float">
            <text:p>226488089</text:p>
          </table:table-cell>
          <table:table-cell office:value-type="float" office:value="238121691" calcext:value-type="float">
            <text:p>238121691</text:p>
          </table:table-cell>
          <table:table-cell office:value-type="float" office:value="269218593" calcext:value-type="float">
            <text:p>269218593</text:p>
          </table:table-cell>
          <table:table-cell office:value-type="float" office:value="321588730" calcext:value-type="float">
            <text:p>321588730</text:p>
          </table:table-cell>
          <table:table-cell office:value-type="float" office:value="463886" calcext:value-type="float">
            <text:p>463886</text:p>
          </table:table-cell>
          <table:table-cell office:value-type="float" office:value="555797" calcext:value-type="float">
            <text:p>555797</text:p>
          </table:table-cell>
          <table:table-cell office:value-type="float" office:value="923023870" calcext:value-type="float">
            <text:p>923023870</text:p>
          </table:table-cell>
          <table:table-cell office:value-type="float" office:value="954140467" calcext:value-type="float">
            <text:p>954140467</text:p>
          </table:table-cell>
          <table:table-cell office:value-type="float" office:value="899239073" calcext:value-type="float">
            <text:p>899239073</text:p>
          </table:table-cell>
          <table:table-cell office:value-type="float" office:value="940754617" calcext:value-type="float">
            <text:p>940754617</text:p>
          </table:table-cell>
          <table:table-cell office:value-type="float" office:value="31839873" calcext:value-type="float">
            <text:p>31839873</text:p>
          </table:table-cell>
          <table:table-cell office:value-type="float" office:value="32098355" calcext:value-type="float">
            <text:p>32098355</text:p>
          </table:table-cell>
          <table:table-cell office:value-type="float" office:value="1375120677" calcext:value-type="float">
            <text:p>1375120677</text:p>
          </table:table-cell>
          <table:table-cell office:value-type="float" office:value="1400405736" calcext:value-type="float">
            <text:p>1400405736</text:p>
          </table:table-cell>
          <table:table-cell office:value-type="float" office:value="989626404" calcext:value-type="float">
            <text:p>989626404</text:p>
          </table:table-cell>
          <table:table-cell office:value-type="float" office:value="1058591598" calcext:value-type="float">
            <text:p>1058591598</text:p>
          </table:table-cell>
          <table:table-cell office:value-type="float" office:value="35345486" calcext:value-type="float">
            <text:p>35345486</text:p>
          </table:table-cell>
          <table:table-cell office:value-type="float" office:value="35709918" calcext:value-type="float">
            <text:p>35709918</text:p>
          </table:table-cell>
          <table:table-cell office:value-type="float" office:value="455602699" calcext:value-type="float">
            <text:p>455602699</text:p>
          </table:table-cell>
          <table:table-cell office:value-type="float" office:value="657485634" calcext:value-type="float">
            <text:p>657485634</text:p>
          </table:table-cell>
          <table:table-cell office:value-type="float" office:value="449938711" calcext:value-type="float">
            <text:p>449938711</text:p>
          </table:table-cell>
          <table:table-cell office:value-type="float" office:value="624306415" calcext:value-type="float">
            <text:p>624306415</text:p>
          </table:table-cell>
          <table:table-cell office:value-type="float" office:value="6418553" calcext:value-type="float">
            <text:p>6418553</text:p>
          </table:table-cell>
          <table:table-cell office:value-type="float" office:value="19890448" calcext:value-type="float">
            <text:p>19890448</text:p>
          </table:table-cell>
        </table:table-row>
        <table:table-row table:style-name="ro1">
          <table:table-cell office:value-type="float" office:value="247862805" calcext:value-type="float">
            <text:p>247862805</text:p>
          </table:table-cell>
          <table:table-cell office:value-type="float" office:value="259547461" calcext:value-type="float">
            <text:p>259547461</text:p>
          </table:table-cell>
          <table:table-cell office:value-type="float" office:value="284567193" calcext:value-type="float">
            <text:p>284567193</text:p>
          </table:table-cell>
          <table:table-cell office:value-type="float" office:value="335332517" calcext:value-type="float">
            <text:p>335332517</text:p>
          </table:table-cell>
          <table:table-cell office:value-type="float" office:value="1140578" calcext:value-type="float">
            <text:p>1140578</text:p>
          </table:table-cell>
          <table:table-cell office:value-type="float" office:value="1309664" calcext:value-type="float">
            <text:p>1309664</text:p>
          </table:table-cell>
          <table:table-cell office:value-type="float" office:value="227452528" calcext:value-type="float">
            <text:p>227452528</text:p>
          </table:table-cell>
          <table:table-cell office:value-type="float" office:value="239611616" calcext:value-type="float">
            <text:p>239611616</text:p>
          </table:table-cell>
          <table:table-cell office:value-type="float" office:value="267300611" calcext:value-type="float">
            <text:p>267300611</text:p>
          </table:table-cell>
          <table:table-cell office:value-type="float" office:value="319022342" calcext:value-type="float">
            <text:p>319022342</text:p>
          </table:table-cell>
          <table:table-cell office:value-type="float" office:value="485257" calcext:value-type="float">
            <text:p>485257</text:p>
          </table:table-cell>
          <table:table-cell office:value-type="float" office:value="601194" calcext:value-type="float">
            <text:p>601194</text:p>
          </table:table-cell>
          <table:table-cell office:value-type="float" office:value="1144365146" calcext:value-type="float">
            <text:p>1144365146</text:p>
          </table:table-cell>
          <table:table-cell office:value-type="float" office:value="1157752114" calcext:value-type="float">
            <text:p>1157752114</text:p>
          </table:table-cell>
          <table:table-cell office:value-type="float" office:value="946475037" calcext:value-type="float">
            <text:p>946475037</text:p>
          </table:table-cell>
          <table:table-cell office:value-type="float" office:value="1020833794" calcext:value-type="float">
            <text:p>1020833794</text:p>
          </table:table-cell>
          <table:table-cell office:value-type="float" office:value="30773047" calcext:value-type="float">
            <text:p>30773047</text:p>
          </table:table-cell>
          <table:table-cell office:value-type="float" office:value="31045987" calcext:value-type="float">
            <text:p>31045987</text:p>
          </table:table-cell>
          <table:table-cell office:value-type="float" office:value="1237104453" calcext:value-type="float">
            <text:p>1237104453</text:p>
          </table:table-cell>
          <table:table-cell office:value-type="float" office:value="1271075672" calcext:value-type="float">
            <text:p>1271075672</text:p>
          </table:table-cell>
          <table:table-cell office:value-type="float" office:value="1078139057" calcext:value-type="float">
            <text:p>1078139057</text:p>
          </table:table-cell>
          <table:table-cell office:value-type="float" office:value="1120339395" calcext:value-type="float">
            <text:p>1120339395</text:p>
          </table:table-cell>
          <table:table-cell office:value-type="float" office:value="35460096" calcext:value-type="float">
            <text:p>35460096</text:p>
          </table:table-cell>
          <table:table-cell office:value-type="float" office:value="35850998" calcext:value-type="float">
            <text:p>35850998</text:p>
          </table:table-cell>
          <table:table-cell office:value-type="float" office:value="440589686" calcext:value-type="float">
            <text:p>440589686</text:p>
          </table:table-cell>
          <table:table-cell office:value-type="float" office:value="526609703" calcext:value-type="float">
            <text:p>526609703</text:p>
          </table:table-cell>
          <table:table-cell office:value-type="float" office:value="462358097" calcext:value-type="float">
            <text:p>462358097</text:p>
          </table:table-cell>
          <table:table-cell office:value-type="float" office:value="518543594" calcext:value-type="float">
            <text:p>518543594</text:p>
          </table:table-cell>
          <table:table-cell office:value-type="float" office:value="6424420" calcext:value-type="float">
            <text:p>6424420</text:p>
          </table:table-cell>
          <table:table-cell office:value-type="float" office:value="6894382" calcext:value-type="float">
            <text:p>6894382</text:p>
          </table:table-cell>
        </table:table-row>
        <table:table-row table:style-name="ro1">
          <table:table-cell office:value-type="float" office:value="247828233" calcext:value-type="float">
            <text:p>247828233</text:p>
          </table:table-cell>
          <table:table-cell office:value-type="float" office:value="259726533" calcext:value-type="float">
            <text:p>259726533</text:p>
          </table:table-cell>
          <table:table-cell office:value-type="float" office:value="287479644" calcext:value-type="float">
            <text:p>287479644</text:p>
          </table:table-cell>
          <table:table-cell office:value-type="float" office:value="338116600" calcext:value-type="float">
            <text:p>338116600</text:p>
          </table:table-cell>
          <table:table-cell office:value-type="float" office:value="1634426" calcext:value-type="float">
            <text:p>1634426</text:p>
          </table:table-cell>
          <table:table-cell office:value-type="float" office:value="1811124" calcext:value-type="float">
            <text:p>1811124</text:p>
          </table:table-cell>
          <table:table-cell office:value-type="float" office:value="226342540" calcext:value-type="float">
            <text:p>226342540</text:p>
          </table:table-cell>
          <table:table-cell office:value-type="float" office:value="238134751" calcext:value-type="float">
            <text:p>238134751</text:p>
          </table:table-cell>
          <table:table-cell office:value-type="float" office:value="262167277" calcext:value-type="float">
            <text:p>262167277</text:p>
          </table:table-cell>
          <table:table-cell office:value-type="float" office:value="313227820" calcext:value-type="float">
            <text:p>313227820</text:p>
          </table:table-cell>
          <table:table-cell office:value-type="float" office:value="463676" calcext:value-type="float">
            <text:p>463676</text:p>
          </table:table-cell>
          <table:table-cell office:value-type="float" office:value="563410" calcext:value-type="float">
            <text:p>563410</text:p>
          </table:table-cell>
          <table:table-cell office:value-type="float" office:value="1119964487" calcext:value-type="float">
            <text:p>1119964487</text:p>
          </table:table-cell>
          <table:table-cell office:value-type="float" office:value="1144806333" calcext:value-type="float">
            <text:p>1144806333</text:p>
          </table:table-cell>
          <table:table-cell office:value-type="float" office:value="896814672" calcext:value-type="float">
            <text:p>896814672</text:p>
          </table:table-cell>
          <table:table-cell office:value-type="float" office:value="947552619" calcext:value-type="float">
            <text:p>947552619</text:p>
          </table:table-cell>
          <table:table-cell office:value-type="float" office:value="33098622" calcext:value-type="float">
            <text:p>33098622</text:p>
          </table:table-cell>
          <table:table-cell office:value-type="float" office:value="33341460" calcext:value-type="float">
            <text:p>33341460</text:p>
          </table:table-cell>
          <table:table-cell office:value-type="float" office:value="1211834130" calcext:value-type="float">
            <text:p>1211834130</text:p>
          </table:table-cell>
          <table:table-cell office:value-type="float" office:value="1225353727" calcext:value-type="float">
            <text:p>1225353727</text:p>
          </table:table-cell>
          <table:table-cell office:value-type="float" office:value="1159129244" calcext:value-type="float">
            <text:p>1159129244</text:p>
          </table:table-cell>
          <table:table-cell office:value-type="float" office:value="1200847328" calcext:value-type="float">
            <text:p>1200847328</text:p>
          </table:table-cell>
          <table:table-cell office:value-type="float" office:value="32731048" calcext:value-type="float">
            <text:p>32731048</text:p>
          </table:table-cell>
          <table:table-cell office:value-type="float" office:value="33099391" calcext:value-type="float">
            <text:p>33099391</text:p>
          </table:table-cell>
          <table:table-cell office:value-type="float" office:value="458712103" calcext:value-type="float">
            <text:p>458712103</text:p>
          </table:table-cell>
          <table:table-cell office:value-type="float" office:value="504769566" calcext:value-type="float">
            <text:p>504769566</text:p>
          </table:table-cell>
          <table:table-cell office:value-type="float" office:value="444815364" calcext:value-type="float">
            <text:p>444815364</text:p>
          </table:table-cell>
          <table:table-cell office:value-type="float" office:value="501781756" calcext:value-type="float">
            <text:p>501781756</text:p>
          </table:table-cell>
          <table:table-cell office:value-type="float" office:value="6450681" calcext:value-type="float">
            <text:p>6450681</text:p>
          </table:table-cell>
          <table:table-cell office:value-type="float" office:value="6671030" calcext:value-type="float">
            <text:p>6671030</text:p>
          </table:table-cell>
        </table:table-row>
        <table:table-row table:style-name="ro1">
          <table:table-cell office:value-type="float" office:value="247422455" calcext:value-type="float">
            <text:p>247422455</text:p>
          </table:table-cell>
          <table:table-cell office:value-type="float" office:value="259120241" calcext:value-type="float">
            <text:p>259120241</text:p>
          </table:table-cell>
          <table:table-cell office:value-type="float" office:value="285241091" calcext:value-type="float">
            <text:p>285241091</text:p>
          </table:table-cell>
          <table:table-cell office:value-type="float" office:value="335527584" calcext:value-type="float">
            <text:p>335527584</text:p>
          </table:table-cell>
          <table:table-cell office:value-type="float" office:value="1634705" calcext:value-type="float">
            <text:p>1634705</text:p>
          </table:table-cell>
          <table:table-cell office:value-type="float" office:value="1791568" calcext:value-type="float">
            <text:p>1791568</text:p>
          </table:table-cell>
          <table:table-cell office:value-type="float" office:value="226568965" calcext:value-type="float">
            <text:p>226568965</text:p>
          </table:table-cell>
          <table:table-cell office:value-type="float" office:value="238260676" calcext:value-type="float">
            <text:p>238260676</text:p>
          </table:table-cell>
          <table:table-cell office:value-type="float" office:value="271746708" calcext:value-type="float">
            <text:p>271746708</text:p>
          </table:table-cell>
          <table:table-cell office:value-type="float" office:value="322666032" calcext:value-type="float">
            <text:p>322666032</text:p>
          </table:table-cell>
          <table:table-cell office:value-type="float" office:value="463397" calcext:value-type="float">
            <text:p>463397</text:p>
          </table:table-cell>
          <table:table-cell office:value-type="float" office:value="558171" calcext:value-type="float">
            <text:p>558171</text:p>
          </table:table-cell>
          <table:table-cell office:value-type="float" office:value="1178232162" calcext:value-type="float">
            <text:p>1178232162</text:p>
          </table:table-cell>
          <table:table-cell office:value-type="float" office:value="1203297291" calcext:value-type="float">
            <text:p>1203297291</text:p>
          </table:table-cell>
          <table:table-cell office:value-type="float" office:value="885096702" calcext:value-type="float">
            <text:p>885096702</text:p>
          </table:table-cell>
          <table:table-cell office:value-type="float" office:value="961243117" calcext:value-type="float">
            <text:p>961243117</text:p>
          </table:table-cell>
          <table:table-cell office:value-type="float" office:value="33167626" calcext:value-type="float">
            <text:p>33167626</text:p>
          </table:table-cell>
          <table:table-cell office:value-type="float" office:value="33437143" calcext:value-type="float">
            <text:p>33437143</text:p>
          </table:table-cell>
          <table:table-cell office:value-type="float" office:value="1108021977" calcext:value-type="float">
            <text:p>1108021977</text:p>
          </table:table-cell>
          <table:table-cell office:value-type="float" office:value="1133301588" calcext:value-type="float">
            <text:p>1133301588</text:p>
          </table:table-cell>
          <table:table-cell office:value-type="float" office:value="1093694457" calcext:value-type="float">
            <text:p>1093694457</text:p>
          </table:table-cell>
          <table:table-cell office:value-type="float" office:value="1135679125" calcext:value-type="float">
            <text:p>1135679125</text:p>
          </table:table-cell>
          <table:table-cell office:value-type="float" office:value="31274368" calcext:value-type="float">
            <text:p>31274368</text:p>
          </table:table-cell>
          <table:table-cell office:value-type="float" office:value="31642991" calcext:value-type="float">
            <text:p>31642991</text:p>
          </table:table-cell>
          <table:table-cell office:value-type="float" office:value="476104818" calcext:value-type="float">
            <text:p>476104818</text:p>
          </table:table-cell>
          <table:table-cell office:value-type="float" office:value="707494508" calcext:value-type="float">
            <text:p>707494508</text:p>
          </table:table-cell>
          <table:table-cell office:value-type="float" office:value="443287726" calcext:value-type="float">
            <text:p>443287726</text:p>
          </table:table-cell>
          <table:table-cell office:value-type="float" office:value="627870556" calcext:value-type="float">
            <text:p>627870556</text:p>
          </table:table-cell>
          <table:table-cell office:value-type="float" office:value="6445932" calcext:value-type="float">
            <text:p>6445932</text:p>
          </table:table-cell>
          <table:table-cell office:value-type="float" office:value="19864468" calcext:value-type="float">
            <text:p>19864468</text:p>
          </table:table-cell>
        </table:table-row>
        <table:table-row table:style-name="ro1">
          <table:table-cell office:value-type="float" office:value="248666328" calcext:value-type="float">
            <text:p>248666328</text:p>
          </table:table-cell>
          <table:table-cell office:value-type="float" office:value="260301606" calcext:value-type="float">
            <text:p>260301606</text:p>
          </table:table-cell>
          <table:table-cell office:value-type="float" office:value="281519878" calcext:value-type="float">
            <text:p>281519878</text:p>
          </table:table-cell>
          <table:table-cell office:value-type="float" office:value="331830326" calcext:value-type="float">
            <text:p>331830326</text:p>
          </table:table-cell>
          <table:table-cell office:value-type="float" office:value="1638546" calcext:value-type="float">
            <text:p>1638546</text:p>
          </table:table-cell>
          <table:table-cell office:value-type="float" office:value="1877264" calcext:value-type="float">
            <text:p>1877264</text:p>
          </table:table-cell>
          <table:table-cell office:value-type="float" office:value="226268438" calcext:value-type="float">
            <text:p>226268438</text:p>
          </table:table-cell>
          <table:table-cell office:value-type="float" office:value="238416910" calcext:value-type="float">
            <text:p>238416910</text:p>
          </table:table-cell>
          <table:table-cell office:value-type="float" office:value="263458223" calcext:value-type="float">
            <text:p>263458223</text:p>
          </table:table-cell>
          <table:table-cell office:value-type="float" office:value="315079871" calcext:value-type="float">
            <text:p>315079871</text:p>
          </table:table-cell>
          <table:table-cell office:value-type="float" office:value="464375" calcext:value-type="float">
            <text:p>464375</text:p>
          </table:table-cell>
          <table:table-cell office:value-type="float" office:value="580940" calcext:value-type="float">
            <text:p>580940</text:p>
          </table:table-cell>
          <table:table-cell office:value-type="float" office:value="1070976065" calcext:value-type="float">
            <text:p>1070976065</text:p>
          </table:table-cell>
          <table:table-cell office:value-type="float" office:value="1103490465" calcext:value-type="float">
            <text:p>1103490465</text:p>
          </table:table-cell>
          <table:table-cell office:value-type="float" office:value="851600961" calcext:value-type="float">
            <text:p>851600961</text:p>
          </table:table-cell>
          <table:table-cell office:value-type="float" office:value="901193860" calcext:value-type="float">
            <text:p>901193860</text:p>
          </table:table-cell>
          <table:table-cell office:value-type="float" office:value="33319880" calcext:value-type="float">
            <text:p>33319880</text:p>
          </table:table-cell>
          <table:table-cell office:value-type="float" office:value="33580877" calcext:value-type="float">
            <text:p>33580877</text:p>
          </table:table-cell>
          <table:table-cell office:value-type="float" office:value="1105325195" calcext:value-type="float">
            <text:p>1105325195</text:p>
          </table:table-cell>
          <table:table-cell office:value-type="float" office:value="1119238696" calcext:value-type="float">
            <text:p>1119238696</text:p>
          </table:table-cell>
          <table:table-cell office:value-type="float" office:value="971363538" calcext:value-type="float">
            <text:p>971363538</text:p>
          </table:table-cell>
          <table:table-cell office:value-type="float" office:value="1014822067" calcext:value-type="float">
            <text:p>1014822067</text:p>
          </table:table-cell>
          <table:table-cell office:value-type="float" office:value="32787200" calcext:value-type="float">
            <text:p>32787200</text:p>
          </table:table-cell>
          <table:table-cell office:value-type="float" office:value="33195492" calcext:value-type="float">
            <text:p>33195492</text:p>
          </table:table-cell>
          <table:table-cell office:value-type="float" office:value="449796933" calcext:value-type="float">
            <text:p>449796933</text:p>
          </table:table-cell>
          <table:table-cell office:value-type="float" office:value="498358346" calcext:value-type="float">
            <text:p>498358346</text:p>
          </table:table-cell>
          <table:table-cell office:value-type="float" office:value="442497821" calcext:value-type="float">
            <text:p>442497821</text:p>
          </table:table-cell>
          <table:table-cell office:value-type="float" office:value="498531972" calcext:value-type="float">
            <text:p>498531972</text:p>
          </table:table-cell>
          <table:table-cell office:value-type="float" office:value="6452636" calcext:value-type="float">
            <text:p>6452636</text:p>
          </table:table-cell>
          <table:table-cell office:value-type="float" office:value="6922877" calcext:value-type="float">
            <text:p>6922877</text:p>
          </table:table-cell>
        </table:table-row>
        <table:table-row table:style-name="ro1">
          <table:table-cell office:value-type="float" office:value="247431465" calcext:value-type="float">
            <text:p>247431465</text:p>
          </table:table-cell>
          <table:table-cell office:value-type="float" office:value="259330953" calcext:value-type="float">
            <text:p>259330953</text:p>
          </table:table-cell>
          <table:table-cell office:value-type="float" office:value="283107300" calcext:value-type="float">
            <text:p>283107300</text:p>
          </table:table-cell>
          <table:table-cell office:value-type="float" office:value="333413628" calcext:value-type="float">
            <text:p>333413628</text:p>
          </table:table-cell>
          <table:table-cell office:value-type="float" office:value="1112851" calcext:value-type="float">
            <text:p>1112851</text:p>
          </table:table-cell>
          <table:table-cell office:value-type="float" office:value="1262591" calcext:value-type="float">
            <text:p>1262591</text:p>
          </table:table-cell>
          <table:table-cell office:value-type="float" office:value="228477518" calcext:value-type="float">
            <text:p>228477518</text:p>
          </table:table-cell>
          <table:table-cell office:value-type="float" office:value="240325394" calcext:value-type="float">
            <text:p>240325394</text:p>
          </table:table-cell>
          <table:table-cell office:value-type="float" office:value="262868274" calcext:value-type="float">
            <text:p>262868274</text:p>
          </table:table-cell>
          <table:table-cell office:value-type="float" office:value="313815116" calcext:value-type="float">
            <text:p>313815116</text:p>
          </table:table-cell>
          <table:table-cell office:value-type="float" office:value="463466" calcext:value-type="float">
            <text:p>463466</text:p>
          </table:table-cell>
          <table:table-cell office:value-type="float" office:value="565993" calcext:value-type="float">
            <text:p>565993</text:p>
          </table:table-cell>
          <table:table-cell office:value-type="float" office:value="1122490506" calcext:value-type="float">
            <text:p>1122490506</text:p>
          </table:table-cell>
          <table:table-cell office:value-type="float" office:value="1147643146" calcext:value-type="float">
            <text:p>1147643146</text:p>
          </table:table-cell>
          <table:table-cell office:value-type="float" office:value="936895607" calcext:value-type="float">
            <text:p>936895607</text:p>
          </table:table-cell>
          <table:table-cell office:value-type="float" office:value="1023659294" calcext:value-type="float">
            <text:p>1023659294</text:p>
          </table:table-cell>
          <table:table-cell office:value-type="float" office:value="34350807" calcext:value-type="float">
            <text:p>34350807</text:p>
          </table:table-cell>
          <table:table-cell office:value-type="float" office:value="34603213" calcext:value-type="float">
            <text:p>34603213</text:p>
          </table:table-cell>
          <table:table-cell office:value-type="float" office:value="1331796592" calcext:value-type="float">
            <text:p>1331796592</text:p>
          </table:table-cell>
          <table:table-cell office:value-type="float" office:value="1360129246" calcext:value-type="float">
            <text:p>1360129246</text:p>
          </table:table-cell>
          <table:table-cell office:value-type="float" office:value="1042312643" calcext:value-type="float">
            <text:p>1042312643</text:p>
          </table:table-cell>
          <table:table-cell office:value-type="float" office:value="1084274404" calcext:value-type="float">
            <text:p>1084274404</text:p>
          </table:table-cell>
          <table:table-cell office:value-type="float" office:value="32584102" calcext:value-type="float">
            <text:p>32584102</text:p>
          </table:table-cell>
          <table:table-cell office:value-type="float" office:value="32956635" calcext:value-type="float">
            <text:p>32956635</text:p>
          </table:table-cell>
          <table:table-cell office:value-type="float" office:value="458976662" calcext:value-type="float">
            <text:p>458976662</text:p>
          </table:table-cell>
          <table:table-cell office:value-type="float" office:value="508748564" calcext:value-type="float">
            <text:p>508748564</text:p>
          </table:table-cell>
          <table:table-cell office:value-type="float" office:value="426903379" calcext:value-type="float">
            <text:p>426903379</text:p>
          </table:table-cell>
          <table:table-cell office:value-type="float" office:value="479089973" calcext:value-type="float">
            <text:p>479089973</text:p>
          </table:table-cell>
          <table:table-cell office:value-type="float" office:value="6440554" calcext:value-type="float">
            <text:p>6440554</text:p>
          </table:table-cell>
          <table:table-cell office:value-type="float" office:value="6660344" calcext:value-type="float">
            <text:p>6660344</text:p>
          </table:table-cell>
        </table:table-row>
        <table:table-row table:style-name="ro1">
          <table:table-cell office:value-type="float" office:value="247845344" calcext:value-type="float">
            <text:p>247845344</text:p>
          </table:table-cell>
          <table:table-cell office:value-type="float" office:value="259605010" calcext:value-type="float">
            <text:p>259605010</text:p>
          </table:table-cell>
          <table:table-cell office:value-type="float" office:value="279808766" calcext:value-type="float">
            <text:p>279808766</text:p>
          </table:table-cell>
          <table:table-cell office:value-type="float" office:value="330028839" calcext:value-type="float">
            <text:p>330028839</text:p>
          </table:table-cell>
          <table:table-cell office:value-type="float" office:value="1112153" calcext:value-type="float">
            <text:p>1112153</text:p>
          </table:table-cell>
          <table:table-cell office:value-type="float" office:value="1242616" calcext:value-type="float">
            <text:p>1242616</text:p>
          </table:table-cell>
          <table:table-cell office:value-type="float" office:value="226397435" calcext:value-type="float">
            <text:p>226397435</text:p>
          </table:table-cell>
          <table:table-cell office:value-type="float" office:value="238048777" calcext:value-type="float">
            <text:p>238048777</text:p>
          </table:table-cell>
          <table:table-cell office:value-type="float" office:value="269849120" calcext:value-type="float">
            <text:p>269849120</text:p>
          </table:table-cell>
          <table:table-cell office:value-type="float" office:value="320918463" calcext:value-type="float">
            <text:p>320918463</text:p>
          </table:table-cell>
          <table:table-cell office:value-type="float" office:value="465353" calcext:value-type="float">
            <text:p>465353</text:p>
          </table:table-cell>
          <table:table-cell office:value-type="float" office:value="557264" calcext:value-type="float">
            <text:p>557264</text:p>
          </table:table-cell>
          <table:table-cell office:value-type="float" office:value="975880313" calcext:value-type="float">
            <text:p>975880313</text:p>
          </table:table-cell>
          <table:table-cell office:value-type="float" office:value="994334615" calcext:value-type="float">
            <text:p>994334615</text:p>
          </table:table-cell>
          <table:table-cell office:value-type="float" office:value="884611304" calcext:value-type="float">
            <text:p>884611304</text:p>
          </table:table-cell>
          <table:table-cell office:value-type="float" office:value="950989648" calcext:value-type="float">
            <text:p>950989648</text:p>
          </table:table-cell>
          <table:table-cell office:value-type="float" office:value="33126489" calcext:value-type="float">
            <text:p>33126489</text:p>
          </table:table-cell>
          <table:table-cell office:value-type="float" office:value="33385740" calcext:value-type="float">
            <text:p>33385740</text:p>
          </table:table-cell>
          <table:table-cell office:value-type="float" office:value="1177842936" calcext:value-type="float">
            <text:p>1177842936</text:p>
          </table:table-cell>
          <table:table-cell office:value-type="float" office:value="1191280609" calcext:value-type="float">
            <text:p>1191280609</text:p>
          </table:table-cell>
          <table:table-cell office:value-type="float" office:value="1017076194" calcext:value-type="float">
            <text:p>1017076194</text:p>
          </table:table-cell>
          <table:table-cell office:value-type="float" office:value="1069577772" calcext:value-type="float">
            <text:p>1069577772</text:p>
          </table:table-cell>
          <table:table-cell office:value-type="float" office:value="32730279" calcext:value-type="float">
            <text:p>32730279</text:p>
          </table:table-cell>
          <table:table-cell office:value-type="float" office:value="33100089" calcext:value-type="float">
            <text:p>33100089</text:p>
          </table:table-cell>
          <table:table-cell office:value-type="float" office:value="479729790" calcext:value-type="float">
            <text:p>479729790</text:p>
          </table:table-cell>
          <table:table-cell office:value-type="float" office:value="751669329" calcext:value-type="float">
            <text:p>751669329</text:p>
          </table:table-cell>
          <table:table-cell office:value-type="float" office:value="451022718" calcext:value-type="float">
            <text:p>451022718</text:p>
          </table:table-cell>
          <table:table-cell office:value-type="float" office:value="634288132" calcext:value-type="float">
            <text:p>634288132</text:p>
          </table:table-cell>
          <table:table-cell office:value-type="float" office:value="6445303" calcext:value-type="float">
            <text:p>6445303</text:p>
          </table:table-cell>
          <table:table-cell office:value-type="float" office:value="19825217" calcext:value-type="float">
            <text:p>19825217</text:p>
          </table:table-cell>
        </table:table-row>
        <table:table-row table:style-name="ro1">
          <table:table-cell office:value-type="float" office:value="247405064" calcext:value-type="float">
            <text:p>247405064</text:p>
          </table:table-cell>
          <table:table-cell office:value-type="float" office:value="259101663" calcext:value-type="float">
            <text:p>259101663</text:p>
          </table:table-cell>
          <table:table-cell office:value-type="float" office:value="287099148" calcext:value-type="float">
            <text:p>287099148</text:p>
          </table:table-cell>
          <table:table-cell office:value-type="float" office:value="337817749" calcext:value-type="float">
            <text:p>337817749</text:p>
          </table:table-cell>
          <table:table-cell office:value-type="float" office:value="1263359" calcext:value-type="float">
            <text:p>1263359</text:p>
          </table:table-cell>
          <table:table-cell office:value-type="float" office:value="1502496" calcext:value-type="float">
            <text:p>1502496</text:p>
          </table:table-cell>
          <table:table-cell office:value-type="float" office:value="228196616" calcext:value-type="float">
            <text:p>228196616</text:p>
          </table:table-cell>
          <table:table-cell office:value-type="float" office:value="240328606" calcext:value-type="float">
            <text:p>240328606</text:p>
          </table:table-cell>
          <table:table-cell office:value-type="float" office:value="266011900" calcext:value-type="float">
            <text:p>266011900</text:p>
          </table:table-cell>
          <table:table-cell office:value-type="float" office:value="317163796" calcext:value-type="float">
            <text:p>317163796</text:p>
          </table:table-cell>
          <table:table-cell office:value-type="float" office:value="464166" calcext:value-type="float">
            <text:p>464166</text:p>
          </table:table-cell>
          <table:table-cell office:value-type="float" office:value="578496" calcext:value-type="float">
            <text:p>578496</text:p>
          </table:table-cell>
          <table:table-cell office:value-type="float" office:value="1071876948" calcext:value-type="float">
            <text:p>1071876948</text:p>
          </table:table-cell>
          <table:table-cell office:value-type="float" office:value="1085403598" calcext:value-type="float">
            <text:p>1085403598</text:p>
          </table:table-cell>
          <table:table-cell office:value-type="float" office:value="864590322" calcext:value-type="float">
            <text:p>864590322</text:p>
          </table:table-cell>
          <table:table-cell office:value-type="float" office:value="907671639" calcext:value-type="float">
            <text:p>907671639</text:p>
          </table:table-cell>
          <table:table-cell office:value-type="float" office:value="30479714" calcext:value-type="float">
            <text:p>30479714</text:p>
          </table:table-cell>
          <table:table-cell office:value-type="float" office:value="30754609" calcext:value-type="float">
            <text:p>30754609</text:p>
          </table:table-cell>
          <table:table-cell office:value-type="float" office:value="1028454526" calcext:value-type="float">
            <text:p>1028454526</text:p>
          </table:table-cell>
          <table:table-cell office:value-type="float" office:value="1054192506" calcext:value-type="float">
            <text:p>1054192506</text:p>
          </table:table-cell>
          <table:table-cell office:value-type="float" office:value="1036436547" calcext:value-type="float">
            <text:p>1036436547</text:p>
          </table:table-cell>
          <table:table-cell office:value-type="float" office:value="1124934672" calcext:value-type="float">
            <text:p>1124934672</text:p>
          </table:table-cell>
          <table:table-cell office:value-type="float" office:value="32829594" calcext:value-type="float">
            <text:p>32829594</text:p>
          </table:table-cell>
          <table:table-cell office:value-type="float" office:value="33243055" calcext:value-type="float">
            <text:p>33243055</text:p>
          </table:table-cell>
          <table:table-cell office:value-type="float" office:value="483634407" calcext:value-type="float">
            <text:p>483634407</text:p>
          </table:table-cell>
          <table:table-cell office:value-type="float" office:value="560013952" calcext:value-type="float">
            <text:p>560013952</text:p>
          </table:table-cell>
          <table:table-cell office:value-type="float" office:value="453816509" calcext:value-type="float">
            <text:p>453816509</text:p>
          </table:table-cell>
          <table:table-cell office:value-type="float" office:value="510322507" calcext:value-type="float">
            <text:p>510322507</text:p>
          </table:table-cell>
          <table:table-cell office:value-type="float" office:value="6446909" calcext:value-type="float">
            <text:p>6446909</text:p>
          </table:table-cell>
          <table:table-cell office:value-type="float" office:value="6917080" calcext:value-type="float">
            <text:p>6917080</text:p>
          </table:table-cell>
        </table:table-row>
        <table:table-row table:style-name="ro1">
          <table:table-cell office:value-type="float" office:value="247861617" calcext:value-type="float">
            <text:p>247861617</text:p>
          </table:table-cell>
          <table:table-cell office:value-type="float" office:value="259745809" calcext:value-type="float">
            <text:p>259745809</text:p>
          </table:table-cell>
          <table:table-cell office:value-type="float" office:value="283052055" calcext:value-type="float">
            <text:p>283052055</text:p>
          </table:table-cell>
          <table:table-cell office:value-type="float" office:value="333294757" calcext:value-type="float">
            <text:p>333294757</text:p>
          </table:table-cell>
          <table:table-cell office:value-type="float" office:value="1110197" calcext:value-type="float">
            <text:p>1110197</text:p>
          </table:table-cell>
          <table:table-cell office:value-type="float" office:value="1234864" calcext:value-type="float">
            <text:p>1234864</text:p>
          </table:table-cell>
          <table:table-cell office:value-type="float" office:value="226098025" calcext:value-type="float">
            <text:p>226098025</text:p>
          </table:table-cell>
          <table:table-cell office:value-type="float" office:value="239155063" calcext:value-type="float">
            <text:p>239155063</text:p>
          </table:table-cell>
          <table:table-cell office:value-type="float" office:value="263696661" calcext:value-type="float">
            <text:p>263696661</text:p>
          </table:table-cell>
          <table:table-cell office:value-type="float" office:value="314819852" calcext:value-type="float">
            <text:p>314819852</text:p>
          </table:table-cell>
          <table:table-cell office:value-type="float" office:value="461651" calcext:value-type="float">
            <text:p>461651</text:p>
          </table:table-cell>
          <table:table-cell office:value-type="float" office:value="562013" calcext:value-type="float">
            <text:p>562013</text:p>
          </table:table-cell>
          <table:table-cell office:value-type="float" office:value="1147247705" calcext:value-type="float">
            <text:p>1147247705</text:p>
          </table:table-cell>
          <table:table-cell office:value-type="float" office:value="1160258368" calcext:value-type="float">
            <text:p>1160258368</text:p>
          </table:table-cell>
          <table:table-cell office:value-type="float" office:value="902726736" calcext:value-type="float">
            <text:p>902726736</text:p>
          </table:table-cell>
          <table:table-cell office:value-type="float" office:value="945339836" calcext:value-type="float">
            <text:p>945339836</text:p>
          </table:table-cell>
          <table:table-cell office:value-type="float" office:value="30407428" calcext:value-type="float">
            <text:p>30407428</text:p>
          </table:table-cell>
          <table:table-cell office:value-type="float" office:value="30667936" calcext:value-type="float">
            <text:p>30667936</text:p>
          </table:table-cell>
          <table:table-cell office:value-type="float" office:value="1173380358" calcext:value-type="float">
            <text:p>1173380358</text:p>
          </table:table-cell>
          <table:table-cell office:value-type="float" office:value="1187107592" calcext:value-type="float">
            <text:p>1187107592</text:p>
          </table:table-cell>
          <table:table-cell office:value-type="float" office:value="1078336289" calcext:value-type="float">
            <text:p>1078336289</text:p>
          </table:table-cell>
          <table:table-cell office:value-type="float" office:value="1122515650" calcext:value-type="float">
            <text:p>1122515650</text:p>
          </table:table-cell>
          <table:table-cell office:value-type="float" office:value="32726787" calcext:value-type="float">
            <text:p>32726787</text:p>
          </table:table-cell>
          <table:table-cell office:value-type="float" office:value="33090241" calcext:value-type="float">
            <text:p>33090241</text:p>
          </table:table-cell>
          <table:table-cell office:value-type="float" office:value="446894399" calcext:value-type="float">
            <text:p>446894399</text:p>
          </table:table-cell>
          <table:table-cell office:value-type="float" office:value="512035365" calcext:value-type="float">
            <text:p>512035365</text:p>
          </table:table-cell>
          <table:table-cell office:value-type="float" office:value="435842295" calcext:value-type="float">
            <text:p>435842295</text:p>
          </table:table-cell>
          <table:table-cell office:value-type="float" office:value="488688959" calcext:value-type="float">
            <text:p>488688959</text:p>
          </table:table-cell>
          <table:table-cell office:value-type="float" office:value="6433220" calcext:value-type="float">
            <text:p>6433220</text:p>
          </table:table-cell>
          <table:table-cell office:value-type="float" office:value="6655315" calcext:value-type="float">
            <text:p>6655315</text:p>
          </table:table-cell>
        </table:table-row>
        <table:table-row table:style-name="ro1">
          <table:table-cell office:value-type="float" office:value="247933414" calcext:value-type="float">
            <text:p>247933414</text:p>
          </table:table-cell>
          <table:table-cell office:value-type="float" office:value="259640908" calcext:value-type="float">
            <text:p>259640908</text:p>
          </table:table-cell>
          <table:table-cell office:value-type="float" office:value="283780710" calcext:value-type="float">
            <text:p>283780710</text:p>
          </table:table-cell>
          <table:table-cell office:value-type="float" office:value="333855444" calcext:value-type="float">
            <text:p>333855444</text:p>
          </table:table-cell>
          <table:table-cell office:value-type="float" office:value="1452070" calcext:value-type="float">
            <text:p>1452070</text:p>
          </table:table-cell>
          <table:table-cell office:value-type="float" office:value="1609213" calcext:value-type="float">
            <text:p>1609213</text:p>
          </table:table-cell>
          <table:table-cell office:value-type="float" office:value="226170241" calcext:value-type="float">
            <text:p>226170241</text:p>
          </table:table-cell>
          <table:table-cell office:value-type="float" office:value="237827520" calcext:value-type="float">
            <text:p>237827520</text:p>
          </table:table-cell>
          <table:table-cell office:value-type="float" office:value="263582680" calcext:value-type="float">
            <text:p>263582680</text:p>
          </table:table-cell>
          <table:table-cell office:value-type="float" office:value="314335154" calcext:value-type="float">
            <text:p>314335154</text:p>
          </table:table-cell>
          <table:table-cell office:value-type="float" office:value="465981" calcext:value-type="float">
            <text:p>465981</text:p>
          </table:table-cell>
          <table:table-cell office:value-type="float" office:value="558311" calcext:value-type="float">
            <text:p>558311</text:p>
          </table:table-cell>
          <table:table-cell office:value-type="float" office:value="1111132149" calcext:value-type="float">
            <text:p>1111132149</text:p>
          </table:table-cell>
          <table:table-cell office:value-type="float" office:value="1124087986" calcext:value-type="float">
            <text:p>1124087986</text:p>
          </table:table-cell>
          <table:table-cell office:value-type="float" office:value="902047879" calcext:value-type="float">
            <text:p>902047879</text:p>
          </table:table-cell>
          <table:table-cell office:value-type="float" office:value="966546165" calcext:value-type="float">
            <text:p>966546165</text:p>
          </table:table-cell>
          <table:table-cell office:value-type="float" office:value="30566248" calcext:value-type="float">
            <text:p>30566248</text:p>
          </table:table-cell>
          <table:table-cell office:value-type="float" office:value="30829409" calcext:value-type="float">
            <text:p>30829409</text:p>
          </table:table-cell>
          <table:table-cell office:value-type="float" office:value="1112728232" calcext:value-type="float">
            <text:p>1112728232</text:p>
          </table:table-cell>
          <table:table-cell office:value-type="float" office:value="1149548207" calcext:value-type="float">
            <text:p>1149548207</text:p>
          </table:table-cell>
          <table:table-cell office:value-type="float" office:value="1002780800" calcext:value-type="float">
            <text:p>1002780800</text:p>
          </table:table-cell>
          <table:table-cell office:value-type="float" office:value="1045628777" calcext:value-type="float">
            <text:p>1045628777</text:p>
          </table:table-cell>
          <table:table-cell office:value-type="float" office:value="31488223" calcext:value-type="float">
            <text:p>31488223</text:p>
          </table:table-cell>
          <table:table-cell office:value-type="float" office:value="31852096" calcext:value-type="float">
            <text:p>31852096</text:p>
          </table:table-cell>
          <table:table-cell office:value-type="float" office:value="442528411" calcext:value-type="float">
            <text:p>442528411</text:p>
          </table:table-cell>
          <table:table-cell office:value-type="float" office:value="657487520" calcext:value-type="float">
            <text:p>657487520</text:p>
          </table:table-cell>
          <table:table-cell office:value-type="float" office:value="439124976" calcext:value-type="float">
            <text:p>439124976</text:p>
          </table:table-cell>
          <table:table-cell office:value-type="float" office:value="616520230" calcext:value-type="float">
            <text:p>616520230</text:p>
          </table:table-cell>
          <table:table-cell office:value-type="float" office:value="6450192" calcext:value-type="float">
            <text:p>6450192</text:p>
          </table:table-cell>
          <table:table-cell office:value-type="float" office:value="19879763" calcext:value-type="float">
            <text:p>19879763</text:p>
          </table:table-cell>
        </table:table-row>
        <table:table-row table:style-name="ro1">
          <table:table-cell office:value-type="float" office:value="247570309" calcext:value-type="float">
            <text:p>247570309</text:p>
          </table:table-cell>
          <table:table-cell office:value-type="float" office:value="259255105" calcext:value-type="float">
            <text:p>259255105</text:p>
          </table:table-cell>
          <table:table-cell office:value-type="float" office:value="284195917" calcext:value-type="float">
            <text:p>284195917</text:p>
          </table:table-cell>
          <table:table-cell office:value-type="float" office:value="334478079" calcext:value-type="float">
            <text:p>334478079</text:p>
          </table:table-cell>
          <table:table-cell office:value-type="float" office:value="1142883" calcext:value-type="float">
            <text:p>1142883</text:p>
          </table:table-cell>
          <table:table-cell office:value-type="float" office:value="1315321" calcext:value-type="float">
            <text:p>1315321</text:p>
          </table:table-cell>
          <table:table-cell office:value-type="float" office:value="226187702" calcext:value-type="float">
            <text:p>226187702</text:p>
          </table:table-cell>
          <table:table-cell office:value-type="float" office:value="238330587" calcext:value-type="float">
            <text:p>238330587</text:p>
          </table:table-cell>
          <table:table-cell office:value-type="float" office:value="269125005" calcext:value-type="float">
            <text:p>269125005</text:p>
          </table:table-cell>
          <table:table-cell office:value-type="float" office:value="320329282" calcext:value-type="float">
            <text:p>320329282</text:p>
          </table:table-cell>
          <table:table-cell office:value-type="float" office:value="464655" calcext:value-type="float">
            <text:p>464655</text:p>
          </table:table-cell>
          <table:table-cell office:value-type="float" office:value="581290" calcext:value-type="float">
            <text:p>581290</text:p>
          </table:table-cell>
          <table:table-cell office:value-type="float" office:value="1052792328" calcext:value-type="float">
            <text:p>1052792328</text:p>
          </table:table-cell>
          <table:table-cell office:value-type="float" office:value="1066324077" calcext:value-type="float">
            <text:p>1066324077</text:p>
          </table:table-cell>
          <table:table-cell office:value-type="float" office:value="926374436" calcext:value-type="float">
            <text:p>926374436</text:p>
          </table:table-cell>
          <table:table-cell office:value-type="float" office:value="971269042" calcext:value-type="float">
            <text:p>971269042</text:p>
          </table:table-cell>
          <table:table-cell office:value-type="float" office:value="33216375" calcext:value-type="float">
            <text:p>33216375</text:p>
          </table:table-cell>
          <table:table-cell office:value-type="float" office:value="33478769" calcext:value-type="float">
            <text:p>33478769</text:p>
          </table:table-cell>
          <table:table-cell office:value-type="float" office:value="1278237408" calcext:value-type="float">
            <text:p>1278237408</text:p>
          </table:table-cell>
          <table:table-cell office:value-type="float" office:value="1316659961" calcext:value-type="float">
            <text:p>1316659961</text:p>
          </table:table-cell>
          <table:table-cell office:value-type="float" office:value="1098836591" calcext:value-type="float">
            <text:p>1098836591</text:p>
          </table:table-cell>
          <table:table-cell office:value-type="float" office:value="1144135577" calcext:value-type="float">
            <text:p>1144135577</text:p>
          </table:table-cell>
          <table:table-cell office:value-type="float" office:value="31451904" calcext:value-type="float">
            <text:p>31451904</text:p>
          </table:table-cell>
          <table:table-cell office:value-type="float" office:value="31840990" calcext:value-type="float">
            <text:p>31840990</text:p>
          </table:table-cell>
          <table:table-cell office:value-type="float" office:value="473127973" calcext:value-type="float">
            <text:p>473127973</text:p>
          </table:table-cell>
          <table:table-cell office:value-type="float" office:value="524350897" calcext:value-type="float">
            <text:p>524350897</text:p>
          </table:table-cell>
          <table:table-cell office:value-type="float" office:value="445148717" calcext:value-type="float">
            <text:p>445148717</text:p>
          </table:table-cell>
          <table:table-cell office:value-type="float" office:value="501213109" calcext:value-type="float">
            <text:p>501213109</text:p>
          </table:table-cell>
          <table:table-cell office:value-type="float" office:value="7926148" calcext:value-type="float">
            <text:p>7926148</text:p>
          </table:table-cell>
          <table:table-cell office:value-type="float" office:value="8620510" calcext:value-type="float">
            <text:p>8620510</text:p>
          </table:table-cell>
        </table:table-row>
        <table:table-row table:style-name="ro1">
          <table:table-cell office:value-type="float" office:value="249246500" calcext:value-type="float">
            <text:p>249246500</text:p>
          </table:table-cell>
          <table:table-cell office:value-type="float" office:value="261150667" calcext:value-type="float">
            <text:p>261150667</text:p>
          </table:table-cell>
          <table:table-cell office:value-type="float" office:value="279746119" calcext:value-type="float">
            <text:p>279746119</text:p>
          </table:table-cell>
          <table:table-cell office:value-type="float" office:value="332661088" calcext:value-type="float">
            <text:p>332661088</text:p>
          </table:table-cell>
          <table:table-cell office:value-type="float" office:value="1107962" calcext:value-type="float">
            <text:p>1107962</text:p>
          </table:table-cell>
          <table:table-cell office:value-type="float" office:value="1232769" calcext:value-type="float">
            <text:p>1232769</text:p>
          </table:table-cell>
          <table:table-cell office:value-type="float" office:value="225924889" calcext:value-type="float">
            <text:p>225924889</text:p>
          </table:table-cell>
          <table:table-cell office:value-type="float" office:value="237674847" calcext:value-type="float">
            <text:p>237674847</text:p>
          </table:table-cell>
          <table:table-cell office:value-type="float" office:value="263398718" calcext:value-type="float">
            <text:p>263398718</text:p>
          </table:table-cell>
          <table:table-cell office:value-type="float" office:value="314505566" calcext:value-type="float">
            <text:p>314505566</text:p>
          </table:table-cell>
          <table:table-cell office:value-type="float" office:value="463327" calcext:value-type="float">
            <text:p>463327</text:p>
          </table:table-cell>
          <table:table-cell office:value-type="float" office:value="563758" calcext:value-type="float">
            <text:p>563758</text:p>
          </table:table-cell>
          <table:table-cell office:value-type="float" office:value="1222733980" calcext:value-type="float">
            <text:p>1222733980</text:p>
          </table:table-cell>
          <table:table-cell office:value-type="float" office:value="1257049936" calcext:value-type="float">
            <text:p>1257049936</text:p>
          </table:table-cell>
          <table:table-cell office:value-type="float" office:value="921313946" calcext:value-type="float">
            <text:p>921313946</text:p>
          </table:table-cell>
          <table:table-cell office:value-type="float" office:value="985389343" calcext:value-type="float">
            <text:p>985389343</text:p>
          </table:table-cell>
          <table:table-cell office:value-type="float" office:value="30607174" calcext:value-type="float">
            <text:p>30607174</text:p>
          </table:table-cell>
          <table:table-cell office:value-type="float" office:value="30852946" calcext:value-type="float">
            <text:p>30852946</text:p>
          </table:table-cell>
          <table:table-cell office:value-type="float" office:value="1199606249" calcext:value-type="float">
            <text:p>1199606249</text:p>
          </table:table-cell>
          <table:table-cell office:value-type="float" office:value="1213301427" calcext:value-type="float">
            <text:p>1213301427</text:p>
          </table:table-cell>
          <table:table-cell office:value-type="float" office:value="1011876091" calcext:value-type="float">
            <text:p>1011876091</text:p>
          </table:table-cell>
          <table:table-cell office:value-type="float" office:value="1109387723" calcext:value-type="float">
            <text:p>1109387723</text:p>
          </table:table-cell>
          <table:table-cell office:value-type="float" office:value="34153226" calcext:value-type="float">
            <text:p>34153226</text:p>
          </table:table-cell>
          <table:table-cell office:value-type="float" office:value="34519963" calcext:value-type="float">
            <text:p>34519963</text:p>
          </table:table-cell>
          <table:table-cell office:value-type="float" office:value="451190267" calcext:value-type="float">
            <text:p>451190267</text:p>
          </table:table-cell>
          <table:table-cell office:value-type="float" office:value="523500230" calcext:value-type="float">
            <text:p>523500230</text:p>
          </table:table-cell>
          <table:table-cell office:value-type="float" office:value="433844904" calcext:value-type="float">
            <text:p>433844904</text:p>
          </table:table-cell>
          <table:table-cell office:value-type="float" office:value="487563118" calcext:value-type="float">
            <text:p>487563118</text:p>
          </table:table-cell>
          <table:table-cell office:value-type="float" office:value="6438528" calcext:value-type="float">
            <text:p>6438528</text:p>
          </table:table-cell>
          <table:table-cell office:value-type="float" office:value="6660205" calcext:value-type="float">
            <text:p>6660205</text:p>
          </table:table-cell>
        </table:table-row>
        <table:table-row table:style-name="ro1">
          <table:table-cell office:value-type="float" office:value="248090207" calcext:value-type="float">
            <text:p>248090207</text:p>
          </table:table-cell>
          <table:table-cell office:value-type="float" office:value="259791905" calcext:value-type="float">
            <text:p>259791905</text:p>
          </table:table-cell>
          <table:table-cell office:value-type="float" office:value="280527014" calcext:value-type="float">
            <text:p>280527014</text:p>
          </table:table-cell>
          <table:table-cell office:value-type="float" office:value="331029735" calcext:value-type="float">
            <text:p>331029735</text:p>
          </table:table-cell>
          <table:table-cell office:value-type="float" office:value="1134502" calcext:value-type="float">
            <text:p>1134502</text:p>
          </table:table-cell>
          <table:table-cell office:value-type="float" office:value="1243524" calcext:value-type="float">
            <text:p>1243524</text:p>
          </table:table-cell>
          <table:table-cell office:value-type="float" office:value="226281987" calcext:value-type="float">
            <text:p>226281987</text:p>
          </table:table-cell>
          <table:table-cell office:value-type="float" office:value="237949323" calcext:value-type="float">
            <text:p>237949323</text:p>
          </table:table-cell>
          <table:table-cell office:value-type="float" office:value="273550499" calcext:value-type="float">
            <text:p>273550499</text:p>
          </table:table-cell>
          <table:table-cell office:value-type="float" office:value="324262394" calcext:value-type="float">
            <text:p>324262394</text:p>
          </table:table-cell>
          <table:table-cell office:value-type="float" office:value="477226" calcext:value-type="float">
            <text:p>477226</text:p>
          </table:table-cell>
          <table:table-cell office:value-type="float" office:value="569766" calcext:value-type="float">
            <text:p>569766</text:p>
          </table:table-cell>
          <table:table-cell office:value-type="float" office:value="1112123407" calcext:value-type="float">
            <text:p>1112123407</text:p>
          </table:table-cell>
          <table:table-cell office:value-type="float" office:value="1140074098" calcext:value-type="float">
            <text:p>1140074098</text:p>
          </table:table-cell>
          <table:table-cell office:value-type="float" office:value="919956721" calcext:value-type="float">
            <text:p>919956721</text:p>
          </table:table-cell>
          <table:table-cell office:value-type="float" office:value="995592387" calcext:value-type="float">
            <text:p>995592387</text:p>
          </table:table-cell>
          <table:table-cell office:value-type="float" office:value="30487187" calcext:value-type="float">
            <text:p>30487187</text:p>
          </table:table-cell>
          <table:table-cell office:value-type="float" office:value="30747066" calcext:value-type="float">
            <text:p>30747066</text:p>
          </table:table-cell>
          <table:table-cell office:value-type="float" office:value="1233664630" calcext:value-type="float">
            <text:p>1233664630</text:p>
          </table:table-cell>
          <table:table-cell office:value-type="float" office:value="1264016116" calcext:value-type="float">
            <text:p>1264016116</text:p>
          </table:table-cell>
          <table:table-cell office:value-type="float" office:value="1011086745" calcext:value-type="float">
            <text:p>1011086745</text:p>
          </table:table-cell>
          <table:table-cell office:value-type="float" office:value="1061184456" calcext:value-type="float">
            <text:p>1061184456</text:p>
          </table:table-cell>
          <table:table-cell office:value-type="float" office:value="31376965" calcext:value-type="float">
            <text:p>31376965</text:p>
          </table:table-cell>
          <table:table-cell office:value-type="float" office:value="31744889" calcext:value-type="float">
            <text:p>31744889</text:p>
          </table:table-cell>
          <table:table-cell office:value-type="float" office:value="457212121" calcext:value-type="float">
            <text:p>457212121</text:p>
          </table:table-cell>
          <table:table-cell office:value-type="float" office:value="709463752" calcext:value-type="float">
            <text:p>709463752</text:p>
          </table:table-cell>
          <table:table-cell office:value-type="float" office:value="429825329" calcext:value-type="float">
            <text:p>429825329</text:p>
          </table:table-cell>
          <table:table-cell office:value-type="float" office:value="615089600" calcext:value-type="float">
            <text:p>615089600</text:p>
          </table:table-cell>
          <table:table-cell office:value-type="float" office:value="6430497" calcext:value-type="float">
            <text:p>6430497</text:p>
          </table:table-cell>
          <table:table-cell office:value-type="float" office:value="19846169" calcext:value-type="float">
            <text:p>19846169</text:p>
          </table:table-cell>
        </table:table-row>
        <table:table-row table:style-name="ro1">
          <table:table-cell office:value-type="float" office:value="247513877" calcext:value-type="float">
            <text:p>247513877</text:p>
          </table:table-cell>
          <table:table-cell office:value-type="float" office:value="259216692" calcext:value-type="float">
            <text:p>259216692</text:p>
          </table:table-cell>
          <table:table-cell office:value-type="float" office:value="284094017" calcext:value-type="float">
            <text:p>284094017</text:p>
          </table:table-cell>
          <table:table-cell office:value-type="float" office:value="335470174" calcext:value-type="float">
            <text:p>335470174</text:p>
          </table:table-cell>
          <table:table-cell office:value-type="float" office:value="1114458" calcext:value-type="float">
            <text:p>1114458</text:p>
          </table:table-cell>
          <table:table-cell office:value-type="float" office:value="1286058" calcext:value-type="float">
            <text:p>1286058</text:p>
          </table:table-cell>
          <table:table-cell office:value-type="float" office:value="227330236" calcext:value-type="float">
            <text:p>227330236</text:p>
          </table:table-cell>
          <table:table-cell office:value-type="float" office:value="239489463" calcext:value-type="float">
            <text:p>239489463</text:p>
          </table:table-cell>
          <table:table-cell office:value-type="float" office:value="269000828" calcext:value-type="float">
            <text:p>269000828</text:p>
          </table:table-cell>
          <table:table-cell office:value-type="float" office:value="320548514" calcext:value-type="float">
            <text:p>320548514</text:p>
          </table:table-cell>
          <table:table-cell office:value-type="float" office:value="463746" calcext:value-type="float">
            <text:p>463746</text:p>
          </table:table-cell>
          <table:table-cell office:value-type="float" office:value="578984" calcext:value-type="float">
            <text:p>578984</text:p>
          </table:table-cell>
          <table:table-cell office:value-type="float" office:value="1074323837" calcext:value-type="float">
            <text:p>1074323837</text:p>
          </table:table-cell>
          <table:table-cell office:value-type="float" office:value="1087795382" calcext:value-type="float">
            <text:p>1087795382</text:p>
          </table:table-cell>
          <table:table-cell office:value-type="float" office:value="893902500" calcext:value-type="float">
            <text:p>893902500</text:p>
          </table:table-cell>
          <table:table-cell office:value-type="float" office:value="958534462" calcext:value-type="float">
            <text:p>958534462</text:p>
          </table:table-cell>
          <table:table-cell office:value-type="float" office:value="31680845" calcext:value-type="float">
            <text:p>31680845</text:p>
          </table:table-cell>
          <table:table-cell office:value-type="float" office:value="31939816" calcext:value-type="float">
            <text:p>31939816</text:p>
          </table:table-cell>
          <table:table-cell office:value-type="float" office:value="1298224027" calcext:value-type="float">
            <text:p>1298224027</text:p>
          </table:table-cell>
          <table:table-cell office:value-type="float" office:value="1324251778" calcext:value-type="float">
            <text:p>1324251778</text:p>
          </table:table-cell>
          <table:table-cell office:value-type="float" office:value="1097979638" calcext:value-type="float">
            <text:p>1097979638</text:p>
          </table:table-cell>
          <table:table-cell office:value-type="float" office:value="1141135475" calcext:value-type="float">
            <text:p>1141135475</text:p>
          </table:table-cell>
          <table:table-cell office:value-type="float" office:value="33594216" calcext:value-type="float">
            <text:p>33594216</text:p>
          </table:table-cell>
          <table:table-cell office:value-type="float" office:value="33985886" calcext:value-type="float">
            <text:p>33985886</text:p>
          </table:table-cell>
          <table:table-cell office:value-type="float" office:value="486226845" calcext:value-type="float">
            <text:p>486226845</text:p>
          </table:table-cell>
          <table:table-cell office:value-type="float" office:value="544456945" calcext:value-type="float">
            <text:p>544456945</text:p>
          </table:table-cell>
          <table:table-cell office:value-type="float" office:value="438640416" calcext:value-type="float">
            <text:p>438640416</text:p>
          </table:table-cell>
          <table:table-cell office:value-type="float" office:value="495830790" calcext:value-type="float">
            <text:p>495830790</text:p>
          </table:table-cell>
          <table:table-cell office:value-type="float" office:value="6440693" calcext:value-type="float">
            <text:p>6440693</text:p>
          </table:table-cell>
          <table:table-cell office:value-type="float" office:value="6912401" calcext:value-type="float">
            <text:p>6912401</text:p>
          </table:table-cell>
        </table:table-row>
        <table:table-row table:style-name="ro1">
          <table:table-cell office:value-type="float" office:value="247796245" calcext:value-type="float">
            <text:p>247796245</text:p>
          </table:table-cell>
          <table:table-cell office:value-type="float" office:value="259678692" calcext:value-type="float">
            <text:p>259678692</text:p>
          </table:table-cell>
          <table:table-cell office:value-type="float" office:value="283241884" calcext:value-type="float">
            <text:p>283241884</text:p>
          </table:table-cell>
          <table:table-cell office:value-type="float" office:value="333517482" calcext:value-type="float">
            <text:p>333517482</text:p>
          </table:table-cell>
          <table:table-cell office:value-type="float" office:value="1659848" calcext:value-type="float">
            <text:p>1659848</text:p>
          </table:table-cell>
          <table:table-cell office:value-type="float" office:value="1837106" calcext:value-type="float">
            <text:p>1837106</text:p>
          </table:table-cell>
          <table:table-cell office:value-type="float" office:value="231584966" calcext:value-type="float">
            <text:p>231584966</text:p>
          </table:table-cell>
          <table:table-cell office:value-type="float" office:value="243373337" calcext:value-type="float">
            <text:p>243373337</text:p>
          </table:table-cell>
          <table:table-cell office:value-type="float" office:value="265472795" calcext:value-type="float">
            <text:p>265472795</text:p>
          </table:table-cell>
          <table:table-cell office:value-type="float" office:value="316554919" calcext:value-type="float">
            <text:p>316554919</text:p>
          </table:table-cell>
          <table:table-cell office:value-type="float" office:value="464026" calcext:value-type="float">
            <text:p>464026</text:p>
          </table:table-cell>
          <table:table-cell office:value-type="float" office:value="562991" calcext:value-type="float">
            <text:p>562991</text:p>
          </table:table-cell>
          <table:table-cell office:value-type="float" office:value="1197434185" calcext:value-type="float">
            <text:p>1197434185</text:p>
          </table:table-cell>
          <table:table-cell office:value-type="float" office:value="1210726588" calcext:value-type="float">
            <text:p>1210726588</text:p>
          </table:table-cell>
          <table:table-cell office:value-type="float" office:value="899382387" calcext:value-type="float">
            <text:p>899382387</text:p>
          </table:table-cell>
          <table:table-cell office:value-type="float" office:value="996830463" calcext:value-type="float">
            <text:p>996830463</text:p>
          </table:table-cell>
          <table:table-cell office:value-type="float" office:value="32533188" calcext:value-type="float">
            <text:p>32533188</text:p>
          </table:table-cell>
          <table:table-cell office:value-type="float" office:value="32784896" calcext:value-type="float">
            <text:p>32784896</text:p>
          </table:table-cell>
          <table:table-cell office:value-type="float" office:value="1141066961" calcext:value-type="float">
            <text:p>1141066961</text:p>
          </table:table-cell>
          <table:table-cell office:value-type="float" office:value="1159058844" calcext:value-type="float">
            <text:p>1159058844</text:p>
          </table:table-cell>
          <table:table-cell office:value-type="float" office:value="1041300993" calcext:value-type="float">
            <text:p>1041300993</text:p>
          </table:table-cell>
          <table:table-cell office:value-type="float" office:value="1124449206" calcext:value-type="float">
            <text:p>1124449206</text:p>
          </table:table-cell>
          <table:table-cell office:value-type="float" office:value="33775315" calcext:value-type="float">
            <text:p>33775315</text:p>
          </table:table-cell>
          <table:table-cell office:value-type="float" office:value="34142121" calcext:value-type="float">
            <text:p>34142121</text:p>
          </table:table-cell>
          <table:table-cell office:value-type="float" office:value="453104756" calcext:value-type="float">
            <text:p>453104756</text:p>
          </table:table-cell>
          <table:table-cell office:value-type="float" office:value="499343247" calcext:value-type="float">
            <text:p>499343247</text:p>
          </table:table-cell>
          <table:table-cell office:value-type="float" office:value="431388866" calcext:value-type="float">
            <text:p>431388866</text:p>
          </table:table-cell>
          <table:table-cell office:value-type="float" office:value="484095079" calcext:value-type="float">
            <text:p>484095079</text:p>
          </table:table-cell>
          <table:table-cell office:value-type="float" office:value="7824040" calcext:value-type="float">
            <text:p>7824040</text:p>
          </table:table-cell>
          <table:table-cell office:value-type="float" office:value="8045786" calcext:value-type="float">
            <text:p>8045786</text:p>
          </table:table-cell>
        </table:table-row>
        <table:table-row table:style-name="ro1">
          <table:table-cell office:value-type="float" office:value="248027979" calcext:value-type="float">
            <text:p>248027979</text:p>
          </table:table-cell>
          <table:table-cell office:value-type="float" office:value="259749022" calcext:value-type="float">
            <text:p>259749022</text:p>
          </table:table-cell>
          <table:table-cell office:value-type="float" office:value="283175256" calcext:value-type="float">
            <text:p>283175256</text:p>
          </table:table-cell>
          <table:table-cell office:value-type="float" office:value="333377450" calcext:value-type="float">
            <text:p>333377450</text:p>
          </table:table-cell>
          <table:table-cell office:value-type="float" office:value="1114667" calcext:value-type="float">
            <text:p>1114667</text:p>
          </table:table-cell>
          <table:table-cell office:value-type="float" office:value="1252184" calcext:value-type="float">
            <text:p>1252184</text:p>
          </table:table-cell>
          <table:table-cell office:value-type="float" office:value="226422228" calcext:value-type="float">
            <text:p>226422228</text:p>
          </table:table-cell>
          <table:table-cell office:value-type="float" office:value="238102904" calcext:value-type="float">
            <text:p>238102904</text:p>
          </table:table-cell>
          <table:table-cell office:value-type="float" office:value="263737449" calcext:value-type="float">
            <text:p>263737449</text:p>
          </table:table-cell>
          <table:table-cell office:value-type="float" office:value="314553269" calcext:value-type="float">
            <text:p>314553269</text:p>
          </table:table-cell>
          <table:table-cell office:value-type="float" office:value="492032" calcext:value-type="float">
            <text:p>492032</text:p>
          </table:table-cell>
          <table:table-cell office:value-type="float" office:value="584991" calcext:value-type="float">
            <text:p>584991</text:p>
          </table:table-cell>
          <table:table-cell office:value-type="float" office:value="1126081815" calcext:value-type="float">
            <text:p>1126081815</text:p>
          </table:table-cell>
          <table:table-cell office:value-type="float" office:value="1139252694" calcext:value-type="float">
            <text:p>1139252694</text:p>
          </table:table-cell>
          <table:table-cell office:value-type="float" office:value="926499731" calcext:value-type="float">
            <text:p>926499731</text:p>
          </table:table-cell>
          <table:table-cell office:value-type="float" office:value="989626753" calcext:value-type="float">
            <text:p>989626753</text:p>
          </table:table-cell>
          <table:table-cell office:value-type="float" office:value="30483695" calcext:value-type="float">
            <text:p>30483695</text:p>
          </table:table-cell>
          <table:table-cell office:value-type="float" office:value="30745530" calcext:value-type="float">
            <text:p>30745530</text:p>
          </table:table-cell>
          <table:table-cell office:value-type="float" office:value="1039651202" calcext:value-type="float">
            <text:p>1039651202</text:p>
          </table:table-cell>
          <table:table-cell office:value-type="float" office:value="1060754304" calcext:value-type="float">
            <text:p>1060754304</text:p>
          </table:table-cell>
          <table:table-cell office:value-type="float" office:value="1033047568" calcext:value-type="float">
            <text:p>1033047568</text:p>
          </table:table-cell>
          <table:table-cell office:value-type="float" office:value="1097854133" calcext:value-type="float">
            <text:p>1097854133</text:p>
          </table:table-cell>
          <table:table-cell office:value-type="float" office:value="32688165" calcext:value-type="float">
            <text:p>32688165</text:p>
          </table:table-cell>
          <table:table-cell office:value-type="float" office:value="33050152" calcext:value-type="float">
            <text:p>33050152</text:p>
          </table:table-cell>
          <table:table-cell office:value-type="float" office:value="470907369" calcext:value-type="float">
            <text:p>470907369</text:p>
          </table:table-cell>
          <table:table-cell office:value-type="float" office:value="678501436" calcext:value-type="float">
            <text:p>678501436</text:p>
          </table:table-cell>
          <table:table-cell office:value-type="float" office:value="457019779" calcext:value-type="float">
            <text:p>457019779</text:p>
          </table:table-cell>
          <table:table-cell office:value-type="float" office:value="632944385" calcext:value-type="float">
            <text:p>632944385</text:p>
          </table:table-cell>
          <table:table-cell office:value-type="float" office:value="6442509" calcext:value-type="float">
            <text:p>6442509</text:p>
          </table:table-cell>
          <table:table-cell office:value-type="float" office:value="19801051" calcext:value-type="float">
            <text:p>19801051</text:p>
          </table:table-cell>
        </table:table-row>
        <table:table-row table:style-name="ro1">
          <table:table-cell office:value-type="float" office:value="246854157" calcext:value-type="float">
            <text:p>246854157</text:p>
          </table:table-cell>
          <table:table-cell office:value-type="float" office:value="258550406" calcext:value-type="float">
            <text:p>258550406</text:p>
          </table:table-cell>
          <table:table-cell office:value-type="float" office:value="279954246" calcext:value-type="float">
            <text:p>279954246</text:p>
          </table:table-cell>
          <table:table-cell office:value-type="float" office:value="330151481" calcext:value-type="float">
            <text:p>330151481</text:p>
          </table:table-cell>
          <table:table-cell office:value-type="float" office:value="1127378" calcext:value-type="float">
            <text:p>1127378</text:p>
          </table:table-cell>
          <table:table-cell office:value-type="float" office:value="1296882" calcext:value-type="float">
            <text:p>1296882</text:p>
          </table:table-cell>
          <table:table-cell office:value-type="float" office:value="226561213" calcext:value-type="float">
            <text:p>226561213</text:p>
          </table:table-cell>
          <table:table-cell office:value-type="float" office:value="238749215" calcext:value-type="float">
            <text:p>238749215</text:p>
          </table:table-cell>
          <table:table-cell office:value-type="float" office:value="261937290" calcext:value-type="float">
            <text:p>261937290</text:p>
          </table:table-cell>
          <table:table-cell office:value-type="float" office:value="313507325" calcext:value-type="float">
            <text:p>313507325</text:p>
          </table:table-cell>
          <table:table-cell office:value-type="float" office:value="463188" calcext:value-type="float">
            <text:p>463188</text:p>
          </table:table-cell>
          <table:table-cell office:value-type="float" office:value="580451" calcext:value-type="float">
            <text:p>580451</text:p>
          </table:table-cell>
          <table:table-cell office:value-type="float" office:value="1126550032" calcext:value-type="float">
            <text:p>1126550032</text:p>
          </table:table-cell>
          <table:table-cell office:value-type="float" office:value="1157962965" calcext:value-type="float">
            <text:p>1157962965</text:p>
          </table:table-cell>
          <table:table-cell office:value-type="float" office:value="931678742" calcext:value-type="float">
            <text:p>931678742</text:p>
          </table:table-cell>
          <table:table-cell office:value-type="float" office:value="973878941" calcext:value-type="float">
            <text:p>973878941</text:p>
          </table:table-cell>
          <table:table-cell office:value-type="float" office:value="30501365" calcext:value-type="float">
            <text:p>30501365</text:p>
          </table:table-cell>
          <table:table-cell office:value-type="float" office:value="30759219" calcext:value-type="float">
            <text:p>30759219</text:p>
          </table:table-cell>
          <table:table-cell office:value-type="float" office:value="1068756229" calcext:value-type="float">
            <text:p>1068756229</text:p>
          </table:table-cell>
          <table:table-cell office:value-type="float" office:value="1087690969" calcext:value-type="float">
            <text:p>1087690969</text:p>
          </table:table-cell>
          <table:table-cell office:value-type="float" office:value="1027621250" calcext:value-type="float">
            <text:p>1027621250</text:p>
          </table:table-cell>
          <table:table-cell office:value-type="float" office:value="1072573055" calcext:value-type="float">
            <text:p>1072573055</text:p>
          </table:table-cell>
          <table:table-cell office:value-type="float" office:value="31738115" calcext:value-type="float">
            <text:p>31738115</text:p>
          </table:table-cell>
          <table:table-cell office:value-type="float" office:value="32131950" calcext:value-type="float">
            <text:p>32131950</text:p>
          </table:table-cell>
          <table:table-cell office:value-type="float" office:value="476828164" calcext:value-type="float">
            <text:p>476828164</text:p>
          </table:table-cell>
          <table:table-cell office:value-type="float" office:value="530922683" calcext:value-type="float">
            <text:p>530922683</text:p>
          </table:table-cell>
          <table:table-cell office:value-type="float" office:value="448643016" calcext:value-type="float">
            <text:p>448643016</text:p>
          </table:table-cell>
          <table:table-cell office:value-type="float" office:value="505642373" calcext:value-type="float">
            <text:p>505642373</text:p>
          </table:table-cell>
          <table:table-cell office:value-type="float" office:value="6422674" calcext:value-type="float">
            <text:p>6422674</text:p>
          </table:table-cell>
          <table:table-cell office:value-type="float" office:value="6904090" calcext:value-type="float">
            <text:p>6904090</text:p>
          </table:table-cell>
        </table:table-row>
        <table:table-row table:style-name="ro1">
          <table:table-cell office:value-type="float" office:value="247740652" calcext:value-type="float">
            <text:p>247740652</text:p>
          </table:table-cell>
          <table:table-cell office:value-type="float" office:value="259858394" calcext:value-type="float">
            <text:p>259858394</text:p>
          </table:table-cell>
          <table:table-cell office:value-type="float" office:value="281778500" calcext:value-type="float">
            <text:p>281778500</text:p>
          </table:table-cell>
          <table:table-cell office:value-type="float" office:value="332107386" calcext:value-type="float">
            <text:p>332107386</text:p>
          </table:table-cell>
          <table:table-cell office:value-type="float" office:value="1153359" calcext:value-type="float">
            <text:p>1153359</text:p>
          </table:table-cell>
          <table:table-cell office:value-type="float" office:value="1290946" calcext:value-type="float">
            <text:p>1290946</text:p>
          </table:table-cell>
          <table:table-cell office:value-type="float" office:value="226247276" calcext:value-type="float">
            <text:p>226247276</text:p>
          </table:table-cell>
          <table:table-cell office:value-type="float" office:value="238062605" calcext:value-type="float">
            <text:p>238062605</text:p>
          </table:table-cell>
          <table:table-cell office:value-type="float" office:value="268862891" calcext:value-type="float">
            <text:p>268862891</text:p>
          </table:table-cell>
          <table:table-cell office:value-type="float" office:value="319781587" calcext:value-type="float">
            <text:p>319781587</text:p>
          </table:table-cell>
          <table:table-cell office:value-type="float" office:value="465492" calcext:value-type="float">
            <text:p>465492</text:p>
          </table:table-cell>
          <table:table-cell office:value-type="float" office:value="565575" calcext:value-type="float">
            <text:p>565575</text:p>
          </table:table-cell>
          <table:table-cell office:value-type="float" office:value="1163665016" calcext:value-type="float">
            <text:p>1163665016</text:p>
          </table:table-cell>
          <table:table-cell office:value-type="float" office:value="1176631609" calcext:value-type="float">
            <text:p>1176631609</text:p>
          </table:table-cell>
          <table:table-cell office:value-type="float" office:value="864701370" calcext:value-type="float">
            <text:p>864701370</text:p>
          </table:table-cell>
          <table:table-cell office:value-type="float" office:value="951976225" calcext:value-type="float">
            <text:p>951976225</text:p>
          </table:table-cell>
          <table:table-cell office:value-type="float" office:value="30440463" calcext:value-type="float">
            <text:p>30440463</text:p>
          </table:table-cell>
          <table:table-cell office:value-type="float" office:value="30683231" calcext:value-type="float">
            <text:p>30683231</text:p>
          </table:table-cell>
          <table:table-cell office:value-type="float" office:value="1213395572" calcext:value-type="float">
            <text:p>1213395572</text:p>
          </table:table-cell>
          <table:table-cell office:value-type="float" office:value="1226838134" calcext:value-type="float">
            <text:p>1226838134</text:p>
          </table:table-cell>
          <table:table-cell office:value-type="float" office:value="957605712" calcext:value-type="float">
            <text:p>957605712</text:p>
          </table:table-cell>
          <table:table-cell office:value-type="float" office:value="1029111314" calcext:value-type="float">
            <text:p>1029111314</text:p>
          </table:table-cell>
          <table:table-cell office:value-type="float" office:value="31299442" calcext:value-type="float">
            <text:p>31299442</text:p>
          </table:table-cell>
          <table:table-cell office:value-type="float" office:value="31672673" calcext:value-type="float">
            <text:p>31672673</text:p>
          </table:table-cell>
          <table:table-cell office:value-type="float" office:value="480560621" calcext:value-type="float">
            <text:p>480560621</text:p>
          </table:table-cell>
          <table:table-cell office:value-type="float" office:value="541226995" calcext:value-type="float">
            <text:p>541226995</text:p>
          </table:table-cell>
          <table:table-cell office:value-type="float" office:value="448631770" calcext:value-type="float">
            <text:p>448631770</text:p>
          </table:table-cell>
          <table:table-cell office:value-type="float" office:value="504759369" calcext:value-type="float">
            <text:p>504759369</text:p>
          </table:table-cell>
          <table:table-cell office:value-type="float" office:value="6444116" calcext:value-type="float">
            <text:p>6444116</text:p>
          </table:table-cell>
          <table:table-cell office:value-type="float" office:value="6665024" calcext:value-type="float">
            <text:p>6665024</text:p>
          </table:table-cell>
        </table:table-row>
        <table:table-row table:style-name="ro1">
          <table:table-cell office:value-type="float" office:value="247368817" calcext:value-type="float">
            <text:p>247368817</text:p>
          </table:table-cell>
          <table:table-cell office:value-type="float" office:value="259091816" calcext:value-type="float">
            <text:p>259091816</text:p>
          </table:table-cell>
          <table:table-cell office:value-type="float" office:value="285134095" calcext:value-type="float">
            <text:p>285134095</text:p>
          </table:table-cell>
          <table:table-cell office:value-type="float" office:value="335327419" calcext:value-type="float">
            <text:p>335327419</text:p>
          </table:table-cell>
          <table:table-cell office:value-type="float" office:value="1349613" calcext:value-type="float">
            <text:p>1349613</text:p>
          </table:table-cell>
          <table:table-cell office:value-type="float" office:value="1505569" calcext:value-type="float">
            <text:p>1505569</text:p>
          </table:table-cell>
          <table:table-cell office:value-type="float" office:value="226341143" calcext:value-type="float">
            <text:p>226341143</text:p>
          </table:table-cell>
          <table:table-cell office:value-type="float" office:value="237973418" calcext:value-type="float">
            <text:p>237973418</text:p>
          </table:table-cell>
          <table:table-cell office:value-type="float" office:value="264382363" calcext:value-type="float">
            <text:p>264382363</text:p>
          </table:table-cell>
          <table:table-cell office:value-type="float" office:value="315417205" calcext:value-type="float">
            <text:p>315417205</text:p>
          </table:table-cell>
          <table:table-cell office:value-type="float" office:value="464445" calcext:value-type="float">
            <text:p>464445</text:p>
          </table:table-cell>
          <table:table-cell office:value-type="float" office:value="558032" calcext:value-type="float">
            <text:p>558032</text:p>
          </table:table-cell>
          <table:table-cell office:value-type="float" office:value="979201965" calcext:value-type="float">
            <text:p>979201965</text:p>
          </table:table-cell>
          <table:table-cell office:value-type="float" office:value="1011828460" calcext:value-type="float">
            <text:p>1011828460</text:p>
          </table:table-cell>
          <table:table-cell office:value-type="float" office:value="892879325" calcext:value-type="float">
            <text:p>892879325</text:p>
          </table:table-cell>
          <table:table-cell office:value-type="float" office:value="975339183" calcext:value-type="float">
            <text:p>975339183</text:p>
          </table:table-cell>
          <table:table-cell office:value-type="float" office:value="31853282" calcext:value-type="float">
            <text:p>31853282</text:p>
          </table:table-cell>
          <table:table-cell office:value-type="float" office:value="32130413" calcext:value-type="float">
            <text:p>32130413</text:p>
          </table:table-cell>
          <table:table-cell office:value-type="float" office:value="1264714737" calcext:value-type="float">
            <text:p>1264714737</text:p>
          </table:table-cell>
          <table:table-cell office:value-type="float" office:value="1289971301" calcext:value-type="float">
            <text:p>1289971301</text:p>
          </table:table-cell>
          <table:table-cell office:value-type="float" office:value="1005912623" calcext:value-type="float">
            <text:p>1005912623</text:p>
          </table:table-cell>
          <table:table-cell office:value-type="float" office:value="1114892473" calcext:value-type="float">
            <text:p>1114892473</text:p>
          </table:table-cell>
          <table:table-cell office:value-type="float" office:value="33675511" calcext:value-type="float">
            <text:p>33675511</text:p>
          </table:table-cell>
          <table:table-cell office:value-type="float" office:value="34056426" calcext:value-type="float">
            <text:p>34056426</text:p>
          </table:table-cell>
          <table:table-cell office:value-type="float" office:value="480100018" calcext:value-type="float">
            <text:p>480100018</text:p>
          </table:table-cell>
          <table:table-cell office:value-type="float" office:value="735907199" calcext:value-type="float">
            <text:p>735907199</text:p>
          </table:table-cell>
          <table:table-cell office:value-type="float" office:value="432264885" calcext:value-type="float">
            <text:p>432264885</text:p>
          </table:table-cell>
          <table:table-cell office:value-type="float" office:value="612886597" calcext:value-type="float">
            <text:p>612886597</text:p>
          </table:table-cell>
          <table:table-cell office:value-type="float" office:value="6431684" calcext:value-type="float">
            <text:p>6431684</text:p>
          </table:table-cell>
          <table:table-cell office:value-type="float" office:value="19732747" calcext:value-type="float">
            <text:p>19732747</text:p>
          </table:table-cell>
        </table:table-row>
        <table:table-row table:style-name="ro1">
          <table:table-cell office:value-type="float" office:value="247512410" calcext:value-type="float">
            <text:p>247512410</text:p>
          </table:table-cell>
          <table:table-cell office:value-type="float" office:value="259360705" calcext:value-type="float">
            <text:p>259360705</text:p>
          </table:table-cell>
          <table:table-cell office:value-type="float" office:value="281736107" calcext:value-type="float">
            <text:p>281736107</text:p>
          </table:table-cell>
          <table:table-cell office:value-type="float" office:value="332596485" calcext:value-type="float">
            <text:p>332596485</text:p>
          </table:table-cell>
          <table:table-cell office:value-type="float" office:value="1129682" calcext:value-type="float">
            <text:p>1129682</text:p>
          </table:table-cell>
          <table:table-cell office:value-type="float" office:value="1301771" calcext:value-type="float">
            <text:p>1301771</text:p>
          </table:table-cell>
          <table:table-cell office:value-type="float" office:value="226111714" calcext:value-type="float">
            <text:p>226111714</text:p>
          </table:table-cell>
          <table:table-cell office:value-type="float" office:value="238272897" calcext:value-type="float">
            <text:p>238272897</text:p>
          </table:table-cell>
          <table:table-cell office:value-type="float" office:value="267161906" calcext:value-type="float">
            <text:p>267161906</text:p>
          </table:table-cell>
          <table:table-cell office:value-type="float" office:value="318341669" calcext:value-type="float">
            <text:p>318341669</text:p>
          </table:table-cell>
          <table:table-cell office:value-type="float" office:value="464515" calcext:value-type="float">
            <text:p>464515</text:p>
          </table:table-cell>
          <table:table-cell office:value-type="float" office:value="579962" calcext:value-type="float">
            <text:p>579962</text:p>
          </table:table-cell>
          <table:table-cell office:value-type="float" office:value="1131332204" calcext:value-type="float">
            <text:p>1131332204</text:p>
          </table:table-cell>
          <table:table-cell office:value-type="float" office:value="1156254647" calcext:value-type="float">
            <text:p>1156254647</text:p>
          </table:table-cell>
          <table:table-cell office:value-type="float" office:value="847288472" calcext:value-type="float">
            <text:p>847288472</text:p>
          </table:table-cell>
          <table:table-cell office:value-type="float" office:value="890949541" calcext:value-type="float">
            <text:p>890949541</text:p>
          </table:table-cell>
          <table:table-cell office:value-type="float" office:value="32616787" calcext:value-type="float">
            <text:p>32616787</text:p>
          </table:table-cell>
          <table:table-cell office:value-type="float" office:value="32875549" calcext:value-type="float">
            <text:p>32875549</text:p>
          </table:table-cell>
          <table:table-cell office:value-type="float" office:value="1017213083" calcext:value-type="float">
            <text:p>1017213083</text:p>
          </table:table-cell>
          <table:table-cell office:value-type="float" office:value="1043007774" calcext:value-type="float">
            <text:p>1043007774</text:p>
          </table:table-cell>
          <table:table-cell office:value-type="float" office:value="992367326" calcext:value-type="float">
            <text:p>992367326</text:p>
          </table:table-cell>
          <table:table-cell office:value-type="float" office:value="1036301264" calcext:value-type="float">
            <text:p>1036301264</text:p>
          </table:table-cell>
          <table:table-cell office:value-type="float" office:value="31419638" calcext:value-type="float">
            <text:p>31419638</text:p>
          </table:table-cell>
          <table:table-cell office:value-type="float" office:value="31814381" calcext:value-type="float">
            <text:p>31814381</text:p>
          </table:table-cell>
          <table:table-cell office:value-type="float" office:value="467135102" calcext:value-type="float">
            <text:p>467135102</text:p>
          </table:table-cell>
          <table:table-cell office:value-type="float" office:value="544359726" calcext:value-type="float">
            <text:p>544359726</text:p>
          </table:table-cell>
          <table:table-cell office:value-type="float" office:value="429600859" calcext:value-type="float">
            <text:p>429600859</text:p>
          </table:table-cell>
          <table:table-cell office:value-type="float" office:value="488001651" calcext:value-type="float">
            <text:p>488001651</text:p>
          </table:table-cell>
          <table:table-cell office:value-type="float" office:value="6440275" calcext:value-type="float">
            <text:p>6440275</text:p>
          </table:table-cell>
          <table:table-cell office:value-type="float" office:value="6912332" calcext:value-type="float">
            <text:p>6912332</text:p>
          </table:table-cell>
        </table:table-row>
        <table:table-row table:style-name="ro1">
          <table:table-cell office:value-type="float" office:value="247851840" calcext:value-type="float">
            <text:p>247851840</text:p>
          </table:table-cell>
          <table:table-cell office:value-type="float" office:value="259710331" calcext:value-type="float">
            <text:p>259710331</text:p>
          </table:table-cell>
          <table:table-cell office:value-type="float" office:value="281849738" calcext:value-type="float">
            <text:p>281849738</text:p>
          </table:table-cell>
          <table:table-cell office:value-type="float" office:value="332327595" calcext:value-type="float">
            <text:p>332327595</text:p>
          </table:table-cell>
          <table:table-cell office:value-type="float" office:value="1634495" calcext:value-type="float">
            <text:p>1634495</text:p>
          </table:table-cell>
          <table:table-cell office:value-type="float" office:value="1810426" calcext:value-type="float">
            <text:p>1810426</text:p>
          </table:table-cell>
          <table:table-cell office:value-type="float" office:value="225947727" calcext:value-type="float">
            <text:p>225947727</text:p>
          </table:table-cell>
          <table:table-cell office:value-type="float" office:value="237707462" calcext:value-type="float">
            <text:p>237707462</text:p>
          </table:table-cell>
          <table:table-cell office:value-type="float" office:value="264359106" calcext:value-type="float">
            <text:p>264359106</text:p>
          </table:table-cell>
          <table:table-cell office:value-type="float" office:value="315280736" calcext:value-type="float">
            <text:p>315280736</text:p>
          </table:table-cell>
          <table:table-cell office:value-type="float" office:value="466470" calcext:value-type="float">
            <text:p>466470</text:p>
          </table:table-cell>
          <table:table-cell office:value-type="float" office:value="564388" calcext:value-type="float">
            <text:p>564388</text:p>
          </table:table-cell>
          <table:table-cell office:value-type="float" office:value="1128139968" calcext:value-type="float">
            <text:p>1128139968</text:p>
          </table:table-cell>
          <table:table-cell office:value-type="float" office:value="1153212989" calcext:value-type="float">
            <text:p>1153212989</text:p>
          </table:table-cell>
          <table:table-cell office:value-type="float" office:value="881755564" calcext:value-type="float">
            <text:p>881755564</text:p>
          </table:table-cell>
          <table:table-cell office:value-type="float" office:value="955016207" calcext:value-type="float">
            <text:p>955016207</text:p>
          </table:table-cell>
          <table:table-cell office:value-type="float" office:value="30463511" calcext:value-type="float">
            <text:p>30463511</text:p>
          </table:table-cell>
          <table:table-cell office:value-type="float" office:value="30709841" calcext:value-type="float">
            <text:p>30709841</text:p>
          </table:table-cell>
          <table:table-cell office:value-type="float" office:value="1264189462" calcext:value-type="float">
            <text:p>1264189462</text:p>
          </table:table-cell>
          <table:table-cell office:value-type="float" office:value="1293832687" calcext:value-type="float">
            <text:p>1293832687</text:p>
          </table:table-cell>
          <table:table-cell office:value-type="float" office:value="996511778" calcext:value-type="float">
            <text:p>996511778</text:p>
          </table:table-cell>
          <table:table-cell office:value-type="float" office:value="1038605957" calcext:value-type="float">
            <text:p>1038605957</text:p>
          </table:table-cell>
          <table:table-cell office:value-type="float" office:value="31373264" calcext:value-type="float">
            <text:p>31373264</text:p>
          </table:table-cell>
          <table:table-cell office:value-type="float" office:value="31736578" calcext:value-type="float">
            <text:p>31736578</text:p>
          </table:table-cell>
          <table:table-cell office:value-type="float" office:value="434181819" calcext:value-type="float">
            <text:p>434181819</text:p>
          </table:table-cell>
          <table:table-cell office:value-type="float" office:value="481526736" calcext:value-type="float">
            <text:p>481526736</text:p>
          </table:table-cell>
          <table:table-cell office:value-type="float" office:value="436700644" calcext:value-type="float">
            <text:p>436700644</text:p>
          </table:table-cell>
          <table:table-cell office:value-type="float" office:value="492376509" calcext:value-type="float">
            <text:p>492376509</text:p>
          </table:table-cell>
          <table:table-cell office:value-type="float" office:value="6424840" calcext:value-type="float">
            <text:p>6424840</text:p>
          </table:table-cell>
          <table:table-cell office:value-type="float" office:value="6647983" calcext:value-type="float">
            <text:p>6647983</text:p>
          </table:table-cell>
        </table:table-row>
        <table:table-row table:style-name="ro1">
          <table:table-cell office:value-type="float" office:value="247771802" calcext:value-type="float">
            <text:p>247771802</text:p>
          </table:table-cell>
          <table:table-cell office:value-type="float" office:value="259507791" calcext:value-type="float">
            <text:p>259507791</text:p>
          </table:table-cell>
          <table:table-cell office:value-type="float" office:value="279813376" calcext:value-type="float">
            <text:p>279813376</text:p>
          </table:table-cell>
          <table:table-cell office:value-type="float" office:value="329894326" calcext:value-type="float">
            <text:p>329894326</text:p>
          </table:table-cell>
          <table:table-cell office:value-type="float" office:value="1115994" calcext:value-type="float">
            <text:p>1115994</text:p>
          </table:table-cell>
          <table:table-cell office:value-type="float" office:value="1225645" calcext:value-type="float">
            <text:p>1225645</text:p>
          </table:table-cell>
          <table:table-cell office:value-type="float" office:value="226136578" calcext:value-type="float">
            <text:p>226136578</text:p>
          </table:table-cell>
          <table:table-cell office:value-type="float" office:value="237780796" calcext:value-type="float">
            <text:p>237780796</text:p>
          </table:table-cell>
          <table:table-cell office:value-type="float" office:value="268968561" calcext:value-type="float">
            <text:p>268968561</text:p>
          </table:table-cell>
          <table:table-cell office:value-type="float" office:value="319873847" calcext:value-type="float">
            <text:p>319873847</text:p>
          </table:table-cell>
          <table:table-cell office:value-type="float" office:value="465632" calcext:value-type="float">
            <text:p>465632</text:p>
          </table:table-cell>
          <table:table-cell office:value-type="float" office:value="560407" calcext:value-type="float">
            <text:p>560407</text:p>
          </table:table-cell>
          <table:table-cell office:value-type="float" office:value="1135000338" calcext:value-type="float">
            <text:p>1135000338</text:p>
          </table:table-cell>
          <table:table-cell office:value-type="float" office:value="1148207604" calcext:value-type="float">
            <text:p>1148207604</text:p>
          </table:table-cell>
          <table:table-cell office:value-type="float" office:value="942315011" calcext:value-type="float">
            <text:p>942315011</text:p>
          </table:table-cell>
          <table:table-cell office:value-type="float" office:value="1008360281" calcext:value-type="float">
            <text:p>1008360281</text:p>
          </table:table-cell>
          <table:table-cell office:value-type="float" office:value="31953505" calcext:value-type="float">
            <text:p>31953505</text:p>
          </table:table-cell>
          <table:table-cell office:value-type="float" office:value="32217854" calcext:value-type="float">
            <text:p>32217854</text:p>
          </table:table-cell>
          <table:table-cell office:value-type="float" office:value="1239124822" calcext:value-type="float">
            <text:p>1239124822</text:p>
          </table:table-cell>
          <table:table-cell office:value-type="float" office:value="1252215453" calcext:value-type="float">
            <text:p>1252215453</text:p>
          </table:table-cell>
          <table:table-cell office:value-type="float" office:value="1011752332" calcext:value-type="float">
            <text:p>1011752332</text:p>
          </table:table-cell>
          <table:table-cell office:value-type="float" office:value="1073976306" calcext:value-type="float">
            <text:p>1073976306</text:p>
          </table:table-cell>
          <table:table-cell office:value-type="float" office:value="33772521" calcext:value-type="float">
            <text:p>33772521</text:p>
          </table:table-cell>
          <table:table-cell office:value-type="float" office:value="34135137" calcext:value-type="float">
            <text:p>34135137</text:p>
          </table:table-cell>
          <table:table-cell office:value-type="float" office:value="465275437" calcext:value-type="float">
            <text:p>465275437</text:p>
          </table:table-cell>
          <table:table-cell office:value-type="float" office:value="679474743" calcext:value-type="float">
            <text:p>679474743</text:p>
          </table:table-cell>
          <table:table-cell office:value-type="float" office:value="440545897" calcext:value-type="float">
            <text:p>440545897</text:p>
          </table:table-cell>
          <table:table-cell office:value-type="float" office:value="621804561" calcext:value-type="float">
            <text:p>621804561</text:p>
          </table:table-cell>
          <table:table-cell office:value-type="float" office:value="6452148" calcext:value-type="float">
            <text:p>6452148</text:p>
          </table:table-cell>
          <table:table-cell office:value-type="float" office:value="19811109" calcext:value-type="float">
            <text:p>19811109</text:p>
          </table:table-cell>
        </table:table-row>
        <table:table-row table:style-name="ro1">
          <table:table-cell office:value-type="float" office:value="247497255" calcext:value-type="float">
            <text:p>247497255</text:p>
          </table:table-cell>
          <table:table-cell office:value-type="float" office:value="259141892" calcext:value-type="float">
            <text:p>259141892</text:p>
          </table:table-cell>
          <table:table-cell office:value-type="float" office:value="281728284" calcext:value-type="float">
            <text:p>281728284</text:p>
          </table:table-cell>
          <table:table-cell office:value-type="float" office:value="331860637" calcext:value-type="float">
            <text:p>331860637</text:p>
          </table:table-cell>
          <table:table-cell office:value-type="float" office:value="1161670" calcext:value-type="float">
            <text:p>1161670</text:p>
          </table:table-cell>
          <table:table-cell office:value-type="float" office:value="1398362" calcext:value-type="float">
            <text:p>1398362</text:p>
          </table:table-cell>
          <table:table-cell office:value-type="float" office:value="229559219" calcext:value-type="float">
            <text:p>229559219</text:p>
          </table:table-cell>
          <table:table-cell office:value-type="float" office:value="241792898" calcext:value-type="float">
            <text:p>241792898</text:p>
          </table:table-cell>
          <table:table-cell office:value-type="float" office:value="267039614" calcext:value-type="float">
            <text:p>267039614</text:p>
          </table:table-cell>
          <table:table-cell office:value-type="float" office:value="318588558" calcext:value-type="float">
            <text:p>318588558</text:p>
          </table:table-cell>
          <table:table-cell office:value-type="float" office:value="462000" calcext:value-type="float">
            <text:p>462000</text:p>
          </table:table-cell>
          <table:table-cell office:value-type="float" office:value="577517" calcext:value-type="float">
            <text:p>577517</text:p>
          </table:table-cell>
          <table:table-cell office:value-type="float" office:value="1210169953" calcext:value-type="float">
            <text:p>1210169953</text:p>
          </table:table-cell>
          <table:table-cell office:value-type="float" office:value="1244000721" calcext:value-type="float">
            <text:p>1244000721</text:p>
          </table:table-cell>
          <table:table-cell office:value-type="float" office:value="897805580" calcext:value-type="float">
            <text:p>897805580</text:p>
          </table:table-cell>
          <table:table-cell office:value-type="float" office:value="964847066" calcext:value-type="float">
            <text:p>964847066</text:p>
          </table:table-cell>
          <table:table-cell office:value-type="float" office:value="32516914" calcext:value-type="float">
            <text:p>32516914</text:p>
          </table:table-cell>
          <table:table-cell office:value-type="float" office:value="32774419" calcext:value-type="float">
            <text:p>32774419</text:p>
          </table:table-cell>
          <table:table-cell office:value-type="float" office:value="1074193722" calcext:value-type="float">
            <text:p>1074193722</text:p>
          </table:table-cell>
          <table:table-cell office:value-type="float" office:value="1100245010" calcext:value-type="float">
            <text:p>1100245010</text:p>
          </table:table-cell>
          <table:table-cell office:value-type="float" office:value="1012853310" calcext:value-type="float">
            <text:p>1012853310</text:p>
          </table:table-cell>
          <table:table-cell office:value-type="float" office:value="1123561243" calcext:value-type="float">
            <text:p>1123561243</text:p>
          </table:table-cell>
          <table:table-cell office:value-type="float" office:value="31484381" calcext:value-type="float">
            <text:p>31484381</text:p>
          </table:table-cell>
          <table:table-cell office:value-type="float" office:value="31900355" calcext:value-type="float">
            <text:p>31900355</text:p>
          </table:table-cell>
          <table:table-cell office:value-type="float" office:value="448482311" calcext:value-type="float">
            <text:p>448482311</text:p>
          </table:table-cell>
          <table:table-cell office:value-type="float" office:value="528988009" calcext:value-type="float">
            <text:p>528988009</text:p>
          </table:table-cell>
          <table:table-cell office:value-type="float" office:value="456465239" calcext:value-type="float">
            <text:p>456465239</text:p>
          </table:table-cell>
          <table:table-cell office:value-type="float" office:value="512603174" calcext:value-type="float">
            <text:p>512603174</text:p>
          </table:table-cell>
          <table:table-cell office:value-type="float" office:value="6437061" calcext:value-type="float">
            <text:p>6437061</text:p>
          </table:table-cell>
          <table:table-cell office:value-type="float" office:value="6910236" calcext:value-type="float">
            <text:p>6910236</text:p>
          </table:table-cell>
        </table:table-row>
        <table:table-row table:style-name="ro1">
          <table:table-cell office:value-type="float" office:value="249152842" calcext:value-type="float">
            <text:p>249152842</text:p>
          </table:table-cell>
          <table:table-cell office:value-type="float" office:value="261038153" calcext:value-type="float">
            <text:p>261038153</text:p>
          </table:table-cell>
          <table:table-cell office:value-type="float" office:value="283011897" calcext:value-type="float">
            <text:p>283011897</text:p>
          </table:table-cell>
          <table:table-cell office:value-type="float" office:value="333219957" calcext:value-type="float">
            <text:p>333219957</text:p>
          </table:table-cell>
          <table:table-cell office:value-type="float" office:value="1113130" calcext:value-type="float">
            <text:p>1113130</text:p>
          </table:table-cell>
          <table:table-cell office:value-type="float" office:value="1236610" calcext:value-type="float">
            <text:p>1236610</text:p>
          </table:table-cell>
          <table:table-cell office:value-type="float" office:value="226152851" calcext:value-type="float">
            <text:p>226152851</text:p>
          </table:table-cell>
          <table:table-cell office:value-type="float" office:value="238266821" calcext:value-type="float">
            <text:p>238266821</text:p>
          </table:table-cell>
          <table:table-cell office:value-type="float" office:value="266282535" calcext:value-type="float">
            <text:p>266282535</text:p>
          </table:table-cell>
          <table:table-cell office:value-type="float" office:value="317222183" calcext:value-type="float">
            <text:p>317222183</text:p>
          </table:table-cell>
          <table:table-cell office:value-type="float" office:value="465353" calcext:value-type="float">
            <text:p>465353</text:p>
          </table:table-cell>
          <table:table-cell office:value-type="float" office:value="563550" calcext:value-type="float">
            <text:p>563550</text:p>
          </table:table-cell>
          <table:table-cell office:value-type="float" office:value="1096865810" calcext:value-type="float">
            <text:p>1096865810</text:p>
          </table:table-cell>
          <table:table-cell office:value-type="float" office:value="1130595518" calcext:value-type="float">
            <text:p>1130595518</text:p>
          </table:table-cell>
          <table:table-cell office:value-type="float" office:value="902474680" calcext:value-type="float">
            <text:p>902474680</text:p>
          </table:table-cell>
          <table:table-cell office:value-type="float" office:value="964377803" calcext:value-type="float">
            <text:p>964377803</text:p>
          </table:table-cell>
          <table:table-cell office:value-type="float" office:value="30405961" calcext:value-type="float">
            <text:p>30405961</text:p>
          </table:table-cell>
          <table:table-cell office:value-type="float" office:value="30649428" calcext:value-type="float">
            <text:p>30649428</text:p>
          </table:table-cell>
          <table:table-cell office:value-type="float" office:value="919368378" calcext:value-type="float">
            <text:p>919368378</text:p>
          </table:table-cell>
          <table:table-cell office:value-type="float" office:value="932356342" calcext:value-type="float">
            <text:p>932356342</text:p>
          </table:table-cell>
          <table:table-cell office:value-type="float" office:value="1043849361" calcext:value-type="float">
            <text:p>1043849361</text:p>
          </table:table-cell>
          <table:table-cell office:value-type="float" office:value="1089428062" calcext:value-type="float">
            <text:p>1089428062</text:p>
          </table:table-cell>
          <table:table-cell office:value-type="float" office:value="31304889" calcext:value-type="float">
            <text:p>31304889</text:p>
          </table:table-cell>
          <table:table-cell office:value-type="float" office:value="31672044" calcext:value-type="float">
            <text:p>31672044</text:p>
          </table:table-cell>
          <table:table-cell office:value-type="float" office:value="463885038" calcext:value-type="float">
            <text:p>463885038</text:p>
          </table:table-cell>
          <table:table-cell office:value-type="float" office:value="534709756" calcext:value-type="float">
            <text:p>534709756</text:p>
          </table:table-cell>
          <table:table-cell office:value-type="float" office:value="437627998" calcext:value-type="float">
            <text:p>437627998</text:p>
          </table:table-cell>
          <table:table-cell office:value-type="float" office:value="489727500" calcext:value-type="float">
            <text:p>489727500</text:p>
          </table:table-cell>
          <table:table-cell office:value-type="float" office:value="6438668" calcext:value-type="float">
            <text:p>6438668</text:p>
          </table:table-cell>
          <table:table-cell office:value-type="float" office:value="6657970" calcext:value-type="float">
            <text:p>6657970</text:p>
          </table:table-cell>
        </table:table-row>
        <table:table-row table:style-name="ro1">
          <table:table-cell office:value-type="float" office:value="249868367" calcext:value-type="float">
            <text:p>249868367</text:p>
          </table:table-cell>
          <table:table-cell office:value-type="float" office:value="261668401" calcext:value-type="float">
            <text:p>261668401</text:p>
          </table:table-cell>
          <table:table-cell office:value-type="float" office:value="287207054" calcext:value-type="float">
            <text:p>287207054</text:p>
          </table:table-cell>
          <table:table-cell office:value-type="float" office:value="337437883" calcext:value-type="float">
            <text:p>337437883</text:p>
          </table:table-cell>
          <table:table-cell office:value-type="float" office:value="1147842" calcext:value-type="float">
            <text:p>1147842</text:p>
          </table:table-cell>
          <table:table-cell office:value-type="float" office:value="1257283" calcext:value-type="float">
            <text:p>1257283</text:p>
          </table:table-cell>
          <table:table-cell office:value-type="float" office:value="226751600" calcext:value-type="float">
            <text:p>226751600</text:p>
          </table:table-cell>
          <table:table-cell office:value-type="float" office:value="238429691" calcext:value-type="float">
            <text:p>238429691</text:p>
          </table:table-cell>
          <table:table-cell office:value-type="float" office:value="263240039" calcext:value-type="float">
            <text:p>263240039</text:p>
          </table:table-cell>
          <table:table-cell office:value-type="float" office:value="315415599" calcext:value-type="float">
            <text:p>315415599</text:p>
          </table:table-cell>
          <table:table-cell office:value-type="float" office:value="463397" calcext:value-type="float">
            <text:p>463397</text:p>
          </table:table-cell>
          <table:table-cell office:value-type="float" office:value="556007" calcext:value-type="float">
            <text:p>556007</text:p>
          </table:table-cell>
          <table:table-cell office:value-type="float" office:value="983429667" calcext:value-type="float">
            <text:p>983429667</text:p>
          </table:table-cell>
          <table:table-cell office:value-type="float" office:value="996155587" calcext:value-type="float">
            <text:p>996155587</text:p>
          </table:table-cell>
          <table:table-cell office:value-type="float" office:value="922108111" calcext:value-type="float">
            <text:p>922108111</text:p>
          </table:table-cell>
          <table:table-cell office:value-type="float" office:value="987535077" calcext:value-type="float">
            <text:p>987535077</text:p>
          </table:table-cell>
          <table:table-cell office:value-type="float" office:value="34253169" calcext:value-type="float">
            <text:p>34253169</text:p>
          </table:table-cell>
          <table:table-cell office:value-type="float" office:value="34514166" calcext:value-type="float">
            <text:p>34514166</text:p>
          </table:table-cell>
          <table:table-cell office:value-type="float" office:value="1225632254" calcext:value-type="float">
            <text:p>1225632254</text:p>
          </table:table-cell>
          <table:table-cell office:value-type="float" office:value="1238741952" calcext:value-type="float">
            <text:p>1238741952</text:p>
          </table:table-cell>
          <table:table-cell office:value-type="float" office:value="1040320072" calcext:value-type="float">
            <text:p>1040320072</text:p>
          </table:table-cell>
          <table:table-cell office:value-type="float" office:value="1098376337" calcext:value-type="float">
            <text:p>1098376337</text:p>
          </table:table-cell>
          <table:table-cell office:value-type="float" office:value="34886629" calcext:value-type="float">
            <text:p>34886629</text:p>
          </table:table-cell>
          <table:table-cell office:value-type="float" office:value="35253925" calcext:value-type="float">
            <text:p>35253925</text:p>
          </table:table-cell>
          <table:table-cell office:value-type="float" office:value="448852400" calcext:value-type="float">
            <text:p>448852400</text:p>
          </table:table-cell>
          <table:table-cell office:value-type="float" office:value="711269429" calcext:value-type="float">
            <text:p>711269429</text:p>
          </table:table-cell>
          <table:table-cell office:value-type="float" office:value="427450376" calcext:value-type="float">
            <text:p>427450376</text:p>
          </table:table-cell>
          <table:table-cell office:value-type="float" office:value="615400674" calcext:value-type="float">
            <text:p>615400674</text:p>
          </table:table-cell>
          <table:table-cell office:value-type="float" office:value="6439296" calcext:value-type="float">
            <text:p>6439296</text:p>
          </table:table-cell>
          <table:table-cell office:value-type="float" office:value="19826264" calcext:value-type="float">
            <text:p>19826264</text:p>
          </table:table-cell>
        </table:table-row>
        <table:table-row table:style-name="ro1">
          <table:table-cell office:value-type="float" office:value="247574500" calcext:value-type="float">
            <text:p>247574500</text:p>
          </table:table-cell>
          <table:table-cell office:value-type="float" office:value="259247213" calcext:value-type="float">
            <text:p>259247213</text:p>
          </table:table-cell>
          <table:table-cell office:value-type="float" office:value="280907020" calcext:value-type="float">
            <text:p>280907020</text:p>
          </table:table-cell>
          <table:table-cell office:value-type="float" office:value="331773894" calcext:value-type="float">
            <text:p>331773894</text:p>
          </table:table-cell>
          <table:table-cell office:value-type="float" office:value="1146165" calcext:value-type="float">
            <text:p>1146165</text:p>
          </table:table-cell>
          <table:table-cell office:value-type="float" office:value="1317905" calcext:value-type="float">
            <text:p>1317905</text:p>
          </table:table-cell>
          <table:table-cell office:value-type="float" office:value="226067016" calcext:value-type="float">
            <text:p>226067016</text:p>
          </table:table-cell>
          <table:table-cell office:value-type="float" office:value="238201031" calcext:value-type="float">
            <text:p>238201031</text:p>
          </table:table-cell>
          <table:table-cell office:value-type="float" office:value="264490897" calcext:value-type="float">
            <text:p>264490897</text:p>
          </table:table-cell>
          <table:table-cell office:value-type="float" office:value="315848335" calcext:value-type="float">
            <text:p>315848335</text:p>
          </table:table-cell>
          <table:table-cell office:value-type="float" office:value="464515" calcext:value-type="float">
            <text:p>464515</text:p>
          </table:table-cell>
          <table:table-cell office:value-type="float" office:value="578496" calcext:value-type="float">
            <text:p>578496</text:p>
          </table:table-cell>
          <table:table-cell office:value-type="float" office:value="978645678" calcext:value-type="float">
            <text:p>978645678</text:p>
          </table:table-cell>
          <table:table-cell office:value-type="float" office:value="1003711505" calcext:value-type="float">
            <text:p>1003711505</text:p>
          </table:table-cell>
          <table:table-cell office:value-type="float" office:value="919359508" calcext:value-type="float">
            <text:p>919359508</text:p>
          </table:table-cell>
          <table:table-cell office:value-type="float" office:value="961339776" calcext:value-type="float">
            <text:p>961339776</text:p>
          </table:table-cell>
          <table:table-cell office:value-type="float" office:value="31209695" calcext:value-type="float">
            <text:p>31209695</text:p>
          </table:table-cell>
          <table:table-cell office:value-type="float" office:value="31466991" calcext:value-type="float">
            <text:p>31466991</text:p>
          </table:table-cell>
          <table:table-cell office:value-type="float" office:value="1193661428" calcext:value-type="float">
            <text:p>1193661428</text:p>
          </table:table-cell>
          <table:table-cell office:value-type="float" office:value="1207320567" calcext:value-type="float">
            <text:p>1207320567</text:p>
          </table:table-cell>
          <table:table-cell office:value-type="float" office:value="1042902663" calcext:value-type="float">
            <text:p>1042902663</text:p>
          </table:table-cell>
          <table:table-cell office:value-type="float" office:value="1136892897" calcext:value-type="float">
            <text:p>1136892897</text:p>
          </table:table-cell>
          <table:table-cell office:value-type="float" office:value="31552266" calcext:value-type="float">
            <text:p>31552266</text:p>
          </table:table-cell>
          <table:table-cell office:value-type="float" office:value="31968241" calcext:value-type="float">
            <text:p>31968241</text:p>
          </table:table-cell>
          <table:table-cell office:value-type="float" office:value="450702216" calcext:value-type="float">
            <text:p>450702216</text:p>
          </table:table-cell>
          <table:table-cell office:value-type="float" office:value="534509311" calcext:value-type="float">
            <text:p>534509311</text:p>
          </table:table-cell>
          <table:table-cell office:value-type="float" office:value="455030070" calcext:value-type="float">
            <text:p>455030070</text:p>
          </table:table-cell>
          <table:table-cell office:value-type="float" office:value="512530050" calcext:value-type="float">
            <text:p>512530050</text:p>
          </table:table-cell>
          <table:table-cell office:value-type="float" office:value="6444394" calcext:value-type="float">
            <text:p>6444394</text:p>
          </table:table-cell>
          <table:table-cell office:value-type="float" office:value="6915614" calcext:value-type="float">
            <text:p>6915614</text:p>
          </table:table-cell>
        </table:table-row>
        <table:table-row table:style-name="ro1">
          <table:table-cell office:value-type="float" office:value="247714182" calcext:value-type="float">
            <text:p>247714182</text:p>
          </table:table-cell>
          <table:table-cell office:value-type="float" office:value="259559822" calcext:value-type="float">
            <text:p>259559822</text:p>
          </table:table-cell>
          <table:table-cell office:value-type="float" office:value="283014831" calcext:value-type="float">
            <text:p>283014831</text:p>
          </table:table-cell>
          <table:table-cell office:value-type="float" office:value="333358803" calcext:value-type="float">
            <text:p>333358803</text:p>
          </table:table-cell>
          <table:table-cell office:value-type="float" office:value="1114527" calcext:value-type="float">
            <text:p>1114527</text:p>
          </table:table-cell>
          <table:table-cell office:value-type="float" office:value="1239892" calcext:value-type="float">
            <text:p>1239892</text:p>
          </table:table-cell>
          <table:table-cell office:value-type="float" office:value="226370756" calcext:value-type="float">
            <text:p>226370756</text:p>
          </table:table-cell>
          <table:table-cell office:value-type="float" office:value="238275063" calcext:value-type="float">
            <text:p>238275063</text:p>
          </table:table-cell>
          <table:table-cell office:value-type="float" office:value="268267563" calcext:value-type="float">
            <text:p>268267563</text:p>
          </table:table-cell>
          <table:table-cell office:value-type="float" office:value="319251840" calcext:value-type="float">
            <text:p>319251840</text:p>
          </table:table-cell>
          <table:table-cell office:value-type="float" office:value="480298" calcext:value-type="float">
            <text:p>480298</text:p>
          </table:table-cell>
          <table:table-cell office:value-type="float" office:value="580730" calcext:value-type="float">
            <text:p>580730</text:p>
          </table:table-cell>
          <table:table-cell office:value-type="float" office:value="1004208496" calcext:value-type="float">
            <text:p>1004208496</text:p>
          </table:table-cell>
          <table:table-cell office:value-type="float" office:value="1023942430" calcext:value-type="float">
            <text:p>1023942430</text:p>
          </table:table-cell>
          <table:table-cell office:value-type="float" office:value="921008880" calcext:value-type="float">
            <text:p>921008880</text:p>
          </table:table-cell>
          <table:table-cell office:value-type="float" office:value="979182130" calcext:value-type="float">
            <text:p>979182130</text:p>
          </table:table-cell>
          <table:table-cell office:value-type="float" office:value="30631270" calcext:value-type="float">
            <text:p>30631270</text:p>
          </table:table-cell>
          <table:table-cell office:value-type="float" office:value="30873130" calcext:value-type="float">
            <text:p>30873130</text:p>
          </table:table-cell>
          <table:table-cell office:value-type="float" office:value="1317325478" calcext:value-type="float">
            <text:p>1317325478</text:p>
          </table:table-cell>
          <table:table-cell office:value-type="float" office:value="1350810323" calcext:value-type="float">
            <text:p>1350810323</text:p>
          </table:table-cell>
          <table:table-cell office:value-type="float" office:value="1053012049" calcext:value-type="float">
            <text:p>1053012049</text:p>
          </table:table-cell>
          <table:table-cell office:value-type="float" office:value="1102605296" calcext:value-type="float">
            <text:p>1102605296</text:p>
          </table:table-cell>
          <table:table-cell office:value-type="float" office:value="31265149" calcext:value-type="float">
            <text:p>31265149</text:p>
          </table:table-cell>
          <table:table-cell office:value-type="float" office:value="31629510" calcext:value-type="float">
            <text:p>31629510</text:p>
          </table:table-cell>
          <table:table-cell office:value-type="float" office:value="435539464" calcext:value-type="float">
            <text:p>435539464</text:p>
          </table:table-cell>
          <table:table-cell office:value-type="float" office:value="479987783" calcext:value-type="float">
            <text:p>479987783</text:p>
          </table:table-cell>
          <table:table-cell office:value-type="float" office:value="463902707" calcext:value-type="float">
            <text:p>463902707</text:p>
          </table:table-cell>
          <table:table-cell office:value-type="float" office:value="517252298" calcext:value-type="float">
            <text:p>517252298</text:p>
          </table:table-cell>
          <table:table-cell office:value-type="float" office:value="6421138" calcext:value-type="float">
            <text:p>6421138</text:p>
          </table:table-cell>
          <table:table-cell office:value-type="float" office:value="6643093" calcext:value-type="float">
            <text:p>6643093</text:p>
          </table:table-cell>
        </table:table-row>
        <table:table-row table:style-name="ro1">
          <table:table-cell office:value-type="float" office:value="248271655" calcext:value-type="float">
            <text:p>248271655</text:p>
          </table:table-cell>
          <table:table-cell office:value-type="float" office:value="259988578" calcext:value-type="float">
            <text:p>259988578</text:p>
          </table:table-cell>
          <table:table-cell office:value-type="float" office:value="286681986" calcext:value-type="float">
            <text:p>286681986</text:p>
          </table:table-cell>
          <table:table-cell office:value-type="float" office:value="336899615" calcext:value-type="float">
            <text:p>336899615</text:p>
          </table:table-cell>
          <table:table-cell office:value-type="float" office:value="1138343" calcext:value-type="float">
            <text:p>1138343</text:p>
          </table:table-cell>
          <table:table-cell office:value-type="float" office:value="1248623" calcext:value-type="float">
            <text:p>1248623</text:p>
          </table:table-cell>
          <table:table-cell office:value-type="float" office:value="226313625" calcext:value-type="float">
            <text:p>226313625</text:p>
          </table:table-cell>
          <table:table-cell office:value-type="float" office:value="238003031" calcext:value-type="float">
            <text:p>238003031</text:p>
          </table:table-cell>
          <table:table-cell office:value-type="float" office:value="260745588" calcext:value-type="float">
            <text:p>260745588</text:p>
          </table:table-cell>
          <table:table-cell office:value-type="float" office:value="311552049" calcext:value-type="float">
            <text:p>311552049</text:p>
          </table:table-cell>
          <table:table-cell office:value-type="float" office:value="463816" calcext:value-type="float">
            <text:p>463816</text:p>
          </table:table-cell>
          <table:table-cell office:value-type="float" office:value="555168" calcext:value-type="float">
            <text:p>555168</text:p>
          </table:table-cell>
          <table:table-cell office:value-type="float" office:value="1159292952" calcext:value-type="float">
            <text:p>1159292952</text:p>
          </table:table-cell>
          <table:table-cell office:value-type="float" office:value="1194347549" calcext:value-type="float">
            <text:p>1194347549</text:p>
          </table:table-cell>
          <table:table-cell office:value-type="float" office:value="911454942" calcext:value-type="float">
            <text:p>911454942</text:p>
          </table:table-cell>
          <table:table-cell office:value-type="float" office:value="961498247" calcext:value-type="float">
            <text:p>961498247</text:p>
          </table:table-cell>
          <table:table-cell office:value-type="float" office:value="33291384" calcext:value-type="float">
            <text:p>33291384</text:p>
          </table:table-cell>
          <table:table-cell office:value-type="float" office:value="33553149" calcext:value-type="float">
            <text:p>33553149</text:p>
          </table:table-cell>
          <table:table-cell office:value-type="float" office:value="1228935537" calcext:value-type="float">
            <text:p>1228935537</text:p>
          </table:table-cell>
          <table:table-cell office:value-type="float" office:value="1248869147" calcext:value-type="float">
            <text:p>1248869147</text:p>
          </table:table-cell>
          <table:table-cell office:value-type="float" office:value="1046611863" calcext:value-type="float">
            <text:p>1046611863</text:p>
          </table:table-cell>
          <table:table-cell office:value-type="float" office:value="1092556672" calcext:value-type="float">
            <text:p>1092556672</text:p>
          </table:table-cell>
          <table:table-cell office:value-type="float" office:value="33212324" calcext:value-type="float">
            <text:p>33212324</text:p>
          </table:table-cell>
          <table:table-cell office:value-type="float" office:value="33577244" calcext:value-type="float">
            <text:p>33577244</text:p>
          </table:table-cell>
          <table:table-cell office:value-type="float" office:value="497371488" calcext:value-type="float">
            <text:p>497371488</text:p>
          </table:table-cell>
          <table:table-cell office:value-type="float" office:value="721026326" calcext:value-type="float">
            <text:p>721026326</text:p>
          </table:table-cell>
          <table:table-cell office:value-type="float" office:value="435368632" calcext:value-type="float">
            <text:p>435368632</text:p>
          </table:table-cell>
          <table:table-cell office:value-type="float" office:value="620740039" calcext:value-type="float">
            <text:p>620740039</text:p>
          </table:table-cell>
          <table:table-cell office:value-type="float" office:value="6447607" calcext:value-type="float">
            <text:p>6447607</text:p>
          </table:table-cell>
          <table:table-cell office:value-type="float" office:value="19988505" calcext:value-type="float">
            <text:p>19988505</text:p>
          </table:table-cell>
        </table:table-row>
        <table:table-row table:style-name="ro1">
          <table:table-cell office:value-type="float" office:value="247553058" calcext:value-type="float">
            <text:p>247553058</text:p>
          </table:table-cell>
          <table:table-cell office:value-type="float" office:value="259221651" calcext:value-type="float">
            <text:p>259221651</text:p>
          </table:table-cell>
          <table:table-cell office:value-type="float" office:value="282581325" calcext:value-type="float">
            <text:p>282581325</text:p>
          </table:table-cell>
          <table:table-cell office:value-type="float" office:value="333842034" calcext:value-type="float">
            <text:p>333842034</text:p>
          </table:table-cell>
          <table:table-cell office:value-type="float" office:value="1115784" calcext:value-type="float">
            <text:p>1115784</text:p>
          </table:table-cell>
          <table:table-cell office:value-type="float" office:value="1303238" calcext:value-type="float">
            <text:p>1303238</text:p>
          </table:table-cell>
          <table:table-cell office:value-type="float" office:value="226428305" calcext:value-type="float">
            <text:p>226428305</text:p>
          </table:table-cell>
          <table:table-cell office:value-type="float" office:value="238565463" calcext:value-type="float">
            <text:p>238565463</text:p>
          </table:table-cell>
          <table:table-cell office:value-type="float" office:value="262293689" calcext:value-type="float">
            <text:p>262293689</text:p>
          </table:table-cell>
          <table:table-cell office:value-type="float" office:value="313714893" calcext:value-type="float">
            <text:p>313714893</text:p>
          </table:table-cell>
          <table:table-cell office:value-type="float" office:value="490984" calcext:value-type="float">
            <text:p>490984</text:p>
          </table:table-cell>
          <table:table-cell office:value-type="float" office:value="606990" calcext:value-type="float">
            <text:p>606990</text:p>
          </table:table-cell>
          <table:table-cell office:value-type="float" office:value="1169522674" calcext:value-type="float">
            <text:p>1169522674</text:p>
          </table:table-cell>
          <table:table-cell office:value-type="float" office:value="1191037701" calcext:value-type="float">
            <text:p>1191037701</text:p>
          </table:table-cell>
          <table:table-cell office:value-type="float" office:value="923411141" calcext:value-type="float">
            <text:p>923411141</text:p>
          </table:table-cell>
          <table:table-cell office:value-type="float" office:value="991077707" calcext:value-type="float">
            <text:p>991077707</text:p>
          </table:table-cell>
          <table:table-cell office:value-type="float" office:value="30622609" calcext:value-type="float">
            <text:p>30622609</text:p>
          </table:table-cell>
          <table:table-cell office:value-type="float" office:value="30887307" calcext:value-type="float">
            <text:p>30887307</text:p>
          </table:table-cell>
          <table:table-cell office:value-type="float" office:value="1065441702" calcext:value-type="float">
            <text:p>1065441702</text:p>
          </table:table-cell>
          <table:table-cell office:value-type="float" office:value="1079246460" calcext:value-type="float">
            <text:p>1079246460</text:p>
          </table:table-cell>
          <table:table-cell office:value-type="float" office:value="998510704" calcext:value-type="float">
            <text:p>998510704</text:p>
          </table:table-cell>
          <table:table-cell office:value-type="float" office:value="1042207811" calcext:value-type="float">
            <text:p>1042207811</text:p>
          </table:table-cell>
          <table:table-cell office:value-type="float" office:value="33649321" calcext:value-type="float">
            <text:p>33649321</text:p>
          </table:table-cell>
          <table:table-cell office:value-type="float" office:value="34062921" calcext:value-type="float">
            <text:p>34062921</text:p>
          </table:table-cell>
          <table:table-cell office:value-type="float" office:value="469394188" calcext:value-type="float">
            <text:p>469394188</text:p>
          </table:table-cell>
          <table:table-cell office:value-type="float" office:value="515716349" calcext:value-type="float">
            <text:p>515716349</text:p>
          </table:table-cell>
          <table:table-cell office:value-type="float" office:value="430588764" calcext:value-type="float">
            <text:p>430588764</text:p>
          </table:table-cell>
          <table:table-cell office:value-type="float" office:value="486805061" calcext:value-type="float">
            <text:p>486805061</text:p>
          </table:table-cell>
          <table:table-cell office:value-type="float" office:value="6448586" calcext:value-type="float">
            <text:p>6448586</text:p>
          </table:table-cell>
          <table:table-cell office:value-type="float" office:value="6920643" calcext:value-type="float">
            <text:p>6920643</text:p>
          </table:table-cell>
        </table:table-row>
        <table:table-row table:style-name="ro1">
          <table:table-cell office:value-type="float" office:value="248224722" calcext:value-type="float">
            <text:p>248224722</text:p>
          </table:table-cell>
          <table:table-cell office:value-type="float" office:value="260110870" calcext:value-type="float">
            <text:p>260110870</text:p>
          </table:table-cell>
          <table:table-cell office:value-type="float" office:value="284137599" calcext:value-type="float">
            <text:p>284137599</text:p>
          </table:table-cell>
          <table:table-cell office:value-type="float" office:value="334403977" calcext:value-type="float">
            <text:p>334403977</text:p>
          </table:table-cell>
          <table:table-cell office:value-type="float" office:value="1156782" calcext:value-type="float">
            <text:p>1156782</text:p>
          </table:table-cell>
          <table:table-cell office:value-type="float" office:value="1282845" calcext:value-type="float">
            <text:p>1282845</text:p>
          </table:table-cell>
          <table:table-cell office:value-type="float" office:value="227580616" calcext:value-type="float">
            <text:p>227580616</text:p>
          </table:table-cell>
          <table:table-cell office:value-type="float" office:value="239403628" calcext:value-type="float">
            <text:p>239403628</text:p>
          </table:table-cell>
          <table:table-cell office:value-type="float" office:value="266776662" calcext:value-type="float">
            <text:p>266776662</text:p>
          </table:table-cell>
          <table:table-cell office:value-type="float" office:value="317685929" calcext:value-type="float">
            <text:p>317685929</text:p>
          </table:table-cell>
          <table:table-cell office:value-type="float" office:value="490355" calcext:value-type="float">
            <text:p>490355</text:p>
          </table:table-cell>
          <table:table-cell office:value-type="float" office:value="591905" calcext:value-type="float">
            <text:p>591905</text:p>
          </table:table-cell>
          <table:table-cell office:value-type="float" office:value="950109368" calcext:value-type="float">
            <text:p>950109368</text:p>
          </table:table-cell>
          <table:table-cell office:value-type="float" office:value="977794732" calcext:value-type="float">
            <text:p>977794732</text:p>
          </table:table-cell>
          <table:table-cell office:value-type="float" office:value="910666503" calcext:value-type="float">
            <text:p>910666503</text:p>
          </table:table-cell>
          <table:table-cell office:value-type="float" office:value="972688496" calcext:value-type="float">
            <text:p>972688496</text:p>
          </table:table-cell>
          <table:table-cell office:value-type="float" office:value="32657505" calcext:value-type="float">
            <text:p>32657505</text:p>
          </table:table-cell>
          <table:table-cell office:value-type="float" office:value="32898737" calcext:value-type="float">
            <text:p>32898737</text:p>
          </table:table-cell>
          <table:table-cell office:value-type="float" office:value="935457156" calcext:value-type="float">
            <text:p>935457156</text:p>
          </table:table-cell>
          <table:table-cell office:value-type="float" office:value="948517616" calcext:value-type="float">
            <text:p>948517616</text:p>
          </table:table-cell>
          <table:table-cell office:value-type="float" office:value="1033719651" calcext:value-type="float">
            <text:p>1033719651</text:p>
          </table:table-cell>
          <table:table-cell office:value-type="float" office:value="1096359251" calcext:value-type="float">
            <text:p>1096359251</text:p>
          </table:table-cell>
          <table:table-cell office:value-type="float" office:value="35753639" calcext:value-type="float">
            <text:p>35753639</text:p>
          </table:table-cell>
          <table:table-cell office:value-type="float" office:value="36136299" calcext:value-type="float">
            <text:p>36136299</text:p>
          </table:table-cell>
          <table:table-cell office:value-type="float" office:value="439074341" calcext:value-type="float">
            <text:p>439074341</text:p>
          </table:table-cell>
          <table:table-cell office:value-type="float" office:value="490579843" calcext:value-type="float">
            <text:p>490579843</text:p>
          </table:table-cell>
          <table:table-cell office:value-type="float" office:value="442369941" calcext:value-type="float">
            <text:p>442369941</text:p>
          </table:table-cell>
          <table:table-cell office:value-type="float" office:value="495111145" calcext:value-type="float">
            <text:p>495111145</text:p>
          </table:table-cell>
          <table:table-cell office:value-type="float" office:value="6468001" calcext:value-type="float">
            <text:p>6468001</text:p>
          </table:table-cell>
          <table:table-cell office:value-type="float" office:value="6689468" calcext:value-type="float">
            <text:p>6689468</text:p>
          </table:table-cell>
        </table:table-row>
        <table:table-row table:style-name="ro1">
          <table:table-cell office:value-type="float" office:value="247922449" calcext:value-type="float">
            <text:p>247922449</text:p>
          </table:table-cell>
          <table:table-cell office:value-type="float" office:value="259641328" calcext:value-type="float">
            <text:p>259641328</text:p>
          </table:table-cell>
          <table:table-cell office:value-type="float" office:value="283060995" calcext:value-type="float">
            <text:p>283060995</text:p>
          </table:table-cell>
          <table:table-cell office:value-type="float" office:value="333420123" calcext:value-type="float">
            <text:p>333420123</text:p>
          </table:table-cell>
          <table:table-cell office:value-type="float" office:value="1110826" calcext:value-type="float">
            <text:p>1110826</text:p>
          </table:table-cell>
          <table:table-cell office:value-type="float" office:value="1221384" calcext:value-type="float">
            <text:p>1221384</text:p>
          </table:table-cell>
          <table:table-cell office:value-type="float" office:value="226256915" calcext:value-type="float">
            <text:p>226256915</text:p>
          </table:table-cell>
          <table:table-cell office:value-type="float" office:value="237940733" calcext:value-type="float">
            <text:p>237940733</text:p>
          </table:table-cell>
          <table:table-cell office:value-type="float" office:value="263503132" calcext:value-type="float">
            <text:p>263503132</text:p>
          </table:table-cell>
          <table:table-cell office:value-type="float" office:value="314444386" calcext:value-type="float">
            <text:p>314444386</text:p>
          </table:table-cell>
          <table:table-cell office:value-type="float" office:value="465283" calcext:value-type="float">
            <text:p>465283</text:p>
          </table:table-cell>
          <table:table-cell office:value-type="float" office:value="556425" calcext:value-type="float">
            <text:p>556425</text:p>
          </table:table-cell>
          <table:table-cell office:value-type="float" office:value="1124624018" calcext:value-type="float">
            <text:p>1124624018</text:p>
          </table:table-cell>
          <table:table-cell office:value-type="float" office:value="1137872630" calcext:value-type="float">
            <text:p>1137872630</text:p>
          </table:table-cell>
          <table:table-cell office:value-type="float" office:value="926130690" calcext:value-type="float">
            <text:p>926130690</text:p>
          </table:table-cell>
          <table:table-cell office:value-type="float" office:value="1001390679" calcext:value-type="float">
            <text:p>1001390679</text:p>
          </table:table-cell>
          <table:table-cell office:value-type="float" office:value="34380769" calcext:value-type="float">
            <text:p>34380769</text:p>
          </table:table-cell>
          <table:table-cell office:value-type="float" office:value="34639950" calcext:value-type="float">
            <text:p>34639950</text:p>
          </table:table-cell>
          <table:table-cell office:value-type="float" office:value="1287164869" calcext:value-type="float">
            <text:p>1287164869</text:p>
          </table:table-cell>
          <table:table-cell office:value-type="float" office:value="1300201094" calcext:value-type="float">
            <text:p>1300201094</text:p>
          </table:table-cell>
          <table:table-cell office:value-type="float" office:value="997621276" calcext:value-type="float">
            <text:p>997621276</text:p>
          </table:table-cell>
          <table:table-cell office:value-type="float" office:value="1049120423" calcext:value-type="float">
            <text:p>1049120423</text:p>
          </table:table-cell>
          <table:table-cell office:value-type="float" office:value="34199041" calcext:value-type="float">
            <text:p>34199041</text:p>
          </table:table-cell>
          <table:table-cell office:value-type="float" office:value="34563543" calcext:value-type="float">
            <text:p>34563543</text:p>
          </table:table-cell>
          <table:table-cell office:value-type="float" office:value="449264883" calcext:value-type="float">
            <text:p>449264883</text:p>
          </table:table-cell>
          <table:table-cell office:value-type="float" office:value="667094189" calcext:value-type="float">
            <text:p>667094189</text:p>
          </table:table-cell>
          <table:table-cell office:value-type="float" office:value="441139827" calcext:value-type="float">
            <text:p>441139827</text:p>
          </table:table-cell>
          <table:table-cell office:value-type="float" office:value="622173113" calcext:value-type="float">
            <text:p>622173113</text:p>
          </table:table-cell>
          <table:table-cell office:value-type="float" office:value="6519544" calcext:value-type="float">
            <text:p>6519544</text:p>
          </table:table-cell>
          <table:table-cell office:value-type="float" office:value="19904207" calcext:value-type="float">
            <text:p>19904207</text:p>
          </table:table-cell>
        </table:table-row>
        <table:table-row table:style-name="ro1">
          <table:table-cell office:value-type="float" office:value="247271319" calcext:value-type="float">
            <text:p>247271319</text:p>
          </table:table-cell>
          <table:table-cell office:value-type="float" office:value="258960235" calcext:value-type="float">
            <text:p>258960235</text:p>
          </table:table-cell>
          <table:table-cell office:value-type="float" office:value="284020964" calcext:value-type="float">
            <text:p>284020964</text:p>
          </table:table-cell>
          <table:table-cell office:value-type="float" office:value="334680688" calcext:value-type="float">
            <text:p>334680688</text:p>
          </table:table-cell>
          <table:table-cell office:value-type="float" office:value="1111663" calcext:value-type="float">
            <text:p>1111663</text:p>
          </table:table-cell>
          <table:table-cell office:value-type="float" office:value="1280679" calcext:value-type="float">
            <text:p>1280679</text:p>
          </table:table-cell>
          <table:table-cell office:value-type="float" office:value="227862356" calcext:value-type="float">
            <text:p>227862356</text:p>
          </table:table-cell>
          <table:table-cell office:value-type="float" office:value="240035762" calcext:value-type="float">
            <text:p>240035762</text:p>
          </table:table-cell>
          <table:table-cell office:value-type="float" office:value="262596242" calcext:value-type="float">
            <text:p>262596242</text:p>
          </table:table-cell>
          <table:table-cell office:value-type="float" office:value="313771534" calcext:value-type="float">
            <text:p>313771534</text:p>
          </table:table-cell>
          <table:table-cell office:value-type="float" office:value="463397" calcext:value-type="float">
            <text:p>463397</text:p>
          </table:table-cell>
          <table:table-cell office:value-type="float" office:value="579753" calcext:value-type="float">
            <text:p>579753</text:p>
          </table:table-cell>
          <table:table-cell office:value-type="float" office:value="1089019491" calcext:value-type="float">
            <text:p>1089019491</text:p>
          </table:table-cell>
          <table:table-cell office:value-type="float" office:value="1102274179" calcext:value-type="float">
            <text:p>1102274179</text:p>
          </table:table-cell>
          <table:table-cell office:value-type="float" office:value="877281531" calcext:value-type="float">
            <text:p>877281531</text:p>
          </table:table-cell>
          <table:table-cell office:value-type="float" office:value="944620332" calcext:value-type="float">
            <text:p>944620332</text:p>
          </table:table-cell>
          <table:table-cell office:value-type="float" office:value="30589505" calcext:value-type="float">
            <text:p>30589505</text:p>
          </table:table-cell>
          <table:table-cell office:value-type="float" office:value="30858394" calcext:value-type="float">
            <text:p>30858394</text:p>
          </table:table-cell>
          <table:table-cell office:value-type="float" office:value="1343449541" calcext:value-type="float">
            <text:p>1343449541</text:p>
          </table:table-cell>
          <table:table-cell office:value-type="float" office:value="1366027971" calcext:value-type="float">
            <text:p>1366027971</text:p>
          </table:table-cell>
          <table:table-cell office:value-type="float" office:value="1013059063" calcext:value-type="float">
            <text:p>1013059063</text:p>
          </table:table-cell>
          <table:table-cell office:value-type="float" office:value="1061931060" calcext:value-type="float">
            <text:p>1061931060</text:p>
          </table:table-cell>
          <table:table-cell office:value-type="float" office:value="31261657" calcext:value-type="float">
            <text:p>31261657</text:p>
          </table:table-cell>
          <table:table-cell office:value-type="float" office:value="31651511" calcext:value-type="float">
            <text:p>31651511</text:p>
          </table:table-cell>
          <table:table-cell office:value-type="float" office:value="437923216" calcext:value-type="float">
            <text:p>437923216</text:p>
          </table:table-cell>
          <table:table-cell office:value-type="float" office:value="497895088" calcext:value-type="float">
            <text:p>497895088</text:p>
          </table:table-cell>
          <table:table-cell office:value-type="float" office:value="436008308" calcext:value-type="float">
            <text:p>436008308</text:p>
          </table:table-cell>
          <table:table-cell office:value-type="float" office:value="491378268" calcext:value-type="float">
            <text:p>491378268</text:p>
          </table:table-cell>
          <table:table-cell office:value-type="float" office:value="6438179" calcext:value-type="float">
            <text:p>6438179</text:p>
          </table:table-cell>
          <table:table-cell office:value-type="float" office:value="6910865" calcext:value-type="float">
            <text:p>6910865</text:p>
          </table:table-cell>
        </table:table-row>
        <table:table-row table:style-name="ro1">
          <table:table-cell office:value-type="float" office:value="247340322" calcext:value-type="float">
            <text:p>247340322</text:p>
          </table:table-cell>
          <table:table-cell office:value-type="float" office:value="259168991" calcext:value-type="float">
            <text:p>259168991</text:p>
          </table:table-cell>
          <table:table-cell office:value-type="float" office:value="284319884" calcext:value-type="float">
            <text:p>284319884</text:p>
          </table:table-cell>
          <table:table-cell office:value-type="float" office:value="334827215" calcext:value-type="float">
            <text:p>334827215</text:p>
          </table:table-cell>
          <table:table-cell office:value-type="float" office:value="1635264" calcext:value-type="float">
            <text:p>1635264</text:p>
          </table:table-cell>
          <table:table-cell office:value-type="float" office:value="1811683" calcext:value-type="float">
            <text:p>1811683</text:p>
          </table:table-cell>
          <table:table-cell office:value-type="float" office:value="227591023" calcext:value-type="float">
            <text:p>227591023</text:p>
          </table:table-cell>
          <table:table-cell office:value-type="float" office:value="239358860" calcext:value-type="float">
            <text:p>239358860</text:p>
          </table:table-cell>
          <table:table-cell office:value-type="float" office:value="263478058" calcext:value-type="float">
            <text:p>263478058</text:p>
          </table:table-cell>
          <table:table-cell office:value-type="float" office:value="314859103" calcext:value-type="float">
            <text:p>314859103</text:p>
          </table:table-cell>
          <table:table-cell office:value-type="float" office:value="463118" calcext:value-type="float">
            <text:p>463118</text:p>
          </table:table-cell>
          <table:table-cell office:value-type="float" office:value="560406" calcext:value-type="float">
            <text:p>560406</text:p>
          </table:table-cell>
          <table:table-cell office:value-type="float" office:value="1102985302" calcext:value-type="float">
            <text:p>1102985302</text:p>
          </table:table-cell>
          <table:table-cell office:value-type="float" office:value="1116066435" calcext:value-type="float">
            <text:p>1116066435</text:p>
          </table:table-cell>
          <table:table-cell office:value-type="float" office:value="901428038" calcext:value-type="float">
            <text:p>901428038</text:p>
          </table:table-cell>
          <table:table-cell office:value-type="float" office:value="963829758" calcext:value-type="float">
            <text:p>963829758</text:p>
          </table:table-cell>
          <table:table-cell office:value-type="float" office:value="30565479" calcext:value-type="float">
            <text:p>30565479</text:p>
          </table:table-cell>
          <table:table-cell office:value-type="float" office:value="30803987" calcext:value-type="float">
            <text:p>30803987</text:p>
          </table:table-cell>
          <table:table-cell office:value-type="float" office:value="1179403470" calcext:value-type="float">
            <text:p>1179403470</text:p>
          </table:table-cell>
          <table:table-cell office:value-type="float" office:value="1193919492" calcext:value-type="float">
            <text:p>1193919492</text:p>
          </table:table-cell>
          <table:table-cell office:value-type="float" office:value="1039581150" calcext:value-type="float">
            <text:p>1039581150</text:p>
          </table:table-cell>
          <table:table-cell office:value-type="float" office:value="1107990827" calcext:value-type="float">
            <text:p>1107990827</text:p>
          </table:table-cell>
          <table:table-cell office:value-type="float" office:value="34885861" calcext:value-type="float">
            <text:p>34885861</text:p>
          </table:table-cell>
          <table:table-cell office:value-type="float" office:value="35249734" calcext:value-type="float">
            <text:p>35249734</text:p>
          </table:table-cell>
          <table:table-cell office:value-type="float" office:value="448266850" calcext:value-type="float">
            <text:p>448266850</text:p>
          </table:table-cell>
          <table:table-cell office:value-type="float" office:value="500065337" calcext:value-type="float">
            <text:p>500065337</text:p>
          </table:table-cell>
          <table:table-cell office:value-type="float" office:value="440902087" calcext:value-type="float">
            <text:p>440902087</text:p>
          </table:table-cell>
          <table:table-cell office:value-type="float" office:value="493515063" calcext:value-type="float">
            <text:p>493515063</text:p>
          </table:table-cell>
          <table:table-cell office:value-type="float" office:value="9166599" calcext:value-type="float">
            <text:p>9166599</text:p>
          </table:table-cell>
          <table:table-cell office:value-type="float" office:value="9388904" calcext:value-type="float">
            <text:p>9388904</text:p>
          </table:table-cell>
        </table:table-row>
        <table:table-row table:style-name="ro1">
          <table:table-cell office:value-type="float" office:value="248069186" calcext:value-type="float">
            <text:p>248069186</text:p>
          </table:table-cell>
          <table:table-cell office:value-type="float" office:value="259789601" calcext:value-type="float">
            <text:p>259789601</text:p>
          </table:table-cell>
          <table:table-cell office:value-type="float" office:value="280022062" calcext:value-type="float">
            <text:p>280022062</text:p>
          </table:table-cell>
          <table:table-cell office:value-type="float" office:value="330422326" calcext:value-type="float">
            <text:p>330422326</text:p>
          </table:table-cell>
          <table:table-cell office:value-type="float" office:value="1654191" calcext:value-type="float">
            <text:p>1654191</text:p>
          </table:table-cell>
          <table:table-cell office:value-type="float" office:value="1812801" calcext:value-type="float">
            <text:p>1812801</text:p>
          </table:table-cell>
          <table:table-cell office:value-type="float" office:value="226823607" calcext:value-type="float">
            <text:p>226823607</text:p>
          </table:table-cell>
          <table:table-cell office:value-type="float" office:value="238659190" calcext:value-type="float">
            <text:p>238659190</text:p>
          </table:table-cell>
          <table:table-cell office:value-type="float" office:value="261190896" calcext:value-type="float">
            <text:p>261190896</text:p>
          </table:table-cell>
          <table:table-cell office:value-type="float" office:value="312025014" calcext:value-type="float">
            <text:p>312025014</text:p>
          </table:table-cell>
          <table:table-cell office:value-type="float" office:value="493498" calcext:value-type="float">
            <text:p>493498</text:p>
          </table:table-cell>
          <table:table-cell office:value-type="float" office:value="588832" calcext:value-type="float">
            <text:p>588832</text:p>
          </table:table-cell>
          <table:table-cell office:value-type="float" office:value="1204555202" calcext:value-type="float">
            <text:p>1204555202</text:p>
          </table:table-cell>
          <table:table-cell office:value-type="float" office:value="1223200939" calcext:value-type="float">
            <text:p>1223200939</text:p>
          </table:table-cell>
          <table:table-cell office:value-type="float" office:value="897282538" calcext:value-type="float">
            <text:p>897282538</text:p>
          </table:table-cell>
          <table:table-cell office:value-type="float" office:value="950039527" calcext:value-type="float">
            <text:p>950039527</text:p>
          </table:table-cell>
          <table:table-cell office:value-type="float" office:value="30439206" calcext:value-type="float">
            <text:p>30439206</text:p>
          </table:table-cell>
          <table:table-cell office:value-type="float" office:value="30697060" calcext:value-type="float">
            <text:p>30697060</text:p>
          </table:table-cell>
          <table:table-cell office:value-type="float" office:value="1205371577" calcext:value-type="float">
            <text:p>1205371577</text:p>
          </table:table-cell>
          <table:table-cell office:value-type="float" office:value="1230388375" calcext:value-type="float">
            <text:p>1230388375</text:p>
          </table:table-cell>
          <table:table-cell office:value-type="float" office:value="1027959211" calcext:value-type="float">
            <text:p>1027959211</text:p>
          </table:table-cell>
          <table:table-cell office:value-type="float" office:value="1070032509" calcext:value-type="float">
            <text:p>1070032509</text:p>
          </table:table-cell>
          <table:table-cell office:value-type="float" office:value="33640032" calcext:value-type="float">
            <text:p>33640032</text:p>
          </table:table-cell>
          <table:table-cell office:value-type="float" office:value="34038337" calcext:value-type="float">
            <text:p>34038337</text:p>
          </table:table-cell>
          <table:table-cell office:value-type="float" office:value="469822455" calcext:value-type="float">
            <text:p>469822455</text:p>
          </table:table-cell>
          <table:table-cell office:value-type="float" office:value="684874033" calcext:value-type="float">
            <text:p>684874033</text:p>
          </table:table-cell>
          <table:table-cell office:value-type="float" office:value="437984467" calcext:value-type="float">
            <text:p>437984467</text:p>
          </table:table-cell>
          <table:table-cell office:value-type="float" office:value="620845430" calcext:value-type="float">
            <text:p>620845430</text:p>
          </table:table-cell>
          <table:table-cell office:value-type="float" office:value="6407240" calcext:value-type="float">
            <text:p>6407240</text:p>
          </table:table-cell>
          <table:table-cell office:value-type="float" office:value="19818372" calcext:value-type="float">
            <text:p>19818372</text:p>
          </table:table-cell>
        </table:table-row>
        <table:table-row table:style-name="ro1">
          <table:table-cell office:value-type="float" office:value="247423223" calcext:value-type="float">
            <text:p>247423223</text:p>
          </table:table-cell>
          <table:table-cell office:value-type="float" office:value="259098451" calcext:value-type="float">
            <text:p>259098451</text:p>
          </table:table-cell>
          <table:table-cell office:value-type="float" office:value="287561847" calcext:value-type="float">
            <text:p>287561847</text:p>
          </table:table-cell>
          <table:table-cell office:value-type="float" office:value="337713127" calcext:value-type="float">
            <text:p>337713127</text:p>
          </table:table-cell>
          <table:table-cell office:value-type="float" office:value="1157829" calcext:value-type="float">
            <text:p>1157829</text:p>
          </table:table-cell>
          <table:table-cell office:value-type="float" office:value="1328940" calcext:value-type="float">
            <text:p>1328940</text:p>
          </table:table-cell>
          <table:table-cell office:value-type="float" office:value="226417829" calcext:value-type="float">
            <text:p>226417829</text:p>
          </table:table-cell>
          <table:table-cell office:value-type="float" office:value="238586904" calcext:value-type="float">
            <text:p>238586904</text:p>
          </table:table-cell>
          <table:table-cell office:value-type="float" office:value="265344776" calcext:value-type="float">
            <text:p>265344776</text:p>
          </table:table-cell>
          <table:table-cell office:value-type="float" office:value="316669668" calcext:value-type="float">
            <text:p>316669668</text:p>
          </table:table-cell>
          <table:table-cell office:value-type="float" office:value="464934" calcext:value-type="float">
            <text:p>464934</text:p>
          </table:table-cell>
          <table:table-cell office:value-type="float" office:value="580661" calcext:value-type="float">
            <text:p>580661</text:p>
          </table:table-cell>
          <table:table-cell office:value-type="float" office:value="1202784796" calcext:value-type="float">
            <text:p>1202784796</text:p>
          </table:table-cell>
          <table:table-cell office:value-type="float" office:value="1226965804" calcext:value-type="float">
            <text:p>1226965804</text:p>
          </table:table-cell>
          <table:table-cell office:value-type="float" office:value="905845988" calcext:value-type="float">
            <text:p>905845988</text:p>
          </table:table-cell>
          <table:table-cell office:value-type="float" office:value="990803370" calcext:value-type="float">
            <text:p>990803370</text:p>
          </table:table-cell>
          <table:table-cell office:value-type="float" office:value="35988654" calcext:value-type="float">
            <text:p>35988654</text:p>
          </table:table-cell>
          <table:table-cell office:value-type="float" office:value="36248185" calcext:value-type="float">
            <text:p>36248185</text:p>
          </table:table-cell>
          <table:table-cell office:value-type="float" office:value="1150882735" calcext:value-type="float">
            <text:p>1150882735</text:p>
          </table:table-cell>
          <table:table-cell office:value-type="float" office:value="1165019379" calcext:value-type="float">
            <text:p>1165019379</text:p>
          </table:table-cell>
          <table:table-cell office:value-type="float" office:value="1071893500" calcext:value-type="float">
            <text:p>1071893500</text:p>
          </table:table-cell>
          <table:table-cell office:value-type="float" office:value="1117700512" calcext:value-type="float">
            <text:p>1117700512</text:p>
          </table:table-cell>
          <table:table-cell office:value-type="float" office:value="32705835" calcext:value-type="float">
            <text:p>32705835</text:p>
          </table:table-cell>
          <table:table-cell office:value-type="float" office:value="33100857" calcext:value-type="float">
            <text:p>33100857</text:p>
          </table:table-cell>
          <table:table-cell office:value-type="float" office:value="458054478" calcext:value-type="float">
            <text:p>458054478</text:p>
          </table:table-cell>
          <table:table-cell office:value-type="float" office:value="507779656" calcext:value-type="float">
            <text:p>507779656</text:p>
          </table:table-cell>
          <table:table-cell office:value-type="float" office:value="455521684" calcext:value-type="float">
            <text:p>455521684</text:p>
          </table:table-cell>
          <table:table-cell office:value-type="float" office:value="514315822" calcext:value-type="float">
            <text:p>514315822</text:p>
          </table:table-cell>
          <table:table-cell office:value-type="float" office:value="6449074" calcext:value-type="float">
            <text:p>6449074</text:p>
          </table:table-cell>
          <table:table-cell office:value-type="float" office:value="6919595" calcext:value-type="float">
            <text:p>6919595</text:p>
          </table:table-cell>
        </table:table-row>
        <table:table-row table:style-name="ro1">
          <table:table-cell office:value-type="float" office:value="247809585" calcext:value-type="float">
            <text:p>247809585</text:p>
          </table:table-cell>
          <table:table-cell office:value-type="float" office:value="259694477" calcext:value-type="float">
            <text:p>259694477</text:p>
          </table:table-cell>
          <table:table-cell office:value-type="float" office:value="281772144" calcext:value-type="float">
            <text:p>281772144</text:p>
          </table:table-cell>
          <table:table-cell office:value-type="float" office:value="331970497" calcext:value-type="float">
            <text:p>331970497</text:p>
          </table:table-cell>
          <table:table-cell office:value-type="float" office:value="1637569" calcext:value-type="float">
            <text:p>1637569</text:p>
          </table:table-cell>
          <table:table-cell office:value-type="float" office:value="1816642" calcext:value-type="float">
            <text:p>1816642</text:p>
          </table:table-cell>
          <table:table-cell office:value-type="float" office:value="225998990" calcext:value-type="float">
            <text:p>225998990</text:p>
          </table:table-cell>
          <table:table-cell office:value-type="float" office:value="237785126" calcext:value-type="float">
            <text:p>237785126</text:p>
          </table:table-cell>
          <table:table-cell office:value-type="float" office:value="264847785" calcext:value-type="float">
            <text:p>264847785</text:p>
          </table:table-cell>
          <table:table-cell office:value-type="float" office:value="315916151" calcext:value-type="float">
            <text:p>315916151</text:p>
          </table:table-cell>
          <table:table-cell office:value-type="float" office:value="463258" calcext:value-type="float">
            <text:p>463258</text:p>
          </table:table-cell>
          <table:table-cell office:value-type="float" office:value="563340" calcext:value-type="float">
            <text:p>563340</text:p>
          </table:table-cell>
          <table:table-cell office:value-type="float" office:value="1111538835" calcext:value-type="float">
            <text:p>1111538835</text:p>
          </table:table-cell>
          <table:table-cell office:value-type="float" office:value="1124802323" calcext:value-type="float">
            <text:p>1124802323</text:p>
          </table:table-cell>
          <table:table-cell office:value-type="float" office:value="896433479" calcext:value-type="float">
            <text:p>896433479</text:p>
          </table:table-cell>
          <table:table-cell office:value-type="float" office:value="961107415" calcext:value-type="float">
            <text:p>961107415</text:p>
          </table:table-cell>
          <table:table-cell office:value-type="float" office:value="30611295" calcext:value-type="float">
            <text:p>30611295</text:p>
          </table:table-cell>
          <table:table-cell office:value-type="float" office:value="30854133" calcext:value-type="float">
            <text:p>30854133</text:p>
          </table:table-cell>
          <table:table-cell office:value-type="float" office:value="1264734573" calcext:value-type="float">
            <text:p>1264734573</text:p>
          </table:table-cell>
          <table:table-cell office:value-type="float" office:value="1278068601" calcext:value-type="float">
            <text:p>1278068601</text:p>
          </table:table-cell>
          <table:table-cell office:value-type="float" office:value="1030885352" calcext:value-type="float">
            <text:p>1030885352</text:p>
          </table:table-cell>
          <table:table-cell office:value-type="float" office:value="1075258802" calcext:value-type="float">
            <text:p>1075258802</text:p>
          </table:table-cell>
          <table:table-cell office:value-type="float" office:value="31878215" calcext:value-type="float">
            <text:p>31878215</text:p>
          </table:table-cell>
          <table:table-cell office:value-type="float" office:value="32240761" calcext:value-type="float">
            <text:p>32240761</text:p>
          </table:table-cell>
          <table:table-cell office:value-type="float" office:value="464552301" calcext:value-type="float">
            <text:p>464552301</text:p>
          </table:table-cell>
          <table:table-cell office:value-type="float" office:value="510523789" calcext:value-type="float">
            <text:p>510523789</text:p>
          </table:table-cell>
          <table:table-cell office:value-type="float" office:value="453259734" calcext:value-type="float">
            <text:p>453259734</text:p>
          </table:table-cell>
          <table:table-cell office:value-type="float" office:value="505637554" calcext:value-type="float">
            <text:p>505637554</text:p>
          </table:table-cell>
          <table:table-cell office:value-type="float" office:value="6427284" calcext:value-type="float">
            <text:p>6427284</text:p>
          </table:table-cell>
          <table:table-cell office:value-type="float" office:value="6647284" calcext:value-type="float">
            <text:p>6647284</text:p>
          </table:table-cell>
        </table:table-row>
        <table:table-row table:style-name="ro1">
          <table:table-cell office:value-type="float" office:value="247479725" calcext:value-type="float">
            <text:p>247479725</text:p>
          </table:table-cell>
          <table:table-cell office:value-type="float" office:value="259139797" calcext:value-type="float">
            <text:p>259139797</text:p>
          </table:table-cell>
          <table:table-cell office:value-type="float" office:value="290302838" calcext:value-type="float">
            <text:p>290302838</text:p>
          </table:table-cell>
          <table:table-cell office:value-type="float" office:value="340821553" calcext:value-type="float">
            <text:p>340821553</text:p>
          </table:table-cell>
          <table:table-cell office:value-type="float" office:value="1112153" calcext:value-type="float">
            <text:p>1112153</text:p>
          </table:table-cell>
          <table:table-cell office:value-type="float" office:value="1221384" calcext:value-type="float">
            <text:p>1221384</text:p>
          </table:table-cell>
          <table:table-cell office:value-type="float" office:value="227191321" calcext:value-type="float">
            <text:p>227191321</text:p>
          </table:table-cell>
          <table:table-cell office:value-type="float" office:value="238852440" calcext:value-type="float">
            <text:p>238852440</text:p>
          </table:table-cell>
          <table:table-cell office:value-type="float" office:value="268832440" calcext:value-type="float">
            <text:p>268832440</text:p>
          </table:table-cell>
          <table:table-cell office:value-type="float" office:value="320048660" calcext:value-type="float">
            <text:p>320048660</text:p>
          </table:table-cell>
          <table:table-cell office:value-type="float" office:value="464305" calcext:value-type="float">
            <text:p>464305</text:p>
          </table:table-cell>
          <table:table-cell office:value-type="float" office:value="557264" calcext:value-type="float">
            <text:p>557264</text:p>
          </table:table-cell>
          <table:table-cell office:value-type="float" office:value="1248245954" calcext:value-type="float">
            <text:p>1248245954</text:p>
          </table:table-cell>
          <table:table-cell office:value-type="float" office:value="1273544282" calcext:value-type="float">
            <text:p>1273544282</text:p>
          </table:table-cell>
          <table:table-cell office:value-type="float" office:value="917255469" calcext:value-type="float">
            <text:p>917255469</text:p>
          </table:table-cell>
          <table:table-cell office:value-type="float" office:value="976921087" calcext:value-type="float">
            <text:p>976921087</text:p>
          </table:table-cell>
          <table:table-cell office:value-type="float" office:value="31745168" calcext:value-type="float">
            <text:p>31745168</text:p>
          </table:table-cell>
          <table:table-cell office:value-type="float" office:value="32005327" calcext:value-type="float">
            <text:p>32005327</text:p>
          </table:table-cell>
          <table:table-cell office:value-type="float" office:value="1026424380" calcext:value-type="float">
            <text:p>1026424380</text:p>
          </table:table-cell>
          <table:table-cell office:value-type="float" office:value="1051705528" calcext:value-type="float">
            <text:p>1051705528</text:p>
          </table:table-cell>
          <table:table-cell office:value-type="float" office:value="1017671870" calcext:value-type="float">
            <text:p>1017671870</text:p>
          </table:table-cell>
          <table:table-cell office:value-type="float" office:value="1080860143" calcext:value-type="float">
            <text:p>1080860143</text:p>
          </table:table-cell>
          <table:table-cell office:value-type="float" office:value="31310825" calcext:value-type="float">
            <text:p>31310825</text:p>
          </table:table-cell>
          <table:table-cell office:value-type="float" office:value="31680146" calcext:value-type="float">
            <text:p>31680146</text:p>
          </table:table-cell>
          <table:table-cell office:value-type="float" office:value="442160068" calcext:value-type="float">
            <text:p>442160068</text:p>
          </table:table-cell>
          <table:table-cell office:value-type="float" office:value="648152953" calcext:value-type="float">
            <text:p>648152953</text:p>
          </table:table-cell>
          <table:table-cell office:value-type="float" office:value="422699423" calcext:value-type="float">
            <text:p>422699423</text:p>
          </table:table-cell>
          <table:table-cell office:value-type="float" office:value="601465871" calcext:value-type="float">
            <text:p>601465871</text:p>
          </table:table-cell>
          <table:table-cell office:value-type="float" office:value="6466395" calcext:value-type="float">
            <text:p>6466395</text:p>
          </table:table-cell>
          <table:table-cell office:value-type="float" office:value="19812156" calcext:value-type="float">
            <text:p>19812156</text:p>
          </table:table-cell>
        </table:table-row>
        <table:table-row table:style-name="ro1">
          <table:table-cell office:value-type="float" office:value="247525540" calcext:value-type="float">
            <text:p>247525540</text:p>
          </table:table-cell>
          <table:table-cell office:value-type="float" office:value="259195251" calcext:value-type="float">
            <text:p>259195251</text:p>
          </table:table-cell>
          <table:table-cell office:value-type="float" office:value="288708082" calcext:value-type="float">
            <text:p>288708082</text:p>
          </table:table-cell>
          <table:table-cell office:value-type="float" office:value="338723171" calcext:value-type="float">
            <text:p>338723171</text:p>
          </table:table-cell>
          <table:table-cell office:value-type="float" office:value="1454096" calcext:value-type="float">
            <text:p>1454096</text:p>
          </table:table-cell>
          <table:table-cell office:value-type="float" office:value="1689740" calcext:value-type="float">
            <text:p>1689740</text:p>
          </table:table-cell>
          <table:table-cell office:value-type="float" office:value="226698661" calcext:value-type="float">
            <text:p>226698661</text:p>
          </table:table-cell>
          <table:table-cell office:value-type="float" office:value="238881425" calcext:value-type="float">
            <text:p>238881425</text:p>
          </table:table-cell>
          <table:table-cell office:value-type="float" office:value="267421297" calcext:value-type="float">
            <text:p>267421297</text:p>
          </table:table-cell>
          <table:table-cell office:value-type="float" office:value="318720278" calcext:value-type="float">
            <text:p>318720278</text:p>
          </table:table-cell>
          <table:table-cell office:value-type="float" office:value="463188" calcext:value-type="float">
            <text:p>463188</text:p>
          </table:table-cell>
          <table:table-cell office:value-type="float" office:value="579823" calcext:value-type="float">
            <text:p>579823</text:p>
          </table:table-cell>
          <table:table-cell office:value-type="float" office:value="1129072280" calcext:value-type="float">
            <text:p>1129072280</text:p>
          </table:table-cell>
          <table:table-cell office:value-type="float" office:value="1142709279" calcext:value-type="float">
            <text:p>1142709279</text:p>
          </table:table-cell>
          <table:table-cell office:value-type="float" office:value="893924709" calcext:value-type="float">
            <text:p>893924709</text:p>
          </table:table-cell>
          <table:table-cell office:value-type="float" office:value="959131884" calcext:value-type="float">
            <text:p>959131884</text:p>
          </table:table-cell>
          <table:table-cell office:value-type="float" office:value="33095479" calcext:value-type="float">
            <text:p>33095479</text:p>
          </table:table-cell>
          <table:table-cell office:value-type="float" office:value="33365067" calcext:value-type="float">
            <text:p>33365067</text:p>
          </table:table-cell>
          <table:table-cell office:value-type="float" office:value="1099163309" calcext:value-type="float">
            <text:p>1099163309</text:p>
          </table:table-cell>
          <table:table-cell office:value-type="float" office:value="1113090639" calcext:value-type="float">
            <text:p>1113090639</text:p>
          </table:table-cell>
          <table:table-cell office:value-type="float" office:value="1027901384" calcext:value-type="float">
            <text:p>1027901384</text:p>
          </table:table-cell>
          <table:table-cell office:value-type="float" office:value="1098944496" calcext:value-type="float">
            <text:p>1098944496</text:p>
          </table:table-cell>
          <table:table-cell office:value-type="float" office:value="34119841" calcext:value-type="float">
            <text:p>34119841</text:p>
          </table:table-cell>
          <table:table-cell office:value-type="float" office:value="34545594" calcext:value-type="float">
            <text:p>34545594</text:p>
          </table:table-cell>
          <table:table-cell office:value-type="float" office:value="452817498" calcext:value-type="float">
            <text:p>452817498</text:p>
          </table:table-cell>
          <table:table-cell office:value-type="float" office:value="514115307" calcext:value-type="float">
            <text:p>514115307</text:p>
          </table:table-cell>
          <table:table-cell office:value-type="float" office:value="428532916" calcext:value-type="float">
            <text:p>428532916</text:p>
          </table:table-cell>
          <table:table-cell office:value-type="float" office:value="485220223" calcext:value-type="float">
            <text:p>485220223</text:p>
          </table:table-cell>
          <table:table-cell office:value-type="float" office:value="6449564" calcext:value-type="float">
            <text:p>6449564</text:p>
          </table:table-cell>
          <table:table-cell office:value-type="float" office:value="6918757" calcext:value-type="float">
            <text:p>6918757</text:p>
          </table:table-cell>
        </table:table-row>
        <table:table-row table:style-name="ro1">
          <table:table-cell office:value-type="float" office:value="248925230" calcext:value-type="float">
            <text:p>248925230</text:p>
          </table:table-cell>
          <table:table-cell office:value-type="float" office:value="260828699" calcext:value-type="float">
            <text:p>260828699</text:p>
          </table:table-cell>
          <table:table-cell office:value-type="float" office:value="282125472" calcext:value-type="float">
            <text:p>282125472</text:p>
          </table:table-cell>
          <table:table-cell office:value-type="float" office:value="332415247" calcext:value-type="float">
            <text:p>332415247</text:p>
          </table:table-cell>
          <table:table-cell office:value-type="float" office:value="1112223" calcext:value-type="float">
            <text:p>1112223</text:p>
          </table:table-cell>
          <table:table-cell office:value-type="float" office:value="1236261" calcext:value-type="float">
            <text:p>1236261</text:p>
          </table:table-cell>
          <table:table-cell office:value-type="float" office:value="226247346" calcext:value-type="float">
            <text:p>226247346</text:p>
          </table:table-cell>
          <table:table-cell office:value-type="float" office:value="238025939" calcext:value-type="float">
            <text:p>238025939</text:p>
          </table:table-cell>
          <table:table-cell office:value-type="float" office:value="269992294" calcext:value-type="float">
            <text:p>269992294</text:p>
          </table:table-cell>
          <table:table-cell office:value-type="float" office:value="320921955" calcext:value-type="float">
            <text:p>320921955</text:p>
          </table:table-cell>
          <table:table-cell office:value-type="float" office:value="477365" calcext:value-type="float">
            <text:p>477365</text:p>
          </table:table-cell>
          <table:table-cell office:value-type="float" office:value="577448" calcext:value-type="float">
            <text:p>577448</text:p>
          </table:table-cell>
          <table:table-cell office:value-type="float" office:value="974649849" calcext:value-type="float">
            <text:p>974649849</text:p>
          </table:table-cell>
          <table:table-cell office:value-type="float" office:value="987253128" calcext:value-type="float">
            <text:p>987253128</text:p>
          </table:table-cell>
          <table:table-cell office:value-type="float" office:value="886008200" calcext:value-type="float">
            <text:p>886008200</text:p>
          </table:table-cell>
          <table:table-cell office:value-type="float" office:value="969739448" calcext:value-type="float">
            <text:p>969739448</text:p>
          </table:table-cell>
          <table:table-cell office:value-type="float" office:value="33029689" calcext:value-type="float">
            <text:p>33029689</text:p>
          </table:table-cell>
          <table:table-cell office:value-type="float" office:value="33284400" calcext:value-type="float">
            <text:p>33284400</text:p>
          </table:table-cell>
          <table:table-cell office:value-type="float" office:value="1175039367" calcext:value-type="float">
            <text:p>1175039367</text:p>
          </table:table-cell>
          <table:table-cell office:value-type="float" office:value="1200487715" calcext:value-type="float">
            <text:p>1200487715</text:p>
          </table:table-cell>
          <table:table-cell office:value-type="float" office:value="995760495" calcext:value-type="float">
            <text:p>995760495</text:p>
          </table:table-cell>
          <table:table-cell office:value-type="float" office:value="1043517406" calcext:value-type="float">
            <text:p>1043517406</text:p>
          </table:table-cell>
          <table:table-cell office:value-type="float" office:value="31298324" calcext:value-type="float">
            <text:p>31298324</text:p>
          </table:table-cell>
          <table:table-cell office:value-type="float" office:value="31658426" calcext:value-type="float">
            <text:p>31658426</text:p>
          </table:table-cell>
          <table:table-cell office:value-type="float" office:value="449773676" calcext:value-type="float">
            <text:p>449773676</text:p>
          </table:table-cell>
          <table:table-cell office:value-type="float" office:value="494231424" calcext:value-type="float">
            <text:p>494231424</text:p>
          </table:table-cell>
          <table:table-cell office:value-type="float" office:value="431693514" calcext:value-type="float">
            <text:p>431693514</text:p>
          </table:table-cell>
          <table:table-cell office:value-type="float" office:value="486332445" calcext:value-type="float">
            <text:p>486332445</text:p>
          </table:table-cell>
          <table:table-cell office:value-type="float" office:value="9636700" calcext:value-type="float">
            <text:p>9636700</text:p>
          </table:table-cell>
          <table:table-cell office:value-type="float" office:value="9956434" calcext:value-type="float">
            <text:p>9956434</text:p>
          </table:table-cell>
        </table:table-row>
        <table:table-row table:style-name="ro1">
          <table:table-cell office:value-type="float" office:value="247172144" calcext:value-type="float">
            <text:p>247172144</text:p>
          </table:table-cell>
          <table:table-cell office:value-type="float" office:value="258844089" calcext:value-type="float">
            <text:p>258844089</text:p>
          </table:table-cell>
          <table:table-cell office:value-type="float" office:value="282774018" calcext:value-type="float">
            <text:p>282774018</text:p>
          </table:table-cell>
          <table:table-cell office:value-type="float" office:value="334258148" calcext:value-type="float">
            <text:p>334258148</text:p>
          </table:table-cell>
          <table:table-cell office:value-type="float" office:value="1640153" calcext:value-type="float">
            <text:p>1640153</text:p>
          </table:table-cell>
          <table:table-cell office:value-type="float" office:value="1796458" calcext:value-type="float">
            <text:p>1796458</text:p>
          </table:table-cell>
          <table:table-cell office:value-type="float" office:value="226743499" calcext:value-type="float">
            <text:p>226743499</text:p>
          </table:table-cell>
          <table:table-cell office:value-type="float" office:value="238402523" calcext:value-type="float">
            <text:p>238402523</text:p>
          </table:table-cell>
          <table:table-cell office:value-type="float" office:value="261494496" calcext:value-type="float">
            <text:p>261494496</text:p>
          </table:table-cell>
          <table:table-cell office:value-type="float" office:value="312479331" calcext:value-type="float">
            <text:p>312479331</text:p>
          </table:table-cell>
          <table:table-cell office:value-type="float" office:value="463955" calcext:value-type="float">
            <text:p>463955</text:p>
          </table:table-cell>
          <table:table-cell office:value-type="float" office:value="559289" calcext:value-type="float">
            <text:p>559289</text:p>
          </table:table-cell>
          <table:table-cell office:value-type="float" office:value="1216953567" calcext:value-type="float">
            <text:p>1216953567</text:p>
          </table:table-cell>
          <table:table-cell office:value-type="float" office:value="1242426569" calcext:value-type="float">
            <text:p>1242426569</text:p>
          </table:table-cell>
          <table:table-cell office:value-type="float" office:value="908057512" calcext:value-type="float">
            <text:p>908057512</text:p>
          </table:table-cell>
          <table:table-cell office:value-type="float" office:value="968296108" calcext:value-type="float">
            <text:p>968296108</text:p>
          </table:table-cell>
          <table:table-cell office:value-type="float" office:value="33120902" calcext:value-type="float">
            <text:p>33120902</text:p>
          </table:table-cell>
          <table:table-cell office:value-type="float" office:value="33380222" calcext:value-type="float">
            <text:p>33380222</text:p>
          </table:table-cell>
          <table:table-cell office:value-type="float" office:value="1178255280" calcext:value-type="float">
            <text:p>1178255280</text:p>
          </table:table-cell>
          <table:table-cell office:value-type="float" office:value="1198003811" calcext:value-type="float">
            <text:p>1198003811</text:p>
          </table:table-cell>
          <table:table-cell office:value-type="float" office:value="1017483438" calcext:value-type="float">
            <text:p>1017483438</text:p>
          </table:table-cell>
          <table:table-cell office:value-type="float" office:value="1100810585" calcext:value-type="float">
            <text:p>1100810585</text:p>
          </table:table-cell>
          <table:table-cell office:value-type="float" office:value="31208229" calcext:value-type="float">
            <text:p>31208229</text:p>
          </table:table-cell>
          <table:table-cell office:value-type="float" office:value="31574197" calcext:value-type="float">
            <text:p>31574197</text:p>
          </table:table-cell>
          <table:table-cell office:value-type="float" office:value="445599541" calcext:value-type="float">
            <text:p>445599541</text:p>
          </table:table-cell>
          <table:table-cell office:value-type="float" office:value="686205278" calcext:value-type="float">
            <text:p>686205278</text:p>
          </table:table-cell>
          <table:table-cell office:value-type="float" office:value="438179185" calcext:value-type="float">
            <text:p>438179185</text:p>
          </table:table-cell>
          <table:table-cell office:value-type="float" office:value="620557055" calcext:value-type="float">
            <text:p>620557055</text:p>
          </table:table-cell>
          <table:table-cell office:value-type="float" office:value="6430287" calcext:value-type="float">
            <text:p>6430287</text:p>
          </table:table-cell>
          <table:table-cell office:value-type="float" office:value="19814461" calcext:value-type="float">
            <text:p>19814461</text:p>
          </table:table-cell>
        </table:table-row>
        <table:table-row table:style-name="ro1">
          <table:table-cell office:value-type="float" office:value="247075693" calcext:value-type="float">
            <text:p>247075693</text:p>
          </table:table-cell>
          <table:table-cell office:value-type="float" office:value="258909531" calcext:value-type="float">
            <text:p>258909531</text:p>
          </table:table-cell>
          <table:table-cell office:value-type="float" office:value="279002658" calcext:value-type="float">
            <text:p>279002658</text:p>
          </table:table-cell>
          <table:table-cell office:value-type="float" office:value="329362693" calcext:value-type="float">
            <text:p>329362693</text:p>
          </table:table-cell>
          <table:table-cell office:value-type="float" office:value="1111105" calcext:value-type="float">
            <text:p>1111105</text:p>
          </table:table-cell>
          <table:table-cell office:value-type="float" office:value="1282007" calcext:value-type="float">
            <text:p>1282007</text:p>
          </table:table-cell>
          <table:table-cell office:value-type="float" office:value="226375854" calcext:value-type="float">
            <text:p>226375854</text:p>
          </table:table-cell>
          <table:table-cell office:value-type="float" office:value="238572866" calcext:value-type="float">
            <text:p>238572866</text:p>
          </table:table-cell>
          <table:table-cell office:value-type="float" office:value="265328503" calcext:value-type="float">
            <text:p>265328503</text:p>
          </table:table-cell>
          <table:table-cell office:value-type="float" office:value="316603529" calcext:value-type="float">
            <text:p>316603529</text:p>
          </table:table-cell>
          <table:table-cell office:value-type="float" office:value="491124" calcext:value-type="float">
            <text:p>491124</text:p>
          </table:table-cell>
          <table:table-cell office:value-type="float" office:value="606153" calcext:value-type="float">
            <text:p>606153</text:p>
          </table:table-cell>
          <table:table-cell office:value-type="float" office:value="1119429294" calcext:value-type="float">
            <text:p>1119429294</text:p>
          </table:table-cell>
          <table:table-cell office:value-type="float" office:value="1154208298" calcext:value-type="float">
            <text:p>1154208298</text:p>
          </table:table-cell>
          <table:table-cell office:value-type="float" office:value="937798445" calcext:value-type="float">
            <text:p>937798445</text:p>
          </table:table-cell>
          <table:table-cell office:value-type="float" office:value="996687917" calcext:value-type="float">
            <text:p>996687917</text:p>
          </table:table-cell>
          <table:table-cell office:value-type="float" office:value="30560940" calcext:value-type="float">
            <text:p>30560940</text:p>
          </table:table-cell>
          <table:table-cell office:value-type="float" office:value="30851899" calcext:value-type="float">
            <text:p>30851899</text:p>
          </table:table-cell>
          <table:table-cell office:value-type="float" office:value="1312670487" calcext:value-type="float">
            <text:p>1312670487</text:p>
          </table:table-cell>
          <table:table-cell office:value-type="float" office:value="1339057572" calcext:value-type="float">
            <text:p>1339057572</text:p>
          </table:table-cell>
          <table:table-cell office:value-type="float" office:value="1077311856" calcext:value-type="float">
            <text:p>1077311856</text:p>
          </table:table-cell>
          <table:table-cell office:value-type="float" office:value="1120754741" calcext:value-type="float">
            <text:p>1120754741</text:p>
          </table:table-cell>
          <table:table-cell office:value-type="float" office:value="31753479" calcext:value-type="float">
            <text:p>31753479</text:p>
          </table:table-cell>
          <table:table-cell office:value-type="float" office:value="32149200" calcext:value-type="float">
            <text:p>32149200</text:p>
          </table:table-cell>
          <table:table-cell office:value-type="float" office:value="444556602" calcext:value-type="float">
            <text:p>444556602</text:p>
          </table:table-cell>
          <table:table-cell office:value-type="float" office:value="496212961" calcext:value-type="float">
            <text:p>496212961</text:p>
          </table:table-cell>
          <table:table-cell office:value-type="float" office:value="432213343" calcext:value-type="float">
            <text:p>432213343</text:p>
          </table:table-cell>
          <table:table-cell office:value-type="float" office:value="488205239" calcext:value-type="float">
            <text:p>488205239</text:p>
          </table:table-cell>
          <table:table-cell office:value-type="float" office:value="6458084" calcext:value-type="float">
            <text:p>6458084</text:p>
          </table:table-cell>
          <table:table-cell office:value-type="float" office:value="6928605" calcext:value-type="float">
            <text:p>6928605</text:p>
          </table:table-cell>
        </table:table-row>
        <table:table-row table:style-name="ro1">
          <table:table-cell office:value-type="float" office:value="247636589" calcext:value-type="float">
            <text:p>247636589</text:p>
          </table:table-cell>
          <table:table-cell office:value-type="float" office:value="259511981" calcext:value-type="float">
            <text:p>259511981</text:p>
          </table:table-cell>
          <table:table-cell office:value-type="float" office:value="280909116" calcext:value-type="float">
            <text:p>280909116</text:p>
          </table:table-cell>
          <table:table-cell office:value-type="float" office:value="331515062" calcext:value-type="float">
            <text:p>331515062</text:p>
          </table:table-cell>
          <table:table-cell office:value-type="float" office:value="1122629" calcext:value-type="float">
            <text:p>1122629</text:p>
          </table:table-cell>
          <table:table-cell office:value-type="float" office:value="1248762" calcext:value-type="float">
            <text:p>1248762</text:p>
          </table:table-cell>
          <table:table-cell office:value-type="float" office:value="226515606" calcext:value-type="float">
            <text:p>226515606</text:p>
          </table:table-cell>
          <table:table-cell office:value-type="float" office:value="238314383" calcext:value-type="float">
            <text:p>238314383</text:p>
          </table:table-cell>
          <table:table-cell office:value-type="float" office:value="270206777" calcext:value-type="float">
            <text:p>270206777</text:p>
          </table:table-cell>
          <table:table-cell office:value-type="float" office:value="321153759" calcext:value-type="float">
            <text:p>321153759</text:p>
          </table:table-cell>
          <table:table-cell office:value-type="float" office:value="464095" calcext:value-type="float">
            <text:p>464095</text:p>
          </table:table-cell>
          <table:table-cell office:value-type="float" office:value="562641" calcext:value-type="float">
            <text:p>562641</text:p>
          </table:table-cell>
          <table:table-cell office:value-type="float" office:value="944572211" calcext:value-type="float">
            <text:p>944572211</text:p>
          </table:table-cell>
          <table:table-cell office:value-type="float" office:value="957051591" calcext:value-type="float">
            <text:p>957051591</text:p>
          </table:table-cell>
          <table:table-cell office:value-type="float" office:value="938453276" calcext:value-type="float">
            <text:p>938453276</text:p>
          </table:table-cell>
          <table:table-cell office:value-type="float" office:value="1030341498" calcext:value-type="float">
            <text:p>1030341498</text:p>
          </table:table-cell>
          <table:table-cell office:value-type="float" office:value="30481530" calcext:value-type="float">
            <text:p>30481530</text:p>
          </table:table-cell>
          <table:table-cell office:value-type="float" office:value="30727301" calcext:value-type="float">
            <text:p>30727301</text:p>
          </table:table-cell>
          <table:table-cell office:value-type="float" office:value="1215693001" calcext:value-type="float">
            <text:p>1215693001</text:p>
          </table:table-cell>
          <table:table-cell office:value-type="float" office:value="1246456341" calcext:value-type="float">
            <text:p>1246456341</text:p>
          </table:table-cell>
          <table:table-cell office:value-type="float" office:value="986672677" calcext:value-type="float">
            <text:p>986672677</text:p>
          </table:table-cell>
          <table:table-cell office:value-type="float" office:value="1049626772" calcext:value-type="float">
            <text:p>1049626772</text:p>
          </table:table-cell>
          <table:table-cell office:value-type="float" office:value="33586185" calcext:value-type="float">
            <text:p>33586185</text:p>
          </table:table-cell>
          <table:table-cell office:value-type="float" office:value="33944261" calcext:value-type="float">
            <text:p>33944261</text:p>
          </table:table-cell>
          <table:table-cell office:value-type="float" office:value="480098971" calcext:value-type="float">
            <text:p>480098971</text:p>
          </table:table-cell>
          <table:table-cell office:value-type="float" office:value="525799894" calcext:value-type="float">
            <text:p>525799894</text:p>
          </table:table-cell>
          <table:table-cell office:value-type="float" office:value="452641080" calcext:value-type="float">
            <text:p>452641080</text:p>
          </table:table-cell>
          <table:table-cell office:value-type="float" office:value="505493401" calcext:value-type="float">
            <text:p>505493401</text:p>
          </table:table-cell>
          <table:table-cell office:value-type="float" office:value="6410732" calcext:value-type="float">
            <text:p>6410732</text:p>
          </table:table-cell>
          <table:table-cell office:value-type="float" office:value="6630592" calcext:value-type="float">
            <text:p>6630592</text:p>
          </table:table-cell>
        </table:table-row>
        <table:table-row table:style-name="ro1">
          <table:table-cell office:value-type="float" office:value="247517998" calcext:value-type="float">
            <text:p>247517998</text:p>
          </table:table-cell>
          <table:table-cell office:value-type="float" office:value="259242045" calcext:value-type="float">
            <text:p>259242045</text:p>
          </table:table-cell>
          <table:table-cell office:value-type="float" office:value="283633345" calcext:value-type="float">
            <text:p>283633345</text:p>
          </table:table-cell>
          <table:table-cell office:value-type="float" office:value="333636701" calcext:value-type="float">
            <text:p>333636701</text:p>
          </table:table-cell>
          <table:table-cell office:value-type="float" office:value="1115435" calcext:value-type="float">
            <text:p>1115435</text:p>
          </table:table-cell>
          <table:table-cell office:value-type="float" office:value="1224807" calcext:value-type="float">
            <text:p>1224807</text:p>
          </table:table-cell>
          <table:table-cell office:value-type="float" office:value="227665194" calcext:value-type="float">
            <text:p>227665194</text:p>
          </table:table-cell>
          <table:table-cell office:value-type="float" office:value="239316117" calcext:value-type="float">
            <text:p>239316117</text:p>
          </table:table-cell>
          <table:table-cell office:value-type="float" office:value="264309030" calcext:value-type="float">
            <text:p>264309030</text:p>
          </table:table-cell>
          <table:table-cell office:value-type="float" office:value="316770031" calcext:value-type="float">
            <text:p>316770031</text:p>
          </table:table-cell>
          <table:table-cell office:value-type="float" office:value="464375" calcext:value-type="float">
            <text:p>464375</text:p>
          </table:table-cell>
          <table:table-cell office:value-type="float" office:value="558870" calcext:value-type="float">
            <text:p>558870</text:p>
          </table:table-cell>
          <table:table-cell office:value-type="float" office:value="1125427891" calcext:value-type="float">
            <text:p>1125427891</text:p>
          </table:table-cell>
          <table:table-cell office:value-type="float" office:value="1138352998" calcext:value-type="float">
            <text:p>1138352998</text:p>
          </table:table-cell>
          <table:table-cell office:value-type="float" office:value="904013702" calcext:value-type="float">
            <text:p>904013702</text:p>
          </table:table-cell>
          <table:table-cell office:value-type="float" office:value="974025119" calcext:value-type="float">
            <text:p>974025119</text:p>
          </table:table-cell>
          <table:table-cell office:value-type="float" office:value="32770298" calcext:value-type="float">
            <text:p>32770298</text:p>
          </table:table-cell>
          <table:table-cell office:value-type="float" office:value="33033041" calcext:value-type="float">
            <text:p>33033041</text:p>
          </table:table-cell>
          <table:table-cell office:value-type="float" office:value="1075190287" calcext:value-type="float">
            <text:p>1075190287</text:p>
          </table:table-cell>
          <table:table-cell office:value-type="float" office:value="1088304525" calcext:value-type="float">
            <text:p>1088304525</text:p>
          </table:table-cell>
          <table:table-cell office:value-type="float" office:value="1042823183" calcext:value-type="float">
            <text:p>1042823183</text:p>
          </table:table-cell>
          <table:table-cell office:value-type="float" office:value="1084875667" calcext:value-type="float">
            <text:p>1084875667</text:p>
          </table:table-cell>
          <table:table-cell office:value-type="float" office:value="31790076" calcext:value-type="float">
            <text:p>31790076</text:p>
          </table:table-cell>
          <table:table-cell office:value-type="float" office:value="32153600" calcext:value-type="float">
            <text:p>32153600</text:p>
          </table:table-cell>
          <table:table-cell office:value-type="float" office:value="452277905" calcext:value-type="float">
            <text:p>452277905</text:p>
          </table:table-cell>
          <table:table-cell office:value-type="float" office:value="673157460" calcext:value-type="float">
            <text:p>673157460</text:p>
          </table:table-cell>
          <table:table-cell office:value-type="float" office:value="446842507" calcext:value-type="float">
            <text:p>446842507</text:p>
          </table:table-cell>
          <table:table-cell office:value-type="float" office:value="622319920" calcext:value-type="float">
            <text:p>622319920</text:p>
          </table:table-cell>
          <table:table-cell office:value-type="float" office:value="6441182" calcext:value-type="float">
            <text:p>6441182</text:p>
          </table:table-cell>
          <table:table-cell office:value-type="float" office:value="20011413" calcext:value-type="float">
            <text:p>20011413</text:p>
          </table:table-cell>
        </table:table-row>
        <table:table-row table:style-name="ro1">
          <table:table-cell office:value-type="float" office:value="247513807" calcext:value-type="float">
            <text:p>247513807</text:p>
          </table:table-cell>
          <table:table-cell office:value-type="float" office:value="259197556" calcext:value-type="float">
            <text:p>259197556</text:p>
          </table:table-cell>
          <table:table-cell office:value-type="float" office:value="287246514" calcext:value-type="float">
            <text:p>287246514</text:p>
          </table:table-cell>
          <table:table-cell office:value-type="float" office:value="337950168" calcext:value-type="float">
            <text:p>337950168</text:p>
          </table:table-cell>
          <table:table-cell office:value-type="float" office:value="1141276" calcext:value-type="float">
            <text:p>1141276</text:p>
          </table:table-cell>
          <table:table-cell office:value-type="float" office:value="1311060" calcext:value-type="float">
            <text:p>1311060</text:p>
          </table:table-cell>
          <table:table-cell office:value-type="float" office:value="226674845" calcext:value-type="float">
            <text:p>226674845</text:p>
          </table:table-cell>
          <table:table-cell office:value-type="float" office:value="238928568" calcext:value-type="float">
            <text:p>238928568</text:p>
          </table:table-cell>
          <table:table-cell office:value-type="float" office:value="264093290" calcext:value-type="float">
            <text:p>264093290</text:p>
          </table:table-cell>
          <table:table-cell office:value-type="float" office:value="315530069" calcext:value-type="float">
            <text:p>315530069</text:p>
          </table:table-cell>
          <table:table-cell office:value-type="float" office:value="463816" calcext:value-type="float">
            <text:p>463816</text:p>
          </table:table-cell>
          <table:table-cell office:value-type="float" office:value="580730" calcext:value-type="float">
            <text:p>580730</text:p>
          </table:table-cell>
          <table:table-cell office:value-type="float" office:value="1226181555" calcext:value-type="float">
            <text:p>1226181555</text:p>
          </table:table-cell>
          <table:table-cell office:value-type="float" office:value="1267794948" calcext:value-type="float">
            <text:p>1267794948</text:p>
          </table:table-cell>
          <table:table-cell office:value-type="float" office:value="918286536" calcext:value-type="float">
            <text:p>918286536</text:p>
          </table:table-cell>
          <table:table-cell office:value-type="float" office:value="991875503" calcext:value-type="float">
            <text:p>991875503</text:p>
          </table:table-cell>
          <table:table-cell office:value-type="float" office:value="30403587" calcext:value-type="float">
            <text:p>30403587</text:p>
          </table:table-cell>
          <table:table-cell office:value-type="float" office:value="30664305" calcext:value-type="float">
            <text:p>30664305</text:p>
          </table:table-cell>
          <table:table-cell office:value-type="float" office:value="1027576412" calcext:value-type="float">
            <text:p>1027576412</text:p>
          </table:table-cell>
          <table:table-cell office:value-type="float" office:value="1041285906" calcext:value-type="float">
            <text:p>1041285906</text:p>
          </table:table-cell>
          <table:table-cell office:value-type="float" office:value="989628011" calcext:value-type="float">
            <text:p>989628011</text:p>
          </table:table-cell>
          <table:table-cell office:value-type="float" office:value="1091667593" calcext:value-type="float">
            <text:p>1091667593</text:p>
          </table:table-cell>
          <table:table-cell office:value-type="float" office:value="34666629" calcext:value-type="float">
            <text:p>34666629</text:p>
          </table:table-cell>
          <table:table-cell office:value-type="float" office:value="35062210" calcext:value-type="float">
            <text:p>35062210</text:p>
          </table:table-cell>
          <table:table-cell office:value-type="float" office:value="473630271" calcext:value-type="float">
            <text:p>473630271</text:p>
          </table:table-cell>
          <table:table-cell office:value-type="float" office:value="534588791" calcext:value-type="float">
            <text:p>534588791</text:p>
          </table:table-cell>
          <table:table-cell office:value-type="float" office:value="436052937" calcext:value-type="float">
            <text:p>436052937</text:p>
          </table:table-cell>
          <table:table-cell office:value-type="float" office:value="492372599" calcext:value-type="float">
            <text:p>492372599</text:p>
          </table:table-cell>
          <table:table-cell office:value-type="float" office:value="6448865" calcext:value-type="float">
            <text:p>6448865</text:p>
          </table:table-cell>
          <table:table-cell office:value-type="float" office:value="6917640" calcext:value-type="float">
            <text:p>6917640</text:p>
          </table:table-cell>
        </table:table-row>
        <table:table-row table:style-name="ro1">
          <table:table-cell office:value-type="float" office:value="255665892" calcext:value-type="float">
            <text:p>255665892</text:p>
          </table:table-cell>
          <table:table-cell office:value-type="float" office:value="267597158" calcext:value-type="float">
            <text:p>267597158</text:p>
          </table:table-cell>
          <table:table-cell office:value-type="float" office:value="283355796" calcext:value-type="float">
            <text:p>283355796</text:p>
          </table:table-cell>
          <table:table-cell office:value-type="float" office:value="333590675" calcext:value-type="float">
            <text:p>333590675</text:p>
          </table:table-cell>
          <table:table-cell office:value-type="float" office:value="1140578" calcext:value-type="float">
            <text:p>1140578</text:p>
          </table:table-cell>
          <table:table-cell office:value-type="float" office:value="1267340" calcext:value-type="float">
            <text:p>1267340</text:p>
          </table:table-cell>
          <table:table-cell office:value-type="float" office:value="226309505" calcext:value-type="float">
            <text:p>226309505</text:p>
          </table:table-cell>
          <table:table-cell office:value-type="float" office:value="238072104" calcext:value-type="float">
            <text:p>238072104</text:p>
          </table:table-cell>
          <table:table-cell office:value-type="float" office:value="263658179" calcext:value-type="float">
            <text:p>263658179</text:p>
          </table:table-cell>
          <table:table-cell office:value-type="float" office:value="314725218" calcext:value-type="float">
            <text:p>314725218</text:p>
          </table:table-cell>
          <table:table-cell office:value-type="float" office:value="463607" calcext:value-type="float">
            <text:p>463607</text:p>
          </table:table-cell>
          <table:table-cell office:value-type="float" office:value="563061" calcext:value-type="float">
            <text:p>563061</text:p>
          </table:table-cell>
          <table:table-cell office:value-type="float" office:value="1103030001" calcext:value-type="float">
            <text:p>1103030001</text:p>
          </table:table-cell>
          <table:table-cell office:value-type="float" office:value="1115773102" calcext:value-type="float">
            <text:p>1115773102</text:p>
          </table:table-cell>
          <table:table-cell office:value-type="float" office:value="848255214" calcext:value-type="float">
            <text:p>848255214</text:p>
          </table:table-cell>
          <table:table-cell office:value-type="float" office:value="905075080" calcext:value-type="float">
            <text:p>905075080</text:p>
          </table:table-cell>
          <table:table-cell office:value-type="float" office:value="33678584" calcext:value-type="float">
            <text:p>33678584</text:p>
          </table:table-cell>
          <table:table-cell office:value-type="float" office:value="33919467" calcext:value-type="float">
            <text:p>33919467</text:p>
          </table:table-cell>
          <table:table-cell office:value-type="float" office:value="1304770809" calcext:value-type="float">
            <text:p>1304770809</text:p>
          </table:table-cell>
          <table:table-cell office:value-type="float" office:value="1330925601" calcext:value-type="float">
            <text:p>1330925601</text:p>
          </table:table-cell>
          <table:table-cell office:value-type="float" office:value="1058941574" calcext:value-type="float">
            <text:p>1058941574</text:p>
          </table:table-cell>
          <table:table-cell office:value-type="float" office:value="1110717851" calcext:value-type="float">
            <text:p>1110717851</text:p>
          </table:table-cell>
          <table:table-cell office:value-type="float" office:value="31281073" calcext:value-type="float">
            <text:p>31281073</text:p>
          </table:table-cell>
          <table:table-cell office:value-type="float" office:value="31646832" calcext:value-type="float">
            <text:p>31646832</text:p>
          </table:table-cell>
          <table:table-cell office:value-type="float" office:value="465484123" calcext:value-type="float">
            <text:p>465484123</text:p>
          </table:table-cell>
          <table:table-cell office:value-type="float" office:value="509596507" calcext:value-type="float">
            <text:p>509596507</text:p>
          </table:table-cell>
          <table:table-cell office:value-type="float" office:value="432227590" calcext:value-type="float">
            <text:p>432227590</text:p>
          </table:table-cell>
          <table:table-cell office:value-type="float" office:value="484763251" calcext:value-type="float">
            <text:p>484763251</text:p>
          </table:table-cell>
          <table:table-cell office:value-type="float" office:value="6467861" calcext:value-type="float">
            <text:p>6467861</text:p>
          </table:table-cell>
          <table:table-cell office:value-type="float" office:value="6688281" calcext:value-type="float">
            <text:p>6688281</text:p>
          </table:table-cell>
        </table:table-row>
        <table:table-row table:style-name="ro1">
          <table:table-cell office:value-type="float" office:value="248827243" calcext:value-type="float">
            <text:p>248827243</text:p>
          </table:table-cell>
          <table:table-cell office:value-type="float" office:value="260562115" calcext:value-type="float">
            <text:p>260562115</text:p>
          </table:table-cell>
          <table:table-cell office:value-type="float" office:value="286894863" calcext:value-type="float">
            <text:p>286894863</text:p>
          </table:table-cell>
          <table:table-cell office:value-type="float" office:value="342265591" calcext:value-type="float">
            <text:p>342265591</text:p>
          </table:table-cell>
          <table:table-cell office:value-type="float" office:value="1113131" calcext:value-type="float">
            <text:p>1113131</text:p>
          </table:table-cell>
          <table:table-cell office:value-type="float" office:value="1225086" calcext:value-type="float">
            <text:p>1225086</text:p>
          </table:table-cell>
          <table:table-cell office:value-type="float" office:value="226327873" calcext:value-type="float">
            <text:p>226327873</text:p>
          </table:table-cell>
          <table:table-cell office:value-type="float" office:value="238043748" calcext:value-type="float">
            <text:p>238043748</text:p>
          </table:table-cell>
          <table:table-cell office:value-type="float" office:value="264997316" calcext:value-type="float">
            <text:p>264997316</text:p>
          </table:table-cell>
          <table:table-cell office:value-type="float" office:value="315840164" calcext:value-type="float">
            <text:p>315840164</text:p>
          </table:table-cell>
          <table:table-cell office:value-type="float" office:value="464026" calcext:value-type="float">
            <text:p>464026</text:p>
          </table:table-cell>
          <table:table-cell office:value-type="float" office:value="558381" calcext:value-type="float">
            <text:p>558381</text:p>
          </table:table-cell>
          <table:table-cell office:value-type="float" office:value="1065505397" calcext:value-type="float">
            <text:p>1065505397</text:p>
          </table:table-cell>
          <table:table-cell office:value-type="float" office:value="1078432809" calcext:value-type="float">
            <text:p>1078432809</text:p>
          </table:table-cell>
          <table:table-cell office:value-type="float" office:value="874396947" calcext:value-type="float">
            <text:p>874396947</text:p>
          </table:table-cell>
          <table:table-cell office:value-type="float" office:value="962528964" calcext:value-type="float">
            <text:p>962528964</text:p>
          </table:table-cell>
          <table:table-cell office:value-type="float" office:value="32967600" calcext:value-type="float">
            <text:p>32967600</text:p>
          </table:table-cell>
          <table:table-cell office:value-type="float" office:value="33226222" calcext:value-type="float">
            <text:p>33226222</text:p>
          </table:table-cell>
          <table:table-cell office:value-type="float" office:value="1152237516" calcext:value-type="float">
            <text:p>1152237516</text:p>
          </table:table-cell>
          <table:table-cell office:value-type="float" office:value="1181519452" calcext:value-type="float">
            <text:p>1181519452</text:p>
          </table:table-cell>
          <table:table-cell office:value-type="float" office:value="1007718859" calcext:value-type="float">
            <text:p>1007718859</text:p>
          </table:table-cell>
          <table:table-cell office:value-type="float" office:value="1078770492" calcext:value-type="float">
            <text:p>1078770492</text:p>
          </table:table-cell>
          <table:table-cell office:value-type="float" office:value="33720140" calcext:value-type="float">
            <text:p>33720140</text:p>
          </table:table-cell>
          <table:table-cell office:value-type="float" office:value="34083384" calcext:value-type="float">
            <text:p>34083384</text:p>
          </table:table-cell>
          <table:table-cell office:value-type="float" office:value="448776202" calcext:value-type="float">
            <text:p>448776202</text:p>
          </table:table-cell>
          <table:table-cell office:value-type="float" office:value="714510274" calcext:value-type="float">
            <text:p>714510274</text:p>
          </table:table-cell>
          <table:table-cell office:value-type="float" office:value="432174301" calcext:value-type="float">
            <text:p>432174301</text:p>
          </table:table-cell>
          <table:table-cell office:value-type="float" office:value="617596064" calcext:value-type="float">
            <text:p>617596064</text:p>
          </table:table-cell>
          <table:table-cell office:value-type="float" office:value="6449843" calcext:value-type="float">
            <text:p>6449843</text:p>
          </table:table-cell>
          <table:table-cell office:value-type="float" office:value="19836042" calcext:value-type="float">
            <text:p>19836042</text:p>
          </table:table-cell>
        </table:table-row>
        <table:table-row table:style-name="ro1">
          <table:table-cell office:value-type="float" office:value="248747414" calcext:value-type="float">
            <text:p>248747414</text:p>
          </table:table-cell>
          <table:table-cell office:value-type="float" office:value="260415658" calcext:value-type="float">
            <text:p>260415658</text:p>
          </table:table-cell>
          <table:table-cell office:value-type="float" office:value="285936431" calcext:value-type="float">
            <text:p>285936431</text:p>
          </table:table-cell>
          <table:table-cell office:value-type="float" office:value="336147704" calcext:value-type="float">
            <text:p>336147704</text:p>
          </table:table-cell>
          <table:table-cell office:value-type="float" office:value="1183390" calcext:value-type="float">
            <text:p>1183390</text:p>
          </table:table-cell>
          <table:table-cell office:value-type="float" office:value="1430768" calcext:value-type="float">
            <text:p>1430768</text:p>
          </table:table-cell>
          <table:table-cell office:value-type="float" office:value="226196083" calcext:value-type="float">
            <text:p>226196083</text:p>
          </table:table-cell>
          <table:table-cell office:value-type="float" office:value="238341691" calcext:value-type="float">
            <text:p>238341691</text:p>
          </table:table-cell>
          <table:table-cell office:value-type="float" office:value="264983766" calcext:value-type="float">
            <text:p>264983766</text:p>
          </table:table-cell>
          <table:table-cell office:value-type="float" office:value="316201173" calcext:value-type="float">
            <text:p>316201173</text:p>
          </table:table-cell>
          <table:table-cell office:value-type="float" office:value="477156" calcext:value-type="float">
            <text:p>477156</text:p>
          </table:table-cell>
          <table:table-cell office:value-type="float" office:value="592394" calcext:value-type="float">
            <text:p>592394</text:p>
          </table:table-cell>
          <table:table-cell office:value-type="float" office:value="1158794286" calcext:value-type="float">
            <text:p>1158794286</text:p>
          </table:table-cell>
          <table:table-cell office:value-type="float" office:value="1172396853" calcext:value-type="float">
            <text:p>1172396853</text:p>
          </table:table-cell>
          <table:table-cell office:value-type="float" office:value="865011465" calcext:value-type="float">
            <text:p>865011465</text:p>
          </table:table-cell>
          <table:table-cell office:value-type="float" office:value="931416627" calcext:value-type="float">
            <text:p>931416627</text:p>
          </table:table-cell>
          <table:table-cell office:value-type="float" office:value="30595441" calcext:value-type="float">
            <text:p>30595441</text:p>
          </table:table-cell>
          <table:table-cell office:value-type="float" office:value="30854133" calcext:value-type="float">
            <text:p>30854133</text:p>
          </table:table-cell>
          <table:table-cell office:value-type="float" office:value="1206435050" calcext:value-type="float">
            <text:p>1206435050</text:p>
          </table:table-cell>
          <table:table-cell office:value-type="float" office:value="1220231427" calcext:value-type="float">
            <text:p>1220231427</text:p>
          </table:table-cell>
          <table:table-cell office:value-type="float" office:value="981548282" calcext:value-type="float">
            <text:p>981548282</text:p>
          </table:table-cell>
          <table:table-cell office:value-type="float" office:value="1030422653" calcext:value-type="float">
            <text:p>1030422653</text:p>
          </table:table-cell>
          <table:table-cell office:value-type="float" office:value="34951721" calcext:value-type="float">
            <text:p>34951721</text:p>
          </table:table-cell>
          <table:table-cell office:value-type="float" office:value="35346115" calcext:value-type="float">
            <text:p>35346115</text:p>
          </table:table-cell>
          <table:table-cell office:value-type="float" office:value="442466043" calcext:value-type="float">
            <text:p>442466043</text:p>
          </table:table-cell>
          <table:table-cell office:value-type="float" office:value="488267817" calcext:value-type="float">
            <text:p>488267817</text:p>
          </table:table-cell>
          <table:table-cell office:value-type="float" office:value="443708240" calcext:value-type="float">
            <text:p>443708240</text:p>
          </table:table-cell>
          <table:table-cell office:value-type="float" office:value="499596842" calcext:value-type="float">
            <text:p>499596842</text:p>
          </table:table-cell>
          <table:table-cell office:value-type="float" office:value="6472192" calcext:value-type="float">
            <text:p>6472192</text:p>
          </table:table-cell>
          <table:table-cell office:value-type="float" office:value="6946135" calcext:value-type="float">
            <text:p>6946135</text:p>
          </table:table-cell>
        </table:table-row>
        <table:table-row table:style-name="ro1">
          <table:table-cell office:value-type="float" office:value="247318601" calcext:value-type="float">
            <text:p>247318601</text:p>
          </table:table-cell>
          <table:table-cell office:value-type="float" office:value="259159143" calcext:value-type="float">
            <text:p>259159143</text:p>
          </table:table-cell>
          <table:table-cell office:value-type="float" office:value="279538411" calcext:value-type="float">
            <text:p>279538411</text:p>
          </table:table-cell>
          <table:table-cell office:value-type="float" office:value="330005373" calcext:value-type="float">
            <text:p>330005373</text:p>
          </table:table-cell>
          <table:table-cell office:value-type="float" office:value="1115086" calcext:value-type="float">
            <text:p>1115086</text:p>
          </table:table-cell>
          <table:table-cell office:value-type="float" office:value="1240032" calcext:value-type="float">
            <text:p>1240032</text:p>
          </table:table-cell>
          <table:table-cell office:value-type="float" office:value="226656477" calcext:value-type="float">
            <text:p>226656477</text:p>
          </table:table-cell>
          <table:table-cell office:value-type="float" office:value="238429971" calcext:value-type="float">
            <text:p>238429971</text:p>
          </table:table-cell>
          <table:table-cell office:value-type="float" office:value="261670636" calcext:value-type="float">
            <text:p>261670636</text:p>
          </table:table-cell>
          <table:table-cell office:value-type="float" office:value="312775109" calcext:value-type="float">
            <text:p>312775109</text:p>
          </table:table-cell>
          <table:table-cell office:value-type="float" office:value="465771" calcext:value-type="float">
            <text:p>465771</text:p>
          </table:table-cell>
          <table:table-cell office:value-type="float" office:value="564387" calcext:value-type="float">
            <text:p>564387</text:p>
          </table:table-cell>
          <table:table-cell office:value-type="float" office:value="1042006180" calcext:value-type="float">
            <text:p>1042006180</text:p>
          </table:table-cell>
          <table:table-cell office:value-type="float" office:value="1071401748" calcext:value-type="float">
            <text:p>1071401748</text:p>
          </table:table-cell>
          <table:table-cell office:value-type="float" office:value="912219214" calcext:value-type="float">
            <text:p>912219214</text:p>
          </table:table-cell>
          <table:table-cell office:value-type="float" office:value="977757576" calcext:value-type="float">
            <text:p>977757576</text:p>
          </table:table-cell>
          <table:table-cell office:value-type="float" office:value="31217587" calcext:value-type="float">
            <text:p>31217587</text:p>
          </table:table-cell>
          <table:table-cell office:value-type="float" office:value="31465104" calcext:value-type="float">
            <text:p>31465104</text:p>
          </table:table-cell>
          <table:table-cell office:value-type="float" office:value="1152281935" calcext:value-type="float">
            <text:p>1152281935</text:p>
          </table:table-cell>
          <table:table-cell office:value-type="float" office:value="1174219920" calcext:value-type="float">
            <text:p>1174219920</text:p>
          </table:table-cell>
          <table:table-cell office:value-type="float" office:value="1043777424" calcext:value-type="float">
            <text:p>1043777424</text:p>
          </table:table-cell>
          <table:table-cell office:value-type="float" office:value="1092094881" calcext:value-type="float">
            <text:p>1092094881</text:p>
          </table:table-cell>
          <table:table-cell office:value-type="float" office:value="33869880" calcext:value-type="float">
            <text:p>33869880</text:p>
          </table:table-cell>
          <table:table-cell office:value-type="float" office:value="34252261" calcext:value-type="float">
            <text:p>34252261</text:p>
          </table:table-cell>
          <table:table-cell office:value-type="float" office:value="463757926" calcext:value-type="float">
            <text:p>463757926</text:p>
          </table:table-cell>
          <table:table-cell office:value-type="float" office:value="545498488" calcext:value-type="float">
            <text:p>545498488</text:p>
          </table:table-cell>
          <table:table-cell office:value-type="float" office:value="449682533" calcext:value-type="float">
            <text:p>449682533</text:p>
          </table:table-cell>
          <table:table-cell office:value-type="float" office:value="502484708" calcext:value-type="float">
            <text:p>502484708</text:p>
          </table:table-cell>
          <table:table-cell office:value-type="float" office:value="8445138" calcext:value-type="float">
            <text:p>8445138</text:p>
          </table:table-cell>
          <table:table-cell office:value-type="float" office:value="8766268" calcext:value-type="float">
            <text:p>8766268</text:p>
          </table:table-cell>
        </table:table-row>
        <table:table-row table:style-name="ro1">
          <table:table-cell office:value-type="float" office:value="247764189" calcext:value-type="float">
            <text:p>247764189</text:p>
          </table:table-cell>
          <table:table-cell office:value-type="float" office:value="259475315" calcext:value-type="float">
            <text:p>259475315</text:p>
          </table:table-cell>
          <table:table-cell office:value-type="float" office:value="285893339" calcext:value-type="float">
            <text:p>285893339</text:p>
          </table:table-cell>
          <table:table-cell office:value-type="float" office:value="337082949" calcext:value-type="float">
            <text:p>337082949</text:p>
          </table:table-cell>
          <table:table-cell office:value-type="float" office:value="1654610" calcext:value-type="float">
            <text:p>1654610</text:p>
          </table:table-cell>
          <table:table-cell office:value-type="float" office:value="1813359" calcext:value-type="float">
            <text:p>1813359</text:p>
          </table:table-cell>
          <table:table-cell office:value-type="float" office:value="226943454" calcext:value-type="float">
            <text:p>226943454</text:p>
          </table:table-cell>
          <table:table-cell office:value-type="float" office:value="238646968" calcext:value-type="float">
            <text:p>238646968</text:p>
          </table:table-cell>
          <table:table-cell office:value-type="float" office:value="261991975" calcext:value-type="float">
            <text:p>261991975</text:p>
          </table:table-cell>
          <table:table-cell office:value-type="float" office:value="312813661" calcext:value-type="float">
            <text:p>312813661</text:p>
          </table:table-cell>
          <table:table-cell office:value-type="float" office:value="465911" calcext:value-type="float">
            <text:p>465911</text:p>
          </table:table-cell>
          <table:table-cell office:value-type="float" office:value="560058" calcext:value-type="float">
            <text:p>560058</text:p>
          </table:table-cell>
          <table:table-cell office:value-type="float" office:value="1147997381" calcext:value-type="float">
            <text:p>1147997381</text:p>
          </table:table-cell>
          <table:table-cell office:value-type="float" office:value="1161593105" calcext:value-type="float">
            <text:p>1161593105</text:p>
          </table:table-cell>
          <table:table-cell office:value-type="float" office:value="899202336" calcext:value-type="float">
            <text:p>899202336</text:p>
          </table:table-cell>
          <table:table-cell office:value-type="float" office:value="964789866" calcext:value-type="float">
            <text:p>964789866</text:p>
          </table:table-cell>
          <table:table-cell office:value-type="float" office:value="33256673" calcext:value-type="float">
            <text:p>33256673</text:p>
          </table:table-cell>
          <table:table-cell office:value-type="float" office:value="33515714" calcext:value-type="float">
            <text:p>33515714</text:p>
          </table:table-cell>
          <table:table-cell office:value-type="float" office:value="1207792904" calcext:value-type="float">
            <text:p>1207792904</text:p>
          </table:table-cell>
          <table:table-cell office:value-type="float" office:value="1221055415" calcext:value-type="float">
            <text:p>1221055415</text:p>
          </table:table-cell>
          <table:table-cell office:value-type="float" office:value="1008703202" calcext:value-type="float">
            <text:p>1008703202</text:p>
          </table:table-cell>
          <table:table-cell office:value-type="float" office:value="1075180440" calcext:value-type="float">
            <text:p>1075180440</text:p>
          </table:table-cell>
          <table:table-cell office:value-type="float" office:value="31517905" calcext:value-type="float">
            <text:p>31517905</text:p>
          </table:table-cell>
          <table:table-cell office:value-type="float" office:value="31882127" calcext:value-type="float">
            <text:p>31882127</text:p>
          </table:table-cell>
          <table:table-cell office:value-type="float" office:value="468054283" calcext:value-type="float">
            <text:p>468054283</text:p>
          </table:table-cell>
          <table:table-cell office:value-type="float" office:value="726271616" calcext:value-type="float">
            <text:p>726271616</text:p>
          </table:table-cell>
          <table:table-cell office:value-type="float" office:value="427550529" calcext:value-type="float">
            <text:p>427550529</text:p>
          </table:table-cell>
          <table:table-cell office:value-type="float" office:value="617546198" calcext:value-type="float">
            <text:p>617546198</text:p>
          </table:table-cell>
          <table:table-cell office:value-type="float" office:value="6424839" calcext:value-type="float">
            <text:p>6424839</text:p>
          </table:table-cell>
          <table:table-cell office:value-type="float" office:value="19789038" calcext:value-type="float">
            <text:p>19789038</text:p>
          </table:table-cell>
        </table:table-row>
        <table:table-row table:style-name="ro1">
          <table:table-cell office:value-type="float" office:value="247695884" calcext:value-type="float">
            <text:p>247695884</text:p>
          </table:table-cell>
          <table:table-cell office:value-type="float" office:value="259350718" calcext:value-type="float">
            <text:p>259350718</text:p>
          </table:table-cell>
          <table:table-cell office:value-type="float" office:value="283628945" calcext:value-type="float">
            <text:p>283628945</text:p>
          </table:table-cell>
          <table:table-cell office:value-type="float" office:value="334321564" calcext:value-type="float">
            <text:p>334321564</text:p>
          </table:table-cell>
          <table:table-cell office:value-type="float" office:value="1112712" calcext:value-type="float">
            <text:p>1112712</text:p>
          </table:table-cell>
          <table:table-cell office:value-type="float" office:value="1282775" calcext:value-type="float">
            <text:p>1282775</text:p>
          </table:table-cell>
          <table:table-cell office:value-type="float" office:value="226501499" calcext:value-type="float">
            <text:p>226501499</text:p>
          </table:table-cell>
          <table:table-cell office:value-type="float" office:value="238660238" calcext:value-type="float">
            <text:p>238660238</text:p>
          </table:table-cell>
          <table:table-cell office:value-type="float" office:value="263942503" calcext:value-type="float">
            <text:p>263942503</text:p>
          </table:table-cell>
          <table:table-cell office:value-type="float" office:value="315244697" calcext:value-type="float">
            <text:p>315244697</text:p>
          </table:table-cell>
          <table:table-cell office:value-type="float" office:value="477645" calcext:value-type="float">
            <text:p>477645</text:p>
          </table:table-cell>
          <table:table-cell office:value-type="float" office:value="592813" calcext:value-type="float">
            <text:p>592813</text:p>
          </table:table-cell>
          <table:table-cell office:value-type="float" office:value="1128699118" calcext:value-type="float">
            <text:p>1128699118</text:p>
          </table:table-cell>
          <table:table-cell office:value-type="float" office:value="1142450936" calcext:value-type="float">
            <text:p>1142450936</text:p>
          </table:table-cell>
          <table:table-cell office:value-type="float" office:value="965862907" calcext:value-type="float">
            <text:p>965862907</text:p>
          </table:table-cell>
          <table:table-cell office:value-type="float" office:value="1035075270" calcext:value-type="float">
            <text:p>1035075270</text:p>
          </table:table-cell>
          <table:table-cell office:value-type="float" office:value="34275588" calcext:value-type="float">
            <text:p>34275588</text:p>
          </table:table-cell>
          <table:table-cell office:value-type="float" office:value="34535537" calcext:value-type="float">
            <text:p>34535537</text:p>
          </table:table-cell>
          <table:table-cell office:value-type="float" office:value="1228727131" calcext:value-type="float">
            <text:p>1228727131</text:p>
          </table:table-cell>
          <table:table-cell office:value-type="float" office:value="1256468019" calcext:value-type="float">
            <text:p>1256468019</text:p>
          </table:table-cell>
          <table:table-cell office:value-type="float" office:value="982155133" calcext:value-type="float">
            <text:p>982155133</text:p>
          </table:table-cell>
          <table:table-cell office:value-type="float" office:value="1077445462" calcext:value-type="float">
            <text:p>1077445462</text:p>
          </table:table-cell>
          <table:table-cell office:value-type="float" office:value="31412165" calcext:value-type="float">
            <text:p>31412165</text:p>
          </table:table-cell>
          <table:table-cell office:value-type="float" office:value="31805092" calcext:value-type="float">
            <text:p>31805092</text:p>
          </table:table-cell>
          <table:table-cell office:value-type="float" office:value="461880313" calcext:value-type="float">
            <text:p>461880313</text:p>
          </table:table-cell>
          <table:table-cell office:value-type="float" office:value="521375728" calcext:value-type="float">
            <text:p>521375728</text:p>
          </table:table-cell>
          <table:table-cell office:value-type="float" office:value="444873402" calcext:value-type="float">
            <text:p>444873402</text:p>
          </table:table-cell>
          <table:table-cell office:value-type="float" office:value="501455737" calcext:value-type="float">
            <text:p>501455737</text:p>
          </table:table-cell>
          <table:table-cell office:value-type="float" office:value="6439297" calcext:value-type="float">
            <text:p>6439297</text:p>
          </table:table-cell>
          <table:table-cell office:value-type="float" office:value="6909817" calcext:value-type="float">
            <text:p>6909817</text:p>
          </table:table-cell>
        </table:table-row>
        <table:table-row table:style-name="ro1">
          <table:table-cell office:value-type="float" office:value="250475916" calcext:value-type="float">
            <text:p>250475916</text:p>
          </table:table-cell>
          <table:table-cell office:value-type="float" office:value="262469340" calcext:value-type="float">
            <text:p>262469340</text:p>
          </table:table-cell>
          <table:table-cell office:value-type="float" office:value="282070576" calcext:value-type="float">
            <text:p>282070576</text:p>
          </table:table-cell>
          <table:table-cell office:value-type="float" office:value="332501849" calcext:value-type="float">
            <text:p>332501849</text:p>
          </table:table-cell>
          <table:table-cell office:value-type="float" office:value="1670045" calcext:value-type="float">
            <text:p>1670045</text:p>
          </table:table-cell>
          <table:table-cell office:value-type="float" office:value="1797296" calcext:value-type="float">
            <text:p>1797296</text:p>
          </table:table-cell>
          <table:table-cell office:value-type="float" office:value="226127917" calcext:value-type="float">
            <text:p>226127917</text:p>
          </table:table-cell>
          <table:table-cell office:value-type="float" office:value="237921875" calcext:value-type="float">
            <text:p>237921875</text:p>
          </table:table-cell>
          <table:table-cell office:value-type="float" office:value="270644961" calcext:value-type="float">
            <text:p>270644961</text:p>
          </table:table-cell>
          <table:table-cell office:value-type="float" office:value="321627492" calcext:value-type="float">
            <text:p>321627492</text:p>
          </table:table-cell>
          <table:table-cell office:value-type="float" office:value="464514" calcext:value-type="float">
            <text:p>464514</text:p>
          </table:table-cell>
          <table:table-cell office:value-type="float" office:value="563549" calcext:value-type="float">
            <text:p>563549</text:p>
          </table:table-cell>
          <table:table-cell office:value-type="float" office:value="1032812343" calcext:value-type="float">
            <text:p>1032812343</text:p>
          </table:table-cell>
          <table:table-cell office:value-type="float" office:value="1053982912" calcext:value-type="float">
            <text:p>1053982912</text:p>
          </table:table-cell>
          <table:table-cell office:value-type="float" office:value="969466718" calcext:value-type="float">
            <text:p>969466718</text:p>
          </table:table-cell>
          <table:table-cell office:value-type="float" office:value="1038841182" calcext:value-type="float">
            <text:p>1038841182</text:p>
          </table:table-cell>
          <table:table-cell office:value-type="float" office:value="34430076" calcext:value-type="float">
            <text:p>34430076</text:p>
          </table:table-cell>
          <table:table-cell office:value-type="float" office:value="34672356" calcext:value-type="float">
            <text:p>34672356</text:p>
          </table:table-cell>
          <table:table-cell office:value-type="float" office:value="1314683452" calcext:value-type="float">
            <text:p>1314683452</text:p>
          </table:table-cell>
          <table:table-cell office:value-type="float" office:value="1340116575" calcext:value-type="float">
            <text:p>1340116575</text:p>
          </table:table-cell>
          <table:table-cell office:value-type="float" office:value="1059527542" calcext:value-type="float">
            <text:p>1059527542</text:p>
          </table:table-cell>
          <table:table-cell office:value-type="float" office:value="1105105615" calcext:value-type="float">
            <text:p>1105105615</text:p>
          </table:table-cell>
          <table:table-cell office:value-type="float" office:value="31275206" calcext:value-type="float">
            <text:p>31275206</text:p>
          </table:table-cell>
          <table:table-cell office:value-type="float" office:value="31636775" calcext:value-type="float">
            <text:p>31636775</text:p>
          </table:table-cell>
          <table:table-cell office:value-type="float" office:value="445293357" calcext:value-type="float">
            <text:p>445293357</text:p>
          </table:table-cell>
          <table:table-cell office:value-type="float" office:value="521806998" calcext:value-type="float">
            <text:p>521806998</text:p>
          </table:table-cell>
          <table:table-cell office:value-type="float" office:value="428284910" calcext:value-type="float">
            <text:p>428284910</text:p>
          </table:table-cell>
          <table:table-cell office:value-type="float" office:value="481137161" calcext:value-type="float">
            <text:p>481137161</text:p>
          </table:table-cell>
          <table:table-cell office:value-type="float" office:value="6411989" calcext:value-type="float">
            <text:p>6411989</text:p>
          </table:table-cell>
          <table:table-cell office:value-type="float" office:value="6633665" calcext:value-type="float">
            <text:p>6633665</text:p>
          </table:table-cell>
        </table:table-row>
        <table:table-row table:style-name="ro1">
          <table:table-cell office:value-type="float" office:value="247454372" calcext:value-type="float">
            <text:p>247454372</text:p>
          </table:table-cell>
          <table:table-cell office:value-type="float" office:value="259121568" calcext:value-type="float">
            <text:p>259121568</text:p>
          </table:table-cell>
          <table:table-cell office:value-type="float" office:value="284031999" calcext:value-type="float">
            <text:p>284031999</text:p>
          </table:table-cell>
          <table:table-cell office:value-type="float" office:value="334409983" calcext:value-type="float">
            <text:p>334409983</text:p>
          </table:table-cell>
          <table:table-cell office:value-type="float" office:value="1115924" calcext:value-type="float">
            <text:p>1115924</text:p>
          </table:table-cell>
          <table:table-cell office:value-type="float" office:value="1226972" calcext:value-type="float">
            <text:p>1226972</text:p>
          </table:table-cell>
          <table:table-cell office:value-type="float" office:value="226075886" calcext:value-type="float">
            <text:p>226075886</text:p>
          </table:table-cell>
          <table:table-cell office:value-type="float" office:value="237747482" calcext:value-type="float">
            <text:p>237747482</text:p>
          </table:table-cell>
          <table:table-cell office:value-type="float" office:value="266684052" calcext:value-type="float">
            <text:p>266684052</text:p>
          </table:table-cell>
          <table:table-cell office:value-type="float" office:value="317362424" calcext:value-type="float">
            <text:p>317362424</text:p>
          </table:table-cell>
          <table:table-cell office:value-type="float" office:value="483581" calcext:value-type="float">
            <text:p>483581</text:p>
          </table:table-cell>
          <table:table-cell office:value-type="float" office:value="575492" calcext:value-type="float">
            <text:p>575492</text:p>
          </table:table-cell>
          <table:table-cell office:value-type="float" office:value="1112125990" calcext:value-type="float">
            <text:p>1112125990</text:p>
          </table:table-cell>
          <table:table-cell office:value-type="float" office:value="1147474270" calcext:value-type="float">
            <text:p>1147474270</text:p>
          </table:table-cell>
          <table:table-cell office:value-type="float" office:value="906580229" calcext:value-type="float">
            <text:p>906580229</text:p>
          </table:table-cell>
          <table:table-cell office:value-type="float" office:value="950789482" calcext:value-type="float">
            <text:p>950789482</text:p>
          </table:table-cell>
          <table:table-cell office:value-type="float" office:value="30573581" calcext:value-type="float">
            <text:p>30573581</text:p>
          </table:table-cell>
          <table:table-cell office:value-type="float" office:value="30829549" calcext:value-type="float">
            <text:p>30829549</text:p>
          </table:table-cell>
          <table:table-cell office:value-type="float" office:value="1054791325" calcext:value-type="float">
            <text:p>1054791325</text:p>
          </table:table-cell>
          <table:table-cell office:value-type="float" office:value="1075822491" calcext:value-type="float">
            <text:p>1075822491</text:p>
          </table:table-cell>
          <table:table-cell office:value-type="float" office:value="1035120598" calcext:value-type="float">
            <text:p>1035120598</text:p>
          </table:table-cell>
          <table:table-cell office:value-type="float" office:value="1121833510" calcext:value-type="float">
            <text:p>1121833510</text:p>
          </table:table-cell>
          <table:table-cell office:value-type="float" office:value="31449670" calcext:value-type="float">
            <text:p>31449670</text:p>
          </table:table-cell>
          <table:table-cell office:value-type="float" office:value="31814800" calcext:value-type="float">
            <text:p>31814800</text:p>
          </table:table-cell>
          <table:table-cell office:value-type="float" office:value="441889712" calcext:value-type="float">
            <text:p>441889712</text:p>
          </table:table-cell>
          <table:table-cell office:value-type="float" office:value="661588809" calcext:value-type="float">
            <text:p>661588809</text:p>
          </table:table-cell>
          <table:table-cell office:value-type="float" office:value="431375876" calcext:value-type="float">
            <text:p>431375876</text:p>
          </table:table-cell>
          <table:table-cell office:value-type="float" office:value="615481620" calcext:value-type="float">
            <text:p>615481620</text:p>
          </table:table-cell>
          <table:table-cell office:value-type="float" office:value="6453055" calcext:value-type="float">
            <text:p>6453055</text:p>
          </table:table-cell>
          <table:table-cell office:value-type="float" office:value="19826893" calcext:value-type="float">
            <text:p>19826893</text:p>
          </table:table-cell>
        </table:table-row>
        <table:table-row table:style-name="ro1">
          <table:table-cell office:value-type="float" office:value="247921401" calcext:value-type="float">
            <text:p>247921401</text:p>
          </table:table-cell>
          <table:table-cell office:value-type="float" office:value="259629943" calcext:value-type="float">
            <text:p>259629943</text:p>
          </table:table-cell>
          <table:table-cell office:value-type="float" office:value="279353960" calcext:value-type="float">
            <text:p>279353960</text:p>
          </table:table-cell>
          <table:table-cell office:value-type="float" office:value="329472414" calcext:value-type="float">
            <text:p>329472414</text:p>
          </table:table-cell>
          <table:table-cell office:value-type="float" office:value="1113480" calcext:value-type="float">
            <text:p>1113480</text:p>
          </table:table-cell>
          <table:table-cell office:value-type="float" office:value="1279632" calcext:value-type="float">
            <text:p>1279632</text:p>
          </table:table-cell>
          <table:table-cell office:value-type="float" office:value="226382839" calcext:value-type="float">
            <text:p>226382839</text:p>
          </table:table-cell>
          <table:table-cell office:value-type="float" office:value="238571679" calcext:value-type="float">
            <text:p>238571679</text:p>
          </table:table-cell>
          <table:table-cell office:value-type="float" office:value="264694484" calcext:value-type="float">
            <text:p>264694484</text:p>
          </table:table-cell>
          <table:table-cell office:value-type="float" office:value="315965459" calcext:value-type="float">
            <text:p>315965459</text:p>
          </table:table-cell>
          <table:table-cell office:value-type="float" office:value="464165" calcext:value-type="float">
            <text:p>464165</text:p>
          </table:table-cell>
          <table:table-cell office:value-type="float" office:value="580032" calcext:value-type="float">
            <text:p>580032</text:p>
          </table:table-cell>
          <table:table-cell office:value-type="float" office:value="1209696708" calcext:value-type="float">
            <text:p>1209696708</text:p>
          </table:table-cell>
          <table:table-cell office:value-type="float" office:value="1231850573" calcext:value-type="float">
            <text:p>1231850573</text:p>
          </table:table-cell>
          <table:table-cell office:value-type="float" office:value="895791288" calcext:value-type="float">
            <text:p>895791288</text:p>
          </table:table-cell>
          <table:table-cell office:value-type="float" office:value="976171202" calcext:value-type="float">
            <text:p>976171202</text:p>
          </table:table-cell>
          <table:table-cell office:value-type="float" office:value="35096572" calcext:value-type="float">
            <text:p>35096572</text:p>
          </table:table-cell>
          <table:table-cell office:value-type="float" office:value="35356800" calcext:value-type="float">
            <text:p>35356800</text:p>
          </table:table-cell>
          <table:table-cell office:value-type="float" office:value="1249133776" calcext:value-type="float">
            <text:p>1249133776</text:p>
          </table:table-cell>
          <table:table-cell office:value-type="float" office:value="1276769064" calcext:value-type="float">
            <text:p>1276769064</text:p>
          </table:table-cell>
          <table:table-cell office:value-type="float" office:value="1009902866" calcext:value-type="float">
            <text:p>1009902866</text:p>
          </table:table-cell>
          <table:table-cell office:value-type="float" office:value="1067611392" calcext:value-type="float">
            <text:p>1067611392</text:p>
          </table:table-cell>
          <table:table-cell office:value-type="float" office:value="33928756" calcext:value-type="float">
            <text:p>33928756</text:p>
          </table:table-cell>
          <table:table-cell office:value-type="float" office:value="34323988" calcext:value-type="float">
            <text:p>34323988</text:p>
          </table:table-cell>
          <table:table-cell office:value-type="float" office:value="455617785" calcext:value-type="float">
            <text:p>455617785</text:p>
          </table:table-cell>
          <table:table-cell office:value-type="float" office:value="540854741" calcext:value-type="float">
            <text:p>540854741</text:p>
          </table:table-cell>
          <table:table-cell office:value-type="float" office:value="429850681" calcext:value-type="float">
            <text:p>429850681</text:p>
          </table:table-cell>
          <table:table-cell office:value-type="float" office:value="486208476" calcext:value-type="float">
            <text:p>486208476</text:p>
          </table:table-cell>
          <table:table-cell office:value-type="float" office:value="6448795" calcext:value-type="float">
            <text:p>6448795</text:p>
          </table:table-cell>
          <table:table-cell office:value-type="float" office:value="6921411" calcext:value-type="float">
            <text:p>6921411</text:p>
          </table:table-cell>
        </table:table-row>
        <table:table-row table:style-name="ro1">
          <table:table-cell office:value-type="float" office:value="247790029" calcext:value-type="float">
            <text:p>247790029</text:p>
          </table:table-cell>
          <table:table-cell office:value-type="float" office:value="259652152" calcext:value-type="float">
            <text:p>259652152</text:p>
          </table:table-cell>
          <table:table-cell office:value-type="float" office:value="280897452" calcext:value-type="float">
            <text:p>280897452</text:p>
          </table:table-cell>
          <table:table-cell office:value-type="float" office:value="331149582" calcext:value-type="float">
            <text:p>331149582</text:p>
          </table:table-cell>
          <table:table-cell office:value-type="float" office:value="1112153" calcext:value-type="float">
            <text:p>1112153</text:p>
          </table:table-cell>
          <table:table-cell office:value-type="float" office:value="1237518" calcext:value-type="float">
            <text:p>1237518</text:p>
          </table:table-cell>
          <table:table-cell office:value-type="float" office:value="226378997" calcext:value-type="float">
            <text:p>226378997</text:p>
          </table:table-cell>
          <table:table-cell office:value-type="float" office:value="238139431" calcext:value-type="float">
            <text:p>238139431</text:p>
          </table:table-cell>
          <table:table-cell office:value-type="float" office:value="264089449" calcext:value-type="float">
            <text:p>264089449</text:p>
          </table:table-cell>
          <table:table-cell office:value-type="float" office:value="314829770" calcext:value-type="float">
            <text:p>314829770</text:p>
          </table:table-cell>
          <table:table-cell office:value-type="float" office:value="478552" calcext:value-type="float">
            <text:p>478552</text:p>
          </table:table-cell>
          <table:table-cell office:value-type="float" office:value="576679" calcext:value-type="float">
            <text:p>576679</text:p>
          </table:table-cell>
          <table:table-cell office:value-type="float" office:value="1122275885" calcext:value-type="float">
            <text:p>1122275885</text:p>
          </table:table-cell>
          <table:table-cell office:value-type="float" office:value="1147383966" calcext:value-type="float">
            <text:p>1147383966</text:p>
          </table:table-cell>
          <table:table-cell office:value-type="float" office:value="943550923" calcext:value-type="float">
            <text:p>943550923</text:p>
          </table:table-cell>
          <table:table-cell office:value-type="float" office:value="1008002973" calcext:value-type="float">
            <text:p>1008002973</text:p>
          </table:table-cell>
          <table:table-cell office:value-type="float" office:value="34842769" calcext:value-type="float">
            <text:p>34842769</text:p>
          </table:table-cell>
          <table:table-cell office:value-type="float" office:value="35087562" calcext:value-type="float">
            <text:p>35087562</text:p>
          </table:table-cell>
          <table:table-cell office:value-type="float" office:value="1194821283" calcext:value-type="float">
            <text:p>1194821283</text:p>
          </table:table-cell>
          <table:table-cell office:value-type="float" office:value="1219447319" calcext:value-type="float">
            <text:p>1219447319</text:p>
          </table:table-cell>
          <table:table-cell office:value-type="float" office:value="1025511136" calcext:value-type="float">
            <text:p>1025511136</text:p>
          </table:table-cell>
          <table:table-cell office:value-type="float" office:value="1067362058" calcext:value-type="float">
            <text:p>1067362058</text:p>
          </table:table-cell>
          <table:table-cell office:value-type="float" office:value="34066622" calcext:value-type="float">
            <text:p>34066622</text:p>
          </table:table-cell>
          <table:table-cell office:value-type="float" office:value="34429238" calcext:value-type="float">
            <text:p>34429238</text:p>
          </table:table-cell>
          <table:table-cell office:value-type="float" office:value="469834747" calcext:value-type="float">
            <text:p>469834747</text:p>
          </table:table-cell>
          <table:table-cell office:value-type="float" office:value="513847327" calcext:value-type="float">
            <text:p>513847327</text:p>
          </table:table-cell>
          <table:table-cell office:value-type="float" office:value="452177473" calcext:value-type="float">
            <text:p>452177473</text:p>
          </table:table-cell>
          <table:table-cell office:value-type="float" office:value="505084550" calcext:value-type="float">
            <text:p>505084550</text:p>
          </table:table-cell>
          <table:table-cell office:value-type="float" office:value="6439716" calcext:value-type="float">
            <text:p>6439716</text:p>
          </table:table-cell>
          <table:table-cell office:value-type="float" office:value="6660484" calcext:value-type="float">
            <text:p>6660484</text:p>
          </table:table-cell>
        </table:table-row>
        <table:table-row table:style-name="ro1">
          <table:table-cell office:value-type="float" office:value="248187426" calcext:value-type="float">
            <text:p>248187426</text:p>
          </table:table-cell>
          <table:table-cell office:value-type="float" office:value="260045917" calcext:value-type="float">
            <text:p>260045917</text:p>
          </table:table-cell>
          <table:table-cell office:value-type="float" office:value="279625014" calcext:value-type="float">
            <text:p>279625014</text:p>
          </table:table-cell>
          <table:table-cell office:value-type="float" office:value="329750173" calcext:value-type="float">
            <text:p>329750173</text:p>
          </table:table-cell>
          <table:table-cell office:value-type="float" office:value="1106495" calcext:value-type="float">
            <text:p>1106495</text:p>
          </table:table-cell>
          <table:table-cell office:value-type="float" office:value="1217543" calcext:value-type="float">
            <text:p>1217543</text:p>
          </table:table-cell>
          <table:table-cell office:value-type="float" office:value="226065689" calcext:value-type="float">
            <text:p>226065689</text:p>
          </table:table-cell>
          <table:table-cell office:value-type="float" office:value="237724155" calcext:value-type="float">
            <text:p>237724155</text:p>
          </table:table-cell>
          <table:table-cell office:value-type="float" office:value="268331538" calcext:value-type="float">
            <text:p>268331538</text:p>
          </table:table-cell>
          <table:table-cell office:value-type="float" office:value="319150989" calcext:value-type="float">
            <text:p>319150989</text:p>
          </table:table-cell>
          <table:table-cell office:value-type="float" office:value="482114" calcext:value-type="float">
            <text:p>482114</text:p>
          </table:table-cell>
          <table:table-cell office:value-type="float" office:value="577098" calcext:value-type="float">
            <text:p>577098</text:p>
          </table:table-cell>
          <table:table-cell office:value-type="float" office:value="1056521643" calcext:value-type="float">
            <text:p>1056521643</text:p>
          </table:table-cell>
          <table:table-cell office:value-type="float" office:value="1077932536" calcext:value-type="float">
            <text:p>1077932536</text:p>
          </table:table-cell>
          <table:table-cell office:value-type="float" office:value="848030465" calcext:value-type="float">
            <text:p>848030465</text:p>
          </table:table-cell>
          <table:table-cell office:value-type="float" office:value="915329037" calcext:value-type="float">
            <text:p>915329037</text:p>
          </table:table-cell>
          <table:table-cell office:value-type="float" office:value="30511561" calcext:value-type="float">
            <text:p>30511561</text:p>
          </table:table-cell>
          <table:table-cell office:value-type="float" office:value="30778145" calcext:value-type="float">
            <text:p>30778145</text:p>
          </table:table-cell>
          <table:table-cell office:value-type="float" office:value="1203325158" calcext:value-type="float">
            <text:p>1203325158</text:p>
          </table:table-cell>
          <table:table-cell office:value-type="float" office:value="1216401192" calcext:value-type="float">
            <text:p>1216401192</text:p>
          </table:table-cell>
          <table:table-cell office:value-type="float" office:value="1009486122" calcext:value-type="float">
            <text:p>1009486122</text:p>
          </table:table-cell>
          <table:table-cell office:value-type="float" office:value="1062722012" calcext:value-type="float">
            <text:p>1062722012</text:p>
          </table:table-cell>
          <table:table-cell office:value-type="float" office:value="31543257" calcext:value-type="float">
            <text:p>31543257</text:p>
          </table:table-cell>
          <table:table-cell office:value-type="float" office:value="31907619" calcext:value-type="float">
            <text:p>31907619</text:p>
          </table:table-cell>
          <table:table-cell office:value-type="float" office:value="471699997" calcext:value-type="float">
            <text:p>471699997</text:p>
          </table:table-cell>
          <table:table-cell office:value-type="float" office:value="759902359" calcext:value-type="float">
            <text:p>759902359</text:p>
          </table:table-cell>
          <table:table-cell office:value-type="float" office:value="434380796" calcext:value-type="float">
            <text:p>434380796</text:p>
          </table:table-cell>
          <table:table-cell office:value-type="float" office:value="623614497" calcext:value-type="float">
            <text:p>623614497</text:p>
          </table:table-cell>
          <table:table-cell office:value-type="float" office:value="6441182" calcext:value-type="float">
            <text:p>6441182</text:p>
          </table:table-cell>
          <table:table-cell office:value-type="float" office:value="19832620" calcext:value-type="float">
            <text:p>19832620</text:p>
          </table:table-cell>
        </table:table-row>
        <table:table-row table:style-name="ro1">
          <table:table-cell office:value-type="float" office:value="248794696" calcext:value-type="float">
            <text:p>248794696</text:p>
          </table:table-cell>
          <table:table-cell office:value-type="float" office:value="260461613" calcext:value-type="float">
            <text:p>260461613</text:p>
          </table:table-cell>
          <table:table-cell office:value-type="float" office:value="282053395" calcext:value-type="float">
            <text:p>282053395</text:p>
          </table:table-cell>
          <table:table-cell office:value-type="float" office:value="335212879" calcext:value-type="float">
            <text:p>335212879</text:p>
          </table:table-cell>
          <table:table-cell office:value-type="float" office:value="1114248" calcext:value-type="float">
            <text:p>1114248</text:p>
          </table:table-cell>
          <table:table-cell office:value-type="float" office:value="1283823" calcext:value-type="float">
            <text:p>1283823</text:p>
          </table:table-cell>
          <table:table-cell office:value-type="float" office:value="225552146" calcext:value-type="float">
            <text:p>225552146</text:p>
          </table:table-cell>
          <table:table-cell office:value-type="float" office:value="237687558" calcext:value-type="float">
            <text:p>237687558</text:p>
          </table:table-cell>
          <table:table-cell office:value-type="float" office:value="261178883" calcext:value-type="float">
            <text:p>261178883</text:p>
          </table:table-cell>
          <table:table-cell office:value-type="float" office:value="312216868" calcext:value-type="float">
            <text:p>312216868</text:p>
          </table:table-cell>
          <table:table-cell office:value-type="float" office:value="482533" calcext:value-type="float">
            <text:p>482533</text:p>
          </table:table-cell>
          <table:table-cell office:value-type="float" office:value="599308" calcext:value-type="float">
            <text:p>599308</text:p>
          </table:table-cell>
          <table:table-cell office:value-type="float" office:value="1080603756" calcext:value-type="float">
            <text:p>1080603756</text:p>
          </table:table-cell>
          <table:table-cell office:value-type="float" office:value="1094137111" calcext:value-type="float">
            <text:p>1094137111</text:p>
          </table:table-cell>
          <table:table-cell office:value-type="float" office:value="908900915" calcext:value-type="float">
            <text:p>908900915</text:p>
          </table:table-cell>
          <table:table-cell office:value-type="float" office:value="970615816" calcext:value-type="float">
            <text:p>970615816</text:p>
          </table:table-cell>
          <table:table-cell office:value-type="float" office:value="31931295" calcext:value-type="float">
            <text:p>31931295</text:p>
          </table:table-cell>
          <table:table-cell office:value-type="float" office:value="32191384" calcext:value-type="float">
            <text:p>32191384</text:p>
          </table:table-cell>
          <table:table-cell office:value-type="float" office:value="1212626759" calcext:value-type="float">
            <text:p>1212626759</text:p>
          </table:table-cell>
          <table:table-cell office:value-type="float" office:value="1245943706" calcext:value-type="float">
            <text:p>1245943706</text:p>
          </table:table-cell>
          <table:table-cell office:value-type="float" office:value="1054208080" calcext:value-type="float">
            <text:p>1054208080</text:p>
          </table:table-cell>
          <table:table-cell office:value-type="float" office:value="1098690273" calcext:value-type="float">
            <text:p>1098690273</text:p>
          </table:table-cell>
          <table:table-cell office:value-type="float" office:value="31266895" calcext:value-type="float">
            <text:p>31266895</text:p>
          </table:table-cell>
          <table:table-cell office:value-type="float" office:value="31657377" calcext:value-type="float">
            <text:p>31657377</text:p>
          </table:table-cell>
          <table:table-cell office:value-type="float" office:value="445269821" calcext:value-type="float">
            <text:p>445269821</text:p>
          </table:table-cell>
          <table:table-cell office:value-type="float" office:value="492614878" calcext:value-type="float">
            <text:p>492614878</text:p>
          </table:table-cell>
          <table:table-cell office:value-type="float" office:value="426427760" calcext:value-type="float">
            <text:p>426427760</text:p>
          </table:table-cell>
          <table:table-cell office:value-type="float" office:value="483021409" calcext:value-type="float">
            <text:p>483021409</text:p>
          </table:table-cell>
          <table:table-cell office:value-type="float" office:value="6433639" calcext:value-type="float">
            <text:p>6433639</text:p>
          </table:table-cell>
          <table:table-cell office:value-type="float" office:value="6902903" calcext:value-type="float">
            <text:p>6902903</text:p>
          </table:table-cell>
        </table:table-row>
        <table:table-row table:style-name="ro1">
          <table:table-cell office:value-type="float" office:value="249313058" calcext:value-type="float">
            <text:p>249313058</text:p>
          </table:table-cell>
          <table:table-cell office:value-type="float" office:value="261187543" calcext:value-type="float">
            <text:p>261187543</text:p>
          </table:table-cell>
          <table:table-cell office:value-type="float" office:value="281338989" calcext:value-type="float">
            <text:p>281338989</text:p>
          </table:table-cell>
          <table:table-cell office:value-type="float" office:value="331596427" calcext:value-type="float">
            <text:p>331596427</text:p>
          </table:table-cell>
          <table:table-cell office:value-type="float" office:value="1112362" calcext:value-type="float">
            <text:p>1112362</text:p>
          </table:table-cell>
          <table:table-cell office:value-type="float" office:value="1235283" calcext:value-type="float">
            <text:p>1235283</text:p>
          </table:table-cell>
          <table:table-cell office:value-type="float" office:value="226198248" calcext:value-type="float">
            <text:p>226198248</text:p>
          </table:table-cell>
          <table:table-cell office:value-type="float" office:value="237968460" calcext:value-type="float">
            <text:p>237968460</text:p>
          </table:table-cell>
          <table:table-cell office:value-type="float" office:value="272888194" calcext:value-type="float">
            <text:p>272888194</text:p>
          </table:table-cell>
          <table:table-cell office:value-type="float" office:value="323934490" calcext:value-type="float">
            <text:p>323934490</text:p>
          </table:table-cell>
          <table:table-cell office:value-type="float" office:value="484279" calcext:value-type="float">
            <text:p>484279</text:p>
          </table:table-cell>
          <table:table-cell office:value-type="float" office:value="581428" calcext:value-type="float">
            <text:p>581428</text:p>
          </table:table-cell>
          <table:table-cell office:value-type="float" office:value="1153162633" calcext:value-type="float">
            <text:p>1153162633</text:p>
          </table:table-cell>
          <table:table-cell office:value-type="float" office:value="1166132998" calcext:value-type="float">
            <text:p>1166132998</text:p>
          </table:table-cell>
          <table:table-cell office:value-type="float" office:value="912758319" calcext:value-type="float">
            <text:p>912758319</text:p>
          </table:table-cell>
          <table:table-cell office:value-type="float" office:value="992000309" calcext:value-type="float">
            <text:p>992000309</text:p>
          </table:table-cell>
          <table:table-cell office:value-type="float" office:value="35231715" calcext:value-type="float">
            <text:p>35231715</text:p>
          </table:table-cell>
          <table:table-cell office:value-type="float" office:value="35474623" calcext:value-type="float">
            <text:p>35474623</text:p>
          </table:table-cell>
          <table:table-cell office:value-type="float" office:value="962277745" calcext:value-type="float">
            <text:p>962277745</text:p>
          </table:table-cell>
          <table:table-cell office:value-type="float" office:value="974938783" calcext:value-type="float">
            <text:p>974938783</text:p>
          </table:table-cell>
          <table:table-cell office:value-type="float" office:value="1039851646" calcext:value-type="float">
            <text:p>1039851646</text:p>
          </table:table-cell>
          <table:table-cell office:value-type="float" office:value="1128778807" calcext:value-type="float">
            <text:p>1128778807</text:p>
          </table:table-cell>
          <table:table-cell office:value-type="float" office:value="33926242" calcext:value-type="float">
            <text:p>33926242</text:p>
          </table:table-cell>
          <table:table-cell office:value-type="float" office:value="34290743" calcext:value-type="float">
            <text:p>34290743</text:p>
          </table:table-cell>
          <table:table-cell office:value-type="float" office:value="445725395" calcext:value-type="float">
            <text:p>445725395</text:p>
          </table:table-cell>
          <table:table-cell office:value-type="float" office:value="494059056" calcext:value-type="float">
            <text:p>494059056</text:p>
          </table:table-cell>
          <table:table-cell office:value-type="float" office:value="436883140" calcext:value-type="float">
            <text:p>436883140</text:p>
          </table:table-cell>
          <table:table-cell office:value-type="float" office:value="489606325" calcext:value-type="float">
            <text:p>489606325</text:p>
          </table:table-cell>
          <table:table-cell office:value-type="float" office:value="6437411" calcext:value-type="float">
            <text:p>6437411</text:p>
          </table:table-cell>
          <table:table-cell office:value-type="float" office:value="6656712" calcext:value-type="float">
            <text:p>6656712</text:p>
          </table:table-cell>
        </table:table-row>
        <table:table-row table:style-name="ro1">
          <table:table-cell office:value-type="float" office:value="247969452" calcext:value-type="float">
            <text:p>247969452</text:p>
          </table:table-cell>
          <table:table-cell office:value-type="float" office:value="259652572" calcext:value-type="float">
            <text:p>259652572</text:p>
          </table:table-cell>
          <table:table-cell office:value-type="float" office:value="285599656" calcext:value-type="float">
            <text:p>285599656</text:p>
          </table:table-cell>
          <table:table-cell office:value-type="float" office:value="335720066" calcext:value-type="float">
            <text:p>335720066</text:p>
          </table:table-cell>
          <table:table-cell office:value-type="float" office:value="1110197" calcext:value-type="float">
            <text:p>1110197</text:p>
          </table:table-cell>
          <table:table-cell office:value-type="float" office:value="1222432" calcext:value-type="float">
            <text:p>1222432</text:p>
          </table:table-cell>
          <table:table-cell office:value-type="float" office:value="225935295" calcext:value-type="float">
            <text:p>225935295</text:p>
          </table:table-cell>
          <table:table-cell office:value-type="float" office:value="238961323" calcext:value-type="float">
            <text:p>238961323</text:p>
          </table:table-cell>
          <table:table-cell office:value-type="float" office:value="261509511" calcext:value-type="float">
            <text:p>261509511</text:p>
          </table:table-cell>
          <table:table-cell office:value-type="float" office:value="312455864" calcext:value-type="float">
            <text:p>312455864</text:p>
          </table:table-cell>
          <table:table-cell office:value-type="float" office:value="463885" calcext:value-type="float">
            <text:p>463885</text:p>
          </table:table-cell>
          <table:table-cell office:value-type="float" office:value="558171" calcext:value-type="float">
            <text:p>558171</text:p>
          </table:table-cell>
          <table:table-cell office:value-type="float" office:value="1182712271" calcext:value-type="float">
            <text:p>1182712271</text:p>
          </table:table-cell>
          <table:table-cell office:value-type="float" office:value="1208609070" calcext:value-type="float">
            <text:p>1208609070</text:p>
          </table:table-cell>
          <table:table-cell office:value-type="float" office:value="893458798" calcext:value-type="float">
            <text:p>893458798</text:p>
          </table:table-cell>
          <table:table-cell office:value-type="float" office:value="961637649" calcext:value-type="float">
            <text:p>961637649</text:p>
          </table:table-cell>
          <table:table-cell office:value-type="float" office:value="30417695" calcext:value-type="float">
            <text:p>30417695</text:p>
          </table:table-cell>
          <table:table-cell office:value-type="float" office:value="30676457" calcext:value-type="float">
            <text:p>30676457</text:p>
          </table:table-cell>
          <table:table-cell office:value-type="float" office:value="1103048439" calcext:value-type="float">
            <text:p>1103048439</text:p>
          </table:table-cell>
          <table:table-cell office:value-type="float" office:value="1128274971" calcext:value-type="float">
            <text:p>1128274971</text:p>
          </table:table-cell>
          <table:table-cell office:value-type="float" office:value="1028223771" calcext:value-type="float">
            <text:p>1028223771</text:p>
          </table:table-cell>
          <table:table-cell office:value-type="float" office:value="1073540078" calcext:value-type="float">
            <text:p>1073540078</text:p>
          </table:table-cell>
          <table:table-cell office:value-type="float" office:value="31312222" calcext:value-type="float">
            <text:p>31312222</text:p>
          </table:table-cell>
          <table:table-cell office:value-type="float" office:value="32167009" calcext:value-type="float">
            <text:p>32167009</text:p>
          </table:table-cell>
          <table:table-cell office:value-type="float" office:value="440757236" calcext:value-type="float">
            <text:p>440757236</text:p>
          </table:table-cell>
          <table:table-cell office:value-type="float" office:value="683600059" calcext:value-type="float">
            <text:p>683600059</text:p>
          </table:table-cell>
          <table:table-cell office:value-type="float" office:value="429546732" calcext:value-type="float">
            <text:p>429546732</text:p>
          </table:table-cell>
          <table:table-cell office:value-type="float" office:value="610776622" calcext:value-type="float">
            <text:p>610776622</text:p>
          </table:table-cell>
          <table:table-cell office:value-type="float" office:value="6424979" calcext:value-type="float">
            <text:p>6424979</text:p>
          </table:table-cell>
          <table:table-cell office:value-type="float" office:value="19770531" calcext:value-type="float">
            <text:p>19770531</text:p>
          </table:table-cell>
        </table:table-row>
        <table:table-row table:style-name="ro1">
          <table:table-cell office:value-type="float" office:value="247668017" calcext:value-type="float">
            <text:p>247668017</text:p>
          </table:table-cell>
          <table:table-cell office:value-type="float" office:value="259325994" calcext:value-type="float">
            <text:p>259325994</text:p>
          </table:table-cell>
          <table:table-cell office:value-type="float" office:value="288575035" calcext:value-type="float">
            <text:p>288575035</text:p>
          </table:table-cell>
          <table:table-cell office:value-type="float" office:value="338633565" calcext:value-type="float">
            <text:p>338633565</text:p>
          </table:table-cell>
          <table:table-cell office:value-type="float" office:value="1111943" calcext:value-type="float">
            <text:p>1111943</text:p>
          </table:table-cell>
          <table:table-cell office:value-type="float" office:value="1279981" calcext:value-type="float">
            <text:p>1279981</text:p>
          </table:table-cell>
          <table:table-cell office:value-type="float" office:value="227355798" calcext:value-type="float">
            <text:p>227355798</text:p>
          </table:table-cell>
          <table:table-cell office:value-type="float" office:value="239491908" calcext:value-type="float">
            <text:p>239491908</text:p>
          </table:table-cell>
          <table:table-cell office:value-type="float" office:value="268883285" calcext:value-type="float">
            <text:p>268883285</text:p>
          </table:table-cell>
          <table:table-cell office:value-type="float" office:value="320682469" calcext:value-type="float">
            <text:p>320682469</text:p>
          </table:table-cell>
          <table:table-cell office:value-type="float" office:value="467239" calcext:value-type="float">
            <text:p>467239</text:p>
          </table:table-cell>
          <table:table-cell office:value-type="float" office:value="582896" calcext:value-type="float">
            <text:p>582896</text:p>
          </table:table-cell>
          <table:table-cell office:value-type="float" office:value="1122380856" calcext:value-type="float">
            <text:p>1122380856</text:p>
          </table:table-cell>
          <table:table-cell office:value-type="float" office:value="1148534251" calcext:value-type="float">
            <text:p>1148534251</text:p>
          </table:table-cell>
          <table:table-cell office:value-type="float" office:value="930527898" calcext:value-type="float">
            <text:p>930527898</text:p>
          </table:table-cell>
          <table:table-cell office:value-type="float" office:value="988209115" calcext:value-type="float">
            <text:p>988209115</text:p>
          </table:table-cell>
          <table:table-cell office:value-type="float" office:value="30528533" calcext:value-type="float">
            <text:p>30528533</text:p>
          </table:table-cell>
          <table:table-cell office:value-type="float" office:value="30801403" calcext:value-type="float">
            <text:p>30801403</text:p>
          </table:table-cell>
          <table:table-cell office:value-type="float" office:value="1124091199" calcext:value-type="float">
            <text:p>1124091199</text:p>
          </table:table-cell>
          <table:table-cell office:value-type="float" office:value="1156876234" calcext:value-type="float">
            <text:p>1156876234</text:p>
          </table:table-cell>
          <table:table-cell office:value-type="float" office:value="1024580500" calcext:value-type="float">
            <text:p>1024580500</text:p>
          </table:table-cell>
          <table:table-cell office:value-type="float" office:value="1074486357" calcext:value-type="float">
            <text:p>1074486357</text:p>
          </table:table-cell>
          <table:table-cell office:value-type="float" office:value="31526495" calcext:value-type="float">
            <text:p>31526495</text:p>
          </table:table-cell>
          <table:table-cell office:value-type="float" office:value="31918234" calcext:value-type="float">
            <text:p>31918234</text:p>
          </table:table-cell>
          <table:table-cell office:value-type="float" office:value="446255910" calcext:value-type="float">
            <text:p>446255910</text:p>
          </table:table-cell>
          <table:table-cell office:value-type="float" office:value="521545303" calcext:value-type="float">
            <text:p>521545303</text:p>
          </table:table-cell>
          <table:table-cell office:value-type="float" office:value="453674591" calcext:value-type="float">
            <text:p>453674591</text:p>
          </table:table-cell>
          <table:table-cell office:value-type="float" office:value="509549294" calcext:value-type="float">
            <text:p>509549294</text:p>
          </table:table-cell>
          <table:table-cell office:value-type="float" office:value="6462764" calcext:value-type="float">
            <text:p>6462764</text:p>
          </table:table-cell>
          <table:table-cell office:value-type="float" office:value="6937405" calcext:value-type="float">
            <text:p>6937405</text:p>
          </table:table-cell>
        </table:table-row>
        <table:table-row table:style-name="ro1">
          <table:table-cell office:value-type="float" office:value="248924811" calcext:value-type="float">
            <text:p>248924811</text:p>
          </table:table-cell>
          <table:table-cell office:value-type="float" office:value="260791823" calcext:value-type="float">
            <text:p>260791823</text:p>
          </table:table-cell>
          <table:table-cell office:value-type="float" office:value="283433250" calcext:value-type="float">
            <text:p>283433250</text:p>
          </table:table-cell>
          <table:table-cell office:value-type="float" office:value="333990377" calcext:value-type="float">
            <text:p>333990377</text:p>
          </table:table-cell>
          <table:table-cell office:value-type="float" office:value="1636171" calcext:value-type="float">
            <text:p>1636171</text:p>
          </table:table-cell>
          <table:table-cell office:value-type="float" office:value="1814895" calcext:value-type="float">
            <text:p>1814895</text:p>
          </table:table-cell>
          <table:table-cell office:value-type="float" office:value="226329340" calcext:value-type="float">
            <text:p>226329340</text:p>
          </table:table-cell>
          <table:table-cell office:value-type="float" office:value="238232459" calcext:value-type="float">
            <text:p>238232459</text:p>
          </table:table-cell>
          <table:table-cell office:value-type="float" office:value="262187880" calcext:value-type="float">
            <text:p>262187880</text:p>
          </table:table-cell>
          <table:table-cell office:value-type="float" office:value="313011452" calcext:value-type="float">
            <text:p>313011452</text:p>
          </table:table-cell>
          <table:table-cell office:value-type="float" office:value="479740" calcext:value-type="float">
            <text:p>479740</text:p>
          </table:table-cell>
          <table:table-cell office:value-type="float" office:value="578565" calcext:value-type="float">
            <text:p>578565</text:p>
          </table:table-cell>
          <table:table-cell office:value-type="float" office:value="1160370603" calcext:value-type="float">
            <text:p>1160370603</text:p>
          </table:table-cell>
          <table:table-cell office:value-type="float" office:value="1185198830" calcext:value-type="float">
            <text:p>1185198830</text:p>
          </table:table-cell>
          <table:table-cell office:value-type="float" office:value="881978498" calcext:value-type="float">
            <text:p>881978498</text:p>
          </table:table-cell>
          <table:table-cell office:value-type="float" office:value="933119149" calcext:value-type="float">
            <text:p>933119149</text:p>
          </table:table-cell>
          <table:table-cell office:value-type="float" office:value="30503320" calcext:value-type="float">
            <text:p>30503320</text:p>
          </table:table-cell>
          <table:table-cell office:value-type="float" office:value="30746647" calcext:value-type="float">
            <text:p>30746647</text:p>
          </table:table-cell>
          <table:table-cell office:value-type="float" office:value="1138097868" calcext:value-type="float">
            <text:p>1138097868</text:p>
          </table:table-cell>
          <table:table-cell office:value-type="float" office:value="1174455425" calcext:value-type="float">
            <text:p>1174455425</text:p>
          </table:table-cell>
          <table:table-cell office:value-type="float" office:value="1032879461" calcext:value-type="float">
            <text:p>1032879461</text:p>
          </table:table-cell>
          <table:table-cell office:value-type="float" office:value="1097229613" calcext:value-type="float">
            <text:p>1097229613</text:p>
          </table:table-cell>
          <table:table-cell office:value-type="float" office:value="31312431" calcext:value-type="float">
            <text:p>31312431</text:p>
          </table:table-cell>
          <table:table-cell office:value-type="float" office:value="31679377" calcext:value-type="float">
            <text:p>31679377</text:p>
          </table:table-cell>
          <table:table-cell office:value-type="float" office:value="455969506" calcext:value-type="float">
            <text:p>455969506</text:p>
          </table:table-cell>
          <table:table-cell office:value-type="float" office:value="501271007" calcext:value-type="float">
            <text:p>501271007</text:p>
          </table:table-cell>
          <table:table-cell office:value-type="float" office:value="437145744" calcext:value-type="float">
            <text:p>437145744</text:p>
          </table:table-cell>
          <table:table-cell office:value-type="float" office:value="490683767" calcext:value-type="float">
            <text:p>490683767</text:p>
          </table:table-cell>
          <table:table-cell office:value-type="float" office:value="6424351" calcext:value-type="float">
            <text:p>6424351</text:p>
          </table:table-cell>
          <table:table-cell office:value-type="float" office:value="6646725" calcext:value-type="float">
            <text:p>6646725</text:p>
          </table:table-cell>
        </table:table-row>
        <table:table-row table:style-name="ro1">
          <table:table-cell office:value-type="float" office:value="248008632" calcext:value-type="float">
            <text:p>248008632</text:p>
          </table:table-cell>
          <table:table-cell office:value-type="float" office:value="259744273" calcext:value-type="float">
            <text:p>259744273</text:p>
          </table:table-cell>
          <table:table-cell office:value-type="float" office:value="280490837" calcext:value-type="float">
            <text:p>280490837</text:p>
          </table:table-cell>
          <table:table-cell office:value-type="float" office:value="330800446" calcext:value-type="float">
            <text:p>330800446</text:p>
          </table:table-cell>
          <table:table-cell office:value-type="float" office:value="1637848" calcext:value-type="float">
            <text:p>1637848</text:p>
          </table:table-cell>
          <table:table-cell office:value-type="float" office:value="1792756" calcext:value-type="float">
            <text:p>1792756</text:p>
          </table:table-cell>
          <table:table-cell office:value-type="float" office:value="226328362" calcext:value-type="float">
            <text:p>226328362</text:p>
          </table:table-cell>
          <table:table-cell office:value-type="float" office:value="237953513" calcext:value-type="float">
            <text:p>237953513</text:p>
          </table:table-cell>
          <table:table-cell office:value-type="float" office:value="263619068" calcext:value-type="float">
            <text:p>263619068</text:p>
          </table:table-cell>
          <table:table-cell office:value-type="float" office:value="314502773" calcext:value-type="float">
            <text:p>314502773</text:p>
          </table:table-cell>
          <table:table-cell office:value-type="float" office:value="479251" calcext:value-type="float">
            <text:p>479251</text:p>
          </table:table-cell>
          <table:table-cell office:value-type="float" office:value="572629" calcext:value-type="float">
            <text:p>572629</text:p>
          </table:table-cell>
          <table:table-cell office:value-type="float" office:value="1184491128" calcext:value-type="float">
            <text:p>1184491128</text:p>
          </table:table-cell>
          <table:table-cell office:value-type="float" office:value="1204591449" calcext:value-type="float">
            <text:p>1204591449</text:p>
          </table:table-cell>
          <table:table-cell office:value-type="float" office:value="914928777" calcext:value-type="float">
            <text:p>914928777</text:p>
          </table:table-cell>
          <table:table-cell office:value-type="float" office:value="980411196" calcext:value-type="float">
            <text:p>980411196</text:p>
          </table:table-cell>
          <table:table-cell office:value-type="float" office:value="35311962" calcext:value-type="float">
            <text:p>35311962</text:p>
          </table:table-cell>
          <table:table-cell office:value-type="float" office:value="35570166" calcext:value-type="float">
            <text:p>35570166</text:p>
          </table:table-cell>
          <table:table-cell office:value-type="float" office:value="1120497236" calcext:value-type="float">
            <text:p>1120497236</text:p>
          </table:table-cell>
          <table:table-cell office:value-type="float" office:value="1145773216" calcext:value-type="float">
            <text:p>1145773216</text:p>
          </table:table-cell>
          <table:table-cell office:value-type="float" office:value="1020909223" calcext:value-type="float">
            <text:p>1020909223</text:p>
          </table:table-cell>
          <table:table-cell office:value-type="float" office:value="1077990155" calcext:value-type="float">
            <text:p>1077990155</text:p>
          </table:table-cell>
          <table:table-cell office:value-type="float" office:value="31464476" calcext:value-type="float">
            <text:p>31464476</text:p>
          </table:table-cell>
          <table:table-cell office:value-type="float" office:value="31831282" calcext:value-type="float">
            <text:p>31831282</text:p>
          </table:table-cell>
          <table:table-cell office:value-type="float" office:value="442294513" calcext:value-type="float">
            <text:p>442294513</text:p>
          </table:table-cell>
          <table:table-cell office:value-type="float" office:value="648859258" calcext:value-type="float">
            <text:p>648859258</text:p>
          </table:table-cell>
          <table:table-cell office:value-type="float" office:value="438094817" calcext:value-type="float">
            <text:p>438094817</text:p>
          </table:table-cell>
          <table:table-cell office:value-type="float" office:value="623954136" calcext:value-type="float">
            <text:p>623954136</text:p>
          </table:table-cell>
          <table:table-cell office:value-type="float" office:value="6432731" calcext:value-type="float">
            <text:p>6432731</text:p>
          </table:table-cell>
          <table:table-cell office:value-type="float" office:value="19843585" calcext:value-type="float">
            <text:p>19843585</text:p>
          </table:table-cell>
        </table:table-row>
        <table:table-row table:style-name="ro1">
          <table:table-cell office:value-type="float" office:value="247910645" calcext:value-type="float">
            <text:p>247910645</text:p>
          </table:table-cell>
          <table:table-cell office:value-type="float" office:value="259571835" calcext:value-type="float">
            <text:p>259571835</text:p>
          </table:table-cell>
          <table:table-cell office:value-type="float" office:value="281729751" calcext:value-type="float">
            <text:p>281729751</text:p>
          </table:table-cell>
          <table:table-cell office:value-type="float" office:value="332122821" calcext:value-type="float">
            <text:p>332122821</text:p>
          </table:table-cell>
          <table:table-cell office:value-type="float" office:value="1114597" calcext:value-type="float">
            <text:p>1114597</text:p>
          </table:table-cell>
          <table:table-cell office:value-type="float" office:value="1283194" calcext:value-type="float">
            <text:p>1283194</text:p>
          </table:table-cell>
          <table:table-cell office:value-type="float" office:value="226086851" calcext:value-type="float">
            <text:p>226086851</text:p>
          </table:table-cell>
          <table:table-cell office:value-type="float" office:value="238256136" calcext:value-type="float">
            <text:p>238256136</text:p>
          </table:table-cell>
          <table:table-cell office:value-type="float" office:value="263280198" calcext:value-type="float">
            <text:p>263280198</text:p>
          </table:table-cell>
          <table:table-cell office:value-type="float" office:value="314565910" calcext:value-type="float">
            <text:p>314565910</text:p>
          </table:table-cell>
          <table:table-cell office:value-type="float" office:value="465073" calcext:value-type="float">
            <text:p>465073</text:p>
          </table:table-cell>
          <table:table-cell office:value-type="float" office:value="581359" calcext:value-type="float">
            <text:p>581359</text:p>
          </table:table-cell>
          <table:table-cell office:value-type="float" office:value="1015517407" calcext:value-type="float">
            <text:p>1015517407</text:p>
          </table:table-cell>
          <table:table-cell office:value-type="float" office:value="1054600030" calcext:value-type="float">
            <text:p>1054600030</text:p>
          </table:table-cell>
          <table:table-cell office:value-type="float" office:value="918891152" calcext:value-type="float">
            <text:p>918891152</text:p>
          </table:table-cell>
          <table:table-cell office:value-type="float" office:value="960323027" calcext:value-type="float">
            <text:p>960323027</text:p>
          </table:table-cell>
          <table:table-cell office:value-type="float" office:value="33077950" calcext:value-type="float">
            <text:p>33077950</text:p>
          </table:table-cell>
          <table:table-cell office:value-type="float" office:value="33335385" calcext:value-type="float">
            <text:p>33335385</text:p>
          </table:table-cell>
          <table:table-cell office:value-type="float" office:value="1094421853" calcext:value-type="float">
            <text:p>1094421853</text:p>
          </table:table-cell>
          <table:table-cell office:value-type="float" office:value="1129918546" calcext:value-type="float">
            <text:p>1129918546</text:p>
          </table:table-cell>
          <table:table-cell office:value-type="float" office:value="1042892536" calcext:value-type="float">
            <text:p>1042892536</text:p>
          </table:table-cell>
          <table:table-cell office:value-type="float" office:value="1086179325" calcext:value-type="float">
            <text:p>1086179325</text:p>
          </table:table-cell>
          <table:table-cell office:value-type="float" office:value="31830654" calcext:value-type="float">
            <text:p>31830654</text:p>
          </table:table-cell>
          <table:table-cell office:value-type="float" office:value="32219879" calcext:value-type="float">
            <text:p>32219879</text:p>
          </table:table-cell>
          <table:table-cell office:value-type="float" office:value="434866752" calcext:value-type="float">
            <text:p>434866752</text:p>
          </table:table-cell>
          <table:table-cell office:value-type="float" office:value="484908451" calcext:value-type="float">
            <text:p>484908451</text:p>
          </table:table-cell>
          <table:table-cell office:value-type="float" office:value="429080821" calcext:value-type="float">
            <text:p>429080821</text:p>
          </table:table-cell>
          <table:table-cell office:value-type="float" office:value="485209467" calcext:value-type="float">
            <text:p>485209467</text:p>
          </table:table-cell>
          <table:table-cell office:value-type="float" office:value="6452148" calcext:value-type="float">
            <text:p>6452148</text:p>
          </table:table-cell>
          <table:table-cell office:value-type="float" office:value="6931957" calcext:value-type="float">
            <text:p>6931957</text:p>
          </table:table-cell>
        </table:table-row>
        <table:table-row table:style-name="ro1">
          <table:table-cell office:value-type="float" office:value="247420639" calcext:value-type="float">
            <text:p>247420639</text:p>
          </table:table-cell>
          <table:table-cell office:value-type="float" office:value="259282832" calcext:value-type="float">
            <text:p>259282832</text:p>
          </table:table-cell>
          <table:table-cell office:value-type="float" office:value="287400444" calcext:value-type="float">
            <text:p>287400444</text:p>
          </table:table-cell>
          <table:table-cell office:value-type="float" office:value="337621845" calcext:value-type="float">
            <text:p>337621845</text:p>
          </table:table-cell>
          <table:table-cell office:value-type="float" office:value="1142254" calcext:value-type="float">
            <text:p>1142254</text:p>
          </table:table-cell>
          <table:table-cell office:value-type="float" office:value="1265803" calcext:value-type="float">
            <text:p>1265803</text:p>
          </table:table-cell>
          <table:table-cell office:value-type="float" office:value="232377735" calcext:value-type="float">
            <text:p>232377735</text:p>
          </table:table-cell>
          <table:table-cell office:value-type="float" office:value="244198791" calcext:value-type="float">
            <text:p>244198791</text:p>
          </table:table-cell>
          <table:table-cell office:value-type="float" office:value="268338662" calcext:value-type="float">
            <text:p>268338662</text:p>
          </table:table-cell>
          <table:table-cell office:value-type="float" office:value="319576672" calcext:value-type="float">
            <text:p>319576672</text:p>
          </table:table-cell>
          <table:table-cell office:value-type="float" office:value="463187" calcext:value-type="float">
            <text:p>463187</text:p>
          </table:table-cell>
          <table:table-cell office:value-type="float" office:value="563270" calcext:value-type="float">
            <text:p>563270</text:p>
          </table:table-cell>
          <table:table-cell office:value-type="float" office:value="1095626546" calcext:value-type="float">
            <text:p>1095626546</text:p>
          </table:table-cell>
          <table:table-cell office:value-type="float" office:value="1120671561" calcext:value-type="float">
            <text:p>1120671561</text:p>
          </table:table-cell>
          <table:table-cell office:value-type="float" office:value="909411037" calcext:value-type="float">
            <text:p>909411037</text:p>
          </table:table-cell>
          <table:table-cell office:value-type="float" office:value="1003733296" calcext:value-type="float">
            <text:p>1003733296</text:p>
          </table:table-cell>
          <table:table-cell office:value-type="float" office:value="31069104" calcext:value-type="float">
            <text:p>31069104</text:p>
          </table:table-cell>
          <table:table-cell office:value-type="float" office:value="31318018" calcext:value-type="float">
            <text:p>31318018</text:p>
          </table:table-cell>
          <table:table-cell office:value-type="float" office:value="1285364850" calcext:value-type="float">
            <text:p>1285364850</text:p>
          </table:table-cell>
          <table:table-cell office:value-type="float" office:value="1298277036" calcext:value-type="float">
            <text:p>1298277036</text:p>
          </table:table-cell>
          <table:table-cell office:value-type="float" office:value="1007827811" calcext:value-type="float">
            <text:p>1007827811</text:p>
          </table:table-cell>
          <table:table-cell office:value-type="float" office:value="1076134403" calcext:value-type="float">
            <text:p>1076134403</text:p>
          </table:table-cell>
          <table:table-cell office:value-type="float" office:value="31434933" calcext:value-type="float">
            <text:p>31434933</text:p>
          </table:table-cell>
          <table:table-cell office:value-type="float" office:value="31797828" calcext:value-type="float">
            <text:p>31797828</text:p>
          </table:table-cell>
          <table:table-cell office:value-type="float" office:value="437641826" calcext:value-type="float">
            <text:p>437641826</text:p>
          </table:table-cell>
          <table:table-cell office:value-type="float" office:value="482217117" calcext:value-type="float">
            <text:p>482217117</text:p>
          </table:table-cell>
          <table:table-cell office:value-type="float" office:value="435820016" calcext:value-type="float">
            <text:p>435820016</text:p>
          </table:table-cell>
          <table:table-cell office:value-type="float" office:value="488392693" calcext:value-type="float">
            <text:p>488392693</text:p>
          </table:table-cell>
          <table:table-cell office:value-type="float" office:value="9602827" calcext:value-type="float">
            <text:p>9602827</text:p>
          </table:table-cell>
          <table:table-cell office:value-type="float" office:value="9927519" calcext:value-type="float">
            <text:p>9927519</text:p>
          </table:table-cell>
        </table:table-row>
        <table:table-row table:style-name="ro1">
          <table:table-cell office:value-type="float" office:value="247703985" calcext:value-type="float">
            <text:p>247703985</text:p>
          </table:table-cell>
          <table:table-cell office:value-type="float" office:value="259444026" calcext:value-type="float">
            <text:p>259444026</text:p>
          </table:table-cell>
          <table:table-cell office:value-type="float" office:value="289090603" calcext:value-type="float">
            <text:p>289090603</text:p>
          </table:table-cell>
          <table:table-cell office:value-type="float" office:value="339263324" calcext:value-type="float">
            <text:p>339263324</text:p>
          </table:table-cell>
          <table:table-cell office:value-type="float" office:value="1377060" calcext:value-type="float">
            <text:p>1377060</text:p>
          </table:table-cell>
          <table:table-cell office:value-type="float" office:value="1533016" calcext:value-type="float">
            <text:p>1533016</text:p>
          </table:table-cell>
          <table:table-cell office:value-type="float" office:value="229943417" calcext:value-type="float">
            <text:p>229943417</text:p>
          </table:table-cell>
          <table:table-cell office:value-type="float" office:value="241635057" calcext:value-type="float">
            <text:p>241635057</text:p>
          </table:table-cell>
          <table:table-cell office:value-type="float" office:value="260852166" calcext:value-type="float">
            <text:p>260852166</text:p>
          </table:table-cell>
          <table:table-cell office:value-type="float" office:value="311648080" calcext:value-type="float">
            <text:p>311648080</text:p>
          </table:table-cell>
          <table:table-cell office:value-type="float" office:value="463607" calcext:value-type="float">
            <text:p>463607</text:p>
          </table:table-cell>
          <table:table-cell office:value-type="float" office:value="557264" calcext:value-type="float">
            <text:p>557264</text:p>
          </table:table-cell>
          <table:table-cell office:value-type="float" office:value="1045649729" calcext:value-type="float">
            <text:p>1045649729</text:p>
          </table:table-cell>
          <table:table-cell office:value-type="float" office:value="1083185857" calcext:value-type="float">
            <text:p>1083185857</text:p>
          </table:table-cell>
          <table:table-cell office:value-type="float" office:value="897351053" calcext:value-type="float">
            <text:p>897351053</text:p>
          </table:table-cell>
          <table:table-cell office:value-type="float" office:value="971524103" calcext:value-type="float">
            <text:p>971524103</text:p>
          </table:table-cell>
          <table:table-cell office:value-type="float" office:value="30492216" calcext:value-type="float">
            <text:p>30492216</text:p>
          </table:table-cell>
          <table:table-cell office:value-type="float" office:value="30754540" calcext:value-type="float">
            <text:p>30754540</text:p>
          </table:table-cell>
          <table:table-cell office:value-type="float" office:value="1276351902" calcext:value-type="float">
            <text:p>1276351902</text:p>
          </table:table-cell>
          <table:table-cell office:value-type="float" office:value="1301608535" calcext:value-type="float">
            <text:p>1301608535</text:p>
          </table:table-cell>
          <table:table-cell office:value-type="float" office:value="1040657963" calcext:value-type="float">
            <text:p>1040657963</text:p>
          </table:table-cell>
          <table:table-cell office:value-type="float" office:value="1132682026" calcext:value-type="float">
            <text:p>1132682026</text:p>
          </table:table-cell>
          <table:table-cell office:value-type="float" office:value="35624223" calcext:value-type="float">
            <text:p>35624223</text:p>
          </table:table-cell>
          <table:table-cell office:value-type="float" office:value="35989144" calcext:value-type="float">
            <text:p>35989144</text:p>
          </table:table-cell>
          <table:table-cell office:value-type="float" office:value="455645372" calcext:value-type="float">
            <text:p>455645372</text:p>
          </table:table-cell>
          <table:table-cell office:value-type="float" office:value="651965728" calcext:value-type="float">
            <text:p>651965728</text:p>
          </table:table-cell>
          <table:table-cell office:value-type="float" office:value="440740404" calcext:value-type="float">
            <text:p>440740404</text:p>
          </table:table-cell>
          <table:table-cell office:value-type="float" office:value="620502788" calcext:value-type="float">
            <text:p>620502788</text:p>
          </table:table-cell>
          <table:table-cell office:value-type="float" office:value="6435036" calcext:value-type="float">
            <text:p>6435036</text:p>
          </table:table-cell>
          <table:table-cell office:value-type="float" office:value="19805451" calcext:value-type="float">
            <text:p>19805451</text:p>
          </table:table-cell>
        </table:table-row>
        <table:table-row table:style-name="ro1">
          <table:table-cell office:value-type="float" office:value="248075052" calcext:value-type="float">
            <text:p>248075052</text:p>
          </table:table-cell>
          <table:table-cell office:value-type="float" office:value="259830877" calcext:value-type="float">
            <text:p>259830877</text:p>
          </table:table-cell>
          <table:table-cell office:value-type="float" office:value="281687148" calcext:value-type="float">
            <text:p>281687148</text:p>
          </table:table-cell>
          <table:table-cell office:value-type="float" office:value="337515267" calcext:value-type="float">
            <text:p>337515267</text:p>
          </table:table-cell>
          <table:table-cell office:value-type="float" office:value="1114527" calcext:value-type="float">
            <text:p>1114527</text:p>
          </table:table-cell>
          <table:table-cell office:value-type="float" office:value="1285778" calcext:value-type="float">
            <text:p>1285778</text:p>
          </table:table-cell>
          <table:table-cell office:value-type="float" office:value="225904565" calcext:value-type="float">
            <text:p>225904565</text:p>
          </table:table-cell>
          <table:table-cell office:value-type="float" office:value="238081114" calcext:value-type="float">
            <text:p>238081114</text:p>
          </table:table-cell>
          <table:table-cell office:value-type="float" office:value="263710490" calcext:value-type="float">
            <text:p>263710490</text:p>
          </table:table-cell>
          <table:table-cell office:value-type="float" office:value="314912671" calcext:value-type="float">
            <text:p>314912671</text:p>
          </table:table-cell>
          <table:table-cell office:value-type="float" office:value="464654" calcext:value-type="float">
            <text:p>464654</text:p>
          </table:table-cell>
          <table:table-cell office:value-type="float" office:value="578915" calcext:value-type="float">
            <text:p>578915</text:p>
          </table:table-cell>
          <table:table-cell office:value-type="float" office:value="948319406" calcext:value-type="float">
            <text:p>948319406</text:p>
          </table:table-cell>
          <table:table-cell office:value-type="float" office:value="973619760" calcext:value-type="float">
            <text:p>973619760</text:p>
          </table:table-cell>
          <table:table-cell office:value-type="float" office:value="944751563" calcext:value-type="float">
            <text:p>944751563</text:p>
          </table:table-cell>
          <table:table-cell office:value-type="float" office:value="1017266232" calcext:value-type="float">
            <text:p>1017266232</text:p>
          </table:table-cell>
          <table:table-cell office:value-type="float" office:value="33033251" calcext:value-type="float">
            <text:p>33033251</text:p>
          </table:table-cell>
          <table:table-cell office:value-type="float" office:value="33300184" calcext:value-type="float">
            <text:p>33300184</text:p>
          </table:table-cell>
          <table:table-cell office:value-type="float" office:value="958969293" calcext:value-type="float">
            <text:p>958969293</text:p>
          </table:table-cell>
          <table:table-cell office:value-type="float" office:value="972614394" calcext:value-type="float">
            <text:p>972614394</text:p>
          </table:table-cell>
          <table:table-cell office:value-type="float" office:value="1007685824" calcext:value-type="float">
            <text:p>1007685824</text:p>
          </table:table-cell>
          <table:table-cell office:value-type="float" office:value="1103107804" calcext:value-type="float">
            <text:p>1103107804</text:p>
          </table:table-cell>
          <table:table-cell office:value-type="float" office:value="31416076" calcext:value-type="float">
            <text:p>31416076</text:p>
          </table:table-cell>
          <table:table-cell office:value-type="float" office:value="31814381" calcext:value-type="float">
            <text:p>31814381</text:p>
          </table:table-cell>
          <table:table-cell office:value-type="float" office:value="464120472" calcext:value-type="float">
            <text:p>464120472</text:p>
          </table:table-cell>
          <table:table-cell office:value-type="float" office:value="508906894" calcext:value-type="float">
            <text:p>508906894</text:p>
          </table:table-cell>
          <table:table-cell office:value-type="float" office:value="428838262" calcext:value-type="float">
            <text:p>428838262</text:p>
          </table:table-cell>
          <table:table-cell office:value-type="float" office:value="485344330" calcext:value-type="float">
            <text:p>485344330</text:p>
          </table:table-cell>
          <table:table-cell office:value-type="float" office:value="6429030" calcext:value-type="float">
            <text:p>6429030</text:p>
          </table:table-cell>
          <table:table-cell office:value-type="float" office:value="6900388" calcext:value-type="float">
            <text:p>6900388</text:p>
          </table:table-cell>
        </table:table-row>
        <table:table-row table:style-name="ro1">
          <table:table-cell office:value-type="float" office:value="249962653" calcext:value-type="float">
            <text:p>249962653</text:p>
          </table:table-cell>
          <table:table-cell office:value-type="float" office:value="261977169" calcext:value-type="float">
            <text:p>261977169</text:p>
          </table:table-cell>
          <table:table-cell office:value-type="float" office:value="281158309" calcext:value-type="float">
            <text:p>281158309</text:p>
          </table:table-cell>
          <table:table-cell office:value-type="float" office:value="331602434" calcext:value-type="float">
            <text:p>331602434</text:p>
          </table:table-cell>
          <table:table-cell office:value-type="float" office:value="1650280" calcext:value-type="float">
            <text:p>1650280</text:p>
          </table:table-cell>
          <table:table-cell office:value-type="float" office:value="1826978" calcext:value-type="float">
            <text:p>1826978</text:p>
          </table:table-cell>
          <table:table-cell office:value-type="float" office:value="225946889" calcext:value-type="float">
            <text:p>225946889</text:p>
          </table:table-cell>
          <table:table-cell office:value-type="float" office:value="237711444" calcext:value-type="float">
            <text:p>237711444</text:p>
          </table:table-cell>
          <table:table-cell office:value-type="float" office:value="267642624" calcext:value-type="float">
            <text:p>267642624</text:p>
          </table:table-cell>
          <table:table-cell office:value-type="float" office:value="318782158" calcext:value-type="float">
            <text:p>318782158</text:p>
          </table:table-cell>
          <table:table-cell office:value-type="float" office:value="464235" calcext:value-type="float">
            <text:p>464235</text:p>
          </table:table-cell>
          <table:table-cell office:value-type="float" office:value="563969" calcext:value-type="float">
            <text:p>563969</text:p>
          </table:table-cell>
          <table:table-cell office:value-type="float" office:value="1166363265" calcext:value-type="float">
            <text:p>1166363265</text:p>
          </table:table-cell>
          <table:table-cell office:value-type="float" office:value="1179372251" calcext:value-type="float">
            <text:p>1179372251</text:p>
          </table:table-cell>
          <table:table-cell office:value-type="float" office:value="888743254" calcext:value-type="float">
            <text:p>888743254</text:p>
          </table:table-cell>
          <table:table-cell office:value-type="float" office:value="932943498" calcext:value-type="float">
            <text:p>932943498</text:p>
          </table:table-cell>
          <table:table-cell office:value-type="float" office:value="34450959" calcext:value-type="float">
            <text:p>34450959</text:p>
          </table:table-cell>
          <table:table-cell office:value-type="float" office:value="34695963" calcext:value-type="float">
            <text:p>34695963</text:p>
          </table:table-cell>
          <table:table-cell office:value-type="float" office:value="1246658950" calcext:value-type="float">
            <text:p>1246658950</text:p>
          </table:table-cell>
          <table:table-cell office:value-type="float" office:value="1262230204" calcext:value-type="float">
            <text:p>1262230204</text:p>
          </table:table-cell>
          <table:table-cell office:value-type="float" office:value="1025450932" calcext:value-type="float">
            <text:p>1025450932</text:p>
          </table:table-cell>
          <table:table-cell office:value-type="float" office:value="1071119379" calcext:value-type="float">
            <text:p>1071119379</text:p>
          </table:table-cell>
          <table:table-cell office:value-type="float" office:value="31296438" calcext:value-type="float">
            <text:p>31296438</text:p>
          </table:table-cell>
          <table:table-cell office:value-type="float" office:value="31658007" calcext:value-type="float">
            <text:p>31658007</text:p>
          </table:table-cell>
          <table:table-cell office:value-type="float" office:value="438812365" calcext:value-type="float">
            <text:p>438812365</text:p>
          </table:table-cell>
          <table:table-cell office:value-type="float" office:value="483152850" calcext:value-type="float">
            <text:p>483152850</text:p>
          </table:table-cell>
          <table:table-cell office:value-type="float" office:value="452588908" calcext:value-type="float">
            <text:p>452588908</text:p>
          </table:table-cell>
          <table:table-cell office:value-type="float" office:value="509162443" calcext:value-type="float">
            <text:p>509162443</text:p>
          </table:table-cell>
          <table:table-cell office:value-type="float" office:value="6429449" calcext:value-type="float">
            <text:p>6429449</text:p>
          </table:table-cell>
          <table:table-cell office:value-type="float" office:value="6649659" calcext:value-type="float">
            <text:p>6649659</text:p>
          </table:table-cell>
        </table:table-row>
        <table:table-row table:style-name="ro1">
          <table:table-cell office:value-type="float" office:value="247528474" calcext:value-type="float">
            <text:p>247528474</text:p>
          </table:table-cell>
          <table:table-cell office:value-type="float" office:value="259214248" calcext:value-type="float">
            <text:p>259214248</text:p>
          </table:table-cell>
          <table:table-cell office:value-type="float" office:value="282214310" calcext:value-type="float">
            <text:p>282214310</text:p>
          </table:table-cell>
          <table:table-cell office:value-type="float" office:value="332406935" calcext:value-type="float">
            <text:p>332406935</text:p>
          </table:table-cell>
          <table:table-cell office:value-type="float" office:value="1112712" calcext:value-type="float">
            <text:p>1112712</text:p>
          </table:table-cell>
          <table:table-cell office:value-type="float" office:value="1221804" calcext:value-type="float">
            <text:p>1221804</text:p>
          </table:table-cell>
          <table:table-cell office:value-type="float" office:value="226706832" calcext:value-type="float">
            <text:p>226706832</text:p>
          </table:table-cell>
          <table:table-cell office:value-type="float" office:value="238386110" calcext:value-type="float">
            <text:p>238386110</text:p>
          </table:table-cell>
          <table:table-cell office:value-type="float" office:value="265256497" calcext:value-type="float">
            <text:p>265256497</text:p>
          </table:table-cell>
          <table:table-cell office:value-type="float" office:value="316248107" calcext:value-type="float">
            <text:p>316248107</text:p>
          </table:table-cell>
          <table:table-cell office:value-type="float" office:value="463536" calcext:value-type="float">
            <text:p>463536</text:p>
          </table:table-cell>
          <table:table-cell office:value-type="float" office:value="556635" calcext:value-type="float">
            <text:p>556635</text:p>
          </table:table-cell>
          <table:table-cell office:value-type="float" office:value="966956972" calcext:value-type="float">
            <text:p>966956972</text:p>
          </table:table-cell>
          <table:table-cell office:value-type="float" office:value="991842818" calcext:value-type="float">
            <text:p>991842818</text:p>
          </table:table-cell>
          <table:table-cell office:value-type="float" office:value="908616941" calcext:value-type="float">
            <text:p>908616941</text:p>
          </table:table-cell>
          <table:table-cell office:value-type="float" office:value="981268917" calcext:value-type="float">
            <text:p>981268917</text:p>
          </table:table-cell>
          <table:table-cell office:value-type="float" office:value="30515752" calcext:value-type="float">
            <text:p>30515752</text:p>
          </table:table-cell>
          <table:table-cell office:value-type="float" office:value="30778844" calcext:value-type="float">
            <text:p>30778844</text:p>
          </table:table-cell>
          <table:table-cell office:value-type="float" office:value="1226092788" calcext:value-type="float">
            <text:p>1226092788</text:p>
          </table:table-cell>
          <table:table-cell office:value-type="float" office:value="1249768634" calcext:value-type="float">
            <text:p>1249768634</text:p>
          </table:table-cell>
          <table:table-cell office:value-type="float" office:value="1059381224" calcext:value-type="float">
            <text:p>1059381224</text:p>
          </table:table-cell>
          <table:table-cell office:value-type="float" office:value="1101279220" calcext:value-type="float">
            <text:p>1101279220</text:p>
          </table:table-cell>
          <table:table-cell office:value-type="float" office:value="31322070" calcext:value-type="float">
            <text:p>31322070</text:p>
          </table:table-cell>
          <table:table-cell office:value-type="float" office:value="31707524" calcext:value-type="float">
            <text:p>31707524</text:p>
          </table:table-cell>
          <table:table-cell office:value-type="float" office:value="461175405" calcext:value-type="float">
            <text:p>461175405</text:p>
          </table:table-cell>
          <table:table-cell office:value-type="float" office:value="724306701" calcext:value-type="float">
            <text:p>724306701</text:p>
          </table:table-cell>
          <table:table-cell office:value-type="float" office:value="432684352" calcext:value-type="float">
            <text:p>432684352</text:p>
          </table:table-cell>
          <table:table-cell office:value-type="float" office:value="610309454" calcext:value-type="float">
            <text:p>610309454</text:p>
          </table:table-cell>
          <table:table-cell office:value-type="float" office:value="6437620" calcext:value-type="float">
            <text:p>6437620</text:p>
          </table:table-cell>
          <table:table-cell office:value-type="float" office:value="19873407" calcext:value-type="float">
            <text:p>19873407</text:p>
          </table:table-cell>
        </table:table-row>
        <table:table-row table:style-name="ro1">
          <table:table-cell table:formula="of:=ROUND(AVERAGE( [.A3:.A302])/1000000;2)" office:value-type="float" office:value="248.61" calcext:value-type="float">
            <text:p>248.61</text:p>
          </table:table-cell>
          <table:table-cell table:formula="of:=ROUND(AVERAGE( [.B3:.B302])/1000000;2)" office:value-type="float" office:value="260.53" calcext:value-type="float">
            <text:p>260.53</text:p>
          </table:table-cell>
          <table:table-cell table:formula="of:=ROUND(AVERAGE( [.C3:.C302])/1000000;2)" office:value-type="float" office:value="283.99" calcext:value-type="float">
            <text:p>283.99</text:p>
          </table:table-cell>
          <table:table-cell table:formula="of:=ROUND(AVERAGE( [.D3:.D302])/1000000;2)" office:value-type="float" office:value="334.99" calcext:value-type="float">
            <text:p>334.99</text:p>
          </table:table-cell>
          <table:table-cell table:formula="of:=ROUND(AVERAGE( [.E3:.E302])/1000000;2)" office:value-type="float" office:value="1.24" calcext:value-type="float">
            <text:p>1.24</text:p>
          </table:table-cell>
          <table:table-cell table:formula="of:=ROUND(AVERAGE( [.F3:.F302])/1000000;2)" office:value-type="float" office:value="1.39" calcext:value-type="float">
            <text:p>1.39</text:p>
          </table:table-cell>
          <table:table-cell table:formula="of:=ROUND(AVERAGE( [.G3:.G302])/1000000;2)" office:value-type="float" office:value="227.18" calcext:value-type="float">
            <text:p>227.18</text:p>
          </table:table-cell>
          <table:table-cell table:formula="of:=ROUND(AVERAGE( [.H3:.H302])/1000000;2)" office:value-type="float" office:value="239.16" calcext:value-type="float">
            <text:p>239.16</text:p>
          </table:table-cell>
          <table:table-cell table:formula="of:=ROUND(AVERAGE( [.I3:.I302])/1000000;2)" office:value-type="float" office:value="265.55" calcext:value-type="float">
            <text:p>265.55</text:p>
          </table:table-cell>
          <table:table-cell table:formula="of:=ROUND(AVERAGE( [.J3:.J302])/1000000;2)" office:value-type="float" office:value="316.85" calcext:value-type="float">
            <text:p>316.85</text:p>
          </table:table-cell>
          <table:table-cell table:formula="of:=ROUND(AVERAGE( [.K3:.K302])/1000000;2)" office:value-type="float" office:value="0.47" calcext:value-type="float">
            <text:p>0.47</text:p>
          </table:table-cell>
          <table:table-cell table:formula="of:=ROUND(AVERAGE( [.L3:.L302])/1000000;2)" office:value-type="float" office:value="0.57" calcext:value-type="float">
            <text:p>0.57</text:p>
          </table:table-cell>
          <table:table-cell table:formula="of:=ROUND(AVERAGE( [.M3:.M302])/1000000;2)" office:value-type="float" office:value="1088.17" calcext:value-type="float">
            <text:p>1088.17</text:p>
          </table:table-cell>
          <table:table-cell table:formula="of:=ROUND(AVERAGE( [.N3:.N302])/1000000;2)" office:value-type="float" office:value="1109.04" calcext:value-type="float">
            <text:p>1109.04</text:p>
          </table:table-cell>
          <table:table-cell table:formula="of:=ROUND(AVERAGE( [.O3:.O302])/1000000;2)" office:value-type="float" office:value="912.41" calcext:value-type="float">
            <text:p>912.41</text:p>
          </table:table-cell>
          <table:table-cell table:formula="of:=ROUND(AVERAGE( [.P3:.P302])/1000000;2)" office:value-type="float" office:value="975.91" calcext:value-type="float">
            <text:p>975.91</text:p>
          </table:table-cell>
          <table:table-cell table:formula="of:=ROUND(AVERAGE( [.Q3:.Q302])/1000000;2)" office:value-type="float" office:value="32.23" calcext:value-type="float">
            <text:p>32.23</text:p>
          </table:table-cell>
          <table:table-cell table:formula="of:=ROUND(AVERAGE( [.R3:.R302])/1000000;2)" office:value-type="float" office:value="32.49" calcext:value-type="float">
            <text:p>32.49</text:p>
          </table:table-cell>
          <table:table-cell table:formula="of:=ROUND(AVERAGE( [.S3:.S302])/1000000;2)" office:value-type="float" office:value="1175.62" calcext:value-type="float">
            <text:p>1175.62</text:p>
          </table:table-cell>
          <table:table-cell table:formula="of:=ROUND(AVERAGE( [.T3:.T302])/1000000;2)" office:value-type="float" office:value="1196.51" calcext:value-type="float">
            <text:p>1196.51</text:p>
          </table:table-cell>
          <table:table-cell table:formula="of:=ROUND(AVERAGE( [.U3:.U302])/1000000;2)" office:value-type="float" office:value="1029.47" calcext:value-type="float">
            <text:p>1029.47</text:p>
          </table:table-cell>
          <table:table-cell table:formula="of:=ROUND(AVERAGE( [.V3:.V302])/1000000;2)" office:value-type="float" office:value="1090.14" calcext:value-type="float">
            <text:p>1090.14</text:p>
          </table:table-cell>
          <table:table-cell table:formula="of:=ROUND(AVERAGE( [.W3:.W302])/1000000;2)" office:value-type="float" office:value="32.81" calcext:value-type="float">
            <text:p>32.81</text:p>
          </table:table-cell>
          <table:table-cell table:formula="of:=ROUND(AVERAGE( [.X3:.X302])/1000000;2)" office:value-type="float" office:value="33.2" calcext:value-type="float">
            <text:p>33.2</text:p>
          </table:table-cell>
          <table:table-cell table:formula="of:=ROUND(AVERAGE( [.Y3:.Y302])/1000000;2)" office:value-type="float" office:value="456.94" calcext:value-type="float">
            <text:p>456.94</text:p>
          </table:table-cell>
          <table:table-cell table:formula="of:=ROUND(AVERAGE( [.Z3:.Z302])/1000000;2)" office:value-type="float" office:value="576" calcext:value-type="float">
            <text:p>576</text:p>
          </table:table-cell>
          <table:table-cell table:formula="of:=ROUND(AVERAGE( [.AA3:.AA302])/1000000;2)" office:value-type="float" office:value="441.22" calcext:value-type="float">
            <text:p>441.22</text:p>
          </table:table-cell>
          <table:table-cell table:formula="of:=ROUND(AVERAGE( [.AB3:.AB302])/1000000;2)" office:value-type="float" office:value="539.05" calcext:value-type="float">
            <text:p>539.05</text:p>
          </table:table-cell>
          <table:table-cell table:formula="of:=ROUND(AVERAGE( [.AC3:.AC302])/1000000;2)" office:value-type="float" office:value="6.64" calcext:value-type="float">
            <text:p>6.64</text:p>
          </table:table-cell>
          <table:table-cell table:formula="of:=ROUND(AVERAGE( [.AD3:.AD302])/1000000;2)" office:value-type="float" office:value="11.37" calcext:value-type="float">
            <text:p>11.37</text:p>
          </table:table-cell>
        </table:table-row>
        <table:table-row table:style-name="ro2" table:number-rows-repeated="5">
          <table:table-cell table:number-columns-repeated="30"/>
        </table:table-row>
        <table:table-row table:style-name="ro1">
          <table:table-cell table:style-name="ce1" office:value-type="string" calcext:value-type="string" table:number-columns-spanned="4" table:number-rows-spanned="2">
            <text:p>Grammar Generation (ms)</text:p>
          </table:table-cell>
          <table:covered-table-cell table:number-columns-repeated="3"/>
          <table:table-cell table:number-columns-repeated="26"/>
        </table:table-row>
        <table:table-row table:style-name="ro1">
          <table:covered-table-cell table:number-columns-repeated="4"/>
          <table:table-cell table:number-columns-repeated="26"/>
        </table:table-row>
        <table:table-row table:style-name="ro3">
          <table:table-cell table:style-name="ce2" office:value-type="string" calcext:value-type="string">
            <text:p>Schema</text:p>
          </table:table-cell>
          <table:table-cell table:style-name="ce2" office:value-type="string" calcext:value-type="string">
            <text:p>EXIficient</text:p>
          </table:table-cell>
          <table:table-cell table:style-name="ce2" office:value-type="string" calcext:value-type="string">
            <text:p>OpenEXI</text:p>
          </table:table-cell>
          <table:table-cell table:style-name="ce2" office:value-type="string" calcext:value-type="string">
            <text:p>EXIP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netconf</text:p>
          </table:table-cell>
          <table:table-cell office:value-type="float" office:value="283.99" calcext:value-type="float">
            <text:p>283.99</text:p>
          </table:table-cell>
          <table:table-cell office:value-type="float" office:value="248.61" calcext:value-type="float">
            <text:p>248.61</text:p>
          </table:table-cell>
          <table:table-cell office:value-type="float" office:value="1.24" calcext:value-type="float">
            <text:p>1.24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SenML</text:p>
          </table:table-cell>
          <table:table-cell office:value-type="float" office:value="265.55" calcext:value-type="float">
            <text:p>265.55</text:p>
          </table:table-cell>
          <table:table-cell office:value-type="float" office:value="227.18" calcext:value-type="float">
            <text:p>227.18</text:p>
          </table:table-cell>
          <table:table-cell office:value-type="float" office:value="0.47" calcext:value-type="float">
            <text:p>0.47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sep</text:p>
          </table:table-cell>
          <table:table-cell office:value-type="float" office:value="912.41" calcext:value-type="float">
            <text:p>912.41</text:p>
          </table:table-cell>
          <table:table-cell office:value-type="float" office:value="1088.17" calcext:value-type="float">
            <text:p>1088.17</text:p>
          </table:table-cell>
          <table:table-cell office:value-type="float" office:value="32.23" calcext:value-type="float">
            <text:p>32.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OPC-UA</text:p>
          </table:table-cell>
          <table:table-cell office:value-type="float" office:value="1029.47" calcext:value-type="float">
            <text:p>1029.47</text:p>
          </table:table-cell>
          <table:table-cell office:value-type="float" office:value="1175.62" calcext:value-type="float">
            <text:p>1175.62</text:p>
          </table:table-cell>
          <table:table-cell office:value-type="float" office:value="32.81" calcext:value-type="float">
            <text:p>32.81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XMLSchema</text:p>
          </table:table-cell>
          <table:table-cell office:value-type="float" office:value="441.22" calcext:value-type="float">
            <text:p>441.22</text:p>
          </table:table-cell>
          <table:table-cell office:value-type="float" office:value="456.94" calcext:value-type="float">
            <text:p>456.94</text:p>
          </table:table-cell>
          <table:table-cell office:value-type="float" office:value="6.64" calcext:value-type="float">
            <text:p>6.64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3" table:formula="of:=AVERAGE([.B312:.B316] )" office:value-type="float" office:value="586.528" calcext:value-type="float">
            <text:p>586.528</text:p>
          </table:table-cell>
          <table:table-cell table:style-name="ce3" table:formula="of:=AVERAGE([.C312:.C316] )" office:value-type="float" office:value="639.304" calcext:value-type="float">
            <text:p>639.304</text:p>
          </table:table-cell>
          <table:table-cell table:style-name="ce3" table:formula="of:=AVERAGE([.D312:.D316] )" office:value-type="float" office:value="14.678" calcext:value-type="float">
            <text:p>14.678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 table:number-columns-spanned="4" table:number-rows-spanned="2">
            <text:p>Grammar Generation + Instance (ms)</text:p>
          </table:table-cell>
          <table:covered-table-cell table:number-columns-repeated="3" table:style-name="ce2"/>
          <table:table-cell table:number-columns-repeated="26"/>
        </table:table-row>
        <table:table-row table:style-name="ro1">
          <table:covered-table-cell table:number-columns-repeated="4" table:style-name="ce2"/>
          <table:table-cell table:number-columns-repeated="26"/>
        </table:table-row>
        <table:table-row table:style-name="ro3">
          <table:table-cell table:style-name="ce2" office:value-type="string" calcext:value-type="string">
            <text:p>Schema</text:p>
          </table:table-cell>
          <table:table-cell table:style-name="ce2" office:value-type="string" calcext:value-type="string">
            <text:p>EXIficient</text:p>
          </table:table-cell>
          <table:table-cell table:style-name="ce2" office:value-type="string" calcext:value-type="string">
            <text:p>OpenEXI</text:p>
          </table:table-cell>
          <table:table-cell table:style-name="ce2" office:value-type="string" calcext:value-type="string">
            <text:p>EXIP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netconf</text:p>
          </table:table-cell>
          <table:table-cell office:value-type="float" office:value="334.99" calcext:value-type="float">
            <text:p>334.99</text:p>
          </table:table-cell>
          <table:table-cell office:value-type="float" office:value="260.53" calcext:value-type="float">
            <text:p>260.53</text:p>
          </table:table-cell>
          <table:table-cell office:value-type="float" office:value="1.39" calcext:value-type="float">
            <text:p>1.39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SenML</text:p>
          </table:table-cell>
          <table:table-cell office:value-type="float" office:value="316.85" calcext:value-type="float">
            <text:p>316.85</text:p>
          </table:table-cell>
          <table:table-cell office:value-type="float" office:value="239.16" calcext:value-type="float">
            <text:p>239.16</text:p>
          </table:table-cell>
          <table:table-cell office:value-type="float" office:value="0.57" calcext:value-type="float">
            <text:p>0.57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sep</text:p>
          </table:table-cell>
          <table:table-cell office:value-type="float" office:value="975.91" calcext:value-type="float">
            <text:p>975.91</text:p>
          </table:table-cell>
          <table:table-cell office:value-type="float" office:value="1109.04" calcext:value-type="float">
            <text:p>1109.04</text:p>
          </table:table-cell>
          <table:table-cell office:value-type="float" office:value="32.49" calcext:value-type="float">
            <text:p>32.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OPC-UA</text:p>
          </table:table-cell>
          <table:table-cell office:value-type="float" office:value="1090.14" calcext:value-type="float">
            <text:p>1090.14</text:p>
          </table:table-cell>
          <table:table-cell office:value-type="float" office:value="1196.51" calcext:value-type="float">
            <text:p>1196.51</text:p>
          </table:table-cell>
          <table:table-cell office:value-type="float" office:value="33.2" calcext:value-type="float">
            <text:p>33.2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XMLSchema</text:p>
          </table:table-cell>
          <table:table-cell office:value-type="float" office:value="539.05" calcext:value-type="float">
            <text:p>539.05</text:p>
          </table:table-cell>
          <table:table-cell office:value-type="float" office:value="576" calcext:value-type="float">
            <text:p>576</text:p>
          </table:table-cell>
          <table:table-cell office:value-type="float" office:value="11.37" calcext:value-type="float">
            <text:p>11.37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3" table:formula="of:=AVERAGE( [.B321:.B325])" office:value-type="float" office:value="651.388" calcext:value-type="float">
            <text:p>651.388</text:p>
          </table:table-cell>
          <table:table-cell table:style-name="ce3" table:formula="of:=AVERAGE( [.C321:.C325])" office:value-type="float" office:value="676.248" calcext:value-type="float">
            <text:p>676.248</text:p>
          </table:table-cell>
          <table:table-cell table:style-name="ce3" table:formula="of:=AVERAGE( [.D321:.D325])" office:value-type="float" office:value="15.804" calcext:value-type="float">
            <text:p>15.804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4T12:23:56.518660789</dc:date>
    <dc:creator>Rumen Kyusakov</dc:creator>
    <meta:generator>LibreOffice/4.1.3.2$Linux_x86 LibreOffice_project/410m0$Build-2</meta:generator>
    <meta:editing-duration>PT2M30S</meta:editing-duration>
    <meta:editing-cycles>2</meta:editing-cycles>
    <meta:document-statistic meta:table-count="1" meta:cell-count="9118" meta:object-count="0"/>
  </office:meta>
</office:document-meta>
</file>